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67.26mm"/>
    </style:style>
    <style:style style:name="co7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42.76mm"/>
    </style:style>
    <style:style style:name="co8" style:family="table-column">
      <style:table-column-properties fo:break-before="auto" style:column-width="45.47mm"/>
    </style:style>
    <style:style style:name="co9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44.93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46.57mm"/>
    </style:style>
    <style:style style:name="co15" style:family="table-column">
      <style:table-column-properties fo:break-before="auto" style:column-width="54.19mm"/>
    </style:style>
    <style:style style:name="co16" style:family="table-column">
      <style:table-column-properties fo:break-before="auto" style:column-width="43.57mm"/>
    </style:style>
    <style:style style:name="co17" style:family="table-column">
      <style:table-column-properties fo:break-before="auto" style:column-width="56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99"/>
    <style:style style:name="ce6" style:family="table-cell" style:parent-style-name="Default" style:data-style-name="N50"/>
    <style:style style:name="ce7" style:family="table-cell" style:parent-style-name="Default" style:data-style-name="N100"/>
    <style:style style:name="ce8" style:family="table-cell" style:parent-style-name="Default" style:data-style-name="N107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ersonen" table:style-name="ta1">
        <table:table-column table:style-name="co5" table:number-columns-repeated="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nre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telefonAlternative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1"/>
        </table:table-row>
        <table:table-row table:style-name="ro1">
          <table:table-cell table:formula="of:=IF(NOT(ISERR(FIND(&quot; &quot;;TRIM([.J2]))));LEFT(TRIM([.J2]);FIND(&quot; &quot;;TRIM([.J2]))-1);&quot;&quot;)" office:value-type="string" office:string-value="3027" calcext:value-type="string">
            <text:p>3027</text:p>
          </table:table-cell>
          <table:table-cell table:formula="of:=IF(NOT(ISERR(FIND(&quot; &quot;;TRIM([.J2]))));RIGHT(TRIM([.J2]);LEN(TRIM([.J2]))-FIND(&quot; &quot;;TRIM([.J2])));&quot;&quot;)" office:value-type="string" office:string-value="Bern" calcext:value-type="string">
            <text:p>Bern</text:p>
          </table:table-cell>
          <table:table-cell table:style-name="ce4" table:formula="of:=IF(NOT(ISERR(FIND(&quot; &quot;;TRIM([.I2]))));LEFT(TRIM([.I2]);SEARCH(&quot;\s(?:.(?!\s))+$&quot;;TRIM([.I2])));[.I2])" office:value-type="string" office:string-value="Aehrenweg " calcext:value-type="string">
            <text:p>Aehrenweg </text:p>
          </table:table-cell>
          <table:table-cell table:formula="of:=IF(NOT(ISERR(FIND(&quot; &quot;;TRIM([.I2]))));RIGHT(TRIM([.I2]);LEN(TRIM([.I2]))-SEARCH(&quot;\s(?:.(?!\s))+$&quot;;TRIM([.I2])));&quot;&quot;)" office:value-type="string" office:string-value="1" calcext:value-type="string">
            <text:p>1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Grosse WG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Aehrenweg 1</text:p>
          </table:table-cell>
          <table:table-cell office:value-type="string" calcext:value-type="string">
            <text:p>3027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 office:value-type="string" calcext:value-type="string">
            <text:p><text:a xlink:href="mailto:k11@openolitor.ch" xlink:type="simple">k11@openolitor.ch</text:a></text:p>
          </table:table-cell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]))));LEFT(TRIM([.J3]);FIND(&quot; &quot;;TRIM([.J3]))-1);&quot;&quot;)" office:value-type="string" office:string-value="3014" calcext:value-type="string">
            <text:p>3014</text:p>
          </table:table-cell>
          <table:table-cell table:formula="of:=IF(NOT(ISERR(FIND(&quot; &quot;;TRIM([.J3]))));RIGHT(TRIM([.J3]);LEN(TRIM([.J3]))-FIND(&quot; &quot;;TRIM([.J3])));&quot;&quot;)" office:value-type="string" office:string-value="Bern" calcext:value-type="string">
            <text:p>Bern</text:p>
          </table:table-cell>
          <table:table-cell table:formula="of:=IF(NOT(ISERR(FIND(&quot; &quot;;TRIM([.I3]))));LEFT(TRIM([.I3]);SEARCH(&quot;\s(?:.(?!\s))+$&quot;;TRIM([.I3])));&quot;&quot;)" office:value-type="string" office:string-value="Steckweg " calcext:value-type="string">
            <text:p>Steckweg </text:p>
          </table:table-cell>
          <table:table-cell table:formula="of:=IF(NOT(ISERR(FIND(&quot; &quot;;TRIM([.I3]))));RIGHT(TRIM([.I3]);LEN(TRIM([.I3]))-SEARCH(&quot;\s(?:.(?!\s))+$&quot;;TRIM([.I3])));&quot;&quot;)" office:value-type="string" office:string-value="99" calcext:value-type="string">
            <text:p>99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uenz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teckweg 99</text:p>
          </table:table-cell>
          <table:table-cell office:value-type="string" calcext:value-type="string">
            <text:p>3014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]))));LEFT(TRIM([.J4]);FIND(&quot; &quot;;TRIM([.J4]))-1);&quot;&quot;)" office:value-type="string" office:string-value="3600" calcext:value-type="string">
            <text:p>3600</text:p>
          </table:table-cell>
          <table:table-cell table:formula="of:=IF(NOT(ISERR(FIND(&quot; &quot;;TRIM([.J4]))));RIGHT(TRIM([.J4]);LEN(TRIM([.J4]))-FIND(&quot; &quot;;TRIM([.J4])));&quot;&quot;)" office:value-type="string" office:string-value="Thun" calcext:value-type="string">
            <text:p>Thun</text:p>
          </table:table-cell>
          <table:table-cell table:formula="of:=IF(NOT(ISERR(FIND(&quot; &quot;;TRIM([.I4]))));LEFT(TRIM([.I4]);SEARCH(&quot;\s(?:.(?!\s))+$&quot;;TRIM([.I4])));&quot;&quot;)" office:value-type="string" office:string-value="Blümlisalpstrasse " calcext:value-type="string">
            <text:p>Blümlisalpstrasse </text:p>
          </table:table-cell>
          <table:table-cell table:formula="of:=IF(NOT(ISERR(FIND(&quot; &quot;;TRIM([.I4]))));RIGHT(TRIM([.I4]);LEN(TRIM([.I4]))-SEARCH(&quot;\s(?:.(?!\s))+$&quot;;TRIM([.I4])));&quot;&quot;)" office:value-type="string" office:string-value="14" calcext:value-type="string">
            <text:p>14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Blümlisalpstrasse 14</text:p>
          </table:table-cell>
          <table:table-cell office:value-type="string" calcext:value-type="string">
            <text:p>3600 Thu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office:value-type="string" calcext:value-type="string">
            <text:p>031 999 66 00</text:p>
          </table:table-cell>
          <table:table-cell table:number-columns-repeated="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]))));LEFT(TRIM([.J5]);FIND(&quot; &quot;;TRIM([.J5]))-1);&quot;&quot;)" office:value-type="string" office:string-value="3013" calcext:value-type="string">
            <text:p>3013</text:p>
          </table:table-cell>
          <table:table-cell table:formula="of:=IF(NOT(ISERR(FIND(&quot; &quot;;TRIM([.J5]))));RIGHT(TRIM([.J5]);LEN(TRIM([.J5]))-FIND(&quot; &quot;;TRIM([.J5])));&quot;&quot;)" office:value-type="string" office:string-value="Bern" calcext:value-type="string">
            <text:p>Bern</text:p>
          </table:table-cell>
          <table:table-cell table:formula="of:=IF(NOT(ISERR(FIND(&quot; &quot;;TRIM([.I5]))));LEFT(TRIM([.I5]);SEARCH(&quot;\s(?:.(?!\s))+$&quot;;TRIM([.I5])));&quot;&quot;)" office:value-type="string" office:string-value="Wyttenbachstrasse " calcext:value-type="string">
            <text:p>Wyttenbachstrasse </text:p>
          </table:table-cell>
          <table:table-cell table:formula="of:=IF(NOT(ISERR(FIND(&quot; &quot;;TRIM([.I5]))));RIGHT(TRIM([.I5]);LEN(TRIM([.I5]))-SEARCH(&quot;\s(?:.(?!\s))+$&quot;;TRIM([.I5])));&quot;&quot;)" office:value-type="string" office:string-value="55" calcext:value-type="string">
            <text:p>55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Steffen</text:p>
          </table:table-cell>
          <table:table-cell office:value-type="string" calcext:value-type="string">
            <text:p>Romeno</text:p>
          </table:table-cell>
          <table:table-cell office:value-type="string" calcext:value-type="string">
            <text:p>Wyttenbachstrasse 55</text:p>
          </table:table-cell>
          <table:table-cell office:value-type="string" calcext:value-type="string">
            <text:p>3013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]))));LEFT(TRIM([.J6]);FIND(&quot; &quot;;TRIM([.J6]))-1);&quot;&quot;)" office:value-type="string" office:string-value="3012" calcext:value-type="string">
            <text:p>3012</text:p>
          </table:table-cell>
          <table:table-cell table:formula="of:=IF(NOT(ISERR(FIND(&quot; &quot;;TRIM([.J6]))));RIGHT(TRIM([.J6]);LEN(TRIM([.J6]))-FIND(&quot; &quot;;TRIM([.J6])));&quot;&quot;)" office:value-type="string" office:string-value="Bern" calcext:value-type="string">
            <text:p>Bern</text:p>
          </table:table-cell>
          <table:table-cell table:formula="of:=IF(NOT(ISERR(FIND(&quot; &quot;;TRIM([.I6]))));LEFT(TRIM([.I6]);SEARCH(&quot;\s(?:.(?!\s))+$&quot;;TRIM([.I6])));&quot;&quot;)" office:value-type="string" office:string-value="Berchtoldstrasse " calcext:value-type="string">
            <text:p>Berchtoldstrasse </text:p>
          </table:table-cell>
          <table:table-cell table:formula="of:=IF(NOT(ISERR(FIND(&quot; &quot;;TRIM([.I6]))));RIGHT(TRIM([.I6]);LEN(TRIM([.I6]))-SEARCH(&quot;\s(?:.(?!\s))+$&quot;;TRIM([.I6])));&quot;&quot;)" office:value-type="string" office:string-value="7" calcext:value-type="string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erchtoldstrasse 7</text:p>
          </table:table-cell>
          <table:table-cell office:value-type="string" calcext:value-type="string">
            <text:p>3012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]))));LEFT(TRIM([.J7]);FIND(&quot; &quot;;TRIM([.J7]))-1);&quot;&quot;)" office:value-type="string" office:string-value="3013" calcext:value-type="string">
            <text:p>3013</text:p>
          </table:table-cell>
          <table:table-cell table:formula="of:=IF(NOT(ISERR(FIND(&quot; &quot;;TRIM([.J7]))));RIGHT(TRIM([.J7]);LEN(TRIM([.J7]))-FIND(&quot; &quot;;TRIM([.J7])));&quot;&quot;)" office:value-type="string" office:string-value="Bern" calcext:value-type="string">
            <text:p>Bern</text:p>
          </table:table-cell>
          <table:table-cell table:formula="of:=IF(NOT(ISERR(FIND(&quot; &quot;;TRIM([.I7]))));LEFT(TRIM([.I7]);SEARCH(&quot;\s(?:.(?!\s))+$&quot;;TRIM([.I7])));&quot;&quot;)" office:value-type="string" office:string-value="Nordring " calcext:value-type="string">
            <text:p>Nordring </text:p>
          </table:table-cell>
          <table:table-cell table:formula="of:=IF(NOT(ISERR(FIND(&quot; &quot;;TRIM([.I7]))));RIGHT(TRIM([.I7]);LEN(TRIM([.I7]))-SEARCH(&quot;\s(?:.(?!\s))+$&quot;;TRIM([.I7])));&quot;&quot;)" office:value-type="string" office:string-value="1" calcext:value-type="string">
            <text:p>1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öss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Nordring 1</text:p>
          </table:table-cell>
          <table:table-cell office:value-type="string" calcext:value-type="string">
            <text:p>3013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8]))));LEFT(TRIM([.J8]);FIND(&quot; &quot;;TRIM([.J8]))-1);&quot;&quot;)" office:value-type="string" office:string-value="3004" calcext:value-type="string">
            <text:p>3004</text:p>
          </table:table-cell>
          <table:table-cell table:formula="of:=IF(NOT(ISERR(FIND(&quot; &quot;;TRIM([.J8]))));RIGHT(TRIM([.J8]);LEN(TRIM([.J8]))-FIND(&quot; &quot;;TRIM([.J8])));&quot;&quot;)" office:value-type="string" office:string-value="Bern" calcext:value-type="string">
            <text:p>Bern</text:p>
          </table:table-cell>
          <table:table-cell table:formula="of:=IF(NOT(ISERR(FIND(&quot; &quot;;TRIM([.I8]))));LEFT(TRIM([.I8]);SEARCH(&quot;\s(?:.(?!\s))+$&quot;;TRIM([.I8])));&quot;&quot;)" office:value-type="string" office:string-value="Rossfeldstrasse " calcext:value-type="string">
            <text:p>Rossfeldstrasse </text:p>
          </table:table-cell>
          <table:table-cell table:formula="of:=IF(NOT(ISERR(FIND(&quot; &quot;;TRIM([.I8]))));RIGHT(TRIM([.I8]);LEN(TRIM([.I8]))-SEARCH(&quot;\s(?:.(?!\s))+$&quot;;TRIM([.I8])));&quot;&quot;)" office:value-type="string" office:string-value="10" calcext:value-type="string">
            <text:p>10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Rossfeldstrasse 10</text:p>
          </table:table-cell>
          <table:table-cell office:value-type="string" calcext:value-type="string">
            <text:p>3004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9]))));LEFT(TRIM([.J9]);FIND(&quot; &quot;;TRIM([.J9]))-1);&quot;&quot;)" office:value-type="string" office:string-value="3008" calcext:value-type="string">
            <text:p>3008</text:p>
          </table:table-cell>
          <table:table-cell table:formula="of:=IF(NOT(ISERR(FIND(&quot; &quot;;TRIM([.J9]))));RIGHT(TRIM([.J9]);LEN(TRIM([.J9]))-FIND(&quot; &quot;;TRIM([.J9])));&quot;&quot;)" office:value-type="string" office:string-value="Bern" calcext:value-type="string">
            <text:p>Bern</text:p>
          </table:table-cell>
          <table:table-cell table:formula="of:=IF(NOT(ISERR(FIND(&quot; &quot;;TRIM([.I9]))));LEFT(TRIM([.I9]);SEARCH(&quot;\s(?:.(?!\s))+$&quot;;TRIM([.I9])));&quot;&quot;)" office:value-type="string" office:string-value="Laupenstrasse " calcext:value-type="string">
            <text:p>Laupenstrasse </text:p>
          </table:table-cell>
          <table:table-cell table:formula="of:=IF(NOT(ISERR(FIND(&quot; &quot;;TRIM([.I9]))));RIGHT(TRIM([.I9]);LEN(TRIM([.I9]))-SEARCH(&quot;\s(?:.(?!\s))+$&quot;;TRIM([.I9])));&quot;&quot;)" office:value-type="string" office:string-value="12" calcext:value-type="string">
            <text:p>12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Laupenstrasse 12</text:p>
          </table:table-cell>
          <table:table-cell office:value-type="string" calcext:value-type="string">
            <text:p>3008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0]))));LEFT(TRIM([.J10]);FIND(&quot; &quot;;TRIM([.J10]))-1);&quot;&quot;)" office:value-type="string" office:string-value="3014" calcext:value-type="string">
            <text:p>3014</text:p>
          </table:table-cell>
          <table:table-cell table:formula="of:=IF(NOT(ISERR(FIND(&quot; &quot;;TRIM([.J10]))));RIGHT(TRIM([.J10]);LEN(TRIM([.J10]))-FIND(&quot; &quot;;TRIM([.J10])));&quot;&quot;)" office:value-type="string" office:string-value="Bern" calcext:value-type="string">
            <text:p>Bern</text:p>
          </table:table-cell>
          <table:table-cell table:formula="of:=IF(NOT(ISERR(FIND(&quot; &quot;;TRIM([.I10]))));LEFT(TRIM([.I10]);SEARCH(&quot;\s(?:.(?!\s))+$&quot;;TRIM([.I10])));&quot;&quot;)" office:value-type="string" office:string-value="Lorrainestrasse " calcext:value-type="string">
            <text:p>Lorrainestrasse </text:p>
          </table:table-cell>
          <table:table-cell table:formula="of:=IF(NOT(ISERR(FIND(&quot; &quot;;TRIM([.I10]))));RIGHT(TRIM([.I10]);LEN(TRIM([.I10]))-SEARCH(&quot;\s(?:.(?!\s))+$&quot;;TRIM([.I10])));&quot;&quot;)" office:value-type="string" office:string-value="467" calcext:value-type="string">
            <text:p>467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Lorrainestrasse 467</text:p>
          </table:table-cell>
          <table:table-cell office:value-type="string" calcext:value-type="string">
            <text:p>3014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1]))));LEFT(TRIM([.J11]);FIND(&quot; &quot;;TRIM([.J11]))-1);&quot;&quot;)" office:value-type="string" office:string-value="3018" calcext:value-type="string">
            <text:p>3018</text:p>
          </table:table-cell>
          <table:table-cell table:formula="of:=IF(NOT(ISERR(FIND(&quot; &quot;;TRIM([.J11]))));RIGHT(TRIM([.J11]);LEN(TRIM([.J11]))-FIND(&quot; &quot;;TRIM([.J11])));&quot;&quot;)" office:value-type="string" office:string-value="Bern Bümpliz" calcext:value-type="string">
            <text:p>Bern Bümpliz</text:p>
          </table:table-cell>
          <table:table-cell table:formula="of:=IF(NOT(ISERR(FIND(&quot; &quot;;TRIM([.I11]))));LEFT(TRIM([.I11]);SEARCH(&quot;\s(?:.(?!\s))+$&quot;;TRIM([.I11])));&quot;&quot;)" office:value-type="string" office:string-value="Werkgasse " calcext:value-type="string">
            <text:p>Werkgasse </text:p>
          </table:table-cell>
          <table:table-cell table:formula="of:=IF(NOT(ISERR(FIND(&quot; &quot;;TRIM([.I11]))));RIGHT(TRIM([.I11]);LEN(TRIM([.I11]))-SEARCH(&quot;\s(?:.(?!\s))+$&quot;;TRIM([.I11])));&quot;&quot;)" office:value-type="string" office:string-value="1" calcext:value-type="string">
            <text:p>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Ueli</text:p>
          </table:table-cell>
          <table:table-cell office:value-type="string" calcext:value-type="string">
            <text:p>Werkgasse 1 </text:p>
          </table:table-cell>
          <table:table-cell office:value-type="string" calcext:value-type="string">
            <text:p>3018 Bern Bümpliz 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2]))));LEFT(TRIM([.J12]);FIND(&quot; &quot;;TRIM([.J12]))-1);&quot;&quot;)">
            <text:p/>
          </table:table-cell>
          <table:table-cell table:formula="of:=IF(NOT(ISERR(FIND(&quot; &quot;;TRIM([.J12]))));RIGHT(TRIM([.J12]);LEN(TRIM([.J12]))-FIND(&quot; &quot;;TRIM([.J12])));&quot;&quot;)">
            <text:p/>
          </table:table-cell>
          <table:table-cell table:formula="of:=IF(NOT(ISERR(FIND(&quot; &quot;;TRIM([.I12]))));LEFT(TRIM([.I12]);SEARCH(&quot;\s(?:.(?!\s))+$&quot;;TRIM([.I12])));&quot;&quot;)">
            <text:p/>
          </table:table-cell>
          <table:table-cell table:formula="of:=IF(NOT(ISERR(FIND(&quot; &quot;;TRIM([.I12]))));RIGHT(TRIM([.I12]);LEN(TRIM([.I12]))-SEARCH(&quot;\s(?:.(?!\s))+$&quot;;TRIM([.I1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3]))));LEFT(TRIM([.J13]);FIND(&quot; &quot;;TRIM([.J13]))-1);&quot;&quot;)">
            <text:p/>
          </table:table-cell>
          <table:table-cell table:formula="of:=IF(NOT(ISERR(FIND(&quot; &quot;;TRIM([.J13]))));RIGHT(TRIM([.J13]);LEN(TRIM([.J13]))-FIND(&quot; &quot;;TRIM([.J13])));&quot;&quot;)">
            <text:p/>
          </table:table-cell>
          <table:table-cell table:formula="of:=IF(NOT(ISERR(FIND(&quot; &quot;;TRIM([.I13]))));LEFT(TRIM([.I13]);SEARCH(&quot;\s(?:.(?!\s))+$&quot;;TRIM([.I13])));&quot;&quot;)">
            <text:p/>
          </table:table-cell>
          <table:table-cell table:formula="of:=IF(NOT(ISERR(FIND(&quot; &quot;;TRIM([.I13]))));RIGHT(TRIM([.I13]);LEN(TRIM([.I13]))-SEARCH(&quot;\s(?:.(?!\s))+$&quot;;TRIM([.I1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4]))));LEFT(TRIM([.J14]);FIND(&quot; &quot;;TRIM([.J14]))-1);&quot;&quot;)">
            <text:p/>
          </table:table-cell>
          <table:table-cell table:formula="of:=IF(NOT(ISERR(FIND(&quot; &quot;;TRIM([.J14]))));RIGHT(TRIM([.J14]);LEN(TRIM([.J14]))-FIND(&quot; &quot;;TRIM([.J14])));&quot;&quot;)">
            <text:p/>
          </table:table-cell>
          <table:table-cell table:formula="of:=IF(NOT(ISERR(FIND(&quot; &quot;;TRIM([.I14]))));LEFT(TRIM([.I14]);SEARCH(&quot;\s(?:.(?!\s))+$&quot;;TRIM([.I14])));&quot;&quot;)">
            <text:p/>
          </table:table-cell>
          <table:table-cell table:formula="of:=IF(NOT(ISERR(FIND(&quot; &quot;;TRIM([.I14]))));RIGHT(TRIM([.I14]);LEN(TRIM([.I14]))-SEARCH(&quot;\s(?:.(?!\s))+$&quot;;TRIM([.I1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5]))));LEFT(TRIM([.J15]);FIND(&quot; &quot;;TRIM([.J15]))-1);&quot;&quot;)">
            <text:p/>
          </table:table-cell>
          <table:table-cell table:formula="of:=IF(NOT(ISERR(FIND(&quot; &quot;;TRIM([.J15]))));RIGHT(TRIM([.J15]);LEN(TRIM([.J15]))-FIND(&quot; &quot;;TRIM([.J15])));&quot;&quot;)">
            <text:p/>
          </table:table-cell>
          <table:table-cell table:formula="of:=IF(NOT(ISERR(FIND(&quot; &quot;;TRIM([.I15]))));LEFT(TRIM([.I15]);SEARCH(&quot;\s(?:.(?!\s))+$&quot;;TRIM([.I15])));&quot;&quot;)">
            <text:p/>
          </table:table-cell>
          <table:table-cell table:formula="of:=IF(NOT(ISERR(FIND(&quot; &quot;;TRIM([.I15]))));RIGHT(TRIM([.I15]);LEN(TRIM([.I15]))-SEARCH(&quot;\s(?:.(?!\s))+$&quot;;TRIM([.I1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6]))));LEFT(TRIM([.J16]);FIND(&quot; &quot;;TRIM([.J16]))-1);&quot;&quot;)">
            <text:p/>
          </table:table-cell>
          <table:table-cell table:formula="of:=IF(NOT(ISERR(FIND(&quot; &quot;;TRIM([.J16]))));RIGHT(TRIM([.J16]);LEN(TRIM([.J16]))-FIND(&quot; &quot;;TRIM([.J16])));&quot;&quot;)">
            <text:p/>
          </table:table-cell>
          <table:table-cell table:formula="of:=IF(NOT(ISERR(FIND(&quot; &quot;;TRIM([.I16]))));LEFT(TRIM([.I16]);SEARCH(&quot;\s(?:.(?!\s))+$&quot;;TRIM([.I16])));&quot;&quot;)">
            <text:p/>
          </table:table-cell>
          <table:table-cell table:formula="of:=IF(NOT(ISERR(FIND(&quot; &quot;;TRIM([.I16]))));RIGHT(TRIM([.I16]);LEN(TRIM([.I16]))-SEARCH(&quot;\s(?:.(?!\s))+$&quot;;TRIM([.I1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7]))));LEFT(TRIM([.J17]);FIND(&quot; &quot;;TRIM([.J17]))-1);&quot;&quot;)">
            <text:p/>
          </table:table-cell>
          <table:table-cell table:formula="of:=IF(NOT(ISERR(FIND(&quot; &quot;;TRIM([.J17]))));RIGHT(TRIM([.J17]);LEN(TRIM([.J17]))-FIND(&quot; &quot;;TRIM([.J17])));&quot;&quot;)">
            <text:p/>
          </table:table-cell>
          <table:table-cell table:formula="of:=IF(NOT(ISERR(FIND(&quot; &quot;;TRIM([.I17]))));LEFT(TRIM([.I17]);SEARCH(&quot;\s(?:.(?!\s))+$&quot;;TRIM([.I17])));&quot;&quot;)">
            <text:p/>
          </table:table-cell>
          <table:table-cell table:formula="of:=IF(NOT(ISERR(FIND(&quot; &quot;;TRIM([.I17]))));RIGHT(TRIM([.I17]);LEN(TRIM([.I17]))-SEARCH(&quot;\s(?:.(?!\s))+$&quot;;TRIM([.I1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8]))));LEFT(TRIM([.J18]);FIND(&quot; &quot;;TRIM([.J18]))-1);&quot;&quot;)">
            <text:p/>
          </table:table-cell>
          <table:table-cell table:formula="of:=IF(NOT(ISERR(FIND(&quot; &quot;;TRIM([.J18]))));RIGHT(TRIM([.J18]);LEN(TRIM([.J18]))-FIND(&quot; &quot;;TRIM([.J18])));&quot;&quot;)">
            <text:p/>
          </table:table-cell>
          <table:table-cell table:formula="of:=IF(NOT(ISERR(FIND(&quot; &quot;;TRIM([.I18]))));LEFT(TRIM([.I18]);SEARCH(&quot;\s(?:.(?!\s))+$&quot;;TRIM([.I18])));&quot;&quot;)">
            <text:p/>
          </table:table-cell>
          <table:table-cell table:formula="of:=IF(NOT(ISERR(FIND(&quot; &quot;;TRIM([.I18]))));RIGHT(TRIM([.I18]);LEN(TRIM([.I18]))-SEARCH(&quot;\s(?:.(?!\s))+$&quot;;TRIM([.I18])));&quot;&quot;)">
            <text:p/>
          </table:table-cell>
          <table:table-cell table:number-columns-repeated="20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9]))));LEFT(TRIM([.J19]);FIND(&quot; &quot;;TRIM([.J19]))-1);&quot;&quot;)">
            <text:p/>
          </table:table-cell>
          <table:table-cell table:formula="of:=IF(NOT(ISERR(FIND(&quot; &quot;;TRIM([.J19]))));RIGHT(TRIM([.J19]);LEN(TRIM([.J19]))-FIND(&quot; &quot;;TRIM([.J19])));&quot;&quot;)">
            <text:p/>
          </table:table-cell>
          <table:table-cell table:formula="of:=IF(NOT(ISERR(FIND(&quot; &quot;;TRIM([.I19]))));LEFT(TRIM([.I19]);SEARCH(&quot;\s(?:.(?!\s))+$&quot;;TRIM([.I19])));&quot;&quot;)">
            <text:p/>
          </table:table-cell>
          <table:table-cell table:formula="of:=IF(NOT(ISERR(FIND(&quot; &quot;;TRIM([.I19]))));RIGHT(TRIM([.I19]);LEN(TRIM([.I19]))-SEARCH(&quot;\s(?:.(?!\s))+$&quot;;TRIM([.I1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0]))));LEFT(TRIM([.J20]);FIND(&quot; &quot;;TRIM([.J20]))-1);&quot;&quot;)">
            <text:p/>
          </table:table-cell>
          <table:table-cell table:formula="of:=IF(NOT(ISERR(FIND(&quot; &quot;;TRIM([.J20]))));RIGHT(TRIM([.J20]);LEN(TRIM([.J20]))-FIND(&quot; &quot;;TRIM([.J20])));&quot;&quot;)">
            <text:p/>
          </table:table-cell>
          <table:table-cell table:formula="of:=IF(NOT(ISERR(FIND(&quot; &quot;;TRIM([.I20]))));LEFT(TRIM([.I20]);SEARCH(&quot;\s(?:.(?!\s))+$&quot;;TRIM([.I20])));&quot;&quot;)">
            <text:p/>
          </table:table-cell>
          <table:table-cell table:formula="of:=IF(NOT(ISERR(FIND(&quot; &quot;;TRIM([.I20]))));RIGHT(TRIM([.I20]);LEN(TRIM([.I20]))-SEARCH(&quot;\s(?:.(?!\s))+$&quot;;TRIM([.I2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1]))));LEFT(TRIM([.J21]);FIND(&quot; &quot;;TRIM([.J21]))-1);&quot;&quot;)">
            <text:p/>
          </table:table-cell>
          <table:table-cell table:formula="of:=IF(NOT(ISERR(FIND(&quot; &quot;;TRIM([.J21]))));RIGHT(TRIM([.J21]);LEN(TRIM([.J21]))-FIND(&quot; &quot;;TRIM([.J21])));&quot;&quot;)">
            <text:p/>
          </table:table-cell>
          <table:table-cell table:formula="of:=IF(NOT(ISERR(FIND(&quot; &quot;;TRIM([.I21]))));LEFT(TRIM([.I21]);SEARCH(&quot;\s(?:.(?!\s))+$&quot;;TRIM([.I21])));&quot;&quot;)">
            <text:p/>
          </table:table-cell>
          <table:table-cell table:formula="of:=IF(NOT(ISERR(FIND(&quot; &quot;;TRIM([.I21]))));RIGHT(TRIM([.I21]);LEN(TRIM([.I21]))-SEARCH(&quot;\s(?:.(?!\s))+$&quot;;TRIM([.I21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2]))));LEFT(TRIM([.J22]);FIND(&quot; &quot;;TRIM([.J22]))-1);&quot;&quot;)">
            <text:p/>
          </table:table-cell>
          <table:table-cell table:formula="of:=IF(NOT(ISERR(FIND(&quot; &quot;;TRIM([.J22]))));RIGHT(TRIM([.J22]);LEN(TRIM([.J22]))-FIND(&quot; &quot;;TRIM([.J22])));&quot;&quot;)">
            <text:p/>
          </table:table-cell>
          <table:table-cell table:formula="of:=IF(NOT(ISERR(FIND(&quot; &quot;;TRIM([.I22]))));LEFT(TRIM([.I22]);SEARCH(&quot;\s(?:.(?!\s))+$&quot;;TRIM([.I22])));&quot;&quot;)">
            <text:p/>
          </table:table-cell>
          <table:table-cell table:formula="of:=IF(NOT(ISERR(FIND(&quot; &quot;;TRIM([.I22]))));RIGHT(TRIM([.I22]);LEN(TRIM([.I22]))-SEARCH(&quot;\s(?:.(?!\s))+$&quot;;TRIM([.I2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3]))));LEFT(TRIM([.J23]);FIND(&quot; &quot;;TRIM([.J23]))-1);&quot;&quot;)">
            <text:p/>
          </table:table-cell>
          <table:table-cell table:formula="of:=IF(NOT(ISERR(FIND(&quot; &quot;;TRIM([.J23]))));RIGHT(TRIM([.J23]);LEN(TRIM([.J23]))-FIND(&quot; &quot;;TRIM([.J23])));&quot;&quot;)">
            <text:p/>
          </table:table-cell>
          <table:table-cell table:formula="of:=IF(NOT(ISERR(FIND(&quot; &quot;;TRIM([.I23]))));LEFT(TRIM([.I23]);SEARCH(&quot;\s(?:.(?!\s))+$&quot;;TRIM([.I23])));&quot;&quot;)">
            <text:p/>
          </table:table-cell>
          <table:table-cell table:formula="of:=IF(NOT(ISERR(FIND(&quot; &quot;;TRIM([.I23]))));RIGHT(TRIM([.I23]);LEN(TRIM([.I23]))-SEARCH(&quot;\s(?:.(?!\s))+$&quot;;TRIM([.I2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4]))));LEFT(TRIM([.J24]);FIND(&quot; &quot;;TRIM([.J24]))-1);&quot;&quot;)">
            <text:p/>
          </table:table-cell>
          <table:table-cell table:formula="of:=IF(NOT(ISERR(FIND(&quot; &quot;;TRIM([.J24]))));RIGHT(TRIM([.J24]);LEN(TRIM([.J24]))-FIND(&quot; &quot;;TRIM([.J24])));&quot;&quot;)">
            <text:p/>
          </table:table-cell>
          <table:table-cell table:formula="of:=IF(NOT(ISERR(FIND(&quot; &quot;;TRIM([.I24]))));LEFT(TRIM([.I24]);SEARCH(&quot;\s(?:.(?!\s))+$&quot;;TRIM([.I24])));&quot;&quot;)">
            <text:p/>
          </table:table-cell>
          <table:table-cell table:formula="of:=IF(NOT(ISERR(FIND(&quot; &quot;;TRIM([.I24]))));RIGHT(TRIM([.I24]);LEN(TRIM([.I24]))-SEARCH(&quot;\s(?:.(?!\s))+$&quot;;TRIM([.I2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5]))));LEFT(TRIM([.J25]);FIND(&quot; &quot;;TRIM([.J25]))-1);&quot;&quot;)">
            <text:p/>
          </table:table-cell>
          <table:table-cell table:formula="of:=IF(NOT(ISERR(FIND(&quot; &quot;;TRIM([.J25]))));RIGHT(TRIM([.J25]);LEN(TRIM([.J25]))-FIND(&quot; &quot;;TRIM([.J25])));&quot;&quot;)">
            <text:p/>
          </table:table-cell>
          <table:table-cell table:formula="of:=IF(NOT(ISERR(FIND(&quot; &quot;;TRIM([.I25]))));LEFT(TRIM([.I25]);SEARCH(&quot;\s(?:.(?!\s))+$&quot;;TRIM([.I25])));&quot;&quot;)">
            <text:p/>
          </table:table-cell>
          <table:table-cell table:formula="of:=IF(NOT(ISERR(FIND(&quot; &quot;;TRIM([.I25]))));RIGHT(TRIM([.I25]);LEN(TRIM([.I25]))-SEARCH(&quot;\s(?:.(?!\s))+$&quot;;TRIM([.I2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6]))));LEFT(TRIM([.J26]);FIND(&quot; &quot;;TRIM([.J26]))-1);&quot;&quot;)">
            <text:p/>
          </table:table-cell>
          <table:table-cell table:formula="of:=IF(NOT(ISERR(FIND(&quot; &quot;;TRIM([.J26]))));RIGHT(TRIM([.J26]);LEN(TRIM([.J26]))-FIND(&quot; &quot;;TRIM([.J26])));&quot;&quot;)">
            <text:p/>
          </table:table-cell>
          <table:table-cell table:formula="of:=IF(NOT(ISERR(FIND(&quot; &quot;;TRIM([.I26]))));LEFT(TRIM([.I26]);SEARCH(&quot;\s(?:.(?!\s))+$&quot;;TRIM([.I26])));&quot;&quot;)">
            <text:p/>
          </table:table-cell>
          <table:table-cell table:formula="of:=IF(NOT(ISERR(FIND(&quot; &quot;;TRIM([.I26]))));RIGHT(TRIM([.I26]);LEN(TRIM([.I26]))-SEARCH(&quot;\s(?:.(?!\s))+$&quot;;TRIM([.I2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7]))));LEFT(TRIM([.J27]);FIND(&quot; &quot;;TRIM([.J27]))-1);&quot;&quot;)">
            <text:p/>
          </table:table-cell>
          <table:table-cell table:formula="of:=IF(NOT(ISERR(FIND(&quot; &quot;;TRIM([.J27]))));RIGHT(TRIM([.J27]);LEN(TRIM([.J27]))-FIND(&quot; &quot;;TRIM([.J27])));&quot;&quot;)">
            <text:p/>
          </table:table-cell>
          <table:table-cell table:formula="of:=IF(NOT(ISERR(FIND(&quot; &quot;;TRIM([.I27]))));LEFT(TRIM([.I27]);SEARCH(&quot;\s(?:.(?!\s))+$&quot;;TRIM([.I27])));&quot;&quot;)">
            <text:p/>
          </table:table-cell>
          <table:table-cell table:formula="of:=IF(NOT(ISERR(FIND(&quot; &quot;;TRIM([.I27]))));RIGHT(TRIM([.I27]);LEN(TRIM([.I27]))-SEARCH(&quot;\s(?:.(?!\s))+$&quot;;TRIM([.I2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8]))));LEFT(TRIM([.J28]);FIND(&quot; &quot;;TRIM([.J28]))-1);&quot;&quot;)">
            <text:p/>
          </table:table-cell>
          <table:table-cell table:formula="of:=IF(NOT(ISERR(FIND(&quot; &quot;;TRIM([.J28]))));RIGHT(TRIM([.J28]);LEN(TRIM([.J28]))-FIND(&quot; &quot;;TRIM([.J28])));&quot;&quot;)">
            <text:p/>
          </table:table-cell>
          <table:table-cell table:formula="of:=IF(NOT(ISERR(FIND(&quot; &quot;;TRIM([.I28]))));LEFT(TRIM([.I28]);SEARCH(&quot;\s(?:.(?!\s))+$&quot;;TRIM([.I28])));&quot;&quot;)">
            <text:p/>
          </table:table-cell>
          <table:table-cell table:formula="of:=IF(NOT(ISERR(FIND(&quot; &quot;;TRIM([.I28]))));RIGHT(TRIM([.I28]);LEN(TRIM([.I28]))-SEARCH(&quot;\s(?:.(?!\s))+$&quot;;TRIM([.I2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9]))));LEFT(TRIM([.J29]);FIND(&quot; &quot;;TRIM([.J29]))-1);&quot;&quot;)">
            <text:p/>
          </table:table-cell>
          <table:table-cell table:formula="of:=IF(NOT(ISERR(FIND(&quot; &quot;;TRIM([.J29]))));RIGHT(TRIM([.J29]);LEN(TRIM([.J29]))-FIND(&quot; &quot;;TRIM([.J29])));&quot;&quot;)">
            <text:p/>
          </table:table-cell>
          <table:table-cell table:formula="of:=IF(NOT(ISERR(FIND(&quot; &quot;;TRIM([.I29]))));LEFT(TRIM([.I29]);SEARCH(&quot;\s(?:.(?!\s))+$&quot;;TRIM([.I29])));&quot;&quot;)">
            <text:p/>
          </table:table-cell>
          <table:table-cell table:formula="of:=IF(NOT(ISERR(FIND(&quot; &quot;;TRIM([.I29]))));RIGHT(TRIM([.I29]);LEN(TRIM([.I29]))-SEARCH(&quot;\s(?:.(?!\s))+$&quot;;TRIM([.I2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0]))));LEFT(TRIM([.J30]);FIND(&quot; &quot;;TRIM([.J30]))-1);&quot;&quot;)">
            <text:p/>
          </table:table-cell>
          <table:table-cell table:formula="of:=IF(NOT(ISERR(FIND(&quot; &quot;;TRIM([.J30]))));RIGHT(TRIM([.J30]);LEN(TRIM([.J30]))-FIND(&quot; &quot;;TRIM([.J30])));&quot;&quot;)">
            <text:p/>
          </table:table-cell>
          <table:table-cell table:formula="of:=IF(NOT(ISERR(FIND(&quot; &quot;;TRIM([.I30]))));LEFT(TRIM([.I30]);SEARCH(&quot;\s(?:.(?!\s))+$&quot;;TRIM([.I30])));&quot;&quot;)">
            <text:p/>
          </table:table-cell>
          <table:table-cell table:formula="of:=IF(NOT(ISERR(FIND(&quot; &quot;;TRIM([.I30]))));RIGHT(TRIM([.I30]);LEN(TRIM([.I30]))-SEARCH(&quot;\s(?:.(?!\s))+$&quot;;TRIM([.I3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1]))));LEFT(TRIM([.J31]);FIND(&quot; &quot;;TRIM([.J31]))-1);&quot;&quot;)">
            <text:p/>
          </table:table-cell>
          <table:table-cell table:formula="of:=IF(NOT(ISERR(FIND(&quot; &quot;;TRIM([.J31]))));RIGHT(TRIM([.J31]);LEN(TRIM([.J31]))-FIND(&quot; &quot;;TRIM([.J31])));&quot;&quot;)">
            <text:p/>
          </table:table-cell>
          <table:table-cell table:formula="of:=IF(NOT(ISERR(FIND(&quot; &quot;;TRIM([.I31]))));LEFT(TRIM([.I31]);SEARCH(&quot;\s(?:.(?!\s))+$&quot;;TRIM([.I31])));&quot;&quot;)">
            <text:p/>
          </table:table-cell>
          <table:table-cell table:formula="of:=IF(NOT(ISERR(FIND(&quot; &quot;;TRIM([.I31]))));RIGHT(TRIM([.I31]);LEN(TRIM([.I31]))-SEARCH(&quot;\s(?:.(?!\s))+$&quot;;TRIM([.I31])));&quot;&quot;)">
            <text:p/>
          </table:table-cell>
          <table:table-cell table:number-columns-repeated="20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2]))));LEFT(TRIM([.J32]);FIND(&quot; &quot;;TRIM([.J32]))-1);&quot;&quot;)">
            <text:p/>
          </table:table-cell>
          <table:table-cell table:formula="of:=IF(NOT(ISERR(FIND(&quot; &quot;;TRIM([.J32]))));RIGHT(TRIM([.J32]);LEN(TRIM([.J32]))-FIND(&quot; &quot;;TRIM([.J32])));&quot;&quot;)">
            <text:p/>
          </table:table-cell>
          <table:table-cell table:formula="of:=IF(NOT(ISERR(FIND(&quot; &quot;;TRIM([.I32]))));LEFT(TRIM([.I32]);SEARCH(&quot;\s(?:.(?!\s))+$&quot;;TRIM([.I32])));&quot;&quot;)">
            <text:p/>
          </table:table-cell>
          <table:table-cell table:formula="of:=IF(NOT(ISERR(FIND(&quot; &quot;;TRIM([.I32]))));RIGHT(TRIM([.I32]);LEN(TRIM([.I32]))-SEARCH(&quot;\s(?:.(?!\s))+$&quot;;TRIM([.I3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3]))));LEFT(TRIM([.J33]);FIND(&quot; &quot;;TRIM([.J33]))-1);&quot;&quot;)">
            <text:p/>
          </table:table-cell>
          <table:table-cell table:formula="of:=IF(NOT(ISERR(FIND(&quot; &quot;;TRIM([.J33]))));RIGHT(TRIM([.J33]);LEN(TRIM([.J33]))-FIND(&quot; &quot;;TRIM([.J33])));&quot;&quot;)">
            <text:p/>
          </table:table-cell>
          <table:table-cell table:formula="of:=IF(NOT(ISERR(FIND(&quot; &quot;;TRIM([.I33]))));LEFT(TRIM([.I33]);SEARCH(&quot;\s(?:.(?!\s))+$&quot;;TRIM([.I33])));&quot;&quot;)">
            <text:p/>
          </table:table-cell>
          <table:table-cell table:formula="of:=IF(NOT(ISERR(FIND(&quot; &quot;;TRIM([.I33]))));RIGHT(TRIM([.I33]);LEN(TRIM([.I33]))-SEARCH(&quot;\s(?:.(?!\s))+$&quot;;TRIM([.I3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4]))));LEFT(TRIM([.J34]);FIND(&quot; &quot;;TRIM([.J34]))-1);&quot;&quot;)">
            <text:p/>
          </table:table-cell>
          <table:table-cell table:formula="of:=IF(NOT(ISERR(FIND(&quot; &quot;;TRIM([.J34]))));RIGHT(TRIM([.J34]);LEN(TRIM([.J34]))-FIND(&quot; &quot;;TRIM([.J34])));&quot;&quot;)">
            <text:p/>
          </table:table-cell>
          <table:table-cell table:formula="of:=IF(NOT(ISERR(FIND(&quot; &quot;;TRIM([.I34]))));LEFT(TRIM([.I34]);SEARCH(&quot;\s(?:.(?!\s))+$&quot;;TRIM([.I34])));&quot;&quot;)">
            <text:p/>
          </table:table-cell>
          <table:table-cell table:formula="of:=IF(NOT(ISERR(FIND(&quot; &quot;;TRIM([.I34]))));RIGHT(TRIM([.I34]);LEN(TRIM([.I34]))-SEARCH(&quot;\s(?:.(?!\s))+$&quot;;TRIM([.I3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]))));LEFT(TRIM([.J35]);FIND(&quot; &quot;;TRIM([.J35]))-1);&quot;&quot;)">
            <text:p/>
          </table:table-cell>
          <table:table-cell table:formula="of:=IF(NOT(ISERR(FIND(&quot; &quot;;TRIM([.J35]))));RIGHT(TRIM([.J35]);LEN(TRIM([.J35]))-FIND(&quot; &quot;;TRIM([.J35])));&quot;&quot;)">
            <text:p/>
          </table:table-cell>
          <table:table-cell table:formula="of:=IF(NOT(ISERR(FIND(&quot; &quot;;TRIM([.I35]))));LEFT(TRIM([.I35]);SEARCH(&quot;\s(?:.(?!\s))+$&quot;;TRIM([.I35])));&quot;&quot;)">
            <text:p/>
          </table:table-cell>
          <table:table-cell table:formula="of:=IF(NOT(ISERR(FIND(&quot; &quot;;TRIM([.I35]))));RIGHT(TRIM([.I35]);LEN(TRIM([.I35]))-SEARCH(&quot;\s(?:.(?!\s))+$&quot;;TRIM([.I35])));&quot;&quot;)">
            <text:p/>
          </table:table-cell>
          <table:table-cell table:number-columns-repeated="9"/>
          <table:table-cell table:style-name="ce7"/>
          <table:table-cell table:number-columns-repeated="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6]))));LEFT(TRIM([.J36]);FIND(&quot; &quot;;TRIM([.J36]))-1);&quot;&quot;)">
            <text:p/>
          </table:table-cell>
          <table:table-cell table:formula="of:=IF(NOT(ISERR(FIND(&quot; &quot;;TRIM([.J36]))));RIGHT(TRIM([.J36]);LEN(TRIM([.J36]))-FIND(&quot; &quot;;TRIM([.J36])));&quot;&quot;)">
            <text:p/>
          </table:table-cell>
          <table:table-cell table:formula="of:=IF(NOT(ISERR(FIND(&quot; &quot;;TRIM([.I36]))));LEFT(TRIM([.I36]);SEARCH(&quot;\s(?:.(?!\s))+$&quot;;TRIM([.I36])));&quot;&quot;)">
            <text:p/>
          </table:table-cell>
          <table:table-cell table:formula="of:=IF(NOT(ISERR(FIND(&quot; &quot;;TRIM([.I36]))));RIGHT(TRIM([.I36]);LEN(TRIM([.I36]))-SEARCH(&quot;\s(?:.(?!\s))+$&quot;;TRIM([.I3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7]))));LEFT(TRIM([.J37]);FIND(&quot; &quot;;TRIM([.J37]))-1);&quot;&quot;)">
            <text:p/>
          </table:table-cell>
          <table:table-cell table:formula="of:=IF(NOT(ISERR(FIND(&quot; &quot;;TRIM([.J37]))));RIGHT(TRIM([.J37]);LEN(TRIM([.J37]))-FIND(&quot; &quot;;TRIM([.J37])));&quot;&quot;)">
            <text:p/>
          </table:table-cell>
          <table:table-cell table:formula="of:=IF(NOT(ISERR(FIND(&quot; &quot;;TRIM([.I37]))));LEFT(TRIM([.I37]);SEARCH(&quot;\s(?:.(?!\s))+$&quot;;TRIM([.I37])));&quot;&quot;)">
            <text:p/>
          </table:table-cell>
          <table:table-cell table:formula="of:=IF(NOT(ISERR(FIND(&quot; &quot;;TRIM([.I37]))));RIGHT(TRIM([.I37]);LEN(TRIM([.I37]))-SEARCH(&quot;\s(?:.(?!\s))+$&quot;;TRIM([.I3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8]))));LEFT(TRIM([.J38]);FIND(&quot; &quot;;TRIM([.J38]))-1);&quot;&quot;)">
            <text:p/>
          </table:table-cell>
          <table:table-cell table:formula="of:=IF(NOT(ISERR(FIND(&quot; &quot;;TRIM([.J38]))));RIGHT(TRIM([.J38]);LEN(TRIM([.J38]))-FIND(&quot; &quot;;TRIM([.J38])));&quot;&quot;)">
            <text:p/>
          </table:table-cell>
          <table:table-cell table:formula="of:=IF(NOT(ISERR(FIND(&quot; &quot;;TRIM([.I38]))));LEFT(TRIM([.I38]);SEARCH(&quot;\s(?:.(?!\s))+$&quot;;TRIM([.I38])));&quot;&quot;)">
            <text:p/>
          </table:table-cell>
          <table:table-cell table:formula="of:=IF(NOT(ISERR(FIND(&quot; &quot;;TRIM([.I38]))));RIGHT(TRIM([.I38]);LEN(TRIM([.I38]))-SEARCH(&quot;\s(?:.(?!\s))+$&quot;;TRIM([.I3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9]))));LEFT(TRIM([.J39]);FIND(&quot; &quot;;TRIM([.J39]))-1);&quot;&quot;)">
            <text:p/>
          </table:table-cell>
          <table:table-cell table:formula="of:=IF(NOT(ISERR(FIND(&quot; &quot;;TRIM([.J39]))));RIGHT(TRIM([.J39]);LEN(TRIM([.J39]))-FIND(&quot; &quot;;TRIM([.J39])));&quot;&quot;)">
            <text:p/>
          </table:table-cell>
          <table:table-cell table:formula="of:=IF(NOT(ISERR(FIND(&quot; &quot;;TRIM([.I39]))));LEFT(TRIM([.I39]);SEARCH(&quot;\s(?:.(?!\s))+$&quot;;TRIM([.I39])));&quot;&quot;)">
            <text:p/>
          </table:table-cell>
          <table:table-cell table:formula="of:=IF(NOT(ISERR(FIND(&quot; &quot;;TRIM([.I39]))));RIGHT(TRIM([.I39]);LEN(TRIM([.I39]))-SEARCH(&quot;\s(?:.(?!\s))+$&quot;;TRIM([.I3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]))));LEFT(TRIM([.J40]);FIND(&quot; &quot;;TRIM([.J40]))-1);&quot;&quot;)">
            <text:p/>
          </table:table-cell>
          <table:table-cell table:formula="of:=IF(NOT(ISERR(FIND(&quot; &quot;;TRIM([.J40]))));RIGHT(TRIM([.J40]);LEN(TRIM([.J40]))-FIND(&quot; &quot;;TRIM([.J40])));&quot;&quot;)">
            <text:p/>
          </table:table-cell>
          <table:table-cell table:formula="of:=IF(NOT(ISERR(FIND(&quot; &quot;;TRIM([.I40]))));LEFT(TRIM([.I40]);SEARCH(&quot;\s(?:.(?!\s))+$&quot;;TRIM([.I40])));&quot;&quot;)">
            <text:p/>
          </table:table-cell>
          <table:table-cell table:formula="of:=IF(NOT(ISERR(FIND(&quot; &quot;;TRIM([.I40]))));RIGHT(TRIM([.I40]);LEN(TRIM([.I40]))-SEARCH(&quot;\s(?:.(?!\s))+$&quot;;TRIM([.I4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1]))));LEFT(TRIM([.J41]);FIND(&quot; &quot;;TRIM([.J41]))-1);&quot;&quot;)">
            <text:p/>
          </table:table-cell>
          <table:table-cell table:formula="of:=IF(NOT(ISERR(FIND(&quot; &quot;;TRIM([.J41]))));RIGHT(TRIM([.J41]);LEN(TRIM([.J41]))-FIND(&quot; &quot;;TRIM([.J41])));&quot;&quot;)">
            <text:p/>
          </table:table-cell>
          <table:table-cell table:formula="of:=IF(NOT(ISERR(FIND(&quot; &quot;;TRIM([.I41]))));LEFT(TRIM([.I41]);SEARCH(&quot;\s(?:.(?!\s))+$&quot;;TRIM([.I41])));&quot;&quot;)">
            <text:p/>
          </table:table-cell>
          <table:table-cell table:formula="of:=IF(NOT(ISERR(FIND(&quot; &quot;;TRIM([.I41]))));RIGHT(TRIM([.I41]);LEN(TRIM([.I41]))-SEARCH(&quot;\s(?:.(?!\s))+$&quot;;TRIM([.I41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2]))));LEFT(TRIM([.J42]);FIND(&quot; &quot;;TRIM([.J42]))-1);&quot;&quot;)">
            <text:p/>
          </table:table-cell>
          <table:table-cell table:formula="of:=IF(NOT(ISERR(FIND(&quot; &quot;;TRIM([.J42]))));RIGHT(TRIM([.J42]);LEN(TRIM([.J42]))-FIND(&quot; &quot;;TRIM([.J42])));&quot;&quot;)">
            <text:p/>
          </table:table-cell>
          <table:table-cell table:formula="of:=IF(NOT(ISERR(FIND(&quot; &quot;;TRIM([.I42]))));LEFT(TRIM([.I42]);SEARCH(&quot;\s(?:.(?!\s))+$&quot;;TRIM([.I42])));&quot;&quot;)">
            <text:p/>
          </table:table-cell>
          <table:table-cell table:formula="of:=IF(NOT(ISERR(FIND(&quot; &quot;;TRIM([.I42]))));RIGHT(TRIM([.I42]);LEN(TRIM([.I42]))-SEARCH(&quot;\s(?:.(?!\s))+$&quot;;TRIM([.I4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3]))));LEFT(TRIM([.J43]);FIND(&quot; &quot;;TRIM([.J43]))-1);&quot;&quot;)">
            <text:p/>
          </table:table-cell>
          <table:table-cell table:formula="of:=IF(NOT(ISERR(FIND(&quot; &quot;;TRIM([.J43]))));RIGHT(TRIM([.J43]);LEN(TRIM([.J43]))-FIND(&quot; &quot;;TRIM([.J43])));&quot;&quot;)">
            <text:p/>
          </table:table-cell>
          <table:table-cell table:formula="of:=IF(NOT(ISERR(FIND(&quot; &quot;;TRIM([.I43]))));LEFT(TRIM([.I43]);SEARCH(&quot;\s(?:.(?!\s))+$&quot;;TRIM([.I43])));&quot;&quot;)">
            <text:p/>
          </table:table-cell>
          <table:table-cell table:formula="of:=IF(NOT(ISERR(FIND(&quot; &quot;;TRIM([.I43]))));RIGHT(TRIM([.I43]);LEN(TRIM([.I43]))-SEARCH(&quot;\s(?:.(?!\s))+$&quot;;TRIM([.I4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4]))));LEFT(TRIM([.J44]);FIND(&quot; &quot;;TRIM([.J44]))-1);&quot;&quot;)">
            <text:p/>
          </table:table-cell>
          <table:table-cell table:formula="of:=IF(NOT(ISERR(FIND(&quot; &quot;;TRIM([.J44]))));RIGHT(TRIM([.J44]);LEN(TRIM([.J44]))-FIND(&quot; &quot;;TRIM([.J44])));&quot;&quot;)">
            <text:p/>
          </table:table-cell>
          <table:table-cell table:formula="of:=IF(NOT(ISERR(FIND(&quot; &quot;;TRIM([.I44]))));LEFT(TRIM([.I44]);SEARCH(&quot;\s(?:.(?!\s))+$&quot;;TRIM([.I44])));&quot;&quot;)">
            <text:p/>
          </table:table-cell>
          <table:table-cell table:formula="of:=IF(NOT(ISERR(FIND(&quot; &quot;;TRIM([.I44]))));RIGHT(TRIM([.I44]);LEN(TRIM([.I44]))-SEARCH(&quot;\s(?:.(?!\s))+$&quot;;TRIM([.I4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5]))));LEFT(TRIM([.J45]);FIND(&quot; &quot;;TRIM([.J45]))-1);&quot;&quot;)">
            <text:p/>
          </table:table-cell>
          <table:table-cell table:formula="of:=IF(NOT(ISERR(FIND(&quot; &quot;;TRIM([.J45]))));RIGHT(TRIM([.J45]);LEN(TRIM([.J45]))-FIND(&quot; &quot;;TRIM([.J45])));&quot;&quot;)">
            <text:p/>
          </table:table-cell>
          <table:table-cell table:formula="of:=IF(NOT(ISERR(FIND(&quot; &quot;;TRIM([.I45]))));LEFT(TRIM([.I45]);SEARCH(&quot;\s(?:.(?!\s))+$&quot;;TRIM([.I45])));&quot;&quot;)">
            <text:p/>
          </table:table-cell>
          <table:table-cell table:formula="of:=IF(NOT(ISERR(FIND(&quot; &quot;;TRIM([.I45]))));RIGHT(TRIM([.I45]);LEN(TRIM([.I45]))-SEARCH(&quot;\s(?:.(?!\s))+$&quot;;TRIM([.I4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6]))));LEFT(TRIM([.J46]);FIND(&quot; &quot;;TRIM([.J46]))-1);&quot;&quot;)">
            <text:p/>
          </table:table-cell>
          <table:table-cell table:formula="of:=IF(NOT(ISERR(FIND(&quot; &quot;;TRIM([.J46]))));RIGHT(TRIM([.J46]);LEN(TRIM([.J46]))-FIND(&quot; &quot;;TRIM([.J46])));&quot;&quot;)">
            <text:p/>
          </table:table-cell>
          <table:table-cell table:formula="of:=IF(NOT(ISERR(FIND(&quot; &quot;;TRIM([.I46]))));LEFT(TRIM([.I46]);SEARCH(&quot;\s(?:.(?!\s))+$&quot;;TRIM([.I46])));&quot;&quot;)">
            <text:p/>
          </table:table-cell>
          <table:table-cell table:formula="of:=IF(NOT(ISERR(FIND(&quot; &quot;;TRIM([.I46]))));RIGHT(TRIM([.I46]);LEN(TRIM([.I46]))-SEARCH(&quot;\s(?:.(?!\s))+$&quot;;TRIM([.I4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7]))));LEFT(TRIM([.J47]);FIND(&quot; &quot;;TRIM([.J47]))-1);&quot;&quot;)">
            <text:p/>
          </table:table-cell>
          <table:table-cell table:formula="of:=IF(NOT(ISERR(FIND(&quot; &quot;;TRIM([.J47]))));RIGHT(TRIM([.J47]);LEN(TRIM([.J47]))-FIND(&quot; &quot;;TRIM([.J47])));&quot;&quot;)">
            <text:p/>
          </table:table-cell>
          <table:table-cell table:formula="of:=IF(NOT(ISERR(FIND(&quot; &quot;;TRIM([.I47]))));LEFT(TRIM([.I47]);SEARCH(&quot;\s(?:.(?!\s))+$&quot;;TRIM([.I47])));&quot;&quot;)">
            <text:p/>
          </table:table-cell>
          <table:table-cell table:formula="of:=IF(NOT(ISERR(FIND(&quot; &quot;;TRIM([.I47]))));RIGHT(TRIM([.I47]);LEN(TRIM([.I47]))-SEARCH(&quot;\s(?:.(?!\s))+$&quot;;TRIM([.I4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8]))));LEFT(TRIM([.J48]);FIND(&quot; &quot;;TRIM([.J48]))-1);&quot;&quot;)">
            <text:p/>
          </table:table-cell>
          <table:table-cell table:formula="of:=IF(NOT(ISERR(FIND(&quot; &quot;;TRIM([.J48]))));RIGHT(TRIM([.J48]);LEN(TRIM([.J48]))-FIND(&quot; &quot;;TRIM([.J48])));&quot;&quot;)">
            <text:p/>
          </table:table-cell>
          <table:table-cell table:formula="of:=IF(NOT(ISERR(FIND(&quot; &quot;;TRIM([.I48]))));LEFT(TRIM([.I48]);SEARCH(&quot;\s(?:.(?!\s))+$&quot;;TRIM([.I48])));&quot;&quot;)">
            <text:p/>
          </table:table-cell>
          <table:table-cell table:formula="of:=IF(NOT(ISERR(FIND(&quot; &quot;;TRIM([.I48]))));RIGHT(TRIM([.I48]);LEN(TRIM([.I48]))-SEARCH(&quot;\s(?:.(?!\s))+$&quot;;TRIM([.I4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9]))));LEFT(TRIM([.J49]);FIND(&quot; &quot;;TRIM([.J49]))-1);&quot;&quot;)">
            <text:p/>
          </table:table-cell>
          <table:table-cell table:formula="of:=IF(NOT(ISERR(FIND(&quot; &quot;;TRIM([.J49]))));RIGHT(TRIM([.J49]);LEN(TRIM([.J49]))-FIND(&quot; &quot;;TRIM([.J49])));&quot;&quot;)">
            <text:p/>
          </table:table-cell>
          <table:table-cell table:formula="of:=IF(NOT(ISERR(FIND(&quot; &quot;;TRIM([.I49]))));LEFT(TRIM([.I49]);SEARCH(&quot;\s(?:.(?!\s))+$&quot;;TRIM([.I49])));&quot;&quot;)">
            <text:p/>
          </table:table-cell>
          <table:table-cell table:formula="of:=IF(NOT(ISERR(FIND(&quot; &quot;;TRIM([.I49]))));RIGHT(TRIM([.I49]);LEN(TRIM([.I49]))-SEARCH(&quot;\s(?:.(?!\s))+$&quot;;TRIM([.I4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0]))));LEFT(TRIM([.J50]);FIND(&quot; &quot;;TRIM([.J50]))-1);&quot;&quot;)">
            <text:p/>
          </table:table-cell>
          <table:table-cell table:formula="of:=IF(NOT(ISERR(FIND(&quot; &quot;;TRIM([.J50]))));RIGHT(TRIM([.J50]);LEN(TRIM([.J50]))-FIND(&quot; &quot;;TRIM([.J50])));&quot;&quot;)">
            <text:p/>
          </table:table-cell>
          <table:table-cell table:formula="of:=IF(NOT(ISERR(FIND(&quot; &quot;;TRIM([.I50]))));LEFT(TRIM([.I50]);SEARCH(&quot;\s(?:.(?!\s))+$&quot;;TRIM([.I50])));&quot;&quot;)">
            <text:p/>
          </table:table-cell>
          <table:table-cell table:formula="of:=IF(NOT(ISERR(FIND(&quot; &quot;;TRIM([.I50]))));RIGHT(TRIM([.I50]);LEN(TRIM([.I50]))-SEARCH(&quot;\s(?:.(?!\s))+$&quot;;TRIM([.I50])));&quot;&quot;)">
            <text:p/>
          </table:table-cell>
          <table:table-cell table:number-columns-repeated="20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1]))));LEFT(TRIM([.J51]);FIND(&quot; &quot;;TRIM([.J51]))-1);&quot;&quot;)">
            <text:p/>
          </table:table-cell>
          <table:table-cell table:formula="of:=IF(NOT(ISERR(FIND(&quot; &quot;;TRIM([.J51]))));RIGHT(TRIM([.J51]);LEN(TRIM([.J51]))-FIND(&quot; &quot;;TRIM([.J51])));&quot;&quot;)">
            <text:p/>
          </table:table-cell>
          <table:table-cell table:formula="of:=IF(NOT(ISERR(FIND(&quot; &quot;;TRIM([.I51]))));LEFT(TRIM([.I51]);SEARCH(&quot;\s(?:.(?!\s))+$&quot;;TRIM([.I51])));&quot;&quot;)">
            <text:p/>
          </table:table-cell>
          <table:table-cell table:formula="of:=IF(NOT(ISERR(FIND(&quot; &quot;;TRIM([.I51]))));RIGHT(TRIM([.I51]);LEN(TRIM([.I51]))-SEARCH(&quot;\s(?:.(?!\s))+$&quot;;TRIM([.I51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2]))));LEFT(TRIM([.J52]);FIND(&quot; &quot;;TRIM([.J52]))-1);&quot;&quot;)">
            <text:p/>
          </table:table-cell>
          <table:table-cell table:formula="of:=IF(NOT(ISERR(FIND(&quot; &quot;;TRIM([.J52]))));RIGHT(TRIM([.J52]);LEN(TRIM([.J52]))-FIND(&quot; &quot;;TRIM([.J52])));&quot;&quot;)">
            <text:p/>
          </table:table-cell>
          <table:table-cell table:formula="of:=IF(NOT(ISERR(FIND(&quot; &quot;;TRIM([.I52]))));LEFT(TRIM([.I52]);SEARCH(&quot;\s(?:.(?!\s))+$&quot;;TRIM([.I52])));&quot;&quot;)">
            <text:p/>
          </table:table-cell>
          <table:table-cell table:formula="of:=IF(NOT(ISERR(FIND(&quot; &quot;;TRIM([.I52]))));RIGHT(TRIM([.I52]);LEN(TRIM([.I52]))-SEARCH(&quot;\s(?:.(?!\s))+$&quot;;TRIM([.I5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3]))));LEFT(TRIM([.J53]);FIND(&quot; &quot;;TRIM([.J53]))-1);&quot;&quot;)">
            <text:p/>
          </table:table-cell>
          <table:table-cell table:formula="of:=IF(NOT(ISERR(FIND(&quot; &quot;;TRIM([.J53]))));RIGHT(TRIM([.J53]);LEN(TRIM([.J53]))-FIND(&quot; &quot;;TRIM([.J53])));&quot;&quot;)">
            <text:p/>
          </table:table-cell>
          <table:table-cell table:formula="of:=IF(NOT(ISERR(FIND(&quot; &quot;;TRIM([.I53]))));LEFT(TRIM([.I53]);SEARCH(&quot;\s(?:.(?!\s))+$&quot;;TRIM([.I53])));&quot;&quot;)">
            <text:p/>
          </table:table-cell>
          <table:table-cell table:formula="of:=IF(NOT(ISERR(FIND(&quot; &quot;;TRIM([.I53]))));RIGHT(TRIM([.I53]);LEN(TRIM([.I53]))-SEARCH(&quot;\s(?:.(?!\s))+$&quot;;TRIM([.I5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4]))));LEFT(TRIM([.J54]);FIND(&quot; &quot;;TRIM([.J54]))-1);&quot;&quot;)">
            <text:p/>
          </table:table-cell>
          <table:table-cell table:formula="of:=IF(NOT(ISERR(FIND(&quot; &quot;;TRIM([.J54]))));RIGHT(TRIM([.J54]);LEN(TRIM([.J54]))-FIND(&quot; &quot;;TRIM([.J54])));&quot;&quot;)">
            <text:p/>
          </table:table-cell>
          <table:table-cell table:formula="of:=IF(NOT(ISERR(FIND(&quot; &quot;;TRIM([.I54]))));LEFT(TRIM([.I54]);SEARCH(&quot;\s(?:.(?!\s))+$&quot;;TRIM([.I54])));&quot;&quot;)">
            <text:p/>
          </table:table-cell>
          <table:table-cell table:formula="of:=IF(NOT(ISERR(FIND(&quot; &quot;;TRIM([.I54]))));RIGHT(TRIM([.I54]);LEN(TRIM([.I54]))-SEARCH(&quot;\s(?:.(?!\s))+$&quot;;TRIM([.I5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5]))));LEFT(TRIM([.J55]);FIND(&quot; &quot;;TRIM([.J55]))-1);&quot;&quot;)">
            <text:p/>
          </table:table-cell>
          <table:table-cell table:formula="of:=IF(NOT(ISERR(FIND(&quot; &quot;;TRIM([.J55]))));RIGHT(TRIM([.J55]);LEN(TRIM([.J55]))-FIND(&quot; &quot;;TRIM([.J55])));&quot;&quot;)">
            <text:p/>
          </table:table-cell>
          <table:table-cell table:formula="of:=IF(NOT(ISERR(FIND(&quot; &quot;;TRIM([.I55]))));LEFT(TRIM([.I55]);SEARCH(&quot;\s(?:.(?!\s))+$&quot;;TRIM([.I55])));&quot;&quot;)">
            <text:p/>
          </table:table-cell>
          <table:table-cell table:formula="of:=IF(NOT(ISERR(FIND(&quot; &quot;;TRIM([.I55]))));RIGHT(TRIM([.I55]);LEN(TRIM([.I55]))-SEARCH(&quot;\s(?:.(?!\s))+$&quot;;TRIM([.I5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6]))));LEFT(TRIM([.J56]);FIND(&quot; &quot;;TRIM([.J56]))-1);&quot;&quot;)">
            <text:p/>
          </table:table-cell>
          <table:table-cell table:formula="of:=IF(NOT(ISERR(FIND(&quot; &quot;;TRIM([.J56]))));RIGHT(TRIM([.J56]);LEN(TRIM([.J56]))-FIND(&quot; &quot;;TRIM([.J56])));&quot;&quot;)">
            <text:p/>
          </table:table-cell>
          <table:table-cell table:formula="of:=IF(NOT(ISERR(FIND(&quot; &quot;;TRIM([.I56]))));LEFT(TRIM([.I56]);SEARCH(&quot;\s(?:.(?!\s))+$&quot;;TRIM([.I56])));&quot;&quot;)">
            <text:p/>
          </table:table-cell>
          <table:table-cell table:formula="of:=IF(NOT(ISERR(FIND(&quot; &quot;;TRIM([.I56]))));RIGHT(TRIM([.I56]);LEN(TRIM([.I56]))-SEARCH(&quot;\s(?:.(?!\s))+$&quot;;TRIM([.I5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7]))));LEFT(TRIM([.J57]);FIND(&quot; &quot;;TRIM([.J57]))-1);&quot;&quot;)">
            <text:p/>
          </table:table-cell>
          <table:table-cell table:formula="of:=IF(NOT(ISERR(FIND(&quot; &quot;;TRIM([.J57]))));RIGHT(TRIM([.J57]);LEN(TRIM([.J57]))-FIND(&quot; &quot;;TRIM([.J57])));&quot;&quot;)">
            <text:p/>
          </table:table-cell>
          <table:table-cell table:formula="of:=IF(NOT(ISERR(FIND(&quot; &quot;;TRIM([.I57]))));LEFT(TRIM([.I57]);SEARCH(&quot;\s(?:.(?!\s))+$&quot;;TRIM([.I57])));&quot;&quot;)">
            <text:p/>
          </table:table-cell>
          <table:table-cell table:formula="of:=IF(NOT(ISERR(FIND(&quot; &quot;;TRIM([.I57]))));RIGHT(TRIM([.I57]);LEN(TRIM([.I57]))-SEARCH(&quot;\s(?:.(?!\s))+$&quot;;TRIM([.I5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8]))));LEFT(TRIM([.J58]);FIND(&quot; &quot;;TRIM([.J58]))-1);&quot;&quot;)">
            <text:p/>
          </table:table-cell>
          <table:table-cell table:formula="of:=IF(NOT(ISERR(FIND(&quot; &quot;;TRIM([.J58]))));RIGHT(TRIM([.J58]);LEN(TRIM([.J58]))-FIND(&quot; &quot;;TRIM([.J58])));&quot;&quot;)">
            <text:p/>
          </table:table-cell>
          <table:table-cell table:formula="of:=IF(NOT(ISERR(FIND(&quot; &quot;;TRIM([.I58]))));LEFT(TRIM([.I58]);SEARCH(&quot;\s(?:.(?!\s))+$&quot;;TRIM([.I58])));&quot;&quot;)">
            <text:p/>
          </table:table-cell>
          <table:table-cell table:formula="of:=IF(NOT(ISERR(FIND(&quot; &quot;;TRIM([.I58]))));RIGHT(TRIM([.I58]);LEN(TRIM([.I58]))-SEARCH(&quot;\s(?:.(?!\s))+$&quot;;TRIM([.I5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9]))));LEFT(TRIM([.J59]);FIND(&quot; &quot;;TRIM([.J59]))-1);&quot;&quot;)">
            <text:p/>
          </table:table-cell>
          <table:table-cell table:formula="of:=IF(NOT(ISERR(FIND(&quot; &quot;;TRIM([.J59]))));RIGHT(TRIM([.J59]);LEN(TRIM([.J59]))-FIND(&quot; &quot;;TRIM([.J59])));&quot;&quot;)">
            <text:p/>
          </table:table-cell>
          <table:table-cell table:formula="of:=IF(NOT(ISERR(FIND(&quot; &quot;;TRIM([.I59]))));LEFT(TRIM([.I59]);SEARCH(&quot;\s(?:.(?!\s))+$&quot;;TRIM([.I59])));&quot;&quot;)">
            <text:p/>
          </table:table-cell>
          <table:table-cell table:formula="of:=IF(NOT(ISERR(FIND(&quot; &quot;;TRIM([.I59]))));RIGHT(TRIM([.I59]);LEN(TRIM([.I59]))-SEARCH(&quot;\s(?:.(?!\s))+$&quot;;TRIM([.I5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0]))));LEFT(TRIM([.J60]);FIND(&quot; &quot;;TRIM([.J60]))-1);&quot;&quot;)">
            <text:p/>
          </table:table-cell>
          <table:table-cell table:formula="of:=IF(NOT(ISERR(FIND(&quot; &quot;;TRIM([.J60]))));RIGHT(TRIM([.J60]);LEN(TRIM([.J60]))-FIND(&quot; &quot;;TRIM([.J60])));&quot;&quot;)">
            <text:p/>
          </table:table-cell>
          <table:table-cell table:formula="of:=IF(NOT(ISERR(FIND(&quot; &quot;;TRIM([.I60]))));LEFT(TRIM([.I60]);SEARCH(&quot;\s(?:.(?!\s))+$&quot;;TRIM([.I60])));&quot;&quot;)">
            <text:p/>
          </table:table-cell>
          <table:table-cell table:formula="of:=IF(NOT(ISERR(FIND(&quot; &quot;;TRIM([.I60]))));RIGHT(TRIM([.I60]);LEN(TRIM([.I60]))-SEARCH(&quot;\s(?:.(?!\s))+$&quot;;TRIM([.I6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1]))));LEFT(TRIM([.J61]);FIND(&quot; &quot;;TRIM([.J61]))-1);&quot;&quot;)">
            <text:p/>
          </table:table-cell>
          <table:table-cell table:formula="of:=IF(NOT(ISERR(FIND(&quot; &quot;;TRIM([.J61]))));RIGHT(TRIM([.J61]);LEN(TRIM([.J61]))-FIND(&quot; &quot;;TRIM([.J61])));&quot;&quot;)">
            <text:p/>
          </table:table-cell>
          <table:table-cell table:formula="of:=IF(NOT(ISERR(FIND(&quot; &quot;;TRIM([.I61]))));LEFT(TRIM([.I61]);SEARCH(&quot;\s(?:.(?!\s))+$&quot;;TRIM([.I61])));&quot;&quot;)">
            <text:p/>
          </table:table-cell>
          <table:table-cell table:formula="of:=IF(NOT(ISERR(FIND(&quot; &quot;;TRIM([.I61]))));RIGHT(TRIM([.I61]);LEN(TRIM([.I61]))-SEARCH(&quot;\s(?:.(?!\s))+$&quot;;TRIM([.I61])));&quot;&quot;)">
            <text:p/>
          </table:table-cell>
          <table:table-cell table:number-columns-repeated="20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2]))));LEFT(TRIM([.J62]);FIND(&quot; &quot;;TRIM([.J62]))-1);&quot;&quot;)">
            <text:p/>
          </table:table-cell>
          <table:table-cell table:formula="of:=IF(NOT(ISERR(FIND(&quot; &quot;;TRIM([.J62]))));RIGHT(TRIM([.J62]);LEN(TRIM([.J62]))-FIND(&quot; &quot;;TRIM([.J62])));&quot;&quot;)">
            <text:p/>
          </table:table-cell>
          <table:table-cell table:formula="of:=IF(NOT(ISERR(FIND(&quot; &quot;;TRIM([.I62]))));LEFT(TRIM([.I62]);SEARCH(&quot;\s(?:.(?!\s))+$&quot;;TRIM([.I62])));&quot;&quot;)">
            <text:p/>
          </table:table-cell>
          <table:table-cell table:formula="of:=IF(NOT(ISERR(FIND(&quot; &quot;;TRIM([.I62]))));RIGHT(TRIM([.I62]);LEN(TRIM([.I62]))-SEARCH(&quot;\s(?:.(?!\s))+$&quot;;TRIM([.I6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3]))));LEFT(TRIM([.J63]);FIND(&quot; &quot;;TRIM([.J63]))-1);&quot;&quot;)">
            <text:p/>
          </table:table-cell>
          <table:table-cell table:formula="of:=IF(NOT(ISERR(FIND(&quot; &quot;;TRIM([.J63]))));RIGHT(TRIM([.J63]);LEN(TRIM([.J63]))-FIND(&quot; &quot;;TRIM([.J63])));&quot;&quot;)">
            <text:p/>
          </table:table-cell>
          <table:table-cell table:formula="of:=IF(NOT(ISERR(FIND(&quot; &quot;;TRIM([.I63]))));LEFT(TRIM([.I63]);SEARCH(&quot;\s(?:.(?!\s))+$&quot;;TRIM([.I63])));&quot;&quot;)">
            <text:p/>
          </table:table-cell>
          <table:table-cell table:formula="of:=IF(NOT(ISERR(FIND(&quot; &quot;;TRIM([.I63]))));RIGHT(TRIM([.I63]);LEN(TRIM([.I63]))-SEARCH(&quot;\s(?:.(?!\s))+$&quot;;TRIM([.I6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4]))));LEFT(TRIM([.J64]);FIND(&quot; &quot;;TRIM([.J64]))-1);&quot;&quot;)">
            <text:p/>
          </table:table-cell>
          <table:table-cell table:formula="of:=IF(NOT(ISERR(FIND(&quot; &quot;;TRIM([.J64]))));RIGHT(TRIM([.J64]);LEN(TRIM([.J64]))-FIND(&quot; &quot;;TRIM([.J64])));&quot;&quot;)">
            <text:p/>
          </table:table-cell>
          <table:table-cell table:formula="of:=IF(NOT(ISERR(FIND(&quot; &quot;;TRIM([.I64]))));LEFT(TRIM([.I64]);SEARCH(&quot;\s(?:.(?!\s))+$&quot;;TRIM([.I64])));&quot;&quot;)">
            <text:p/>
          </table:table-cell>
          <table:table-cell table:formula="of:=IF(NOT(ISERR(FIND(&quot; &quot;;TRIM([.I64]))));RIGHT(TRIM([.I64]);LEN(TRIM([.I64]))-SEARCH(&quot;\s(?:.(?!\s))+$&quot;;TRIM([.I6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5]))));LEFT(TRIM([.J65]);FIND(&quot; &quot;;TRIM([.J65]))-1);&quot;&quot;)">
            <text:p/>
          </table:table-cell>
          <table:table-cell table:formula="of:=IF(NOT(ISERR(FIND(&quot; &quot;;TRIM([.J65]))));RIGHT(TRIM([.J65]);LEN(TRIM([.J65]))-FIND(&quot; &quot;;TRIM([.J65])));&quot;&quot;)">
            <text:p/>
          </table:table-cell>
          <table:table-cell table:formula="of:=IF(NOT(ISERR(FIND(&quot; &quot;;TRIM([.I65]))));LEFT(TRIM([.I65]);SEARCH(&quot;\s(?:.(?!\s))+$&quot;;TRIM([.I65])));&quot;&quot;)">
            <text:p/>
          </table:table-cell>
          <table:table-cell table:formula="of:=IF(NOT(ISERR(FIND(&quot; &quot;;TRIM([.I65]))));RIGHT(TRIM([.I65]);LEN(TRIM([.I65]))-SEARCH(&quot;\s(?:.(?!\s))+$&quot;;TRIM([.I6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6]))));LEFT(TRIM([.J66]);FIND(&quot; &quot;;TRIM([.J66]))-1);&quot;&quot;)">
            <text:p/>
          </table:table-cell>
          <table:table-cell table:formula="of:=IF(NOT(ISERR(FIND(&quot; &quot;;TRIM([.J66]))));RIGHT(TRIM([.J66]);LEN(TRIM([.J66]))-FIND(&quot; &quot;;TRIM([.J66])));&quot;&quot;)">
            <text:p/>
          </table:table-cell>
          <table:table-cell table:formula="of:=IF(NOT(ISERR(FIND(&quot; &quot;;TRIM([.I66]))));LEFT(TRIM([.I66]);SEARCH(&quot;\s(?:.(?!\s))+$&quot;;TRIM([.I66])));&quot;&quot;)">
            <text:p/>
          </table:table-cell>
          <table:table-cell table:formula="of:=IF(NOT(ISERR(FIND(&quot; &quot;;TRIM([.I66]))));RIGHT(TRIM([.I66]);LEN(TRIM([.I66]))-SEARCH(&quot;\s(?:.(?!\s))+$&quot;;TRIM([.I6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7]))));LEFT(TRIM([.J67]);FIND(&quot; &quot;;TRIM([.J67]))-1);&quot;&quot;)">
            <text:p/>
          </table:table-cell>
          <table:table-cell table:formula="of:=IF(NOT(ISERR(FIND(&quot; &quot;;TRIM([.J67]))));RIGHT(TRIM([.J67]);LEN(TRIM([.J67]))-FIND(&quot; &quot;;TRIM([.J67])));&quot;&quot;)">
            <text:p/>
          </table:table-cell>
          <table:table-cell table:formula="of:=IF(NOT(ISERR(FIND(&quot; &quot;;TRIM([.I67]))));LEFT(TRIM([.I67]);SEARCH(&quot;\s(?:.(?!\s))+$&quot;;TRIM([.I67])));&quot;&quot;)">
            <text:p/>
          </table:table-cell>
          <table:table-cell table:formula="of:=IF(NOT(ISERR(FIND(&quot; &quot;;TRIM([.I67]))));RIGHT(TRIM([.I67]);LEN(TRIM([.I67]))-SEARCH(&quot;\s(?:.(?!\s))+$&quot;;TRIM([.I6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8]))));LEFT(TRIM([.J68]);FIND(&quot; &quot;;TRIM([.J68]))-1);&quot;&quot;)">
            <text:p/>
          </table:table-cell>
          <table:table-cell table:formula="of:=IF(NOT(ISERR(FIND(&quot; &quot;;TRIM([.J68]))));RIGHT(TRIM([.J68]);LEN(TRIM([.J68]))-FIND(&quot; &quot;;TRIM([.J68])));&quot;&quot;)">
            <text:p/>
          </table:table-cell>
          <table:table-cell table:formula="of:=IF(NOT(ISERR(FIND(&quot; &quot;;TRIM([.I68]))));LEFT(TRIM([.I68]);SEARCH(&quot;\s(?:.(?!\s))+$&quot;;TRIM([.I68])));&quot;&quot;)">
            <text:p/>
          </table:table-cell>
          <table:table-cell table:formula="of:=IF(NOT(ISERR(FIND(&quot; &quot;;TRIM([.I68]))));RIGHT(TRIM([.I68]);LEN(TRIM([.I68]))-SEARCH(&quot;\s(?:.(?!\s))+$&quot;;TRIM([.I6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9]))));LEFT(TRIM([.J69]);FIND(&quot; &quot;;TRIM([.J69]))-1);&quot;&quot;)">
            <text:p/>
          </table:table-cell>
          <table:table-cell table:formula="of:=IF(NOT(ISERR(FIND(&quot; &quot;;TRIM([.J69]))));RIGHT(TRIM([.J69]);LEN(TRIM([.J69]))-FIND(&quot; &quot;;TRIM([.J69])));&quot;&quot;)">
            <text:p/>
          </table:table-cell>
          <table:table-cell table:formula="of:=IF(NOT(ISERR(FIND(&quot; &quot;;TRIM([.I69]))));LEFT(TRIM([.I69]);SEARCH(&quot;\s(?:.(?!\s))+$&quot;;TRIM([.I69])));&quot;&quot;)">
            <text:p/>
          </table:table-cell>
          <table:table-cell table:formula="of:=IF(NOT(ISERR(FIND(&quot; &quot;;TRIM([.I69]))));RIGHT(TRIM([.I69]);LEN(TRIM([.I69]))-SEARCH(&quot;\s(?:.(?!\s))+$&quot;;TRIM([.I6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0]))));LEFT(TRIM([.J70]);FIND(&quot; &quot;;TRIM([.J70]))-1);&quot;&quot;)">
            <text:p/>
          </table:table-cell>
          <table:table-cell table:formula="of:=IF(NOT(ISERR(FIND(&quot; &quot;;TRIM([.J70]))));RIGHT(TRIM([.J70]);LEN(TRIM([.J70]))-FIND(&quot; &quot;;TRIM([.J70])));&quot;&quot;)">
            <text:p/>
          </table:table-cell>
          <table:table-cell table:formula="of:=IF(NOT(ISERR(FIND(&quot; &quot;;TRIM([.I70]))));LEFT(TRIM([.I70]);SEARCH(&quot;\s(?:.(?!\s))+$&quot;;TRIM([.I70])));&quot;&quot;)">
            <text:p/>
          </table:table-cell>
          <table:table-cell table:formula="of:=IF(NOT(ISERR(FIND(&quot; &quot;;TRIM([.I70]))));RIGHT(TRIM([.I70]);LEN(TRIM([.I70]))-SEARCH(&quot;\s(?:.(?!\s))+$&quot;;TRIM([.I7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1]))));LEFT(TRIM([.J71]);FIND(&quot; &quot;;TRIM([.J71]))-1);&quot;&quot;)">
            <text:p/>
          </table:table-cell>
          <table:table-cell table:formula="of:=IF(NOT(ISERR(FIND(&quot; &quot;;TRIM([.J71]))));RIGHT(TRIM([.J71]);LEN(TRIM([.J71]))-FIND(&quot; &quot;;TRIM([.J71])));&quot;&quot;)">
            <text:p/>
          </table:table-cell>
          <table:table-cell table:formula="of:=IF(NOT(ISERR(FIND(&quot; &quot;;TRIM([.I71]))));LEFT(TRIM([.I71]);SEARCH(&quot;\s(?:.(?!\s))+$&quot;;TRIM([.I71])));&quot;&quot;)">
            <text:p/>
          </table:table-cell>
          <table:table-cell table:formula="of:=IF(NOT(ISERR(FIND(&quot; &quot;;TRIM([.I71]))));RIGHT(TRIM([.I71]);LEN(TRIM([.I71]))-SEARCH(&quot;\s(?:.(?!\s))+$&quot;;TRIM([.I71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2]))));LEFT(TRIM([.J72]);FIND(&quot; &quot;;TRIM([.J72]))-1);&quot;&quot;)">
            <text:p/>
          </table:table-cell>
          <table:table-cell table:formula="of:=IF(NOT(ISERR(FIND(&quot; &quot;;TRIM([.J72]))));RIGHT(TRIM([.J72]);LEN(TRIM([.J72]))-FIND(&quot; &quot;;TRIM([.J72])));&quot;&quot;)">
            <text:p/>
          </table:table-cell>
          <table:table-cell table:formula="of:=IF(NOT(ISERR(FIND(&quot; &quot;;TRIM([.I72]))));LEFT(TRIM([.I72]);SEARCH(&quot;\s(?:.(?!\s))+$&quot;;TRIM([.I72])));&quot;&quot;)">
            <text:p/>
          </table:table-cell>
          <table:table-cell table:formula="of:=IF(NOT(ISERR(FIND(&quot; &quot;;TRIM([.I72]))));RIGHT(TRIM([.I72]);LEN(TRIM([.I72]))-SEARCH(&quot;\s(?:.(?!\s))+$&quot;;TRIM([.I7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3]))));LEFT(TRIM([.J73]);FIND(&quot; &quot;;TRIM([.J73]))-1);&quot;&quot;)">
            <text:p/>
          </table:table-cell>
          <table:table-cell table:formula="of:=IF(NOT(ISERR(FIND(&quot; &quot;;TRIM([.J73]))));RIGHT(TRIM([.J73]);LEN(TRIM([.J73]))-FIND(&quot; &quot;;TRIM([.J73])));&quot;&quot;)">
            <text:p/>
          </table:table-cell>
          <table:table-cell table:formula="of:=IF(NOT(ISERR(FIND(&quot; &quot;;TRIM([.I73]))));LEFT(TRIM([.I73]);SEARCH(&quot;\s(?:.(?!\s))+$&quot;;TRIM([.I73])));&quot;&quot;)">
            <text:p/>
          </table:table-cell>
          <table:table-cell table:formula="of:=IF(NOT(ISERR(FIND(&quot; &quot;;TRIM([.I73]))));RIGHT(TRIM([.I73]);LEN(TRIM([.I73]))-SEARCH(&quot;\s(?:.(?!\s))+$&quot;;TRIM([.I7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4]))));LEFT(TRIM([.J74]);FIND(&quot; &quot;;TRIM([.J74]))-1);&quot;&quot;)">
            <text:p/>
          </table:table-cell>
          <table:table-cell table:formula="of:=IF(NOT(ISERR(FIND(&quot; &quot;;TRIM([.J74]))));RIGHT(TRIM([.J74]);LEN(TRIM([.J74]))-FIND(&quot; &quot;;TRIM([.J74])));&quot;&quot;)">
            <text:p/>
          </table:table-cell>
          <table:table-cell table:formula="of:=IF(NOT(ISERR(FIND(&quot; &quot;;TRIM([.I74]))));LEFT(TRIM([.I74]);SEARCH(&quot;\s(?:.(?!\s))+$&quot;;TRIM([.I74])));&quot;&quot;)">
            <text:p/>
          </table:table-cell>
          <table:table-cell table:formula="of:=IF(NOT(ISERR(FIND(&quot; &quot;;TRIM([.I74]))));RIGHT(TRIM([.I74]);LEN(TRIM([.I74]))-SEARCH(&quot;\s(?:.(?!\s))+$&quot;;TRIM([.I7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5]))));LEFT(TRIM([.J75]);FIND(&quot; &quot;;TRIM([.J75]))-1);&quot;&quot;)">
            <text:p/>
          </table:table-cell>
          <table:table-cell table:formula="of:=IF(NOT(ISERR(FIND(&quot; &quot;;TRIM([.J75]))));RIGHT(TRIM([.J75]);LEN(TRIM([.J75]))-FIND(&quot; &quot;;TRIM([.J75])));&quot;&quot;)">
            <text:p/>
          </table:table-cell>
          <table:table-cell table:formula="of:=IF(NOT(ISERR(FIND(&quot; &quot;;TRIM([.I75]))));LEFT(TRIM([.I75]);SEARCH(&quot;\s(?:.(?!\s))+$&quot;;TRIM([.I75])));&quot;&quot;)">
            <text:p/>
          </table:table-cell>
          <table:table-cell table:formula="of:=IF(NOT(ISERR(FIND(&quot; &quot;;TRIM([.I75]))));RIGHT(TRIM([.I75]);LEN(TRIM([.I75]))-SEARCH(&quot;\s(?:.(?!\s))+$&quot;;TRIM([.I7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6]))));LEFT(TRIM([.J76]);FIND(&quot; &quot;;TRIM([.J76]))-1);&quot;&quot;)">
            <text:p/>
          </table:table-cell>
          <table:table-cell table:formula="of:=IF(NOT(ISERR(FIND(&quot; &quot;;TRIM([.J76]))));RIGHT(TRIM([.J76]);LEN(TRIM([.J76]))-FIND(&quot; &quot;;TRIM([.J76])));&quot;&quot;)">
            <text:p/>
          </table:table-cell>
          <table:table-cell table:formula="of:=IF(NOT(ISERR(FIND(&quot; &quot;;TRIM([.I76]))));LEFT(TRIM([.I76]);SEARCH(&quot;\s(?:.(?!\s))+$&quot;;TRIM([.I76])));&quot;&quot;)">
            <text:p/>
          </table:table-cell>
          <table:table-cell table:formula="of:=IF(NOT(ISERR(FIND(&quot; &quot;;TRIM([.I76]))));RIGHT(TRIM([.I76]);LEN(TRIM([.I76]))-SEARCH(&quot;\s(?:.(?!\s))+$&quot;;TRIM([.I7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7]))));LEFT(TRIM([.J77]);FIND(&quot; &quot;;TRIM([.J77]))-1);&quot;&quot;)">
            <text:p/>
          </table:table-cell>
          <table:table-cell table:formula="of:=IF(NOT(ISERR(FIND(&quot; &quot;;TRIM([.J77]))));RIGHT(TRIM([.J77]);LEN(TRIM([.J77]))-FIND(&quot; &quot;;TRIM([.J77])));&quot;&quot;)">
            <text:p/>
          </table:table-cell>
          <table:table-cell table:formula="of:=IF(NOT(ISERR(FIND(&quot; &quot;;TRIM([.I77]))));LEFT(TRIM([.I77]);SEARCH(&quot;\s(?:.(?!\s))+$&quot;;TRIM([.I77])));&quot;&quot;)">
            <text:p/>
          </table:table-cell>
          <table:table-cell table:formula="of:=IF(NOT(ISERR(FIND(&quot; &quot;;TRIM([.I77]))));RIGHT(TRIM([.I77]);LEN(TRIM([.I77]))-SEARCH(&quot;\s(?:.(?!\s))+$&quot;;TRIM([.I7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8]))));LEFT(TRIM([.J78]);FIND(&quot; &quot;;TRIM([.J78]))-1);&quot;&quot;)">
            <text:p/>
          </table:table-cell>
          <table:table-cell table:formula="of:=IF(NOT(ISERR(FIND(&quot; &quot;;TRIM([.J78]))));RIGHT(TRIM([.J78]);LEN(TRIM([.J78]))-FIND(&quot; &quot;;TRIM([.J78])));&quot;&quot;)">
            <text:p/>
          </table:table-cell>
          <table:table-cell table:formula="of:=IF(NOT(ISERR(FIND(&quot; &quot;;TRIM([.I78]))));LEFT(TRIM([.I78]);SEARCH(&quot;\s(?:.(?!\s))+$&quot;;TRIM([.I78])));&quot;&quot;)">
            <text:p/>
          </table:table-cell>
          <table:table-cell table:formula="of:=IF(NOT(ISERR(FIND(&quot; &quot;;TRIM([.I78]))));RIGHT(TRIM([.I78]);LEN(TRIM([.I78]))-SEARCH(&quot;\s(?:.(?!\s))+$&quot;;TRIM([.I7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9]))));LEFT(TRIM([.J79]);FIND(&quot; &quot;;TRIM([.J79]))-1);&quot;&quot;)">
            <text:p/>
          </table:table-cell>
          <table:table-cell table:formula="of:=IF(NOT(ISERR(FIND(&quot; &quot;;TRIM([.J79]))));RIGHT(TRIM([.J79]);LEN(TRIM([.J79]))-FIND(&quot; &quot;;TRIM([.J79])));&quot;&quot;)">
            <text:p/>
          </table:table-cell>
          <table:table-cell table:formula="of:=IF(NOT(ISERR(FIND(&quot; &quot;;TRIM([.I79]))));LEFT(TRIM([.I79]);SEARCH(&quot;\s(?:.(?!\s))+$&quot;;TRIM([.I79])));&quot;&quot;)">
            <text:p/>
          </table:table-cell>
          <table:table-cell table:formula="of:=IF(NOT(ISERR(FIND(&quot; &quot;;TRIM([.I79]))));RIGHT(TRIM([.I79]);LEN(TRIM([.I79]))-SEARCH(&quot;\s(?:.(?!\s))+$&quot;;TRIM([.I7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0]))));LEFT(TRIM([.J80]);FIND(&quot; &quot;;TRIM([.J80]))-1);&quot;&quot;)">
            <text:p/>
          </table:table-cell>
          <table:table-cell table:formula="of:=IF(NOT(ISERR(FIND(&quot; &quot;;TRIM([.J80]))));RIGHT(TRIM([.J80]);LEN(TRIM([.J80]))-FIND(&quot; &quot;;TRIM([.J80])));&quot;&quot;)">
            <text:p/>
          </table:table-cell>
          <table:table-cell table:formula="of:=IF(NOT(ISERR(FIND(&quot; &quot;;TRIM([.I80]))));LEFT(TRIM([.I80]);SEARCH(&quot;\s(?:.(?!\s))+$&quot;;TRIM([.I80])));&quot;&quot;)">
            <text:p/>
          </table:table-cell>
          <table:table-cell table:formula="of:=IF(NOT(ISERR(FIND(&quot; &quot;;TRIM([.I80]))));RIGHT(TRIM([.I80]);LEN(TRIM([.I80]))-SEARCH(&quot;\s(?:.(?!\s))+$&quot;;TRIM([.I8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1]))));LEFT(TRIM([.J81]);FIND(&quot; &quot;;TRIM([.J81]))-1);&quot;&quot;)">
            <text:p/>
          </table:table-cell>
          <table:table-cell table:formula="of:=IF(NOT(ISERR(FIND(&quot; &quot;;TRIM([.J81]))));RIGHT(TRIM([.J81]);LEN(TRIM([.J81]))-FIND(&quot; &quot;;TRIM([.J81])));&quot;&quot;)">
            <text:p/>
          </table:table-cell>
          <table:table-cell table:formula="of:=IF(NOT(ISERR(FIND(&quot; &quot;;TRIM([.I81]))));LEFT(TRIM([.I81]);SEARCH(&quot;\s(?:.(?!\s))+$&quot;;TRIM([.I81])));&quot;&quot;)">
            <text:p/>
          </table:table-cell>
          <table:table-cell table:formula="of:=IF(NOT(ISERR(FIND(&quot; &quot;;TRIM([.I81]))));RIGHT(TRIM([.I81]);LEN(TRIM([.I81]))-SEARCH(&quot;\s(?:.(?!\s))+$&quot;;TRIM([.I8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2]))));LEFT(TRIM([.J82]);FIND(&quot; &quot;;TRIM([.J82]))-1);&quot;&quot;)">
            <text:p/>
          </table:table-cell>
          <table:table-cell table:formula="of:=IF(NOT(ISERR(FIND(&quot; &quot;;TRIM([.J82]))));RIGHT(TRIM([.J82]);LEN(TRIM([.J82]))-FIND(&quot; &quot;;TRIM([.J82])));&quot;&quot;)">
            <text:p/>
          </table:table-cell>
          <table:table-cell table:formula="of:=IF(NOT(ISERR(FIND(&quot; &quot;;TRIM([.I82]))));LEFT(TRIM([.I82]);SEARCH(&quot;\s(?:.(?!\s))+$&quot;;TRIM([.I82])));&quot;&quot;)">
            <text:p/>
          </table:table-cell>
          <table:table-cell table:formula="of:=IF(NOT(ISERR(FIND(&quot; &quot;;TRIM([.I82]))));RIGHT(TRIM([.I82]);LEN(TRIM([.I82]))-SEARCH(&quot;\s(?:.(?!\s))+$&quot;;TRIM([.I8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3]))));LEFT(TRIM([.J83]);FIND(&quot; &quot;;TRIM([.J83]))-1);&quot;&quot;)">
            <text:p/>
          </table:table-cell>
          <table:table-cell table:formula="of:=IF(NOT(ISERR(FIND(&quot; &quot;;TRIM([.J83]))));RIGHT(TRIM([.J83]);LEN(TRIM([.J83]))-FIND(&quot; &quot;;TRIM([.J83])));&quot;&quot;)">
            <text:p/>
          </table:table-cell>
          <table:table-cell table:formula="of:=IF(NOT(ISERR(FIND(&quot; &quot;;TRIM([.I83]))));LEFT(TRIM([.I83]);SEARCH(&quot;\s(?:.(?!\s))+$&quot;;TRIM([.I83])));&quot;&quot;)">
            <text:p/>
          </table:table-cell>
          <table:table-cell table:formula="of:=IF(NOT(ISERR(FIND(&quot; &quot;;TRIM([.I83]))));RIGHT(TRIM([.I83]);LEN(TRIM([.I83]))-SEARCH(&quot;\s(?:.(?!\s))+$&quot;;TRIM([.I8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4]))));LEFT(TRIM([.J84]);FIND(&quot; &quot;;TRIM([.J84]))-1);&quot;&quot;)">
            <text:p/>
          </table:table-cell>
          <table:table-cell table:formula="of:=IF(NOT(ISERR(FIND(&quot; &quot;;TRIM([.J84]))));RIGHT(TRIM([.J84]);LEN(TRIM([.J84]))-FIND(&quot; &quot;;TRIM([.J84])));&quot;&quot;)">
            <text:p/>
          </table:table-cell>
          <table:table-cell table:formula="of:=IF(NOT(ISERR(FIND(&quot; &quot;;TRIM([.I84]))));LEFT(TRIM([.I84]);SEARCH(&quot;\s(?:.(?!\s))+$&quot;;TRIM([.I84])));&quot;&quot;)">
            <text:p/>
          </table:table-cell>
          <table:table-cell table:formula="of:=IF(NOT(ISERR(FIND(&quot; &quot;;TRIM([.I84]))));RIGHT(TRIM([.I84]);LEN(TRIM([.I84]))-SEARCH(&quot;\s(?:.(?!\s))+$&quot;;TRIM([.I8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5]))));LEFT(TRIM([.J85]);FIND(&quot; &quot;;TRIM([.J85]))-1);&quot;&quot;)">
            <text:p/>
          </table:table-cell>
          <table:table-cell table:formula="of:=IF(NOT(ISERR(FIND(&quot; &quot;;TRIM([.J85]))));RIGHT(TRIM([.J85]);LEN(TRIM([.J85]))-FIND(&quot; &quot;;TRIM([.J85])));&quot;&quot;)">
            <text:p/>
          </table:table-cell>
          <table:table-cell table:formula="of:=IF(NOT(ISERR(FIND(&quot; &quot;;TRIM([.I85]))));LEFT(TRIM([.I85]);SEARCH(&quot;\s(?:.(?!\s))+$&quot;;TRIM([.I85])));&quot;&quot;)">
            <text:p/>
          </table:table-cell>
          <table:table-cell table:formula="of:=IF(NOT(ISERR(FIND(&quot; &quot;;TRIM([.I85]))));RIGHT(TRIM([.I85]);LEN(TRIM([.I85]))-SEARCH(&quot;\s(?:.(?!\s))+$&quot;;TRIM([.I8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6]))));LEFT(TRIM([.J86]);FIND(&quot; &quot;;TRIM([.J86]))-1);&quot;&quot;)">
            <text:p/>
          </table:table-cell>
          <table:table-cell table:formula="of:=IF(NOT(ISERR(FIND(&quot; &quot;;TRIM([.J86]))));RIGHT(TRIM([.J86]);LEN(TRIM([.J86]))-FIND(&quot; &quot;;TRIM([.J86])));&quot;&quot;)">
            <text:p/>
          </table:table-cell>
          <table:table-cell table:formula="of:=IF(NOT(ISERR(FIND(&quot; &quot;;TRIM([.I86]))));LEFT(TRIM([.I86]);SEARCH(&quot;\s(?:.(?!\s))+$&quot;;TRIM([.I86])));&quot;&quot;)">
            <text:p/>
          </table:table-cell>
          <table:table-cell table:formula="of:=IF(NOT(ISERR(FIND(&quot; &quot;;TRIM([.I86]))));RIGHT(TRIM([.I86]);LEN(TRIM([.I86]))-SEARCH(&quot;\s(?:.(?!\s))+$&quot;;TRIM([.I8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7]))));LEFT(TRIM([.J87]);FIND(&quot; &quot;;TRIM([.J87]))-1);&quot;&quot;)">
            <text:p/>
          </table:table-cell>
          <table:table-cell table:formula="of:=IF(NOT(ISERR(FIND(&quot; &quot;;TRIM([.J87]))));RIGHT(TRIM([.J87]);LEN(TRIM([.J87]))-FIND(&quot; &quot;;TRIM([.J87])));&quot;&quot;)">
            <text:p/>
          </table:table-cell>
          <table:table-cell table:formula="of:=IF(NOT(ISERR(FIND(&quot; &quot;;TRIM([.I87]))));LEFT(TRIM([.I87]);SEARCH(&quot;\s(?:.(?!\s))+$&quot;;TRIM([.I87])));&quot;&quot;)">
            <text:p/>
          </table:table-cell>
          <table:table-cell table:formula="of:=IF(NOT(ISERR(FIND(&quot; &quot;;TRIM([.I87]))));RIGHT(TRIM([.I87]);LEN(TRIM([.I87]))-SEARCH(&quot;\s(?:.(?!\s))+$&quot;;TRIM([.I8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8]))));LEFT(TRIM([.J88]);FIND(&quot; &quot;;TRIM([.J88]))-1);&quot;&quot;)">
            <text:p/>
          </table:table-cell>
          <table:table-cell table:formula="of:=IF(NOT(ISERR(FIND(&quot; &quot;;TRIM([.J88]))));RIGHT(TRIM([.J88]);LEN(TRIM([.J88]))-FIND(&quot; &quot;;TRIM([.J88])));&quot;&quot;)">
            <text:p/>
          </table:table-cell>
          <table:table-cell table:formula="of:=IF(NOT(ISERR(FIND(&quot; &quot;;TRIM([.I88]))));LEFT(TRIM([.I88]);SEARCH(&quot;\s(?:.(?!\s))+$&quot;;TRIM([.I88])));&quot;&quot;)">
            <text:p/>
          </table:table-cell>
          <table:table-cell table:formula="of:=IF(NOT(ISERR(FIND(&quot; &quot;;TRIM([.I88]))));RIGHT(TRIM([.I88]);LEN(TRIM([.I88]))-SEARCH(&quot;\s(?:.(?!\s))+$&quot;;TRIM([.I8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9]))));LEFT(TRIM([.J89]);FIND(&quot; &quot;;TRIM([.J89]))-1);&quot;&quot;)">
            <text:p/>
          </table:table-cell>
          <table:table-cell table:formula="of:=IF(NOT(ISERR(FIND(&quot; &quot;;TRIM([.J89]))));RIGHT(TRIM([.J89]);LEN(TRIM([.J89]))-FIND(&quot; &quot;;TRIM([.J89])));&quot;&quot;)">
            <text:p/>
          </table:table-cell>
          <table:table-cell table:formula="of:=IF(NOT(ISERR(FIND(&quot; &quot;;TRIM([.I89]))));LEFT(TRIM([.I89]);SEARCH(&quot;\s(?:.(?!\s))+$&quot;;TRIM([.I89])));&quot;&quot;)">
            <text:p/>
          </table:table-cell>
          <table:table-cell table:formula="of:=IF(NOT(ISERR(FIND(&quot; &quot;;TRIM([.I89]))));RIGHT(TRIM([.I89]);LEN(TRIM([.I89]))-SEARCH(&quot;\s(?:.(?!\s))+$&quot;;TRIM([.I8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0]))));LEFT(TRIM([.J90]);FIND(&quot; &quot;;TRIM([.J90]))-1);&quot;&quot;)">
            <text:p/>
          </table:table-cell>
          <table:table-cell table:formula="of:=IF(NOT(ISERR(FIND(&quot; &quot;;TRIM([.J90]))));RIGHT(TRIM([.J90]);LEN(TRIM([.J90]))-FIND(&quot; &quot;;TRIM([.J90])));&quot;&quot;)">
            <text:p/>
          </table:table-cell>
          <table:table-cell table:formula="of:=IF(NOT(ISERR(FIND(&quot; &quot;;TRIM([.I90]))));LEFT(TRIM([.I90]);SEARCH(&quot;\s(?:.(?!\s))+$&quot;;TRIM([.I90])));&quot;&quot;)">
            <text:p/>
          </table:table-cell>
          <table:table-cell table:formula="of:=IF(NOT(ISERR(FIND(&quot; &quot;;TRIM([.I90]))));RIGHT(TRIM([.I90]);LEN(TRIM([.I90]))-SEARCH(&quot;\s(?:.(?!\s))+$&quot;;TRIM([.I9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1]))));LEFT(TRIM([.J91]);FIND(&quot; &quot;;TRIM([.J91]))-1);&quot;&quot;)">
            <text:p/>
          </table:table-cell>
          <table:table-cell table:formula="of:=IF(NOT(ISERR(FIND(&quot; &quot;;TRIM([.J91]))));RIGHT(TRIM([.J91]);LEN(TRIM([.J91]))-FIND(&quot; &quot;;TRIM([.J91])));&quot;&quot;)">
            <text:p/>
          </table:table-cell>
          <table:table-cell table:formula="of:=IF(NOT(ISERR(FIND(&quot; &quot;;TRIM([.I91]))));LEFT(TRIM([.I91]);SEARCH(&quot;\s(?:.(?!\s))+$&quot;;TRIM([.I91])));&quot;&quot;)">
            <text:p/>
          </table:table-cell>
          <table:table-cell table:formula="of:=IF(NOT(ISERR(FIND(&quot; &quot;;TRIM([.I91]))));RIGHT(TRIM([.I91]);LEN(TRIM([.I91]))-SEARCH(&quot;\s(?:.(?!\s))+$&quot;;TRIM([.I9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2]))));LEFT(TRIM([.J92]);FIND(&quot; &quot;;TRIM([.J92]))-1);&quot;&quot;)">
            <text:p/>
          </table:table-cell>
          <table:table-cell table:formula="of:=IF(NOT(ISERR(FIND(&quot; &quot;;TRIM([.J92]))));RIGHT(TRIM([.J92]);LEN(TRIM([.J92]))-FIND(&quot; &quot;;TRIM([.J92])));&quot;&quot;)">
            <text:p/>
          </table:table-cell>
          <table:table-cell table:formula="of:=IF(NOT(ISERR(FIND(&quot; &quot;;TRIM([.I92]))));LEFT(TRIM([.I92]);SEARCH(&quot;\s(?:.(?!\s))+$&quot;;TRIM([.I92])));&quot;&quot;)">
            <text:p/>
          </table:table-cell>
          <table:table-cell table:formula="of:=IF(NOT(ISERR(FIND(&quot; &quot;;TRIM([.I92]))));RIGHT(TRIM([.I92]);LEN(TRIM([.I92]))-SEARCH(&quot;\s(?:.(?!\s))+$&quot;;TRIM([.I9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3]))));LEFT(TRIM([.J93]);FIND(&quot; &quot;;TRIM([.J93]))-1);&quot;&quot;)">
            <text:p/>
          </table:table-cell>
          <table:table-cell table:formula="of:=IF(NOT(ISERR(FIND(&quot; &quot;;TRIM([.J93]))));RIGHT(TRIM([.J93]);LEN(TRIM([.J93]))-FIND(&quot; &quot;;TRIM([.J93])));&quot;&quot;)">
            <text:p/>
          </table:table-cell>
          <table:table-cell table:formula="of:=IF(NOT(ISERR(FIND(&quot; &quot;;TRIM([.I93]))));LEFT(TRIM([.I93]);SEARCH(&quot;\s(?:.(?!\s))+$&quot;;TRIM([.I93])));&quot;&quot;)">
            <text:p/>
          </table:table-cell>
          <table:table-cell table:formula="of:=IF(NOT(ISERR(FIND(&quot; &quot;;TRIM([.I93]))));RIGHT(TRIM([.I93]);LEN(TRIM([.I93]))-SEARCH(&quot;\s(?:.(?!\s))+$&quot;;TRIM([.I9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4]))));LEFT(TRIM([.J94]);FIND(&quot; &quot;;TRIM([.J94]))-1);&quot;&quot;)">
            <text:p/>
          </table:table-cell>
          <table:table-cell table:formula="of:=IF(NOT(ISERR(FIND(&quot; &quot;;TRIM([.J94]))));RIGHT(TRIM([.J94]);LEN(TRIM([.J94]))-FIND(&quot; &quot;;TRIM([.J94])));&quot;&quot;)">
            <text:p/>
          </table:table-cell>
          <table:table-cell table:formula="of:=IF(NOT(ISERR(FIND(&quot; &quot;;TRIM([.I94]))));LEFT(TRIM([.I94]);SEARCH(&quot;\s(?:.(?!\s))+$&quot;;TRIM([.I94])));&quot;&quot;)">
            <text:p/>
          </table:table-cell>
          <table:table-cell table:formula="of:=IF(NOT(ISERR(FIND(&quot; &quot;;TRIM([.I94]))));RIGHT(TRIM([.I94]);LEN(TRIM([.I94]))-SEARCH(&quot;\s(?:.(?!\s))+$&quot;;TRIM([.I9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5]))));LEFT(TRIM([.J95]);FIND(&quot; &quot;;TRIM([.J95]))-1);&quot;&quot;)">
            <text:p/>
          </table:table-cell>
          <table:table-cell table:formula="of:=IF(NOT(ISERR(FIND(&quot; &quot;;TRIM([.J95]))));RIGHT(TRIM([.J95]);LEN(TRIM([.J95]))-FIND(&quot; &quot;;TRIM([.J95])));&quot;&quot;)">
            <text:p/>
          </table:table-cell>
          <table:table-cell table:formula="of:=IF(NOT(ISERR(FIND(&quot; &quot;;TRIM([.I95]))));LEFT(TRIM([.I95]);SEARCH(&quot;\s(?:.(?!\s))+$&quot;;TRIM([.I95])));&quot;&quot;)">
            <text:p/>
          </table:table-cell>
          <table:table-cell table:formula="of:=IF(NOT(ISERR(FIND(&quot; &quot;;TRIM([.I95]))));RIGHT(TRIM([.I95]);LEN(TRIM([.I95]))-SEARCH(&quot;\s(?:.(?!\s))+$&quot;;TRIM([.I9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6]))));LEFT(TRIM([.J96]);FIND(&quot; &quot;;TRIM([.J96]))-1);&quot;&quot;)">
            <text:p/>
          </table:table-cell>
          <table:table-cell table:formula="of:=IF(NOT(ISERR(FIND(&quot; &quot;;TRIM([.J96]))));RIGHT(TRIM([.J96]);LEN(TRIM([.J96]))-FIND(&quot; &quot;;TRIM([.J96])));&quot;&quot;)">
            <text:p/>
          </table:table-cell>
          <table:table-cell table:formula="of:=IF(NOT(ISERR(FIND(&quot; &quot;;TRIM([.I96]))));LEFT(TRIM([.I96]);SEARCH(&quot;\s(?:.(?!\s))+$&quot;;TRIM([.I96])));&quot;&quot;)">
            <text:p/>
          </table:table-cell>
          <table:table-cell table:formula="of:=IF(NOT(ISERR(FIND(&quot; &quot;;TRIM([.I96]))));RIGHT(TRIM([.I96]);LEN(TRIM([.I96]))-SEARCH(&quot;\s(?:.(?!\s))+$&quot;;TRIM([.I9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7]))));LEFT(TRIM([.J97]);FIND(&quot; &quot;;TRIM([.J97]))-1);&quot;&quot;)">
            <text:p/>
          </table:table-cell>
          <table:table-cell table:formula="of:=IF(NOT(ISERR(FIND(&quot; &quot;;TRIM([.J97]))));RIGHT(TRIM([.J97]);LEN(TRIM([.J97]))-FIND(&quot; &quot;;TRIM([.J97])));&quot;&quot;)">
            <text:p/>
          </table:table-cell>
          <table:table-cell table:formula="of:=IF(NOT(ISERR(FIND(&quot; &quot;;TRIM([.I97]))));LEFT(TRIM([.I97]);SEARCH(&quot;\s(?:.(?!\s))+$&quot;;TRIM([.I97])));&quot;&quot;)">
            <text:p/>
          </table:table-cell>
          <table:table-cell table:formula="of:=IF(NOT(ISERR(FIND(&quot; &quot;;TRIM([.I97]))));RIGHT(TRIM([.I97]);LEN(TRIM([.I97]))-SEARCH(&quot;\s(?:.(?!\s))+$&quot;;TRIM([.I9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8]))));LEFT(TRIM([.J98]);FIND(&quot; &quot;;TRIM([.J98]))-1);&quot;&quot;)">
            <text:p/>
          </table:table-cell>
          <table:table-cell table:formula="of:=IF(NOT(ISERR(FIND(&quot; &quot;;TRIM([.J98]))));RIGHT(TRIM([.J98]);LEN(TRIM([.J98]))-FIND(&quot; &quot;;TRIM([.J98])));&quot;&quot;)">
            <text:p/>
          </table:table-cell>
          <table:table-cell table:formula="of:=IF(NOT(ISERR(FIND(&quot; &quot;;TRIM([.I98]))));LEFT(TRIM([.I98]);SEARCH(&quot;\s(?:.(?!\s))+$&quot;;TRIM([.I98])));&quot;&quot;)">
            <text:p/>
          </table:table-cell>
          <table:table-cell table:formula="of:=IF(NOT(ISERR(FIND(&quot; &quot;;TRIM([.I98]))));RIGHT(TRIM([.I98]);LEN(TRIM([.I98]))-SEARCH(&quot;\s(?:.(?!\s))+$&quot;;TRIM([.I9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9]))));LEFT(TRIM([.J99]);FIND(&quot; &quot;;TRIM([.J99]))-1);&quot;&quot;)">
            <text:p/>
          </table:table-cell>
          <table:table-cell table:formula="of:=IF(NOT(ISERR(FIND(&quot; &quot;;TRIM([.J99]))));RIGHT(TRIM([.J99]);LEN(TRIM([.J99]))-FIND(&quot; &quot;;TRIM([.J99])));&quot;&quot;)">
            <text:p/>
          </table:table-cell>
          <table:table-cell table:formula="of:=IF(NOT(ISERR(FIND(&quot; &quot;;TRIM([.I99]))));LEFT(TRIM([.I99]);SEARCH(&quot;\s(?:.(?!\s))+$&quot;;TRIM([.I99])));&quot;&quot;)">
            <text:p/>
          </table:table-cell>
          <table:table-cell table:formula="of:=IF(NOT(ISERR(FIND(&quot; &quot;;TRIM([.I99]))));RIGHT(TRIM([.I99]);LEN(TRIM([.I99]))-SEARCH(&quot;\s(?:.(?!\s))+$&quot;;TRIM([.I9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0]))));LEFT(TRIM([.J100]);FIND(&quot; &quot;;TRIM([.J100]))-1);&quot;&quot;)">
            <text:p/>
          </table:table-cell>
          <table:table-cell table:formula="of:=IF(NOT(ISERR(FIND(&quot; &quot;;TRIM([.J100]))));RIGHT(TRIM([.J100]);LEN(TRIM([.J100]))-FIND(&quot; &quot;;TRIM([.J100])));&quot;&quot;)">
            <text:p/>
          </table:table-cell>
          <table:table-cell table:formula="of:=IF(NOT(ISERR(FIND(&quot; &quot;;TRIM([.I100]))));LEFT(TRIM([.I100]);SEARCH(&quot;\s(?:.(?!\s))+$&quot;;TRIM([.I100])));&quot;&quot;)">
            <text:p/>
          </table:table-cell>
          <table:table-cell table:formula="of:=IF(NOT(ISERR(FIND(&quot; &quot;;TRIM([.I100]))));RIGHT(TRIM([.I100]);LEN(TRIM([.I100]))-SEARCH(&quot;\s(?:.(?!\s))+$&quot;;TRIM([.I10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1]))));LEFT(TRIM([.J101]);FIND(&quot; &quot;;TRIM([.J101]))-1);&quot;&quot;)">
            <text:p/>
          </table:table-cell>
          <table:table-cell table:formula="of:=IF(NOT(ISERR(FIND(&quot; &quot;;TRIM([.J101]))));RIGHT(TRIM([.J101]);LEN(TRIM([.J101]))-FIND(&quot; &quot;;TRIM([.J101])));&quot;&quot;)">
            <text:p/>
          </table:table-cell>
          <table:table-cell table:formula="of:=IF(NOT(ISERR(FIND(&quot; &quot;;TRIM([.I101]))));LEFT(TRIM([.I101]);SEARCH(&quot;\s(?:.(?!\s))+$&quot;;TRIM([.I101])));&quot;&quot;)">
            <text:p/>
          </table:table-cell>
          <table:table-cell table:formula="of:=IF(NOT(ISERR(FIND(&quot; &quot;;TRIM([.I101]))));RIGHT(TRIM([.I101]);LEN(TRIM([.I101]))-SEARCH(&quot;\s(?:.(?!\s))+$&quot;;TRIM([.I10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2]))));LEFT(TRIM([.J102]);FIND(&quot; &quot;;TRIM([.J102]))-1);&quot;&quot;)">
            <text:p/>
          </table:table-cell>
          <table:table-cell table:formula="of:=IF(NOT(ISERR(FIND(&quot; &quot;;TRIM([.J102]))));RIGHT(TRIM([.J102]);LEN(TRIM([.J102]))-FIND(&quot; &quot;;TRIM([.J102])));&quot;&quot;)">
            <text:p/>
          </table:table-cell>
          <table:table-cell table:formula="of:=IF(NOT(ISERR(FIND(&quot; &quot;;TRIM([.I102]))));LEFT(TRIM([.I102]);SEARCH(&quot;\s(?:.(?!\s))+$&quot;;TRIM([.I102])));&quot;&quot;)">
            <text:p/>
          </table:table-cell>
          <table:table-cell table:formula="of:=IF(NOT(ISERR(FIND(&quot; &quot;;TRIM([.I102]))));RIGHT(TRIM([.I102]);LEN(TRIM([.I102]))-SEARCH(&quot;\s(?:.(?!\s))+$&quot;;TRIM([.I10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3]))));LEFT(TRIM([.J103]);FIND(&quot; &quot;;TRIM([.J103]))-1);&quot;&quot;)">
            <text:p/>
          </table:table-cell>
          <table:table-cell table:formula="of:=IF(NOT(ISERR(FIND(&quot; &quot;;TRIM([.J103]))));RIGHT(TRIM([.J103]);LEN(TRIM([.J103]))-FIND(&quot; &quot;;TRIM([.J103])));&quot;&quot;)">
            <text:p/>
          </table:table-cell>
          <table:table-cell table:formula="of:=IF(NOT(ISERR(FIND(&quot; &quot;;TRIM([.I103]))));LEFT(TRIM([.I103]);SEARCH(&quot;\s(?:.(?!\s))+$&quot;;TRIM([.I103])));&quot;&quot;)">
            <text:p/>
          </table:table-cell>
          <table:table-cell table:formula="of:=IF(NOT(ISERR(FIND(&quot; &quot;;TRIM([.I103]))));RIGHT(TRIM([.I103]);LEN(TRIM([.I103]))-SEARCH(&quot;\s(?:.(?!\s))+$&quot;;TRIM([.I10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4]))));LEFT(TRIM([.J104]);FIND(&quot; &quot;;TRIM([.J104]))-1);&quot;&quot;)">
            <text:p/>
          </table:table-cell>
          <table:table-cell table:formula="of:=IF(NOT(ISERR(FIND(&quot; &quot;;TRIM([.J104]))));RIGHT(TRIM([.J104]);LEN(TRIM([.J104]))-FIND(&quot; &quot;;TRIM([.J104])));&quot;&quot;)">
            <text:p/>
          </table:table-cell>
          <table:table-cell table:formula="of:=IF(NOT(ISERR(FIND(&quot; &quot;;TRIM([.I104]))));LEFT(TRIM([.I104]);SEARCH(&quot;\s(?:.(?!\s))+$&quot;;TRIM([.I104])));&quot;&quot;)">
            <text:p/>
          </table:table-cell>
          <table:table-cell table:formula="of:=IF(NOT(ISERR(FIND(&quot; &quot;;TRIM([.I104]))));RIGHT(TRIM([.I104]);LEN(TRIM([.I104]))-SEARCH(&quot;\s(?:.(?!\s))+$&quot;;TRIM([.I10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5]))));LEFT(TRIM([.J105]);FIND(&quot; &quot;;TRIM([.J105]))-1);&quot;&quot;)">
            <text:p/>
          </table:table-cell>
          <table:table-cell table:formula="of:=IF(NOT(ISERR(FIND(&quot; &quot;;TRIM([.J105]))));RIGHT(TRIM([.J105]);LEN(TRIM([.J105]))-FIND(&quot; &quot;;TRIM([.J105])));&quot;&quot;)">
            <text:p/>
          </table:table-cell>
          <table:table-cell table:formula="of:=IF(NOT(ISERR(FIND(&quot; &quot;;TRIM([.I105]))));LEFT(TRIM([.I105]);SEARCH(&quot;\s(?:.(?!\s))+$&quot;;TRIM([.I105])));&quot;&quot;)">
            <text:p/>
          </table:table-cell>
          <table:table-cell table:formula="of:=IF(NOT(ISERR(FIND(&quot; &quot;;TRIM([.I105]))));RIGHT(TRIM([.I105]);LEN(TRIM([.I105]))-SEARCH(&quot;\s(?:.(?!\s))+$&quot;;TRIM([.I105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106]))));LEFT(TRIM([.J106]);FIND(&quot; &quot;;TRIM([.J106]))-1);&quot;&quot;)">
            <text:p/>
          </table:table-cell>
          <table:table-cell table:formula="of:=IF(NOT(ISERR(FIND(&quot; &quot;;TRIM([.J106]))));RIGHT(TRIM([.J106]);LEN(TRIM([.J106]))-FIND(&quot; &quot;;TRIM([.J106])));&quot;&quot;)">
            <text:p/>
          </table:table-cell>
          <table:table-cell table:formula="of:=IF(NOT(ISERR(FIND(&quot; &quot;;TRIM([.I106]))));LEFT(TRIM([.I106]);SEARCH(&quot;\s(?:.(?!\s))+$&quot;;TRIM([.I106])));&quot;&quot;)">
            <text:p/>
          </table:table-cell>
          <table:table-cell table:formula="of:=IF(NOT(ISERR(FIND(&quot; &quot;;TRIM([.I106]))));RIGHT(TRIM([.I106]);LEN(TRIM([.I106]))-SEARCH(&quot;\s(?:.(?!\s))+$&quot;;TRIM([.I10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7]))));LEFT(TRIM([.J107]);FIND(&quot; &quot;;TRIM([.J107]))-1);&quot;&quot;)">
            <text:p/>
          </table:table-cell>
          <table:table-cell table:formula="of:=IF(NOT(ISERR(FIND(&quot; &quot;;TRIM([.J107]))));RIGHT(TRIM([.J107]);LEN(TRIM([.J107]))-FIND(&quot; &quot;;TRIM([.J107])));&quot;&quot;)">
            <text:p/>
          </table:table-cell>
          <table:table-cell table:formula="of:=IF(NOT(ISERR(FIND(&quot; &quot;;TRIM([.I107]))));LEFT(TRIM([.I107]);SEARCH(&quot;\s(?:.(?!\s))+$&quot;;TRIM([.I107])));&quot;&quot;)">
            <text:p/>
          </table:table-cell>
          <table:table-cell table:formula="of:=IF(NOT(ISERR(FIND(&quot; &quot;;TRIM([.I107]))));RIGHT(TRIM([.I107]);LEN(TRIM([.I107]))-SEARCH(&quot;\s(?:.(?!\s))+$&quot;;TRIM([.I10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8]))));LEFT(TRIM([.J108]);FIND(&quot; &quot;;TRIM([.J108]))-1);&quot;&quot;)">
            <text:p/>
          </table:table-cell>
          <table:table-cell table:formula="of:=IF(NOT(ISERR(FIND(&quot; &quot;;TRIM([.J108]))));RIGHT(TRIM([.J108]);LEN(TRIM([.J108]))-FIND(&quot; &quot;;TRIM([.J108])));&quot;&quot;)">
            <text:p/>
          </table:table-cell>
          <table:table-cell table:formula="of:=IF(NOT(ISERR(FIND(&quot; &quot;;TRIM([.I108]))));LEFT(TRIM([.I108]);SEARCH(&quot;\s(?:.(?!\s))+$&quot;;TRIM([.I108])));&quot;&quot;)">
            <text:p/>
          </table:table-cell>
          <table:table-cell table:formula="of:=IF(NOT(ISERR(FIND(&quot; &quot;;TRIM([.I108]))));RIGHT(TRIM([.I108]);LEN(TRIM([.I108]))-SEARCH(&quot;\s(?:.(?!\s))+$&quot;;TRIM([.I10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9]))));LEFT(TRIM([.J109]);FIND(&quot; &quot;;TRIM([.J109]))-1);&quot;&quot;)">
            <text:p/>
          </table:table-cell>
          <table:table-cell table:formula="of:=IF(NOT(ISERR(FIND(&quot; &quot;;TRIM([.J109]))));RIGHT(TRIM([.J109]);LEN(TRIM([.J109]))-FIND(&quot; &quot;;TRIM([.J109])));&quot;&quot;)">
            <text:p/>
          </table:table-cell>
          <table:table-cell table:formula="of:=IF(NOT(ISERR(FIND(&quot; &quot;;TRIM([.I109]))));LEFT(TRIM([.I109]);SEARCH(&quot;\s(?:.(?!\s))+$&quot;;TRIM([.I109])));&quot;&quot;)">
            <text:p/>
          </table:table-cell>
          <table:table-cell table:formula="of:=IF(NOT(ISERR(FIND(&quot; &quot;;TRIM([.I109]))));RIGHT(TRIM([.I109]);LEN(TRIM([.I109]))-SEARCH(&quot;\s(?:.(?!\s))+$&quot;;TRIM([.I10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0]))));LEFT(TRIM([.J110]);FIND(&quot; &quot;;TRIM([.J110]))-1);&quot;&quot;)">
            <text:p/>
          </table:table-cell>
          <table:table-cell table:formula="of:=IF(NOT(ISERR(FIND(&quot; &quot;;TRIM([.J110]))));RIGHT(TRIM([.J110]);LEN(TRIM([.J110]))-FIND(&quot; &quot;;TRIM([.J110])));&quot;&quot;)">
            <text:p/>
          </table:table-cell>
          <table:table-cell table:formula="of:=IF(NOT(ISERR(FIND(&quot; &quot;;TRIM([.I110]))));LEFT(TRIM([.I110]);SEARCH(&quot;\s(?:.(?!\s))+$&quot;;TRIM([.I110])));&quot;&quot;)">
            <text:p/>
          </table:table-cell>
          <table:table-cell table:formula="of:=IF(NOT(ISERR(FIND(&quot; &quot;;TRIM([.I110]))));RIGHT(TRIM([.I110]);LEN(TRIM([.I110]))-SEARCH(&quot;\s(?:.(?!\s))+$&quot;;TRIM([.I11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1]))));LEFT(TRIM([.J111]);FIND(&quot; &quot;;TRIM([.J111]))-1);&quot;&quot;)">
            <text:p/>
          </table:table-cell>
          <table:table-cell table:formula="of:=IF(NOT(ISERR(FIND(&quot; &quot;;TRIM([.J111]))));RIGHT(TRIM([.J111]);LEN(TRIM([.J111]))-FIND(&quot; &quot;;TRIM([.J111])));&quot;&quot;)">
            <text:p/>
          </table:table-cell>
          <table:table-cell table:formula="of:=IF(NOT(ISERR(FIND(&quot; &quot;;TRIM([.I111]))));LEFT(TRIM([.I111]);SEARCH(&quot;\s(?:.(?!\s))+$&quot;;TRIM([.I111])));&quot;&quot;)">
            <text:p/>
          </table:table-cell>
          <table:table-cell table:formula="of:=IF(NOT(ISERR(FIND(&quot; &quot;;TRIM([.I111]))));RIGHT(TRIM([.I111]);LEN(TRIM([.I111]))-SEARCH(&quot;\s(?:.(?!\s))+$&quot;;TRIM([.I11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2]))));LEFT(TRIM([.J112]);FIND(&quot; &quot;;TRIM([.J112]))-1);&quot;&quot;)">
            <text:p/>
          </table:table-cell>
          <table:table-cell table:formula="of:=IF(NOT(ISERR(FIND(&quot; &quot;;TRIM([.J112]))));RIGHT(TRIM([.J112]);LEN(TRIM([.J112]))-FIND(&quot; &quot;;TRIM([.J112])));&quot;&quot;)">
            <text:p/>
          </table:table-cell>
          <table:table-cell table:formula="of:=IF(NOT(ISERR(FIND(&quot; &quot;;TRIM([.I112]))));LEFT(TRIM([.I112]);SEARCH(&quot;\s(?:.(?!\s))+$&quot;;TRIM([.I112])));&quot;&quot;)">
            <text:p/>
          </table:table-cell>
          <table:table-cell table:formula="of:=IF(NOT(ISERR(FIND(&quot; &quot;;TRIM([.I112]))));RIGHT(TRIM([.I112]);LEN(TRIM([.I112]))-SEARCH(&quot;\s(?:.(?!\s))+$&quot;;TRIM([.I11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3]))));LEFT(TRIM([.J113]);FIND(&quot; &quot;;TRIM([.J113]))-1);&quot;&quot;)">
            <text:p/>
          </table:table-cell>
          <table:table-cell table:formula="of:=IF(NOT(ISERR(FIND(&quot; &quot;;TRIM([.J113]))));RIGHT(TRIM([.J113]);LEN(TRIM([.J113]))-FIND(&quot; &quot;;TRIM([.J113])));&quot;&quot;)">
            <text:p/>
          </table:table-cell>
          <table:table-cell table:formula="of:=IF(NOT(ISERR(FIND(&quot; &quot;;TRIM([.I113]))));LEFT(TRIM([.I113]);SEARCH(&quot;\s(?:.(?!\s))+$&quot;;TRIM([.I113])));&quot;&quot;)">
            <text:p/>
          </table:table-cell>
          <table:table-cell table:formula="of:=IF(NOT(ISERR(FIND(&quot; &quot;;TRIM([.I113]))));RIGHT(TRIM([.I113]);LEN(TRIM([.I113]))-SEARCH(&quot;\s(?:.(?!\s))+$&quot;;TRIM([.I11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4]))));LEFT(TRIM([.J114]);FIND(&quot; &quot;;TRIM([.J114]))-1);&quot;&quot;)">
            <text:p/>
          </table:table-cell>
          <table:table-cell table:formula="of:=IF(NOT(ISERR(FIND(&quot; &quot;;TRIM([.J114]))));RIGHT(TRIM([.J114]);LEN(TRIM([.J114]))-FIND(&quot; &quot;;TRIM([.J114])));&quot;&quot;)">
            <text:p/>
          </table:table-cell>
          <table:table-cell table:formula="of:=IF(NOT(ISERR(FIND(&quot; &quot;;TRIM([.I114]))));LEFT(TRIM([.I114]);SEARCH(&quot;\s(?:.(?!\s))+$&quot;;TRIM([.I114])));&quot;&quot;)">
            <text:p/>
          </table:table-cell>
          <table:table-cell table:formula="of:=IF(NOT(ISERR(FIND(&quot; &quot;;TRIM([.I114]))));RIGHT(TRIM([.I114]);LEN(TRIM([.I114]))-SEARCH(&quot;\s(?:.(?!\s))+$&quot;;TRIM([.I11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5]))));LEFT(TRIM([.J115]);FIND(&quot; &quot;;TRIM([.J115]))-1);&quot;&quot;)">
            <text:p/>
          </table:table-cell>
          <table:table-cell table:formula="of:=IF(NOT(ISERR(FIND(&quot; &quot;;TRIM([.J115]))));RIGHT(TRIM([.J115]);LEN(TRIM([.J115]))-FIND(&quot; &quot;;TRIM([.J115])));&quot;&quot;)">
            <text:p/>
          </table:table-cell>
          <table:table-cell table:formula="of:=IF(NOT(ISERR(FIND(&quot; &quot;;TRIM([.I115]))));LEFT(TRIM([.I115]);SEARCH(&quot;\s(?:.(?!\s))+$&quot;;TRIM([.I115])));&quot;&quot;)">
            <text:p/>
          </table:table-cell>
          <table:table-cell table:formula="of:=IF(NOT(ISERR(FIND(&quot; &quot;;TRIM([.I115]))));RIGHT(TRIM([.I115]);LEN(TRIM([.I115]))-SEARCH(&quot;\s(?:.(?!\s))+$&quot;;TRIM([.I11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6]))));LEFT(TRIM([.J116]);FIND(&quot; &quot;;TRIM([.J116]))-1);&quot;&quot;)">
            <text:p/>
          </table:table-cell>
          <table:table-cell table:formula="of:=IF(NOT(ISERR(FIND(&quot; &quot;;TRIM([.J116]))));RIGHT(TRIM([.J116]);LEN(TRIM([.J116]))-FIND(&quot; &quot;;TRIM([.J116])));&quot;&quot;)">
            <text:p/>
          </table:table-cell>
          <table:table-cell table:formula="of:=IF(NOT(ISERR(FIND(&quot; &quot;;TRIM([.I116]))));LEFT(TRIM([.I116]);SEARCH(&quot;\s(?:.(?!\s))+$&quot;;TRIM([.I116])));&quot;&quot;)">
            <text:p/>
          </table:table-cell>
          <table:table-cell table:formula="of:=IF(NOT(ISERR(FIND(&quot; &quot;;TRIM([.I116]))));RIGHT(TRIM([.I116]);LEN(TRIM([.I116]))-SEARCH(&quot;\s(?:.(?!\s))+$&quot;;TRIM([.I11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7]))));LEFT(TRIM([.J117]);FIND(&quot; &quot;;TRIM([.J117]))-1);&quot;&quot;)">
            <text:p/>
          </table:table-cell>
          <table:table-cell table:formula="of:=IF(NOT(ISERR(FIND(&quot; &quot;;TRIM([.J117]))));RIGHT(TRIM([.J117]);LEN(TRIM([.J117]))-FIND(&quot; &quot;;TRIM([.J117])));&quot;&quot;)">
            <text:p/>
          </table:table-cell>
          <table:table-cell table:formula="of:=IF(NOT(ISERR(FIND(&quot; &quot;;TRIM([.I117]))));LEFT(TRIM([.I117]);SEARCH(&quot;\s(?:.(?!\s))+$&quot;;TRIM([.I117])));&quot;&quot;)">
            <text:p/>
          </table:table-cell>
          <table:table-cell table:formula="of:=IF(NOT(ISERR(FIND(&quot; &quot;;TRIM([.I117]))));RIGHT(TRIM([.I117]);LEN(TRIM([.I117]))-SEARCH(&quot;\s(?:.(?!\s))+$&quot;;TRIM([.I11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8]))));LEFT(TRIM([.J118]);FIND(&quot; &quot;;TRIM([.J118]))-1);&quot;&quot;)">
            <text:p/>
          </table:table-cell>
          <table:table-cell table:formula="of:=IF(NOT(ISERR(FIND(&quot; &quot;;TRIM([.J118]))));RIGHT(TRIM([.J118]);LEN(TRIM([.J118]))-FIND(&quot; &quot;;TRIM([.J118])));&quot;&quot;)">
            <text:p/>
          </table:table-cell>
          <table:table-cell table:formula="of:=IF(NOT(ISERR(FIND(&quot; &quot;;TRIM([.I118]))));LEFT(TRIM([.I118]);SEARCH(&quot;\s(?:.(?!\s))+$&quot;;TRIM([.I118])));&quot;&quot;)">
            <text:p/>
          </table:table-cell>
          <table:table-cell table:formula="of:=IF(NOT(ISERR(FIND(&quot; &quot;;TRIM([.I118]))));RIGHT(TRIM([.I118]);LEN(TRIM([.I118]))-SEARCH(&quot;\s(?:.(?!\s))+$&quot;;TRIM([.I11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9]))));LEFT(TRIM([.J119]);FIND(&quot; &quot;;TRIM([.J119]))-1);&quot;&quot;)">
            <text:p/>
          </table:table-cell>
          <table:table-cell table:formula="of:=IF(NOT(ISERR(FIND(&quot; &quot;;TRIM([.J119]))));RIGHT(TRIM([.J119]);LEN(TRIM([.J119]))-FIND(&quot; &quot;;TRIM([.J119])));&quot;&quot;)">
            <text:p/>
          </table:table-cell>
          <table:table-cell table:formula="of:=IF(NOT(ISERR(FIND(&quot; &quot;;TRIM([.I119]))));LEFT(TRIM([.I119]);SEARCH(&quot;\s(?:.(?!\s))+$&quot;;TRIM([.I119])));&quot;&quot;)">
            <text:p/>
          </table:table-cell>
          <table:table-cell table:formula="of:=IF(NOT(ISERR(FIND(&quot; &quot;;TRIM([.I119]))));RIGHT(TRIM([.I119]);LEN(TRIM([.I119]))-SEARCH(&quot;\s(?:.(?!\s))+$&quot;;TRIM([.I11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0]))));LEFT(TRIM([.J120]);FIND(&quot; &quot;;TRIM([.J120]))-1);&quot;&quot;)">
            <text:p/>
          </table:table-cell>
          <table:table-cell table:formula="of:=IF(NOT(ISERR(FIND(&quot; &quot;;TRIM([.J120]))));RIGHT(TRIM([.J120]);LEN(TRIM([.J120]))-FIND(&quot; &quot;;TRIM([.J120])));&quot;&quot;)">
            <text:p/>
          </table:table-cell>
          <table:table-cell table:formula="of:=IF(NOT(ISERR(FIND(&quot; &quot;;TRIM([.I120]))));LEFT(TRIM([.I120]);SEARCH(&quot;\s(?:.(?!\s))+$&quot;;TRIM([.I120])));&quot;&quot;)">
            <text:p/>
          </table:table-cell>
          <table:table-cell table:formula="of:=IF(NOT(ISERR(FIND(&quot; &quot;;TRIM([.I120]))));RIGHT(TRIM([.I120]);LEN(TRIM([.I120]))-SEARCH(&quot;\s(?:.(?!\s))+$&quot;;TRIM([.I12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1]))));LEFT(TRIM([.J121]);FIND(&quot; &quot;;TRIM([.J121]))-1);&quot;&quot;)">
            <text:p/>
          </table:table-cell>
          <table:table-cell table:formula="of:=IF(NOT(ISERR(FIND(&quot; &quot;;TRIM([.J121]))));RIGHT(TRIM([.J121]);LEN(TRIM([.J121]))-FIND(&quot; &quot;;TRIM([.J121])));&quot;&quot;)">
            <text:p/>
          </table:table-cell>
          <table:table-cell table:formula="of:=IF(NOT(ISERR(FIND(&quot; &quot;;TRIM([.I121]))));LEFT(TRIM([.I121]);SEARCH(&quot;\s(?:.(?!\s))+$&quot;;TRIM([.I121])));&quot;&quot;)">
            <text:p/>
          </table:table-cell>
          <table:table-cell table:formula="of:=IF(NOT(ISERR(FIND(&quot; &quot;;TRIM([.I121]))));RIGHT(TRIM([.I121]);LEN(TRIM([.I121]))-SEARCH(&quot;\s(?:.(?!\s))+$&quot;;TRIM([.I12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2]))));LEFT(TRIM([.J122]);FIND(&quot; &quot;;TRIM([.J122]))-1);&quot;&quot;)">
            <text:p/>
          </table:table-cell>
          <table:table-cell table:formula="of:=IF(NOT(ISERR(FIND(&quot; &quot;;TRIM([.J122]))));RIGHT(TRIM([.J122]);LEN(TRIM([.J122]))-FIND(&quot; &quot;;TRIM([.J122])));&quot;&quot;)">
            <text:p/>
          </table:table-cell>
          <table:table-cell table:formula="of:=IF(NOT(ISERR(FIND(&quot; &quot;;TRIM([.I122]))));LEFT(TRIM([.I122]);SEARCH(&quot;\s(?:.(?!\s))+$&quot;;TRIM([.I122])));&quot;&quot;)">
            <text:p/>
          </table:table-cell>
          <table:table-cell table:formula="of:=IF(NOT(ISERR(FIND(&quot; &quot;;TRIM([.I122]))));RIGHT(TRIM([.I122]);LEN(TRIM([.I122]))-SEARCH(&quot;\s(?:.(?!\s))+$&quot;;TRIM([.I12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3]))));LEFT(TRIM([.J123]);FIND(&quot; &quot;;TRIM([.J123]))-1);&quot;&quot;)">
            <text:p/>
          </table:table-cell>
          <table:table-cell table:formula="of:=IF(NOT(ISERR(FIND(&quot; &quot;;TRIM([.J123]))));RIGHT(TRIM([.J123]);LEN(TRIM([.J123]))-FIND(&quot; &quot;;TRIM([.J123])));&quot;&quot;)">
            <text:p/>
          </table:table-cell>
          <table:table-cell table:formula="of:=IF(NOT(ISERR(FIND(&quot; &quot;;TRIM([.I123]))));LEFT(TRIM([.I123]);SEARCH(&quot;\s(?:.(?!\s))+$&quot;;TRIM([.I123])));&quot;&quot;)">
            <text:p/>
          </table:table-cell>
          <table:table-cell table:formula="of:=IF(NOT(ISERR(FIND(&quot; &quot;;TRIM([.I123]))));RIGHT(TRIM([.I123]);LEN(TRIM([.I123]))-SEARCH(&quot;\s(?:.(?!\s))+$&quot;;TRIM([.I12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4]))));LEFT(TRIM([.J124]);FIND(&quot; &quot;;TRIM([.J124]))-1);&quot;&quot;)">
            <text:p/>
          </table:table-cell>
          <table:table-cell table:formula="of:=IF(NOT(ISERR(FIND(&quot; &quot;;TRIM([.J124]))));RIGHT(TRIM([.J124]);LEN(TRIM([.J124]))-FIND(&quot; &quot;;TRIM([.J124])));&quot;&quot;)">
            <text:p/>
          </table:table-cell>
          <table:table-cell table:formula="of:=IF(NOT(ISERR(FIND(&quot; &quot;;TRIM([.I124]))));LEFT(TRIM([.I124]);SEARCH(&quot;\s(?:.(?!\s))+$&quot;;TRIM([.I124])));&quot;&quot;)">
            <text:p/>
          </table:table-cell>
          <table:table-cell table:formula="of:=IF(NOT(ISERR(FIND(&quot; &quot;;TRIM([.I124]))));RIGHT(TRIM([.I124]);LEN(TRIM([.I124]))-SEARCH(&quot;\s(?:.(?!\s))+$&quot;;TRIM([.I12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5]))));LEFT(TRIM([.J125]);FIND(&quot; &quot;;TRIM([.J125]))-1);&quot;&quot;)">
            <text:p/>
          </table:table-cell>
          <table:table-cell table:formula="of:=IF(NOT(ISERR(FIND(&quot; &quot;;TRIM([.J125]))));RIGHT(TRIM([.J125]);LEN(TRIM([.J125]))-FIND(&quot; &quot;;TRIM([.J125])));&quot;&quot;)">
            <text:p/>
          </table:table-cell>
          <table:table-cell table:formula="of:=IF(NOT(ISERR(FIND(&quot; &quot;;TRIM([.I125]))));LEFT(TRIM([.I125]);SEARCH(&quot;\s(?:.(?!\s))+$&quot;;TRIM([.I125])));&quot;&quot;)">
            <text:p/>
          </table:table-cell>
          <table:table-cell table:formula="of:=IF(NOT(ISERR(FIND(&quot; &quot;;TRIM([.I125]))));RIGHT(TRIM([.I125]);LEN(TRIM([.I125]))-SEARCH(&quot;\s(?:.(?!\s))+$&quot;;TRIM([.I12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6]))));LEFT(TRIM([.J126]);FIND(&quot; &quot;;TRIM([.J126]))-1);&quot;&quot;)">
            <text:p/>
          </table:table-cell>
          <table:table-cell table:formula="of:=IF(NOT(ISERR(FIND(&quot; &quot;;TRIM([.J126]))));RIGHT(TRIM([.J126]);LEN(TRIM([.J126]))-FIND(&quot; &quot;;TRIM([.J126])));&quot;&quot;)">
            <text:p/>
          </table:table-cell>
          <table:table-cell table:formula="of:=IF(NOT(ISERR(FIND(&quot; &quot;;TRIM([.I126]))));LEFT(TRIM([.I126]);SEARCH(&quot;\s(?:.(?!\s))+$&quot;;TRIM([.I126])));&quot;&quot;)">
            <text:p/>
          </table:table-cell>
          <table:table-cell table:formula="of:=IF(NOT(ISERR(FIND(&quot; &quot;;TRIM([.I126]))));RIGHT(TRIM([.I126]);LEN(TRIM([.I126]))-SEARCH(&quot;\s(?:.(?!\s))+$&quot;;TRIM([.I12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7]))));LEFT(TRIM([.J127]);FIND(&quot; &quot;;TRIM([.J127]))-1);&quot;&quot;)">
            <text:p/>
          </table:table-cell>
          <table:table-cell table:formula="of:=IF(NOT(ISERR(FIND(&quot; &quot;;TRIM([.J127]))));RIGHT(TRIM([.J127]);LEN(TRIM([.J127]))-FIND(&quot; &quot;;TRIM([.J127])));&quot;&quot;)">
            <text:p/>
          </table:table-cell>
          <table:table-cell table:formula="of:=IF(NOT(ISERR(FIND(&quot; &quot;;TRIM([.I127]))));LEFT(TRIM([.I127]);SEARCH(&quot;\s(?:.(?!\s))+$&quot;;TRIM([.I127])));&quot;&quot;)">
            <text:p/>
          </table:table-cell>
          <table:table-cell table:formula="of:=IF(NOT(ISERR(FIND(&quot; &quot;;TRIM([.I127]))));RIGHT(TRIM([.I127]);LEN(TRIM([.I127]))-SEARCH(&quot;\s(?:.(?!\s))+$&quot;;TRIM([.I12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8]))));LEFT(TRIM([.J128]);FIND(&quot; &quot;;TRIM([.J128]))-1);&quot;&quot;)">
            <text:p/>
          </table:table-cell>
          <table:table-cell table:formula="of:=IF(NOT(ISERR(FIND(&quot; &quot;;TRIM([.J128]))));RIGHT(TRIM([.J128]);LEN(TRIM([.J128]))-FIND(&quot; &quot;;TRIM([.J128])));&quot;&quot;)">
            <text:p/>
          </table:table-cell>
          <table:table-cell table:formula="of:=IF(NOT(ISERR(FIND(&quot; &quot;;TRIM([.I128]))));LEFT(TRIM([.I128]);SEARCH(&quot;\s(?:.(?!\s))+$&quot;;TRIM([.I128])));&quot;&quot;)">
            <text:p/>
          </table:table-cell>
          <table:table-cell table:formula="of:=IF(NOT(ISERR(FIND(&quot; &quot;;TRIM([.I128]))));RIGHT(TRIM([.I128]);LEN(TRIM([.I128]))-SEARCH(&quot;\s(?:.(?!\s))+$&quot;;TRIM([.I12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9]))));LEFT(TRIM([.J129]);FIND(&quot; &quot;;TRIM([.J129]))-1);&quot;&quot;)">
            <text:p/>
          </table:table-cell>
          <table:table-cell table:formula="of:=IF(NOT(ISERR(FIND(&quot; &quot;;TRIM([.J129]))));RIGHT(TRIM([.J129]);LEN(TRIM([.J129]))-FIND(&quot; &quot;;TRIM([.J129])));&quot;&quot;)">
            <text:p/>
          </table:table-cell>
          <table:table-cell table:formula="of:=IF(NOT(ISERR(FIND(&quot; &quot;;TRIM([.I129]))));LEFT(TRIM([.I129]);SEARCH(&quot;\s(?:.(?!\s))+$&quot;;TRIM([.I129])));&quot;&quot;)">
            <text:p/>
          </table:table-cell>
          <table:table-cell table:formula="of:=IF(NOT(ISERR(FIND(&quot; &quot;;TRIM([.I129]))));RIGHT(TRIM([.I129]);LEN(TRIM([.I129]))-SEARCH(&quot;\s(?:.(?!\s))+$&quot;;TRIM([.I12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0]))));LEFT(TRIM([.J130]);FIND(&quot; &quot;;TRIM([.J130]))-1);&quot;&quot;)">
            <text:p/>
          </table:table-cell>
          <table:table-cell table:formula="of:=IF(NOT(ISERR(FIND(&quot; &quot;;TRIM([.J130]))));RIGHT(TRIM([.J130]);LEN(TRIM([.J130]))-FIND(&quot; &quot;;TRIM([.J130])));&quot;&quot;)">
            <text:p/>
          </table:table-cell>
          <table:table-cell table:formula="of:=IF(NOT(ISERR(FIND(&quot; &quot;;TRIM([.I130]))));LEFT(TRIM([.I130]);SEARCH(&quot;\s(?:.(?!\s))+$&quot;;TRIM([.I130])));&quot;&quot;)">
            <text:p/>
          </table:table-cell>
          <table:table-cell table:formula="of:=IF(NOT(ISERR(FIND(&quot; &quot;;TRIM([.I130]))));RIGHT(TRIM([.I130]);LEN(TRIM([.I130]))-SEARCH(&quot;\s(?:.(?!\s))+$&quot;;TRIM([.I13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1]))));LEFT(TRIM([.J131]);FIND(&quot; &quot;;TRIM([.J131]))-1);&quot;&quot;)">
            <text:p/>
          </table:table-cell>
          <table:table-cell table:formula="of:=IF(NOT(ISERR(FIND(&quot; &quot;;TRIM([.J131]))));RIGHT(TRIM([.J131]);LEN(TRIM([.J131]))-FIND(&quot; &quot;;TRIM([.J131])));&quot;&quot;)">
            <text:p/>
          </table:table-cell>
          <table:table-cell table:formula="of:=IF(NOT(ISERR(FIND(&quot; &quot;;TRIM([.I131]))));LEFT(TRIM([.I131]);SEARCH(&quot;\s(?:.(?!\s))+$&quot;;TRIM([.I131])));&quot;&quot;)">
            <text:p/>
          </table:table-cell>
          <table:table-cell table:formula="of:=IF(NOT(ISERR(FIND(&quot; &quot;;TRIM([.I131]))));RIGHT(TRIM([.I131]);LEN(TRIM([.I131]))-SEARCH(&quot;\s(?:.(?!\s))+$&quot;;TRIM([.I13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2]))));LEFT(TRIM([.J132]);FIND(&quot; &quot;;TRIM([.J132]))-1);&quot;&quot;)">
            <text:p/>
          </table:table-cell>
          <table:table-cell table:formula="of:=IF(NOT(ISERR(FIND(&quot; &quot;;TRIM([.J132]))));RIGHT(TRIM([.J132]);LEN(TRIM([.J132]))-FIND(&quot; &quot;;TRIM([.J132])));&quot;&quot;)">
            <text:p/>
          </table:table-cell>
          <table:table-cell table:formula="of:=IF(NOT(ISERR(FIND(&quot; &quot;;TRIM([.I132]))));LEFT(TRIM([.I132]);SEARCH(&quot;\s(?:.(?!\s))+$&quot;;TRIM([.I132])));&quot;&quot;)">
            <text:p/>
          </table:table-cell>
          <table:table-cell table:formula="of:=IF(NOT(ISERR(FIND(&quot; &quot;;TRIM([.I132]))));RIGHT(TRIM([.I132]);LEN(TRIM([.I132]))-SEARCH(&quot;\s(?:.(?!\s))+$&quot;;TRIM([.I13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3]))));LEFT(TRIM([.J133]);FIND(&quot; &quot;;TRIM([.J133]))-1);&quot;&quot;)">
            <text:p/>
          </table:table-cell>
          <table:table-cell table:formula="of:=IF(NOT(ISERR(FIND(&quot; &quot;;TRIM([.J133]))));RIGHT(TRIM([.J133]);LEN(TRIM([.J133]))-FIND(&quot; &quot;;TRIM([.J133])));&quot;&quot;)">
            <text:p/>
          </table:table-cell>
          <table:table-cell table:formula="of:=IF(NOT(ISERR(FIND(&quot; &quot;;TRIM([.I133]))));LEFT(TRIM([.I133]);SEARCH(&quot;\s(?:.(?!\s))+$&quot;;TRIM([.I133])));&quot;&quot;)">
            <text:p/>
          </table:table-cell>
          <table:table-cell table:formula="of:=IF(NOT(ISERR(FIND(&quot; &quot;;TRIM([.I133]))));RIGHT(TRIM([.I133]);LEN(TRIM([.I133]))-SEARCH(&quot;\s(?:.(?!\s))+$&quot;;TRIM([.I13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4]))));LEFT(TRIM([.J134]);FIND(&quot; &quot;;TRIM([.J134]))-1);&quot;&quot;)">
            <text:p/>
          </table:table-cell>
          <table:table-cell table:formula="of:=IF(NOT(ISERR(FIND(&quot; &quot;;TRIM([.J134]))));RIGHT(TRIM([.J134]);LEN(TRIM([.J134]))-FIND(&quot; &quot;;TRIM([.J134])));&quot;&quot;)">
            <text:p/>
          </table:table-cell>
          <table:table-cell table:formula="of:=IF(NOT(ISERR(FIND(&quot; &quot;;TRIM([.I134]))));LEFT(TRIM([.I134]);SEARCH(&quot;\s(?:.(?!\s))+$&quot;;TRIM([.I134])));&quot;&quot;)">
            <text:p/>
          </table:table-cell>
          <table:table-cell table:formula="of:=IF(NOT(ISERR(FIND(&quot; &quot;;TRIM([.I134]))));RIGHT(TRIM([.I134]);LEN(TRIM([.I134]))-SEARCH(&quot;\s(?:.(?!\s))+$&quot;;TRIM([.I13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5]))));LEFT(TRIM([.J135]);FIND(&quot; &quot;;TRIM([.J135]))-1);&quot;&quot;)">
            <text:p/>
          </table:table-cell>
          <table:table-cell table:formula="of:=IF(NOT(ISERR(FIND(&quot; &quot;;TRIM([.J135]))));RIGHT(TRIM([.J135]);LEN(TRIM([.J135]))-FIND(&quot; &quot;;TRIM([.J135])));&quot;&quot;)">
            <text:p/>
          </table:table-cell>
          <table:table-cell table:formula="of:=IF(NOT(ISERR(FIND(&quot; &quot;;TRIM([.I135]))));LEFT(TRIM([.I135]);SEARCH(&quot;\s(?:.(?!\s))+$&quot;;TRIM([.I135])));&quot;&quot;)">
            <text:p/>
          </table:table-cell>
          <table:table-cell table:formula="of:=IF(NOT(ISERR(FIND(&quot; &quot;;TRIM([.I135]))));RIGHT(TRIM([.I135]);LEN(TRIM([.I135]))-SEARCH(&quot;\s(?:.(?!\s))+$&quot;;TRIM([.I13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6]))));LEFT(TRIM([.J136]);FIND(&quot; &quot;;TRIM([.J136]))-1);&quot;&quot;)">
            <text:p/>
          </table:table-cell>
          <table:table-cell table:formula="of:=IF(NOT(ISERR(FIND(&quot; &quot;;TRIM([.J136]))));RIGHT(TRIM([.J136]);LEN(TRIM([.J136]))-FIND(&quot; &quot;;TRIM([.J136])));&quot;&quot;)">
            <text:p/>
          </table:table-cell>
          <table:table-cell table:formula="of:=IF(NOT(ISERR(FIND(&quot; &quot;;TRIM([.I136]))));LEFT(TRIM([.I136]);SEARCH(&quot;\s(?:.(?!\s))+$&quot;;TRIM([.I136])));&quot;&quot;)">
            <text:p/>
          </table:table-cell>
          <table:table-cell table:formula="of:=IF(NOT(ISERR(FIND(&quot; &quot;;TRIM([.I136]))));RIGHT(TRIM([.I136]);LEN(TRIM([.I136]))-SEARCH(&quot;\s(?:.(?!\s))+$&quot;;TRIM([.I13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7]))));LEFT(TRIM([.J137]);FIND(&quot; &quot;;TRIM([.J137]))-1);&quot;&quot;)">
            <text:p/>
          </table:table-cell>
          <table:table-cell table:formula="of:=IF(NOT(ISERR(FIND(&quot; &quot;;TRIM([.J137]))));RIGHT(TRIM([.J137]);LEN(TRIM([.J137]))-FIND(&quot; &quot;;TRIM([.J137])));&quot;&quot;)">
            <text:p/>
          </table:table-cell>
          <table:table-cell table:formula="of:=IF(NOT(ISERR(FIND(&quot; &quot;;TRIM([.I137]))));LEFT(TRIM([.I137]);SEARCH(&quot;\s(?:.(?!\s))+$&quot;;TRIM([.I137])));&quot;&quot;)">
            <text:p/>
          </table:table-cell>
          <table:table-cell table:formula="of:=IF(NOT(ISERR(FIND(&quot; &quot;;TRIM([.I137]))));RIGHT(TRIM([.I137]);LEN(TRIM([.I137]))-SEARCH(&quot;\s(?:.(?!\s))+$&quot;;TRIM([.I13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8]))));LEFT(TRIM([.J138]);FIND(&quot; &quot;;TRIM([.J138]))-1);&quot;&quot;)">
            <text:p/>
          </table:table-cell>
          <table:table-cell table:formula="of:=IF(NOT(ISERR(FIND(&quot; &quot;;TRIM([.J138]))));RIGHT(TRIM([.J138]);LEN(TRIM([.J138]))-FIND(&quot; &quot;;TRIM([.J138])));&quot;&quot;)">
            <text:p/>
          </table:table-cell>
          <table:table-cell table:formula="of:=IF(NOT(ISERR(FIND(&quot; &quot;;TRIM([.I138]))));LEFT(TRIM([.I138]);SEARCH(&quot;\s(?:.(?!\s))+$&quot;;TRIM([.I138])));&quot;&quot;)">
            <text:p/>
          </table:table-cell>
          <table:table-cell table:formula="of:=IF(NOT(ISERR(FIND(&quot; &quot;;TRIM([.I138]))));RIGHT(TRIM([.I138]);LEN(TRIM([.I138]))-SEARCH(&quot;\s(?:.(?!\s))+$&quot;;TRIM([.I13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9]))));LEFT(TRIM([.J139]);FIND(&quot; &quot;;TRIM([.J139]))-1);&quot;&quot;)">
            <text:p/>
          </table:table-cell>
          <table:table-cell table:formula="of:=IF(NOT(ISERR(FIND(&quot; &quot;;TRIM([.J139]))));RIGHT(TRIM([.J139]);LEN(TRIM([.J139]))-FIND(&quot; &quot;;TRIM([.J139])));&quot;&quot;)">
            <text:p/>
          </table:table-cell>
          <table:table-cell table:formula="of:=IF(NOT(ISERR(FIND(&quot; &quot;;TRIM([.I139]))));LEFT(TRIM([.I139]);SEARCH(&quot;\s(?:.(?!\s))+$&quot;;TRIM([.I139])));&quot;&quot;)">
            <text:p/>
          </table:table-cell>
          <table:table-cell table:formula="of:=IF(NOT(ISERR(FIND(&quot; &quot;;TRIM([.I139]))));RIGHT(TRIM([.I139]);LEN(TRIM([.I139]))-SEARCH(&quot;\s(?:.(?!\s))+$&quot;;TRIM([.I13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0]))));LEFT(TRIM([.J140]);FIND(&quot; &quot;;TRIM([.J140]))-1);&quot;&quot;)">
            <text:p/>
          </table:table-cell>
          <table:table-cell table:formula="of:=IF(NOT(ISERR(FIND(&quot; &quot;;TRIM([.J140]))));RIGHT(TRIM([.J140]);LEN(TRIM([.J140]))-FIND(&quot; &quot;;TRIM([.J140])));&quot;&quot;)">
            <text:p/>
          </table:table-cell>
          <table:table-cell table:formula="of:=IF(NOT(ISERR(FIND(&quot; &quot;;TRIM([.I140]))));LEFT(TRIM([.I140]);SEARCH(&quot;\s(?:.(?!\s))+$&quot;;TRIM([.I140])));&quot;&quot;)">
            <text:p/>
          </table:table-cell>
          <table:table-cell table:formula="of:=IF(NOT(ISERR(FIND(&quot; &quot;;TRIM([.I140]))));RIGHT(TRIM([.I140]);LEN(TRIM([.I140]))-SEARCH(&quot;\s(?:.(?!\s))+$&quot;;TRIM([.I14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1]))));LEFT(TRIM([.J141]);FIND(&quot; &quot;;TRIM([.J141]))-1);&quot;&quot;)">
            <text:p/>
          </table:table-cell>
          <table:table-cell table:formula="of:=IF(NOT(ISERR(FIND(&quot; &quot;;TRIM([.J141]))));RIGHT(TRIM([.J141]);LEN(TRIM([.J141]))-FIND(&quot; &quot;;TRIM([.J141])));&quot;&quot;)">
            <text:p/>
          </table:table-cell>
          <table:table-cell table:formula="of:=IF(NOT(ISERR(FIND(&quot; &quot;;TRIM([.I141]))));LEFT(TRIM([.I141]);SEARCH(&quot;\s(?:.(?!\s))+$&quot;;TRIM([.I141])));&quot;&quot;)">
            <text:p/>
          </table:table-cell>
          <table:table-cell table:formula="of:=IF(NOT(ISERR(FIND(&quot; &quot;;TRIM([.I141]))));RIGHT(TRIM([.I141]);LEN(TRIM([.I141]))-SEARCH(&quot;\s(?:.(?!\s))+$&quot;;TRIM([.I14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2]))));LEFT(TRIM([.J142]);FIND(&quot; &quot;;TRIM([.J142]))-1);&quot;&quot;)">
            <text:p/>
          </table:table-cell>
          <table:table-cell table:formula="of:=IF(NOT(ISERR(FIND(&quot; &quot;;TRIM([.J142]))));RIGHT(TRIM([.J142]);LEN(TRIM([.J142]))-FIND(&quot; &quot;;TRIM([.J142])));&quot;&quot;)">
            <text:p/>
          </table:table-cell>
          <table:table-cell table:formula="of:=IF(NOT(ISERR(FIND(&quot; &quot;;TRIM([.I142]))));LEFT(TRIM([.I142]);SEARCH(&quot;\s(?:.(?!\s))+$&quot;;TRIM([.I142])));&quot;&quot;)">
            <text:p/>
          </table:table-cell>
          <table:table-cell table:formula="of:=IF(NOT(ISERR(FIND(&quot; &quot;;TRIM([.I142]))));RIGHT(TRIM([.I142]);LEN(TRIM([.I142]))-SEARCH(&quot;\s(?:.(?!\s))+$&quot;;TRIM([.I14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3]))));LEFT(TRIM([.J143]);FIND(&quot; &quot;;TRIM([.J143]))-1);&quot;&quot;)">
            <text:p/>
          </table:table-cell>
          <table:table-cell table:formula="of:=IF(NOT(ISERR(FIND(&quot; &quot;;TRIM([.J143]))));RIGHT(TRIM([.J143]);LEN(TRIM([.J143]))-FIND(&quot; &quot;;TRIM([.J143])));&quot;&quot;)">
            <text:p/>
          </table:table-cell>
          <table:table-cell table:formula="of:=IF(NOT(ISERR(FIND(&quot; &quot;;TRIM([.I143]))));LEFT(TRIM([.I143]);SEARCH(&quot;\s(?:.(?!\s))+$&quot;;TRIM([.I143])));&quot;&quot;)">
            <text:p/>
          </table:table-cell>
          <table:table-cell table:formula="of:=IF(NOT(ISERR(FIND(&quot; &quot;;TRIM([.I143]))));RIGHT(TRIM([.I143]);LEN(TRIM([.I143]))-SEARCH(&quot;\s(?:.(?!\s))+$&quot;;TRIM([.I14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4]))));LEFT(TRIM([.J144]);FIND(&quot; &quot;;TRIM([.J144]))-1);&quot;&quot;)">
            <text:p/>
          </table:table-cell>
          <table:table-cell table:formula="of:=IF(NOT(ISERR(FIND(&quot; &quot;;TRIM([.J144]))));RIGHT(TRIM([.J144]);LEN(TRIM([.J144]))-FIND(&quot; &quot;;TRIM([.J144])));&quot;&quot;)">
            <text:p/>
          </table:table-cell>
          <table:table-cell table:formula="of:=IF(NOT(ISERR(FIND(&quot; &quot;;TRIM([.I144]))));LEFT(TRIM([.I144]);SEARCH(&quot;\s(?:.(?!\s))+$&quot;;TRIM([.I144])));&quot;&quot;)">
            <text:p/>
          </table:table-cell>
          <table:table-cell table:formula="of:=IF(NOT(ISERR(FIND(&quot; &quot;;TRIM([.I144]))));RIGHT(TRIM([.I144]);LEN(TRIM([.I144]))-SEARCH(&quot;\s(?:.(?!\s))+$&quot;;TRIM([.I14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5]))));LEFT(TRIM([.J145]);FIND(&quot; &quot;;TRIM([.J145]))-1);&quot;&quot;)">
            <text:p/>
          </table:table-cell>
          <table:table-cell table:formula="of:=IF(NOT(ISERR(FIND(&quot; &quot;;TRIM([.J145]))));RIGHT(TRIM([.J145]);LEN(TRIM([.J145]))-FIND(&quot; &quot;;TRIM([.J145])));&quot;&quot;)">
            <text:p/>
          </table:table-cell>
          <table:table-cell table:formula="of:=IF(NOT(ISERR(FIND(&quot; &quot;;TRIM([.I145]))));LEFT(TRIM([.I145]);SEARCH(&quot;\s(?:.(?!\s))+$&quot;;TRIM([.I145])));&quot;&quot;)">
            <text:p/>
          </table:table-cell>
          <table:table-cell table:formula="of:=IF(NOT(ISERR(FIND(&quot; &quot;;TRIM([.I145]))));RIGHT(TRIM([.I145]);LEN(TRIM([.I145]))-SEARCH(&quot;\s(?:.(?!\s))+$&quot;;TRIM([.I14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6]))));LEFT(TRIM([.J146]);FIND(&quot; &quot;;TRIM([.J146]))-1);&quot;&quot;)">
            <text:p/>
          </table:table-cell>
          <table:table-cell table:formula="of:=IF(NOT(ISERR(FIND(&quot; &quot;;TRIM([.J146]))));RIGHT(TRIM([.J146]);LEN(TRIM([.J146]))-FIND(&quot; &quot;;TRIM([.J146])));&quot;&quot;)">
            <text:p/>
          </table:table-cell>
          <table:table-cell table:formula="of:=IF(NOT(ISERR(FIND(&quot; &quot;;TRIM([.I146]))));LEFT(TRIM([.I146]);SEARCH(&quot;\s(?:.(?!\s))+$&quot;;TRIM([.I146])));&quot;&quot;)">
            <text:p/>
          </table:table-cell>
          <table:table-cell table:formula="of:=IF(NOT(ISERR(FIND(&quot; &quot;;TRIM([.I146]))));RIGHT(TRIM([.I146]);LEN(TRIM([.I146]))-SEARCH(&quot;\s(?:.(?!\s))+$&quot;;TRIM([.I14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7]))));LEFT(TRIM([.J147]);FIND(&quot; &quot;;TRIM([.J147]))-1);&quot;&quot;)">
            <text:p/>
          </table:table-cell>
          <table:table-cell table:formula="of:=IF(NOT(ISERR(FIND(&quot; &quot;;TRIM([.J147]))));RIGHT(TRIM([.J147]);LEN(TRIM([.J147]))-FIND(&quot; &quot;;TRIM([.J147])));&quot;&quot;)">
            <text:p/>
          </table:table-cell>
          <table:table-cell table:formula="of:=IF(NOT(ISERR(FIND(&quot; &quot;;TRIM([.I147]))));LEFT(TRIM([.I147]);SEARCH(&quot;\s(?:.(?!\s))+$&quot;;TRIM([.I147])));&quot;&quot;)">
            <text:p/>
          </table:table-cell>
          <table:table-cell table:formula="of:=IF(NOT(ISERR(FIND(&quot; &quot;;TRIM([.I147]))));RIGHT(TRIM([.I147]);LEN(TRIM([.I147]))-SEARCH(&quot;\s(?:.(?!\s))+$&quot;;TRIM([.I14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8]))));LEFT(TRIM([.J148]);FIND(&quot; &quot;;TRIM([.J148]))-1);&quot;&quot;)">
            <text:p/>
          </table:table-cell>
          <table:table-cell table:formula="of:=IF(NOT(ISERR(FIND(&quot; &quot;;TRIM([.J148]))));RIGHT(TRIM([.J148]);LEN(TRIM([.J148]))-FIND(&quot; &quot;;TRIM([.J148])));&quot;&quot;)">
            <text:p/>
          </table:table-cell>
          <table:table-cell table:formula="of:=IF(NOT(ISERR(FIND(&quot; &quot;;TRIM([.I148]))));LEFT(TRIM([.I148]);SEARCH(&quot;\s(?:.(?!\s))+$&quot;;TRIM([.I148])));&quot;&quot;)">
            <text:p/>
          </table:table-cell>
          <table:table-cell table:formula="of:=IF(NOT(ISERR(FIND(&quot; &quot;;TRIM([.I148]))));RIGHT(TRIM([.I148]);LEN(TRIM([.I148]))-SEARCH(&quot;\s(?:.(?!\s))+$&quot;;TRIM([.I14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9]))));LEFT(TRIM([.J149]);FIND(&quot; &quot;;TRIM([.J149]))-1);&quot;&quot;)">
            <text:p/>
          </table:table-cell>
          <table:table-cell table:formula="of:=IF(NOT(ISERR(FIND(&quot; &quot;;TRIM([.J149]))));RIGHT(TRIM([.J149]);LEN(TRIM([.J149]))-FIND(&quot; &quot;;TRIM([.J149])));&quot;&quot;)">
            <text:p/>
          </table:table-cell>
          <table:table-cell table:formula="of:=IF(NOT(ISERR(FIND(&quot; &quot;;TRIM([.I149]))));LEFT(TRIM([.I149]);SEARCH(&quot;\s(?:.(?!\s))+$&quot;;TRIM([.I149])));&quot;&quot;)">
            <text:p/>
          </table:table-cell>
          <table:table-cell table:formula="of:=IF(NOT(ISERR(FIND(&quot; &quot;;TRIM([.I149]))));RIGHT(TRIM([.I149]);LEN(TRIM([.I149]))-SEARCH(&quot;\s(?:.(?!\s))+$&quot;;TRIM([.I14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0]))));LEFT(TRIM([.J150]);FIND(&quot; &quot;;TRIM([.J150]))-1);&quot;&quot;)">
            <text:p/>
          </table:table-cell>
          <table:table-cell table:formula="of:=IF(NOT(ISERR(FIND(&quot; &quot;;TRIM([.J150]))));RIGHT(TRIM([.J150]);LEN(TRIM([.J150]))-FIND(&quot; &quot;;TRIM([.J150])));&quot;&quot;)">
            <text:p/>
          </table:table-cell>
          <table:table-cell table:formula="of:=IF(NOT(ISERR(FIND(&quot; &quot;;TRIM([.I150]))));LEFT(TRIM([.I150]);SEARCH(&quot;\s(?:.(?!\s))+$&quot;;TRIM([.I150])));&quot;&quot;)">
            <text:p/>
          </table:table-cell>
          <table:table-cell table:formula="of:=IF(NOT(ISERR(FIND(&quot; &quot;;TRIM([.I150]))));RIGHT(TRIM([.I150]);LEN(TRIM([.I150]))-SEARCH(&quot;\s(?:.(?!\s))+$&quot;;TRIM([.I15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1]))));LEFT(TRIM([.J151]);FIND(&quot; &quot;;TRIM([.J151]))-1);&quot;&quot;)">
            <text:p/>
          </table:table-cell>
          <table:table-cell table:formula="of:=IF(NOT(ISERR(FIND(&quot; &quot;;TRIM([.J151]))));RIGHT(TRIM([.J151]);LEN(TRIM([.J151]))-FIND(&quot; &quot;;TRIM([.J151])));&quot;&quot;)">
            <text:p/>
          </table:table-cell>
          <table:table-cell table:formula="of:=IF(NOT(ISERR(FIND(&quot; &quot;;TRIM([.I151]))));LEFT(TRIM([.I151]);SEARCH(&quot;\s(?:.(?!\s))+$&quot;;TRIM([.I151])));&quot;&quot;)">
            <text:p/>
          </table:table-cell>
          <table:table-cell table:formula="of:=IF(NOT(ISERR(FIND(&quot; &quot;;TRIM([.I151]))));RIGHT(TRIM([.I151]);LEN(TRIM([.I151]))-SEARCH(&quot;\s(?:.(?!\s))+$&quot;;TRIM([.I15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2]))));LEFT(TRIM([.J152]);FIND(&quot; &quot;;TRIM([.J152]))-1);&quot;&quot;)">
            <text:p/>
          </table:table-cell>
          <table:table-cell table:formula="of:=IF(NOT(ISERR(FIND(&quot; &quot;;TRIM([.J152]))));RIGHT(TRIM([.J152]);LEN(TRIM([.J152]))-FIND(&quot; &quot;;TRIM([.J152])));&quot;&quot;)">
            <text:p/>
          </table:table-cell>
          <table:table-cell table:formula="of:=IF(NOT(ISERR(FIND(&quot; &quot;;TRIM([.I152]))));LEFT(TRIM([.I152]);SEARCH(&quot;\s(?:.(?!\s))+$&quot;;TRIM([.I152])));&quot;&quot;)">
            <text:p/>
          </table:table-cell>
          <table:table-cell table:formula="of:=IF(NOT(ISERR(FIND(&quot; &quot;;TRIM([.I152]))));RIGHT(TRIM([.I152]);LEN(TRIM([.I152]))-SEARCH(&quot;\s(?:.(?!\s))+$&quot;;TRIM([.I15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3]))));LEFT(TRIM([.J153]);FIND(&quot; &quot;;TRIM([.J153]))-1);&quot;&quot;)">
            <text:p/>
          </table:table-cell>
          <table:table-cell table:formula="of:=IF(NOT(ISERR(FIND(&quot; &quot;;TRIM([.J153]))));RIGHT(TRIM([.J153]);LEN(TRIM([.J153]))-FIND(&quot; &quot;;TRIM([.J153])));&quot;&quot;)">
            <text:p/>
          </table:table-cell>
          <table:table-cell table:formula="of:=IF(NOT(ISERR(FIND(&quot; &quot;;TRIM([.I153]))));LEFT(TRIM([.I153]);SEARCH(&quot;\s(?:.(?!\s))+$&quot;;TRIM([.I153])));&quot;&quot;)">
            <text:p/>
          </table:table-cell>
          <table:table-cell table:formula="of:=IF(NOT(ISERR(FIND(&quot; &quot;;TRIM([.I153]))));RIGHT(TRIM([.I153]);LEN(TRIM([.I153]))-SEARCH(&quot;\s(?:.(?!\s))+$&quot;;TRIM([.I15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4]))));LEFT(TRIM([.J154]);FIND(&quot; &quot;;TRIM([.J154]))-1);&quot;&quot;)">
            <text:p/>
          </table:table-cell>
          <table:table-cell table:formula="of:=IF(NOT(ISERR(FIND(&quot; &quot;;TRIM([.J154]))));RIGHT(TRIM([.J154]);LEN(TRIM([.J154]))-FIND(&quot; &quot;;TRIM([.J154])));&quot;&quot;)">
            <text:p/>
          </table:table-cell>
          <table:table-cell table:formula="of:=IF(NOT(ISERR(FIND(&quot; &quot;;TRIM([.I154]))));LEFT(TRIM([.I154]);SEARCH(&quot;\s(?:.(?!\s))+$&quot;;TRIM([.I154])));&quot;&quot;)">
            <text:p/>
          </table:table-cell>
          <table:table-cell table:formula="of:=IF(NOT(ISERR(FIND(&quot; &quot;;TRIM([.I154]))));RIGHT(TRIM([.I154]);LEN(TRIM([.I154]))-SEARCH(&quot;\s(?:.(?!\s))+$&quot;;TRIM([.I15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5]))));LEFT(TRIM([.J155]);FIND(&quot; &quot;;TRIM([.J155]))-1);&quot;&quot;)">
            <text:p/>
          </table:table-cell>
          <table:table-cell table:formula="of:=IF(NOT(ISERR(FIND(&quot; &quot;;TRIM([.J155]))));RIGHT(TRIM([.J155]);LEN(TRIM([.J155]))-FIND(&quot; &quot;;TRIM([.J155])));&quot;&quot;)">
            <text:p/>
          </table:table-cell>
          <table:table-cell table:formula="of:=IF(NOT(ISERR(FIND(&quot; &quot;;TRIM([.I155]))));LEFT(TRIM([.I155]);SEARCH(&quot;\s(?:.(?!\s))+$&quot;;TRIM([.I155])));&quot;&quot;)">
            <text:p/>
          </table:table-cell>
          <table:table-cell table:formula="of:=IF(NOT(ISERR(FIND(&quot; &quot;;TRIM([.I155]))));RIGHT(TRIM([.I155]);LEN(TRIM([.I155]))-SEARCH(&quot;\s(?:.(?!\s))+$&quot;;TRIM([.I15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6]))));LEFT(TRIM([.J156]);FIND(&quot; &quot;;TRIM([.J156]))-1);&quot;&quot;)">
            <text:p/>
          </table:table-cell>
          <table:table-cell table:formula="of:=IF(NOT(ISERR(FIND(&quot; &quot;;TRIM([.J156]))));RIGHT(TRIM([.J156]);LEN(TRIM([.J156]))-FIND(&quot; &quot;;TRIM([.J156])));&quot;&quot;)">
            <text:p/>
          </table:table-cell>
          <table:table-cell table:formula="of:=IF(NOT(ISERR(FIND(&quot; &quot;;TRIM([.I156]))));LEFT(TRIM([.I156]);SEARCH(&quot;\s(?:.(?!\s))+$&quot;;TRIM([.I156])));&quot;&quot;)">
            <text:p/>
          </table:table-cell>
          <table:table-cell table:formula="of:=IF(NOT(ISERR(FIND(&quot; &quot;;TRIM([.I156]))));RIGHT(TRIM([.I156]);LEN(TRIM([.I156]))-SEARCH(&quot;\s(?:.(?!\s))+$&quot;;TRIM([.I15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7]))));LEFT(TRIM([.J157]);FIND(&quot; &quot;;TRIM([.J157]))-1);&quot;&quot;)">
            <text:p/>
          </table:table-cell>
          <table:table-cell table:formula="of:=IF(NOT(ISERR(FIND(&quot; &quot;;TRIM([.J157]))));RIGHT(TRIM([.J157]);LEN(TRIM([.J157]))-FIND(&quot; &quot;;TRIM([.J157])));&quot;&quot;)">
            <text:p/>
          </table:table-cell>
          <table:table-cell table:formula="of:=IF(NOT(ISERR(FIND(&quot; &quot;;TRIM([.I157]))));LEFT(TRIM([.I157]);SEARCH(&quot;\s(?:.(?!\s))+$&quot;;TRIM([.I157])));&quot;&quot;)">
            <text:p/>
          </table:table-cell>
          <table:table-cell table:formula="of:=IF(NOT(ISERR(FIND(&quot; &quot;;TRIM([.I157]))));RIGHT(TRIM([.I157]);LEN(TRIM([.I157]))-SEARCH(&quot;\s(?:.(?!\s))+$&quot;;TRIM([.I15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8]))));LEFT(TRIM([.J158]);FIND(&quot; &quot;;TRIM([.J158]))-1);&quot;&quot;)">
            <text:p/>
          </table:table-cell>
          <table:table-cell table:formula="of:=IF(NOT(ISERR(FIND(&quot; &quot;;TRIM([.J158]))));RIGHT(TRIM([.J158]);LEN(TRIM([.J158]))-FIND(&quot; &quot;;TRIM([.J158])));&quot;&quot;)">
            <text:p/>
          </table:table-cell>
          <table:table-cell table:formula="of:=IF(NOT(ISERR(FIND(&quot; &quot;;TRIM([.I158]))));LEFT(TRIM([.I158]);SEARCH(&quot;\s(?:.(?!\s))+$&quot;;TRIM([.I158])));&quot;&quot;)">
            <text:p/>
          </table:table-cell>
          <table:table-cell table:formula="of:=IF(NOT(ISERR(FIND(&quot; &quot;;TRIM([.I158]))));RIGHT(TRIM([.I158]);LEN(TRIM([.I158]))-SEARCH(&quot;\s(?:.(?!\s))+$&quot;;TRIM([.I15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9]))));LEFT(TRIM([.J159]);FIND(&quot; &quot;;TRIM([.J159]))-1);&quot;&quot;)">
            <text:p/>
          </table:table-cell>
          <table:table-cell table:formula="of:=IF(NOT(ISERR(FIND(&quot; &quot;;TRIM([.J159]))));RIGHT(TRIM([.J159]);LEN(TRIM([.J159]))-FIND(&quot; &quot;;TRIM([.J159])));&quot;&quot;)">
            <text:p/>
          </table:table-cell>
          <table:table-cell table:formula="of:=IF(NOT(ISERR(FIND(&quot; &quot;;TRIM([.I159]))));LEFT(TRIM([.I159]);SEARCH(&quot;\s(?:.(?!\s))+$&quot;;TRIM([.I159])));&quot;&quot;)">
            <text:p/>
          </table:table-cell>
          <table:table-cell table:formula="of:=IF(NOT(ISERR(FIND(&quot; &quot;;TRIM([.I159]))));RIGHT(TRIM([.I159]);LEN(TRIM([.I159]))-SEARCH(&quot;\s(?:.(?!\s))+$&quot;;TRIM([.I15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0]))));LEFT(TRIM([.J160]);FIND(&quot; &quot;;TRIM([.J160]))-1);&quot;&quot;)">
            <text:p/>
          </table:table-cell>
          <table:table-cell table:formula="of:=IF(NOT(ISERR(FIND(&quot; &quot;;TRIM([.J160]))));RIGHT(TRIM([.J160]);LEN(TRIM([.J160]))-FIND(&quot; &quot;;TRIM([.J160])));&quot;&quot;)">
            <text:p/>
          </table:table-cell>
          <table:table-cell table:formula="of:=IF(NOT(ISERR(FIND(&quot; &quot;;TRIM([.I160]))));LEFT(TRIM([.I160]);SEARCH(&quot;\s(?:.(?!\s))+$&quot;;TRIM([.I160])));&quot;&quot;)">
            <text:p/>
          </table:table-cell>
          <table:table-cell table:formula="of:=IF(NOT(ISERR(FIND(&quot; &quot;;TRIM([.I160]))));RIGHT(TRIM([.I160]);LEN(TRIM([.I160]))-SEARCH(&quot;\s(?:.(?!\s))+$&quot;;TRIM([.I16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1]))));LEFT(TRIM([.J161]);FIND(&quot; &quot;;TRIM([.J161]))-1);&quot;&quot;)">
            <text:p/>
          </table:table-cell>
          <table:table-cell table:formula="of:=IF(NOT(ISERR(FIND(&quot; &quot;;TRIM([.J161]))));RIGHT(TRIM([.J161]);LEN(TRIM([.J161]))-FIND(&quot; &quot;;TRIM([.J161])));&quot;&quot;)">
            <text:p/>
          </table:table-cell>
          <table:table-cell table:formula="of:=IF(NOT(ISERR(FIND(&quot; &quot;;TRIM([.I161]))));LEFT(TRIM([.I161]);SEARCH(&quot;\s(?:.(?!\s))+$&quot;;TRIM([.I161])));&quot;&quot;)">
            <text:p/>
          </table:table-cell>
          <table:table-cell table:formula="of:=IF(NOT(ISERR(FIND(&quot; &quot;;TRIM([.I161]))));RIGHT(TRIM([.I161]);LEN(TRIM([.I161]))-SEARCH(&quot;\s(?:.(?!\s))+$&quot;;TRIM([.I16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2]))));LEFT(TRIM([.J162]);FIND(&quot; &quot;;TRIM([.J162]))-1);&quot;&quot;)">
            <text:p/>
          </table:table-cell>
          <table:table-cell table:formula="of:=IF(NOT(ISERR(FIND(&quot; &quot;;TRIM([.J162]))));RIGHT(TRIM([.J162]);LEN(TRIM([.J162]))-FIND(&quot; &quot;;TRIM([.J162])));&quot;&quot;)">
            <text:p/>
          </table:table-cell>
          <table:table-cell table:formula="of:=IF(NOT(ISERR(FIND(&quot; &quot;;TRIM([.I162]))));LEFT(TRIM([.I162]);SEARCH(&quot;\s(?:.(?!\s))+$&quot;;TRIM([.I162])));&quot;&quot;)">
            <text:p/>
          </table:table-cell>
          <table:table-cell table:formula="of:=IF(NOT(ISERR(FIND(&quot; &quot;;TRIM([.I162]))));RIGHT(TRIM([.I162]);LEN(TRIM([.I162]))-SEARCH(&quot;\s(?:.(?!\s))+$&quot;;TRIM([.I16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3]))));LEFT(TRIM([.J163]);FIND(&quot; &quot;;TRIM([.J163]))-1);&quot;&quot;)">
            <text:p/>
          </table:table-cell>
          <table:table-cell table:formula="of:=IF(NOT(ISERR(FIND(&quot; &quot;;TRIM([.J163]))));RIGHT(TRIM([.J163]);LEN(TRIM([.J163]))-FIND(&quot; &quot;;TRIM([.J163])));&quot;&quot;)">
            <text:p/>
          </table:table-cell>
          <table:table-cell table:formula="of:=IF(NOT(ISERR(FIND(&quot; &quot;;TRIM([.I163]))));LEFT(TRIM([.I163]);SEARCH(&quot;\s(?:.(?!\s))+$&quot;;TRIM([.I163])));&quot;&quot;)">
            <text:p/>
          </table:table-cell>
          <table:table-cell table:formula="of:=IF(NOT(ISERR(FIND(&quot; &quot;;TRIM([.I163]))));RIGHT(TRIM([.I163]);LEN(TRIM([.I163]))-SEARCH(&quot;\s(?:.(?!\s))+$&quot;;TRIM([.I16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4]))));LEFT(TRIM([.J164]);FIND(&quot; &quot;;TRIM([.J164]))-1);&quot;&quot;)">
            <text:p/>
          </table:table-cell>
          <table:table-cell table:formula="of:=IF(NOT(ISERR(FIND(&quot; &quot;;TRIM([.J164]))));RIGHT(TRIM([.J164]);LEN(TRIM([.J164]))-FIND(&quot; &quot;;TRIM([.J164])));&quot;&quot;)">
            <text:p/>
          </table:table-cell>
          <table:table-cell table:formula="of:=IF(NOT(ISERR(FIND(&quot; &quot;;TRIM([.I164]))));LEFT(TRIM([.I164]);SEARCH(&quot;\s(?:.(?!\s))+$&quot;;TRIM([.I164])));&quot;&quot;)">
            <text:p/>
          </table:table-cell>
          <table:table-cell table:formula="of:=IF(NOT(ISERR(FIND(&quot; &quot;;TRIM([.I164]))));RIGHT(TRIM([.I164]);LEN(TRIM([.I164]))-SEARCH(&quot;\s(?:.(?!\s))+$&quot;;TRIM([.I16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5]))));LEFT(TRIM([.J165]);FIND(&quot; &quot;;TRIM([.J165]))-1);&quot;&quot;)">
            <text:p/>
          </table:table-cell>
          <table:table-cell table:formula="of:=IF(NOT(ISERR(FIND(&quot; &quot;;TRIM([.J165]))));RIGHT(TRIM([.J165]);LEN(TRIM([.J165]))-FIND(&quot; &quot;;TRIM([.J165])));&quot;&quot;)">
            <text:p/>
          </table:table-cell>
          <table:table-cell table:formula="of:=IF(NOT(ISERR(FIND(&quot; &quot;;TRIM([.I165]))));LEFT(TRIM([.I165]);SEARCH(&quot;\s(?:.(?!\s))+$&quot;;TRIM([.I165])));&quot;&quot;)">
            <text:p/>
          </table:table-cell>
          <table:table-cell table:formula="of:=IF(NOT(ISERR(FIND(&quot; &quot;;TRIM([.I165]))));RIGHT(TRIM([.I165]);LEN(TRIM([.I165]))-SEARCH(&quot;\s(?:.(?!\s))+$&quot;;TRIM([.I16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6]))));LEFT(TRIM([.J166]);FIND(&quot; &quot;;TRIM([.J166]))-1);&quot;&quot;)">
            <text:p/>
          </table:table-cell>
          <table:table-cell table:formula="of:=IF(NOT(ISERR(FIND(&quot; &quot;;TRIM([.J166]))));RIGHT(TRIM([.J166]);LEN(TRIM([.J166]))-FIND(&quot; &quot;;TRIM([.J166])));&quot;&quot;)">
            <text:p/>
          </table:table-cell>
          <table:table-cell table:formula="of:=IF(NOT(ISERR(FIND(&quot; &quot;;TRIM([.I166]))));LEFT(TRIM([.I166]);SEARCH(&quot;\s(?:.(?!\s))+$&quot;;TRIM([.I166])));&quot;&quot;)">
            <text:p/>
          </table:table-cell>
          <table:table-cell table:formula="of:=IF(NOT(ISERR(FIND(&quot; &quot;;TRIM([.I166]))));RIGHT(TRIM([.I166]);LEN(TRIM([.I166]))-SEARCH(&quot;\s(?:.(?!\s))+$&quot;;TRIM([.I16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7]))));LEFT(TRIM([.J167]);FIND(&quot; &quot;;TRIM([.J167]))-1);&quot;&quot;)">
            <text:p/>
          </table:table-cell>
          <table:table-cell table:formula="of:=IF(NOT(ISERR(FIND(&quot; &quot;;TRIM([.J167]))));RIGHT(TRIM([.J167]);LEN(TRIM([.J167]))-FIND(&quot; &quot;;TRIM([.J167])));&quot;&quot;)">
            <text:p/>
          </table:table-cell>
          <table:table-cell table:formula="of:=IF(NOT(ISERR(FIND(&quot; &quot;;TRIM([.I167]))));LEFT(TRIM([.I167]);SEARCH(&quot;\s(?:.(?!\s))+$&quot;;TRIM([.I167])));&quot;&quot;)">
            <text:p/>
          </table:table-cell>
          <table:table-cell table:formula="of:=IF(NOT(ISERR(FIND(&quot; &quot;;TRIM([.I167]))));RIGHT(TRIM([.I167]);LEN(TRIM([.I167]))-SEARCH(&quot;\s(?:.(?!\s))+$&quot;;TRIM([.I16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8]))));LEFT(TRIM([.J168]);FIND(&quot; &quot;;TRIM([.J168]))-1);&quot;&quot;)">
            <text:p/>
          </table:table-cell>
          <table:table-cell table:formula="of:=IF(NOT(ISERR(FIND(&quot; &quot;;TRIM([.J168]))));RIGHT(TRIM([.J168]);LEN(TRIM([.J168]))-FIND(&quot; &quot;;TRIM([.J168])));&quot;&quot;)">
            <text:p/>
          </table:table-cell>
          <table:table-cell table:formula="of:=IF(NOT(ISERR(FIND(&quot; &quot;;TRIM([.I168]))));LEFT(TRIM([.I168]);SEARCH(&quot;\s(?:.(?!\s))+$&quot;;TRIM([.I168])));&quot;&quot;)">
            <text:p/>
          </table:table-cell>
          <table:table-cell table:formula="of:=IF(NOT(ISERR(FIND(&quot; &quot;;TRIM([.I168]))));RIGHT(TRIM([.I168]);LEN(TRIM([.I168]))-SEARCH(&quot;\s(?:.(?!\s))+$&quot;;TRIM([.I16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9]))));LEFT(TRIM([.J169]);FIND(&quot; &quot;;TRIM([.J169]))-1);&quot;&quot;)">
            <text:p/>
          </table:table-cell>
          <table:table-cell table:formula="of:=IF(NOT(ISERR(FIND(&quot; &quot;;TRIM([.J169]))));RIGHT(TRIM([.J169]);LEN(TRIM([.J169]))-FIND(&quot; &quot;;TRIM([.J169])));&quot;&quot;)">
            <text:p/>
          </table:table-cell>
          <table:table-cell table:formula="of:=IF(NOT(ISERR(FIND(&quot; &quot;;TRIM([.I169]))));LEFT(TRIM([.I169]);SEARCH(&quot;\s(?:.(?!\s))+$&quot;;TRIM([.I169])));&quot;&quot;)">
            <text:p/>
          </table:table-cell>
          <table:table-cell table:formula="of:=IF(NOT(ISERR(FIND(&quot; &quot;;TRIM([.I169]))));RIGHT(TRIM([.I169]);LEN(TRIM([.I169]))-SEARCH(&quot;\s(?:.(?!\s))+$&quot;;TRIM([.I16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0]))));LEFT(TRIM([.J170]);FIND(&quot; &quot;;TRIM([.J170]))-1);&quot;&quot;)">
            <text:p/>
          </table:table-cell>
          <table:table-cell table:formula="of:=IF(NOT(ISERR(FIND(&quot; &quot;;TRIM([.J170]))));RIGHT(TRIM([.J170]);LEN(TRIM([.J170]))-FIND(&quot; &quot;;TRIM([.J170])));&quot;&quot;)">
            <text:p/>
          </table:table-cell>
          <table:table-cell table:formula="of:=IF(NOT(ISERR(FIND(&quot; &quot;;TRIM([.I170]))));LEFT(TRIM([.I170]);SEARCH(&quot;\s(?:.(?!\s))+$&quot;;TRIM([.I170])));&quot;&quot;)">
            <text:p/>
          </table:table-cell>
          <table:table-cell table:formula="of:=IF(NOT(ISERR(FIND(&quot; &quot;;TRIM([.I170]))));RIGHT(TRIM([.I170]);LEN(TRIM([.I170]))-SEARCH(&quot;\s(?:.(?!\s))+$&quot;;TRIM([.I17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1]))));LEFT(TRIM([.J171]);FIND(&quot; &quot;;TRIM([.J171]))-1);&quot;&quot;)">
            <text:p/>
          </table:table-cell>
          <table:table-cell table:formula="of:=IF(NOT(ISERR(FIND(&quot; &quot;;TRIM([.J171]))));RIGHT(TRIM([.J171]);LEN(TRIM([.J171]))-FIND(&quot; &quot;;TRIM([.J171])));&quot;&quot;)">
            <text:p/>
          </table:table-cell>
          <table:table-cell table:formula="of:=IF(NOT(ISERR(FIND(&quot; &quot;;TRIM([.I171]))));LEFT(TRIM([.I171]);SEARCH(&quot;\s(?:.(?!\s))+$&quot;;TRIM([.I171])));&quot;&quot;)">
            <text:p/>
          </table:table-cell>
          <table:table-cell table:formula="of:=IF(NOT(ISERR(FIND(&quot; &quot;;TRIM([.I171]))));RIGHT(TRIM([.I171]);LEN(TRIM([.I171]))-SEARCH(&quot;\s(?:.(?!\s))+$&quot;;TRIM([.I17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2]))));LEFT(TRIM([.J172]);FIND(&quot; &quot;;TRIM([.J172]))-1);&quot;&quot;)">
            <text:p/>
          </table:table-cell>
          <table:table-cell table:formula="of:=IF(NOT(ISERR(FIND(&quot; &quot;;TRIM([.J172]))));RIGHT(TRIM([.J172]);LEN(TRIM([.J172]))-FIND(&quot; &quot;;TRIM([.J172])));&quot;&quot;)">
            <text:p/>
          </table:table-cell>
          <table:table-cell table:formula="of:=IF(NOT(ISERR(FIND(&quot; &quot;;TRIM([.I172]))));LEFT(TRIM([.I172]);SEARCH(&quot;\s(?:.(?!\s))+$&quot;;TRIM([.I172])));&quot;&quot;)">
            <text:p/>
          </table:table-cell>
          <table:table-cell table:formula="of:=IF(NOT(ISERR(FIND(&quot; &quot;;TRIM([.I172]))));RIGHT(TRIM([.I172]);LEN(TRIM([.I172]))-SEARCH(&quot;\s(?:.(?!\s))+$&quot;;TRIM([.I17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3]))));LEFT(TRIM([.J173]);FIND(&quot; &quot;;TRIM([.J173]))-1);&quot;&quot;)">
            <text:p/>
          </table:table-cell>
          <table:table-cell table:formula="of:=IF(NOT(ISERR(FIND(&quot; &quot;;TRIM([.J173]))));RIGHT(TRIM([.J173]);LEN(TRIM([.J173]))-FIND(&quot; &quot;;TRIM([.J173])));&quot;&quot;)">
            <text:p/>
          </table:table-cell>
          <table:table-cell table:formula="of:=IF(NOT(ISERR(FIND(&quot; &quot;;TRIM([.I173]))));LEFT(TRIM([.I173]);SEARCH(&quot;\s(?:.(?!\s))+$&quot;;TRIM([.I173])));&quot;&quot;)">
            <text:p/>
          </table:table-cell>
          <table:table-cell table:formula="of:=IF(NOT(ISERR(FIND(&quot; &quot;;TRIM([.I173]))));RIGHT(TRIM([.I173]);LEN(TRIM([.I173]))-SEARCH(&quot;\s(?:.(?!\s))+$&quot;;TRIM([.I17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4]))));LEFT(TRIM([.J174]);FIND(&quot; &quot;;TRIM([.J174]))-1);&quot;&quot;)">
            <text:p/>
          </table:table-cell>
          <table:table-cell table:formula="of:=IF(NOT(ISERR(FIND(&quot; &quot;;TRIM([.J174]))));RIGHT(TRIM([.J174]);LEN(TRIM([.J174]))-FIND(&quot; &quot;;TRIM([.J174])));&quot;&quot;)">
            <text:p/>
          </table:table-cell>
          <table:table-cell table:formula="of:=IF(NOT(ISERR(FIND(&quot; &quot;;TRIM([.I174]))));LEFT(TRIM([.I174]);SEARCH(&quot;\s(?:.(?!\s))+$&quot;;TRIM([.I174])));&quot;&quot;)">
            <text:p/>
          </table:table-cell>
          <table:table-cell table:formula="of:=IF(NOT(ISERR(FIND(&quot; &quot;;TRIM([.I174]))));RIGHT(TRIM([.I174]);LEN(TRIM([.I174]))-SEARCH(&quot;\s(?:.(?!\s))+$&quot;;TRIM([.I17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5]))));LEFT(TRIM([.J175]);FIND(&quot; &quot;;TRIM([.J175]))-1);&quot;&quot;)">
            <text:p/>
          </table:table-cell>
          <table:table-cell table:formula="of:=IF(NOT(ISERR(FIND(&quot; &quot;;TRIM([.J175]))));RIGHT(TRIM([.J175]);LEN(TRIM([.J175]))-FIND(&quot; &quot;;TRIM([.J175])));&quot;&quot;)">
            <text:p/>
          </table:table-cell>
          <table:table-cell table:formula="of:=IF(NOT(ISERR(FIND(&quot; &quot;;TRIM([.I175]))));LEFT(TRIM([.I175]);SEARCH(&quot;\s(?:.(?!\s))+$&quot;;TRIM([.I175])));&quot;&quot;)">
            <text:p/>
          </table:table-cell>
          <table:table-cell table:formula="of:=IF(NOT(ISERR(FIND(&quot; &quot;;TRIM([.I175]))));RIGHT(TRIM([.I175]);LEN(TRIM([.I175]))-SEARCH(&quot;\s(?:.(?!\s))+$&quot;;TRIM([.I17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6]))));LEFT(TRIM([.J176]);FIND(&quot; &quot;;TRIM([.J176]))-1);&quot;&quot;)">
            <text:p/>
          </table:table-cell>
          <table:table-cell table:formula="of:=IF(NOT(ISERR(FIND(&quot; &quot;;TRIM([.J176]))));RIGHT(TRIM([.J176]);LEN(TRIM([.J176]))-FIND(&quot; &quot;;TRIM([.J176])));&quot;&quot;)">
            <text:p/>
          </table:table-cell>
          <table:table-cell table:formula="of:=IF(NOT(ISERR(FIND(&quot; &quot;;TRIM([.I176]))));LEFT(TRIM([.I176]);SEARCH(&quot;\s(?:.(?!\s))+$&quot;;TRIM([.I176])));&quot;&quot;)">
            <text:p/>
          </table:table-cell>
          <table:table-cell table:formula="of:=IF(NOT(ISERR(FIND(&quot; &quot;;TRIM([.I176]))));RIGHT(TRIM([.I176]);LEN(TRIM([.I176]))-SEARCH(&quot;\s(?:.(?!\s))+$&quot;;TRIM([.I17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7]))));LEFT(TRIM([.J177]);FIND(&quot; &quot;;TRIM([.J177]))-1);&quot;&quot;)">
            <text:p/>
          </table:table-cell>
          <table:table-cell table:formula="of:=IF(NOT(ISERR(FIND(&quot; &quot;;TRIM([.J177]))));RIGHT(TRIM([.J177]);LEN(TRIM([.J177]))-FIND(&quot; &quot;;TRIM([.J177])));&quot;&quot;)">
            <text:p/>
          </table:table-cell>
          <table:table-cell table:formula="of:=IF(NOT(ISERR(FIND(&quot; &quot;;TRIM([.I177]))));LEFT(TRIM([.I177]);SEARCH(&quot;\s(?:.(?!\s))+$&quot;;TRIM([.I177])));&quot;&quot;)">
            <text:p/>
          </table:table-cell>
          <table:table-cell table:formula="of:=IF(NOT(ISERR(FIND(&quot; &quot;;TRIM([.I177]))));RIGHT(TRIM([.I177]);LEN(TRIM([.I177]))-SEARCH(&quot;\s(?:.(?!\s))+$&quot;;TRIM([.I17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8]))));LEFT(TRIM([.J178]);FIND(&quot; &quot;;TRIM([.J178]))-1);&quot;&quot;)">
            <text:p/>
          </table:table-cell>
          <table:table-cell table:formula="of:=IF(NOT(ISERR(FIND(&quot; &quot;;TRIM([.J178]))));RIGHT(TRIM([.J178]);LEN(TRIM([.J178]))-FIND(&quot; &quot;;TRIM([.J178])));&quot;&quot;)">
            <text:p/>
          </table:table-cell>
          <table:table-cell table:formula="of:=IF(NOT(ISERR(FIND(&quot; &quot;;TRIM([.I178]))));LEFT(TRIM([.I178]);SEARCH(&quot;\s(?:.(?!\s))+$&quot;;TRIM([.I178])));&quot;&quot;)">
            <text:p/>
          </table:table-cell>
          <table:table-cell table:formula="of:=IF(NOT(ISERR(FIND(&quot; &quot;;TRIM([.I178]))));RIGHT(TRIM([.I178]);LEN(TRIM([.I178]))-SEARCH(&quot;\s(?:.(?!\s))+$&quot;;TRIM([.I17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9]))));LEFT(TRIM([.J179]);FIND(&quot; &quot;;TRIM([.J179]))-1);&quot;&quot;)">
            <text:p/>
          </table:table-cell>
          <table:table-cell table:formula="of:=IF(NOT(ISERR(FIND(&quot; &quot;;TRIM([.J179]))));RIGHT(TRIM([.J179]);LEN(TRIM([.J179]))-FIND(&quot; &quot;;TRIM([.J179])));&quot;&quot;)">
            <text:p/>
          </table:table-cell>
          <table:table-cell table:formula="of:=IF(NOT(ISERR(FIND(&quot; &quot;;TRIM([.I179]))));LEFT(TRIM([.I179]);SEARCH(&quot;\s(?:.(?!\s))+$&quot;;TRIM([.I179])));&quot;&quot;)">
            <text:p/>
          </table:table-cell>
          <table:table-cell table:formula="of:=IF(NOT(ISERR(FIND(&quot; &quot;;TRIM([.I179]))));RIGHT(TRIM([.I179]);LEN(TRIM([.I179]))-SEARCH(&quot;\s(?:.(?!\s))+$&quot;;TRIM([.I17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0]))));LEFT(TRIM([.J180]);FIND(&quot; &quot;;TRIM([.J180]))-1);&quot;&quot;)">
            <text:p/>
          </table:table-cell>
          <table:table-cell table:formula="of:=IF(NOT(ISERR(FIND(&quot; &quot;;TRIM([.J180]))));RIGHT(TRIM([.J180]);LEN(TRIM([.J180]))-FIND(&quot; &quot;;TRIM([.J180])));&quot;&quot;)">
            <text:p/>
          </table:table-cell>
          <table:table-cell table:formula="of:=IF(NOT(ISERR(FIND(&quot; &quot;;TRIM([.I180]))));LEFT(TRIM([.I180]);SEARCH(&quot;\s(?:.(?!\s))+$&quot;;TRIM([.I180])));&quot;&quot;)">
            <text:p/>
          </table:table-cell>
          <table:table-cell table:formula="of:=IF(NOT(ISERR(FIND(&quot; &quot;;TRIM([.I180]))));RIGHT(TRIM([.I180]);LEN(TRIM([.I180]))-SEARCH(&quot;\s(?:.(?!\s))+$&quot;;TRIM([.I18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1]))));LEFT(TRIM([.J181]);FIND(&quot; &quot;;TRIM([.J181]))-1);&quot;&quot;)">
            <text:p/>
          </table:table-cell>
          <table:table-cell table:formula="of:=IF(NOT(ISERR(FIND(&quot; &quot;;TRIM([.J181]))));RIGHT(TRIM([.J181]);LEN(TRIM([.J181]))-FIND(&quot; &quot;;TRIM([.J181])));&quot;&quot;)">
            <text:p/>
          </table:table-cell>
          <table:table-cell table:formula="of:=IF(NOT(ISERR(FIND(&quot; &quot;;TRIM([.I181]))));LEFT(TRIM([.I181]);SEARCH(&quot;\s(?:.(?!\s))+$&quot;;TRIM([.I181])));&quot;&quot;)">
            <text:p/>
          </table:table-cell>
          <table:table-cell table:formula="of:=IF(NOT(ISERR(FIND(&quot; &quot;;TRIM([.I181]))));RIGHT(TRIM([.I181]);LEN(TRIM([.I181]))-SEARCH(&quot;\s(?:.(?!\s))+$&quot;;TRIM([.I18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2]))));LEFT(TRIM([.J182]);FIND(&quot; &quot;;TRIM([.J182]))-1);&quot;&quot;)">
            <text:p/>
          </table:table-cell>
          <table:table-cell table:formula="of:=IF(NOT(ISERR(FIND(&quot; &quot;;TRIM([.J182]))));RIGHT(TRIM([.J182]);LEN(TRIM([.J182]))-FIND(&quot; &quot;;TRIM([.J182])));&quot;&quot;)">
            <text:p/>
          </table:table-cell>
          <table:table-cell table:formula="of:=IF(NOT(ISERR(FIND(&quot; &quot;;TRIM([.I182]))));LEFT(TRIM([.I182]);SEARCH(&quot;\s(?:.(?!\s))+$&quot;;TRIM([.I182])));&quot;&quot;)">
            <text:p/>
          </table:table-cell>
          <table:table-cell table:formula="of:=IF(NOT(ISERR(FIND(&quot; &quot;;TRIM([.I182]))));RIGHT(TRIM([.I182]);LEN(TRIM([.I182]))-SEARCH(&quot;\s(?:.(?!\s))+$&quot;;TRIM([.I18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3]))));LEFT(TRIM([.J183]);FIND(&quot; &quot;;TRIM([.J183]))-1);&quot;&quot;)">
            <text:p/>
          </table:table-cell>
          <table:table-cell table:formula="of:=IF(NOT(ISERR(FIND(&quot; &quot;;TRIM([.J183]))));RIGHT(TRIM([.J183]);LEN(TRIM([.J183]))-FIND(&quot; &quot;;TRIM([.J183])));&quot;&quot;)">
            <text:p/>
          </table:table-cell>
          <table:table-cell table:formula="of:=IF(NOT(ISERR(FIND(&quot; &quot;;TRIM([.I183]))));LEFT(TRIM([.I183]);SEARCH(&quot;\s(?:.(?!\s))+$&quot;;TRIM([.I183])));&quot;&quot;)">
            <text:p/>
          </table:table-cell>
          <table:table-cell table:formula="of:=IF(NOT(ISERR(FIND(&quot; &quot;;TRIM([.I183]))));RIGHT(TRIM([.I183]);LEN(TRIM([.I183]))-SEARCH(&quot;\s(?:.(?!\s))+$&quot;;TRIM([.I18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4]))));LEFT(TRIM([.J184]);FIND(&quot; &quot;;TRIM([.J184]))-1);&quot;&quot;)">
            <text:p/>
          </table:table-cell>
          <table:table-cell table:formula="of:=IF(NOT(ISERR(FIND(&quot; &quot;;TRIM([.J184]))));RIGHT(TRIM([.J184]);LEN(TRIM([.J184]))-FIND(&quot; &quot;;TRIM([.J184])));&quot;&quot;)">
            <text:p/>
          </table:table-cell>
          <table:table-cell table:formula="of:=IF(NOT(ISERR(FIND(&quot; &quot;;TRIM([.I184]))));LEFT(TRIM([.I184]);SEARCH(&quot;\s(?:.(?!\s))+$&quot;;TRIM([.I184])));&quot;&quot;)">
            <text:p/>
          </table:table-cell>
          <table:table-cell table:formula="of:=IF(NOT(ISERR(FIND(&quot; &quot;;TRIM([.I184]))));RIGHT(TRIM([.I184]);LEN(TRIM([.I184]))-SEARCH(&quot;\s(?:.(?!\s))+$&quot;;TRIM([.I18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5]))));LEFT(TRIM([.J185]);FIND(&quot; &quot;;TRIM([.J185]))-1);&quot;&quot;)">
            <text:p/>
          </table:table-cell>
          <table:table-cell table:formula="of:=IF(NOT(ISERR(FIND(&quot; &quot;;TRIM([.J185]))));RIGHT(TRIM([.J185]);LEN(TRIM([.J185]))-FIND(&quot; &quot;;TRIM([.J185])));&quot;&quot;)">
            <text:p/>
          </table:table-cell>
          <table:table-cell table:formula="of:=IF(NOT(ISERR(FIND(&quot; &quot;;TRIM([.I185]))));LEFT(TRIM([.I185]);SEARCH(&quot;\s(?:.(?!\s))+$&quot;;TRIM([.I185])));&quot;&quot;)">
            <text:p/>
          </table:table-cell>
          <table:table-cell table:formula="of:=IF(NOT(ISERR(FIND(&quot; &quot;;TRIM([.I185]))));RIGHT(TRIM([.I185]);LEN(TRIM([.I185]))-SEARCH(&quot;\s(?:.(?!\s))+$&quot;;TRIM([.I18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6]))));LEFT(TRIM([.J186]);FIND(&quot; &quot;;TRIM([.J186]))-1);&quot;&quot;)">
            <text:p/>
          </table:table-cell>
          <table:table-cell table:formula="of:=IF(NOT(ISERR(FIND(&quot; &quot;;TRIM([.J186]))));RIGHT(TRIM([.J186]);LEN(TRIM([.J186]))-FIND(&quot; &quot;;TRIM([.J186])));&quot;&quot;)">
            <text:p/>
          </table:table-cell>
          <table:table-cell table:formula="of:=IF(NOT(ISERR(FIND(&quot; &quot;;TRIM([.I186]))));LEFT(TRIM([.I186]);SEARCH(&quot;\s(?:.(?!\s))+$&quot;;TRIM([.I186])));&quot;&quot;)">
            <text:p/>
          </table:table-cell>
          <table:table-cell table:formula="of:=IF(NOT(ISERR(FIND(&quot; &quot;;TRIM([.I186]))));RIGHT(TRIM([.I186]);LEN(TRIM([.I186]))-SEARCH(&quot;\s(?:.(?!\s))+$&quot;;TRIM([.I18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7]))));LEFT(TRIM([.J187]);FIND(&quot; &quot;;TRIM([.J187]))-1);&quot;&quot;)">
            <text:p/>
          </table:table-cell>
          <table:table-cell table:formula="of:=IF(NOT(ISERR(FIND(&quot; &quot;;TRIM([.J187]))));RIGHT(TRIM([.J187]);LEN(TRIM([.J187]))-FIND(&quot; &quot;;TRIM([.J187])));&quot;&quot;)">
            <text:p/>
          </table:table-cell>
          <table:table-cell table:formula="of:=IF(NOT(ISERR(FIND(&quot; &quot;;TRIM([.I187]))));LEFT(TRIM([.I187]);SEARCH(&quot;\s(?:.(?!\s))+$&quot;;TRIM([.I187])));&quot;&quot;)">
            <text:p/>
          </table:table-cell>
          <table:table-cell table:formula="of:=IF(NOT(ISERR(FIND(&quot; &quot;;TRIM([.I187]))));RIGHT(TRIM([.I187]);LEN(TRIM([.I187]))-SEARCH(&quot;\s(?:.(?!\s))+$&quot;;TRIM([.I18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8]))));LEFT(TRIM([.J188]);FIND(&quot; &quot;;TRIM([.J188]))-1);&quot;&quot;)">
            <text:p/>
          </table:table-cell>
          <table:table-cell table:formula="of:=IF(NOT(ISERR(FIND(&quot; &quot;;TRIM([.J188]))));RIGHT(TRIM([.J188]);LEN(TRIM([.J188]))-FIND(&quot; &quot;;TRIM([.J188])));&quot;&quot;)">
            <text:p/>
          </table:table-cell>
          <table:table-cell table:formula="of:=IF(NOT(ISERR(FIND(&quot; &quot;;TRIM([.I188]))));LEFT(TRIM([.I188]);SEARCH(&quot;\s(?:.(?!\s))+$&quot;;TRIM([.I188])));&quot;&quot;)">
            <text:p/>
          </table:table-cell>
          <table:table-cell table:formula="of:=IF(NOT(ISERR(FIND(&quot; &quot;;TRIM([.I188]))));RIGHT(TRIM([.I188]);LEN(TRIM([.I188]))-SEARCH(&quot;\s(?:.(?!\s))+$&quot;;TRIM([.I18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9]))));LEFT(TRIM([.J189]);FIND(&quot; &quot;;TRIM([.J189]))-1);&quot;&quot;)">
            <text:p/>
          </table:table-cell>
          <table:table-cell table:formula="of:=IF(NOT(ISERR(FIND(&quot; &quot;;TRIM([.J189]))));RIGHT(TRIM([.J189]);LEN(TRIM([.J189]))-FIND(&quot; &quot;;TRIM([.J189])));&quot;&quot;)">
            <text:p/>
          </table:table-cell>
          <table:table-cell table:formula="of:=IF(NOT(ISERR(FIND(&quot; &quot;;TRIM([.I189]))));LEFT(TRIM([.I189]);SEARCH(&quot;\s(?:.(?!\s))+$&quot;;TRIM([.I189])));&quot;&quot;)">
            <text:p/>
          </table:table-cell>
          <table:table-cell table:formula="of:=IF(NOT(ISERR(FIND(&quot; &quot;;TRIM([.I189]))));RIGHT(TRIM([.I189]);LEN(TRIM([.I189]))-SEARCH(&quot;\s(?:.(?!\s))+$&quot;;TRIM([.I18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90]))));LEFT(TRIM([.J190]);FIND(&quot; &quot;;TRIM([.J190]))-1);&quot;&quot;)">
            <text:p/>
          </table:table-cell>
          <table:table-cell table:formula="of:=IF(NOT(ISERR(FIND(&quot; &quot;;TRIM([.J190]))));RIGHT(TRIM([.J190]);LEN(TRIM([.J190]))-FIND(&quot; &quot;;TRIM([.J190])));&quot;&quot;)">
            <text:p/>
          </table:table-cell>
          <table:table-cell table:formula="of:=IF(NOT(ISERR(FIND(&quot; &quot;;TRIM([.I190]))));LEFT(TRIM([.I190]);SEARCH(&quot;\s(?:.(?!\s))+$&quot;;TRIM([.I190])));&quot;&quot;)">
            <text:p/>
          </table:table-cell>
          <table:table-cell table:formula="of:=IF(NOT(ISERR(FIND(&quot; &quot;;TRIM([.I190]))));RIGHT(TRIM([.I190]);LEN(TRIM([.I190]))-SEARCH(&quot;\s(?:.(?!\s))+$&quot;;TRIM([.I19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91]))));LEFT(TRIM([.J191]);FIND(&quot; &quot;;TRIM([.J191]))-1);&quot;&quot;)">
            <text:p/>
          </table:table-cell>
          <table:table-cell table:formula="of:=IF(NOT(ISERR(FIND(&quot; &quot;;TRIM([.J191]))));RIGHT(TRIM([.J191]);LEN(TRIM([.J191]))-FIND(&quot; &quot;;TRIM([.J191])));&quot;&quot;)">
            <text:p/>
          </table:table-cell>
          <table:table-cell table:formula="of:=IF(NOT(ISERR(FIND(&quot; &quot;;TRIM([.I191]))));LEFT(TRIM([.I191]);SEARCH(&quot;\s(?:.(?!\s))+$&quot;;TRIM([.I191])));&quot;&quot;)">
            <text:p/>
          </table:table-cell>
          <table:table-cell table:formula="of:=IF(NOT(ISERR(FIND(&quot; &quot;;TRIM([.I191]))));RIGHT(TRIM([.I191]);LEN(TRIM([.I191]))-SEARCH(&quot;\s(?:.(?!\s))+$&quot;;TRIM([.I191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2]))));LEFT(TRIM([.J192]);FIND(&quot; &quot;;TRIM([.J192]))-1);&quot;&quot;)">
            <text:p/>
          </table:table-cell>
          <table:table-cell table:formula="of:=IF(NOT(ISERR(FIND(&quot; &quot;;TRIM([.J192]))));RIGHT(TRIM([.J192]);LEN(TRIM([.J192]))-FIND(&quot; &quot;;TRIM([.J192])));&quot;&quot;)">
            <text:p/>
          </table:table-cell>
          <table:table-cell table:formula="of:=IF(NOT(ISERR(FIND(&quot; &quot;;TRIM([.I192]))));LEFT(TRIM([.I192]);SEARCH(&quot;\s(?:.(?!\s))+$&quot;;TRIM([.I192])));&quot;&quot;)">
            <text:p/>
          </table:table-cell>
          <table:table-cell table:formula="of:=IF(NOT(ISERR(FIND(&quot; &quot;;TRIM([.I192]))));RIGHT(TRIM([.I192]);LEN(TRIM([.I192]))-SEARCH(&quot;\s(?:.(?!\s))+$&quot;;TRIM([.I192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3]))));LEFT(TRIM([.J193]);FIND(&quot; &quot;;TRIM([.J193]))-1);&quot;&quot;)">
            <text:p/>
          </table:table-cell>
          <table:table-cell table:formula="of:=IF(NOT(ISERR(FIND(&quot; &quot;;TRIM([.J193]))));RIGHT(TRIM([.J193]);LEN(TRIM([.J193]))-FIND(&quot; &quot;;TRIM([.J193])));&quot;&quot;)">
            <text:p/>
          </table:table-cell>
          <table:table-cell table:formula="of:=IF(NOT(ISERR(FIND(&quot; &quot;;TRIM([.I193]))));LEFT(TRIM([.I193]);SEARCH(&quot;\s(?:.(?!\s))+$&quot;;TRIM([.I193])));&quot;&quot;)">
            <text:p/>
          </table:table-cell>
          <table:table-cell table:formula="of:=IF(NOT(ISERR(FIND(&quot; &quot;;TRIM([.I193]))));RIGHT(TRIM([.I193]);LEN(TRIM([.I193]))-SEARCH(&quot;\s(?:.(?!\s))+$&quot;;TRIM([.I19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94]))));LEFT(TRIM([.J194]);FIND(&quot; &quot;;TRIM([.J194]))-1);&quot;&quot;)">
            <text:p/>
          </table:table-cell>
          <table:table-cell table:formula="of:=IF(NOT(ISERR(FIND(&quot; &quot;;TRIM([.J194]))));RIGHT(TRIM([.J194]);LEN(TRIM([.J194]))-FIND(&quot; &quot;;TRIM([.J194])));&quot;&quot;)">
            <text:p/>
          </table:table-cell>
          <table:table-cell table:formula="of:=IF(NOT(ISERR(FIND(&quot; &quot;;TRIM([.I194]))));LEFT(TRIM([.I194]);SEARCH(&quot;\s(?:.(?!\s))+$&quot;;TRIM([.I194])));&quot;&quot;)">
            <text:p/>
          </table:table-cell>
          <table:table-cell table:formula="of:=IF(NOT(ISERR(FIND(&quot; &quot;;TRIM([.I194]))));RIGHT(TRIM([.I194]);LEN(TRIM([.I194]))-SEARCH(&quot;\s(?:.(?!\s))+$&quot;;TRIM([.I19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5]))));LEFT(TRIM([.J195]);FIND(&quot; &quot;;TRIM([.J195]))-1);&quot;&quot;)">
            <text:p/>
          </table:table-cell>
          <table:table-cell table:formula="of:=IF(NOT(ISERR(FIND(&quot; &quot;;TRIM([.J195]))));RIGHT(TRIM([.J195]);LEN(TRIM([.J195]))-FIND(&quot; &quot;;TRIM([.J195])));&quot;&quot;)">
            <text:p/>
          </table:table-cell>
          <table:table-cell table:formula="of:=IF(NOT(ISERR(FIND(&quot; &quot;;TRIM([.I195]))));LEFT(TRIM([.I195]);SEARCH(&quot;\s(?:.(?!\s))+$&quot;;TRIM([.I195])));&quot;&quot;)">
            <text:p/>
          </table:table-cell>
          <table:table-cell table:formula="of:=IF(NOT(ISERR(FIND(&quot; &quot;;TRIM([.I195]))));RIGHT(TRIM([.I195]);LEN(TRIM([.I195]))-SEARCH(&quot;\s(?:.(?!\s))+$&quot;;TRIM([.I19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96]))));LEFT(TRIM([.J196]);FIND(&quot; &quot;;TRIM([.J196]))-1);&quot;&quot;)">
            <text:p/>
          </table:table-cell>
          <table:table-cell table:formula="of:=IF(NOT(ISERR(FIND(&quot; &quot;;TRIM([.J196]))));RIGHT(TRIM([.J196]);LEN(TRIM([.J196]))-FIND(&quot; &quot;;TRIM([.J196])));&quot;&quot;)">
            <text:p/>
          </table:table-cell>
          <table:table-cell table:formula="of:=IF(NOT(ISERR(FIND(&quot; &quot;;TRIM([.I196]))));LEFT(TRIM([.I196]);SEARCH(&quot;\s(?:.(?!\s))+$&quot;;TRIM([.I196])));&quot;&quot;)">
            <text:p/>
          </table:table-cell>
          <table:table-cell table:formula="of:=IF(NOT(ISERR(FIND(&quot; &quot;;TRIM([.I196]))));RIGHT(TRIM([.I196]);LEN(TRIM([.I196]))-SEARCH(&quot;\s(?:.(?!\s))+$&quot;;TRIM([.I196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7]))));LEFT(TRIM([.J197]);FIND(&quot; &quot;;TRIM([.J197]))-1);&quot;&quot;)">
            <text:p/>
          </table:table-cell>
          <table:table-cell table:formula="of:=IF(NOT(ISERR(FIND(&quot; &quot;;TRIM([.J197]))));RIGHT(TRIM([.J197]);LEN(TRIM([.J197]))-FIND(&quot; &quot;;TRIM([.J197])));&quot;&quot;)">
            <text:p/>
          </table:table-cell>
          <table:table-cell table:formula="of:=IF(NOT(ISERR(FIND(&quot; &quot;;TRIM([.I197]))));LEFT(TRIM([.I197]);SEARCH(&quot;\s(?:.(?!\s))+$&quot;;TRIM([.I197])));&quot;&quot;)">
            <text:p/>
          </table:table-cell>
          <table:table-cell table:formula="of:=IF(NOT(ISERR(FIND(&quot; &quot;;TRIM([.I197]))));RIGHT(TRIM([.I197]);LEN(TRIM([.I197]))-SEARCH(&quot;\s(?:.(?!\s))+$&quot;;TRIM([.I197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8]))));LEFT(TRIM([.J198]);FIND(&quot; &quot;;TRIM([.J198]))-1);&quot;&quot;)">
            <text:p/>
          </table:table-cell>
          <table:table-cell table:formula="of:=IF(NOT(ISERR(FIND(&quot; &quot;;TRIM([.J198]))));RIGHT(TRIM([.J198]);LEN(TRIM([.J198]))-FIND(&quot; &quot;;TRIM([.J198])));&quot;&quot;)">
            <text:p/>
          </table:table-cell>
          <table:table-cell table:formula="of:=IF(NOT(ISERR(FIND(&quot; &quot;;TRIM([.I198]))));LEFT(TRIM([.I198]);SEARCH(&quot;\s(?:.(?!\s))+$&quot;;TRIM([.I198])));&quot;&quot;)">
            <text:p/>
          </table:table-cell>
          <table:table-cell table:formula="of:=IF(NOT(ISERR(FIND(&quot; &quot;;TRIM([.I198]))));RIGHT(TRIM([.I198]);LEN(TRIM([.I198]))-SEARCH(&quot;\s(?:.(?!\s))+$&quot;;TRIM([.I198])));&quot;&quot;)">
            <text:p/>
          </table:table-cell>
          <table:table-cell table:number-columns-repeated="9"/>
          <table:table-cell table:style-name="ce7" table:number-columns-repeated="2"/>
          <table:table-cell table:number-columns-repeated="14"/>
          <table:table-cell table:style-name="ce5"/>
        </table:table-row>
        <table:table-row table:style-name="ro1">
          <table:table-cell table:formula="of:=IF(NOT(ISERR(FIND(&quot; &quot;;TRIM([.J199]))));LEFT(TRIM([.J199]);FIND(&quot; &quot;;TRIM([.J199]))-1);&quot;&quot;)">
            <text:p/>
          </table:table-cell>
          <table:table-cell table:formula="of:=IF(NOT(ISERR(FIND(&quot; &quot;;TRIM([.J199]))));RIGHT(TRIM([.J199]);LEN(TRIM([.J199]))-FIND(&quot; &quot;;TRIM([.J199])));&quot;&quot;)">
            <text:p/>
          </table:table-cell>
          <table:table-cell table:formula="of:=IF(NOT(ISERR(FIND(&quot; &quot;;TRIM([.I199]))));LEFT(TRIM([.I199]);SEARCH(&quot;\s(?:.(?!\s))+$&quot;;TRIM([.I199])));&quot;&quot;)">
            <text:p/>
          </table:table-cell>
          <table:table-cell table:formula="of:=IF(NOT(ISERR(FIND(&quot; &quot;;TRIM([.I199]))));RIGHT(TRIM([.I199]);LEN(TRIM([.I199]))-SEARCH(&quot;\s(?:.(?!\s))+$&quot;;TRIM([.I19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0]))));LEFT(TRIM([.J200]);FIND(&quot; &quot;;TRIM([.J200]))-1);&quot;&quot;)">
            <text:p/>
          </table:table-cell>
          <table:table-cell table:formula="of:=IF(NOT(ISERR(FIND(&quot; &quot;;TRIM([.J200]))));RIGHT(TRIM([.J200]);LEN(TRIM([.J200]))-FIND(&quot; &quot;;TRIM([.J200])));&quot;&quot;)">
            <text:p/>
          </table:table-cell>
          <table:table-cell table:formula="of:=IF(NOT(ISERR(FIND(&quot; &quot;;TRIM([.I200]))));LEFT(TRIM([.I200]);SEARCH(&quot;\s(?:.(?!\s))+$&quot;;TRIM([.I200])));&quot;&quot;)">
            <text:p/>
          </table:table-cell>
          <table:table-cell table:formula="of:=IF(NOT(ISERR(FIND(&quot; &quot;;TRIM([.I200]))));RIGHT(TRIM([.I200]);LEN(TRIM([.I200]))-SEARCH(&quot;\s(?:.(?!\s))+$&quot;;TRIM([.I20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1]))));LEFT(TRIM([.J201]);FIND(&quot; &quot;;TRIM([.J201]))-1);&quot;&quot;)">
            <text:p/>
          </table:table-cell>
          <table:table-cell table:formula="of:=IF(NOT(ISERR(FIND(&quot; &quot;;TRIM([.J201]))));RIGHT(TRIM([.J201]);LEN(TRIM([.J201]))-FIND(&quot; &quot;;TRIM([.J201])));&quot;&quot;)">
            <text:p/>
          </table:table-cell>
          <table:table-cell table:formula="of:=IF(NOT(ISERR(FIND(&quot; &quot;;TRIM([.I201]))));LEFT(TRIM([.I201]);SEARCH(&quot;\s(?:.(?!\s))+$&quot;;TRIM([.I201])));&quot;&quot;)">
            <text:p/>
          </table:table-cell>
          <table:table-cell table:formula="of:=IF(NOT(ISERR(FIND(&quot; &quot;;TRIM([.I201]))));RIGHT(TRIM([.I201]);LEN(TRIM([.I201]))-SEARCH(&quot;\s(?:.(?!\s))+$&quot;;TRIM([.I201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02]))));LEFT(TRIM([.J202]);FIND(&quot; &quot;;TRIM([.J202]))-1);&quot;&quot;)">
            <text:p/>
          </table:table-cell>
          <table:table-cell table:formula="of:=IF(NOT(ISERR(FIND(&quot; &quot;;TRIM([.J202]))));RIGHT(TRIM([.J202]);LEN(TRIM([.J202]))-FIND(&quot; &quot;;TRIM([.J202])));&quot;&quot;)">
            <text:p/>
          </table:table-cell>
          <table:table-cell table:formula="of:=IF(NOT(ISERR(FIND(&quot; &quot;;TRIM([.I202]))));LEFT(TRIM([.I202]);SEARCH(&quot;\s(?:.(?!\s))+$&quot;;TRIM([.I202])));&quot;&quot;)">
            <text:p/>
          </table:table-cell>
          <table:table-cell table:formula="of:=IF(NOT(ISERR(FIND(&quot; &quot;;TRIM([.I202]))));RIGHT(TRIM([.I202]);LEN(TRIM([.I202]))-SEARCH(&quot;\s(?:.(?!\s))+$&quot;;TRIM([.I20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3]))));LEFT(TRIM([.J203]);FIND(&quot; &quot;;TRIM([.J203]))-1);&quot;&quot;)">
            <text:p/>
          </table:table-cell>
          <table:table-cell table:formula="of:=IF(NOT(ISERR(FIND(&quot; &quot;;TRIM([.J203]))));RIGHT(TRIM([.J203]);LEN(TRIM([.J203]))-FIND(&quot; &quot;;TRIM([.J203])));&quot;&quot;)">
            <text:p/>
          </table:table-cell>
          <table:table-cell table:formula="of:=IF(NOT(ISERR(FIND(&quot; &quot;;TRIM([.I203]))));LEFT(TRIM([.I203]);SEARCH(&quot;\s(?:.(?!\s))+$&quot;;TRIM([.I203])));&quot;&quot;)">
            <text:p/>
          </table:table-cell>
          <table:table-cell table:formula="of:=IF(NOT(ISERR(FIND(&quot; &quot;;TRIM([.I203]))));RIGHT(TRIM([.I203]);LEN(TRIM([.I203]))-SEARCH(&quot;\s(?:.(?!\s))+$&quot;;TRIM([.I20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4]))));LEFT(TRIM([.J204]);FIND(&quot; &quot;;TRIM([.J204]))-1);&quot;&quot;)">
            <text:p/>
          </table:table-cell>
          <table:table-cell table:formula="of:=IF(NOT(ISERR(FIND(&quot; &quot;;TRIM([.J204]))));RIGHT(TRIM([.J204]);LEN(TRIM([.J204]))-FIND(&quot; &quot;;TRIM([.J204])));&quot;&quot;)">
            <text:p/>
          </table:table-cell>
          <table:table-cell table:formula="of:=IF(NOT(ISERR(FIND(&quot; &quot;;TRIM([.I204]))));LEFT(TRIM([.I204]);SEARCH(&quot;\s(?:.(?!\s))+$&quot;;TRIM([.I204])));&quot;&quot;)">
            <text:p/>
          </table:table-cell>
          <table:table-cell table:formula="of:=IF(NOT(ISERR(FIND(&quot; &quot;;TRIM([.I204]))));RIGHT(TRIM([.I204]);LEN(TRIM([.I204]))-SEARCH(&quot;\s(?:.(?!\s))+$&quot;;TRIM([.I20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05]))));LEFT(TRIM([.J205]);FIND(&quot; &quot;;TRIM([.J205]))-1);&quot;&quot;)">
            <text:p/>
          </table:table-cell>
          <table:table-cell table:formula="of:=IF(NOT(ISERR(FIND(&quot; &quot;;TRIM([.J205]))));RIGHT(TRIM([.J205]);LEN(TRIM([.J205]))-FIND(&quot; &quot;;TRIM([.J205])));&quot;&quot;)">
            <text:p/>
          </table:table-cell>
          <table:table-cell table:formula="of:=IF(NOT(ISERR(FIND(&quot; &quot;;TRIM([.I205]))));LEFT(TRIM([.I205]);SEARCH(&quot;\s(?:.(?!\s))+$&quot;;TRIM([.I205])));&quot;&quot;)">
            <text:p/>
          </table:table-cell>
          <table:table-cell table:formula="of:=IF(NOT(ISERR(FIND(&quot; &quot;;TRIM([.I205]))));RIGHT(TRIM([.I205]);LEN(TRIM([.I205]))-SEARCH(&quot;\s(?:.(?!\s))+$&quot;;TRIM([.I205])));&quot;&quot;)">
            <text:p/>
          </table:table-cell>
          <table:table-cell table:number-columns-repeated="9"/>
          <table:table-cell table:style-name="ce7" table:number-columns-repeated="2"/>
          <table:table-cell table:number-columns-repeated="14"/>
          <table:table-cell table:style-name="ce5"/>
        </table:table-row>
        <table:table-row table:style-name="ro1">
          <table:table-cell table:formula="of:=IF(NOT(ISERR(FIND(&quot; &quot;;TRIM([.J206]))));LEFT(TRIM([.J206]);FIND(&quot; &quot;;TRIM([.J206]))-1);&quot;&quot;)">
            <text:p/>
          </table:table-cell>
          <table:table-cell table:formula="of:=IF(NOT(ISERR(FIND(&quot; &quot;;TRIM([.J206]))));RIGHT(TRIM([.J206]);LEN(TRIM([.J206]))-FIND(&quot; &quot;;TRIM([.J206])));&quot;&quot;)">
            <text:p/>
          </table:table-cell>
          <table:table-cell table:formula="of:=IF(NOT(ISERR(FIND(&quot; &quot;;TRIM([.I206]))));LEFT(TRIM([.I206]);SEARCH(&quot;\s(?:.(?!\s))+$&quot;;TRIM([.I206])));&quot;&quot;)">
            <text:p/>
          </table:table-cell>
          <table:table-cell table:formula="of:=IF(NOT(ISERR(FIND(&quot; &quot;;TRIM([.I206]))));RIGHT(TRIM([.I206]);LEN(TRIM([.I206]))-SEARCH(&quot;\s(?:.(?!\s))+$&quot;;TRIM([.I20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7]))));LEFT(TRIM([.J207]);FIND(&quot; &quot;;TRIM([.J207]))-1);&quot;&quot;)">
            <text:p/>
          </table:table-cell>
          <table:table-cell table:formula="of:=IF(NOT(ISERR(FIND(&quot; &quot;;TRIM([.J207]))));RIGHT(TRIM([.J207]);LEN(TRIM([.J207]))-FIND(&quot; &quot;;TRIM([.J207])));&quot;&quot;)">
            <text:p/>
          </table:table-cell>
          <table:table-cell table:formula="of:=IF(NOT(ISERR(FIND(&quot; &quot;;TRIM([.I207]))));LEFT(TRIM([.I207]);SEARCH(&quot;\s(?:.(?!\s))+$&quot;;TRIM([.I207])));&quot;&quot;)">
            <text:p/>
          </table:table-cell>
          <table:table-cell table:formula="of:=IF(NOT(ISERR(FIND(&quot; &quot;;TRIM([.I207]))));RIGHT(TRIM([.I207]);LEN(TRIM([.I207]))-SEARCH(&quot;\s(?:.(?!\s))+$&quot;;TRIM([.I207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08]))));LEFT(TRIM([.J208]);FIND(&quot; &quot;;TRIM([.J208]))-1);&quot;&quot;)">
            <text:p/>
          </table:table-cell>
          <table:table-cell table:formula="of:=IF(NOT(ISERR(FIND(&quot; &quot;;TRIM([.J208]))));RIGHT(TRIM([.J208]);LEN(TRIM([.J208]))-FIND(&quot; &quot;;TRIM([.J208])));&quot;&quot;)">
            <text:p/>
          </table:table-cell>
          <table:table-cell table:formula="of:=IF(NOT(ISERR(FIND(&quot; &quot;;TRIM([.I208]))));LEFT(TRIM([.I208]);SEARCH(&quot;\s(?:.(?!\s))+$&quot;;TRIM([.I208])));&quot;&quot;)">
            <text:p/>
          </table:table-cell>
          <table:table-cell table:formula="of:=IF(NOT(ISERR(FIND(&quot; &quot;;TRIM([.I208]))));RIGHT(TRIM([.I208]);LEN(TRIM([.I208]))-SEARCH(&quot;\s(?:.(?!\s))+$&quot;;TRIM([.I20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9]))));LEFT(TRIM([.J209]);FIND(&quot; &quot;;TRIM([.J209]))-1);&quot;&quot;)">
            <text:p/>
          </table:table-cell>
          <table:table-cell table:formula="of:=IF(NOT(ISERR(FIND(&quot; &quot;;TRIM([.J209]))));RIGHT(TRIM([.J209]);LEN(TRIM([.J209]))-FIND(&quot; &quot;;TRIM([.J209])));&quot;&quot;)">
            <text:p/>
          </table:table-cell>
          <table:table-cell table:formula="of:=IF(NOT(ISERR(FIND(&quot; &quot;;TRIM([.I209]))));LEFT(TRIM([.I209]);SEARCH(&quot;\s(?:.(?!\s))+$&quot;;TRIM([.I209])));&quot;&quot;)">
            <text:p/>
          </table:table-cell>
          <table:table-cell table:formula="of:=IF(NOT(ISERR(FIND(&quot; &quot;;TRIM([.I209]))));RIGHT(TRIM([.I209]);LEN(TRIM([.I209]))-SEARCH(&quot;\s(?:.(?!\s))+$&quot;;TRIM([.I209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0]))));LEFT(TRIM([.J210]);FIND(&quot; &quot;;TRIM([.J210]))-1);&quot;&quot;)">
            <text:p/>
          </table:table-cell>
          <table:table-cell table:formula="of:=IF(NOT(ISERR(FIND(&quot; &quot;;TRIM([.J210]))));RIGHT(TRIM([.J210]);LEN(TRIM([.J210]))-FIND(&quot; &quot;;TRIM([.J210])));&quot;&quot;)">
            <text:p/>
          </table:table-cell>
          <table:table-cell table:formula="of:=IF(NOT(ISERR(FIND(&quot; &quot;;TRIM([.I210]))));LEFT(TRIM([.I210]);SEARCH(&quot;\s(?:.(?!\s))+$&quot;;TRIM([.I210])));&quot;&quot;)">
            <text:p/>
          </table:table-cell>
          <table:table-cell table:formula="of:=IF(NOT(ISERR(FIND(&quot; &quot;;TRIM([.I210]))));RIGHT(TRIM([.I210]);LEN(TRIM([.I210]))-SEARCH(&quot;\s(?:.(?!\s))+$&quot;;TRIM([.I21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11]))));LEFT(TRIM([.J211]);FIND(&quot; &quot;;TRIM([.J211]))-1);&quot;&quot;)">
            <text:p/>
          </table:table-cell>
          <table:table-cell table:formula="of:=IF(NOT(ISERR(FIND(&quot; &quot;;TRIM([.J211]))));RIGHT(TRIM([.J211]);LEN(TRIM([.J211]))-FIND(&quot; &quot;;TRIM([.J211])));&quot;&quot;)">
            <text:p/>
          </table:table-cell>
          <table:table-cell table:formula="of:=IF(NOT(ISERR(FIND(&quot; &quot;;TRIM([.I211]))));LEFT(TRIM([.I211]);SEARCH(&quot;\s(?:.(?!\s))+$&quot;;TRIM([.I211])));&quot;&quot;)">
            <text:p/>
          </table:table-cell>
          <table:table-cell table:formula="of:=IF(NOT(ISERR(FIND(&quot; &quot;;TRIM([.I211]))));RIGHT(TRIM([.I211]);LEN(TRIM([.I211]))-SEARCH(&quot;\s(?:.(?!\s))+$&quot;;TRIM([.I21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12]))));LEFT(TRIM([.J212]);FIND(&quot; &quot;;TRIM([.J212]))-1);&quot;&quot;)">
            <text:p/>
          </table:table-cell>
          <table:table-cell table:formula="of:=IF(NOT(ISERR(FIND(&quot; &quot;;TRIM([.J212]))));RIGHT(TRIM([.J212]);LEN(TRIM([.J212]))-FIND(&quot; &quot;;TRIM([.J212])));&quot;&quot;)">
            <text:p/>
          </table:table-cell>
          <table:table-cell table:formula="of:=IF(NOT(ISERR(FIND(&quot; &quot;;TRIM([.I212]))));LEFT(TRIM([.I212]);SEARCH(&quot;\s(?:.(?!\s))+$&quot;;TRIM([.I212])));&quot;&quot;)">
            <text:p/>
          </table:table-cell>
          <table:table-cell table:formula="of:=IF(NOT(ISERR(FIND(&quot; &quot;;TRIM([.I212]))));RIGHT(TRIM([.I212]);LEN(TRIM([.I212]))-SEARCH(&quot;\s(?:.(?!\s))+$&quot;;TRIM([.I21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13]))));LEFT(TRIM([.J213]);FIND(&quot; &quot;;TRIM([.J213]))-1);&quot;&quot;)">
            <text:p/>
          </table:table-cell>
          <table:table-cell table:formula="of:=IF(NOT(ISERR(FIND(&quot; &quot;;TRIM([.J213]))));RIGHT(TRIM([.J213]);LEN(TRIM([.J213]))-FIND(&quot; &quot;;TRIM([.J213])));&quot;&quot;)">
            <text:p/>
          </table:table-cell>
          <table:table-cell table:formula="of:=IF(NOT(ISERR(FIND(&quot; &quot;;TRIM([.I213]))));LEFT(TRIM([.I213]);SEARCH(&quot;\s(?:.(?!\s))+$&quot;;TRIM([.I213])));&quot;&quot;)">
            <text:p/>
          </table:table-cell>
          <table:table-cell table:formula="of:=IF(NOT(ISERR(FIND(&quot; &quot;;TRIM([.I213]))));RIGHT(TRIM([.I213]);LEN(TRIM([.I213]))-SEARCH(&quot;\s(?:.(?!\s))+$&quot;;TRIM([.I213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4]))));LEFT(TRIM([.J214]);FIND(&quot; &quot;;TRIM([.J214]))-1);&quot;&quot;)">
            <text:p/>
          </table:table-cell>
          <table:table-cell table:formula="of:=IF(NOT(ISERR(FIND(&quot; &quot;;TRIM([.J214]))));RIGHT(TRIM([.J214]);LEN(TRIM([.J214]))-FIND(&quot; &quot;;TRIM([.J214])));&quot;&quot;)">
            <text:p/>
          </table:table-cell>
          <table:table-cell table:formula="of:=IF(NOT(ISERR(FIND(&quot; &quot;;TRIM([.I214]))));LEFT(TRIM([.I214]);SEARCH(&quot;\s(?:.(?!\s))+$&quot;;TRIM([.I214])));&quot;&quot;)">
            <text:p/>
          </table:table-cell>
          <table:table-cell table:formula="of:=IF(NOT(ISERR(FIND(&quot; &quot;;TRIM([.I214]))));RIGHT(TRIM([.I214]);LEN(TRIM([.I214]))-SEARCH(&quot;\s(?:.(?!\s))+$&quot;;TRIM([.I21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5]))));LEFT(TRIM([.J215]);FIND(&quot; &quot;;TRIM([.J215]))-1);&quot;&quot;)">
            <text:p/>
          </table:table-cell>
          <table:table-cell table:formula="of:=IF(NOT(ISERR(FIND(&quot; &quot;;TRIM([.J215]))));RIGHT(TRIM([.J215]);LEN(TRIM([.J215]))-FIND(&quot; &quot;;TRIM([.J215])));&quot;&quot;)">
            <text:p/>
          </table:table-cell>
          <table:table-cell table:formula="of:=IF(NOT(ISERR(FIND(&quot; &quot;;TRIM([.I215]))));LEFT(TRIM([.I215]);SEARCH(&quot;\s(?:.(?!\s))+$&quot;;TRIM([.I215])));&quot;&quot;)">
            <text:p/>
          </table:table-cell>
          <table:table-cell table:formula="of:=IF(NOT(ISERR(FIND(&quot; &quot;;TRIM([.I215]))));RIGHT(TRIM([.I215]);LEN(TRIM([.I215]))-SEARCH(&quot;\s(?:.(?!\s))+$&quot;;TRIM([.I215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6]))));LEFT(TRIM([.J216]);FIND(&quot; &quot;;TRIM([.J216]))-1);&quot;&quot;)">
            <text:p/>
          </table:table-cell>
          <table:table-cell table:formula="of:=IF(NOT(ISERR(FIND(&quot; &quot;;TRIM([.J216]))));RIGHT(TRIM([.J216]);LEN(TRIM([.J216]))-FIND(&quot; &quot;;TRIM([.J216])));&quot;&quot;)">
            <text:p/>
          </table:table-cell>
          <table:table-cell table:formula="of:=IF(NOT(ISERR(FIND(&quot; &quot;;TRIM([.I216]))));LEFT(TRIM([.I216]);SEARCH(&quot;\s(?:.(?!\s))+$&quot;;TRIM([.I216])));&quot;&quot;)">
            <text:p/>
          </table:table-cell>
          <table:table-cell table:formula="of:=IF(NOT(ISERR(FIND(&quot; &quot;;TRIM([.I216]))));RIGHT(TRIM([.I216]);LEN(TRIM([.I216]))-SEARCH(&quot;\s(?:.(?!\s))+$&quot;;TRIM([.I216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7]))));LEFT(TRIM([.J217]);FIND(&quot; &quot;;TRIM([.J217]))-1);&quot;&quot;)">
            <text:p/>
          </table:table-cell>
          <table:table-cell table:formula="of:=IF(NOT(ISERR(FIND(&quot; &quot;;TRIM([.J217]))));RIGHT(TRIM([.J217]);LEN(TRIM([.J217]))-FIND(&quot; &quot;;TRIM([.J217])));&quot;&quot;)">
            <text:p/>
          </table:table-cell>
          <table:table-cell table:formula="of:=IF(NOT(ISERR(FIND(&quot; &quot;;TRIM([.I217]))));LEFT(TRIM([.I217]);SEARCH(&quot;\s(?:.(?!\s))+$&quot;;TRIM([.I217])));&quot;&quot;)">
            <text:p/>
          </table:table-cell>
          <table:table-cell table:formula="of:=IF(NOT(ISERR(FIND(&quot; &quot;;TRIM([.I217]))));RIGHT(TRIM([.I217]);LEN(TRIM([.I217]))-SEARCH(&quot;\s(?:.(?!\s))+$&quot;;TRIM([.I217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8]))));LEFT(TRIM([.J218]);FIND(&quot; &quot;;TRIM([.J218]))-1);&quot;&quot;)">
            <text:p/>
          </table:table-cell>
          <table:table-cell table:formula="of:=IF(NOT(ISERR(FIND(&quot; &quot;;TRIM([.J218]))));RIGHT(TRIM([.J218]);LEN(TRIM([.J218]))-FIND(&quot; &quot;;TRIM([.J218])));&quot;&quot;)">
            <text:p/>
          </table:table-cell>
          <table:table-cell table:formula="of:=IF(NOT(ISERR(FIND(&quot; &quot;;TRIM([.I218]))));LEFT(TRIM([.I218]);SEARCH(&quot;\s(?:.(?!\s))+$&quot;;TRIM([.I218])));&quot;&quot;)">
            <text:p/>
          </table:table-cell>
          <table:table-cell table:formula="of:=IF(NOT(ISERR(FIND(&quot; &quot;;TRIM([.I218]))));RIGHT(TRIM([.I218]);LEN(TRIM([.I218]))-SEARCH(&quot;\s(?:.(?!\s))+$&quot;;TRIM([.I21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19]))));LEFT(TRIM([.J219]);FIND(&quot; &quot;;TRIM([.J219]))-1);&quot;&quot;)">
            <text:p/>
          </table:table-cell>
          <table:table-cell table:formula="of:=IF(NOT(ISERR(FIND(&quot; &quot;;TRIM([.J219]))));RIGHT(TRIM([.J219]);LEN(TRIM([.J219]))-FIND(&quot; &quot;;TRIM([.J219])));&quot;&quot;)">
            <text:p/>
          </table:table-cell>
          <table:table-cell table:formula="of:=IF(NOT(ISERR(FIND(&quot; &quot;;TRIM([.I219]))));LEFT(TRIM([.I219]);SEARCH(&quot;\s(?:.(?!\s))+$&quot;;TRIM([.I219])));&quot;&quot;)">
            <text:p/>
          </table:table-cell>
          <table:table-cell table:formula="of:=IF(NOT(ISERR(FIND(&quot; &quot;;TRIM([.I219]))));RIGHT(TRIM([.I219]);LEN(TRIM([.I219]))-SEARCH(&quot;\s(?:.(?!\s))+$&quot;;TRIM([.I21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0]))));LEFT(TRIM([.J220]);FIND(&quot; &quot;;TRIM([.J220]))-1);&quot;&quot;)">
            <text:p/>
          </table:table-cell>
          <table:table-cell table:formula="of:=IF(NOT(ISERR(FIND(&quot; &quot;;TRIM([.J220]))));RIGHT(TRIM([.J220]);LEN(TRIM([.J220]))-FIND(&quot; &quot;;TRIM([.J220])));&quot;&quot;)">
            <text:p/>
          </table:table-cell>
          <table:table-cell table:formula="of:=IF(NOT(ISERR(FIND(&quot; &quot;;TRIM([.I220]))));LEFT(TRIM([.I220]);SEARCH(&quot;\s(?:.(?!\s))+$&quot;;TRIM([.I220])));&quot;&quot;)">
            <text:p/>
          </table:table-cell>
          <table:table-cell table:formula="of:=IF(NOT(ISERR(FIND(&quot; &quot;;TRIM([.I220]))));RIGHT(TRIM([.I220]);LEN(TRIM([.I220]))-SEARCH(&quot;\s(?:.(?!\s))+$&quot;;TRIM([.I22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1]))));LEFT(TRIM([.J221]);FIND(&quot; &quot;;TRIM([.J221]))-1);&quot;&quot;)">
            <text:p/>
          </table:table-cell>
          <table:table-cell table:formula="of:=IF(NOT(ISERR(FIND(&quot; &quot;;TRIM([.J221]))));RIGHT(TRIM([.J221]);LEN(TRIM([.J221]))-FIND(&quot; &quot;;TRIM([.J221])));&quot;&quot;)">
            <text:p/>
          </table:table-cell>
          <table:table-cell table:formula="of:=IF(NOT(ISERR(FIND(&quot; &quot;;TRIM([.I221]))));LEFT(TRIM([.I221]);SEARCH(&quot;\s(?:.(?!\s))+$&quot;;TRIM([.I221])));&quot;&quot;)">
            <text:p/>
          </table:table-cell>
          <table:table-cell table:formula="of:=IF(NOT(ISERR(FIND(&quot; &quot;;TRIM([.I221]))));RIGHT(TRIM([.I221]);LEN(TRIM([.I221]))-SEARCH(&quot;\s(?:.(?!\s))+$&quot;;TRIM([.I22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2]))));LEFT(TRIM([.J222]);FIND(&quot; &quot;;TRIM([.J222]))-1);&quot;&quot;)">
            <text:p/>
          </table:table-cell>
          <table:table-cell table:formula="of:=IF(NOT(ISERR(FIND(&quot; &quot;;TRIM([.J222]))));RIGHT(TRIM([.J222]);LEN(TRIM([.J222]))-FIND(&quot; &quot;;TRIM([.J222])));&quot;&quot;)">
            <text:p/>
          </table:table-cell>
          <table:table-cell table:formula="of:=IF(NOT(ISERR(FIND(&quot; &quot;;TRIM([.I222]))));LEFT(TRIM([.I222]);SEARCH(&quot;\s(?:.(?!\s))+$&quot;;TRIM([.I222])));&quot;&quot;)">
            <text:p/>
          </table:table-cell>
          <table:table-cell table:formula="of:=IF(NOT(ISERR(FIND(&quot; &quot;;TRIM([.I222]))));RIGHT(TRIM([.I222]);LEN(TRIM([.I222]))-SEARCH(&quot;\s(?:.(?!\s))+$&quot;;TRIM([.I222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23]))));LEFT(TRIM([.J223]);FIND(&quot; &quot;;TRIM([.J223]))-1);&quot;&quot;)">
            <text:p/>
          </table:table-cell>
          <table:table-cell table:formula="of:=IF(NOT(ISERR(FIND(&quot; &quot;;TRIM([.J223]))));RIGHT(TRIM([.J223]);LEN(TRIM([.J223]))-FIND(&quot; &quot;;TRIM([.J223])));&quot;&quot;)">
            <text:p/>
          </table:table-cell>
          <table:table-cell table:formula="of:=IF(NOT(ISERR(FIND(&quot; &quot;;TRIM([.I223]))));LEFT(TRIM([.I223]);SEARCH(&quot;\s(?:.(?!\s))+$&quot;;TRIM([.I223])));&quot;&quot;)">
            <text:p/>
          </table:table-cell>
          <table:table-cell table:formula="of:=IF(NOT(ISERR(FIND(&quot; &quot;;TRIM([.I223]))));RIGHT(TRIM([.I223]);LEN(TRIM([.I223]))-SEARCH(&quot;\s(?:.(?!\s))+$&quot;;TRIM([.I22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4]))));LEFT(TRIM([.J224]);FIND(&quot; &quot;;TRIM([.J224]))-1);&quot;&quot;)">
            <text:p/>
          </table:table-cell>
          <table:table-cell table:formula="of:=IF(NOT(ISERR(FIND(&quot; &quot;;TRIM([.J224]))));RIGHT(TRIM([.J224]);LEN(TRIM([.J224]))-FIND(&quot; &quot;;TRIM([.J224])));&quot;&quot;)">
            <text:p/>
          </table:table-cell>
          <table:table-cell table:formula="of:=IF(NOT(ISERR(FIND(&quot; &quot;;TRIM([.I224]))));LEFT(TRIM([.I224]);SEARCH(&quot;\s(?:.(?!\s))+$&quot;;TRIM([.I224])));&quot;&quot;)">
            <text:p/>
          </table:table-cell>
          <table:table-cell table:formula="of:=IF(NOT(ISERR(FIND(&quot; &quot;;TRIM([.I224]))));RIGHT(TRIM([.I224]);LEN(TRIM([.I224]))-SEARCH(&quot;\s(?:.(?!\s))+$&quot;;TRIM([.I22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5]))));LEFT(TRIM([.J225]);FIND(&quot; &quot;;TRIM([.J225]))-1);&quot;&quot;)">
            <text:p/>
          </table:table-cell>
          <table:table-cell table:formula="of:=IF(NOT(ISERR(FIND(&quot; &quot;;TRIM([.J225]))));RIGHT(TRIM([.J225]);LEN(TRIM([.J225]))-FIND(&quot; &quot;;TRIM([.J225])));&quot;&quot;)">
            <text:p/>
          </table:table-cell>
          <table:table-cell table:formula="of:=IF(NOT(ISERR(FIND(&quot; &quot;;TRIM([.I225]))));LEFT(TRIM([.I225]);SEARCH(&quot;\s(?:.(?!\s))+$&quot;;TRIM([.I225])));&quot;&quot;)">
            <text:p/>
          </table:table-cell>
          <table:table-cell table:formula="of:=IF(NOT(ISERR(FIND(&quot; &quot;;TRIM([.I225]))));RIGHT(TRIM([.I225]);LEN(TRIM([.I225]))-SEARCH(&quot;\s(?:.(?!\s))+$&quot;;TRIM([.I22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6]))));LEFT(TRIM([.J226]);FIND(&quot; &quot;;TRIM([.J226]))-1);&quot;&quot;)">
            <text:p/>
          </table:table-cell>
          <table:table-cell table:formula="of:=IF(NOT(ISERR(FIND(&quot; &quot;;TRIM([.J226]))));RIGHT(TRIM([.J226]);LEN(TRIM([.J226]))-FIND(&quot; &quot;;TRIM([.J226])));&quot;&quot;)">
            <text:p/>
          </table:table-cell>
          <table:table-cell table:formula="of:=IF(NOT(ISERR(FIND(&quot; &quot;;TRIM([.I226]))));LEFT(TRIM([.I226]);SEARCH(&quot;\s(?:.(?!\s))+$&quot;;TRIM([.I226])));&quot;&quot;)">
            <text:p/>
          </table:table-cell>
          <table:table-cell table:formula="of:=IF(NOT(ISERR(FIND(&quot; &quot;;TRIM([.I226]))));RIGHT(TRIM([.I226]);LEN(TRIM([.I226]))-SEARCH(&quot;\s(?:.(?!\s))+$&quot;;TRIM([.I22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7]))));LEFT(TRIM([.J227]);FIND(&quot; &quot;;TRIM([.J227]))-1);&quot;&quot;)">
            <text:p/>
          </table:table-cell>
          <table:table-cell table:formula="of:=IF(NOT(ISERR(FIND(&quot; &quot;;TRIM([.J227]))));RIGHT(TRIM([.J227]);LEN(TRIM([.J227]))-FIND(&quot; &quot;;TRIM([.J227])));&quot;&quot;)">
            <text:p/>
          </table:table-cell>
          <table:table-cell table:formula="of:=IF(NOT(ISERR(FIND(&quot; &quot;;TRIM([.I227]))));LEFT(TRIM([.I227]);SEARCH(&quot;\s(?:.(?!\s))+$&quot;;TRIM([.I227])));&quot;&quot;)">
            <text:p/>
          </table:table-cell>
          <table:table-cell table:formula="of:=IF(NOT(ISERR(FIND(&quot; &quot;;TRIM([.I227]))));RIGHT(TRIM([.I227]);LEN(TRIM([.I227]))-SEARCH(&quot;\s(?:.(?!\s))+$&quot;;TRIM([.I22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8]))));LEFT(TRIM([.J228]);FIND(&quot; &quot;;TRIM([.J228]))-1);&quot;&quot;)">
            <text:p/>
          </table:table-cell>
          <table:table-cell table:formula="of:=IF(NOT(ISERR(FIND(&quot; &quot;;TRIM([.J228]))));RIGHT(TRIM([.J228]);LEN(TRIM([.J228]))-FIND(&quot; &quot;;TRIM([.J228])));&quot;&quot;)">
            <text:p/>
          </table:table-cell>
          <table:table-cell table:formula="of:=IF(NOT(ISERR(FIND(&quot; &quot;;TRIM([.I228]))));LEFT(TRIM([.I228]);SEARCH(&quot;\s(?:.(?!\s))+$&quot;;TRIM([.I228])));&quot;&quot;)">
            <text:p/>
          </table:table-cell>
          <table:table-cell table:formula="of:=IF(NOT(ISERR(FIND(&quot; &quot;;TRIM([.I228]))));RIGHT(TRIM([.I228]);LEN(TRIM([.I228]))-SEARCH(&quot;\s(?:.(?!\s))+$&quot;;TRIM([.I22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9]))));LEFT(TRIM([.J229]);FIND(&quot; &quot;;TRIM([.J229]))-1);&quot;&quot;)">
            <text:p/>
          </table:table-cell>
          <table:table-cell table:formula="of:=IF(NOT(ISERR(FIND(&quot; &quot;;TRIM([.J229]))));RIGHT(TRIM([.J229]);LEN(TRIM([.J229]))-FIND(&quot; &quot;;TRIM([.J229])));&quot;&quot;)">
            <text:p/>
          </table:table-cell>
          <table:table-cell table:formula="of:=IF(NOT(ISERR(FIND(&quot; &quot;;TRIM([.I229]))));LEFT(TRIM([.I229]);SEARCH(&quot;\s(?:.(?!\s))+$&quot;;TRIM([.I229])));&quot;&quot;)">
            <text:p/>
          </table:table-cell>
          <table:table-cell table:formula="of:=IF(NOT(ISERR(FIND(&quot; &quot;;TRIM([.I229]))));RIGHT(TRIM([.I229]);LEN(TRIM([.I229]))-SEARCH(&quot;\s(?:.(?!\s))+$&quot;;TRIM([.I22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0]))));LEFT(TRIM([.J230]);FIND(&quot; &quot;;TRIM([.J230]))-1);&quot;&quot;)">
            <text:p/>
          </table:table-cell>
          <table:table-cell table:formula="of:=IF(NOT(ISERR(FIND(&quot; &quot;;TRIM([.J230]))));RIGHT(TRIM([.J230]);LEN(TRIM([.J230]))-FIND(&quot; &quot;;TRIM([.J230])));&quot;&quot;)">
            <text:p/>
          </table:table-cell>
          <table:table-cell table:formula="of:=IF(NOT(ISERR(FIND(&quot; &quot;;TRIM([.I230]))));LEFT(TRIM([.I230]);SEARCH(&quot;\s(?:.(?!\s))+$&quot;;TRIM([.I230])));&quot;&quot;)">
            <text:p/>
          </table:table-cell>
          <table:table-cell table:formula="of:=IF(NOT(ISERR(FIND(&quot; &quot;;TRIM([.I230]))));RIGHT(TRIM([.I230]);LEN(TRIM([.I230]))-SEARCH(&quot;\s(?:.(?!\s))+$&quot;;TRIM([.I23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1]))));LEFT(TRIM([.J231]);FIND(&quot; &quot;;TRIM([.J231]))-1);&quot;&quot;)">
            <text:p/>
          </table:table-cell>
          <table:table-cell table:formula="of:=IF(NOT(ISERR(FIND(&quot; &quot;;TRIM([.J231]))));RIGHT(TRIM([.J231]);LEN(TRIM([.J231]))-FIND(&quot; &quot;;TRIM([.J231])));&quot;&quot;)">
            <text:p/>
          </table:table-cell>
          <table:table-cell table:formula="of:=IF(NOT(ISERR(FIND(&quot; &quot;;TRIM([.I231]))));LEFT(TRIM([.I231]);SEARCH(&quot;\s(?:.(?!\s))+$&quot;;TRIM([.I231])));&quot;&quot;)">
            <text:p/>
          </table:table-cell>
          <table:table-cell table:formula="of:=IF(NOT(ISERR(FIND(&quot; &quot;;TRIM([.I231]))));RIGHT(TRIM([.I231]);LEN(TRIM([.I231]))-SEARCH(&quot;\s(?:.(?!\s))+$&quot;;TRIM([.I23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2]))));LEFT(TRIM([.J232]);FIND(&quot; &quot;;TRIM([.J232]))-1);&quot;&quot;)">
            <text:p/>
          </table:table-cell>
          <table:table-cell table:formula="of:=IF(NOT(ISERR(FIND(&quot; &quot;;TRIM([.J232]))));RIGHT(TRIM([.J232]);LEN(TRIM([.J232]))-FIND(&quot; &quot;;TRIM([.J232])));&quot;&quot;)">
            <text:p/>
          </table:table-cell>
          <table:table-cell table:formula="of:=IF(NOT(ISERR(FIND(&quot; &quot;;TRIM([.I232]))));LEFT(TRIM([.I232]);SEARCH(&quot;\s(?:.(?!\s))+$&quot;;TRIM([.I232])));&quot;&quot;)">
            <text:p/>
          </table:table-cell>
          <table:table-cell table:formula="of:=IF(NOT(ISERR(FIND(&quot; &quot;;TRIM([.I232]))));RIGHT(TRIM([.I232]);LEN(TRIM([.I232]))-SEARCH(&quot;\s(?:.(?!\s))+$&quot;;TRIM([.I23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3]))));LEFT(TRIM([.J233]);FIND(&quot; &quot;;TRIM([.J233]))-1);&quot;&quot;)">
            <text:p/>
          </table:table-cell>
          <table:table-cell table:formula="of:=IF(NOT(ISERR(FIND(&quot; &quot;;TRIM([.J233]))));RIGHT(TRIM([.J233]);LEN(TRIM([.J233]))-FIND(&quot; &quot;;TRIM([.J233])));&quot;&quot;)">
            <text:p/>
          </table:table-cell>
          <table:table-cell table:formula="of:=IF(NOT(ISERR(FIND(&quot; &quot;;TRIM([.I233]))));LEFT(TRIM([.I233]);SEARCH(&quot;\s(?:.(?!\s))+$&quot;;TRIM([.I233])));&quot;&quot;)">
            <text:p/>
          </table:table-cell>
          <table:table-cell table:formula="of:=IF(NOT(ISERR(FIND(&quot; &quot;;TRIM([.I233]))));RIGHT(TRIM([.I233]);LEN(TRIM([.I233]))-SEARCH(&quot;\s(?:.(?!\s))+$&quot;;TRIM([.I23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4]))));LEFT(TRIM([.J234]);FIND(&quot; &quot;;TRIM([.J234]))-1);&quot;&quot;)">
            <text:p/>
          </table:table-cell>
          <table:table-cell table:formula="of:=IF(NOT(ISERR(FIND(&quot; &quot;;TRIM([.J234]))));RIGHT(TRIM([.J234]);LEN(TRIM([.J234]))-FIND(&quot; &quot;;TRIM([.J234])));&quot;&quot;)">
            <text:p/>
          </table:table-cell>
          <table:table-cell table:formula="of:=IF(NOT(ISERR(FIND(&quot; &quot;;TRIM([.I234]))));LEFT(TRIM([.I234]);SEARCH(&quot;\s(?:.(?!\s))+$&quot;;TRIM([.I234])));&quot;&quot;)">
            <text:p/>
          </table:table-cell>
          <table:table-cell table:formula="of:=IF(NOT(ISERR(FIND(&quot; &quot;;TRIM([.I234]))));RIGHT(TRIM([.I234]);LEN(TRIM([.I234]))-SEARCH(&quot;\s(?:.(?!\s))+$&quot;;TRIM([.I23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5]))));LEFT(TRIM([.J235]);FIND(&quot; &quot;;TRIM([.J235]))-1);&quot;&quot;)">
            <text:p/>
          </table:table-cell>
          <table:table-cell table:formula="of:=IF(NOT(ISERR(FIND(&quot; &quot;;TRIM([.J235]))));RIGHT(TRIM([.J235]);LEN(TRIM([.J235]))-FIND(&quot; &quot;;TRIM([.J235])));&quot;&quot;)">
            <text:p/>
          </table:table-cell>
          <table:table-cell table:formula="of:=IF(NOT(ISERR(FIND(&quot; &quot;;TRIM([.I235]))));LEFT(TRIM([.I235]);SEARCH(&quot;\s(?:.(?!\s))+$&quot;;TRIM([.I235])));&quot;&quot;)">
            <text:p/>
          </table:table-cell>
          <table:table-cell table:formula="of:=IF(NOT(ISERR(FIND(&quot; &quot;;TRIM([.I235]))));RIGHT(TRIM([.I235]);LEN(TRIM([.I235]))-SEARCH(&quot;\s(?:.(?!\s))+$&quot;;TRIM([.I23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6]))));LEFT(TRIM([.J236]);FIND(&quot; &quot;;TRIM([.J236]))-1);&quot;&quot;)">
            <text:p/>
          </table:table-cell>
          <table:table-cell table:formula="of:=IF(NOT(ISERR(FIND(&quot; &quot;;TRIM([.J236]))));RIGHT(TRIM([.J236]);LEN(TRIM([.J236]))-FIND(&quot; &quot;;TRIM([.J236])));&quot;&quot;)">
            <text:p/>
          </table:table-cell>
          <table:table-cell table:formula="of:=IF(NOT(ISERR(FIND(&quot; &quot;;TRIM([.I236]))));LEFT(TRIM([.I236]);SEARCH(&quot;\s(?:.(?!\s))+$&quot;;TRIM([.I236])));&quot;&quot;)">
            <text:p/>
          </table:table-cell>
          <table:table-cell table:formula="of:=IF(NOT(ISERR(FIND(&quot; &quot;;TRIM([.I236]))));RIGHT(TRIM([.I236]);LEN(TRIM([.I236]))-SEARCH(&quot;\s(?:.(?!\s))+$&quot;;TRIM([.I23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7]))));LEFT(TRIM([.J237]);FIND(&quot; &quot;;TRIM([.J237]))-1);&quot;&quot;)">
            <text:p/>
          </table:table-cell>
          <table:table-cell table:formula="of:=IF(NOT(ISERR(FIND(&quot; &quot;;TRIM([.J237]))));RIGHT(TRIM([.J237]);LEN(TRIM([.J237]))-FIND(&quot; &quot;;TRIM([.J237])));&quot;&quot;)">
            <text:p/>
          </table:table-cell>
          <table:table-cell table:formula="of:=IF(NOT(ISERR(FIND(&quot; &quot;;TRIM([.I237]))));LEFT(TRIM([.I237]);SEARCH(&quot;\s(?:.(?!\s))+$&quot;;TRIM([.I237])));&quot;&quot;)">
            <text:p/>
          </table:table-cell>
          <table:table-cell table:formula="of:=IF(NOT(ISERR(FIND(&quot; &quot;;TRIM([.I237]))));RIGHT(TRIM([.I237]);LEN(TRIM([.I237]))-SEARCH(&quot;\s(?:.(?!\s))+$&quot;;TRIM([.I23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8]))));LEFT(TRIM([.J238]);FIND(&quot; &quot;;TRIM([.J238]))-1);&quot;&quot;)">
            <text:p/>
          </table:table-cell>
          <table:table-cell table:formula="of:=IF(NOT(ISERR(FIND(&quot; &quot;;TRIM([.J238]))));RIGHT(TRIM([.J238]);LEN(TRIM([.J238]))-FIND(&quot; &quot;;TRIM([.J238])));&quot;&quot;)">
            <text:p/>
          </table:table-cell>
          <table:table-cell table:formula="of:=IF(NOT(ISERR(FIND(&quot; &quot;;TRIM([.I238]))));LEFT(TRIM([.I238]);SEARCH(&quot;\s(?:.(?!\s))+$&quot;;TRIM([.I238])));&quot;&quot;)">
            <text:p/>
          </table:table-cell>
          <table:table-cell table:formula="of:=IF(NOT(ISERR(FIND(&quot; &quot;;TRIM([.I238]))));RIGHT(TRIM([.I238]);LEN(TRIM([.I238]))-SEARCH(&quot;\s(?:.(?!\s))+$&quot;;TRIM([.I23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9]))));LEFT(TRIM([.J239]);FIND(&quot; &quot;;TRIM([.J239]))-1);&quot;&quot;)">
            <text:p/>
          </table:table-cell>
          <table:table-cell table:formula="of:=IF(NOT(ISERR(FIND(&quot; &quot;;TRIM([.J239]))));RIGHT(TRIM([.J239]);LEN(TRIM([.J239]))-FIND(&quot; &quot;;TRIM([.J239])));&quot;&quot;)">
            <text:p/>
          </table:table-cell>
          <table:table-cell table:formula="of:=IF(NOT(ISERR(FIND(&quot; &quot;;TRIM([.I239]))));LEFT(TRIM([.I239]);SEARCH(&quot;\s(?:.(?!\s))+$&quot;;TRIM([.I239])));&quot;&quot;)">
            <text:p/>
          </table:table-cell>
          <table:table-cell table:formula="of:=IF(NOT(ISERR(FIND(&quot; &quot;;TRIM([.I239]))));RIGHT(TRIM([.I239]);LEN(TRIM([.I239]))-SEARCH(&quot;\s(?:.(?!\s))+$&quot;;TRIM([.I23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0]))));LEFT(TRIM([.J240]);FIND(&quot; &quot;;TRIM([.J240]))-1);&quot;&quot;)">
            <text:p/>
          </table:table-cell>
          <table:table-cell table:formula="of:=IF(NOT(ISERR(FIND(&quot; &quot;;TRIM([.J240]))));RIGHT(TRIM([.J240]);LEN(TRIM([.J240]))-FIND(&quot; &quot;;TRIM([.J240])));&quot;&quot;)">
            <text:p/>
          </table:table-cell>
          <table:table-cell table:formula="of:=IF(NOT(ISERR(FIND(&quot; &quot;;TRIM([.I240]))));LEFT(TRIM([.I240]);SEARCH(&quot;\s(?:.(?!\s))+$&quot;;TRIM([.I240])));&quot;&quot;)">
            <text:p/>
          </table:table-cell>
          <table:table-cell table:formula="of:=IF(NOT(ISERR(FIND(&quot; &quot;;TRIM([.I240]))));RIGHT(TRIM([.I240]);LEN(TRIM([.I240]))-SEARCH(&quot;\s(?:.(?!\s))+$&quot;;TRIM([.I24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1]))));LEFT(TRIM([.J241]);FIND(&quot; &quot;;TRIM([.J241]))-1);&quot;&quot;)">
            <text:p/>
          </table:table-cell>
          <table:table-cell table:formula="of:=IF(NOT(ISERR(FIND(&quot; &quot;;TRIM([.J241]))));RIGHT(TRIM([.J241]);LEN(TRIM([.J241]))-FIND(&quot; &quot;;TRIM([.J241])));&quot;&quot;)">
            <text:p/>
          </table:table-cell>
          <table:table-cell table:formula="of:=IF(NOT(ISERR(FIND(&quot; &quot;;TRIM([.I241]))));LEFT(TRIM([.I241]);SEARCH(&quot;\s(?:.(?!\s))+$&quot;;TRIM([.I241])));&quot;&quot;)">
            <text:p/>
          </table:table-cell>
          <table:table-cell table:formula="of:=IF(NOT(ISERR(FIND(&quot; &quot;;TRIM([.I241]))));RIGHT(TRIM([.I241]);LEN(TRIM([.I241]))-SEARCH(&quot;\s(?:.(?!\s))+$&quot;;TRIM([.I24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2]))));LEFT(TRIM([.J242]);FIND(&quot; &quot;;TRIM([.J242]))-1);&quot;&quot;)">
            <text:p/>
          </table:table-cell>
          <table:table-cell table:formula="of:=IF(NOT(ISERR(FIND(&quot; &quot;;TRIM([.J242]))));RIGHT(TRIM([.J242]);LEN(TRIM([.J242]))-FIND(&quot; &quot;;TRIM([.J242])));&quot;&quot;)">
            <text:p/>
          </table:table-cell>
          <table:table-cell table:formula="of:=IF(NOT(ISERR(FIND(&quot; &quot;;TRIM([.I242]))));LEFT(TRIM([.I242]);SEARCH(&quot;\s(?:.(?!\s))+$&quot;;TRIM([.I242])));&quot;&quot;)">
            <text:p/>
          </table:table-cell>
          <table:table-cell table:formula="of:=IF(NOT(ISERR(FIND(&quot; &quot;;TRIM([.I242]))));RIGHT(TRIM([.I242]);LEN(TRIM([.I242]))-SEARCH(&quot;\s(?:.(?!\s))+$&quot;;TRIM([.I24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3]))));LEFT(TRIM([.J243]);FIND(&quot; &quot;;TRIM([.J243]))-1);&quot;&quot;)">
            <text:p/>
          </table:table-cell>
          <table:table-cell table:formula="of:=IF(NOT(ISERR(FIND(&quot; &quot;;TRIM([.J243]))));RIGHT(TRIM([.J243]);LEN(TRIM([.J243]))-FIND(&quot; &quot;;TRIM([.J243])));&quot;&quot;)">
            <text:p/>
          </table:table-cell>
          <table:table-cell table:formula="of:=IF(NOT(ISERR(FIND(&quot; &quot;;TRIM([.I243]))));LEFT(TRIM([.I243]);SEARCH(&quot;\s(?:.(?!\s))+$&quot;;TRIM([.I243])));&quot;&quot;)">
            <text:p/>
          </table:table-cell>
          <table:table-cell table:formula="of:=IF(NOT(ISERR(FIND(&quot; &quot;;TRIM([.I243]))));RIGHT(TRIM([.I243]);LEN(TRIM([.I243]))-SEARCH(&quot;\s(?:.(?!\s))+$&quot;;TRIM([.I24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4]))));LEFT(TRIM([.J244]);FIND(&quot; &quot;;TRIM([.J244]))-1);&quot;&quot;)">
            <text:p/>
          </table:table-cell>
          <table:table-cell table:formula="of:=IF(NOT(ISERR(FIND(&quot; &quot;;TRIM([.J244]))));RIGHT(TRIM([.J244]);LEN(TRIM([.J244]))-FIND(&quot; &quot;;TRIM([.J244])));&quot;&quot;)">
            <text:p/>
          </table:table-cell>
          <table:table-cell table:formula="of:=IF(NOT(ISERR(FIND(&quot; &quot;;TRIM([.I244]))));LEFT(TRIM([.I244]);SEARCH(&quot;\s(?:.(?!\s))+$&quot;;TRIM([.I244])));&quot;&quot;)">
            <text:p/>
          </table:table-cell>
          <table:table-cell table:formula="of:=IF(NOT(ISERR(FIND(&quot; &quot;;TRIM([.I244]))));RIGHT(TRIM([.I244]);LEN(TRIM([.I244]))-SEARCH(&quot;\s(?:.(?!\s))+$&quot;;TRIM([.I244])));&quot;&quot;)">
            <text:p/>
          </table:table-cell>
          <table:table-cell table:number-columns-repeated="9"/>
          <table:table-cell table:style-name="ce7" table:number-columns-repeated="2"/>
          <table:table-cell table:number-columns-repeated="14"/>
          <table:table-cell table:style-name="ce5"/>
        </table:table-row>
        <table:table-row table:style-name="ro1">
          <table:table-cell table:formula="of:=IF(NOT(ISERR(FIND(&quot; &quot;;TRIM([.J245]))));LEFT(TRIM([.J245]);FIND(&quot; &quot;;TRIM([.J245]))-1);&quot;&quot;)">
            <text:p/>
          </table:table-cell>
          <table:table-cell table:formula="of:=IF(NOT(ISERR(FIND(&quot; &quot;;TRIM([.J245]))));RIGHT(TRIM([.J245]);LEN(TRIM([.J245]))-FIND(&quot; &quot;;TRIM([.J245])));&quot;&quot;)">
            <text:p/>
          </table:table-cell>
          <table:table-cell table:formula="of:=IF(NOT(ISERR(FIND(&quot; &quot;;TRIM([.I245]))));LEFT(TRIM([.I245]);SEARCH(&quot;\s(?:.(?!\s))+$&quot;;TRIM([.I245])));&quot;&quot;)">
            <text:p/>
          </table:table-cell>
          <table:table-cell table:formula="of:=IF(NOT(ISERR(FIND(&quot; &quot;;TRIM([.I245]))));RIGHT(TRIM([.I245]);LEN(TRIM([.I245]))-SEARCH(&quot;\s(?:.(?!\s))+$&quot;;TRIM([.I24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6]))));LEFT(TRIM([.J246]);FIND(&quot; &quot;;TRIM([.J246]))-1);&quot;&quot;)">
            <text:p/>
          </table:table-cell>
          <table:table-cell table:formula="of:=IF(NOT(ISERR(FIND(&quot; &quot;;TRIM([.J246]))));RIGHT(TRIM([.J246]);LEN(TRIM([.J246]))-FIND(&quot; &quot;;TRIM([.J246])));&quot;&quot;)">
            <text:p/>
          </table:table-cell>
          <table:table-cell table:formula="of:=IF(NOT(ISERR(FIND(&quot; &quot;;TRIM([.I246]))));LEFT(TRIM([.I246]);SEARCH(&quot;\s(?:.(?!\s))+$&quot;;TRIM([.I246])));&quot;&quot;)">
            <text:p/>
          </table:table-cell>
          <table:table-cell table:formula="of:=IF(NOT(ISERR(FIND(&quot; &quot;;TRIM([.I246]))));RIGHT(TRIM([.I246]);LEN(TRIM([.I246]))-SEARCH(&quot;\s(?:.(?!\s))+$&quot;;TRIM([.I24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7]))));LEFT(TRIM([.J247]);FIND(&quot; &quot;;TRIM([.J247]))-1);&quot;&quot;)">
            <text:p/>
          </table:table-cell>
          <table:table-cell table:formula="of:=IF(NOT(ISERR(FIND(&quot; &quot;;TRIM([.J247]))));RIGHT(TRIM([.J247]);LEN(TRIM([.J247]))-FIND(&quot; &quot;;TRIM([.J247])));&quot;&quot;)">
            <text:p/>
          </table:table-cell>
          <table:table-cell table:formula="of:=IF(NOT(ISERR(FIND(&quot; &quot;;TRIM([.I247]))));LEFT(TRIM([.I247]);SEARCH(&quot;\s(?:.(?!\s))+$&quot;;TRIM([.I247])));&quot;&quot;)">
            <text:p/>
          </table:table-cell>
          <table:table-cell table:formula="of:=IF(NOT(ISERR(FIND(&quot; &quot;;TRIM([.I247]))));RIGHT(TRIM([.I247]);LEN(TRIM([.I247]))-SEARCH(&quot;\s(?:.(?!\s))+$&quot;;TRIM([.I247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248]))));LEFT(TRIM([.J248]);FIND(&quot; &quot;;TRIM([.J248]))-1);&quot;&quot;)">
            <text:p/>
          </table:table-cell>
          <table:table-cell table:formula="of:=IF(NOT(ISERR(FIND(&quot; &quot;;TRIM([.J248]))));RIGHT(TRIM([.J248]);LEN(TRIM([.J248]))-FIND(&quot; &quot;;TRIM([.J248])));&quot;&quot;)">
            <text:p/>
          </table:table-cell>
          <table:table-cell table:formula="of:=IF(NOT(ISERR(FIND(&quot; &quot;;TRIM([.I248]))));LEFT(TRIM([.I248]);SEARCH(&quot;\s(?:.(?!\s))+$&quot;;TRIM([.I248])));&quot;&quot;)">
            <text:p/>
          </table:table-cell>
          <table:table-cell table:formula="of:=IF(NOT(ISERR(FIND(&quot; &quot;;TRIM([.I248]))));RIGHT(TRIM([.I248]);LEN(TRIM([.I248]))-SEARCH(&quot;\s(?:.(?!\s))+$&quot;;TRIM([.I24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9]))));LEFT(TRIM([.J249]);FIND(&quot; &quot;;TRIM([.J249]))-1);&quot;&quot;)">
            <text:p/>
          </table:table-cell>
          <table:table-cell table:formula="of:=IF(NOT(ISERR(FIND(&quot; &quot;;TRIM([.J249]))));RIGHT(TRIM([.J249]);LEN(TRIM([.J249]))-FIND(&quot; &quot;;TRIM([.J249])));&quot;&quot;)">
            <text:p/>
          </table:table-cell>
          <table:table-cell table:formula="of:=IF(NOT(ISERR(FIND(&quot; &quot;;TRIM([.I249]))));LEFT(TRIM([.I249]);SEARCH(&quot;\s(?:.(?!\s))+$&quot;;TRIM([.I249])));&quot;&quot;)">
            <text:p/>
          </table:table-cell>
          <table:table-cell table:formula="of:=IF(NOT(ISERR(FIND(&quot; &quot;;TRIM([.I249]))));RIGHT(TRIM([.I249]);LEN(TRIM([.I249]))-SEARCH(&quot;\s(?:.(?!\s))+$&quot;;TRIM([.I249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50]))));LEFT(TRIM([.J250]);FIND(&quot; &quot;;TRIM([.J250]))-1);&quot;&quot;)">
            <text:p/>
          </table:table-cell>
          <table:table-cell table:formula="of:=IF(NOT(ISERR(FIND(&quot; &quot;;TRIM([.J250]))));RIGHT(TRIM([.J250]);LEN(TRIM([.J250]))-FIND(&quot; &quot;;TRIM([.J250])));&quot;&quot;)">
            <text:p/>
          </table:table-cell>
          <table:table-cell table:formula="of:=IF(NOT(ISERR(FIND(&quot; &quot;;TRIM([.I250]))));LEFT(TRIM([.I250]);SEARCH(&quot;\s(?:.(?!\s))+$&quot;;TRIM([.I250])));&quot;&quot;)">
            <text:p/>
          </table:table-cell>
          <table:table-cell table:formula="of:=IF(NOT(ISERR(FIND(&quot; &quot;;TRIM([.I250]))));RIGHT(TRIM([.I250]);LEN(TRIM([.I250]))-SEARCH(&quot;\s(?:.(?!\s))+$&quot;;TRIM([.I25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1]))));LEFT(TRIM([.J251]);FIND(&quot; &quot;;TRIM([.J251]))-1);&quot;&quot;)">
            <text:p/>
          </table:table-cell>
          <table:table-cell table:formula="of:=IF(NOT(ISERR(FIND(&quot; &quot;;TRIM([.J251]))));RIGHT(TRIM([.J251]);LEN(TRIM([.J251]))-FIND(&quot; &quot;;TRIM([.J251])));&quot;&quot;)">
            <text:p/>
          </table:table-cell>
          <table:table-cell table:formula="of:=IF(NOT(ISERR(FIND(&quot; &quot;;TRIM([.I251]))));LEFT(TRIM([.I251]);SEARCH(&quot;\s(?:.(?!\s))+$&quot;;TRIM([.I251])));&quot;&quot;)">
            <text:p/>
          </table:table-cell>
          <table:table-cell table:formula="of:=IF(NOT(ISERR(FIND(&quot; &quot;;TRIM([.I251]))));RIGHT(TRIM([.I251]);LEN(TRIM([.I251]))-SEARCH(&quot;\s(?:.(?!\s))+$&quot;;TRIM([.I25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2]))));LEFT(TRIM([.J252]);FIND(&quot; &quot;;TRIM([.J252]))-1);&quot;&quot;)">
            <text:p/>
          </table:table-cell>
          <table:table-cell table:formula="of:=IF(NOT(ISERR(FIND(&quot; &quot;;TRIM([.J252]))));RIGHT(TRIM([.J252]);LEN(TRIM([.J252]))-FIND(&quot; &quot;;TRIM([.J252])));&quot;&quot;)">
            <text:p/>
          </table:table-cell>
          <table:table-cell table:formula="of:=IF(NOT(ISERR(FIND(&quot; &quot;;TRIM([.I252]))));LEFT(TRIM([.I252]);SEARCH(&quot;\s(?:.(?!\s))+$&quot;;TRIM([.I252])));&quot;&quot;)">
            <text:p/>
          </table:table-cell>
          <table:table-cell table:formula="of:=IF(NOT(ISERR(FIND(&quot; &quot;;TRIM([.I252]))));RIGHT(TRIM([.I252]);LEN(TRIM([.I252]))-SEARCH(&quot;\s(?:.(?!\s))+$&quot;;TRIM([.I25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3]))));LEFT(TRIM([.J253]);FIND(&quot; &quot;;TRIM([.J253]))-1);&quot;&quot;)">
            <text:p/>
          </table:table-cell>
          <table:table-cell table:formula="of:=IF(NOT(ISERR(FIND(&quot; &quot;;TRIM([.J253]))));RIGHT(TRIM([.J253]);LEN(TRIM([.J253]))-FIND(&quot; &quot;;TRIM([.J253])));&quot;&quot;)">
            <text:p/>
          </table:table-cell>
          <table:table-cell table:formula="of:=IF(NOT(ISERR(FIND(&quot; &quot;;TRIM([.I253]))));LEFT(TRIM([.I253]);SEARCH(&quot;\s(?:.(?!\s))+$&quot;;TRIM([.I253])));&quot;&quot;)">
            <text:p/>
          </table:table-cell>
          <table:table-cell table:formula="of:=IF(NOT(ISERR(FIND(&quot; &quot;;TRIM([.I253]))));RIGHT(TRIM([.I253]);LEN(TRIM([.I253]))-SEARCH(&quot;\s(?:.(?!\s))+$&quot;;TRIM([.I25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4]))));LEFT(TRIM([.J254]);FIND(&quot; &quot;;TRIM([.J254]))-1);&quot;&quot;)">
            <text:p/>
          </table:table-cell>
          <table:table-cell table:formula="of:=IF(NOT(ISERR(FIND(&quot; &quot;;TRIM([.J254]))));RIGHT(TRIM([.J254]);LEN(TRIM([.J254]))-FIND(&quot; &quot;;TRIM([.J254])));&quot;&quot;)">
            <text:p/>
          </table:table-cell>
          <table:table-cell table:formula="of:=IF(NOT(ISERR(FIND(&quot; &quot;;TRIM([.I254]))));LEFT(TRIM([.I254]);SEARCH(&quot;\s(?:.(?!\s))+$&quot;;TRIM([.I254])));&quot;&quot;)">
            <text:p/>
          </table:table-cell>
          <table:table-cell table:formula="of:=IF(NOT(ISERR(FIND(&quot; &quot;;TRIM([.I254]))));RIGHT(TRIM([.I254]);LEN(TRIM([.I254]))-SEARCH(&quot;\s(?:.(?!\s))+$&quot;;TRIM([.I25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5]))));LEFT(TRIM([.J255]);FIND(&quot; &quot;;TRIM([.J255]))-1);&quot;&quot;)">
            <text:p/>
          </table:table-cell>
          <table:table-cell table:formula="of:=IF(NOT(ISERR(FIND(&quot; &quot;;TRIM([.J255]))));RIGHT(TRIM([.J255]);LEN(TRIM([.J255]))-FIND(&quot; &quot;;TRIM([.J255])));&quot;&quot;)">
            <text:p/>
          </table:table-cell>
          <table:table-cell table:formula="of:=IF(NOT(ISERR(FIND(&quot; &quot;;TRIM([.I255]))));LEFT(TRIM([.I255]);SEARCH(&quot;\s(?:.(?!\s))+$&quot;;TRIM([.I255])));&quot;&quot;)">
            <text:p/>
          </table:table-cell>
          <table:table-cell table:formula="of:=IF(NOT(ISERR(FIND(&quot; &quot;;TRIM([.I255]))));RIGHT(TRIM([.I255]);LEN(TRIM([.I255]))-SEARCH(&quot;\s(?:.(?!\s))+$&quot;;TRIM([.I25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6]))));LEFT(TRIM([.J256]);FIND(&quot; &quot;;TRIM([.J256]))-1);&quot;&quot;)">
            <text:p/>
          </table:table-cell>
          <table:table-cell table:formula="of:=IF(NOT(ISERR(FIND(&quot; &quot;;TRIM([.J256]))));RIGHT(TRIM([.J256]);LEN(TRIM([.J256]))-FIND(&quot; &quot;;TRIM([.J256])));&quot;&quot;)">
            <text:p/>
          </table:table-cell>
          <table:table-cell table:formula="of:=IF(NOT(ISERR(FIND(&quot; &quot;;TRIM([.I256]))));LEFT(TRIM([.I256]);SEARCH(&quot;\s(?:.(?!\s))+$&quot;;TRIM([.I256])));&quot;&quot;)">
            <text:p/>
          </table:table-cell>
          <table:table-cell table:formula="of:=IF(NOT(ISERR(FIND(&quot; &quot;;TRIM([.I256]))));RIGHT(TRIM([.I256]);LEN(TRIM([.I256]))-SEARCH(&quot;\s(?:.(?!\s))+$&quot;;TRIM([.I25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7]))));LEFT(TRIM([.J257]);FIND(&quot; &quot;;TRIM([.J257]))-1);&quot;&quot;)">
            <text:p/>
          </table:table-cell>
          <table:table-cell table:formula="of:=IF(NOT(ISERR(FIND(&quot; &quot;;TRIM([.J257]))));RIGHT(TRIM([.J257]);LEN(TRIM([.J257]))-FIND(&quot; &quot;;TRIM([.J257])));&quot;&quot;)">
            <text:p/>
          </table:table-cell>
          <table:table-cell table:formula="of:=IF(NOT(ISERR(FIND(&quot; &quot;;TRIM([.I257]))));LEFT(TRIM([.I257]);SEARCH(&quot;\s(?:.(?!\s))+$&quot;;TRIM([.I257])));&quot;&quot;)">
            <text:p/>
          </table:table-cell>
          <table:table-cell table:formula="of:=IF(NOT(ISERR(FIND(&quot; &quot;;TRIM([.I257]))));RIGHT(TRIM([.I257]);LEN(TRIM([.I257]))-SEARCH(&quot;\s(?:.(?!\s))+$&quot;;TRIM([.I25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8]))));LEFT(TRIM([.J258]);FIND(&quot; &quot;;TRIM([.J258]))-1);&quot;&quot;)">
            <text:p/>
          </table:table-cell>
          <table:table-cell table:formula="of:=IF(NOT(ISERR(FIND(&quot; &quot;;TRIM([.J258]))));RIGHT(TRIM([.J258]);LEN(TRIM([.J258]))-FIND(&quot; &quot;;TRIM([.J258])));&quot;&quot;)">
            <text:p/>
          </table:table-cell>
          <table:table-cell table:formula="of:=IF(NOT(ISERR(FIND(&quot; &quot;;TRIM([.I258]))));LEFT(TRIM([.I258]);SEARCH(&quot;\s(?:.(?!\s))+$&quot;;TRIM([.I258])));&quot;&quot;)">
            <text:p/>
          </table:table-cell>
          <table:table-cell table:formula="of:=IF(NOT(ISERR(FIND(&quot; &quot;;TRIM([.I258]))));RIGHT(TRIM([.I258]);LEN(TRIM([.I258]))-SEARCH(&quot;\s(?:.(?!\s))+$&quot;;TRIM([.I258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59]))));LEFT(TRIM([.J259]);FIND(&quot; &quot;;TRIM([.J259]))-1);&quot;&quot;)">
            <text:p/>
          </table:table-cell>
          <table:table-cell table:formula="of:=IF(NOT(ISERR(FIND(&quot; &quot;;TRIM([.J259]))));RIGHT(TRIM([.J259]);LEN(TRIM([.J259]))-FIND(&quot; &quot;;TRIM([.J259])));&quot;&quot;)">
            <text:p/>
          </table:table-cell>
          <table:table-cell table:formula="of:=IF(NOT(ISERR(FIND(&quot; &quot;;TRIM([.I259]))));LEFT(TRIM([.I259]);SEARCH(&quot;\s(?:.(?!\s))+$&quot;;TRIM([.I259])));&quot;&quot;)">
            <text:p/>
          </table:table-cell>
          <table:table-cell table:formula="of:=IF(NOT(ISERR(FIND(&quot; &quot;;TRIM([.I259]))));RIGHT(TRIM([.I259]);LEN(TRIM([.I259]))-SEARCH(&quot;\s(?:.(?!\s))+$&quot;;TRIM([.I25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0]))));LEFT(TRIM([.J260]);FIND(&quot; &quot;;TRIM([.J260]))-1);&quot;&quot;)">
            <text:p/>
          </table:table-cell>
          <table:table-cell table:formula="of:=IF(NOT(ISERR(FIND(&quot; &quot;;TRIM([.J260]))));RIGHT(TRIM([.J260]);LEN(TRIM([.J260]))-FIND(&quot; &quot;;TRIM([.J260])));&quot;&quot;)">
            <text:p/>
          </table:table-cell>
          <table:table-cell table:formula="of:=IF(NOT(ISERR(FIND(&quot; &quot;;TRIM([.I260]))));LEFT(TRIM([.I260]);SEARCH(&quot;\s(?:.(?!\s))+$&quot;;TRIM([.I260])));&quot;&quot;)">
            <text:p/>
          </table:table-cell>
          <table:table-cell table:formula="of:=IF(NOT(ISERR(FIND(&quot; &quot;;TRIM([.I260]))));RIGHT(TRIM([.I260]);LEN(TRIM([.I260]))-SEARCH(&quot;\s(?:.(?!\s))+$&quot;;TRIM([.I260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261]))));LEFT(TRIM([.J261]);FIND(&quot; &quot;;TRIM([.J261]))-1);&quot;&quot;)">
            <text:p/>
          </table:table-cell>
          <table:table-cell table:formula="of:=IF(NOT(ISERR(FIND(&quot; &quot;;TRIM([.J261]))));RIGHT(TRIM([.J261]);LEN(TRIM([.J261]))-FIND(&quot; &quot;;TRIM([.J261])));&quot;&quot;)">
            <text:p/>
          </table:table-cell>
          <table:table-cell table:formula="of:=IF(NOT(ISERR(FIND(&quot; &quot;;TRIM([.I261]))));LEFT(TRIM([.I261]);SEARCH(&quot;\s(?:.(?!\s))+$&quot;;TRIM([.I261])));&quot;&quot;)">
            <text:p/>
          </table:table-cell>
          <table:table-cell table:formula="of:=IF(NOT(ISERR(FIND(&quot; &quot;;TRIM([.I261]))));RIGHT(TRIM([.I261]);LEN(TRIM([.I261]))-SEARCH(&quot;\s(?:.(?!\s))+$&quot;;TRIM([.I26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2]))));LEFT(TRIM([.J262]);FIND(&quot; &quot;;TRIM([.J262]))-1);&quot;&quot;)">
            <text:p/>
          </table:table-cell>
          <table:table-cell table:formula="of:=IF(NOT(ISERR(FIND(&quot; &quot;;TRIM([.J262]))));RIGHT(TRIM([.J262]);LEN(TRIM([.J262]))-FIND(&quot; &quot;;TRIM([.J262])));&quot;&quot;)">
            <text:p/>
          </table:table-cell>
          <table:table-cell table:formula="of:=IF(NOT(ISERR(FIND(&quot; &quot;;TRIM([.I262]))));LEFT(TRIM([.I262]);SEARCH(&quot;\s(?:.(?!\s))+$&quot;;TRIM([.I262])));&quot;&quot;)">
            <text:p/>
          </table:table-cell>
          <table:table-cell table:formula="of:=IF(NOT(ISERR(FIND(&quot; &quot;;TRIM([.I262]))));RIGHT(TRIM([.I262]);LEN(TRIM([.I262]))-SEARCH(&quot;\s(?:.(?!\s))+$&quot;;TRIM([.I26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3]))));LEFT(TRIM([.J263]);FIND(&quot; &quot;;TRIM([.J263]))-1);&quot;&quot;)">
            <text:p/>
          </table:table-cell>
          <table:table-cell table:formula="of:=IF(NOT(ISERR(FIND(&quot; &quot;;TRIM([.J263]))));RIGHT(TRIM([.J263]);LEN(TRIM([.J263]))-FIND(&quot; &quot;;TRIM([.J263])));&quot;&quot;)">
            <text:p/>
          </table:table-cell>
          <table:table-cell table:formula="of:=IF(NOT(ISERR(FIND(&quot; &quot;;TRIM([.I263]))));LEFT(TRIM([.I263]);SEARCH(&quot;\s(?:.(?!\s))+$&quot;;TRIM([.I263])));&quot;&quot;)">
            <text:p/>
          </table:table-cell>
          <table:table-cell table:formula="of:=IF(NOT(ISERR(FIND(&quot; &quot;;TRIM([.I263]))));RIGHT(TRIM([.I263]);LEN(TRIM([.I263]))-SEARCH(&quot;\s(?:.(?!\s))+$&quot;;TRIM([.I26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4]))));LEFT(TRIM([.J264]);FIND(&quot; &quot;;TRIM([.J264]))-1);&quot;&quot;)">
            <text:p/>
          </table:table-cell>
          <table:table-cell table:formula="of:=IF(NOT(ISERR(FIND(&quot; &quot;;TRIM([.J264]))));RIGHT(TRIM([.J264]);LEN(TRIM([.J264]))-FIND(&quot; &quot;;TRIM([.J264])));&quot;&quot;)">
            <text:p/>
          </table:table-cell>
          <table:table-cell table:formula="of:=IF(NOT(ISERR(FIND(&quot; &quot;;TRIM([.I264]))));LEFT(TRIM([.I264]);SEARCH(&quot;\s(?:.(?!\s))+$&quot;;TRIM([.I264])));&quot;&quot;)">
            <text:p/>
          </table:table-cell>
          <table:table-cell table:formula="of:=IF(NOT(ISERR(FIND(&quot; &quot;;TRIM([.I264]))));RIGHT(TRIM([.I264]);LEN(TRIM([.I264]))-SEARCH(&quot;\s(?:.(?!\s))+$&quot;;TRIM([.I26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5]))));LEFT(TRIM([.J265]);FIND(&quot; &quot;;TRIM([.J265]))-1);&quot;&quot;)">
            <text:p/>
          </table:table-cell>
          <table:table-cell table:formula="of:=IF(NOT(ISERR(FIND(&quot; &quot;;TRIM([.J265]))));RIGHT(TRIM([.J265]);LEN(TRIM([.J265]))-FIND(&quot; &quot;;TRIM([.J265])));&quot;&quot;)">
            <text:p/>
          </table:table-cell>
          <table:table-cell table:formula="of:=IF(NOT(ISERR(FIND(&quot; &quot;;TRIM([.I265]))));LEFT(TRIM([.I265]);SEARCH(&quot;\s(?:.(?!\s))+$&quot;;TRIM([.I265])));&quot;&quot;)">
            <text:p/>
          </table:table-cell>
          <table:table-cell table:formula="of:=IF(NOT(ISERR(FIND(&quot; &quot;;TRIM([.I265]))));RIGHT(TRIM([.I265]);LEN(TRIM([.I265]))-SEARCH(&quot;\s(?:.(?!\s))+$&quot;;TRIM([.I26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6]))));LEFT(TRIM([.J266]);FIND(&quot; &quot;;TRIM([.J266]))-1);&quot;&quot;)">
            <text:p/>
          </table:table-cell>
          <table:table-cell table:formula="of:=IF(NOT(ISERR(FIND(&quot; &quot;;TRIM([.J266]))));RIGHT(TRIM([.J266]);LEN(TRIM([.J266]))-FIND(&quot; &quot;;TRIM([.J266])));&quot;&quot;)">
            <text:p/>
          </table:table-cell>
          <table:table-cell table:formula="of:=IF(NOT(ISERR(FIND(&quot; &quot;;TRIM([.I266]))));LEFT(TRIM([.I266]);SEARCH(&quot;\s(?:.(?!\s))+$&quot;;TRIM([.I266])));&quot;&quot;)">
            <text:p/>
          </table:table-cell>
          <table:table-cell table:formula="of:=IF(NOT(ISERR(FIND(&quot; &quot;;TRIM([.I266]))));RIGHT(TRIM([.I266]);LEN(TRIM([.I266]))-SEARCH(&quot;\s(?:.(?!\s))+$&quot;;TRIM([.I26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7]))));LEFT(TRIM([.J267]);FIND(&quot; &quot;;TRIM([.J267]))-1);&quot;&quot;)">
            <text:p/>
          </table:table-cell>
          <table:table-cell table:formula="of:=IF(NOT(ISERR(FIND(&quot; &quot;;TRIM([.J267]))));RIGHT(TRIM([.J267]);LEN(TRIM([.J267]))-FIND(&quot; &quot;;TRIM([.J267])));&quot;&quot;)">
            <text:p/>
          </table:table-cell>
          <table:table-cell table:formula="of:=IF(NOT(ISERR(FIND(&quot; &quot;;TRIM([.I267]))));LEFT(TRIM([.I267]);SEARCH(&quot;\s(?:.(?!\s))+$&quot;;TRIM([.I267])));&quot;&quot;)">
            <text:p/>
          </table:table-cell>
          <table:table-cell table:formula="of:=IF(NOT(ISERR(FIND(&quot; &quot;;TRIM([.I267]))));RIGHT(TRIM([.I267]);LEN(TRIM([.I267]))-SEARCH(&quot;\s(?:.(?!\s))+$&quot;;TRIM([.I26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8]))));LEFT(TRIM([.J268]);FIND(&quot; &quot;;TRIM([.J268]))-1);&quot;&quot;)">
            <text:p/>
          </table:table-cell>
          <table:table-cell table:formula="of:=IF(NOT(ISERR(FIND(&quot; &quot;;TRIM([.J268]))));RIGHT(TRIM([.J268]);LEN(TRIM([.J268]))-FIND(&quot; &quot;;TRIM([.J268])));&quot;&quot;)">
            <text:p/>
          </table:table-cell>
          <table:table-cell table:formula="of:=IF(NOT(ISERR(FIND(&quot; &quot;;TRIM([.I268]))));LEFT(TRIM([.I268]);SEARCH(&quot;\s(?:.(?!\s))+$&quot;;TRIM([.I268])));&quot;&quot;)">
            <text:p/>
          </table:table-cell>
          <table:table-cell table:formula="of:=IF(NOT(ISERR(FIND(&quot; &quot;;TRIM([.I268]))));RIGHT(TRIM([.I268]);LEN(TRIM([.I268]))-SEARCH(&quot;\s(?:.(?!\s))+$&quot;;TRIM([.I26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9]))));LEFT(TRIM([.J269]);FIND(&quot; &quot;;TRIM([.J269]))-1);&quot;&quot;)">
            <text:p/>
          </table:table-cell>
          <table:table-cell table:formula="of:=IF(NOT(ISERR(FIND(&quot; &quot;;TRIM([.J269]))));RIGHT(TRIM([.J269]);LEN(TRIM([.J269]))-FIND(&quot; &quot;;TRIM([.J269])));&quot;&quot;)">
            <text:p/>
          </table:table-cell>
          <table:table-cell table:formula="of:=IF(NOT(ISERR(FIND(&quot; &quot;;TRIM([.I269]))));LEFT(TRIM([.I269]);SEARCH(&quot;\s(?:.(?!\s))+$&quot;;TRIM([.I269])));&quot;&quot;)">
            <text:p/>
          </table:table-cell>
          <table:table-cell table:formula="of:=IF(NOT(ISERR(FIND(&quot; &quot;;TRIM([.I269]))));RIGHT(TRIM([.I269]);LEN(TRIM([.I269]))-SEARCH(&quot;\s(?:.(?!\s))+$&quot;;TRIM([.I26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0]))));LEFT(TRIM([.J270]);FIND(&quot; &quot;;TRIM([.J270]))-1);&quot;&quot;)">
            <text:p/>
          </table:table-cell>
          <table:table-cell table:formula="of:=IF(NOT(ISERR(FIND(&quot; &quot;;TRIM([.J270]))));RIGHT(TRIM([.J270]);LEN(TRIM([.J270]))-FIND(&quot; &quot;;TRIM([.J270])));&quot;&quot;)">
            <text:p/>
          </table:table-cell>
          <table:table-cell table:formula="of:=IF(NOT(ISERR(FIND(&quot; &quot;;TRIM([.I270]))));LEFT(TRIM([.I270]);SEARCH(&quot;\s(?:.(?!\s))+$&quot;;TRIM([.I270])));&quot;&quot;)">
            <text:p/>
          </table:table-cell>
          <table:table-cell table:formula="of:=IF(NOT(ISERR(FIND(&quot; &quot;;TRIM([.I270]))));RIGHT(TRIM([.I270]);LEN(TRIM([.I270]))-SEARCH(&quot;\s(?:.(?!\s))+$&quot;;TRIM([.I27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1]))));LEFT(TRIM([.J271]);FIND(&quot; &quot;;TRIM([.J271]))-1);&quot;&quot;)">
            <text:p/>
          </table:table-cell>
          <table:table-cell table:formula="of:=IF(NOT(ISERR(FIND(&quot; &quot;;TRIM([.J271]))));RIGHT(TRIM([.J271]);LEN(TRIM([.J271]))-FIND(&quot; &quot;;TRIM([.J271])));&quot;&quot;)">
            <text:p/>
          </table:table-cell>
          <table:table-cell table:formula="of:=IF(NOT(ISERR(FIND(&quot; &quot;;TRIM([.I271]))));LEFT(TRIM([.I271]);SEARCH(&quot;\s(?:.(?!\s))+$&quot;;TRIM([.I271])));&quot;&quot;)">
            <text:p/>
          </table:table-cell>
          <table:table-cell table:formula="of:=IF(NOT(ISERR(FIND(&quot; &quot;;TRIM([.I271]))));RIGHT(TRIM([.I271]);LEN(TRIM([.I271]))-SEARCH(&quot;\s(?:.(?!\s))+$&quot;;TRIM([.I27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2]))));LEFT(TRIM([.J272]);FIND(&quot; &quot;;TRIM([.J272]))-1);&quot;&quot;)">
            <text:p/>
          </table:table-cell>
          <table:table-cell table:formula="of:=IF(NOT(ISERR(FIND(&quot; &quot;;TRIM([.J272]))));RIGHT(TRIM([.J272]);LEN(TRIM([.J272]))-FIND(&quot; &quot;;TRIM([.J272])));&quot;&quot;)">
            <text:p/>
          </table:table-cell>
          <table:table-cell table:formula="of:=IF(NOT(ISERR(FIND(&quot; &quot;;TRIM([.I272]))));LEFT(TRIM([.I272]);SEARCH(&quot;\s(?:.(?!\s))+$&quot;;TRIM([.I272])));&quot;&quot;)">
            <text:p/>
          </table:table-cell>
          <table:table-cell table:formula="of:=IF(NOT(ISERR(FIND(&quot; &quot;;TRIM([.I272]))));RIGHT(TRIM([.I272]);LEN(TRIM([.I272]))-SEARCH(&quot;\s(?:.(?!\s))+$&quot;;TRIM([.I27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3]))));LEFT(TRIM([.J273]);FIND(&quot; &quot;;TRIM([.J273]))-1);&quot;&quot;)">
            <text:p/>
          </table:table-cell>
          <table:table-cell table:formula="of:=IF(NOT(ISERR(FIND(&quot; &quot;;TRIM([.J273]))));RIGHT(TRIM([.J273]);LEN(TRIM([.J273]))-FIND(&quot; &quot;;TRIM([.J273])));&quot;&quot;)">
            <text:p/>
          </table:table-cell>
          <table:table-cell table:formula="of:=IF(NOT(ISERR(FIND(&quot; &quot;;TRIM([.I273]))));LEFT(TRIM([.I273]);SEARCH(&quot;\s(?:.(?!\s))+$&quot;;TRIM([.I273])));&quot;&quot;)">
            <text:p/>
          </table:table-cell>
          <table:table-cell table:formula="of:=IF(NOT(ISERR(FIND(&quot; &quot;;TRIM([.I273]))));RIGHT(TRIM([.I273]);LEN(TRIM([.I273]))-SEARCH(&quot;\s(?:.(?!\s))+$&quot;;TRIM([.I27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4]))));LEFT(TRIM([.J274]);FIND(&quot; &quot;;TRIM([.J274]))-1);&quot;&quot;)">
            <text:p/>
          </table:table-cell>
          <table:table-cell table:formula="of:=IF(NOT(ISERR(FIND(&quot; &quot;;TRIM([.J274]))));RIGHT(TRIM([.J274]);LEN(TRIM([.J274]))-FIND(&quot; &quot;;TRIM([.J274])));&quot;&quot;)">
            <text:p/>
          </table:table-cell>
          <table:table-cell table:formula="of:=IF(NOT(ISERR(FIND(&quot; &quot;;TRIM([.I274]))));LEFT(TRIM([.I274]);SEARCH(&quot;\s(?:.(?!\s))+$&quot;;TRIM([.I274])));&quot;&quot;)">
            <text:p/>
          </table:table-cell>
          <table:table-cell table:formula="of:=IF(NOT(ISERR(FIND(&quot; &quot;;TRIM([.I274]))));RIGHT(TRIM([.I274]);LEN(TRIM([.I274]))-SEARCH(&quot;\s(?:.(?!\s))+$&quot;;TRIM([.I27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5]))));LEFT(TRIM([.J275]);FIND(&quot; &quot;;TRIM([.J275]))-1);&quot;&quot;)">
            <text:p/>
          </table:table-cell>
          <table:table-cell table:formula="of:=IF(NOT(ISERR(FIND(&quot; &quot;;TRIM([.J275]))));RIGHT(TRIM([.J275]);LEN(TRIM([.J275]))-FIND(&quot; &quot;;TRIM([.J275])));&quot;&quot;)">
            <text:p/>
          </table:table-cell>
          <table:table-cell table:formula="of:=IF(NOT(ISERR(FIND(&quot; &quot;;TRIM([.I275]))));LEFT(TRIM([.I275]);SEARCH(&quot;\s(?:.(?!\s))+$&quot;;TRIM([.I275])));&quot;&quot;)">
            <text:p/>
          </table:table-cell>
          <table:table-cell table:formula="of:=IF(NOT(ISERR(FIND(&quot; &quot;;TRIM([.I275]))));RIGHT(TRIM([.I275]);LEN(TRIM([.I275]))-SEARCH(&quot;\s(?:.(?!\s))+$&quot;;TRIM([.I27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6]))));LEFT(TRIM([.J276]);FIND(&quot; &quot;;TRIM([.J276]))-1);&quot;&quot;)">
            <text:p/>
          </table:table-cell>
          <table:table-cell table:formula="of:=IF(NOT(ISERR(FIND(&quot; &quot;;TRIM([.J276]))));RIGHT(TRIM([.J276]);LEN(TRIM([.J276]))-FIND(&quot; &quot;;TRIM([.J276])));&quot;&quot;)">
            <text:p/>
          </table:table-cell>
          <table:table-cell table:formula="of:=IF(NOT(ISERR(FIND(&quot; &quot;;TRIM([.I276]))));LEFT(TRIM([.I276]);SEARCH(&quot;\s(?:.(?!\s))+$&quot;;TRIM([.I276])));&quot;&quot;)">
            <text:p/>
          </table:table-cell>
          <table:table-cell table:formula="of:=IF(NOT(ISERR(FIND(&quot; &quot;;TRIM([.I276]))));RIGHT(TRIM([.I276]);LEN(TRIM([.I276]))-SEARCH(&quot;\s(?:.(?!\s))+$&quot;;TRIM([.I27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7]))));LEFT(TRIM([.J277]);FIND(&quot; &quot;;TRIM([.J277]))-1);&quot;&quot;)">
            <text:p/>
          </table:table-cell>
          <table:table-cell table:formula="of:=IF(NOT(ISERR(FIND(&quot; &quot;;TRIM([.J277]))));RIGHT(TRIM([.J277]);LEN(TRIM([.J277]))-FIND(&quot; &quot;;TRIM([.J277])));&quot;&quot;)">
            <text:p/>
          </table:table-cell>
          <table:table-cell table:formula="of:=IF(NOT(ISERR(FIND(&quot; &quot;;TRIM([.I277]))));LEFT(TRIM([.I277]);SEARCH(&quot;\s(?:.(?!\s))+$&quot;;TRIM([.I277])));&quot;&quot;)">
            <text:p/>
          </table:table-cell>
          <table:table-cell table:formula="of:=IF(NOT(ISERR(FIND(&quot; &quot;;TRIM([.I277]))));RIGHT(TRIM([.I277]);LEN(TRIM([.I277]))-SEARCH(&quot;\s(?:.(?!\s))+$&quot;;TRIM([.I27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8]))));LEFT(TRIM([.J278]);FIND(&quot; &quot;;TRIM([.J278]))-1);&quot;&quot;)">
            <text:p/>
          </table:table-cell>
          <table:table-cell table:formula="of:=IF(NOT(ISERR(FIND(&quot; &quot;;TRIM([.J278]))));RIGHT(TRIM([.J278]);LEN(TRIM([.J278]))-FIND(&quot; &quot;;TRIM([.J278])));&quot;&quot;)">
            <text:p/>
          </table:table-cell>
          <table:table-cell table:formula="of:=IF(NOT(ISERR(FIND(&quot; &quot;;TRIM([.I278]))));LEFT(TRIM([.I278]);SEARCH(&quot;\s(?:.(?!\s))+$&quot;;TRIM([.I278])));&quot;&quot;)">
            <text:p/>
          </table:table-cell>
          <table:table-cell table:formula="of:=IF(NOT(ISERR(FIND(&quot; &quot;;TRIM([.I278]))));RIGHT(TRIM([.I278]);LEN(TRIM([.I278]))-SEARCH(&quot;\s(?:.(?!\s))+$&quot;;TRIM([.I27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9]))));LEFT(TRIM([.J279]);FIND(&quot; &quot;;TRIM([.J279]))-1);&quot;&quot;)">
            <text:p/>
          </table:table-cell>
          <table:table-cell table:formula="of:=IF(NOT(ISERR(FIND(&quot; &quot;;TRIM([.J279]))));RIGHT(TRIM([.J279]);LEN(TRIM([.J279]))-FIND(&quot; &quot;;TRIM([.J279])));&quot;&quot;)">
            <text:p/>
          </table:table-cell>
          <table:table-cell table:formula="of:=IF(NOT(ISERR(FIND(&quot; &quot;;TRIM([.I279]))));LEFT(TRIM([.I279]);SEARCH(&quot;\s(?:.(?!\s))+$&quot;;TRIM([.I279])));&quot;&quot;)">
            <text:p/>
          </table:table-cell>
          <table:table-cell table:formula="of:=IF(NOT(ISERR(FIND(&quot; &quot;;TRIM([.I279]))));RIGHT(TRIM([.I279]);LEN(TRIM([.I279]))-SEARCH(&quot;\s(?:.(?!\s))+$&quot;;TRIM([.I27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0]))));LEFT(TRIM([.J280]);FIND(&quot; &quot;;TRIM([.J280]))-1);&quot;&quot;)">
            <text:p/>
          </table:table-cell>
          <table:table-cell table:formula="of:=IF(NOT(ISERR(FIND(&quot; &quot;;TRIM([.J280]))));RIGHT(TRIM([.J280]);LEN(TRIM([.J280]))-FIND(&quot; &quot;;TRIM([.J280])));&quot;&quot;)">
            <text:p/>
          </table:table-cell>
          <table:table-cell table:formula="of:=IF(NOT(ISERR(FIND(&quot; &quot;;TRIM([.I280]))));LEFT(TRIM([.I280]);SEARCH(&quot;\s(?:.(?!\s))+$&quot;;TRIM([.I280])));&quot;&quot;)">
            <text:p/>
          </table:table-cell>
          <table:table-cell table:formula="of:=IF(NOT(ISERR(FIND(&quot; &quot;;TRIM([.I280]))));RIGHT(TRIM([.I280]);LEN(TRIM([.I280]))-SEARCH(&quot;\s(?:.(?!\s))+$&quot;;TRIM([.I28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1]))));LEFT(TRIM([.J281]);FIND(&quot; &quot;;TRIM([.J281]))-1);&quot;&quot;)">
            <text:p/>
          </table:table-cell>
          <table:table-cell table:formula="of:=IF(NOT(ISERR(FIND(&quot; &quot;;TRIM([.J281]))));RIGHT(TRIM([.J281]);LEN(TRIM([.J281]))-FIND(&quot; &quot;;TRIM([.J281])));&quot;&quot;)">
            <text:p/>
          </table:table-cell>
          <table:table-cell table:formula="of:=IF(NOT(ISERR(FIND(&quot; &quot;;TRIM([.I281]))));LEFT(TRIM([.I281]);SEARCH(&quot;\s(?:.(?!\s))+$&quot;;TRIM([.I281])));&quot;&quot;)">
            <text:p/>
          </table:table-cell>
          <table:table-cell table:formula="of:=IF(NOT(ISERR(FIND(&quot; &quot;;TRIM([.I281]))));RIGHT(TRIM([.I281]);LEN(TRIM([.I281]))-SEARCH(&quot;\s(?:.(?!\s))+$&quot;;TRIM([.I28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2]))));LEFT(TRIM([.J282]);FIND(&quot; &quot;;TRIM([.J282]))-1);&quot;&quot;)">
            <text:p/>
          </table:table-cell>
          <table:table-cell table:formula="of:=IF(NOT(ISERR(FIND(&quot; &quot;;TRIM([.J282]))));RIGHT(TRIM([.J282]);LEN(TRIM([.J282]))-FIND(&quot; &quot;;TRIM([.J282])));&quot;&quot;)">
            <text:p/>
          </table:table-cell>
          <table:table-cell table:formula="of:=IF(NOT(ISERR(FIND(&quot; &quot;;TRIM([.I282]))));LEFT(TRIM([.I282]);SEARCH(&quot;\s(?:.(?!\s))+$&quot;;TRIM([.I282])));&quot;&quot;)">
            <text:p/>
          </table:table-cell>
          <table:table-cell table:formula="of:=IF(NOT(ISERR(FIND(&quot; &quot;;TRIM([.I282]))));RIGHT(TRIM([.I282]);LEN(TRIM([.I282]))-SEARCH(&quot;\s(?:.(?!\s))+$&quot;;TRIM([.I28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3]))));LEFT(TRIM([.J283]);FIND(&quot; &quot;;TRIM([.J283]))-1);&quot;&quot;)">
            <text:p/>
          </table:table-cell>
          <table:table-cell table:formula="of:=IF(NOT(ISERR(FIND(&quot; &quot;;TRIM([.J283]))));RIGHT(TRIM([.J283]);LEN(TRIM([.J283]))-FIND(&quot; &quot;;TRIM([.J283])));&quot;&quot;)">
            <text:p/>
          </table:table-cell>
          <table:table-cell table:formula="of:=IF(NOT(ISERR(FIND(&quot; &quot;;TRIM([.I283]))));LEFT(TRIM([.I283]);SEARCH(&quot;\s(?:.(?!\s))+$&quot;;TRIM([.I283])));&quot;&quot;)">
            <text:p/>
          </table:table-cell>
          <table:table-cell table:formula="of:=IF(NOT(ISERR(FIND(&quot; &quot;;TRIM([.I283]))));RIGHT(TRIM([.I283]);LEN(TRIM([.I283]))-SEARCH(&quot;\s(?:.(?!\s))+$&quot;;TRIM([.I28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4]))));LEFT(TRIM([.J284]);FIND(&quot; &quot;;TRIM([.J284]))-1);&quot;&quot;)">
            <text:p/>
          </table:table-cell>
          <table:table-cell table:formula="of:=IF(NOT(ISERR(FIND(&quot; &quot;;TRIM([.J284]))));RIGHT(TRIM([.J284]);LEN(TRIM([.J284]))-FIND(&quot; &quot;;TRIM([.J284])));&quot;&quot;)">
            <text:p/>
          </table:table-cell>
          <table:table-cell table:formula="of:=IF(NOT(ISERR(FIND(&quot; &quot;;TRIM([.I284]))));LEFT(TRIM([.I284]);SEARCH(&quot;\s(?:.(?!\s))+$&quot;;TRIM([.I284])));&quot;&quot;)">
            <text:p/>
          </table:table-cell>
          <table:table-cell table:formula="of:=IF(NOT(ISERR(FIND(&quot; &quot;;TRIM([.I284]))));RIGHT(TRIM([.I284]);LEN(TRIM([.I284]))-SEARCH(&quot;\s(?:.(?!\s))+$&quot;;TRIM([.I28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5]))));LEFT(TRIM([.J285]);FIND(&quot; &quot;;TRIM([.J285]))-1);&quot;&quot;)">
            <text:p/>
          </table:table-cell>
          <table:table-cell table:formula="of:=IF(NOT(ISERR(FIND(&quot; &quot;;TRIM([.J285]))));RIGHT(TRIM([.J285]);LEN(TRIM([.J285]))-FIND(&quot; &quot;;TRIM([.J285])));&quot;&quot;)">
            <text:p/>
          </table:table-cell>
          <table:table-cell table:formula="of:=IF(NOT(ISERR(FIND(&quot; &quot;;TRIM([.I285]))));LEFT(TRIM([.I285]);SEARCH(&quot;\s(?:.(?!\s))+$&quot;;TRIM([.I285])));&quot;&quot;)">
            <text:p/>
          </table:table-cell>
          <table:table-cell table:formula="of:=IF(NOT(ISERR(FIND(&quot; &quot;;TRIM([.I285]))));RIGHT(TRIM([.I285]);LEN(TRIM([.I285]))-SEARCH(&quot;\s(?:.(?!\s))+$&quot;;TRIM([.I285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286]))));LEFT(TRIM([.J286]);FIND(&quot; &quot;;TRIM([.J286]))-1);&quot;&quot;)">
            <text:p/>
          </table:table-cell>
          <table:table-cell table:formula="of:=IF(NOT(ISERR(FIND(&quot; &quot;;TRIM([.J286]))));RIGHT(TRIM([.J286]);LEN(TRIM([.J286]))-FIND(&quot; &quot;;TRIM([.J286])));&quot;&quot;)">
            <text:p/>
          </table:table-cell>
          <table:table-cell table:formula="of:=IF(NOT(ISERR(FIND(&quot; &quot;;TRIM([.I286]))));LEFT(TRIM([.I286]);SEARCH(&quot;\s(?:.(?!\s))+$&quot;;TRIM([.I286])));&quot;&quot;)">
            <text:p/>
          </table:table-cell>
          <table:table-cell table:formula="of:=IF(NOT(ISERR(FIND(&quot; &quot;;TRIM([.I286]))));RIGHT(TRIM([.I286]);LEN(TRIM([.I286]))-SEARCH(&quot;\s(?:.(?!\s))+$&quot;;TRIM([.I28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7]))));LEFT(TRIM([.J287]);FIND(&quot; &quot;;TRIM([.J287]))-1);&quot;&quot;)">
            <text:p/>
          </table:table-cell>
          <table:table-cell table:formula="of:=IF(NOT(ISERR(FIND(&quot; &quot;;TRIM([.J287]))));RIGHT(TRIM([.J287]);LEN(TRIM([.J287]))-FIND(&quot; &quot;;TRIM([.J287])));&quot;&quot;)">
            <text:p/>
          </table:table-cell>
          <table:table-cell table:formula="of:=IF(NOT(ISERR(FIND(&quot; &quot;;TRIM([.I287]))));LEFT(TRIM([.I287]);SEARCH(&quot;\s(?:.(?!\s))+$&quot;;TRIM([.I287])));&quot;&quot;)">
            <text:p/>
          </table:table-cell>
          <table:table-cell table:formula="of:=IF(NOT(ISERR(FIND(&quot; &quot;;TRIM([.I287]))));RIGHT(TRIM([.I287]);LEN(TRIM([.I287]))-SEARCH(&quot;\s(?:.(?!\s))+$&quot;;TRIM([.I28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8]))));LEFT(TRIM([.J288]);FIND(&quot; &quot;;TRIM([.J288]))-1);&quot;&quot;)">
            <text:p/>
          </table:table-cell>
          <table:table-cell table:formula="of:=IF(NOT(ISERR(FIND(&quot; &quot;;TRIM([.J288]))));RIGHT(TRIM([.J288]);LEN(TRIM([.J288]))-FIND(&quot; &quot;;TRIM([.J288])));&quot;&quot;)">
            <text:p/>
          </table:table-cell>
          <table:table-cell table:formula="of:=IF(NOT(ISERR(FIND(&quot; &quot;;TRIM([.I288]))));LEFT(TRIM([.I288]);SEARCH(&quot;\s(?:.(?!\s))+$&quot;;TRIM([.I288])));&quot;&quot;)">
            <text:p/>
          </table:table-cell>
          <table:table-cell table:formula="of:=IF(NOT(ISERR(FIND(&quot; &quot;;TRIM([.I288]))));RIGHT(TRIM([.I288]);LEN(TRIM([.I288]))-SEARCH(&quot;\s(?:.(?!\s))+$&quot;;TRIM([.I28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9]))));LEFT(TRIM([.J289]);FIND(&quot; &quot;;TRIM([.J289]))-1);&quot;&quot;)">
            <text:p/>
          </table:table-cell>
          <table:table-cell table:formula="of:=IF(NOT(ISERR(FIND(&quot; &quot;;TRIM([.J289]))));RIGHT(TRIM([.J289]);LEN(TRIM([.J289]))-FIND(&quot; &quot;;TRIM([.J289])));&quot;&quot;)">
            <text:p/>
          </table:table-cell>
          <table:table-cell table:formula="of:=IF(NOT(ISERR(FIND(&quot; &quot;;TRIM([.I289]))));LEFT(TRIM([.I289]);SEARCH(&quot;\s(?:.(?!\s))+$&quot;;TRIM([.I289])));&quot;&quot;)">
            <text:p/>
          </table:table-cell>
          <table:table-cell table:formula="of:=IF(NOT(ISERR(FIND(&quot; &quot;;TRIM([.I289]))));RIGHT(TRIM([.I289]);LEN(TRIM([.I289]))-SEARCH(&quot;\s(?:.(?!\s))+$&quot;;TRIM([.I28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0]))));LEFT(TRIM([.J290]);FIND(&quot; &quot;;TRIM([.J290]))-1);&quot;&quot;)">
            <text:p/>
          </table:table-cell>
          <table:table-cell table:formula="of:=IF(NOT(ISERR(FIND(&quot; &quot;;TRIM([.J290]))));RIGHT(TRIM([.J290]);LEN(TRIM([.J290]))-FIND(&quot; &quot;;TRIM([.J290])));&quot;&quot;)">
            <text:p/>
          </table:table-cell>
          <table:table-cell table:formula="of:=IF(NOT(ISERR(FIND(&quot; &quot;;TRIM([.I290]))));LEFT(TRIM([.I290]);SEARCH(&quot;\s(?:.(?!\s))+$&quot;;TRIM([.I290])));&quot;&quot;)">
            <text:p/>
          </table:table-cell>
          <table:table-cell table:formula="of:=IF(NOT(ISERR(FIND(&quot; &quot;;TRIM([.I290]))));RIGHT(TRIM([.I290]);LEN(TRIM([.I290]))-SEARCH(&quot;\s(?:.(?!\s))+$&quot;;TRIM([.I29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1]))));LEFT(TRIM([.J291]);FIND(&quot; &quot;;TRIM([.J291]))-1);&quot;&quot;)">
            <text:p/>
          </table:table-cell>
          <table:table-cell table:formula="of:=IF(NOT(ISERR(FIND(&quot; &quot;;TRIM([.J291]))));RIGHT(TRIM([.J291]);LEN(TRIM([.J291]))-FIND(&quot; &quot;;TRIM([.J291])));&quot;&quot;)">
            <text:p/>
          </table:table-cell>
          <table:table-cell table:formula="of:=IF(NOT(ISERR(FIND(&quot; &quot;;TRIM([.I291]))));LEFT(TRIM([.I291]);SEARCH(&quot;\s(?:.(?!\s))+$&quot;;TRIM([.I291])));&quot;&quot;)">
            <text:p/>
          </table:table-cell>
          <table:table-cell table:formula="of:=IF(NOT(ISERR(FIND(&quot; &quot;;TRIM([.I291]))));RIGHT(TRIM([.I291]);LEN(TRIM([.I291]))-SEARCH(&quot;\s(?:.(?!\s))+$&quot;;TRIM([.I29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2]))));LEFT(TRIM([.J292]);FIND(&quot; &quot;;TRIM([.J292]))-1);&quot;&quot;)">
            <text:p/>
          </table:table-cell>
          <table:table-cell table:formula="of:=IF(NOT(ISERR(FIND(&quot; &quot;;TRIM([.J292]))));RIGHT(TRIM([.J292]);LEN(TRIM([.J292]))-FIND(&quot; &quot;;TRIM([.J292])));&quot;&quot;)">
            <text:p/>
          </table:table-cell>
          <table:table-cell table:formula="of:=IF(NOT(ISERR(FIND(&quot; &quot;;TRIM([.I292]))));LEFT(TRIM([.I292]);SEARCH(&quot;\s(?:.(?!\s))+$&quot;;TRIM([.I292])));&quot;&quot;)">
            <text:p/>
          </table:table-cell>
          <table:table-cell table:formula="of:=IF(NOT(ISERR(FIND(&quot; &quot;;TRIM([.I292]))));RIGHT(TRIM([.I292]);LEN(TRIM([.I292]))-SEARCH(&quot;\s(?:.(?!\s))+$&quot;;TRIM([.I29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3]))));LEFT(TRIM([.J293]);FIND(&quot; &quot;;TRIM([.J293]))-1);&quot;&quot;)">
            <text:p/>
          </table:table-cell>
          <table:table-cell table:formula="of:=IF(NOT(ISERR(FIND(&quot; &quot;;TRIM([.J293]))));RIGHT(TRIM([.J293]);LEN(TRIM([.J293]))-FIND(&quot; &quot;;TRIM([.J293])));&quot;&quot;)">
            <text:p/>
          </table:table-cell>
          <table:table-cell table:formula="of:=IF(NOT(ISERR(FIND(&quot; &quot;;TRIM([.I293]))));LEFT(TRIM([.I293]);SEARCH(&quot;\s(?:.(?!\s))+$&quot;;TRIM([.I293])));&quot;&quot;)">
            <text:p/>
          </table:table-cell>
          <table:table-cell table:formula="of:=IF(NOT(ISERR(FIND(&quot; &quot;;TRIM([.I293]))));RIGHT(TRIM([.I293]);LEN(TRIM([.I293]))-SEARCH(&quot;\s(?:.(?!\s))+$&quot;;TRIM([.I29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4]))));LEFT(TRIM([.J294]);FIND(&quot; &quot;;TRIM([.J294]))-1);&quot;&quot;)">
            <text:p/>
          </table:table-cell>
          <table:table-cell table:formula="of:=IF(NOT(ISERR(FIND(&quot; &quot;;TRIM([.J294]))));RIGHT(TRIM([.J294]);LEN(TRIM([.J294]))-FIND(&quot; &quot;;TRIM([.J294])));&quot;&quot;)">
            <text:p/>
          </table:table-cell>
          <table:table-cell table:formula="of:=IF(NOT(ISERR(FIND(&quot; &quot;;TRIM([.I294]))));LEFT(TRIM([.I294]);SEARCH(&quot;\s(?:.(?!\s))+$&quot;;TRIM([.I294])));&quot;&quot;)">
            <text:p/>
          </table:table-cell>
          <table:table-cell table:formula="of:=IF(NOT(ISERR(FIND(&quot; &quot;;TRIM([.I294]))));RIGHT(TRIM([.I294]);LEN(TRIM([.I294]))-SEARCH(&quot;\s(?:.(?!\s))+$&quot;;TRIM([.I29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5]))));LEFT(TRIM([.J295]);FIND(&quot; &quot;;TRIM([.J295]))-1);&quot;&quot;)">
            <text:p/>
          </table:table-cell>
          <table:table-cell table:formula="of:=IF(NOT(ISERR(FIND(&quot; &quot;;TRIM([.J295]))));RIGHT(TRIM([.J295]);LEN(TRIM([.J295]))-FIND(&quot; &quot;;TRIM([.J295])));&quot;&quot;)">
            <text:p/>
          </table:table-cell>
          <table:table-cell table:formula="of:=IF(NOT(ISERR(FIND(&quot; &quot;;TRIM([.I295]))));LEFT(TRIM([.I295]);SEARCH(&quot;\s(?:.(?!\s))+$&quot;;TRIM([.I295])));&quot;&quot;)">
            <text:p/>
          </table:table-cell>
          <table:table-cell table:formula="of:=IF(NOT(ISERR(FIND(&quot; &quot;;TRIM([.I295]))));RIGHT(TRIM([.I295]);LEN(TRIM([.I295]))-SEARCH(&quot;\s(?:.(?!\s))+$&quot;;TRIM([.I29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6]))));LEFT(TRIM([.J296]);FIND(&quot; &quot;;TRIM([.J296]))-1);&quot;&quot;)">
            <text:p/>
          </table:table-cell>
          <table:table-cell table:formula="of:=IF(NOT(ISERR(FIND(&quot; &quot;;TRIM([.J296]))));RIGHT(TRIM([.J296]);LEN(TRIM([.J296]))-FIND(&quot; &quot;;TRIM([.J296])));&quot;&quot;)">
            <text:p/>
          </table:table-cell>
          <table:table-cell table:formula="of:=IF(NOT(ISERR(FIND(&quot; &quot;;TRIM([.I296]))));LEFT(TRIM([.I296]);SEARCH(&quot;\s(?:.(?!\s))+$&quot;;TRIM([.I296])));&quot;&quot;)">
            <text:p/>
          </table:table-cell>
          <table:table-cell table:formula="of:=IF(NOT(ISERR(FIND(&quot; &quot;;TRIM([.I296]))));RIGHT(TRIM([.I296]);LEN(TRIM([.I296]))-SEARCH(&quot;\s(?:.(?!\s))+$&quot;;TRIM([.I29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7]))));LEFT(TRIM([.J297]);FIND(&quot; &quot;;TRIM([.J297]))-1);&quot;&quot;)">
            <text:p/>
          </table:table-cell>
          <table:table-cell table:formula="of:=IF(NOT(ISERR(FIND(&quot; &quot;;TRIM([.J297]))));RIGHT(TRIM([.J297]);LEN(TRIM([.J297]))-FIND(&quot; &quot;;TRIM([.J297])));&quot;&quot;)">
            <text:p/>
          </table:table-cell>
          <table:table-cell table:formula="of:=IF(NOT(ISERR(FIND(&quot; &quot;;TRIM([.I297]))));LEFT(TRIM([.I297]);SEARCH(&quot;\s(?:.(?!\s))+$&quot;;TRIM([.I297])));&quot;&quot;)">
            <text:p/>
          </table:table-cell>
          <table:table-cell table:formula="of:=IF(NOT(ISERR(FIND(&quot; &quot;;TRIM([.I297]))));RIGHT(TRIM([.I297]);LEN(TRIM([.I297]))-SEARCH(&quot;\s(?:.(?!\s))+$&quot;;TRIM([.I29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8]))));LEFT(TRIM([.J298]);FIND(&quot; &quot;;TRIM([.J298]))-1);&quot;&quot;)">
            <text:p/>
          </table:table-cell>
          <table:table-cell table:formula="of:=IF(NOT(ISERR(FIND(&quot; &quot;;TRIM([.J298]))));RIGHT(TRIM([.J298]);LEN(TRIM([.J298]))-FIND(&quot; &quot;;TRIM([.J298])));&quot;&quot;)">
            <text:p/>
          </table:table-cell>
          <table:table-cell table:formula="of:=IF(NOT(ISERR(FIND(&quot; &quot;;TRIM([.I298]))));LEFT(TRIM([.I298]);SEARCH(&quot;\s(?:.(?!\s))+$&quot;;TRIM([.I298])));&quot;&quot;)">
            <text:p/>
          </table:table-cell>
          <table:table-cell table:formula="of:=IF(NOT(ISERR(FIND(&quot; &quot;;TRIM([.I298]))));RIGHT(TRIM([.I298]);LEN(TRIM([.I298]))-SEARCH(&quot;\s(?:.(?!\s))+$&quot;;TRIM([.I29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9]))));LEFT(TRIM([.J299]);FIND(&quot; &quot;;TRIM([.J299]))-1);&quot;&quot;)">
            <text:p/>
          </table:table-cell>
          <table:table-cell table:formula="of:=IF(NOT(ISERR(FIND(&quot; &quot;;TRIM([.J299]))));RIGHT(TRIM([.J299]);LEN(TRIM([.J299]))-FIND(&quot; &quot;;TRIM([.J299])));&quot;&quot;)">
            <text:p/>
          </table:table-cell>
          <table:table-cell table:formula="of:=IF(NOT(ISERR(FIND(&quot; &quot;;TRIM([.I299]))));LEFT(TRIM([.I299]);SEARCH(&quot;\s(?:.(?!\s))+$&quot;;TRIM([.I299])));&quot;&quot;)">
            <text:p/>
          </table:table-cell>
          <table:table-cell table:formula="of:=IF(NOT(ISERR(FIND(&quot; &quot;;TRIM([.I299]))));RIGHT(TRIM([.I299]);LEN(TRIM([.I299]))-SEARCH(&quot;\s(?:.(?!\s))+$&quot;;TRIM([.I29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0]))));LEFT(TRIM([.J300]);FIND(&quot; &quot;;TRIM([.J300]))-1);&quot;&quot;)">
            <text:p/>
          </table:table-cell>
          <table:table-cell table:formula="of:=IF(NOT(ISERR(FIND(&quot; &quot;;TRIM([.J300]))));RIGHT(TRIM([.J300]);LEN(TRIM([.J300]))-FIND(&quot; &quot;;TRIM([.J300])));&quot;&quot;)">
            <text:p/>
          </table:table-cell>
          <table:table-cell table:formula="of:=IF(NOT(ISERR(FIND(&quot; &quot;;TRIM([.I300]))));LEFT(TRIM([.I300]);SEARCH(&quot;\s(?:.(?!\s))+$&quot;;TRIM([.I300])));&quot;&quot;)">
            <text:p/>
          </table:table-cell>
          <table:table-cell table:formula="of:=IF(NOT(ISERR(FIND(&quot; &quot;;TRIM([.I300]))));RIGHT(TRIM([.I300]);LEN(TRIM([.I300]))-SEARCH(&quot;\s(?:.(?!\s))+$&quot;;TRIM([.I30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1]))));LEFT(TRIM([.J301]);FIND(&quot; &quot;;TRIM([.J301]))-1);&quot;&quot;)">
            <text:p/>
          </table:table-cell>
          <table:table-cell table:formula="of:=IF(NOT(ISERR(FIND(&quot; &quot;;TRIM([.J301]))));RIGHT(TRIM([.J301]);LEN(TRIM([.J301]))-FIND(&quot; &quot;;TRIM([.J301])));&quot;&quot;)">
            <text:p/>
          </table:table-cell>
          <table:table-cell table:formula="of:=IF(NOT(ISERR(FIND(&quot; &quot;;TRIM([.I301]))));LEFT(TRIM([.I301]);SEARCH(&quot;\s(?:.(?!\s))+$&quot;;TRIM([.I301])));&quot;&quot;)">
            <text:p/>
          </table:table-cell>
          <table:table-cell table:formula="of:=IF(NOT(ISERR(FIND(&quot; &quot;;TRIM([.I301]))));RIGHT(TRIM([.I301]);LEN(TRIM([.I301]))-SEARCH(&quot;\s(?:.(?!\s))+$&quot;;TRIM([.I30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2]))));LEFT(TRIM([.J302]);FIND(&quot; &quot;;TRIM([.J302]))-1);&quot;&quot;)">
            <text:p/>
          </table:table-cell>
          <table:table-cell table:formula="of:=IF(NOT(ISERR(FIND(&quot; &quot;;TRIM([.J302]))));RIGHT(TRIM([.J302]);LEN(TRIM([.J302]))-FIND(&quot; &quot;;TRIM([.J302])));&quot;&quot;)">
            <text:p/>
          </table:table-cell>
          <table:table-cell table:formula="of:=IF(NOT(ISERR(FIND(&quot; &quot;;TRIM([.I302]))));LEFT(TRIM([.I302]);SEARCH(&quot;\s(?:.(?!\s))+$&quot;;TRIM([.I302])));&quot;&quot;)">
            <text:p/>
          </table:table-cell>
          <table:table-cell table:formula="of:=IF(NOT(ISERR(FIND(&quot; &quot;;TRIM([.I302]))));RIGHT(TRIM([.I302]);LEN(TRIM([.I302]))-SEARCH(&quot;\s(?:.(?!\s))+$&quot;;TRIM([.I30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3]))));LEFT(TRIM([.J303]);FIND(&quot; &quot;;TRIM([.J303]))-1);&quot;&quot;)">
            <text:p/>
          </table:table-cell>
          <table:table-cell table:formula="of:=IF(NOT(ISERR(FIND(&quot; &quot;;TRIM([.J303]))));RIGHT(TRIM([.J303]);LEN(TRIM([.J303]))-FIND(&quot; &quot;;TRIM([.J303])));&quot;&quot;)">
            <text:p/>
          </table:table-cell>
          <table:table-cell table:formula="of:=IF(NOT(ISERR(FIND(&quot; &quot;;TRIM([.I303]))));LEFT(TRIM([.I303]);SEARCH(&quot;\s(?:.(?!\s))+$&quot;;TRIM([.I303])));&quot;&quot;)">
            <text:p/>
          </table:table-cell>
          <table:table-cell table:formula="of:=IF(NOT(ISERR(FIND(&quot; &quot;;TRIM([.I303]))));RIGHT(TRIM([.I303]);LEN(TRIM([.I303]))-SEARCH(&quot;\s(?:.(?!\s))+$&quot;;TRIM([.I30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4]))));LEFT(TRIM([.J304]);FIND(&quot; &quot;;TRIM([.J304]))-1);&quot;&quot;)">
            <text:p/>
          </table:table-cell>
          <table:table-cell table:formula="of:=IF(NOT(ISERR(FIND(&quot; &quot;;TRIM([.J304]))));RIGHT(TRIM([.J304]);LEN(TRIM([.J304]))-FIND(&quot; &quot;;TRIM([.J304])));&quot;&quot;)">
            <text:p/>
          </table:table-cell>
          <table:table-cell table:formula="of:=IF(NOT(ISERR(FIND(&quot; &quot;;TRIM([.I304]))));LEFT(TRIM([.I304]);SEARCH(&quot;\s(?:.(?!\s))+$&quot;;TRIM([.I304])));&quot;&quot;)">
            <text:p/>
          </table:table-cell>
          <table:table-cell table:formula="of:=IF(NOT(ISERR(FIND(&quot; &quot;;TRIM([.I304]))));RIGHT(TRIM([.I304]);LEN(TRIM([.I304]))-SEARCH(&quot;\s(?:.(?!\s))+$&quot;;TRIM([.I30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305]))));LEFT(TRIM([.J305]);FIND(&quot; &quot;;TRIM([.J305]))-1);&quot;&quot;)">
            <text:p/>
          </table:table-cell>
          <table:table-cell table:formula="of:=IF(NOT(ISERR(FIND(&quot; &quot;;TRIM([.J305]))));RIGHT(TRIM([.J305]);LEN(TRIM([.J305]))-FIND(&quot; &quot;;TRIM([.J305])));&quot;&quot;)">
            <text:p/>
          </table:table-cell>
          <table:table-cell table:formula="of:=IF(NOT(ISERR(FIND(&quot; &quot;;TRIM([.I305]))));LEFT(TRIM([.I305]);SEARCH(&quot;\s(?:.(?!\s))+$&quot;;TRIM([.I305])));&quot;&quot;)">
            <text:p/>
          </table:table-cell>
          <table:table-cell table:formula="of:=IF(NOT(ISERR(FIND(&quot; &quot;;TRIM([.I305]))));RIGHT(TRIM([.I305]);LEN(TRIM([.I305]))-SEARCH(&quot;\s(?:.(?!\s))+$&quot;;TRIM([.I30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6]))));LEFT(TRIM([.J306]);FIND(&quot; &quot;;TRIM([.J306]))-1);&quot;&quot;)">
            <text:p/>
          </table:table-cell>
          <table:table-cell table:formula="of:=IF(NOT(ISERR(FIND(&quot; &quot;;TRIM([.J306]))));RIGHT(TRIM([.J306]);LEN(TRIM([.J306]))-FIND(&quot; &quot;;TRIM([.J306])));&quot;&quot;)">
            <text:p/>
          </table:table-cell>
          <table:table-cell table:formula="of:=IF(NOT(ISERR(FIND(&quot; &quot;;TRIM([.I306]))));LEFT(TRIM([.I306]);SEARCH(&quot;\s(?:.(?!\s))+$&quot;;TRIM([.I306])));&quot;&quot;)">
            <text:p/>
          </table:table-cell>
          <table:table-cell table:formula="of:=IF(NOT(ISERR(FIND(&quot; &quot;;TRIM([.I306]))));RIGHT(TRIM([.I306]);LEN(TRIM([.I306]))-SEARCH(&quot;\s(?:.(?!\s))+$&quot;;TRIM([.I30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7]))));LEFT(TRIM([.J307]);FIND(&quot; &quot;;TRIM([.J307]))-1);&quot;&quot;)">
            <text:p/>
          </table:table-cell>
          <table:table-cell table:formula="of:=IF(NOT(ISERR(FIND(&quot; &quot;;TRIM([.J307]))));RIGHT(TRIM([.J307]);LEN(TRIM([.J307]))-FIND(&quot; &quot;;TRIM([.J307])));&quot;&quot;)">
            <text:p/>
          </table:table-cell>
          <table:table-cell table:formula="of:=IF(NOT(ISERR(FIND(&quot; &quot;;TRIM([.I307]))));LEFT(TRIM([.I307]);SEARCH(&quot;\s(?:.(?!\s))+$&quot;;TRIM([.I307])));&quot;&quot;)">
            <text:p/>
          </table:table-cell>
          <table:table-cell table:formula="of:=IF(NOT(ISERR(FIND(&quot; &quot;;TRIM([.I307]))));RIGHT(TRIM([.I307]);LEN(TRIM([.I307]))-SEARCH(&quot;\s(?:.(?!\s))+$&quot;;TRIM([.I30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8]))));LEFT(TRIM([.J308]);FIND(&quot; &quot;;TRIM([.J308]))-1);&quot;&quot;)">
            <text:p/>
          </table:table-cell>
          <table:table-cell table:formula="of:=IF(NOT(ISERR(FIND(&quot; &quot;;TRIM([.J308]))));RIGHT(TRIM([.J308]);LEN(TRIM([.J308]))-FIND(&quot; &quot;;TRIM([.J308])));&quot;&quot;)">
            <text:p/>
          </table:table-cell>
          <table:table-cell table:formula="of:=IF(NOT(ISERR(FIND(&quot; &quot;;TRIM([.I308]))));LEFT(TRIM([.I308]);SEARCH(&quot;\s(?:.(?!\s))+$&quot;;TRIM([.I308])));&quot;&quot;)">
            <text:p/>
          </table:table-cell>
          <table:table-cell table:formula="of:=IF(NOT(ISERR(FIND(&quot; &quot;;TRIM([.I308]))));RIGHT(TRIM([.I308]);LEN(TRIM([.I308]))-SEARCH(&quot;\s(?:.(?!\s))+$&quot;;TRIM([.I30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9]))));LEFT(TRIM([.J309]);FIND(&quot; &quot;;TRIM([.J309]))-1);&quot;&quot;)">
            <text:p/>
          </table:table-cell>
          <table:table-cell table:formula="of:=IF(NOT(ISERR(FIND(&quot; &quot;;TRIM([.J309]))));RIGHT(TRIM([.J309]);LEN(TRIM([.J309]))-FIND(&quot; &quot;;TRIM([.J309])));&quot;&quot;)">
            <text:p/>
          </table:table-cell>
          <table:table-cell table:formula="of:=IF(NOT(ISERR(FIND(&quot; &quot;;TRIM([.I309]))));LEFT(TRIM([.I309]);SEARCH(&quot;\s(?:.(?!\s))+$&quot;;TRIM([.I309])));&quot;&quot;)">
            <text:p/>
          </table:table-cell>
          <table:table-cell table:formula="of:=IF(NOT(ISERR(FIND(&quot; &quot;;TRIM([.I309]))));RIGHT(TRIM([.I309]);LEN(TRIM([.I309]))-SEARCH(&quot;\s(?:.(?!\s))+$&quot;;TRIM([.I30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0]))));LEFT(TRIM([.J310]);FIND(&quot; &quot;;TRIM([.J310]))-1);&quot;&quot;)">
            <text:p/>
          </table:table-cell>
          <table:table-cell table:formula="of:=IF(NOT(ISERR(FIND(&quot; &quot;;TRIM([.J310]))));RIGHT(TRIM([.J310]);LEN(TRIM([.J310]))-FIND(&quot; &quot;;TRIM([.J310])));&quot;&quot;)">
            <text:p/>
          </table:table-cell>
          <table:table-cell table:formula="of:=IF(NOT(ISERR(FIND(&quot; &quot;;TRIM([.I310]))));LEFT(TRIM([.I310]);SEARCH(&quot;\s(?:.(?!\s))+$&quot;;TRIM([.I310])));&quot;&quot;)">
            <text:p/>
          </table:table-cell>
          <table:table-cell table:formula="of:=IF(NOT(ISERR(FIND(&quot; &quot;;TRIM([.I310]))));RIGHT(TRIM([.I310]);LEN(TRIM([.I310]))-SEARCH(&quot;\s(?:.(?!\s))+$&quot;;TRIM([.I31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1]))));LEFT(TRIM([.J311]);FIND(&quot; &quot;;TRIM([.J311]))-1);&quot;&quot;)">
            <text:p/>
          </table:table-cell>
          <table:table-cell table:formula="of:=IF(NOT(ISERR(FIND(&quot; &quot;;TRIM([.J311]))));RIGHT(TRIM([.J311]);LEN(TRIM([.J311]))-FIND(&quot; &quot;;TRIM([.J311])));&quot;&quot;)">
            <text:p/>
          </table:table-cell>
          <table:table-cell table:formula="of:=IF(NOT(ISERR(FIND(&quot; &quot;;TRIM([.I311]))));LEFT(TRIM([.I311]);SEARCH(&quot;\s(?:.(?!\s))+$&quot;;TRIM([.I311])));&quot;&quot;)">
            <text:p/>
          </table:table-cell>
          <table:table-cell table:formula="of:=IF(NOT(ISERR(FIND(&quot; &quot;;TRIM([.I311]))));RIGHT(TRIM([.I311]);LEN(TRIM([.I311]))-SEARCH(&quot;\s(?:.(?!\s))+$&quot;;TRIM([.I31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2]))));LEFT(TRIM([.J312]);FIND(&quot; &quot;;TRIM([.J312]))-1);&quot;&quot;)">
            <text:p/>
          </table:table-cell>
          <table:table-cell table:formula="of:=IF(NOT(ISERR(FIND(&quot; &quot;;TRIM([.J312]))));RIGHT(TRIM([.J312]);LEN(TRIM([.J312]))-FIND(&quot; &quot;;TRIM([.J312])));&quot;&quot;)">
            <text:p/>
          </table:table-cell>
          <table:table-cell table:formula="of:=IF(NOT(ISERR(FIND(&quot; &quot;;TRIM([.I312]))));LEFT(TRIM([.I312]);SEARCH(&quot;\s(?:.(?!\s))+$&quot;;TRIM([.I312])));&quot;&quot;)">
            <text:p/>
          </table:table-cell>
          <table:table-cell table:formula="of:=IF(NOT(ISERR(FIND(&quot; &quot;;TRIM([.I312]))));RIGHT(TRIM([.I312]);LEN(TRIM([.I312]))-SEARCH(&quot;\s(?:.(?!\s))+$&quot;;TRIM([.I31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3]))));LEFT(TRIM([.J313]);FIND(&quot; &quot;;TRIM([.J313]))-1);&quot;&quot;)">
            <text:p/>
          </table:table-cell>
          <table:table-cell table:formula="of:=IF(NOT(ISERR(FIND(&quot; &quot;;TRIM([.J313]))));RIGHT(TRIM([.J313]);LEN(TRIM([.J313]))-FIND(&quot; &quot;;TRIM([.J313])));&quot;&quot;)">
            <text:p/>
          </table:table-cell>
          <table:table-cell table:formula="of:=IF(NOT(ISERR(FIND(&quot; &quot;;TRIM([.I313]))));LEFT(TRIM([.I313]);SEARCH(&quot;\s(?:.(?!\s))+$&quot;;TRIM([.I313])));&quot;&quot;)">
            <text:p/>
          </table:table-cell>
          <table:table-cell table:formula="of:=IF(NOT(ISERR(FIND(&quot; &quot;;TRIM([.I313]))));RIGHT(TRIM([.I313]);LEN(TRIM([.I313]))-SEARCH(&quot;\s(?:.(?!\s))+$&quot;;TRIM([.I31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4]))));LEFT(TRIM([.J314]);FIND(&quot; &quot;;TRIM([.J314]))-1);&quot;&quot;)">
            <text:p/>
          </table:table-cell>
          <table:table-cell table:formula="of:=IF(NOT(ISERR(FIND(&quot; &quot;;TRIM([.J314]))));RIGHT(TRIM([.J314]);LEN(TRIM([.J314]))-FIND(&quot; &quot;;TRIM([.J314])));&quot;&quot;)">
            <text:p/>
          </table:table-cell>
          <table:table-cell table:formula="of:=IF(NOT(ISERR(FIND(&quot; &quot;;TRIM([.I314]))));LEFT(TRIM([.I314]);SEARCH(&quot;\s(?:.(?!\s))+$&quot;;TRIM([.I314])));&quot;&quot;)">
            <text:p/>
          </table:table-cell>
          <table:table-cell table:formula="of:=IF(NOT(ISERR(FIND(&quot; &quot;;TRIM([.I314]))));RIGHT(TRIM([.I314]);LEN(TRIM([.I314]))-SEARCH(&quot;\s(?:.(?!\s))+$&quot;;TRIM([.I31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5]))));LEFT(TRIM([.J315]);FIND(&quot; &quot;;TRIM([.J315]))-1);&quot;&quot;)">
            <text:p/>
          </table:table-cell>
          <table:table-cell table:formula="of:=IF(NOT(ISERR(FIND(&quot; &quot;;TRIM([.J315]))));RIGHT(TRIM([.J315]);LEN(TRIM([.J315]))-FIND(&quot; &quot;;TRIM([.J315])));&quot;&quot;)">
            <text:p/>
          </table:table-cell>
          <table:table-cell table:formula="of:=IF(NOT(ISERR(FIND(&quot; &quot;;TRIM([.I315]))));LEFT(TRIM([.I315]);SEARCH(&quot;\s(?:.(?!\s))+$&quot;;TRIM([.I315])));&quot;&quot;)">
            <text:p/>
          </table:table-cell>
          <table:table-cell table:formula="of:=IF(NOT(ISERR(FIND(&quot; &quot;;TRIM([.I315]))));RIGHT(TRIM([.I315]);LEN(TRIM([.I315]))-SEARCH(&quot;\s(?:.(?!\s))+$&quot;;TRIM([.I31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6]))));LEFT(TRIM([.J316]);FIND(&quot; &quot;;TRIM([.J316]))-1);&quot;&quot;)">
            <text:p/>
          </table:table-cell>
          <table:table-cell table:formula="of:=IF(NOT(ISERR(FIND(&quot; &quot;;TRIM([.J316]))));RIGHT(TRIM([.J316]);LEN(TRIM([.J316]))-FIND(&quot; &quot;;TRIM([.J316])));&quot;&quot;)">
            <text:p/>
          </table:table-cell>
          <table:table-cell table:formula="of:=IF(NOT(ISERR(FIND(&quot; &quot;;TRIM([.I316]))));LEFT(TRIM([.I316]);SEARCH(&quot;\s(?:.(?!\s))+$&quot;;TRIM([.I316])));&quot;&quot;)">
            <text:p/>
          </table:table-cell>
          <table:table-cell table:formula="of:=IF(NOT(ISERR(FIND(&quot; &quot;;TRIM([.I316]))));RIGHT(TRIM([.I316]);LEN(TRIM([.I316]))-SEARCH(&quot;\s(?:.(?!\s))+$&quot;;TRIM([.I31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7]))));LEFT(TRIM([.J317]);FIND(&quot; &quot;;TRIM([.J317]))-1);&quot;&quot;)">
            <text:p/>
          </table:table-cell>
          <table:table-cell table:formula="of:=IF(NOT(ISERR(FIND(&quot; &quot;;TRIM([.J317]))));RIGHT(TRIM([.J317]);LEN(TRIM([.J317]))-FIND(&quot; &quot;;TRIM([.J317])));&quot;&quot;)">
            <text:p/>
          </table:table-cell>
          <table:table-cell table:formula="of:=IF(NOT(ISERR(FIND(&quot; &quot;;TRIM([.I317]))));LEFT(TRIM([.I317]);SEARCH(&quot;\s(?:.(?!\s))+$&quot;;TRIM([.I317])));&quot;&quot;)">
            <text:p/>
          </table:table-cell>
          <table:table-cell table:formula="of:=IF(NOT(ISERR(FIND(&quot; &quot;;TRIM([.I317]))));RIGHT(TRIM([.I317]);LEN(TRIM([.I317]))-SEARCH(&quot;\s(?:.(?!\s))+$&quot;;TRIM([.I31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8]))));LEFT(TRIM([.J318]);FIND(&quot; &quot;;TRIM([.J318]))-1);&quot;&quot;)">
            <text:p/>
          </table:table-cell>
          <table:table-cell table:formula="of:=IF(NOT(ISERR(FIND(&quot; &quot;;TRIM([.J318]))));RIGHT(TRIM([.J318]);LEN(TRIM([.J318]))-FIND(&quot; &quot;;TRIM([.J318])));&quot;&quot;)">
            <text:p/>
          </table:table-cell>
          <table:table-cell table:formula="of:=IF(NOT(ISERR(FIND(&quot; &quot;;TRIM([.I318]))));LEFT(TRIM([.I318]);SEARCH(&quot;\s(?:.(?!\s))+$&quot;;TRIM([.I318])));&quot;&quot;)">
            <text:p/>
          </table:table-cell>
          <table:table-cell table:formula="of:=IF(NOT(ISERR(FIND(&quot; &quot;;TRIM([.I318]))));RIGHT(TRIM([.I318]);LEN(TRIM([.I318]))-SEARCH(&quot;\s(?:.(?!\s))+$&quot;;TRIM([.I31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9]))));LEFT(TRIM([.J319]);FIND(&quot; &quot;;TRIM([.J319]))-1);&quot;&quot;)">
            <text:p/>
          </table:table-cell>
          <table:table-cell table:formula="of:=IF(NOT(ISERR(FIND(&quot; &quot;;TRIM([.J319]))));RIGHT(TRIM([.J319]);LEN(TRIM([.J319]))-FIND(&quot; &quot;;TRIM([.J319])));&quot;&quot;)">
            <text:p/>
          </table:table-cell>
          <table:table-cell table:formula="of:=IF(NOT(ISERR(FIND(&quot; &quot;;TRIM([.I319]))));LEFT(TRIM([.I319]);SEARCH(&quot;\s(?:.(?!\s))+$&quot;;TRIM([.I319])));&quot;&quot;)">
            <text:p/>
          </table:table-cell>
          <table:table-cell table:formula="of:=IF(NOT(ISERR(FIND(&quot; &quot;;TRIM([.I319]))));RIGHT(TRIM([.I319]);LEN(TRIM([.I319]))-SEARCH(&quot;\s(?:.(?!\s))+$&quot;;TRIM([.I31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0]))));LEFT(TRIM([.J320]);FIND(&quot; &quot;;TRIM([.J320]))-1);&quot;&quot;)">
            <text:p/>
          </table:table-cell>
          <table:table-cell table:formula="of:=IF(NOT(ISERR(FIND(&quot; &quot;;TRIM([.J320]))));RIGHT(TRIM([.J320]);LEN(TRIM([.J320]))-FIND(&quot; &quot;;TRIM([.J320])));&quot;&quot;)">
            <text:p/>
          </table:table-cell>
          <table:table-cell table:formula="of:=IF(NOT(ISERR(FIND(&quot; &quot;;TRIM([.I320]))));LEFT(TRIM([.I320]);SEARCH(&quot;\s(?:.(?!\s))+$&quot;;TRIM([.I320])));&quot;&quot;)">
            <text:p/>
          </table:table-cell>
          <table:table-cell table:formula="of:=IF(NOT(ISERR(FIND(&quot; &quot;;TRIM([.I320]))));RIGHT(TRIM([.I320]);LEN(TRIM([.I320]))-SEARCH(&quot;\s(?:.(?!\s))+$&quot;;TRIM([.I32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1]))));LEFT(TRIM([.J321]);FIND(&quot; &quot;;TRIM([.J321]))-1);&quot;&quot;)">
            <text:p/>
          </table:table-cell>
          <table:table-cell table:formula="of:=IF(NOT(ISERR(FIND(&quot; &quot;;TRIM([.J321]))));RIGHT(TRIM([.J321]);LEN(TRIM([.J321]))-FIND(&quot; &quot;;TRIM([.J321])));&quot;&quot;)">
            <text:p/>
          </table:table-cell>
          <table:table-cell table:formula="of:=IF(NOT(ISERR(FIND(&quot; &quot;;TRIM([.I321]))));LEFT(TRIM([.I321]);SEARCH(&quot;\s(?:.(?!\s))+$&quot;;TRIM([.I321])));&quot;&quot;)">
            <text:p/>
          </table:table-cell>
          <table:table-cell table:formula="of:=IF(NOT(ISERR(FIND(&quot; &quot;;TRIM([.I321]))));RIGHT(TRIM([.I321]);LEN(TRIM([.I321]))-SEARCH(&quot;\s(?:.(?!\s))+$&quot;;TRIM([.I32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2]))));LEFT(TRIM([.J322]);FIND(&quot; &quot;;TRIM([.J322]))-1);&quot;&quot;)">
            <text:p/>
          </table:table-cell>
          <table:table-cell table:formula="of:=IF(NOT(ISERR(FIND(&quot; &quot;;TRIM([.J322]))));RIGHT(TRIM([.J322]);LEN(TRIM([.J322]))-FIND(&quot; &quot;;TRIM([.J322])));&quot;&quot;)">
            <text:p/>
          </table:table-cell>
          <table:table-cell table:formula="of:=IF(NOT(ISERR(FIND(&quot; &quot;;TRIM([.I322]))));LEFT(TRIM([.I322]);SEARCH(&quot;\s(?:.(?!\s))+$&quot;;TRIM([.I322])));&quot;&quot;)">
            <text:p/>
          </table:table-cell>
          <table:table-cell table:formula="of:=IF(NOT(ISERR(FIND(&quot; &quot;;TRIM([.I322]))));RIGHT(TRIM([.I322]);LEN(TRIM([.I322]))-SEARCH(&quot;\s(?:.(?!\s))+$&quot;;TRIM([.I32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3]))));LEFT(TRIM([.J323]);FIND(&quot; &quot;;TRIM([.J323]))-1);&quot;&quot;)">
            <text:p/>
          </table:table-cell>
          <table:table-cell table:formula="of:=IF(NOT(ISERR(FIND(&quot; &quot;;TRIM([.J323]))));RIGHT(TRIM([.J323]);LEN(TRIM([.J323]))-FIND(&quot; &quot;;TRIM([.J323])));&quot;&quot;)">
            <text:p/>
          </table:table-cell>
          <table:table-cell table:formula="of:=IF(NOT(ISERR(FIND(&quot; &quot;;TRIM([.I323]))));LEFT(TRIM([.I323]);SEARCH(&quot;\s(?:.(?!\s))+$&quot;;TRIM([.I323])));&quot;&quot;)">
            <text:p/>
          </table:table-cell>
          <table:table-cell table:formula="of:=IF(NOT(ISERR(FIND(&quot; &quot;;TRIM([.I323]))));RIGHT(TRIM([.I323]);LEN(TRIM([.I323]))-SEARCH(&quot;\s(?:.(?!\s))+$&quot;;TRIM([.I32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4]))));LEFT(TRIM([.J324]);FIND(&quot; &quot;;TRIM([.J324]))-1);&quot;&quot;)">
            <text:p/>
          </table:table-cell>
          <table:table-cell table:formula="of:=IF(NOT(ISERR(FIND(&quot; &quot;;TRIM([.J324]))));RIGHT(TRIM([.J324]);LEN(TRIM([.J324]))-FIND(&quot; &quot;;TRIM([.J324])));&quot;&quot;)">
            <text:p/>
          </table:table-cell>
          <table:table-cell table:formula="of:=IF(NOT(ISERR(FIND(&quot; &quot;;TRIM([.I324]))));LEFT(TRIM([.I324]);SEARCH(&quot;\s(?:.(?!\s))+$&quot;;TRIM([.I324])));&quot;&quot;)">
            <text:p/>
          </table:table-cell>
          <table:table-cell table:formula="of:=IF(NOT(ISERR(FIND(&quot; &quot;;TRIM([.I324]))));RIGHT(TRIM([.I324]);LEN(TRIM([.I324]))-SEARCH(&quot;\s(?:.(?!\s))+$&quot;;TRIM([.I32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5]))));LEFT(TRIM([.J325]);FIND(&quot; &quot;;TRIM([.J325]))-1);&quot;&quot;)">
            <text:p/>
          </table:table-cell>
          <table:table-cell table:formula="of:=IF(NOT(ISERR(FIND(&quot; &quot;;TRIM([.J325]))));RIGHT(TRIM([.J325]);LEN(TRIM([.J325]))-FIND(&quot; &quot;;TRIM([.J325])));&quot;&quot;)">
            <text:p/>
          </table:table-cell>
          <table:table-cell table:formula="of:=IF(NOT(ISERR(FIND(&quot; &quot;;TRIM([.I325]))));LEFT(TRIM([.I325]);SEARCH(&quot;\s(?:.(?!\s))+$&quot;;TRIM([.I325])));&quot;&quot;)">
            <text:p/>
          </table:table-cell>
          <table:table-cell table:formula="of:=IF(NOT(ISERR(FIND(&quot; &quot;;TRIM([.I325]))));RIGHT(TRIM([.I325]);LEN(TRIM([.I325]))-SEARCH(&quot;\s(?:.(?!\s))+$&quot;;TRIM([.I32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6]))));LEFT(TRIM([.J326]);FIND(&quot; &quot;;TRIM([.J326]))-1);&quot;&quot;)">
            <text:p/>
          </table:table-cell>
          <table:table-cell table:formula="of:=IF(NOT(ISERR(FIND(&quot; &quot;;TRIM([.J326]))));RIGHT(TRIM([.J326]);LEN(TRIM([.J326]))-FIND(&quot; &quot;;TRIM([.J326])));&quot;&quot;)">
            <text:p/>
          </table:table-cell>
          <table:table-cell table:formula="of:=IF(NOT(ISERR(FIND(&quot; &quot;;TRIM([.I326]))));LEFT(TRIM([.I326]);SEARCH(&quot;\s(?:.(?!\s))+$&quot;;TRIM([.I326])));&quot;&quot;)">
            <text:p/>
          </table:table-cell>
          <table:table-cell table:formula="of:=IF(NOT(ISERR(FIND(&quot; &quot;;TRIM([.I326]))));RIGHT(TRIM([.I326]);LEN(TRIM([.I326]))-SEARCH(&quot;\s(?:.(?!\s))+$&quot;;TRIM([.I32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7]))));LEFT(TRIM([.J327]);FIND(&quot; &quot;;TRIM([.J327]))-1);&quot;&quot;)">
            <text:p/>
          </table:table-cell>
          <table:table-cell table:formula="of:=IF(NOT(ISERR(FIND(&quot; &quot;;TRIM([.J327]))));RIGHT(TRIM([.J327]);LEN(TRIM([.J327]))-FIND(&quot; &quot;;TRIM([.J327])));&quot;&quot;)">
            <text:p/>
          </table:table-cell>
          <table:table-cell table:formula="of:=IF(NOT(ISERR(FIND(&quot; &quot;;TRIM([.I327]))));LEFT(TRIM([.I327]);SEARCH(&quot;\s(?:.(?!\s))+$&quot;;TRIM([.I327])));&quot;&quot;)">
            <text:p/>
          </table:table-cell>
          <table:table-cell table:formula="of:=IF(NOT(ISERR(FIND(&quot; &quot;;TRIM([.I327]))));RIGHT(TRIM([.I327]);LEN(TRIM([.I327]))-SEARCH(&quot;\s(?:.(?!\s))+$&quot;;TRIM([.I32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8]))));LEFT(TRIM([.J328]);FIND(&quot; &quot;;TRIM([.J328]))-1);&quot;&quot;)">
            <text:p/>
          </table:table-cell>
          <table:table-cell table:formula="of:=IF(NOT(ISERR(FIND(&quot; &quot;;TRIM([.J328]))));RIGHT(TRIM([.J328]);LEN(TRIM([.J328]))-FIND(&quot; &quot;;TRIM([.J328])));&quot;&quot;)">
            <text:p/>
          </table:table-cell>
          <table:table-cell table:formula="of:=IF(NOT(ISERR(FIND(&quot; &quot;;TRIM([.I328]))));LEFT(TRIM([.I328]);SEARCH(&quot;\s(?:.(?!\s))+$&quot;;TRIM([.I328])));&quot;&quot;)">
            <text:p/>
          </table:table-cell>
          <table:table-cell table:formula="of:=IF(NOT(ISERR(FIND(&quot; &quot;;TRIM([.I328]))));RIGHT(TRIM([.I328]);LEN(TRIM([.I328]))-SEARCH(&quot;\s(?:.(?!\s))+$&quot;;TRIM([.I32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9]))));LEFT(TRIM([.J329]);FIND(&quot; &quot;;TRIM([.J329]))-1);&quot;&quot;)">
            <text:p/>
          </table:table-cell>
          <table:table-cell table:formula="of:=IF(NOT(ISERR(FIND(&quot; &quot;;TRIM([.J329]))));RIGHT(TRIM([.J329]);LEN(TRIM([.J329]))-FIND(&quot; &quot;;TRIM([.J329])));&quot;&quot;)">
            <text:p/>
          </table:table-cell>
          <table:table-cell table:formula="of:=IF(NOT(ISERR(FIND(&quot; &quot;;TRIM([.I329]))));LEFT(TRIM([.I329]);SEARCH(&quot;\s(?:.(?!\s))+$&quot;;TRIM([.I329])));&quot;&quot;)">
            <text:p/>
          </table:table-cell>
          <table:table-cell table:formula="of:=IF(NOT(ISERR(FIND(&quot; &quot;;TRIM([.I329]))));RIGHT(TRIM([.I329]);LEN(TRIM([.I329]))-SEARCH(&quot;\s(?:.(?!\s))+$&quot;;TRIM([.I32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0]))));LEFT(TRIM([.J330]);FIND(&quot; &quot;;TRIM([.J330]))-1);&quot;&quot;)">
            <text:p/>
          </table:table-cell>
          <table:table-cell table:formula="of:=IF(NOT(ISERR(FIND(&quot; &quot;;TRIM([.J330]))));RIGHT(TRIM([.J330]);LEN(TRIM([.J330]))-FIND(&quot; &quot;;TRIM([.J330])));&quot;&quot;)">
            <text:p/>
          </table:table-cell>
          <table:table-cell table:formula="of:=IF(NOT(ISERR(FIND(&quot; &quot;;TRIM([.I330]))));LEFT(TRIM([.I330]);SEARCH(&quot;\s(?:.(?!\s))+$&quot;;TRIM([.I330])));&quot;&quot;)">
            <text:p/>
          </table:table-cell>
          <table:table-cell table:formula="of:=IF(NOT(ISERR(FIND(&quot; &quot;;TRIM([.I330]))));RIGHT(TRIM([.I330]);LEN(TRIM([.I330]))-SEARCH(&quot;\s(?:.(?!\s))+$&quot;;TRIM([.I33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1]))));LEFT(TRIM([.J331]);FIND(&quot; &quot;;TRIM([.J331]))-1);&quot;&quot;)">
            <text:p/>
          </table:table-cell>
          <table:table-cell table:formula="of:=IF(NOT(ISERR(FIND(&quot; &quot;;TRIM([.J331]))));RIGHT(TRIM([.J331]);LEN(TRIM([.J331]))-FIND(&quot; &quot;;TRIM([.J331])));&quot;&quot;)">
            <text:p/>
          </table:table-cell>
          <table:table-cell table:formula="of:=IF(NOT(ISERR(FIND(&quot; &quot;;TRIM([.I331]))));LEFT(TRIM([.I331]);SEARCH(&quot;\s(?:.(?!\s))+$&quot;;TRIM([.I331])));&quot;&quot;)">
            <text:p/>
          </table:table-cell>
          <table:table-cell table:formula="of:=IF(NOT(ISERR(FIND(&quot; &quot;;TRIM([.I331]))));RIGHT(TRIM([.I331]);LEN(TRIM([.I331]))-SEARCH(&quot;\s(?:.(?!\s))+$&quot;;TRIM([.I33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2]))));LEFT(TRIM([.J332]);FIND(&quot; &quot;;TRIM([.J332]))-1);&quot;&quot;)">
            <text:p/>
          </table:table-cell>
          <table:table-cell table:formula="of:=IF(NOT(ISERR(FIND(&quot; &quot;;TRIM([.J332]))));RIGHT(TRIM([.J332]);LEN(TRIM([.J332]))-FIND(&quot; &quot;;TRIM([.J332])));&quot;&quot;)">
            <text:p/>
          </table:table-cell>
          <table:table-cell table:formula="of:=IF(NOT(ISERR(FIND(&quot; &quot;;TRIM([.I332]))));LEFT(TRIM([.I332]);SEARCH(&quot;\s(?:.(?!\s))+$&quot;;TRIM([.I332])));&quot;&quot;)">
            <text:p/>
          </table:table-cell>
          <table:table-cell table:formula="of:=IF(NOT(ISERR(FIND(&quot; &quot;;TRIM([.I332]))));RIGHT(TRIM([.I332]);LEN(TRIM([.I332]))-SEARCH(&quot;\s(?:.(?!\s))+$&quot;;TRIM([.I33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3]))));LEFT(TRIM([.J333]);FIND(&quot; &quot;;TRIM([.J333]))-1);&quot;&quot;)">
            <text:p/>
          </table:table-cell>
          <table:table-cell table:formula="of:=IF(NOT(ISERR(FIND(&quot; &quot;;TRIM([.J333]))));RIGHT(TRIM([.J333]);LEN(TRIM([.J333]))-FIND(&quot; &quot;;TRIM([.J333])));&quot;&quot;)">
            <text:p/>
          </table:table-cell>
          <table:table-cell table:formula="of:=IF(NOT(ISERR(FIND(&quot; &quot;;TRIM([.I333]))));LEFT(TRIM([.I333]);SEARCH(&quot;\s(?:.(?!\s))+$&quot;;TRIM([.I333])));&quot;&quot;)">
            <text:p/>
          </table:table-cell>
          <table:table-cell table:formula="of:=IF(NOT(ISERR(FIND(&quot; &quot;;TRIM([.I333]))));RIGHT(TRIM([.I333]);LEN(TRIM([.I333]))-SEARCH(&quot;\s(?:.(?!\s))+$&quot;;TRIM([.I33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4]))));LEFT(TRIM([.J334]);FIND(&quot; &quot;;TRIM([.J334]))-1);&quot;&quot;)">
            <text:p/>
          </table:table-cell>
          <table:table-cell table:formula="of:=IF(NOT(ISERR(FIND(&quot; &quot;;TRIM([.J334]))));RIGHT(TRIM([.J334]);LEN(TRIM([.J334]))-FIND(&quot; &quot;;TRIM([.J334])));&quot;&quot;)">
            <text:p/>
          </table:table-cell>
          <table:table-cell table:formula="of:=IF(NOT(ISERR(FIND(&quot; &quot;;TRIM([.I334]))));LEFT(TRIM([.I334]);SEARCH(&quot;\s(?:.(?!\s))+$&quot;;TRIM([.I334])));&quot;&quot;)">
            <text:p/>
          </table:table-cell>
          <table:table-cell table:formula="of:=IF(NOT(ISERR(FIND(&quot; &quot;;TRIM([.I334]))));RIGHT(TRIM([.I334]);LEN(TRIM([.I334]))-SEARCH(&quot;\s(?:.(?!\s))+$&quot;;TRIM([.I33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5]))));LEFT(TRIM([.J335]);FIND(&quot; &quot;;TRIM([.J335]))-1);&quot;&quot;)">
            <text:p/>
          </table:table-cell>
          <table:table-cell table:formula="of:=IF(NOT(ISERR(FIND(&quot; &quot;;TRIM([.J335]))));RIGHT(TRIM([.J335]);LEN(TRIM([.J335]))-FIND(&quot; &quot;;TRIM([.J335])));&quot;&quot;)">
            <text:p/>
          </table:table-cell>
          <table:table-cell table:formula="of:=IF(NOT(ISERR(FIND(&quot; &quot;;TRIM([.I335]))));LEFT(TRIM([.I335]);SEARCH(&quot;\s(?:.(?!\s))+$&quot;;TRIM([.I335])));&quot;&quot;)">
            <text:p/>
          </table:table-cell>
          <table:table-cell table:formula="of:=IF(NOT(ISERR(FIND(&quot; &quot;;TRIM([.I335]))));RIGHT(TRIM([.I335]);LEN(TRIM([.I335]))-SEARCH(&quot;\s(?:.(?!\s))+$&quot;;TRIM([.I33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6]))));LEFT(TRIM([.J336]);FIND(&quot; &quot;;TRIM([.J336]))-1);&quot;&quot;)">
            <text:p/>
          </table:table-cell>
          <table:table-cell table:formula="of:=IF(NOT(ISERR(FIND(&quot; &quot;;TRIM([.J336]))));RIGHT(TRIM([.J336]);LEN(TRIM([.J336]))-FIND(&quot; &quot;;TRIM([.J336])));&quot;&quot;)">
            <text:p/>
          </table:table-cell>
          <table:table-cell table:formula="of:=IF(NOT(ISERR(FIND(&quot; &quot;;TRIM([.I336]))));LEFT(TRIM([.I336]);SEARCH(&quot;\s(?:.(?!\s))+$&quot;;TRIM([.I336])));&quot;&quot;)">
            <text:p/>
          </table:table-cell>
          <table:table-cell table:formula="of:=IF(NOT(ISERR(FIND(&quot; &quot;;TRIM([.I336]))));RIGHT(TRIM([.I336]);LEN(TRIM([.I336]))-SEARCH(&quot;\s(?:.(?!\s))+$&quot;;TRIM([.I33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7]))));LEFT(TRIM([.J337]);FIND(&quot; &quot;;TRIM([.J337]))-1);&quot;&quot;)">
            <text:p/>
          </table:table-cell>
          <table:table-cell table:formula="of:=IF(NOT(ISERR(FIND(&quot; &quot;;TRIM([.J337]))));RIGHT(TRIM([.J337]);LEN(TRIM([.J337]))-FIND(&quot; &quot;;TRIM([.J337])));&quot;&quot;)">
            <text:p/>
          </table:table-cell>
          <table:table-cell table:formula="of:=IF(NOT(ISERR(FIND(&quot; &quot;;TRIM([.I337]))));LEFT(TRIM([.I337]);SEARCH(&quot;\s(?:.(?!\s))+$&quot;;TRIM([.I337])));&quot;&quot;)">
            <text:p/>
          </table:table-cell>
          <table:table-cell table:formula="of:=IF(NOT(ISERR(FIND(&quot; &quot;;TRIM([.I337]))));RIGHT(TRIM([.I337]);LEN(TRIM([.I337]))-SEARCH(&quot;\s(?:.(?!\s))+$&quot;;TRIM([.I337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338]))));LEFT(TRIM([.J338]);FIND(&quot; &quot;;TRIM([.J338]))-1);&quot;&quot;)">
            <text:p/>
          </table:table-cell>
          <table:table-cell table:formula="of:=IF(NOT(ISERR(FIND(&quot; &quot;;TRIM([.J338]))));RIGHT(TRIM([.J338]);LEN(TRIM([.J338]))-FIND(&quot; &quot;;TRIM([.J338])));&quot;&quot;)">
            <text:p/>
          </table:table-cell>
          <table:table-cell table:formula="of:=IF(NOT(ISERR(FIND(&quot; &quot;;TRIM([.I338]))));LEFT(TRIM([.I338]);SEARCH(&quot;\s(?:.(?!\s))+$&quot;;TRIM([.I338])));&quot;&quot;)">
            <text:p/>
          </table:table-cell>
          <table:table-cell table:formula="of:=IF(NOT(ISERR(FIND(&quot; &quot;;TRIM([.I338]))));RIGHT(TRIM([.I338]);LEN(TRIM([.I338]))-SEARCH(&quot;\s(?:.(?!\s))+$&quot;;TRIM([.I33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9]))));LEFT(TRIM([.J339]);FIND(&quot; &quot;;TRIM([.J339]))-1);&quot;&quot;)">
            <text:p/>
          </table:table-cell>
          <table:table-cell table:formula="of:=IF(NOT(ISERR(FIND(&quot; &quot;;TRIM([.J339]))));RIGHT(TRIM([.J339]);LEN(TRIM([.J339]))-FIND(&quot; &quot;;TRIM([.J339])));&quot;&quot;)">
            <text:p/>
          </table:table-cell>
          <table:table-cell table:formula="of:=IF(NOT(ISERR(FIND(&quot; &quot;;TRIM([.I339]))));LEFT(TRIM([.I339]);SEARCH(&quot;\s(?:.(?!\s))+$&quot;;TRIM([.I339])));&quot;&quot;)">
            <text:p/>
          </table:table-cell>
          <table:table-cell table:formula="of:=IF(NOT(ISERR(FIND(&quot; &quot;;TRIM([.I339]))));RIGHT(TRIM([.I339]);LEN(TRIM([.I339]))-SEARCH(&quot;\s(?:.(?!\s))+$&quot;;TRIM([.I33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0]))));LEFT(TRIM([.J340]);FIND(&quot; &quot;;TRIM([.J340]))-1);&quot;&quot;)">
            <text:p/>
          </table:table-cell>
          <table:table-cell table:formula="of:=IF(NOT(ISERR(FIND(&quot; &quot;;TRIM([.J340]))));RIGHT(TRIM([.J340]);LEN(TRIM([.J340]))-FIND(&quot; &quot;;TRIM([.J340])));&quot;&quot;)">
            <text:p/>
          </table:table-cell>
          <table:table-cell table:formula="of:=IF(NOT(ISERR(FIND(&quot; &quot;;TRIM([.I340]))));LEFT(TRIM([.I340]);SEARCH(&quot;\s(?:.(?!\s))+$&quot;;TRIM([.I340])));&quot;&quot;)">
            <text:p/>
          </table:table-cell>
          <table:table-cell table:formula="of:=IF(NOT(ISERR(FIND(&quot; &quot;;TRIM([.I340]))));RIGHT(TRIM([.I340]);LEN(TRIM([.I340]))-SEARCH(&quot;\s(?:.(?!\s))+$&quot;;TRIM([.I34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1]))));LEFT(TRIM([.J341]);FIND(&quot; &quot;;TRIM([.J341]))-1);&quot;&quot;)">
            <text:p/>
          </table:table-cell>
          <table:table-cell table:formula="of:=IF(NOT(ISERR(FIND(&quot; &quot;;TRIM([.J341]))));RIGHT(TRIM([.J341]);LEN(TRIM([.J341]))-FIND(&quot; &quot;;TRIM([.J341])));&quot;&quot;)">
            <text:p/>
          </table:table-cell>
          <table:table-cell table:formula="of:=IF(NOT(ISERR(FIND(&quot; &quot;;TRIM([.I341]))));LEFT(TRIM([.I341]);SEARCH(&quot;\s(?:.(?!\s))+$&quot;;TRIM([.I341])));&quot;&quot;)">
            <text:p/>
          </table:table-cell>
          <table:table-cell table:formula="of:=IF(NOT(ISERR(FIND(&quot; &quot;;TRIM([.I341]))));RIGHT(TRIM([.I341]);LEN(TRIM([.I341]))-SEARCH(&quot;\s(?:.(?!\s))+$&quot;;TRIM([.I34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2]))));LEFT(TRIM([.J342]);FIND(&quot; &quot;;TRIM([.J342]))-1);&quot;&quot;)">
            <text:p/>
          </table:table-cell>
          <table:table-cell table:formula="of:=IF(NOT(ISERR(FIND(&quot; &quot;;TRIM([.J342]))));RIGHT(TRIM([.J342]);LEN(TRIM([.J342]))-FIND(&quot; &quot;;TRIM([.J342])));&quot;&quot;)">
            <text:p/>
          </table:table-cell>
          <table:table-cell table:formula="of:=IF(NOT(ISERR(FIND(&quot; &quot;;TRIM([.I342]))));LEFT(TRIM([.I342]);SEARCH(&quot;\s(?:.(?!\s))+$&quot;;TRIM([.I342])));&quot;&quot;)">
            <text:p/>
          </table:table-cell>
          <table:table-cell table:formula="of:=IF(NOT(ISERR(FIND(&quot; &quot;;TRIM([.I342]))));RIGHT(TRIM([.I342]);LEN(TRIM([.I342]))-SEARCH(&quot;\s(?:.(?!\s))+$&quot;;TRIM([.I34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3]))));LEFT(TRIM([.J343]);FIND(&quot; &quot;;TRIM([.J343]))-1);&quot;&quot;)">
            <text:p/>
          </table:table-cell>
          <table:table-cell table:formula="of:=IF(NOT(ISERR(FIND(&quot; &quot;;TRIM([.J343]))));RIGHT(TRIM([.J343]);LEN(TRIM([.J343]))-FIND(&quot; &quot;;TRIM([.J343])));&quot;&quot;)">
            <text:p/>
          </table:table-cell>
          <table:table-cell table:formula="of:=IF(NOT(ISERR(FIND(&quot; &quot;;TRIM([.I343]))));LEFT(TRIM([.I343]);SEARCH(&quot;\s(?:.(?!\s))+$&quot;;TRIM([.I343])));&quot;&quot;)">
            <text:p/>
          </table:table-cell>
          <table:table-cell table:formula="of:=IF(NOT(ISERR(FIND(&quot; &quot;;TRIM([.I343]))));RIGHT(TRIM([.I343]);LEN(TRIM([.I343]))-SEARCH(&quot;\s(?:.(?!\s))+$&quot;;TRIM([.I34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4]))));LEFT(TRIM([.J344]);FIND(&quot; &quot;;TRIM([.J344]))-1);&quot;&quot;)">
            <text:p/>
          </table:table-cell>
          <table:table-cell table:formula="of:=IF(NOT(ISERR(FIND(&quot; &quot;;TRIM([.J344]))));RIGHT(TRIM([.J344]);LEN(TRIM([.J344]))-FIND(&quot; &quot;;TRIM([.J344])));&quot;&quot;)">
            <text:p/>
          </table:table-cell>
          <table:table-cell table:formula="of:=IF(NOT(ISERR(FIND(&quot; &quot;;TRIM([.I344]))));LEFT(TRIM([.I344]);SEARCH(&quot;\s(?:.(?!\s))+$&quot;;TRIM([.I344])));&quot;&quot;)">
            <text:p/>
          </table:table-cell>
          <table:table-cell table:formula="of:=IF(NOT(ISERR(FIND(&quot; &quot;;TRIM([.I344]))));RIGHT(TRIM([.I344]);LEN(TRIM([.I344]))-SEARCH(&quot;\s(?:.(?!\s))+$&quot;;TRIM([.I34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5]))));LEFT(TRIM([.J345]);FIND(&quot; &quot;;TRIM([.J345]))-1);&quot;&quot;)">
            <text:p/>
          </table:table-cell>
          <table:table-cell table:formula="of:=IF(NOT(ISERR(FIND(&quot; &quot;;TRIM([.J345]))));RIGHT(TRIM([.J345]);LEN(TRIM([.J345]))-FIND(&quot; &quot;;TRIM([.J345])));&quot;&quot;)">
            <text:p/>
          </table:table-cell>
          <table:table-cell table:formula="of:=IF(NOT(ISERR(FIND(&quot; &quot;;TRIM([.I345]))));LEFT(TRIM([.I345]);SEARCH(&quot;\s(?:.(?!\s))+$&quot;;TRIM([.I345])));&quot;&quot;)">
            <text:p/>
          </table:table-cell>
          <table:table-cell table:formula="of:=IF(NOT(ISERR(FIND(&quot; &quot;;TRIM([.I345]))));RIGHT(TRIM([.I345]);LEN(TRIM([.I345]))-SEARCH(&quot;\s(?:.(?!\s))+$&quot;;TRIM([.I34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6]))));LEFT(TRIM([.J346]);FIND(&quot; &quot;;TRIM([.J346]))-1);&quot;&quot;)">
            <text:p/>
          </table:table-cell>
          <table:table-cell table:formula="of:=IF(NOT(ISERR(FIND(&quot; &quot;;TRIM([.J346]))));RIGHT(TRIM([.J346]);LEN(TRIM([.J346]))-FIND(&quot; &quot;;TRIM([.J346])));&quot;&quot;)">
            <text:p/>
          </table:table-cell>
          <table:table-cell table:formula="of:=IF(NOT(ISERR(FIND(&quot; &quot;;TRIM([.I346]))));LEFT(TRIM([.I346]);SEARCH(&quot;\s(?:.(?!\s))+$&quot;;TRIM([.I346])));&quot;&quot;)">
            <text:p/>
          </table:table-cell>
          <table:table-cell table:formula="of:=IF(NOT(ISERR(FIND(&quot; &quot;;TRIM([.I346]))));RIGHT(TRIM([.I346]);LEN(TRIM([.I346]))-SEARCH(&quot;\s(?:.(?!\s))+$&quot;;TRIM([.I34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7]))));LEFT(TRIM([.J347]);FIND(&quot; &quot;;TRIM([.J347]))-1);&quot;&quot;)">
            <text:p/>
          </table:table-cell>
          <table:table-cell table:formula="of:=IF(NOT(ISERR(FIND(&quot; &quot;;TRIM([.J347]))));RIGHT(TRIM([.J347]);LEN(TRIM([.J347]))-FIND(&quot; &quot;;TRIM([.J347])));&quot;&quot;)">
            <text:p/>
          </table:table-cell>
          <table:table-cell table:formula="of:=IF(NOT(ISERR(FIND(&quot; &quot;;TRIM([.I347]))));LEFT(TRIM([.I347]);SEARCH(&quot;\s(?:.(?!\s))+$&quot;;TRIM([.I347])));&quot;&quot;)">
            <text:p/>
          </table:table-cell>
          <table:table-cell table:formula="of:=IF(NOT(ISERR(FIND(&quot; &quot;;TRIM([.I347]))));RIGHT(TRIM([.I347]);LEN(TRIM([.I347]))-SEARCH(&quot;\s(?:.(?!\s))+$&quot;;TRIM([.I34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8]))));LEFT(TRIM([.J348]);FIND(&quot; &quot;;TRIM([.J348]))-1);&quot;&quot;)">
            <text:p/>
          </table:table-cell>
          <table:table-cell table:formula="of:=IF(NOT(ISERR(FIND(&quot; &quot;;TRIM([.J348]))));RIGHT(TRIM([.J348]);LEN(TRIM([.J348]))-FIND(&quot; &quot;;TRIM([.J348])));&quot;&quot;)">
            <text:p/>
          </table:table-cell>
          <table:table-cell table:formula="of:=IF(NOT(ISERR(FIND(&quot; &quot;;TRIM([.I348]))));LEFT(TRIM([.I348]);SEARCH(&quot;\s(?:.(?!\s))+$&quot;;TRIM([.I348])));&quot;&quot;)">
            <text:p/>
          </table:table-cell>
          <table:table-cell table:formula="of:=IF(NOT(ISERR(FIND(&quot; &quot;;TRIM([.I348]))));RIGHT(TRIM([.I348]);LEN(TRIM([.I348]))-SEARCH(&quot;\s(?:.(?!\s))+$&quot;;TRIM([.I34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9]))));LEFT(TRIM([.J349]);FIND(&quot; &quot;;TRIM([.J349]))-1);&quot;&quot;)">
            <text:p/>
          </table:table-cell>
          <table:table-cell table:formula="of:=IF(NOT(ISERR(FIND(&quot; &quot;;TRIM([.J349]))));RIGHT(TRIM([.J349]);LEN(TRIM([.J349]))-FIND(&quot; &quot;;TRIM([.J349])));&quot;&quot;)">
            <text:p/>
          </table:table-cell>
          <table:table-cell table:formula="of:=IF(NOT(ISERR(FIND(&quot; &quot;;TRIM([.I349]))));LEFT(TRIM([.I349]);SEARCH(&quot;\s(?:.(?!\s))+$&quot;;TRIM([.I349])));&quot;&quot;)">
            <text:p/>
          </table:table-cell>
          <table:table-cell table:formula="of:=IF(NOT(ISERR(FIND(&quot; &quot;;TRIM([.I349]))));RIGHT(TRIM([.I349]);LEN(TRIM([.I349]))-SEARCH(&quot;\s(?:.(?!\s))+$&quot;;TRIM([.I34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0]))));LEFT(TRIM([.J350]);FIND(&quot; &quot;;TRIM([.J350]))-1);&quot;&quot;)">
            <text:p/>
          </table:table-cell>
          <table:table-cell table:formula="of:=IF(NOT(ISERR(FIND(&quot; &quot;;TRIM([.J350]))));RIGHT(TRIM([.J350]);LEN(TRIM([.J350]))-FIND(&quot; &quot;;TRIM([.J350])));&quot;&quot;)">
            <text:p/>
          </table:table-cell>
          <table:table-cell table:formula="of:=IF(NOT(ISERR(FIND(&quot; &quot;;TRIM([.I350]))));LEFT(TRIM([.I350]);SEARCH(&quot;\s(?:.(?!\s))+$&quot;;TRIM([.I350])));&quot;&quot;)">
            <text:p/>
          </table:table-cell>
          <table:table-cell table:formula="of:=IF(NOT(ISERR(FIND(&quot; &quot;;TRIM([.I350]))));RIGHT(TRIM([.I350]);LEN(TRIM([.I350]))-SEARCH(&quot;\s(?:.(?!\s))+$&quot;;TRIM([.I35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1]))));LEFT(TRIM([.J351]);FIND(&quot; &quot;;TRIM([.J351]))-1);&quot;&quot;)">
            <text:p/>
          </table:table-cell>
          <table:table-cell table:formula="of:=IF(NOT(ISERR(FIND(&quot; &quot;;TRIM([.J351]))));RIGHT(TRIM([.J351]);LEN(TRIM([.J351]))-FIND(&quot; &quot;;TRIM([.J351])));&quot;&quot;)">
            <text:p/>
          </table:table-cell>
          <table:table-cell table:formula="of:=IF(NOT(ISERR(FIND(&quot; &quot;;TRIM([.I351]))));LEFT(TRIM([.I351]);SEARCH(&quot;\s(?:.(?!\s))+$&quot;;TRIM([.I351])));&quot;&quot;)">
            <text:p/>
          </table:table-cell>
          <table:table-cell table:formula="of:=IF(NOT(ISERR(FIND(&quot; &quot;;TRIM([.I351]))));RIGHT(TRIM([.I351]);LEN(TRIM([.I351]))-SEARCH(&quot;\s(?:.(?!\s))+$&quot;;TRIM([.I35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2]))));LEFT(TRIM([.J352]);FIND(&quot; &quot;;TRIM([.J352]))-1);&quot;&quot;)">
            <text:p/>
          </table:table-cell>
          <table:table-cell table:formula="of:=IF(NOT(ISERR(FIND(&quot; &quot;;TRIM([.J352]))));RIGHT(TRIM([.J352]);LEN(TRIM([.J352]))-FIND(&quot; &quot;;TRIM([.J352])));&quot;&quot;)">
            <text:p/>
          </table:table-cell>
          <table:table-cell table:formula="of:=IF(NOT(ISERR(FIND(&quot; &quot;;TRIM([.I352]))));LEFT(TRIM([.I352]);SEARCH(&quot;\s(?:.(?!\s))+$&quot;;TRIM([.I352])));&quot;&quot;)">
            <text:p/>
          </table:table-cell>
          <table:table-cell table:formula="of:=IF(NOT(ISERR(FIND(&quot; &quot;;TRIM([.I352]))));RIGHT(TRIM([.I352]);LEN(TRIM([.I352]))-SEARCH(&quot;\s(?:.(?!\s))+$&quot;;TRIM([.I35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3]))));LEFT(TRIM([.J353]);FIND(&quot; &quot;;TRIM([.J353]))-1);&quot;&quot;)">
            <text:p/>
          </table:table-cell>
          <table:table-cell table:formula="of:=IF(NOT(ISERR(FIND(&quot; &quot;;TRIM([.J353]))));RIGHT(TRIM([.J353]);LEN(TRIM([.J353]))-FIND(&quot; &quot;;TRIM([.J353])));&quot;&quot;)">
            <text:p/>
          </table:table-cell>
          <table:table-cell table:formula="of:=IF(NOT(ISERR(FIND(&quot; &quot;;TRIM([.I353]))));LEFT(TRIM([.I353]);SEARCH(&quot;\s(?:.(?!\s))+$&quot;;TRIM([.I353])));&quot;&quot;)">
            <text:p/>
          </table:table-cell>
          <table:table-cell table:formula="of:=IF(NOT(ISERR(FIND(&quot; &quot;;TRIM([.I353]))));RIGHT(TRIM([.I353]);LEN(TRIM([.I353]))-SEARCH(&quot;\s(?:.(?!\s))+$&quot;;TRIM([.I35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4]))));LEFT(TRIM([.J354]);FIND(&quot; &quot;;TRIM([.J354]))-1);&quot;&quot;)">
            <text:p/>
          </table:table-cell>
          <table:table-cell table:formula="of:=IF(NOT(ISERR(FIND(&quot; &quot;;TRIM([.J354]))));RIGHT(TRIM([.J354]);LEN(TRIM([.J354]))-FIND(&quot; &quot;;TRIM([.J354])));&quot;&quot;)">
            <text:p/>
          </table:table-cell>
          <table:table-cell table:formula="of:=IF(NOT(ISERR(FIND(&quot; &quot;;TRIM([.I354]))));LEFT(TRIM([.I354]);SEARCH(&quot;\s(?:.(?!\s))+$&quot;;TRIM([.I354])));&quot;&quot;)">
            <text:p/>
          </table:table-cell>
          <table:table-cell table:formula="of:=IF(NOT(ISERR(FIND(&quot; &quot;;TRIM([.I354]))));RIGHT(TRIM([.I354]);LEN(TRIM([.I354]))-SEARCH(&quot;\s(?:.(?!\s))+$&quot;;TRIM([.I35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5]))));LEFT(TRIM([.J355]);FIND(&quot; &quot;;TRIM([.J355]))-1);&quot;&quot;)">
            <text:p/>
          </table:table-cell>
          <table:table-cell table:formula="of:=IF(NOT(ISERR(FIND(&quot; &quot;;TRIM([.J355]))));RIGHT(TRIM([.J355]);LEN(TRIM([.J355]))-FIND(&quot; &quot;;TRIM([.J355])));&quot;&quot;)">
            <text:p/>
          </table:table-cell>
          <table:table-cell table:formula="of:=IF(NOT(ISERR(FIND(&quot; &quot;;TRIM([.I355]))));LEFT(TRIM([.I355]);SEARCH(&quot;\s(?:.(?!\s))+$&quot;;TRIM([.I355])));&quot;&quot;)">
            <text:p/>
          </table:table-cell>
          <table:table-cell table:formula="of:=IF(NOT(ISERR(FIND(&quot; &quot;;TRIM([.I355]))));RIGHT(TRIM([.I355]);LEN(TRIM([.I355]))-SEARCH(&quot;\s(?:.(?!\s))+$&quot;;TRIM([.I355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356]))));LEFT(TRIM([.J356]);FIND(&quot; &quot;;TRIM([.J356]))-1);&quot;&quot;)">
            <text:p/>
          </table:table-cell>
          <table:table-cell table:formula="of:=IF(NOT(ISERR(FIND(&quot; &quot;;TRIM([.J356]))));RIGHT(TRIM([.J356]);LEN(TRIM([.J356]))-FIND(&quot; &quot;;TRIM([.J356])));&quot;&quot;)">
            <text:p/>
          </table:table-cell>
          <table:table-cell table:formula="of:=IF(NOT(ISERR(FIND(&quot; &quot;;TRIM([.I356]))));LEFT(TRIM([.I356]);SEARCH(&quot;\s(?:.(?!\s))+$&quot;;TRIM([.I356])));&quot;&quot;)">
            <text:p/>
          </table:table-cell>
          <table:table-cell table:formula="of:=IF(NOT(ISERR(FIND(&quot; &quot;;TRIM([.I356]))));RIGHT(TRIM([.I356]);LEN(TRIM([.I356]))-SEARCH(&quot;\s(?:.(?!\s))+$&quot;;TRIM([.I35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7]))));LEFT(TRIM([.J357]);FIND(&quot; &quot;;TRIM([.J357]))-1);&quot;&quot;)">
            <text:p/>
          </table:table-cell>
          <table:table-cell table:formula="of:=IF(NOT(ISERR(FIND(&quot; &quot;;TRIM([.J357]))));RIGHT(TRIM([.J357]);LEN(TRIM([.J357]))-FIND(&quot; &quot;;TRIM([.J357])));&quot;&quot;)">
            <text:p/>
          </table:table-cell>
          <table:table-cell table:formula="of:=IF(NOT(ISERR(FIND(&quot; &quot;;TRIM([.I357]))));LEFT(TRIM([.I357]);SEARCH(&quot;\s(?:.(?!\s))+$&quot;;TRIM([.I357])));&quot;&quot;)">
            <text:p/>
          </table:table-cell>
          <table:table-cell table:formula="of:=IF(NOT(ISERR(FIND(&quot; &quot;;TRIM([.I357]))));RIGHT(TRIM([.I357]);LEN(TRIM([.I357]))-SEARCH(&quot;\s(?:.(?!\s))+$&quot;;TRIM([.I35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8]))));LEFT(TRIM([.J358]);FIND(&quot; &quot;;TRIM([.J358]))-1);&quot;&quot;)">
            <text:p/>
          </table:table-cell>
          <table:table-cell table:formula="of:=IF(NOT(ISERR(FIND(&quot; &quot;;TRIM([.J358]))));RIGHT(TRIM([.J358]);LEN(TRIM([.J358]))-FIND(&quot; &quot;;TRIM([.J358])));&quot;&quot;)">
            <text:p/>
          </table:table-cell>
          <table:table-cell table:formula="of:=IF(NOT(ISERR(FIND(&quot; &quot;;TRIM([.I358]))));LEFT(TRIM([.I358]);SEARCH(&quot;\s(?:.(?!\s))+$&quot;;TRIM([.I358])));&quot;&quot;)">
            <text:p/>
          </table:table-cell>
          <table:table-cell table:formula="of:=IF(NOT(ISERR(FIND(&quot; &quot;;TRIM([.I358]))));RIGHT(TRIM([.I358]);LEN(TRIM([.I358]))-SEARCH(&quot;\s(?:.(?!\s))+$&quot;;TRIM([.I35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9]))));LEFT(TRIM([.J359]);FIND(&quot; &quot;;TRIM([.J359]))-1);&quot;&quot;)">
            <text:p/>
          </table:table-cell>
          <table:table-cell table:formula="of:=IF(NOT(ISERR(FIND(&quot; &quot;;TRIM([.J359]))));RIGHT(TRIM([.J359]);LEN(TRIM([.J359]))-FIND(&quot; &quot;;TRIM([.J359])));&quot;&quot;)">
            <text:p/>
          </table:table-cell>
          <table:table-cell table:formula="of:=IF(NOT(ISERR(FIND(&quot; &quot;;TRIM([.I359]))));LEFT(TRIM([.I359]);SEARCH(&quot;\s(?:.(?!\s))+$&quot;;TRIM([.I359])));&quot;&quot;)">
            <text:p/>
          </table:table-cell>
          <table:table-cell table:formula="of:=IF(NOT(ISERR(FIND(&quot; &quot;;TRIM([.I359]))));RIGHT(TRIM([.I359]);LEN(TRIM([.I359]))-SEARCH(&quot;\s(?:.(?!\s))+$&quot;;TRIM([.I35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0]))));LEFT(TRIM([.J360]);FIND(&quot; &quot;;TRIM([.J360]))-1);&quot;&quot;)">
            <text:p/>
          </table:table-cell>
          <table:table-cell table:formula="of:=IF(NOT(ISERR(FIND(&quot; &quot;;TRIM([.J360]))));RIGHT(TRIM([.J360]);LEN(TRIM([.J360]))-FIND(&quot; &quot;;TRIM([.J360])));&quot;&quot;)">
            <text:p/>
          </table:table-cell>
          <table:table-cell table:formula="of:=IF(NOT(ISERR(FIND(&quot; &quot;;TRIM([.I360]))));LEFT(TRIM([.I360]);SEARCH(&quot;\s(?:.(?!\s))+$&quot;;TRIM([.I360])));&quot;&quot;)">
            <text:p/>
          </table:table-cell>
          <table:table-cell table:formula="of:=IF(NOT(ISERR(FIND(&quot; &quot;;TRIM([.I360]))));RIGHT(TRIM([.I360]);LEN(TRIM([.I360]))-SEARCH(&quot;\s(?:.(?!\s))+$&quot;;TRIM([.I36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1]))));LEFT(TRIM([.J361]);FIND(&quot; &quot;;TRIM([.J361]))-1);&quot;&quot;)">
            <text:p/>
          </table:table-cell>
          <table:table-cell table:formula="of:=IF(NOT(ISERR(FIND(&quot; &quot;;TRIM([.J361]))));RIGHT(TRIM([.J361]);LEN(TRIM([.J361]))-FIND(&quot; &quot;;TRIM([.J361])));&quot;&quot;)">
            <text:p/>
          </table:table-cell>
          <table:table-cell table:formula="of:=IF(NOT(ISERR(FIND(&quot; &quot;;TRIM([.I361]))));LEFT(TRIM([.I361]);SEARCH(&quot;\s(?:.(?!\s))+$&quot;;TRIM([.I361])));&quot;&quot;)">
            <text:p/>
          </table:table-cell>
          <table:table-cell table:formula="of:=IF(NOT(ISERR(FIND(&quot; &quot;;TRIM([.I361]))));RIGHT(TRIM([.I361]);LEN(TRIM([.I361]))-SEARCH(&quot;\s(?:.(?!\s))+$&quot;;TRIM([.I36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2]))));LEFT(TRIM([.J362]);FIND(&quot; &quot;;TRIM([.J362]))-1);&quot;&quot;)">
            <text:p/>
          </table:table-cell>
          <table:table-cell table:formula="of:=IF(NOT(ISERR(FIND(&quot; &quot;;TRIM([.J362]))));RIGHT(TRIM([.J362]);LEN(TRIM([.J362]))-FIND(&quot; &quot;;TRIM([.J362])));&quot;&quot;)">
            <text:p/>
          </table:table-cell>
          <table:table-cell table:formula="of:=IF(NOT(ISERR(FIND(&quot; &quot;;TRIM([.I362]))));LEFT(TRIM([.I362]);SEARCH(&quot;\s(?:.(?!\s))+$&quot;;TRIM([.I362])));&quot;&quot;)">
            <text:p/>
          </table:table-cell>
          <table:table-cell table:formula="of:=IF(NOT(ISERR(FIND(&quot; &quot;;TRIM([.I362]))));RIGHT(TRIM([.I362]);LEN(TRIM([.I362]))-SEARCH(&quot;\s(?:.(?!\s))+$&quot;;TRIM([.I36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3]))));LEFT(TRIM([.J363]);FIND(&quot; &quot;;TRIM([.J363]))-1);&quot;&quot;)">
            <text:p/>
          </table:table-cell>
          <table:table-cell table:formula="of:=IF(NOT(ISERR(FIND(&quot; &quot;;TRIM([.J363]))));RIGHT(TRIM([.J363]);LEN(TRIM([.J363]))-FIND(&quot; &quot;;TRIM([.J363])));&quot;&quot;)">
            <text:p/>
          </table:table-cell>
          <table:table-cell table:formula="of:=IF(NOT(ISERR(FIND(&quot; &quot;;TRIM([.I363]))));LEFT(TRIM([.I363]);SEARCH(&quot;\s(?:.(?!\s))+$&quot;;TRIM([.I363])));&quot;&quot;)">
            <text:p/>
          </table:table-cell>
          <table:table-cell table:formula="of:=IF(NOT(ISERR(FIND(&quot; &quot;;TRIM([.I363]))));RIGHT(TRIM([.I363]);LEN(TRIM([.I363]))-SEARCH(&quot;\s(?:.(?!\s))+$&quot;;TRIM([.I36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4]))));LEFT(TRIM([.J364]);FIND(&quot; &quot;;TRIM([.J364]))-1);&quot;&quot;)">
            <text:p/>
          </table:table-cell>
          <table:table-cell table:formula="of:=IF(NOT(ISERR(FIND(&quot; &quot;;TRIM([.J364]))));RIGHT(TRIM([.J364]);LEN(TRIM([.J364]))-FIND(&quot; &quot;;TRIM([.J364])));&quot;&quot;)">
            <text:p/>
          </table:table-cell>
          <table:table-cell table:formula="of:=IF(NOT(ISERR(FIND(&quot; &quot;;TRIM([.I364]))));LEFT(TRIM([.I364]);SEARCH(&quot;\s(?:.(?!\s))+$&quot;;TRIM([.I364])));&quot;&quot;)">
            <text:p/>
          </table:table-cell>
          <table:table-cell table:formula="of:=IF(NOT(ISERR(FIND(&quot; &quot;;TRIM([.I364]))));RIGHT(TRIM([.I364]);LEN(TRIM([.I364]))-SEARCH(&quot;\s(?:.(?!\s))+$&quot;;TRIM([.I36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365]))));LEFT(TRIM([.J365]);FIND(&quot; &quot;;TRIM([.J365]))-1);&quot;&quot;)">
            <text:p/>
          </table:table-cell>
          <table:table-cell table:formula="of:=IF(NOT(ISERR(FIND(&quot; &quot;;TRIM([.J365]))));RIGHT(TRIM([.J365]);LEN(TRIM([.J365]))-FIND(&quot; &quot;;TRIM([.J365])));&quot;&quot;)">
            <text:p/>
          </table:table-cell>
          <table:table-cell table:formula="of:=IF(NOT(ISERR(FIND(&quot; &quot;;TRIM([.I365]))));LEFT(TRIM([.I365]);SEARCH(&quot;\s(?:.(?!\s))+$&quot;;TRIM([.I365])));&quot;&quot;)">
            <text:p/>
          </table:table-cell>
          <table:table-cell table:formula="of:=IF(NOT(ISERR(FIND(&quot; &quot;;TRIM([.I365]))));RIGHT(TRIM([.I365]);LEN(TRIM([.I365]))-SEARCH(&quot;\s(?:.(?!\s))+$&quot;;TRIM([.I36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6]))));LEFT(TRIM([.J366]);FIND(&quot; &quot;;TRIM([.J366]))-1);&quot;&quot;)">
            <text:p/>
          </table:table-cell>
          <table:table-cell table:formula="of:=IF(NOT(ISERR(FIND(&quot; &quot;;TRIM([.J366]))));RIGHT(TRIM([.J366]);LEN(TRIM([.J366]))-FIND(&quot; &quot;;TRIM([.J366])));&quot;&quot;)">
            <text:p/>
          </table:table-cell>
          <table:table-cell table:formula="of:=IF(NOT(ISERR(FIND(&quot; &quot;;TRIM([.I366]))));LEFT(TRIM([.I366]);SEARCH(&quot;\s(?:.(?!\s))+$&quot;;TRIM([.I366])));&quot;&quot;)">
            <text:p/>
          </table:table-cell>
          <table:table-cell table:formula="of:=IF(NOT(ISERR(FIND(&quot; &quot;;TRIM([.I366]))));RIGHT(TRIM([.I366]);LEN(TRIM([.I366]))-SEARCH(&quot;\s(?:.(?!\s))+$&quot;;TRIM([.I36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7]))));LEFT(TRIM([.J367]);FIND(&quot; &quot;;TRIM([.J367]))-1);&quot;&quot;)">
            <text:p/>
          </table:table-cell>
          <table:table-cell table:formula="of:=IF(NOT(ISERR(FIND(&quot; &quot;;TRIM([.J367]))));RIGHT(TRIM([.J367]);LEN(TRIM([.J367]))-FIND(&quot; &quot;;TRIM([.J367])));&quot;&quot;)">
            <text:p/>
          </table:table-cell>
          <table:table-cell table:formula="of:=IF(NOT(ISERR(FIND(&quot; &quot;;TRIM([.I367]))));LEFT(TRIM([.I367]);SEARCH(&quot;\s(?:.(?!\s))+$&quot;;TRIM([.I367])));&quot;&quot;)">
            <text:p/>
          </table:table-cell>
          <table:table-cell table:formula="of:=IF(NOT(ISERR(FIND(&quot; &quot;;TRIM([.I367]))));RIGHT(TRIM([.I367]);LEN(TRIM([.I367]))-SEARCH(&quot;\s(?:.(?!\s))+$&quot;;TRIM([.I36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8]))));LEFT(TRIM([.J368]);FIND(&quot; &quot;;TRIM([.J368]))-1);&quot;&quot;)">
            <text:p/>
          </table:table-cell>
          <table:table-cell table:formula="of:=IF(NOT(ISERR(FIND(&quot; &quot;;TRIM([.J368]))));RIGHT(TRIM([.J368]);LEN(TRIM([.J368]))-FIND(&quot; &quot;;TRIM([.J368])));&quot;&quot;)">
            <text:p/>
          </table:table-cell>
          <table:table-cell table:formula="of:=IF(NOT(ISERR(FIND(&quot; &quot;;TRIM([.I368]))));LEFT(TRIM([.I368]);SEARCH(&quot;\s(?:.(?!\s))+$&quot;;TRIM([.I368])));&quot;&quot;)">
            <text:p/>
          </table:table-cell>
          <table:table-cell table:formula="of:=IF(NOT(ISERR(FIND(&quot; &quot;;TRIM([.I368]))));RIGHT(TRIM([.I368]);LEN(TRIM([.I368]))-SEARCH(&quot;\s(?:.(?!\s))+$&quot;;TRIM([.I36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9]))));LEFT(TRIM([.J369]);FIND(&quot; &quot;;TRIM([.J369]))-1);&quot;&quot;)">
            <text:p/>
          </table:table-cell>
          <table:table-cell table:formula="of:=IF(NOT(ISERR(FIND(&quot; &quot;;TRIM([.J369]))));RIGHT(TRIM([.J369]);LEN(TRIM([.J369]))-FIND(&quot; &quot;;TRIM([.J369])));&quot;&quot;)">
            <text:p/>
          </table:table-cell>
          <table:table-cell table:formula="of:=IF(NOT(ISERR(FIND(&quot; &quot;;TRIM([.I369]))));LEFT(TRIM([.I369]);SEARCH(&quot;\s(?:.(?!\s))+$&quot;;TRIM([.I369])));&quot;&quot;)">
            <text:p/>
          </table:table-cell>
          <table:table-cell table:formula="of:=IF(NOT(ISERR(FIND(&quot; &quot;;TRIM([.I369]))));RIGHT(TRIM([.I369]);LEN(TRIM([.I369]))-SEARCH(&quot;\s(?:.(?!\s))+$&quot;;TRIM([.I36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0]))));LEFT(TRIM([.J370]);FIND(&quot; &quot;;TRIM([.J370]))-1);&quot;&quot;)">
            <text:p/>
          </table:table-cell>
          <table:table-cell table:formula="of:=IF(NOT(ISERR(FIND(&quot; &quot;;TRIM([.J370]))));RIGHT(TRIM([.J370]);LEN(TRIM([.J370]))-FIND(&quot; &quot;;TRIM([.J370])));&quot;&quot;)">
            <text:p/>
          </table:table-cell>
          <table:table-cell table:formula="of:=IF(NOT(ISERR(FIND(&quot; &quot;;TRIM([.I370]))));LEFT(TRIM([.I370]);SEARCH(&quot;\s(?:.(?!\s))+$&quot;;TRIM([.I370])));&quot;&quot;)">
            <text:p/>
          </table:table-cell>
          <table:table-cell table:formula="of:=IF(NOT(ISERR(FIND(&quot; &quot;;TRIM([.I370]))));RIGHT(TRIM([.I370]);LEN(TRIM([.I370]))-SEARCH(&quot;\s(?:.(?!\s))+$&quot;;TRIM([.I37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1]))));LEFT(TRIM([.J371]);FIND(&quot; &quot;;TRIM([.J371]))-1);&quot;&quot;)">
            <text:p/>
          </table:table-cell>
          <table:table-cell table:formula="of:=IF(NOT(ISERR(FIND(&quot; &quot;;TRIM([.J371]))));RIGHT(TRIM([.J371]);LEN(TRIM([.J371]))-FIND(&quot; &quot;;TRIM([.J371])));&quot;&quot;)">
            <text:p/>
          </table:table-cell>
          <table:table-cell table:formula="of:=IF(NOT(ISERR(FIND(&quot; &quot;;TRIM([.I371]))));LEFT(TRIM([.I371]);SEARCH(&quot;\s(?:.(?!\s))+$&quot;;TRIM([.I371])));&quot;&quot;)">
            <text:p/>
          </table:table-cell>
          <table:table-cell table:formula="of:=IF(NOT(ISERR(FIND(&quot; &quot;;TRIM([.I371]))));RIGHT(TRIM([.I371]);LEN(TRIM([.I371]))-SEARCH(&quot;\s(?:.(?!\s))+$&quot;;TRIM([.I37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2]))));LEFT(TRIM([.J372]);FIND(&quot; &quot;;TRIM([.J372]))-1);&quot;&quot;)">
            <text:p/>
          </table:table-cell>
          <table:table-cell table:formula="of:=IF(NOT(ISERR(FIND(&quot; &quot;;TRIM([.J372]))));RIGHT(TRIM([.J372]);LEN(TRIM([.J372]))-FIND(&quot; &quot;;TRIM([.J372])));&quot;&quot;)">
            <text:p/>
          </table:table-cell>
          <table:table-cell table:formula="of:=IF(NOT(ISERR(FIND(&quot; &quot;;TRIM([.I372]))));LEFT(TRIM([.I372]);SEARCH(&quot;\s(?:.(?!\s))+$&quot;;TRIM([.I372])));&quot;&quot;)">
            <text:p/>
          </table:table-cell>
          <table:table-cell table:formula="of:=IF(NOT(ISERR(FIND(&quot; &quot;;TRIM([.I372]))));RIGHT(TRIM([.I372]);LEN(TRIM([.I372]))-SEARCH(&quot;\s(?:.(?!\s))+$&quot;;TRIM([.I37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3]))));LEFT(TRIM([.J373]);FIND(&quot; &quot;;TRIM([.J373]))-1);&quot;&quot;)">
            <text:p/>
          </table:table-cell>
          <table:table-cell table:formula="of:=IF(NOT(ISERR(FIND(&quot; &quot;;TRIM([.J373]))));RIGHT(TRIM([.J373]);LEN(TRIM([.J373]))-FIND(&quot; &quot;;TRIM([.J373])));&quot;&quot;)">
            <text:p/>
          </table:table-cell>
          <table:table-cell table:formula="of:=IF(NOT(ISERR(FIND(&quot; &quot;;TRIM([.I373]))));LEFT(TRIM([.I373]);SEARCH(&quot;\s(?:.(?!\s))+$&quot;;TRIM([.I373])));&quot;&quot;)">
            <text:p/>
          </table:table-cell>
          <table:table-cell table:formula="of:=IF(NOT(ISERR(FIND(&quot; &quot;;TRIM([.I373]))));RIGHT(TRIM([.I373]);LEN(TRIM([.I373]))-SEARCH(&quot;\s(?:.(?!\s))+$&quot;;TRIM([.I37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4]))));LEFT(TRIM([.J374]);FIND(&quot; &quot;;TRIM([.J374]))-1);&quot;&quot;)">
            <text:p/>
          </table:table-cell>
          <table:table-cell table:formula="of:=IF(NOT(ISERR(FIND(&quot; &quot;;TRIM([.J374]))));RIGHT(TRIM([.J374]);LEN(TRIM([.J374]))-FIND(&quot; &quot;;TRIM([.J374])));&quot;&quot;)">
            <text:p/>
          </table:table-cell>
          <table:table-cell table:formula="of:=IF(NOT(ISERR(FIND(&quot; &quot;;TRIM([.I374]))));LEFT(TRIM([.I374]);SEARCH(&quot;\s(?:.(?!\s))+$&quot;;TRIM([.I374])));&quot;&quot;)">
            <text:p/>
          </table:table-cell>
          <table:table-cell table:formula="of:=IF(NOT(ISERR(FIND(&quot; &quot;;TRIM([.I374]))));RIGHT(TRIM([.I374]);LEN(TRIM([.I374]))-SEARCH(&quot;\s(?:.(?!\s))+$&quot;;TRIM([.I37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5]))));LEFT(TRIM([.J375]);FIND(&quot; &quot;;TRIM([.J375]))-1);&quot;&quot;)">
            <text:p/>
          </table:table-cell>
          <table:table-cell table:formula="of:=IF(NOT(ISERR(FIND(&quot; &quot;;TRIM([.J375]))));RIGHT(TRIM([.J375]);LEN(TRIM([.J375]))-FIND(&quot; &quot;;TRIM([.J375])));&quot;&quot;)">
            <text:p/>
          </table:table-cell>
          <table:table-cell table:formula="of:=IF(NOT(ISERR(FIND(&quot; &quot;;TRIM([.I375]))));LEFT(TRIM([.I375]);SEARCH(&quot;\s(?:.(?!\s))+$&quot;;TRIM([.I375])));&quot;&quot;)">
            <text:p/>
          </table:table-cell>
          <table:table-cell table:formula="of:=IF(NOT(ISERR(FIND(&quot; &quot;;TRIM([.I375]))));RIGHT(TRIM([.I375]);LEN(TRIM([.I375]))-SEARCH(&quot;\s(?:.(?!\s))+$&quot;;TRIM([.I37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6]))));LEFT(TRIM([.J376]);FIND(&quot; &quot;;TRIM([.J376]))-1);&quot;&quot;)">
            <text:p/>
          </table:table-cell>
          <table:table-cell table:formula="of:=IF(NOT(ISERR(FIND(&quot; &quot;;TRIM([.J376]))));RIGHT(TRIM([.J376]);LEN(TRIM([.J376]))-FIND(&quot; &quot;;TRIM([.J376])));&quot;&quot;)">
            <text:p/>
          </table:table-cell>
          <table:table-cell table:formula="of:=IF(NOT(ISERR(FIND(&quot; &quot;;TRIM([.I376]))));LEFT(TRIM([.I376]);SEARCH(&quot;\s(?:.(?!\s))+$&quot;;TRIM([.I376])));&quot;&quot;)">
            <text:p/>
          </table:table-cell>
          <table:table-cell table:formula="of:=IF(NOT(ISERR(FIND(&quot; &quot;;TRIM([.I376]))));RIGHT(TRIM([.I376]);LEN(TRIM([.I376]))-SEARCH(&quot;\s(?:.(?!\s))+$&quot;;TRIM([.I37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7]))));LEFT(TRIM([.J377]);FIND(&quot; &quot;;TRIM([.J377]))-1);&quot;&quot;)">
            <text:p/>
          </table:table-cell>
          <table:table-cell table:formula="of:=IF(NOT(ISERR(FIND(&quot; &quot;;TRIM([.J377]))));RIGHT(TRIM([.J377]);LEN(TRIM([.J377]))-FIND(&quot; &quot;;TRIM([.J377])));&quot;&quot;)">
            <text:p/>
          </table:table-cell>
          <table:table-cell table:formula="of:=IF(NOT(ISERR(FIND(&quot; &quot;;TRIM([.I377]))));LEFT(TRIM([.I377]);SEARCH(&quot;\s(?:.(?!\s))+$&quot;;TRIM([.I377])));&quot;&quot;)">
            <text:p/>
          </table:table-cell>
          <table:table-cell table:formula="of:=IF(NOT(ISERR(FIND(&quot; &quot;;TRIM([.I377]))));RIGHT(TRIM([.I377]);LEN(TRIM([.I377]))-SEARCH(&quot;\s(?:.(?!\s))+$&quot;;TRIM([.I37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8]))));LEFT(TRIM([.J378]);FIND(&quot; &quot;;TRIM([.J378]))-1);&quot;&quot;)">
            <text:p/>
          </table:table-cell>
          <table:table-cell table:formula="of:=IF(NOT(ISERR(FIND(&quot; &quot;;TRIM([.J378]))));RIGHT(TRIM([.J378]);LEN(TRIM([.J378]))-FIND(&quot; &quot;;TRIM([.J378])));&quot;&quot;)">
            <text:p/>
          </table:table-cell>
          <table:table-cell table:formula="of:=IF(NOT(ISERR(FIND(&quot; &quot;;TRIM([.I378]))));LEFT(TRIM([.I378]);SEARCH(&quot;\s(?:.(?!\s))+$&quot;;TRIM([.I378])));&quot;&quot;)">
            <text:p/>
          </table:table-cell>
          <table:table-cell table:formula="of:=IF(NOT(ISERR(FIND(&quot; &quot;;TRIM([.I378]))));RIGHT(TRIM([.I378]);LEN(TRIM([.I378]))-SEARCH(&quot;\s(?:.(?!\s))+$&quot;;TRIM([.I37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9]))));LEFT(TRIM([.J379]);FIND(&quot; &quot;;TRIM([.J379]))-1);&quot;&quot;)">
            <text:p/>
          </table:table-cell>
          <table:table-cell table:formula="of:=IF(NOT(ISERR(FIND(&quot; &quot;;TRIM([.J379]))));RIGHT(TRIM([.J379]);LEN(TRIM([.J379]))-FIND(&quot; &quot;;TRIM([.J379])));&quot;&quot;)">
            <text:p/>
          </table:table-cell>
          <table:table-cell table:formula="of:=IF(NOT(ISERR(FIND(&quot; &quot;;TRIM([.I379]))));LEFT(TRIM([.I379]);SEARCH(&quot;\s(?:.(?!\s))+$&quot;;TRIM([.I379])));&quot;&quot;)">
            <text:p/>
          </table:table-cell>
          <table:table-cell table:formula="of:=IF(NOT(ISERR(FIND(&quot; &quot;;TRIM([.I379]))));RIGHT(TRIM([.I379]);LEN(TRIM([.I379]))-SEARCH(&quot;\s(?:.(?!\s))+$&quot;;TRIM([.I37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0]))));LEFT(TRIM([.J380]);FIND(&quot; &quot;;TRIM([.J380]))-1);&quot;&quot;)">
            <text:p/>
          </table:table-cell>
          <table:table-cell table:formula="of:=IF(NOT(ISERR(FIND(&quot; &quot;;TRIM([.J380]))));RIGHT(TRIM([.J380]);LEN(TRIM([.J380]))-FIND(&quot; &quot;;TRIM([.J380])));&quot;&quot;)">
            <text:p/>
          </table:table-cell>
          <table:table-cell table:formula="of:=IF(NOT(ISERR(FIND(&quot; &quot;;TRIM([.I380]))));LEFT(TRIM([.I380]);SEARCH(&quot;\s(?:.(?!\s))+$&quot;;TRIM([.I380])));&quot;&quot;)">
            <text:p/>
          </table:table-cell>
          <table:table-cell table:formula="of:=IF(NOT(ISERR(FIND(&quot; &quot;;TRIM([.I380]))));RIGHT(TRIM([.I380]);LEN(TRIM([.I380]))-SEARCH(&quot;\s(?:.(?!\s))+$&quot;;TRIM([.I38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1]))));LEFT(TRIM([.J381]);FIND(&quot; &quot;;TRIM([.J381]))-1);&quot;&quot;)">
            <text:p/>
          </table:table-cell>
          <table:table-cell table:formula="of:=IF(NOT(ISERR(FIND(&quot; &quot;;TRIM([.J381]))));RIGHT(TRIM([.J381]);LEN(TRIM([.J381]))-FIND(&quot; &quot;;TRIM([.J381])));&quot;&quot;)">
            <text:p/>
          </table:table-cell>
          <table:table-cell table:formula="of:=IF(NOT(ISERR(FIND(&quot; &quot;;TRIM([.I381]))));LEFT(TRIM([.I381]);SEARCH(&quot;\s(?:.(?!\s))+$&quot;;TRIM([.I381])));&quot;&quot;)">
            <text:p/>
          </table:table-cell>
          <table:table-cell table:formula="of:=IF(NOT(ISERR(FIND(&quot; &quot;;TRIM([.I381]))));RIGHT(TRIM([.I381]);LEN(TRIM([.I381]))-SEARCH(&quot;\s(?:.(?!\s))+$&quot;;TRIM([.I38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2]))));LEFT(TRIM([.J382]);FIND(&quot; &quot;;TRIM([.J382]))-1);&quot;&quot;)">
            <text:p/>
          </table:table-cell>
          <table:table-cell table:formula="of:=IF(NOT(ISERR(FIND(&quot; &quot;;TRIM([.J382]))));RIGHT(TRIM([.J382]);LEN(TRIM([.J382]))-FIND(&quot; &quot;;TRIM([.J382])));&quot;&quot;)">
            <text:p/>
          </table:table-cell>
          <table:table-cell table:formula="of:=IF(NOT(ISERR(FIND(&quot; &quot;;TRIM([.I382]))));LEFT(TRIM([.I382]);SEARCH(&quot;\s(?:.(?!\s))+$&quot;;TRIM([.I382])));&quot;&quot;)">
            <text:p/>
          </table:table-cell>
          <table:table-cell table:formula="of:=IF(NOT(ISERR(FIND(&quot; &quot;;TRIM([.I382]))));RIGHT(TRIM([.I382]);LEN(TRIM([.I382]))-SEARCH(&quot;\s(?:.(?!\s))+$&quot;;TRIM([.I38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3]))));LEFT(TRIM([.J383]);FIND(&quot; &quot;;TRIM([.J383]))-1);&quot;&quot;)">
            <text:p/>
          </table:table-cell>
          <table:table-cell table:formula="of:=IF(NOT(ISERR(FIND(&quot; &quot;;TRIM([.J383]))));RIGHT(TRIM([.J383]);LEN(TRIM([.J383]))-FIND(&quot; &quot;;TRIM([.J383])));&quot;&quot;)">
            <text:p/>
          </table:table-cell>
          <table:table-cell table:formula="of:=IF(NOT(ISERR(FIND(&quot; &quot;;TRIM([.I383]))));LEFT(TRIM([.I383]);SEARCH(&quot;\s(?:.(?!\s))+$&quot;;TRIM([.I383])));&quot;&quot;)">
            <text:p/>
          </table:table-cell>
          <table:table-cell table:formula="of:=IF(NOT(ISERR(FIND(&quot; &quot;;TRIM([.I383]))));RIGHT(TRIM([.I383]);LEN(TRIM([.I383]))-SEARCH(&quot;\s(?:.(?!\s))+$&quot;;TRIM([.I38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4]))));LEFT(TRIM([.J384]);FIND(&quot; &quot;;TRIM([.J384]))-1);&quot;&quot;)">
            <text:p/>
          </table:table-cell>
          <table:table-cell table:formula="of:=IF(NOT(ISERR(FIND(&quot; &quot;;TRIM([.J384]))));RIGHT(TRIM([.J384]);LEN(TRIM([.J384]))-FIND(&quot; &quot;;TRIM([.J384])));&quot;&quot;)">
            <text:p/>
          </table:table-cell>
          <table:table-cell table:formula="of:=IF(NOT(ISERR(FIND(&quot; &quot;;TRIM([.I384]))));LEFT(TRIM([.I384]);SEARCH(&quot;\s(?:.(?!\s))+$&quot;;TRIM([.I384])));&quot;&quot;)">
            <text:p/>
          </table:table-cell>
          <table:table-cell table:formula="of:=IF(NOT(ISERR(FIND(&quot; &quot;;TRIM([.I384]))));RIGHT(TRIM([.I384]);LEN(TRIM([.I384]))-SEARCH(&quot;\s(?:.(?!\s))+$&quot;;TRIM([.I38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5]))));LEFT(TRIM([.J385]);FIND(&quot; &quot;;TRIM([.J385]))-1);&quot;&quot;)">
            <text:p/>
          </table:table-cell>
          <table:table-cell table:formula="of:=IF(NOT(ISERR(FIND(&quot; &quot;;TRIM([.J385]))));RIGHT(TRIM([.J385]);LEN(TRIM([.J385]))-FIND(&quot; &quot;;TRIM([.J385])));&quot;&quot;)">
            <text:p/>
          </table:table-cell>
          <table:table-cell table:formula="of:=IF(NOT(ISERR(FIND(&quot; &quot;;TRIM([.I385]))));LEFT(TRIM([.I385]);SEARCH(&quot;\s(?:.(?!\s))+$&quot;;TRIM([.I385])));&quot;&quot;)">
            <text:p/>
          </table:table-cell>
          <table:table-cell table:formula="of:=IF(NOT(ISERR(FIND(&quot; &quot;;TRIM([.I385]))));RIGHT(TRIM([.I385]);LEN(TRIM([.I385]))-SEARCH(&quot;\s(?:.(?!\s))+$&quot;;TRIM([.I38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6]))));LEFT(TRIM([.J386]);FIND(&quot; &quot;;TRIM([.J386]))-1);&quot;&quot;)">
            <text:p/>
          </table:table-cell>
          <table:table-cell table:formula="of:=IF(NOT(ISERR(FIND(&quot; &quot;;TRIM([.J386]))));RIGHT(TRIM([.J386]);LEN(TRIM([.J386]))-FIND(&quot; &quot;;TRIM([.J386])));&quot;&quot;)">
            <text:p/>
          </table:table-cell>
          <table:table-cell table:formula="of:=IF(NOT(ISERR(FIND(&quot; &quot;;TRIM([.I386]))));LEFT(TRIM([.I386]);SEARCH(&quot;\s(?:.(?!\s))+$&quot;;TRIM([.I386])));&quot;&quot;)">
            <text:p/>
          </table:table-cell>
          <table:table-cell table:formula="of:=IF(NOT(ISERR(FIND(&quot; &quot;;TRIM([.I386]))));RIGHT(TRIM([.I386]);LEN(TRIM([.I386]))-SEARCH(&quot;\s(?:.(?!\s))+$&quot;;TRIM([.I38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7]))));LEFT(TRIM([.J387]);FIND(&quot; &quot;;TRIM([.J387]))-1);&quot;&quot;)">
            <text:p/>
          </table:table-cell>
          <table:table-cell table:formula="of:=IF(NOT(ISERR(FIND(&quot; &quot;;TRIM([.J387]))));RIGHT(TRIM([.J387]);LEN(TRIM([.J387]))-FIND(&quot; &quot;;TRIM([.J387])));&quot;&quot;)">
            <text:p/>
          </table:table-cell>
          <table:table-cell table:formula="of:=IF(NOT(ISERR(FIND(&quot; &quot;;TRIM([.I387]))));LEFT(TRIM([.I387]);SEARCH(&quot;\s(?:.(?!\s))+$&quot;;TRIM([.I387])));&quot;&quot;)">
            <text:p/>
          </table:table-cell>
          <table:table-cell table:formula="of:=IF(NOT(ISERR(FIND(&quot; &quot;;TRIM([.I387]))));RIGHT(TRIM([.I387]);LEN(TRIM([.I387]))-SEARCH(&quot;\s(?:.(?!\s))+$&quot;;TRIM([.I387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388]))));LEFT(TRIM([.J388]);FIND(&quot; &quot;;TRIM([.J388]))-1);&quot;&quot;)">
            <text:p/>
          </table:table-cell>
          <table:table-cell table:formula="of:=IF(NOT(ISERR(FIND(&quot; &quot;;TRIM([.J388]))));RIGHT(TRIM([.J388]);LEN(TRIM([.J388]))-FIND(&quot; &quot;;TRIM([.J388])));&quot;&quot;)">
            <text:p/>
          </table:table-cell>
          <table:table-cell table:formula="of:=IF(NOT(ISERR(FIND(&quot; &quot;;TRIM([.I388]))));LEFT(TRIM([.I388]);SEARCH(&quot;\s(?:.(?!\s))+$&quot;;TRIM([.I388])));&quot;&quot;)">
            <text:p/>
          </table:table-cell>
          <table:table-cell table:formula="of:=IF(NOT(ISERR(FIND(&quot; &quot;;TRIM([.I388]))));RIGHT(TRIM([.I388]);LEN(TRIM([.I388]))-SEARCH(&quot;\s(?:.(?!\s))+$&quot;;TRIM([.I388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389]))));LEFT(TRIM([.J389]);FIND(&quot; &quot;;TRIM([.J389]))-1);&quot;&quot;)">
            <text:p/>
          </table:table-cell>
          <table:table-cell table:formula="of:=IF(NOT(ISERR(FIND(&quot; &quot;;TRIM([.J389]))));RIGHT(TRIM([.J389]);LEN(TRIM([.J389]))-FIND(&quot; &quot;;TRIM([.J389])));&quot;&quot;)">
            <text:p/>
          </table:table-cell>
          <table:table-cell table:formula="of:=IF(NOT(ISERR(FIND(&quot; &quot;;TRIM([.I389]))));LEFT(TRIM([.I389]);SEARCH(&quot;\s(?:.(?!\s))+$&quot;;TRIM([.I389])));&quot;&quot;)">
            <text:p/>
          </table:table-cell>
          <table:table-cell table:formula="of:=IF(NOT(ISERR(FIND(&quot; &quot;;TRIM([.I389]))));RIGHT(TRIM([.I389]);LEN(TRIM([.I389]))-SEARCH(&quot;\s(?:.(?!\s))+$&quot;;TRIM([.I38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0]))));LEFT(TRIM([.J390]);FIND(&quot; &quot;;TRIM([.J390]))-1);&quot;&quot;)">
            <text:p/>
          </table:table-cell>
          <table:table-cell table:formula="of:=IF(NOT(ISERR(FIND(&quot; &quot;;TRIM([.J390]))));RIGHT(TRIM([.J390]);LEN(TRIM([.J390]))-FIND(&quot; &quot;;TRIM([.J390])));&quot;&quot;)">
            <text:p/>
          </table:table-cell>
          <table:table-cell table:formula="of:=IF(NOT(ISERR(FIND(&quot; &quot;;TRIM([.I390]))));LEFT(TRIM([.I390]);SEARCH(&quot;\s(?:.(?!\s))+$&quot;;TRIM([.I390])));&quot;&quot;)">
            <text:p/>
          </table:table-cell>
          <table:table-cell table:formula="of:=IF(NOT(ISERR(FIND(&quot; &quot;;TRIM([.I390]))));RIGHT(TRIM([.I390]);LEN(TRIM([.I390]))-SEARCH(&quot;\s(?:.(?!\s))+$&quot;;TRIM([.I39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1]))));LEFT(TRIM([.J391]);FIND(&quot; &quot;;TRIM([.J391]))-1);&quot;&quot;)">
            <text:p/>
          </table:table-cell>
          <table:table-cell table:formula="of:=IF(NOT(ISERR(FIND(&quot; &quot;;TRIM([.J391]))));RIGHT(TRIM([.J391]);LEN(TRIM([.J391]))-FIND(&quot; &quot;;TRIM([.J391])));&quot;&quot;)">
            <text:p/>
          </table:table-cell>
          <table:table-cell table:formula="of:=IF(NOT(ISERR(FIND(&quot; &quot;;TRIM([.I391]))));LEFT(TRIM([.I391]);SEARCH(&quot;\s(?:.(?!\s))+$&quot;;TRIM([.I391])));&quot;&quot;)">
            <text:p/>
          </table:table-cell>
          <table:table-cell table:formula="of:=IF(NOT(ISERR(FIND(&quot; &quot;;TRIM([.I391]))));RIGHT(TRIM([.I391]);LEN(TRIM([.I391]))-SEARCH(&quot;\s(?:.(?!\s))+$&quot;;TRIM([.I39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2]))));LEFT(TRIM([.J392]);FIND(&quot; &quot;;TRIM([.J392]))-1);&quot;&quot;)">
            <text:p/>
          </table:table-cell>
          <table:table-cell table:formula="of:=IF(NOT(ISERR(FIND(&quot; &quot;;TRIM([.J392]))));RIGHT(TRIM([.J392]);LEN(TRIM([.J392]))-FIND(&quot; &quot;;TRIM([.J392])));&quot;&quot;)">
            <text:p/>
          </table:table-cell>
          <table:table-cell table:formula="of:=IF(NOT(ISERR(FIND(&quot; &quot;;TRIM([.I392]))));LEFT(TRIM([.I392]);SEARCH(&quot;\s(?:.(?!\s))+$&quot;;TRIM([.I392])));&quot;&quot;)">
            <text:p/>
          </table:table-cell>
          <table:table-cell table:formula="of:=IF(NOT(ISERR(FIND(&quot; &quot;;TRIM([.I392]))));RIGHT(TRIM([.I392]);LEN(TRIM([.I392]))-SEARCH(&quot;\s(?:.(?!\s))+$&quot;;TRIM([.I39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3]))));LEFT(TRIM([.J393]);FIND(&quot; &quot;;TRIM([.J393]))-1);&quot;&quot;)">
            <text:p/>
          </table:table-cell>
          <table:table-cell table:formula="of:=IF(NOT(ISERR(FIND(&quot; &quot;;TRIM([.J393]))));RIGHT(TRIM([.J393]);LEN(TRIM([.J393]))-FIND(&quot; &quot;;TRIM([.J393])));&quot;&quot;)">
            <text:p/>
          </table:table-cell>
          <table:table-cell table:formula="of:=IF(NOT(ISERR(FIND(&quot; &quot;;TRIM([.I393]))));LEFT(TRIM([.I393]);SEARCH(&quot;\s(?:.(?!\s))+$&quot;;TRIM([.I393])));&quot;&quot;)">
            <text:p/>
          </table:table-cell>
          <table:table-cell table:formula="of:=IF(NOT(ISERR(FIND(&quot; &quot;;TRIM([.I393]))));RIGHT(TRIM([.I393]);LEN(TRIM([.I393]))-SEARCH(&quot;\s(?:.(?!\s))+$&quot;;TRIM([.I39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4]))));LEFT(TRIM([.J394]);FIND(&quot; &quot;;TRIM([.J394]))-1);&quot;&quot;)">
            <text:p/>
          </table:table-cell>
          <table:table-cell table:formula="of:=IF(NOT(ISERR(FIND(&quot; &quot;;TRIM([.J394]))));RIGHT(TRIM([.J394]);LEN(TRIM([.J394]))-FIND(&quot; &quot;;TRIM([.J394])));&quot;&quot;)">
            <text:p/>
          </table:table-cell>
          <table:table-cell table:formula="of:=IF(NOT(ISERR(FIND(&quot; &quot;;TRIM([.I394]))));LEFT(TRIM([.I394]);SEARCH(&quot;\s(?:.(?!\s))+$&quot;;TRIM([.I394])));&quot;&quot;)">
            <text:p/>
          </table:table-cell>
          <table:table-cell table:formula="of:=IF(NOT(ISERR(FIND(&quot; &quot;;TRIM([.I394]))));RIGHT(TRIM([.I394]);LEN(TRIM([.I394]))-SEARCH(&quot;\s(?:.(?!\s))+$&quot;;TRIM([.I39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5]))));LEFT(TRIM([.J395]);FIND(&quot; &quot;;TRIM([.J395]))-1);&quot;&quot;)">
            <text:p/>
          </table:table-cell>
          <table:table-cell table:formula="of:=IF(NOT(ISERR(FIND(&quot; &quot;;TRIM([.J395]))));RIGHT(TRIM([.J395]);LEN(TRIM([.J395]))-FIND(&quot; &quot;;TRIM([.J395])));&quot;&quot;)">
            <text:p/>
          </table:table-cell>
          <table:table-cell table:formula="of:=IF(NOT(ISERR(FIND(&quot; &quot;;TRIM([.I395]))));LEFT(TRIM([.I395]);SEARCH(&quot;\s(?:.(?!\s))+$&quot;;TRIM([.I395])));&quot;&quot;)">
            <text:p/>
          </table:table-cell>
          <table:table-cell table:formula="of:=IF(NOT(ISERR(FIND(&quot; &quot;;TRIM([.I395]))));RIGHT(TRIM([.I395]);LEN(TRIM([.I395]))-SEARCH(&quot;\s(?:.(?!\s))+$&quot;;TRIM([.I39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6]))));LEFT(TRIM([.J396]);FIND(&quot; &quot;;TRIM([.J396]))-1);&quot;&quot;)">
            <text:p/>
          </table:table-cell>
          <table:table-cell table:formula="of:=IF(NOT(ISERR(FIND(&quot; &quot;;TRIM([.J396]))));RIGHT(TRIM([.J396]);LEN(TRIM([.J396]))-FIND(&quot; &quot;;TRIM([.J396])));&quot;&quot;)">
            <text:p/>
          </table:table-cell>
          <table:table-cell table:formula="of:=IF(NOT(ISERR(FIND(&quot; &quot;;TRIM([.I396]))));LEFT(TRIM([.I396]);SEARCH(&quot;\s(?:.(?!\s))+$&quot;;TRIM([.I396])));&quot;&quot;)">
            <text:p/>
          </table:table-cell>
          <table:table-cell table:formula="of:=IF(NOT(ISERR(FIND(&quot; &quot;;TRIM([.I396]))));RIGHT(TRIM([.I396]);LEN(TRIM([.I396]))-SEARCH(&quot;\s(?:.(?!\s))+$&quot;;TRIM([.I39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7]))));LEFT(TRIM([.J397]);FIND(&quot; &quot;;TRIM([.J397]))-1);&quot;&quot;)">
            <text:p/>
          </table:table-cell>
          <table:table-cell table:formula="of:=IF(NOT(ISERR(FIND(&quot; &quot;;TRIM([.J397]))));RIGHT(TRIM([.J397]);LEN(TRIM([.J397]))-FIND(&quot; &quot;;TRIM([.J397])));&quot;&quot;)">
            <text:p/>
          </table:table-cell>
          <table:table-cell table:formula="of:=IF(NOT(ISERR(FIND(&quot; &quot;;TRIM([.I397]))));LEFT(TRIM([.I397]);SEARCH(&quot;\s(?:.(?!\s))+$&quot;;TRIM([.I397])));&quot;&quot;)">
            <text:p/>
          </table:table-cell>
          <table:table-cell table:formula="of:=IF(NOT(ISERR(FIND(&quot; &quot;;TRIM([.I397]))));RIGHT(TRIM([.I397]);LEN(TRIM([.I397]))-SEARCH(&quot;\s(?:.(?!\s))+$&quot;;TRIM([.I39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8]))));LEFT(TRIM([.J398]);FIND(&quot; &quot;;TRIM([.J398]))-1);&quot;&quot;)">
            <text:p/>
          </table:table-cell>
          <table:table-cell table:formula="of:=IF(NOT(ISERR(FIND(&quot; &quot;;TRIM([.J398]))));RIGHT(TRIM([.J398]);LEN(TRIM([.J398]))-FIND(&quot; &quot;;TRIM([.J398])));&quot;&quot;)">
            <text:p/>
          </table:table-cell>
          <table:table-cell table:formula="of:=IF(NOT(ISERR(FIND(&quot; &quot;;TRIM([.I398]))));LEFT(TRIM([.I398]);SEARCH(&quot;\s(?:.(?!\s))+$&quot;;TRIM([.I398])));&quot;&quot;)">
            <text:p/>
          </table:table-cell>
          <table:table-cell table:formula="of:=IF(NOT(ISERR(FIND(&quot; &quot;;TRIM([.I398]))));RIGHT(TRIM([.I398]);LEN(TRIM([.I398]))-SEARCH(&quot;\s(?:.(?!\s))+$&quot;;TRIM([.I39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9]))));LEFT(TRIM([.J399]);FIND(&quot; &quot;;TRIM([.J399]))-1);&quot;&quot;)">
            <text:p/>
          </table:table-cell>
          <table:table-cell table:formula="of:=IF(NOT(ISERR(FIND(&quot; &quot;;TRIM([.J399]))));RIGHT(TRIM([.J399]);LEN(TRIM([.J399]))-FIND(&quot; &quot;;TRIM([.J399])));&quot;&quot;)">
            <text:p/>
          </table:table-cell>
          <table:table-cell table:formula="of:=IF(NOT(ISERR(FIND(&quot; &quot;;TRIM([.I399]))));LEFT(TRIM([.I399]);SEARCH(&quot;\s(?:.(?!\s))+$&quot;;TRIM([.I399])));&quot;&quot;)">
            <text:p/>
          </table:table-cell>
          <table:table-cell table:formula="of:=IF(NOT(ISERR(FIND(&quot; &quot;;TRIM([.I399]))));RIGHT(TRIM([.I399]);LEN(TRIM([.I399]))-SEARCH(&quot;\s(?:.(?!\s))+$&quot;;TRIM([.I39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0]))));LEFT(TRIM([.J400]);FIND(&quot; &quot;;TRIM([.J400]))-1);&quot;&quot;)">
            <text:p/>
          </table:table-cell>
          <table:table-cell table:formula="of:=IF(NOT(ISERR(FIND(&quot; &quot;;TRIM([.J400]))));RIGHT(TRIM([.J400]);LEN(TRIM([.J400]))-FIND(&quot; &quot;;TRIM([.J400])));&quot;&quot;)">
            <text:p/>
          </table:table-cell>
          <table:table-cell table:formula="of:=IF(NOT(ISERR(FIND(&quot; &quot;;TRIM([.I400]))));LEFT(TRIM([.I400]);SEARCH(&quot;\s(?:.(?!\s))+$&quot;;TRIM([.I400])));&quot;&quot;)">
            <text:p/>
          </table:table-cell>
          <table:table-cell table:formula="of:=IF(NOT(ISERR(FIND(&quot; &quot;;TRIM([.I400]))));RIGHT(TRIM([.I400]);LEN(TRIM([.I400]))-SEARCH(&quot;\s(?:.(?!\s))+$&quot;;TRIM([.I40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1]))));LEFT(TRIM([.J401]);FIND(&quot; &quot;;TRIM([.J401]))-1);&quot;&quot;)">
            <text:p/>
          </table:table-cell>
          <table:table-cell table:formula="of:=IF(NOT(ISERR(FIND(&quot; &quot;;TRIM([.J401]))));RIGHT(TRIM([.J401]);LEN(TRIM([.J401]))-FIND(&quot; &quot;;TRIM([.J401])));&quot;&quot;)">
            <text:p/>
          </table:table-cell>
          <table:table-cell table:formula="of:=IF(NOT(ISERR(FIND(&quot; &quot;;TRIM([.I401]))));LEFT(TRIM([.I401]);SEARCH(&quot;\s(?:.(?!\s))+$&quot;;TRIM([.I401])));&quot;&quot;)">
            <text:p/>
          </table:table-cell>
          <table:table-cell table:formula="of:=IF(NOT(ISERR(FIND(&quot; &quot;;TRIM([.I401]))));RIGHT(TRIM([.I401]);LEN(TRIM([.I401]))-SEARCH(&quot;\s(?:.(?!\s))+$&quot;;TRIM([.I40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2]))));LEFT(TRIM([.J402]);FIND(&quot; &quot;;TRIM([.J402]))-1);&quot;&quot;)">
            <text:p/>
          </table:table-cell>
          <table:table-cell table:formula="of:=IF(NOT(ISERR(FIND(&quot; &quot;;TRIM([.J402]))));RIGHT(TRIM([.J402]);LEN(TRIM([.J402]))-FIND(&quot; &quot;;TRIM([.J402])));&quot;&quot;)">
            <text:p/>
          </table:table-cell>
          <table:table-cell table:formula="of:=IF(NOT(ISERR(FIND(&quot; &quot;;TRIM([.I402]))));LEFT(TRIM([.I402]);SEARCH(&quot;\s(?:.(?!\s))+$&quot;;TRIM([.I402])));&quot;&quot;)">
            <text:p/>
          </table:table-cell>
          <table:table-cell table:formula="of:=IF(NOT(ISERR(FIND(&quot; &quot;;TRIM([.I402]))));RIGHT(TRIM([.I402]);LEN(TRIM([.I402]))-SEARCH(&quot;\s(?:.(?!\s))+$&quot;;TRIM([.I40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3]))));LEFT(TRIM([.J403]);FIND(&quot; &quot;;TRIM([.J403]))-1);&quot;&quot;)">
            <text:p/>
          </table:table-cell>
          <table:table-cell table:formula="of:=IF(NOT(ISERR(FIND(&quot; &quot;;TRIM([.J403]))));RIGHT(TRIM([.J403]);LEN(TRIM([.J403]))-FIND(&quot; &quot;;TRIM([.J403])));&quot;&quot;)">
            <text:p/>
          </table:table-cell>
          <table:table-cell table:formula="of:=IF(NOT(ISERR(FIND(&quot; &quot;;TRIM([.I403]))));LEFT(TRIM([.I403]);SEARCH(&quot;\s(?:.(?!\s))+$&quot;;TRIM([.I403])));&quot;&quot;)">
            <text:p/>
          </table:table-cell>
          <table:table-cell table:formula="of:=IF(NOT(ISERR(FIND(&quot; &quot;;TRIM([.I403]))));RIGHT(TRIM([.I403]);LEN(TRIM([.I403]))-SEARCH(&quot;\s(?:.(?!\s))+$&quot;;TRIM([.I40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4]))));LEFT(TRIM([.J404]);FIND(&quot; &quot;;TRIM([.J404]))-1);&quot;&quot;)">
            <text:p/>
          </table:table-cell>
          <table:table-cell table:formula="of:=IF(NOT(ISERR(FIND(&quot; &quot;;TRIM([.J404]))));RIGHT(TRIM([.J404]);LEN(TRIM([.J404]))-FIND(&quot; &quot;;TRIM([.J404])));&quot;&quot;)">
            <text:p/>
          </table:table-cell>
          <table:table-cell table:formula="of:=IF(NOT(ISERR(FIND(&quot; &quot;;TRIM([.I404]))));LEFT(TRIM([.I404]);SEARCH(&quot;\s(?:.(?!\s))+$&quot;;TRIM([.I404])));&quot;&quot;)">
            <text:p/>
          </table:table-cell>
          <table:table-cell table:formula="of:=IF(NOT(ISERR(FIND(&quot; &quot;;TRIM([.I404]))));RIGHT(TRIM([.I404]);LEN(TRIM([.I404]))-SEARCH(&quot;\s(?:.(?!\s))+$&quot;;TRIM([.I40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5]))));LEFT(TRIM([.J405]);FIND(&quot; &quot;;TRIM([.J405]))-1);&quot;&quot;)">
            <text:p/>
          </table:table-cell>
          <table:table-cell table:formula="of:=IF(NOT(ISERR(FIND(&quot; &quot;;TRIM([.J405]))));RIGHT(TRIM([.J405]);LEN(TRIM([.J405]))-FIND(&quot; &quot;;TRIM([.J405])));&quot;&quot;)">
            <text:p/>
          </table:table-cell>
          <table:table-cell table:formula="of:=IF(NOT(ISERR(FIND(&quot; &quot;;TRIM([.I405]))));LEFT(TRIM([.I405]);SEARCH(&quot;\s(?:.(?!\s))+$&quot;;TRIM([.I405])));&quot;&quot;)">
            <text:p/>
          </table:table-cell>
          <table:table-cell table:formula="of:=IF(NOT(ISERR(FIND(&quot; &quot;;TRIM([.I405]))));RIGHT(TRIM([.I405]);LEN(TRIM([.I405]))-SEARCH(&quot;\s(?:.(?!\s))+$&quot;;TRIM([.I405])));&quot;&quot;)">
            <text:p/>
          </table:table-cell>
          <table:table-cell table:number-columns-repeated="9"/>
          <table:table-cell table:style-name="ce7" table:number-columns-repeated="2"/>
          <table:table-cell table:number-columns-repeated="14"/>
          <table:table-cell table:style-name="ce5"/>
        </table:table-row>
        <table:table-row table:style-name="ro1">
          <table:table-cell table:formula="of:=IF(NOT(ISERR(FIND(&quot; &quot;;TRIM([.J406]))));LEFT(TRIM([.J406]);FIND(&quot; &quot;;TRIM([.J406]))-1);&quot;&quot;)">
            <text:p/>
          </table:table-cell>
          <table:table-cell table:formula="of:=IF(NOT(ISERR(FIND(&quot; &quot;;TRIM([.J406]))));RIGHT(TRIM([.J406]);LEN(TRIM([.J406]))-FIND(&quot; &quot;;TRIM([.J406])));&quot;&quot;)">
            <text:p/>
          </table:table-cell>
          <table:table-cell table:formula="of:=IF(NOT(ISERR(FIND(&quot; &quot;;TRIM([.I406]))));LEFT(TRIM([.I406]);SEARCH(&quot;\s(?:.(?!\s))+$&quot;;TRIM([.I406])));&quot;&quot;)">
            <text:p/>
          </table:table-cell>
          <table:table-cell table:formula="of:=IF(NOT(ISERR(FIND(&quot; &quot;;TRIM([.I406]))));RIGHT(TRIM([.I406]);LEN(TRIM([.I406]))-SEARCH(&quot;\s(?:.(?!\s))+$&quot;;TRIM([.I40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7]))));LEFT(TRIM([.J407]);FIND(&quot; &quot;;TRIM([.J407]))-1);&quot;&quot;)">
            <text:p/>
          </table:table-cell>
          <table:table-cell table:formula="of:=IF(NOT(ISERR(FIND(&quot; &quot;;TRIM([.J407]))));RIGHT(TRIM([.J407]);LEN(TRIM([.J407]))-FIND(&quot; &quot;;TRIM([.J407])));&quot;&quot;)">
            <text:p/>
          </table:table-cell>
          <table:table-cell table:formula="of:=IF(NOT(ISERR(FIND(&quot; &quot;;TRIM([.I407]))));LEFT(TRIM([.I407]);SEARCH(&quot;\s(?:.(?!\s))+$&quot;;TRIM([.I407])));&quot;&quot;)">
            <text:p/>
          </table:table-cell>
          <table:table-cell table:formula="of:=IF(NOT(ISERR(FIND(&quot; &quot;;TRIM([.I407]))));RIGHT(TRIM([.I407]);LEN(TRIM([.I407]))-SEARCH(&quot;\s(?:.(?!\s))+$&quot;;TRIM([.I40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8]))));LEFT(TRIM([.J408]);FIND(&quot; &quot;;TRIM([.J408]))-1);&quot;&quot;)">
            <text:p/>
          </table:table-cell>
          <table:table-cell table:formula="of:=IF(NOT(ISERR(FIND(&quot; &quot;;TRIM([.J408]))));RIGHT(TRIM([.J408]);LEN(TRIM([.J408]))-FIND(&quot; &quot;;TRIM([.J408])));&quot;&quot;)">
            <text:p/>
          </table:table-cell>
          <table:table-cell table:formula="of:=IF(NOT(ISERR(FIND(&quot; &quot;;TRIM([.I408]))));LEFT(TRIM([.I408]);SEARCH(&quot;\s(?:.(?!\s))+$&quot;;TRIM([.I408])));&quot;&quot;)">
            <text:p/>
          </table:table-cell>
          <table:table-cell table:formula="of:=IF(NOT(ISERR(FIND(&quot; &quot;;TRIM([.I408]))));RIGHT(TRIM([.I408]);LEN(TRIM([.I408]))-SEARCH(&quot;\s(?:.(?!\s))+$&quot;;TRIM([.I40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9]))));LEFT(TRIM([.J409]);FIND(&quot; &quot;;TRIM([.J409]))-1);&quot;&quot;)">
            <text:p/>
          </table:table-cell>
          <table:table-cell table:formula="of:=IF(NOT(ISERR(FIND(&quot; &quot;;TRIM([.J409]))));RIGHT(TRIM([.J409]);LEN(TRIM([.J409]))-FIND(&quot; &quot;;TRIM([.J409])));&quot;&quot;)">
            <text:p/>
          </table:table-cell>
          <table:table-cell table:formula="of:=IF(NOT(ISERR(FIND(&quot; &quot;;TRIM([.I409]))));LEFT(TRIM([.I409]);SEARCH(&quot;\s(?:.(?!\s))+$&quot;;TRIM([.I409])));&quot;&quot;)">
            <text:p/>
          </table:table-cell>
          <table:table-cell table:formula="of:=IF(NOT(ISERR(FIND(&quot; &quot;;TRIM([.I409]))));RIGHT(TRIM([.I409]);LEN(TRIM([.I409]))-SEARCH(&quot;\s(?:.(?!\s))+$&quot;;TRIM([.I40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0]))));LEFT(TRIM([.J410]);FIND(&quot; &quot;;TRIM([.J410]))-1);&quot;&quot;)">
            <text:p/>
          </table:table-cell>
          <table:table-cell table:formula="of:=IF(NOT(ISERR(FIND(&quot; &quot;;TRIM([.J410]))));RIGHT(TRIM([.J410]);LEN(TRIM([.J410]))-FIND(&quot; &quot;;TRIM([.J410])));&quot;&quot;)">
            <text:p/>
          </table:table-cell>
          <table:table-cell table:formula="of:=IF(NOT(ISERR(FIND(&quot; &quot;;TRIM([.I410]))));LEFT(TRIM([.I410]);SEARCH(&quot;\s(?:.(?!\s))+$&quot;;TRIM([.I410])));&quot;&quot;)">
            <text:p/>
          </table:table-cell>
          <table:table-cell table:formula="of:=IF(NOT(ISERR(FIND(&quot; &quot;;TRIM([.I410]))));RIGHT(TRIM([.I410]);LEN(TRIM([.I410]))-SEARCH(&quot;\s(?:.(?!\s))+$&quot;;TRIM([.I41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1]))));LEFT(TRIM([.J411]);FIND(&quot; &quot;;TRIM([.J411]))-1);&quot;&quot;)">
            <text:p/>
          </table:table-cell>
          <table:table-cell table:formula="of:=IF(NOT(ISERR(FIND(&quot; &quot;;TRIM([.J411]))));RIGHT(TRIM([.J411]);LEN(TRIM([.J411]))-FIND(&quot; &quot;;TRIM([.J411])));&quot;&quot;)">
            <text:p/>
          </table:table-cell>
          <table:table-cell table:formula="of:=IF(NOT(ISERR(FIND(&quot; &quot;;TRIM([.I411]))));LEFT(TRIM([.I411]);SEARCH(&quot;\s(?:.(?!\s))+$&quot;;TRIM([.I411])));&quot;&quot;)">
            <text:p/>
          </table:table-cell>
          <table:table-cell table:formula="of:=IF(NOT(ISERR(FIND(&quot; &quot;;TRIM([.I411]))));RIGHT(TRIM([.I411]);LEN(TRIM([.I411]))-SEARCH(&quot;\s(?:.(?!\s))+$&quot;;TRIM([.I41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2]))));LEFT(TRIM([.J412]);FIND(&quot; &quot;;TRIM([.J412]))-1);&quot;&quot;)">
            <text:p/>
          </table:table-cell>
          <table:table-cell table:formula="of:=IF(NOT(ISERR(FIND(&quot; &quot;;TRIM([.J412]))));RIGHT(TRIM([.J412]);LEN(TRIM([.J412]))-FIND(&quot; &quot;;TRIM([.J412])));&quot;&quot;)">
            <text:p/>
          </table:table-cell>
          <table:table-cell table:formula="of:=IF(NOT(ISERR(FIND(&quot; &quot;;TRIM([.I412]))));LEFT(TRIM([.I412]);SEARCH(&quot;\s(?:.(?!\s))+$&quot;;TRIM([.I412])));&quot;&quot;)">
            <text:p/>
          </table:table-cell>
          <table:table-cell table:formula="of:=IF(NOT(ISERR(FIND(&quot; &quot;;TRIM([.I412]))));RIGHT(TRIM([.I412]);LEN(TRIM([.I412]))-SEARCH(&quot;\s(?:.(?!\s))+$&quot;;TRIM([.I41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3]))));LEFT(TRIM([.J413]);FIND(&quot; &quot;;TRIM([.J413]))-1);&quot;&quot;)">
            <text:p/>
          </table:table-cell>
          <table:table-cell table:formula="of:=IF(NOT(ISERR(FIND(&quot; &quot;;TRIM([.J413]))));RIGHT(TRIM([.J413]);LEN(TRIM([.J413]))-FIND(&quot; &quot;;TRIM([.J413])));&quot;&quot;)">
            <text:p/>
          </table:table-cell>
          <table:table-cell table:formula="of:=IF(NOT(ISERR(FIND(&quot; &quot;;TRIM([.I413]))));LEFT(TRIM([.I413]);SEARCH(&quot;\s(?:.(?!\s))+$&quot;;TRIM([.I413])));&quot;&quot;)">
            <text:p/>
          </table:table-cell>
          <table:table-cell table:formula="of:=IF(NOT(ISERR(FIND(&quot; &quot;;TRIM([.I413]))));RIGHT(TRIM([.I413]);LEN(TRIM([.I413]))-SEARCH(&quot;\s(?:.(?!\s))+$&quot;;TRIM([.I41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4]))));LEFT(TRIM([.J414]);FIND(&quot; &quot;;TRIM([.J414]))-1);&quot;&quot;)">
            <text:p/>
          </table:table-cell>
          <table:table-cell table:formula="of:=IF(NOT(ISERR(FIND(&quot; &quot;;TRIM([.J414]))));RIGHT(TRIM([.J414]);LEN(TRIM([.J414]))-FIND(&quot; &quot;;TRIM([.J414])));&quot;&quot;)">
            <text:p/>
          </table:table-cell>
          <table:table-cell table:formula="of:=IF(NOT(ISERR(FIND(&quot; &quot;;TRIM([.I414]))));LEFT(TRIM([.I414]);SEARCH(&quot;\s(?:.(?!\s))+$&quot;;TRIM([.I414])));&quot;&quot;)">
            <text:p/>
          </table:table-cell>
          <table:table-cell table:formula="of:=IF(NOT(ISERR(FIND(&quot; &quot;;TRIM([.I414]))));RIGHT(TRIM([.I414]);LEN(TRIM([.I414]))-SEARCH(&quot;\s(?:.(?!\s))+$&quot;;TRIM([.I41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5]))));LEFT(TRIM([.J415]);FIND(&quot; &quot;;TRIM([.J415]))-1);&quot;&quot;)">
            <text:p/>
          </table:table-cell>
          <table:table-cell table:formula="of:=IF(NOT(ISERR(FIND(&quot; &quot;;TRIM([.J415]))));RIGHT(TRIM([.J415]);LEN(TRIM([.J415]))-FIND(&quot; &quot;;TRIM([.J415])));&quot;&quot;)">
            <text:p/>
          </table:table-cell>
          <table:table-cell table:formula="of:=IF(NOT(ISERR(FIND(&quot; &quot;;TRIM([.I415]))));LEFT(TRIM([.I415]);SEARCH(&quot;\s(?:.(?!\s))+$&quot;;TRIM([.I415])));&quot;&quot;)">
            <text:p/>
          </table:table-cell>
          <table:table-cell table:formula="of:=IF(NOT(ISERR(FIND(&quot; &quot;;TRIM([.I415]))));RIGHT(TRIM([.I415]);LEN(TRIM([.I415]))-SEARCH(&quot;\s(?:.(?!\s))+$&quot;;TRIM([.I41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6]))));LEFT(TRIM([.J416]);FIND(&quot; &quot;;TRIM([.J416]))-1);&quot;&quot;)">
            <text:p/>
          </table:table-cell>
          <table:table-cell table:formula="of:=IF(NOT(ISERR(FIND(&quot; &quot;;TRIM([.J416]))));RIGHT(TRIM([.J416]);LEN(TRIM([.J416]))-FIND(&quot; &quot;;TRIM([.J416])));&quot;&quot;)">
            <text:p/>
          </table:table-cell>
          <table:table-cell table:formula="of:=IF(NOT(ISERR(FIND(&quot; &quot;;TRIM([.I416]))));LEFT(TRIM([.I416]);SEARCH(&quot;\s(?:.(?!\s))+$&quot;;TRIM([.I416])));&quot;&quot;)">
            <text:p/>
          </table:table-cell>
          <table:table-cell table:formula="of:=IF(NOT(ISERR(FIND(&quot; &quot;;TRIM([.I416]))));RIGHT(TRIM([.I416]);LEN(TRIM([.I416]))-SEARCH(&quot;\s(?:.(?!\s))+$&quot;;TRIM([.I41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7]))));LEFT(TRIM([.J417]);FIND(&quot; &quot;;TRIM([.J417]))-1);&quot;&quot;)">
            <text:p/>
          </table:table-cell>
          <table:table-cell table:formula="of:=IF(NOT(ISERR(FIND(&quot; &quot;;TRIM([.J417]))));RIGHT(TRIM([.J417]);LEN(TRIM([.J417]))-FIND(&quot; &quot;;TRIM([.J417])));&quot;&quot;)">
            <text:p/>
          </table:table-cell>
          <table:table-cell table:formula="of:=IF(NOT(ISERR(FIND(&quot; &quot;;TRIM([.I417]))));LEFT(TRIM([.I417]);SEARCH(&quot;\s(?:.(?!\s))+$&quot;;TRIM([.I417])));&quot;&quot;)">
            <text:p/>
          </table:table-cell>
          <table:table-cell table:formula="of:=IF(NOT(ISERR(FIND(&quot; &quot;;TRIM([.I417]))));RIGHT(TRIM([.I417]);LEN(TRIM([.I417]))-SEARCH(&quot;\s(?:.(?!\s))+$&quot;;TRIM([.I41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8]))));LEFT(TRIM([.J418]);FIND(&quot; &quot;;TRIM([.J418]))-1);&quot;&quot;)">
            <text:p/>
          </table:table-cell>
          <table:table-cell table:formula="of:=IF(NOT(ISERR(FIND(&quot; &quot;;TRIM([.J418]))));RIGHT(TRIM([.J418]);LEN(TRIM([.J418]))-FIND(&quot; &quot;;TRIM([.J418])));&quot;&quot;)">
            <text:p/>
          </table:table-cell>
          <table:table-cell table:formula="of:=IF(NOT(ISERR(FIND(&quot; &quot;;TRIM([.I418]))));LEFT(TRIM([.I418]);SEARCH(&quot;\s(?:.(?!\s))+$&quot;;TRIM([.I418])));&quot;&quot;)">
            <text:p/>
          </table:table-cell>
          <table:table-cell table:formula="of:=IF(NOT(ISERR(FIND(&quot; &quot;;TRIM([.I418]))));RIGHT(TRIM([.I418]);LEN(TRIM([.I418]))-SEARCH(&quot;\s(?:.(?!\s))+$&quot;;TRIM([.I41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9]))));LEFT(TRIM([.J419]);FIND(&quot; &quot;;TRIM([.J419]))-1);&quot;&quot;)">
            <text:p/>
          </table:table-cell>
          <table:table-cell table:formula="of:=IF(NOT(ISERR(FIND(&quot; &quot;;TRIM([.J419]))));RIGHT(TRIM([.J419]);LEN(TRIM([.J419]))-FIND(&quot; &quot;;TRIM([.J419])));&quot;&quot;)">
            <text:p/>
          </table:table-cell>
          <table:table-cell table:formula="of:=IF(NOT(ISERR(FIND(&quot; &quot;;TRIM([.I419]))));LEFT(TRIM([.I419]);SEARCH(&quot;\s(?:.(?!\s))+$&quot;;TRIM([.I419])));&quot;&quot;)">
            <text:p/>
          </table:table-cell>
          <table:table-cell table:formula="of:=IF(NOT(ISERR(FIND(&quot; &quot;;TRIM([.I419]))));RIGHT(TRIM([.I419]);LEN(TRIM([.I419]))-SEARCH(&quot;\s(?:.(?!\s))+$&quot;;TRIM([.I41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0]))));LEFT(TRIM([.J420]);FIND(&quot; &quot;;TRIM([.J420]))-1);&quot;&quot;)">
            <text:p/>
          </table:table-cell>
          <table:table-cell table:formula="of:=IF(NOT(ISERR(FIND(&quot; &quot;;TRIM([.J420]))));RIGHT(TRIM([.J420]);LEN(TRIM([.J420]))-FIND(&quot; &quot;;TRIM([.J420])));&quot;&quot;)">
            <text:p/>
          </table:table-cell>
          <table:table-cell table:formula="of:=IF(NOT(ISERR(FIND(&quot; &quot;;TRIM([.I420]))));LEFT(TRIM([.I420]);SEARCH(&quot;\s(?:.(?!\s))+$&quot;;TRIM([.I420])));&quot;&quot;)">
            <text:p/>
          </table:table-cell>
          <table:table-cell table:formula="of:=IF(NOT(ISERR(FIND(&quot; &quot;;TRIM([.I420]))));RIGHT(TRIM([.I420]);LEN(TRIM([.I420]))-SEARCH(&quot;\s(?:.(?!\s))+$&quot;;TRIM([.I42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1]))));LEFT(TRIM([.J421]);FIND(&quot; &quot;;TRIM([.J421]))-1);&quot;&quot;)">
            <text:p/>
          </table:table-cell>
          <table:table-cell table:formula="of:=IF(NOT(ISERR(FIND(&quot; &quot;;TRIM([.J421]))));RIGHT(TRIM([.J421]);LEN(TRIM([.J421]))-FIND(&quot; &quot;;TRIM([.J421])));&quot;&quot;)">
            <text:p/>
          </table:table-cell>
          <table:table-cell table:formula="of:=IF(NOT(ISERR(FIND(&quot; &quot;;TRIM([.I421]))));LEFT(TRIM([.I421]);SEARCH(&quot;\s(?:.(?!\s))+$&quot;;TRIM([.I421])));&quot;&quot;)">
            <text:p/>
          </table:table-cell>
          <table:table-cell table:formula="of:=IF(NOT(ISERR(FIND(&quot; &quot;;TRIM([.I421]))));RIGHT(TRIM([.I421]);LEN(TRIM([.I421]))-SEARCH(&quot;\s(?:.(?!\s))+$&quot;;TRIM([.I42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2]))));LEFT(TRIM([.J422]);FIND(&quot; &quot;;TRIM([.J422]))-1);&quot;&quot;)">
            <text:p/>
          </table:table-cell>
          <table:table-cell table:formula="of:=IF(NOT(ISERR(FIND(&quot; &quot;;TRIM([.J422]))));RIGHT(TRIM([.J422]);LEN(TRIM([.J422]))-FIND(&quot; &quot;;TRIM([.J422])));&quot;&quot;)">
            <text:p/>
          </table:table-cell>
          <table:table-cell table:formula="of:=IF(NOT(ISERR(FIND(&quot; &quot;;TRIM([.I422]))));LEFT(TRIM([.I422]);SEARCH(&quot;\s(?:.(?!\s))+$&quot;;TRIM([.I422])));&quot;&quot;)">
            <text:p/>
          </table:table-cell>
          <table:table-cell table:formula="of:=IF(NOT(ISERR(FIND(&quot; &quot;;TRIM([.I422]))));RIGHT(TRIM([.I422]);LEN(TRIM([.I422]))-SEARCH(&quot;\s(?:.(?!\s))+$&quot;;TRIM([.I42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3]))));LEFT(TRIM([.J423]);FIND(&quot; &quot;;TRIM([.J423]))-1);&quot;&quot;)">
            <text:p/>
          </table:table-cell>
          <table:table-cell table:formula="of:=IF(NOT(ISERR(FIND(&quot; &quot;;TRIM([.J423]))));RIGHT(TRIM([.J423]);LEN(TRIM([.J423]))-FIND(&quot; &quot;;TRIM([.J423])));&quot;&quot;)">
            <text:p/>
          </table:table-cell>
          <table:table-cell table:formula="of:=IF(NOT(ISERR(FIND(&quot; &quot;;TRIM([.I423]))));LEFT(TRIM([.I423]);SEARCH(&quot;\s(?:.(?!\s))+$&quot;;TRIM([.I423])));&quot;&quot;)">
            <text:p/>
          </table:table-cell>
          <table:table-cell table:formula="of:=IF(NOT(ISERR(FIND(&quot; &quot;;TRIM([.I423]))));RIGHT(TRIM([.I423]);LEN(TRIM([.I423]))-SEARCH(&quot;\s(?:.(?!\s))+$&quot;;TRIM([.I42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4]))));LEFT(TRIM([.J424]);FIND(&quot; &quot;;TRIM([.J424]))-1);&quot;&quot;)">
            <text:p/>
          </table:table-cell>
          <table:table-cell table:formula="of:=IF(NOT(ISERR(FIND(&quot; &quot;;TRIM([.J424]))));RIGHT(TRIM([.J424]);LEN(TRIM([.J424]))-FIND(&quot; &quot;;TRIM([.J424])));&quot;&quot;)">
            <text:p/>
          </table:table-cell>
          <table:table-cell table:formula="of:=IF(NOT(ISERR(FIND(&quot; &quot;;TRIM([.I424]))));LEFT(TRIM([.I424]);SEARCH(&quot;\s(?:.(?!\s))+$&quot;;TRIM([.I424])));&quot;&quot;)">
            <text:p/>
          </table:table-cell>
          <table:table-cell table:formula="of:=IF(NOT(ISERR(FIND(&quot; &quot;;TRIM([.I424]))));RIGHT(TRIM([.I424]);LEN(TRIM([.I424]))-SEARCH(&quot;\s(?:.(?!\s))+$&quot;;TRIM([.I42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5]))));LEFT(TRIM([.J425]);FIND(&quot; &quot;;TRIM([.J425]))-1);&quot;&quot;)">
            <text:p/>
          </table:table-cell>
          <table:table-cell table:formula="of:=IF(NOT(ISERR(FIND(&quot; &quot;;TRIM([.J425]))));RIGHT(TRIM([.J425]);LEN(TRIM([.J425]))-FIND(&quot; &quot;;TRIM([.J425])));&quot;&quot;)">
            <text:p/>
          </table:table-cell>
          <table:table-cell table:formula="of:=IF(NOT(ISERR(FIND(&quot; &quot;;TRIM([.I425]))));LEFT(TRIM([.I425]);SEARCH(&quot;\s(?:.(?!\s))+$&quot;;TRIM([.I425])));&quot;&quot;)">
            <text:p/>
          </table:table-cell>
          <table:table-cell table:formula="of:=IF(NOT(ISERR(FIND(&quot; &quot;;TRIM([.I425]))));RIGHT(TRIM([.I425]);LEN(TRIM([.I425]))-SEARCH(&quot;\s(?:.(?!\s))+$&quot;;TRIM([.I42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6]))));LEFT(TRIM([.J426]);FIND(&quot; &quot;;TRIM([.J426]))-1);&quot;&quot;)">
            <text:p/>
          </table:table-cell>
          <table:table-cell table:formula="of:=IF(NOT(ISERR(FIND(&quot; &quot;;TRIM([.J426]))));RIGHT(TRIM([.J426]);LEN(TRIM([.J426]))-FIND(&quot; &quot;;TRIM([.J426])));&quot;&quot;)">
            <text:p/>
          </table:table-cell>
          <table:table-cell table:formula="of:=IF(NOT(ISERR(FIND(&quot; &quot;;TRIM([.I426]))));LEFT(TRIM([.I426]);SEARCH(&quot;\s(?:.(?!\s))+$&quot;;TRIM([.I426])));&quot;&quot;)">
            <text:p/>
          </table:table-cell>
          <table:table-cell table:formula="of:=IF(NOT(ISERR(FIND(&quot; &quot;;TRIM([.I426]))));RIGHT(TRIM([.I426]);LEN(TRIM([.I426]))-SEARCH(&quot;\s(?:.(?!\s))+$&quot;;TRIM([.I42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7]))));LEFT(TRIM([.J427]);FIND(&quot; &quot;;TRIM([.J427]))-1);&quot;&quot;)">
            <text:p/>
          </table:table-cell>
          <table:table-cell table:formula="of:=IF(NOT(ISERR(FIND(&quot; &quot;;TRIM([.J427]))));RIGHT(TRIM([.J427]);LEN(TRIM([.J427]))-FIND(&quot; &quot;;TRIM([.J427])));&quot;&quot;)">
            <text:p/>
          </table:table-cell>
          <table:table-cell table:formula="of:=IF(NOT(ISERR(FIND(&quot; &quot;;TRIM([.I427]))));LEFT(TRIM([.I427]);SEARCH(&quot;\s(?:.(?!\s))+$&quot;;TRIM([.I427])));&quot;&quot;)">
            <text:p/>
          </table:table-cell>
          <table:table-cell table:formula="of:=IF(NOT(ISERR(FIND(&quot; &quot;;TRIM([.I427]))));RIGHT(TRIM([.I427]);LEN(TRIM([.I427]))-SEARCH(&quot;\s(?:.(?!\s))+$&quot;;TRIM([.I42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8]))));LEFT(TRIM([.J428]);FIND(&quot; &quot;;TRIM([.J428]))-1);&quot;&quot;)">
            <text:p/>
          </table:table-cell>
          <table:table-cell table:formula="of:=IF(NOT(ISERR(FIND(&quot; &quot;;TRIM([.J428]))));RIGHT(TRIM([.J428]);LEN(TRIM([.J428]))-FIND(&quot; &quot;;TRIM([.J428])));&quot;&quot;)">
            <text:p/>
          </table:table-cell>
          <table:table-cell table:formula="of:=IF(NOT(ISERR(FIND(&quot; &quot;;TRIM([.I428]))));LEFT(TRIM([.I428]);SEARCH(&quot;\s(?:.(?!\s))+$&quot;;TRIM([.I428])));&quot;&quot;)">
            <text:p/>
          </table:table-cell>
          <table:table-cell table:formula="of:=IF(NOT(ISERR(FIND(&quot; &quot;;TRIM([.I428]))));RIGHT(TRIM([.I428]);LEN(TRIM([.I428]))-SEARCH(&quot;\s(?:.(?!\s))+$&quot;;TRIM([.I42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9]))));LEFT(TRIM([.J429]);FIND(&quot; &quot;;TRIM([.J429]))-1);&quot;&quot;)">
            <text:p/>
          </table:table-cell>
          <table:table-cell table:formula="of:=IF(NOT(ISERR(FIND(&quot; &quot;;TRIM([.J429]))));RIGHT(TRIM([.J429]);LEN(TRIM([.J429]))-FIND(&quot; &quot;;TRIM([.J429])));&quot;&quot;)">
            <text:p/>
          </table:table-cell>
          <table:table-cell table:formula="of:=IF(NOT(ISERR(FIND(&quot; &quot;;TRIM([.I429]))));LEFT(TRIM([.I429]);SEARCH(&quot;\s(?:.(?!\s))+$&quot;;TRIM([.I429])));&quot;&quot;)">
            <text:p/>
          </table:table-cell>
          <table:table-cell table:formula="of:=IF(NOT(ISERR(FIND(&quot; &quot;;TRIM([.I429]))));RIGHT(TRIM([.I429]);LEN(TRIM([.I429]))-SEARCH(&quot;\s(?:.(?!\s))+$&quot;;TRIM([.I42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30]))));LEFT(TRIM([.J430]);FIND(&quot; &quot;;TRIM([.J430]))-1);&quot;&quot;)">
            <text:p/>
          </table:table-cell>
          <table:table-cell table:formula="of:=IF(NOT(ISERR(FIND(&quot; &quot;;TRIM([.J430]))));RIGHT(TRIM([.J430]);LEN(TRIM([.J430]))-FIND(&quot; &quot;;TRIM([.J430])));&quot;&quot;)">
            <text:p/>
          </table:table-cell>
          <table:table-cell table:formula="of:=IF(NOT(ISERR(FIND(&quot; &quot;;TRIM([.I430]))));LEFT(TRIM([.I430]);SEARCH(&quot;\s(?:.(?!\s))+$&quot;;TRIM([.I430])));&quot;&quot;)">
            <text:p/>
          </table:table-cell>
          <table:table-cell table:formula="of:=IF(NOT(ISERR(FIND(&quot; &quot;;TRIM([.I430]))));RIGHT(TRIM([.I430]);LEN(TRIM([.I430]))-SEARCH(&quot;\s(?:.(?!\s))+$&quot;;TRIM([.I43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31]))));LEFT(TRIM([.J431]);FIND(&quot; &quot;;TRIM([.J431]))-1);&quot;&quot;)">
            <text:p/>
          </table:table-cell>
          <table:table-cell table:formula="of:=IF(NOT(ISERR(FIND(&quot; &quot;;TRIM([.J431]))));RIGHT(TRIM([.J431]);LEN(TRIM([.J431]))-FIND(&quot; &quot;;TRIM([.J431])));&quot;&quot;)">
            <text:p/>
          </table:table-cell>
          <table:table-cell table:formula="of:=IF(NOT(ISERR(FIND(&quot; &quot;;TRIM([.I431]))));LEFT(TRIM([.I431]);SEARCH(&quot;\s(?:.(?!\s))+$&quot;;TRIM([.I431])));&quot;&quot;)">
            <text:p/>
          </table:table-cell>
          <table:table-cell table:formula="of:=IF(NOT(ISERR(FIND(&quot; &quot;;TRIM([.I431]))));RIGHT(TRIM([.I431]);LEN(TRIM([.I431]))-SEARCH(&quot;\s(?:.(?!\s))+$&quot;;TRIM([.I431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432]))));LEFT(TRIM([.J432]);FIND(&quot; &quot;;TRIM([.J432]))-1);&quot;&quot;)">
            <text:p/>
          </table:table-cell>
          <table:table-cell table:formula="of:=IF(NOT(ISERR(FIND(&quot; &quot;;TRIM([.J432]))));RIGHT(TRIM([.J432]);LEN(TRIM([.J432]))-FIND(&quot; &quot;;TRIM([.J432])));&quot;&quot;)">
            <text:p/>
          </table:table-cell>
          <table:table-cell table:formula="of:=IF(NOT(ISERR(FIND(&quot; &quot;;TRIM([.I432]))));LEFT(TRIM([.I432]);SEARCH(&quot;\s(?:.(?!\s))+$&quot;;TRIM([.I432])));&quot;&quot;)">
            <text:p/>
          </table:table-cell>
          <table:table-cell table:formula="of:=IF(NOT(ISERR(FIND(&quot; &quot;;TRIM([.I432]))));RIGHT(TRIM([.I432]);LEN(TRIM([.I432]))-SEARCH(&quot;\s(?:.(?!\s))+$&quot;;TRIM([.I432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3]))));LEFT(TRIM([.J433]);FIND(&quot; &quot;;TRIM([.J433]))-1);&quot;&quot;)">
            <text:p/>
          </table:table-cell>
          <table:table-cell table:formula="of:=IF(NOT(ISERR(FIND(&quot; &quot;;TRIM([.J433]))));RIGHT(TRIM([.J433]);LEN(TRIM([.J433]))-FIND(&quot; &quot;;TRIM([.J433])));&quot;&quot;)">
            <text:p/>
          </table:table-cell>
          <table:table-cell table:formula="of:=IF(NOT(ISERR(FIND(&quot; &quot;;TRIM([.I433]))));LEFT(TRIM([.I433]);SEARCH(&quot;\s(?:.(?!\s))+$&quot;;TRIM([.I433])));&quot;&quot;)">
            <text:p/>
          </table:table-cell>
          <table:table-cell table:formula="of:=IF(NOT(ISERR(FIND(&quot; &quot;;TRIM([.I433]))));RIGHT(TRIM([.I433]);LEN(TRIM([.I433]))-SEARCH(&quot;\s(?:.(?!\s))+$&quot;;TRIM([.I433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4]))));LEFT(TRIM([.J434]);FIND(&quot; &quot;;TRIM([.J434]))-1);&quot;&quot;)">
            <text:p/>
          </table:table-cell>
          <table:table-cell table:formula="of:=IF(NOT(ISERR(FIND(&quot; &quot;;TRIM([.J434]))));RIGHT(TRIM([.J434]);LEN(TRIM([.J434]))-FIND(&quot; &quot;;TRIM([.J434])));&quot;&quot;)">
            <text:p/>
          </table:table-cell>
          <table:table-cell table:formula="of:=IF(NOT(ISERR(FIND(&quot; &quot;;TRIM([.I434]))));LEFT(TRIM([.I434]);SEARCH(&quot;\s(?:.(?!\s))+$&quot;;TRIM([.I434])));&quot;&quot;)">
            <text:p/>
          </table:table-cell>
          <table:table-cell table:formula="of:=IF(NOT(ISERR(FIND(&quot; &quot;;TRIM([.I434]))));RIGHT(TRIM([.I434]);LEN(TRIM([.I434]))-SEARCH(&quot;\s(?:.(?!\s))+$&quot;;TRIM([.I434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5]))));LEFT(TRIM([.J435]);FIND(&quot; &quot;;TRIM([.J435]))-1);&quot;&quot;)">
            <text:p/>
          </table:table-cell>
          <table:table-cell table:formula="of:=IF(NOT(ISERR(FIND(&quot; &quot;;TRIM([.J435]))));RIGHT(TRIM([.J435]);LEN(TRIM([.J435]))-FIND(&quot; &quot;;TRIM([.J435])));&quot;&quot;)">
            <text:p/>
          </table:table-cell>
          <table:table-cell table:formula="of:=IF(NOT(ISERR(FIND(&quot; &quot;;TRIM([.I435]))));LEFT(TRIM([.I435]);SEARCH(&quot;\s(?:.(?!\s))+$&quot;;TRIM([.I435])));&quot;&quot;)">
            <text:p/>
          </table:table-cell>
          <table:table-cell table:formula="of:=IF(NOT(ISERR(FIND(&quot; &quot;;TRIM([.I435]))));RIGHT(TRIM([.I435]);LEN(TRIM([.I435]))-SEARCH(&quot;\s(?:.(?!\s))+$&quot;;TRIM([.I435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6]))));LEFT(TRIM([.J436]);FIND(&quot; &quot;;TRIM([.J436]))-1);&quot;&quot;)">
            <text:p/>
          </table:table-cell>
          <table:table-cell table:formula="of:=IF(NOT(ISERR(FIND(&quot; &quot;;TRIM([.J436]))));RIGHT(TRIM([.J436]);LEN(TRIM([.J436]))-FIND(&quot; &quot;;TRIM([.J436])));&quot;&quot;)">
            <text:p/>
          </table:table-cell>
          <table:table-cell table:formula="of:=IF(NOT(ISERR(FIND(&quot; &quot;;TRIM([.I436]))));LEFT(TRIM([.I436]);SEARCH(&quot;\s(?:.(?!\s))+$&quot;;TRIM([.I436])));&quot;&quot;)">
            <text:p/>
          </table:table-cell>
          <table:table-cell table:formula="of:=IF(NOT(ISERR(FIND(&quot; &quot;;TRIM([.I436]))));RIGHT(TRIM([.I436]);LEN(TRIM([.I436]))-SEARCH(&quot;\s(?:.(?!\s))+$&quot;;TRIM([.I436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7]))));LEFT(TRIM([.J437]);FIND(&quot; &quot;;TRIM([.J437]))-1);&quot;&quot;)">
            <text:p/>
          </table:table-cell>
          <table:table-cell table:formula="of:=IF(NOT(ISERR(FIND(&quot; &quot;;TRIM([.J437]))));RIGHT(TRIM([.J437]);LEN(TRIM([.J437]))-FIND(&quot; &quot;;TRIM([.J437])));&quot;&quot;)">
            <text:p/>
          </table:table-cell>
          <table:table-cell table:formula="of:=IF(NOT(ISERR(FIND(&quot; &quot;;TRIM([.I437]))));LEFT(TRIM([.I437]);SEARCH(&quot;\s(?:.(?!\s))+$&quot;;TRIM([.I437])));&quot;&quot;)">
            <text:p/>
          </table:table-cell>
          <table:table-cell table:formula="of:=IF(NOT(ISERR(FIND(&quot; &quot;;TRIM([.I437]))));RIGHT(TRIM([.I437]);LEN(TRIM([.I437]))-SEARCH(&quot;\s(?:.(?!\s))+$&quot;;TRIM([.I43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38]))));LEFT(TRIM([.J438]);FIND(&quot; &quot;;TRIM([.J438]))-1);&quot;&quot;)">
            <text:p/>
          </table:table-cell>
          <table:table-cell table:formula="of:=IF(NOT(ISERR(FIND(&quot; &quot;;TRIM([.J438]))));RIGHT(TRIM([.J438]);LEN(TRIM([.J438]))-FIND(&quot; &quot;;TRIM([.J438])));&quot;&quot;)">
            <text:p/>
          </table:table-cell>
          <table:table-cell table:formula="of:=IF(NOT(ISERR(FIND(&quot; &quot;;TRIM([.I438]))));LEFT(TRIM([.I438]);SEARCH(&quot;\s(?:.(?!\s))+$&quot;;TRIM([.I438])));&quot;&quot;)">
            <text:p/>
          </table:table-cell>
          <table:table-cell table:formula="of:=IF(NOT(ISERR(FIND(&quot; &quot;;TRIM([.I438]))));RIGHT(TRIM([.I438]);LEN(TRIM([.I438]))-SEARCH(&quot;\s(?:.(?!\s))+$&quot;;TRIM([.I43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39]))));LEFT(TRIM([.J439]);FIND(&quot; &quot;;TRIM([.J439]))-1);&quot;&quot;)">
            <text:p/>
          </table:table-cell>
          <table:table-cell table:formula="of:=IF(NOT(ISERR(FIND(&quot; &quot;;TRIM([.J439]))));RIGHT(TRIM([.J439]);LEN(TRIM([.J439]))-FIND(&quot; &quot;;TRIM([.J439])));&quot;&quot;)">
            <text:p/>
          </table:table-cell>
          <table:table-cell table:formula="of:=IF(NOT(ISERR(FIND(&quot; &quot;;TRIM([.I439]))));LEFT(TRIM([.I439]);SEARCH(&quot;\s(?:.(?!\s))+$&quot;;TRIM([.I439])));&quot;&quot;)">
            <text:p/>
          </table:table-cell>
          <table:table-cell table:formula="of:=IF(NOT(ISERR(FIND(&quot; &quot;;TRIM([.I439]))));RIGHT(TRIM([.I439]);LEN(TRIM([.I439]))-SEARCH(&quot;\s(?:.(?!\s))+$&quot;;TRIM([.I43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0]))));LEFT(TRIM([.J440]);FIND(&quot; &quot;;TRIM([.J440]))-1);&quot;&quot;)">
            <text:p/>
          </table:table-cell>
          <table:table-cell table:formula="of:=IF(NOT(ISERR(FIND(&quot; &quot;;TRIM([.J440]))));RIGHT(TRIM([.J440]);LEN(TRIM([.J440]))-FIND(&quot; &quot;;TRIM([.J440])));&quot;&quot;)">
            <text:p/>
          </table:table-cell>
          <table:table-cell table:formula="of:=IF(NOT(ISERR(FIND(&quot; &quot;;TRIM([.I440]))));LEFT(TRIM([.I440]);SEARCH(&quot;\s(?:.(?!\s))+$&quot;;TRIM([.I440])));&quot;&quot;)">
            <text:p/>
          </table:table-cell>
          <table:table-cell table:formula="of:=IF(NOT(ISERR(FIND(&quot; &quot;;TRIM([.I440]))));RIGHT(TRIM([.I440]);LEN(TRIM([.I440]))-SEARCH(&quot;\s(?:.(?!\s))+$&quot;;TRIM([.I44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1]))));LEFT(TRIM([.J441]);FIND(&quot; &quot;;TRIM([.J441]))-1);&quot;&quot;)">
            <text:p/>
          </table:table-cell>
          <table:table-cell table:formula="of:=IF(NOT(ISERR(FIND(&quot; &quot;;TRIM([.J441]))));RIGHT(TRIM([.J441]);LEN(TRIM([.J441]))-FIND(&quot; &quot;;TRIM([.J441])));&quot;&quot;)">
            <text:p/>
          </table:table-cell>
          <table:table-cell table:formula="of:=IF(NOT(ISERR(FIND(&quot; &quot;;TRIM([.I441]))));LEFT(TRIM([.I441]);SEARCH(&quot;\s(?:.(?!\s))+$&quot;;TRIM([.I441])));&quot;&quot;)">
            <text:p/>
          </table:table-cell>
          <table:table-cell table:formula="of:=IF(NOT(ISERR(FIND(&quot; &quot;;TRIM([.I441]))));RIGHT(TRIM([.I441]);LEN(TRIM([.I441]))-SEARCH(&quot;\s(?:.(?!\s))+$&quot;;TRIM([.I44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2]))));LEFT(TRIM([.J442]);FIND(&quot; &quot;;TRIM([.J442]))-1);&quot;&quot;)">
            <text:p/>
          </table:table-cell>
          <table:table-cell table:formula="of:=IF(NOT(ISERR(FIND(&quot; &quot;;TRIM([.J442]))));RIGHT(TRIM([.J442]);LEN(TRIM([.J442]))-FIND(&quot; &quot;;TRIM([.J442])));&quot;&quot;)">
            <text:p/>
          </table:table-cell>
          <table:table-cell table:formula="of:=IF(NOT(ISERR(FIND(&quot; &quot;;TRIM([.I442]))));LEFT(TRIM([.I442]);SEARCH(&quot;\s(?:.(?!\s))+$&quot;;TRIM([.I442])));&quot;&quot;)">
            <text:p/>
          </table:table-cell>
          <table:table-cell table:formula="of:=IF(NOT(ISERR(FIND(&quot; &quot;;TRIM([.I442]))));RIGHT(TRIM([.I442]);LEN(TRIM([.I442]))-SEARCH(&quot;\s(?:.(?!\s))+$&quot;;TRIM([.I44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3]))));LEFT(TRIM([.J443]);FIND(&quot; &quot;;TRIM([.J443]))-1);&quot;&quot;)">
            <text:p/>
          </table:table-cell>
          <table:table-cell table:formula="of:=IF(NOT(ISERR(FIND(&quot; &quot;;TRIM([.J443]))));RIGHT(TRIM([.J443]);LEN(TRIM([.J443]))-FIND(&quot; &quot;;TRIM([.J443])));&quot;&quot;)">
            <text:p/>
          </table:table-cell>
          <table:table-cell table:formula="of:=IF(NOT(ISERR(FIND(&quot; &quot;;TRIM([.I443]))));LEFT(TRIM([.I443]);SEARCH(&quot;\s(?:.(?!\s))+$&quot;;TRIM([.I443])));&quot;&quot;)">
            <text:p/>
          </table:table-cell>
          <table:table-cell table:formula="of:=IF(NOT(ISERR(FIND(&quot; &quot;;TRIM([.I443]))));RIGHT(TRIM([.I443]);LEN(TRIM([.I443]))-SEARCH(&quot;\s(?:.(?!\s))+$&quot;;TRIM([.I44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4]))));LEFT(TRIM([.J444]);FIND(&quot; &quot;;TRIM([.J444]))-1);&quot;&quot;)">
            <text:p/>
          </table:table-cell>
          <table:table-cell table:formula="of:=IF(NOT(ISERR(FIND(&quot; &quot;;TRIM([.J444]))));RIGHT(TRIM([.J444]);LEN(TRIM([.J444]))-FIND(&quot; &quot;;TRIM([.J444])));&quot;&quot;)">
            <text:p/>
          </table:table-cell>
          <table:table-cell table:formula="of:=IF(NOT(ISERR(FIND(&quot; &quot;;TRIM([.I444]))));LEFT(TRIM([.I444]);SEARCH(&quot;\s(?:.(?!\s))+$&quot;;TRIM([.I444])));&quot;&quot;)">
            <text:p/>
          </table:table-cell>
          <table:table-cell table:formula="of:=IF(NOT(ISERR(FIND(&quot; &quot;;TRIM([.I444]))));RIGHT(TRIM([.I444]);LEN(TRIM([.I444]))-SEARCH(&quot;\s(?:.(?!\s))+$&quot;;TRIM([.I44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5]))));LEFT(TRIM([.J445]);FIND(&quot; &quot;;TRIM([.J445]))-1);&quot;&quot;)">
            <text:p/>
          </table:table-cell>
          <table:table-cell table:formula="of:=IF(NOT(ISERR(FIND(&quot; &quot;;TRIM([.J445]))));RIGHT(TRIM([.J445]);LEN(TRIM([.J445]))-FIND(&quot; &quot;;TRIM([.J445])));&quot;&quot;)">
            <text:p/>
          </table:table-cell>
          <table:table-cell table:formula="of:=IF(NOT(ISERR(FIND(&quot; &quot;;TRIM([.I445]))));LEFT(TRIM([.I445]);SEARCH(&quot;\s(?:.(?!\s))+$&quot;;TRIM([.I445])));&quot;&quot;)">
            <text:p/>
          </table:table-cell>
          <table:table-cell table:formula="of:=IF(NOT(ISERR(FIND(&quot; &quot;;TRIM([.I445]))));RIGHT(TRIM([.I445]);LEN(TRIM([.I445]))-SEARCH(&quot;\s(?:.(?!\s))+$&quot;;TRIM([.I44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6]))));LEFT(TRIM([.J446]);FIND(&quot; &quot;;TRIM([.J446]))-1);&quot;&quot;)">
            <text:p/>
          </table:table-cell>
          <table:table-cell table:formula="of:=IF(NOT(ISERR(FIND(&quot; &quot;;TRIM([.J446]))));RIGHT(TRIM([.J446]);LEN(TRIM([.J446]))-FIND(&quot; &quot;;TRIM([.J446])));&quot;&quot;)">
            <text:p/>
          </table:table-cell>
          <table:table-cell table:formula="of:=IF(NOT(ISERR(FIND(&quot; &quot;;TRIM([.I446]))));LEFT(TRIM([.I446]);SEARCH(&quot;\s(?:.(?!\s))+$&quot;;TRIM([.I446])));&quot;&quot;)">
            <text:p/>
          </table:table-cell>
          <table:table-cell table:formula="of:=IF(NOT(ISERR(FIND(&quot; &quot;;TRIM([.I446]))));RIGHT(TRIM([.I446]);LEN(TRIM([.I446]))-SEARCH(&quot;\s(?:.(?!\s))+$&quot;;TRIM([.I44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7]))));LEFT(TRIM([.J447]);FIND(&quot; &quot;;TRIM([.J447]))-1);&quot;&quot;)">
            <text:p/>
          </table:table-cell>
          <table:table-cell table:formula="of:=IF(NOT(ISERR(FIND(&quot; &quot;;TRIM([.J447]))));RIGHT(TRIM([.J447]);LEN(TRIM([.J447]))-FIND(&quot; &quot;;TRIM([.J447])));&quot;&quot;)">
            <text:p/>
          </table:table-cell>
          <table:table-cell table:formula="of:=IF(NOT(ISERR(FIND(&quot; &quot;;TRIM([.I447]))));LEFT(TRIM([.I447]);SEARCH(&quot;\s(?:.(?!\s))+$&quot;;TRIM([.I447])));&quot;&quot;)">
            <text:p/>
          </table:table-cell>
          <table:table-cell table:formula="of:=IF(NOT(ISERR(FIND(&quot; &quot;;TRIM([.I447]))));RIGHT(TRIM([.I447]);LEN(TRIM([.I447]))-SEARCH(&quot;\s(?:.(?!\s))+$&quot;;TRIM([.I44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8]))));LEFT(TRIM([.J448]);FIND(&quot; &quot;;TRIM([.J448]))-1);&quot;&quot;)">
            <text:p/>
          </table:table-cell>
          <table:table-cell table:formula="of:=IF(NOT(ISERR(FIND(&quot; &quot;;TRIM([.J448]))));RIGHT(TRIM([.J448]);LEN(TRIM([.J448]))-FIND(&quot; &quot;;TRIM([.J448])));&quot;&quot;)">
            <text:p/>
          </table:table-cell>
          <table:table-cell table:formula="of:=IF(NOT(ISERR(FIND(&quot; &quot;;TRIM([.I448]))));LEFT(TRIM([.I448]);SEARCH(&quot;\s(?:.(?!\s))+$&quot;;TRIM([.I448])));&quot;&quot;)">
            <text:p/>
          </table:table-cell>
          <table:table-cell table:formula="of:=IF(NOT(ISERR(FIND(&quot; &quot;;TRIM([.I448]))));RIGHT(TRIM([.I448]);LEN(TRIM([.I448]))-SEARCH(&quot;\s(?:.(?!\s))+$&quot;;TRIM([.I44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9]))));LEFT(TRIM([.J449]);FIND(&quot; &quot;;TRIM([.J449]))-1);&quot;&quot;)">
            <text:p/>
          </table:table-cell>
          <table:table-cell table:formula="of:=IF(NOT(ISERR(FIND(&quot; &quot;;TRIM([.J449]))));RIGHT(TRIM([.J449]);LEN(TRIM([.J449]))-FIND(&quot; &quot;;TRIM([.J449])));&quot;&quot;)">
            <text:p/>
          </table:table-cell>
          <table:table-cell table:formula="of:=IF(NOT(ISERR(FIND(&quot; &quot;;TRIM([.I449]))));LEFT(TRIM([.I449]);SEARCH(&quot;\s(?:.(?!\s))+$&quot;;TRIM([.I449])));&quot;&quot;)">
            <text:p/>
          </table:table-cell>
          <table:table-cell table:formula="of:=IF(NOT(ISERR(FIND(&quot; &quot;;TRIM([.I449]))));RIGHT(TRIM([.I449]);LEN(TRIM([.I449]))-SEARCH(&quot;\s(?:.(?!\s))+$&quot;;TRIM([.I44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0]))));LEFT(TRIM([.J450]);FIND(&quot; &quot;;TRIM([.J450]))-1);&quot;&quot;)">
            <text:p/>
          </table:table-cell>
          <table:table-cell table:formula="of:=IF(NOT(ISERR(FIND(&quot; &quot;;TRIM([.J450]))));RIGHT(TRIM([.J450]);LEN(TRIM([.J450]))-FIND(&quot; &quot;;TRIM([.J450])));&quot;&quot;)">
            <text:p/>
          </table:table-cell>
          <table:table-cell table:formula="of:=IF(NOT(ISERR(FIND(&quot; &quot;;TRIM([.I450]))));LEFT(TRIM([.I450]);SEARCH(&quot;\s(?:.(?!\s))+$&quot;;TRIM([.I450])));&quot;&quot;)">
            <text:p/>
          </table:table-cell>
          <table:table-cell table:formula="of:=IF(NOT(ISERR(FIND(&quot; &quot;;TRIM([.I450]))));RIGHT(TRIM([.I450]);LEN(TRIM([.I450]))-SEARCH(&quot;\s(?:.(?!\s))+$&quot;;TRIM([.I45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1]))));LEFT(TRIM([.J451]);FIND(&quot; &quot;;TRIM([.J451]))-1);&quot;&quot;)">
            <text:p/>
          </table:table-cell>
          <table:table-cell table:formula="of:=IF(NOT(ISERR(FIND(&quot; &quot;;TRIM([.J451]))));RIGHT(TRIM([.J451]);LEN(TRIM([.J451]))-FIND(&quot; &quot;;TRIM([.J451])));&quot;&quot;)">
            <text:p/>
          </table:table-cell>
          <table:table-cell table:formula="of:=IF(NOT(ISERR(FIND(&quot; &quot;;TRIM([.I451]))));LEFT(TRIM([.I451]);SEARCH(&quot;\s(?:.(?!\s))+$&quot;;TRIM([.I451])));&quot;&quot;)">
            <text:p/>
          </table:table-cell>
          <table:table-cell table:formula="of:=IF(NOT(ISERR(FIND(&quot; &quot;;TRIM([.I451]))));RIGHT(TRIM([.I451]);LEN(TRIM([.I451]))-SEARCH(&quot;\s(?:.(?!\s))+$&quot;;TRIM([.I45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2]))));LEFT(TRIM([.J452]);FIND(&quot; &quot;;TRIM([.J452]))-1);&quot;&quot;)">
            <text:p/>
          </table:table-cell>
          <table:table-cell table:formula="of:=IF(NOT(ISERR(FIND(&quot; &quot;;TRIM([.J452]))));RIGHT(TRIM([.J452]);LEN(TRIM([.J452]))-FIND(&quot; &quot;;TRIM([.J452])));&quot;&quot;)">
            <text:p/>
          </table:table-cell>
          <table:table-cell table:formula="of:=IF(NOT(ISERR(FIND(&quot; &quot;;TRIM([.I452]))));LEFT(TRIM([.I452]);SEARCH(&quot;\s(?:.(?!\s))+$&quot;;TRIM([.I452])));&quot;&quot;)">
            <text:p/>
          </table:table-cell>
          <table:table-cell table:formula="of:=IF(NOT(ISERR(FIND(&quot; &quot;;TRIM([.I452]))));RIGHT(TRIM([.I452]);LEN(TRIM([.I452]))-SEARCH(&quot;\s(?:.(?!\s))+$&quot;;TRIM([.I45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3]))));LEFT(TRIM([.J453]);FIND(&quot; &quot;;TRIM([.J453]))-1);&quot;&quot;)">
            <text:p/>
          </table:table-cell>
          <table:table-cell table:formula="of:=IF(NOT(ISERR(FIND(&quot; &quot;;TRIM([.J453]))));RIGHT(TRIM([.J453]);LEN(TRIM([.J453]))-FIND(&quot; &quot;;TRIM([.J453])));&quot;&quot;)">
            <text:p/>
          </table:table-cell>
          <table:table-cell table:formula="of:=IF(NOT(ISERR(FIND(&quot; &quot;;TRIM([.I453]))));LEFT(TRIM([.I453]);SEARCH(&quot;\s(?:.(?!\s))+$&quot;;TRIM([.I453])));&quot;&quot;)">
            <text:p/>
          </table:table-cell>
          <table:table-cell table:formula="of:=IF(NOT(ISERR(FIND(&quot; &quot;;TRIM([.I453]))));RIGHT(TRIM([.I453]);LEN(TRIM([.I453]))-SEARCH(&quot;\s(?:.(?!\s))+$&quot;;TRIM([.I45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4]))));LEFT(TRIM([.J454]);FIND(&quot; &quot;;TRIM([.J454]))-1);&quot;&quot;)">
            <text:p/>
          </table:table-cell>
          <table:table-cell table:formula="of:=IF(NOT(ISERR(FIND(&quot; &quot;;TRIM([.J454]))));RIGHT(TRIM([.J454]);LEN(TRIM([.J454]))-FIND(&quot; &quot;;TRIM([.J454])));&quot;&quot;)">
            <text:p/>
          </table:table-cell>
          <table:table-cell table:formula="of:=IF(NOT(ISERR(FIND(&quot; &quot;;TRIM([.I454]))));LEFT(TRIM([.I454]);SEARCH(&quot;\s(?:.(?!\s))+$&quot;;TRIM([.I454])));&quot;&quot;)">
            <text:p/>
          </table:table-cell>
          <table:table-cell table:formula="of:=IF(NOT(ISERR(FIND(&quot; &quot;;TRIM([.I454]))));RIGHT(TRIM([.I454]);LEN(TRIM([.I454]))-SEARCH(&quot;\s(?:.(?!\s))+$&quot;;TRIM([.I45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5]))));LEFT(TRIM([.J455]);FIND(&quot; &quot;;TRIM([.J455]))-1);&quot;&quot;)">
            <text:p/>
          </table:table-cell>
          <table:table-cell table:formula="of:=IF(NOT(ISERR(FIND(&quot; &quot;;TRIM([.J455]))));RIGHT(TRIM([.J455]);LEN(TRIM([.J455]))-FIND(&quot; &quot;;TRIM([.J455])));&quot;&quot;)">
            <text:p/>
          </table:table-cell>
          <table:table-cell table:formula="of:=IF(NOT(ISERR(FIND(&quot; &quot;;TRIM([.I455]))));LEFT(TRIM([.I455]);SEARCH(&quot;\s(?:.(?!\s))+$&quot;;TRIM([.I455])));&quot;&quot;)">
            <text:p/>
          </table:table-cell>
          <table:table-cell table:formula="of:=IF(NOT(ISERR(FIND(&quot; &quot;;TRIM([.I455]))));RIGHT(TRIM([.I455]);LEN(TRIM([.I455]))-SEARCH(&quot;\s(?:.(?!\s))+$&quot;;TRIM([.I45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6]))));LEFT(TRIM([.J456]);FIND(&quot; &quot;;TRIM([.J456]))-1);&quot;&quot;)">
            <text:p/>
          </table:table-cell>
          <table:table-cell table:formula="of:=IF(NOT(ISERR(FIND(&quot; &quot;;TRIM([.J456]))));RIGHT(TRIM([.J456]);LEN(TRIM([.J456]))-FIND(&quot; &quot;;TRIM([.J456])));&quot;&quot;)">
            <text:p/>
          </table:table-cell>
          <table:table-cell table:formula="of:=IF(NOT(ISERR(FIND(&quot; &quot;;TRIM([.I456]))));LEFT(TRIM([.I456]);SEARCH(&quot;\s(?:.(?!\s))+$&quot;;TRIM([.I456])));&quot;&quot;)">
            <text:p/>
          </table:table-cell>
          <table:table-cell table:formula="of:=IF(NOT(ISERR(FIND(&quot; &quot;;TRIM([.I456]))));RIGHT(TRIM([.I456]);LEN(TRIM([.I456]))-SEARCH(&quot;\s(?:.(?!\s))+$&quot;;TRIM([.I45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7]))));LEFT(TRIM([.J457]);FIND(&quot; &quot;;TRIM([.J457]))-1);&quot;&quot;)">
            <text:p/>
          </table:table-cell>
          <table:table-cell table:formula="of:=IF(NOT(ISERR(FIND(&quot; &quot;;TRIM([.J457]))));RIGHT(TRIM([.J457]);LEN(TRIM([.J457]))-FIND(&quot; &quot;;TRIM([.J457])));&quot;&quot;)">
            <text:p/>
          </table:table-cell>
          <table:table-cell table:formula="of:=IF(NOT(ISERR(FIND(&quot; &quot;;TRIM([.I457]))));LEFT(TRIM([.I457]);SEARCH(&quot;\s(?:.(?!\s))+$&quot;;TRIM([.I457])));&quot;&quot;)">
            <text:p/>
          </table:table-cell>
          <table:table-cell table:formula="of:=IF(NOT(ISERR(FIND(&quot; &quot;;TRIM([.I457]))));RIGHT(TRIM([.I457]);LEN(TRIM([.I457]))-SEARCH(&quot;\s(?:.(?!\s))+$&quot;;TRIM([.I45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8]))));LEFT(TRIM([.J458]);FIND(&quot; &quot;;TRIM([.J458]))-1);&quot;&quot;)">
            <text:p/>
          </table:table-cell>
          <table:table-cell table:formula="of:=IF(NOT(ISERR(FIND(&quot; &quot;;TRIM([.J458]))));RIGHT(TRIM([.J458]);LEN(TRIM([.J458]))-FIND(&quot; &quot;;TRIM([.J458])));&quot;&quot;)">
            <text:p/>
          </table:table-cell>
          <table:table-cell table:formula="of:=IF(NOT(ISERR(FIND(&quot; &quot;;TRIM([.I458]))));LEFT(TRIM([.I458]);SEARCH(&quot;\s(?:.(?!\s))+$&quot;;TRIM([.I458])));&quot;&quot;)">
            <text:p/>
          </table:table-cell>
          <table:table-cell table:formula="of:=IF(NOT(ISERR(FIND(&quot; &quot;;TRIM([.I458]))));RIGHT(TRIM([.I458]);LEN(TRIM([.I458]))-SEARCH(&quot;\s(?:.(?!\s))+$&quot;;TRIM([.I45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9]))));LEFT(TRIM([.J459]);FIND(&quot; &quot;;TRIM([.J459]))-1);&quot;&quot;)">
            <text:p/>
          </table:table-cell>
          <table:table-cell table:formula="of:=IF(NOT(ISERR(FIND(&quot; &quot;;TRIM([.J459]))));RIGHT(TRIM([.J459]);LEN(TRIM([.J459]))-FIND(&quot; &quot;;TRIM([.J459])));&quot;&quot;)">
            <text:p/>
          </table:table-cell>
          <table:table-cell table:formula="of:=IF(NOT(ISERR(FIND(&quot; &quot;;TRIM([.I459]))));LEFT(TRIM([.I459]);SEARCH(&quot;\s(?:.(?!\s))+$&quot;;TRIM([.I459])));&quot;&quot;)">
            <text:p/>
          </table:table-cell>
          <table:table-cell table:formula="of:=IF(NOT(ISERR(FIND(&quot; &quot;;TRIM([.I459]))));RIGHT(TRIM([.I459]);LEN(TRIM([.I459]))-SEARCH(&quot;\s(?:.(?!\s))+$&quot;;TRIM([.I45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0]))));LEFT(TRIM([.J460]);FIND(&quot; &quot;;TRIM([.J460]))-1);&quot;&quot;)">
            <text:p/>
          </table:table-cell>
          <table:table-cell table:formula="of:=IF(NOT(ISERR(FIND(&quot; &quot;;TRIM([.J460]))));RIGHT(TRIM([.J460]);LEN(TRIM([.J460]))-FIND(&quot; &quot;;TRIM([.J460])));&quot;&quot;)">
            <text:p/>
          </table:table-cell>
          <table:table-cell table:formula="of:=IF(NOT(ISERR(FIND(&quot; &quot;;TRIM([.I460]))));LEFT(TRIM([.I460]);SEARCH(&quot;\s(?:.(?!\s))+$&quot;;TRIM([.I460])));&quot;&quot;)">
            <text:p/>
          </table:table-cell>
          <table:table-cell table:formula="of:=IF(NOT(ISERR(FIND(&quot; &quot;;TRIM([.I460]))));RIGHT(TRIM([.I460]);LEN(TRIM([.I460]))-SEARCH(&quot;\s(?:.(?!\s))+$&quot;;TRIM([.I46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1]))));LEFT(TRIM([.J461]);FIND(&quot; &quot;;TRIM([.J461]))-1);&quot;&quot;)">
            <text:p/>
          </table:table-cell>
          <table:table-cell table:formula="of:=IF(NOT(ISERR(FIND(&quot; &quot;;TRIM([.J461]))));RIGHT(TRIM([.J461]);LEN(TRIM([.J461]))-FIND(&quot; &quot;;TRIM([.J461])));&quot;&quot;)">
            <text:p/>
          </table:table-cell>
          <table:table-cell table:formula="of:=IF(NOT(ISERR(FIND(&quot; &quot;;TRIM([.I461]))));LEFT(TRIM([.I461]);SEARCH(&quot;\s(?:.(?!\s))+$&quot;;TRIM([.I461])));&quot;&quot;)">
            <text:p/>
          </table:table-cell>
          <table:table-cell table:formula="of:=IF(NOT(ISERR(FIND(&quot; &quot;;TRIM([.I461]))));RIGHT(TRIM([.I461]);LEN(TRIM([.I461]))-SEARCH(&quot;\s(?:.(?!\s))+$&quot;;TRIM([.I46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2]))));LEFT(TRIM([.J462]);FIND(&quot; &quot;;TRIM([.J462]))-1);&quot;&quot;)">
            <text:p/>
          </table:table-cell>
          <table:table-cell table:formula="of:=IF(NOT(ISERR(FIND(&quot; &quot;;TRIM([.J462]))));RIGHT(TRIM([.J462]);LEN(TRIM([.J462]))-FIND(&quot; &quot;;TRIM([.J462])));&quot;&quot;)">
            <text:p/>
          </table:table-cell>
          <table:table-cell table:formula="of:=IF(NOT(ISERR(FIND(&quot; &quot;;TRIM([.I462]))));LEFT(TRIM([.I462]);SEARCH(&quot;\s(?:.(?!\s))+$&quot;;TRIM([.I462])));&quot;&quot;)">
            <text:p/>
          </table:table-cell>
          <table:table-cell table:formula="of:=IF(NOT(ISERR(FIND(&quot; &quot;;TRIM([.I462]))));RIGHT(TRIM([.I462]);LEN(TRIM([.I462]))-SEARCH(&quot;\s(?:.(?!\s))+$&quot;;TRIM([.I46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3]))));LEFT(TRIM([.J463]);FIND(&quot; &quot;;TRIM([.J463]))-1);&quot;&quot;)">
            <text:p/>
          </table:table-cell>
          <table:table-cell table:formula="of:=IF(NOT(ISERR(FIND(&quot; &quot;;TRIM([.J463]))));RIGHT(TRIM([.J463]);LEN(TRIM([.J463]))-FIND(&quot; &quot;;TRIM([.J463])));&quot;&quot;)">
            <text:p/>
          </table:table-cell>
          <table:table-cell table:formula="of:=IF(NOT(ISERR(FIND(&quot; &quot;;TRIM([.I463]))));LEFT(TRIM([.I463]);SEARCH(&quot;\s(?:.(?!\s))+$&quot;;TRIM([.I463])));&quot;&quot;)">
            <text:p/>
          </table:table-cell>
          <table:table-cell table:formula="of:=IF(NOT(ISERR(FIND(&quot; &quot;;TRIM([.I463]))));RIGHT(TRIM([.I463]);LEN(TRIM([.I463]))-SEARCH(&quot;\s(?:.(?!\s))+$&quot;;TRIM([.I46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4]))));LEFT(TRIM([.J464]);FIND(&quot; &quot;;TRIM([.J464]))-1);&quot;&quot;)">
            <text:p/>
          </table:table-cell>
          <table:table-cell table:formula="of:=IF(NOT(ISERR(FIND(&quot; &quot;;TRIM([.J464]))));RIGHT(TRIM([.J464]);LEN(TRIM([.J464]))-FIND(&quot; &quot;;TRIM([.J464])));&quot;&quot;)">
            <text:p/>
          </table:table-cell>
          <table:table-cell table:formula="of:=IF(NOT(ISERR(FIND(&quot; &quot;;TRIM([.I464]))));LEFT(TRIM([.I464]);SEARCH(&quot;\s(?:.(?!\s))+$&quot;;TRIM([.I464])));&quot;&quot;)">
            <text:p/>
          </table:table-cell>
          <table:table-cell table:formula="of:=IF(NOT(ISERR(FIND(&quot; &quot;;TRIM([.I464]))));RIGHT(TRIM([.I464]);LEN(TRIM([.I464]))-SEARCH(&quot;\s(?:.(?!\s))+$&quot;;TRIM([.I46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5]))));LEFT(TRIM([.J465]);FIND(&quot; &quot;;TRIM([.J465]))-1);&quot;&quot;)">
            <text:p/>
          </table:table-cell>
          <table:table-cell table:formula="of:=IF(NOT(ISERR(FIND(&quot; &quot;;TRIM([.J465]))));RIGHT(TRIM([.J465]);LEN(TRIM([.J465]))-FIND(&quot; &quot;;TRIM([.J465])));&quot;&quot;)">
            <text:p/>
          </table:table-cell>
          <table:table-cell table:formula="of:=IF(NOT(ISERR(FIND(&quot; &quot;;TRIM([.I465]))));LEFT(TRIM([.I465]);SEARCH(&quot;\s(?:.(?!\s))+$&quot;;TRIM([.I465])));&quot;&quot;)">
            <text:p/>
          </table:table-cell>
          <table:table-cell table:formula="of:=IF(NOT(ISERR(FIND(&quot; &quot;;TRIM([.I465]))));RIGHT(TRIM([.I465]);LEN(TRIM([.I465]))-SEARCH(&quot;\s(?:.(?!\s))+$&quot;;TRIM([.I46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6]))));LEFT(TRIM([.J466]);FIND(&quot; &quot;;TRIM([.J466]))-1);&quot;&quot;)">
            <text:p/>
          </table:table-cell>
          <table:table-cell table:formula="of:=IF(NOT(ISERR(FIND(&quot; &quot;;TRIM([.J466]))));RIGHT(TRIM([.J466]);LEN(TRIM([.J466]))-FIND(&quot; &quot;;TRIM([.J466])));&quot;&quot;)">
            <text:p/>
          </table:table-cell>
          <table:table-cell table:formula="of:=IF(NOT(ISERR(FIND(&quot; &quot;;TRIM([.I466]))));LEFT(TRIM([.I466]);SEARCH(&quot;\s(?:.(?!\s))+$&quot;;TRIM([.I466])));&quot;&quot;)">
            <text:p/>
          </table:table-cell>
          <table:table-cell table:formula="of:=IF(NOT(ISERR(FIND(&quot; &quot;;TRIM([.I466]))));RIGHT(TRIM([.I466]);LEN(TRIM([.I466]))-SEARCH(&quot;\s(?:.(?!\s))+$&quot;;TRIM([.I46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7]))));LEFT(TRIM([.J467]);FIND(&quot; &quot;;TRIM([.J467]))-1);&quot;&quot;)">
            <text:p/>
          </table:table-cell>
          <table:table-cell table:formula="of:=IF(NOT(ISERR(FIND(&quot; &quot;;TRIM([.J467]))));RIGHT(TRIM([.J467]);LEN(TRIM([.J467]))-FIND(&quot; &quot;;TRIM([.J467])));&quot;&quot;)">
            <text:p/>
          </table:table-cell>
          <table:table-cell table:formula="of:=IF(NOT(ISERR(FIND(&quot; &quot;;TRIM([.I467]))));LEFT(TRIM([.I467]);SEARCH(&quot;\s(?:.(?!\s))+$&quot;;TRIM([.I467])));&quot;&quot;)">
            <text:p/>
          </table:table-cell>
          <table:table-cell table:formula="of:=IF(NOT(ISERR(FIND(&quot; &quot;;TRIM([.I467]))));RIGHT(TRIM([.I467]);LEN(TRIM([.I467]))-SEARCH(&quot;\s(?:.(?!\s))+$&quot;;TRIM([.I46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8]))));LEFT(TRIM([.J468]);FIND(&quot; &quot;;TRIM([.J468]))-1);&quot;&quot;)">
            <text:p/>
          </table:table-cell>
          <table:table-cell table:formula="of:=IF(NOT(ISERR(FIND(&quot; &quot;;TRIM([.J468]))));RIGHT(TRIM([.J468]);LEN(TRIM([.J468]))-FIND(&quot; &quot;;TRIM([.J468])));&quot;&quot;)">
            <text:p/>
          </table:table-cell>
          <table:table-cell table:formula="of:=IF(NOT(ISERR(FIND(&quot; &quot;;TRIM([.I468]))));LEFT(TRIM([.I468]);SEARCH(&quot;\s(?:.(?!\s))+$&quot;;TRIM([.I468])));&quot;&quot;)">
            <text:p/>
          </table:table-cell>
          <table:table-cell table:formula="of:=IF(NOT(ISERR(FIND(&quot; &quot;;TRIM([.I468]))));RIGHT(TRIM([.I468]);LEN(TRIM([.I468]))-SEARCH(&quot;\s(?:.(?!\s))+$&quot;;TRIM([.I46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9]))));LEFT(TRIM([.J469]);FIND(&quot; &quot;;TRIM([.J469]))-1);&quot;&quot;)">
            <text:p/>
          </table:table-cell>
          <table:table-cell table:formula="of:=IF(NOT(ISERR(FIND(&quot; &quot;;TRIM([.J469]))));RIGHT(TRIM([.J469]);LEN(TRIM([.J469]))-FIND(&quot; &quot;;TRIM([.J469])));&quot;&quot;)">
            <text:p/>
          </table:table-cell>
          <table:table-cell table:formula="of:=IF(NOT(ISERR(FIND(&quot; &quot;;TRIM([.I469]))));LEFT(TRIM([.I469]);SEARCH(&quot;\s(?:.(?!\s))+$&quot;;TRIM([.I469])));&quot;&quot;)">
            <text:p/>
          </table:table-cell>
          <table:table-cell table:formula="of:=IF(NOT(ISERR(FIND(&quot; &quot;;TRIM([.I469]))));RIGHT(TRIM([.I469]);LEN(TRIM([.I469]))-SEARCH(&quot;\s(?:.(?!\s))+$&quot;;TRIM([.I46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0]))));LEFT(TRIM([.J470]);FIND(&quot; &quot;;TRIM([.J470]))-1);&quot;&quot;)">
            <text:p/>
          </table:table-cell>
          <table:table-cell table:formula="of:=IF(NOT(ISERR(FIND(&quot; &quot;;TRIM([.J470]))));RIGHT(TRIM([.J470]);LEN(TRIM([.J470]))-FIND(&quot; &quot;;TRIM([.J470])));&quot;&quot;)">
            <text:p/>
          </table:table-cell>
          <table:table-cell table:formula="of:=IF(NOT(ISERR(FIND(&quot; &quot;;TRIM([.I470]))));LEFT(TRIM([.I470]);SEARCH(&quot;\s(?:.(?!\s))+$&quot;;TRIM([.I470])));&quot;&quot;)">
            <text:p/>
          </table:table-cell>
          <table:table-cell table:formula="of:=IF(NOT(ISERR(FIND(&quot; &quot;;TRIM([.I470]))));RIGHT(TRIM([.I470]);LEN(TRIM([.I470]))-SEARCH(&quot;\s(?:.(?!\s))+$&quot;;TRIM([.I47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1]))));LEFT(TRIM([.J471]);FIND(&quot; &quot;;TRIM([.J471]))-1);&quot;&quot;)">
            <text:p/>
          </table:table-cell>
          <table:table-cell table:formula="of:=IF(NOT(ISERR(FIND(&quot; &quot;;TRIM([.J471]))));RIGHT(TRIM([.J471]);LEN(TRIM([.J471]))-FIND(&quot; &quot;;TRIM([.J471])));&quot;&quot;)">
            <text:p/>
          </table:table-cell>
          <table:table-cell table:formula="of:=IF(NOT(ISERR(FIND(&quot; &quot;;TRIM([.I471]))));LEFT(TRIM([.I471]);SEARCH(&quot;\s(?:.(?!\s))+$&quot;;TRIM([.I471])));&quot;&quot;)">
            <text:p/>
          </table:table-cell>
          <table:table-cell table:formula="of:=IF(NOT(ISERR(FIND(&quot; &quot;;TRIM([.I471]))));RIGHT(TRIM([.I471]);LEN(TRIM([.I471]))-SEARCH(&quot;\s(?:.(?!\s))+$&quot;;TRIM([.I47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2]))));LEFT(TRIM([.J472]);FIND(&quot; &quot;;TRIM([.J472]))-1);&quot;&quot;)">
            <text:p/>
          </table:table-cell>
          <table:table-cell table:formula="of:=IF(NOT(ISERR(FIND(&quot; &quot;;TRIM([.J472]))));RIGHT(TRIM([.J472]);LEN(TRIM([.J472]))-FIND(&quot; &quot;;TRIM([.J472])));&quot;&quot;)">
            <text:p/>
          </table:table-cell>
          <table:table-cell table:formula="of:=IF(NOT(ISERR(FIND(&quot; &quot;;TRIM([.I472]))));LEFT(TRIM([.I472]);SEARCH(&quot;\s(?:.(?!\s))+$&quot;;TRIM([.I472])));&quot;&quot;)">
            <text:p/>
          </table:table-cell>
          <table:table-cell table:formula="of:=IF(NOT(ISERR(FIND(&quot; &quot;;TRIM([.I472]))));RIGHT(TRIM([.I472]);LEN(TRIM([.I472]))-SEARCH(&quot;\s(?:.(?!\s))+$&quot;;TRIM([.I47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3]))));LEFT(TRIM([.J473]);FIND(&quot; &quot;;TRIM([.J473]))-1);&quot;&quot;)">
            <text:p/>
          </table:table-cell>
          <table:table-cell table:formula="of:=IF(NOT(ISERR(FIND(&quot; &quot;;TRIM([.J473]))));RIGHT(TRIM([.J473]);LEN(TRIM([.J473]))-FIND(&quot; &quot;;TRIM([.J473])));&quot;&quot;)">
            <text:p/>
          </table:table-cell>
          <table:table-cell table:formula="of:=IF(NOT(ISERR(FIND(&quot; &quot;;TRIM([.I473]))));LEFT(TRIM([.I473]);SEARCH(&quot;\s(?:.(?!\s))+$&quot;;TRIM([.I473])));&quot;&quot;)">
            <text:p/>
          </table:table-cell>
          <table:table-cell table:formula="of:=IF(NOT(ISERR(FIND(&quot; &quot;;TRIM([.I473]))));RIGHT(TRIM([.I473]);LEN(TRIM([.I473]))-SEARCH(&quot;\s(?:.(?!\s))+$&quot;;TRIM([.I47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4]))));LEFT(TRIM([.J474]);FIND(&quot; &quot;;TRIM([.J474]))-1);&quot;&quot;)">
            <text:p/>
          </table:table-cell>
          <table:table-cell table:formula="of:=IF(NOT(ISERR(FIND(&quot; &quot;;TRIM([.J474]))));RIGHT(TRIM([.J474]);LEN(TRIM([.J474]))-FIND(&quot; &quot;;TRIM([.J474])));&quot;&quot;)">
            <text:p/>
          </table:table-cell>
          <table:table-cell table:formula="of:=IF(NOT(ISERR(FIND(&quot; &quot;;TRIM([.I474]))));LEFT(TRIM([.I474]);SEARCH(&quot;\s(?:.(?!\s))+$&quot;;TRIM([.I474])));&quot;&quot;)">
            <text:p/>
          </table:table-cell>
          <table:table-cell table:formula="of:=IF(NOT(ISERR(FIND(&quot; &quot;;TRIM([.I474]))));RIGHT(TRIM([.I474]);LEN(TRIM([.I474]))-SEARCH(&quot;\s(?:.(?!\s))+$&quot;;TRIM([.I47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5]))));LEFT(TRIM([.J475]);FIND(&quot; &quot;;TRIM([.J475]))-1);&quot;&quot;)">
            <text:p/>
          </table:table-cell>
          <table:table-cell table:formula="of:=IF(NOT(ISERR(FIND(&quot; &quot;;TRIM([.J475]))));RIGHT(TRIM([.J475]);LEN(TRIM([.J475]))-FIND(&quot; &quot;;TRIM([.J475])));&quot;&quot;)">
            <text:p/>
          </table:table-cell>
          <table:table-cell table:formula="of:=IF(NOT(ISERR(FIND(&quot; &quot;;TRIM([.I475]))));LEFT(TRIM([.I475]);SEARCH(&quot;\s(?:.(?!\s))+$&quot;;TRIM([.I475])));&quot;&quot;)">
            <text:p/>
          </table:table-cell>
          <table:table-cell table:formula="of:=IF(NOT(ISERR(FIND(&quot; &quot;;TRIM([.I475]))));RIGHT(TRIM([.I475]);LEN(TRIM([.I475]))-SEARCH(&quot;\s(?:.(?!\s))+$&quot;;TRIM([.I47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6]))));LEFT(TRIM([.J476]);FIND(&quot; &quot;;TRIM([.J476]))-1);&quot;&quot;)">
            <text:p/>
          </table:table-cell>
          <table:table-cell table:formula="of:=IF(NOT(ISERR(FIND(&quot; &quot;;TRIM([.J476]))));RIGHT(TRIM([.J476]);LEN(TRIM([.J476]))-FIND(&quot; &quot;;TRIM([.J476])));&quot;&quot;)">
            <text:p/>
          </table:table-cell>
          <table:table-cell table:formula="of:=IF(NOT(ISERR(FIND(&quot; &quot;;TRIM([.I476]))));LEFT(TRIM([.I476]);SEARCH(&quot;\s(?:.(?!\s))+$&quot;;TRIM([.I476])));&quot;&quot;)">
            <text:p/>
          </table:table-cell>
          <table:table-cell table:formula="of:=IF(NOT(ISERR(FIND(&quot; &quot;;TRIM([.I476]))));RIGHT(TRIM([.I476]);LEN(TRIM([.I476]))-SEARCH(&quot;\s(?:.(?!\s))+$&quot;;TRIM([.I47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7]))));LEFT(TRIM([.J477]);FIND(&quot; &quot;;TRIM([.J477]))-1);&quot;&quot;)">
            <text:p/>
          </table:table-cell>
          <table:table-cell table:formula="of:=IF(NOT(ISERR(FIND(&quot; &quot;;TRIM([.J477]))));RIGHT(TRIM([.J477]);LEN(TRIM([.J477]))-FIND(&quot; &quot;;TRIM([.J477])));&quot;&quot;)">
            <text:p/>
          </table:table-cell>
          <table:table-cell table:formula="of:=IF(NOT(ISERR(FIND(&quot; &quot;;TRIM([.I477]))));LEFT(TRIM([.I477]);SEARCH(&quot;\s(?:.(?!\s))+$&quot;;TRIM([.I477])));&quot;&quot;)">
            <text:p/>
          </table:table-cell>
          <table:table-cell table:formula="of:=IF(NOT(ISERR(FIND(&quot; &quot;;TRIM([.I477]))));RIGHT(TRIM([.I477]);LEN(TRIM([.I477]))-SEARCH(&quot;\s(?:.(?!\s))+$&quot;;TRIM([.I47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8]))));LEFT(TRIM([.J478]);FIND(&quot; &quot;;TRIM([.J478]))-1);&quot;&quot;)">
            <text:p/>
          </table:table-cell>
          <table:table-cell table:formula="of:=IF(NOT(ISERR(FIND(&quot; &quot;;TRIM([.J478]))));RIGHT(TRIM([.J478]);LEN(TRIM([.J478]))-FIND(&quot; &quot;;TRIM([.J478])));&quot;&quot;)">
            <text:p/>
          </table:table-cell>
          <table:table-cell table:formula="of:=IF(NOT(ISERR(FIND(&quot; &quot;;TRIM([.I478]))));LEFT(TRIM([.I478]);SEARCH(&quot;\s(?:.(?!\s))+$&quot;;TRIM([.I478])));&quot;&quot;)">
            <text:p/>
          </table:table-cell>
          <table:table-cell table:formula="of:=IF(NOT(ISERR(FIND(&quot; &quot;;TRIM([.I478]))));RIGHT(TRIM([.I478]);LEN(TRIM([.I478]))-SEARCH(&quot;\s(?:.(?!\s))+$&quot;;TRIM([.I47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9]))));LEFT(TRIM([.J479]);FIND(&quot; &quot;;TRIM([.J479]))-1);&quot;&quot;)">
            <text:p/>
          </table:table-cell>
          <table:table-cell table:formula="of:=IF(NOT(ISERR(FIND(&quot; &quot;;TRIM([.J479]))));RIGHT(TRIM([.J479]);LEN(TRIM([.J479]))-FIND(&quot; &quot;;TRIM([.J479])));&quot;&quot;)">
            <text:p/>
          </table:table-cell>
          <table:table-cell table:formula="of:=IF(NOT(ISERR(FIND(&quot; &quot;;TRIM([.I479]))));LEFT(TRIM([.I479]);SEARCH(&quot;\s(?:.(?!\s))+$&quot;;TRIM([.I479])));&quot;&quot;)">
            <text:p/>
          </table:table-cell>
          <table:table-cell table:formula="of:=IF(NOT(ISERR(FIND(&quot; &quot;;TRIM([.I479]))));RIGHT(TRIM([.I479]);LEN(TRIM([.I479]))-SEARCH(&quot;\s(?:.(?!\s))+$&quot;;TRIM([.I47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0]))));LEFT(TRIM([.J480]);FIND(&quot; &quot;;TRIM([.J480]))-1);&quot;&quot;)">
            <text:p/>
          </table:table-cell>
          <table:table-cell table:formula="of:=IF(NOT(ISERR(FIND(&quot; &quot;;TRIM([.J480]))));RIGHT(TRIM([.J480]);LEN(TRIM([.J480]))-FIND(&quot; &quot;;TRIM([.J480])));&quot;&quot;)">
            <text:p/>
          </table:table-cell>
          <table:table-cell table:formula="of:=IF(NOT(ISERR(FIND(&quot; &quot;;TRIM([.I480]))));LEFT(TRIM([.I480]);SEARCH(&quot;\s(?:.(?!\s))+$&quot;;TRIM([.I480])));&quot;&quot;)">
            <text:p/>
          </table:table-cell>
          <table:table-cell table:formula="of:=IF(NOT(ISERR(FIND(&quot; &quot;;TRIM([.I480]))));RIGHT(TRIM([.I480]);LEN(TRIM([.I480]))-SEARCH(&quot;\s(?:.(?!\s))+$&quot;;TRIM([.I48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1]))));LEFT(TRIM([.J481]);FIND(&quot; &quot;;TRIM([.J481]))-1);&quot;&quot;)">
            <text:p/>
          </table:table-cell>
          <table:table-cell table:formula="of:=IF(NOT(ISERR(FIND(&quot; &quot;;TRIM([.J481]))));RIGHT(TRIM([.J481]);LEN(TRIM([.J481]))-FIND(&quot; &quot;;TRIM([.J481])));&quot;&quot;)">
            <text:p/>
          </table:table-cell>
          <table:table-cell table:formula="of:=IF(NOT(ISERR(FIND(&quot; &quot;;TRIM([.I481]))));LEFT(TRIM([.I481]);SEARCH(&quot;\s(?:.(?!\s))+$&quot;;TRIM([.I481])));&quot;&quot;)">
            <text:p/>
          </table:table-cell>
          <table:table-cell table:formula="of:=IF(NOT(ISERR(FIND(&quot; &quot;;TRIM([.I481]))));RIGHT(TRIM([.I481]);LEN(TRIM([.I481]))-SEARCH(&quot;\s(?:.(?!\s))+$&quot;;TRIM([.I48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2]))));LEFT(TRIM([.J482]);FIND(&quot; &quot;;TRIM([.J482]))-1);&quot;&quot;)">
            <text:p/>
          </table:table-cell>
          <table:table-cell table:formula="of:=IF(NOT(ISERR(FIND(&quot; &quot;;TRIM([.J482]))));RIGHT(TRIM([.J482]);LEN(TRIM([.J482]))-FIND(&quot; &quot;;TRIM([.J482])));&quot;&quot;)">
            <text:p/>
          </table:table-cell>
          <table:table-cell table:formula="of:=IF(NOT(ISERR(FIND(&quot; &quot;;TRIM([.I482]))));LEFT(TRIM([.I482]);SEARCH(&quot;\s(?:.(?!\s))+$&quot;;TRIM([.I482])));&quot;&quot;)">
            <text:p/>
          </table:table-cell>
          <table:table-cell table:formula="of:=IF(NOT(ISERR(FIND(&quot; &quot;;TRIM([.I482]))));RIGHT(TRIM([.I482]);LEN(TRIM([.I482]))-SEARCH(&quot;\s(?:.(?!\s))+$&quot;;TRIM([.I48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3]))));LEFT(TRIM([.J483]);FIND(&quot; &quot;;TRIM([.J483]))-1);&quot;&quot;)">
            <text:p/>
          </table:table-cell>
          <table:table-cell table:formula="of:=IF(NOT(ISERR(FIND(&quot; &quot;;TRIM([.J483]))));RIGHT(TRIM([.J483]);LEN(TRIM([.J483]))-FIND(&quot; &quot;;TRIM([.J483])));&quot;&quot;)">
            <text:p/>
          </table:table-cell>
          <table:table-cell table:formula="of:=IF(NOT(ISERR(FIND(&quot; &quot;;TRIM([.I483]))));LEFT(TRIM([.I483]);SEARCH(&quot;\s(?:.(?!\s))+$&quot;;TRIM([.I483])));&quot;&quot;)">
            <text:p/>
          </table:table-cell>
          <table:table-cell table:formula="of:=IF(NOT(ISERR(FIND(&quot; &quot;;TRIM([.I483]))));RIGHT(TRIM([.I483]);LEN(TRIM([.I483]))-SEARCH(&quot;\s(?:.(?!\s))+$&quot;;TRIM([.I48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4]))));LEFT(TRIM([.J484]);FIND(&quot; &quot;;TRIM([.J484]))-1);&quot;&quot;)">
            <text:p/>
          </table:table-cell>
          <table:table-cell table:formula="of:=IF(NOT(ISERR(FIND(&quot; &quot;;TRIM([.J484]))));RIGHT(TRIM([.J484]);LEN(TRIM([.J484]))-FIND(&quot; &quot;;TRIM([.J484])));&quot;&quot;)">
            <text:p/>
          </table:table-cell>
          <table:table-cell table:formula="of:=IF(NOT(ISERR(FIND(&quot; &quot;;TRIM([.I484]))));LEFT(TRIM([.I484]);SEARCH(&quot;\s(?:.(?!\s))+$&quot;;TRIM([.I484])));&quot;&quot;)">
            <text:p/>
          </table:table-cell>
          <table:table-cell table:formula="of:=IF(NOT(ISERR(FIND(&quot; &quot;;TRIM([.I484]))));RIGHT(TRIM([.I484]);LEN(TRIM([.I484]))-SEARCH(&quot;\s(?:.(?!\s))+$&quot;;TRIM([.I48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5]))));LEFT(TRIM([.J485]);FIND(&quot; &quot;;TRIM([.J485]))-1);&quot;&quot;)">
            <text:p/>
          </table:table-cell>
          <table:table-cell table:formula="of:=IF(NOT(ISERR(FIND(&quot; &quot;;TRIM([.J485]))));RIGHT(TRIM([.J485]);LEN(TRIM([.J485]))-FIND(&quot; &quot;;TRIM([.J485])));&quot;&quot;)">
            <text:p/>
          </table:table-cell>
          <table:table-cell table:formula="of:=IF(NOT(ISERR(FIND(&quot; &quot;;TRIM([.I485]))));LEFT(TRIM([.I485]);SEARCH(&quot;\s(?:.(?!\s))+$&quot;;TRIM([.I485])));&quot;&quot;)">
            <text:p/>
          </table:table-cell>
          <table:table-cell table:formula="of:=IF(NOT(ISERR(FIND(&quot; &quot;;TRIM([.I485]))));RIGHT(TRIM([.I485]);LEN(TRIM([.I485]))-SEARCH(&quot;\s(?:.(?!\s))+$&quot;;TRIM([.I48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6]))));LEFT(TRIM([.J486]);FIND(&quot; &quot;;TRIM([.J486]))-1);&quot;&quot;)">
            <text:p/>
          </table:table-cell>
          <table:table-cell table:formula="of:=IF(NOT(ISERR(FIND(&quot; &quot;;TRIM([.J486]))));RIGHT(TRIM([.J486]);LEN(TRIM([.J486]))-FIND(&quot; &quot;;TRIM([.J486])));&quot;&quot;)">
            <text:p/>
          </table:table-cell>
          <table:table-cell table:formula="of:=IF(NOT(ISERR(FIND(&quot; &quot;;TRIM([.I486]))));LEFT(TRIM([.I486]);SEARCH(&quot;\s(?:.(?!\s))+$&quot;;TRIM([.I486])));&quot;&quot;)">
            <text:p/>
          </table:table-cell>
          <table:table-cell table:formula="of:=IF(NOT(ISERR(FIND(&quot; &quot;;TRIM([.I486]))));RIGHT(TRIM([.I486]);LEN(TRIM([.I486]))-SEARCH(&quot;\s(?:.(?!\s))+$&quot;;TRIM([.I48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7]))));LEFT(TRIM([.J487]);FIND(&quot; &quot;;TRIM([.J487]))-1);&quot;&quot;)">
            <text:p/>
          </table:table-cell>
          <table:table-cell table:formula="of:=IF(NOT(ISERR(FIND(&quot; &quot;;TRIM([.J487]))));RIGHT(TRIM([.J487]);LEN(TRIM([.J487]))-FIND(&quot; &quot;;TRIM([.J487])));&quot;&quot;)">
            <text:p/>
          </table:table-cell>
          <table:table-cell table:formula="of:=IF(NOT(ISERR(FIND(&quot; &quot;;TRIM([.I487]))));LEFT(TRIM([.I487]);SEARCH(&quot;\s(?:.(?!\s))+$&quot;;TRIM([.I487])));&quot;&quot;)">
            <text:p/>
          </table:table-cell>
          <table:table-cell table:formula="of:=IF(NOT(ISERR(FIND(&quot; &quot;;TRIM([.I487]))));RIGHT(TRIM([.I487]);LEN(TRIM([.I487]))-SEARCH(&quot;\s(?:.(?!\s))+$&quot;;TRIM([.I48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8]))));LEFT(TRIM([.J488]);FIND(&quot; &quot;;TRIM([.J488]))-1);&quot;&quot;)">
            <text:p/>
          </table:table-cell>
          <table:table-cell table:formula="of:=IF(NOT(ISERR(FIND(&quot; &quot;;TRIM([.J488]))));RIGHT(TRIM([.J488]);LEN(TRIM([.J488]))-FIND(&quot; &quot;;TRIM([.J488])));&quot;&quot;)">
            <text:p/>
          </table:table-cell>
          <table:table-cell table:formula="of:=IF(NOT(ISERR(FIND(&quot; &quot;;TRIM([.I488]))));LEFT(TRIM([.I488]);SEARCH(&quot;\s(?:.(?!\s))+$&quot;;TRIM([.I488])));&quot;&quot;)">
            <text:p/>
          </table:table-cell>
          <table:table-cell table:formula="of:=IF(NOT(ISERR(FIND(&quot; &quot;;TRIM([.I488]))));RIGHT(TRIM([.I488]);LEN(TRIM([.I488]))-SEARCH(&quot;\s(?:.(?!\s))+$&quot;;TRIM([.I48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9]))));LEFT(TRIM([.J489]);FIND(&quot; &quot;;TRIM([.J489]))-1);&quot;&quot;)">
            <text:p/>
          </table:table-cell>
          <table:table-cell table:formula="of:=IF(NOT(ISERR(FIND(&quot; &quot;;TRIM([.J489]))));RIGHT(TRIM([.J489]);LEN(TRIM([.J489]))-FIND(&quot; &quot;;TRIM([.J489])));&quot;&quot;)">
            <text:p/>
          </table:table-cell>
          <table:table-cell table:formula="of:=IF(NOT(ISERR(FIND(&quot; &quot;;TRIM([.I489]))));LEFT(TRIM([.I489]);SEARCH(&quot;\s(?:.(?!\s))+$&quot;;TRIM([.I489])));&quot;&quot;)">
            <text:p/>
          </table:table-cell>
          <table:table-cell table:formula="of:=IF(NOT(ISERR(FIND(&quot; &quot;;TRIM([.I489]))));RIGHT(TRIM([.I489]);LEN(TRIM([.I489]))-SEARCH(&quot;\s(?:.(?!\s))+$&quot;;TRIM([.I48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0]))));LEFT(TRIM([.J490]);FIND(&quot; &quot;;TRIM([.J490]))-1);&quot;&quot;)">
            <text:p/>
          </table:table-cell>
          <table:table-cell table:formula="of:=IF(NOT(ISERR(FIND(&quot; &quot;;TRIM([.J490]))));RIGHT(TRIM([.J490]);LEN(TRIM([.J490]))-FIND(&quot; &quot;;TRIM([.J490])));&quot;&quot;)">
            <text:p/>
          </table:table-cell>
          <table:table-cell table:formula="of:=IF(NOT(ISERR(FIND(&quot; &quot;;TRIM([.I490]))));LEFT(TRIM([.I490]);SEARCH(&quot;\s(?:.(?!\s))+$&quot;;TRIM([.I490])));&quot;&quot;)">
            <text:p/>
          </table:table-cell>
          <table:table-cell table:formula="of:=IF(NOT(ISERR(FIND(&quot; &quot;;TRIM([.I490]))));RIGHT(TRIM([.I490]);LEN(TRIM([.I490]))-SEARCH(&quot;\s(?:.(?!\s))+$&quot;;TRIM([.I49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1]))));LEFT(TRIM([.J491]);FIND(&quot; &quot;;TRIM([.J491]))-1);&quot;&quot;)">
            <text:p/>
          </table:table-cell>
          <table:table-cell table:formula="of:=IF(NOT(ISERR(FIND(&quot; &quot;;TRIM([.J491]))));RIGHT(TRIM([.J491]);LEN(TRIM([.J491]))-FIND(&quot; &quot;;TRIM([.J491])));&quot;&quot;)">
            <text:p/>
          </table:table-cell>
          <table:table-cell table:formula="of:=IF(NOT(ISERR(FIND(&quot; &quot;;TRIM([.I491]))));LEFT(TRIM([.I491]);SEARCH(&quot;\s(?:.(?!\s))+$&quot;;TRIM([.I491])));&quot;&quot;)">
            <text:p/>
          </table:table-cell>
          <table:table-cell table:formula="of:=IF(NOT(ISERR(FIND(&quot; &quot;;TRIM([.I491]))));RIGHT(TRIM([.I491]);LEN(TRIM([.I491]))-SEARCH(&quot;\s(?:.(?!\s))+$&quot;;TRIM([.I49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2]))));LEFT(TRIM([.J492]);FIND(&quot; &quot;;TRIM([.J492]))-1);&quot;&quot;)">
            <text:p/>
          </table:table-cell>
          <table:table-cell table:formula="of:=IF(NOT(ISERR(FIND(&quot; &quot;;TRIM([.J492]))));RIGHT(TRIM([.J492]);LEN(TRIM([.J492]))-FIND(&quot; &quot;;TRIM([.J492])));&quot;&quot;)">
            <text:p/>
          </table:table-cell>
          <table:table-cell table:formula="of:=IF(NOT(ISERR(FIND(&quot; &quot;;TRIM([.I492]))));LEFT(TRIM([.I492]);SEARCH(&quot;\s(?:.(?!\s))+$&quot;;TRIM([.I492])));&quot;&quot;)">
            <text:p/>
          </table:table-cell>
          <table:table-cell table:formula="of:=IF(NOT(ISERR(FIND(&quot; &quot;;TRIM([.I492]))));RIGHT(TRIM([.I492]);LEN(TRIM([.I492]))-SEARCH(&quot;\s(?:.(?!\s))+$&quot;;TRIM([.I49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3]))));LEFT(TRIM([.J493]);FIND(&quot; &quot;;TRIM([.J493]))-1);&quot;&quot;)">
            <text:p/>
          </table:table-cell>
          <table:table-cell table:formula="of:=IF(NOT(ISERR(FIND(&quot; &quot;;TRIM([.J493]))));RIGHT(TRIM([.J493]);LEN(TRIM([.J493]))-FIND(&quot; &quot;;TRIM([.J493])));&quot;&quot;)">
            <text:p/>
          </table:table-cell>
          <table:table-cell table:formula="of:=IF(NOT(ISERR(FIND(&quot; &quot;;TRIM([.I493]))));LEFT(TRIM([.I493]);SEARCH(&quot;\s(?:.(?!\s))+$&quot;;TRIM([.I493])));&quot;&quot;)">
            <text:p/>
          </table:table-cell>
          <table:table-cell table:formula="of:=IF(NOT(ISERR(FIND(&quot; &quot;;TRIM([.I493]))));RIGHT(TRIM([.I493]);LEN(TRIM([.I493]))-SEARCH(&quot;\s(?:.(?!\s))+$&quot;;TRIM([.I49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4]))));LEFT(TRIM([.J494]);FIND(&quot; &quot;;TRIM([.J494]))-1);&quot;&quot;)">
            <text:p/>
          </table:table-cell>
          <table:table-cell table:formula="of:=IF(NOT(ISERR(FIND(&quot; &quot;;TRIM([.J494]))));RIGHT(TRIM([.J494]);LEN(TRIM([.J494]))-FIND(&quot; &quot;;TRIM([.J494])));&quot;&quot;)">
            <text:p/>
          </table:table-cell>
          <table:table-cell table:formula="of:=IF(NOT(ISERR(FIND(&quot; &quot;;TRIM([.I494]))));LEFT(TRIM([.I494]);SEARCH(&quot;\s(?:.(?!\s))+$&quot;;TRIM([.I494])));&quot;&quot;)">
            <text:p/>
          </table:table-cell>
          <table:table-cell table:formula="of:=IF(NOT(ISERR(FIND(&quot; &quot;;TRIM([.I494]))));RIGHT(TRIM([.I494]);LEN(TRIM([.I494]))-SEARCH(&quot;\s(?:.(?!\s))+$&quot;;TRIM([.I49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5]))));LEFT(TRIM([.J495]);FIND(&quot; &quot;;TRIM([.J495]))-1);&quot;&quot;)">
            <text:p/>
          </table:table-cell>
          <table:table-cell table:formula="of:=IF(NOT(ISERR(FIND(&quot; &quot;;TRIM([.J495]))));RIGHT(TRIM([.J495]);LEN(TRIM([.J495]))-FIND(&quot; &quot;;TRIM([.J495])));&quot;&quot;)">
            <text:p/>
          </table:table-cell>
          <table:table-cell table:formula="of:=IF(NOT(ISERR(FIND(&quot; &quot;;TRIM([.I495]))));LEFT(TRIM([.I495]);SEARCH(&quot;\s(?:.(?!\s))+$&quot;;TRIM([.I495])));&quot;&quot;)">
            <text:p/>
          </table:table-cell>
          <table:table-cell table:formula="of:=IF(NOT(ISERR(FIND(&quot; &quot;;TRIM([.I495]))));RIGHT(TRIM([.I495]);LEN(TRIM([.I495]))-SEARCH(&quot;\s(?:.(?!\s))+$&quot;;TRIM([.I49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6]))));LEFT(TRIM([.J496]);FIND(&quot; &quot;;TRIM([.J496]))-1);&quot;&quot;)">
            <text:p/>
          </table:table-cell>
          <table:table-cell table:formula="of:=IF(NOT(ISERR(FIND(&quot; &quot;;TRIM([.J496]))));RIGHT(TRIM([.J496]);LEN(TRIM([.J496]))-FIND(&quot; &quot;;TRIM([.J496])));&quot;&quot;)">
            <text:p/>
          </table:table-cell>
          <table:table-cell table:formula="of:=IF(NOT(ISERR(FIND(&quot; &quot;;TRIM([.I496]))));LEFT(TRIM([.I496]);SEARCH(&quot;\s(?:.(?!\s))+$&quot;;TRIM([.I496])));&quot;&quot;)">
            <text:p/>
          </table:table-cell>
          <table:table-cell table:formula="of:=IF(NOT(ISERR(FIND(&quot; &quot;;TRIM([.I496]))));RIGHT(TRIM([.I496]);LEN(TRIM([.I496]))-SEARCH(&quot;\s(?:.(?!\s))+$&quot;;TRIM([.I49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7]))));LEFT(TRIM([.J497]);FIND(&quot; &quot;;TRIM([.J497]))-1);&quot;&quot;)">
            <text:p/>
          </table:table-cell>
          <table:table-cell table:formula="of:=IF(NOT(ISERR(FIND(&quot; &quot;;TRIM([.J497]))));RIGHT(TRIM([.J497]);LEN(TRIM([.J497]))-FIND(&quot; &quot;;TRIM([.J497])));&quot;&quot;)">
            <text:p/>
          </table:table-cell>
          <table:table-cell table:formula="of:=IF(NOT(ISERR(FIND(&quot; &quot;;TRIM([.I497]))));LEFT(TRIM([.I497]);SEARCH(&quot;\s(?:.(?!\s))+$&quot;;TRIM([.I497])));&quot;&quot;)">
            <text:p/>
          </table:table-cell>
          <table:table-cell table:formula="of:=IF(NOT(ISERR(FIND(&quot; &quot;;TRIM([.I497]))));RIGHT(TRIM([.I497]);LEN(TRIM([.I497]))-SEARCH(&quot;\s(?:.(?!\s))+$&quot;;TRIM([.I49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8]))));LEFT(TRIM([.J498]);FIND(&quot; &quot;;TRIM([.J498]))-1);&quot;&quot;)">
            <text:p/>
          </table:table-cell>
          <table:table-cell table:formula="of:=IF(NOT(ISERR(FIND(&quot; &quot;;TRIM([.J498]))));RIGHT(TRIM([.J498]);LEN(TRIM([.J498]))-FIND(&quot; &quot;;TRIM([.J498])));&quot;&quot;)">
            <text:p/>
          </table:table-cell>
          <table:table-cell table:formula="of:=IF(NOT(ISERR(FIND(&quot; &quot;;TRIM([.I498]))));LEFT(TRIM([.I498]);SEARCH(&quot;\s(?:.(?!\s))+$&quot;;TRIM([.I498])));&quot;&quot;)">
            <text:p/>
          </table:table-cell>
          <table:table-cell table:formula="of:=IF(NOT(ISERR(FIND(&quot; &quot;;TRIM([.I498]))));RIGHT(TRIM([.I498]);LEN(TRIM([.I498]))-SEARCH(&quot;\s(?:.(?!\s))+$&quot;;TRIM([.I49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9]))));LEFT(TRIM([.J499]);FIND(&quot; &quot;;TRIM([.J499]))-1);&quot;&quot;)">
            <text:p/>
          </table:table-cell>
          <table:table-cell table:formula="of:=IF(NOT(ISERR(FIND(&quot; &quot;;TRIM([.J499]))));RIGHT(TRIM([.J499]);LEN(TRIM([.J499]))-FIND(&quot; &quot;;TRIM([.J499])));&quot;&quot;)">
            <text:p/>
          </table:table-cell>
          <table:table-cell table:formula="of:=IF(NOT(ISERR(FIND(&quot; &quot;;TRIM([.I499]))));LEFT(TRIM([.I499]);SEARCH(&quot;\s(?:.(?!\s))+$&quot;;TRIM([.I499])));&quot;&quot;)">
            <text:p/>
          </table:table-cell>
          <table:table-cell table:formula="of:=IF(NOT(ISERR(FIND(&quot; &quot;;TRIM([.I499]))));RIGHT(TRIM([.I499]);LEN(TRIM([.I499]))-SEARCH(&quot;\s(?:.(?!\s))+$&quot;;TRIM([.I49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500]))));LEFT(TRIM([.J500]);FIND(&quot; &quot;;TRIM([.J500]))-1);&quot;&quot;)">
            <text:p/>
          </table:table-cell>
          <table:table-cell table:formula="of:=IF(NOT(ISERR(FIND(&quot; &quot;;TRIM([.J500]))));RIGHT(TRIM([.J500]);LEN(TRIM([.J500]))-FIND(&quot; &quot;;TRIM([.J500])));&quot;&quot;)">
            <text:p/>
          </table:table-cell>
          <table:table-cell table:formula="of:=IF(NOT(ISERR(FIND(&quot; &quot;;TRIM([.I500]))));LEFT(TRIM([.I500]);SEARCH(&quot;\s(?:.(?!\s))+$&quot;;TRIM([.I500])));&quot;&quot;)">
            <text:p/>
          </table:table-cell>
          <table:table-cell table:formula="of:=IF(NOT(ISERR(FIND(&quot; &quot;;TRIM([.I500]))));RIGHT(TRIM([.I500]);LEN(TRIM([.I500]))-SEARCH(&quot;\s(?:.(?!\s))+$&quot;;TRIM([.I500])));&quot;&quot;)">
            <text:p/>
          </table:table-cell>
          <table:table-cell table:number-columns-repeated="26"/>
        </table:table-row>
        <table:table-row table:style-name="ro1" table:number-rows-repeated="104807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Abotyp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table:style-name="Default" office:value-type="string" calcext:value-type="string">
            <text:p>aktiv</text:p>
          </table:table-cell>
          <table:table-cell table:style-name="Default" office:value-type="string" calcext:value-type="string">
            <text:p>kuendigungsfrist</text:p>
          </table:table-cell>
          <table:table-cell table:style-name="Default" office:value-type="string" calcext:value-type="string">
            <text:p>vertragslaufzeit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string" calcext:value-type="string">
            <text:p>klein Vegi</text:p>
          </table:table-cell>
          <table:table-cell office:value-type="string" calcext:value-type="string">
            <text:p>kleinen Vegi Korb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 Fleisch</text:p>
          </table:table-cell>
          <table:table-cell office:value-type="string" calcext:value-type="string">
            <text:p>klein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Vegi</text:p>
          </table:table-cell>
          <table:table-cell office:value-type="string" calcext:value-type="string">
            <text:p>grossen Vegi Korb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Fleisch</text:p>
          </table:table-cell>
          <table:table-cell office:value-type="string" calcext:value-type="string">
            <text:p>gross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 Vegan</text:p>
          </table:table-cell>
          <table:table-cell office:value-type="string" calcext:value-type="string">
            <text:p>kleinen Vegan Korb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Vegan</text:p>
          </table:table-cell>
          <table:table-cell office:value-type="string" calcext:value-type="string">
            <text:p>grossen Vegan Korb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4"/>
        </table:table-row>
      </table:table>
      <table:table table:name="Depot" table:style-name="ta1">
        <office:forms form:automatic-focus="false" form:apply-design-mode="false"/>
        <table:table-column table:style-name="co10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string" calcext:value-type="string">
            <text:p>Quartierladen</text:p>
          </table:table-cell>
          <table:table-cell office:value-type="string" calcext:value-type="string">
            <text:p>i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 Trump</text:p>
          </table:table-cell>
          <table:table-cell office:value-type="string" calcext:value-type="string">
            <text:p>in der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önefeld</text:p>
          </table:table-cell>
          <table:table-cell office:value-type="string" calcext:value-type="string">
            <text:p>in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zblitz</text:p>
          </table:table-cell>
          <table:table-cell office:value-type="string" calcext:value-type="string">
            <text:p>im</text:p>
          </table:table-cell>
          <table:table-cell office:value-type="float" office:value="4194368" calcext:value-type="float">
            <text:p>41943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erland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s Ecke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 Zumstein</text:p>
          </table:table-cell>
          <table:table-cell office:value-type="string" calcext:value-type="string">
            <text:p>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uz</text:p>
          </table:table-cell>
          <table:table-cell office:value-type="string" calcext:value-type="string">
            <text:p>z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G Zumtor</text:p>
          </table:table-cell>
          <table:table-cell office:value-type="string" calcext:value-type="string">
            <text:p>in 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ProduktArten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, Beer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Produzenten" table:style-name="ta1">
        <table:table-column table:style-name="co5" table:number-columns-repeated="4" table:default-cell-style-name="ce3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table:formula="of:=IF(NOT(ISERR(FIND(&quot; &quot;;TRIM([.I2]))));LEFT(TRIM([.I2]);FIND(&quot; &quot;;TRIM([.I2]))-1);&quot;&quot;)" office:value-type="string" office:string-value="4000" calcext:value-type="string">
            <text:p>4000</text:p>
          </table:table-cell>
          <table:table-cell table:formula="of:=IF(NOT(ISERR(FIND(&quot; &quot;;TRIM([.I2]))));RIGHT(TRIM([.I2]);LEN(TRIM([.I2]))-FIND(&quot; &quot;;TRIM([.I2])));&quot;&quot;)" office:value-type="string" office:string-value="Zürich" calcext:value-type="string">
            <text:p>Zürich</text:p>
          </table:table-cell>
          <table:table-cell table:style-name="ce4" table:formula="of:=IF(NOT(ISERR(FIND(&quot; &quot;;TRIM([.H2]))));LEFT(TRIM([.H2]);SEARCH(&quot;\s(?:.(?!\s))+$&quot;;TRIM([.H2])));[.H2])" office:value-type="string" office:string-value="Salzstrasse " calcext:value-type="string">
            <text:p>Salzstrasse </text:p>
          </table:table-cell>
          <table:table-cell table:formula="of:=IF(NOT(ISERR(FIND(&quot; &quot;;TRIM([.H2]))));RIGHT(TRIM([.H2]);LEN(TRIM([.H2]))-SEARCH(&quot;\s(?:.(?!\s))+$&quot;;TRIM([.H2])));&quot;&quot;)" office:value-type="string" office:string-value="5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5</text:p>
          </table:table-cell>
          <table:table-cell office:value-type="string" calcext:value-type="string">
            <text:p>4000 Zürich</text:p>
          </table:table-cell>
          <table:table-cell office:value-type="string" calcext:value-type="string">
            <text:p>Housi &amp; Irene</text:p>
          </table:table-cell>
          <table:table-cell table:number-columns-repeated="4"/>
        </table:table-row>
        <table:table-row table:style-name="ro1">
          <table:table-cell table:formula="of:=IF(NOT(ISERR(FIND(&quot; &quot;;TRIM([.I3]))));LEFT(TRIM([.I3]);FIND(&quot; &quot;;TRIM([.I3]))-1);&quot;&quot;)" office:value-type="string" office:string-value="2000" calcext:value-type="string">
            <text:p>2000</text:p>
          </table:table-cell>
          <table:table-cell table:formula="of:=IF(NOT(ISERR(FIND(&quot; &quot;;TRIM([.I3]))));RIGHT(TRIM([.I3]);LEN(TRIM([.I3]))-FIND(&quot; &quot;;TRIM([.I3])));&quot;&quot;)" office:value-type="string" office:string-value="Biel" calcext:value-type="string">
            <text:p>Biel</text:p>
          </table:table-cell>
          <table:table-cell table:formula="of:=IF(NOT(ISERR(FIND(&quot; &quot;;TRIM([.H3]))));LEFT(TRIM([.H3]);SEARCH(&quot;\s(?:.(?!\s))+$&quot;;TRIM([.H3])));&quot;&quot;)" office:value-type="string" office:string-value="Dorfzentrum " calcext:value-type="string">
            <text:p>Dorfzentrum </text:p>
          </table:table-cell>
          <table:table-cell table:formula="of:=IF(NOT(ISERR(FIND(&quot; &quot;;TRIM([.H3]))));RIGHT(TRIM([.H3]);LEN(TRIM([.H3]))-SEARCH(&quot;\s(?:.(?!\s))+$&quot;;TRIM([.H3])));&quot;&quot;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Dorfzentrum 1</text:p>
          </table:table-cell>
          <table:table-cell office:value-type="string" calcext:value-type="string">
            <text:p>2000 Biel</text:p>
          </table:table-cell>
          <table:table-cell office:value-type="string" calcext:value-type="string">
            <text:p>Mathias und Thomas</text:p>
          </table:table-cell>
          <table:table-cell table:number-columns-repeated="4"/>
        </table:table-row>
        <table:table-row table:style-name="ro1">
          <table:table-cell table:formula="of:=IF(NOT(ISERR(FIND(&quot; &quot;;TRIM([.I4]))));LEFT(TRIM([.I4]);FIND(&quot; &quot;;TRIM([.I4]))-1);&quot;&quot;)" office:value-type="string" office:string-value="3184" calcext:value-type="string">
            <text:p>3184</text:p>
          </table:table-cell>
          <table:table-cell table:formula="of:=IF(NOT(ISERR(FIND(&quot; &quot;;TRIM([.I4]))));RIGHT(TRIM([.I4]);LEN(TRIM([.I4]))-FIND(&quot; &quot;;TRIM([.I4])));&quot;&quot;)" office:value-type="string" office:string-value="Wünnewil" calcext:value-type="string">
            <text:p>Wünnewil</text:p>
          </table:table-cell>
          <table:table-cell table:formula="of:=IF(NOT(ISERR(FIND(&quot; &quot;;TRIM([.H4]))));LEFT(TRIM([.H4]);SEARCH(&quot;\s(?:.(?!\s))+$&quot;;TRIM([.H4])));&quot;&quot;)" office:value-type="string" office:string-value="Bernstrasse " calcext:value-type="string">
            <text:p>Bernstrasse </text:p>
          </table:table-cell>
          <table:table-cell table:formula="of:=IF(NOT(ISERR(FIND(&quot; &quot;;TRIM([.H4]))));RIGHT(TRIM([.H4]);LEN(TRIM([.H4]))-SEARCH(&quot;\s(?:.(?!\s))+$&quot;;TRIM([.H4])));&quot;&quot;)" office:value-type="string" office:string-value="7812" calcext:value-type="string">
            <text:p>7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Bernstrasse 7812</text:p>
          </table:table-cell>
          <table:table-cell office:value-type="string" calcext:value-type="string">
            <text:p>3184 Wünnewil</text:p>
          </table:table-cell>
          <table:table-cell office:value-type="string" calcext:value-type="string">
            <text:p>Genossenschaft zur Linde</text:p>
          </table:table-cell>
          <table:table-cell table:number-columns-repeated="4"/>
        </table:table-row>
        <table:table-row table:style-name="ro1">
          <table:table-cell table:formula="of:=IF(NOT(ISERR(FIND(&quot; &quot;;TRIM([.I5]))));LEFT(TRIM([.I5]);FIND(&quot; &quot;;TRIM([.I5]))-1);&quot;&quot;)" office:value-type="string" office:string-value="3399" calcext:value-type="string">
            <text:p>3399</text:p>
          </table:table-cell>
          <table:table-cell table:formula="of:=IF(NOT(ISERR(FIND(&quot; &quot;;TRIM([.I5]))));RIGHT(TRIM([.I5]);LEN(TRIM([.I5]))-FIND(&quot; &quot;;TRIM([.I5])));&quot;&quot;)" office:value-type="string" office:string-value="Seeland" calcext:value-type="string">
            <text:p>Seeland</text:p>
          </table:table-cell>
          <table:table-cell table:formula="of:=IF(NOT(ISERR(FIND(&quot; &quot;;TRIM([.H5]))));LEFT(TRIM([.H5]);SEARCH(&quot;\s(?:.(?!\s))+$&quot;;TRIM([.H5])));&quot;&quot;)" office:value-type="string" office:string-value="im Mösli " calcext:value-type="string">
            <text:p>im Mösli </text:p>
          </table:table-cell>
          <table:table-cell table:formula="of:=IF(NOT(ISERR(FIND(&quot; &quot;;TRIM([.H5]))));RIGHT(TRIM([.H5]);LEN(TRIM([.H5]))-SEARCH(&quot;\s(?:.(?!\s))+$&quot;;TRIM([.H5])));&quot;&quot;)" office:value-type="string" office:string-value="3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im Mösli 3</text:p>
          </table:table-cell>
          <table:table-cell office:value-type="string" calcext:value-type="string">
            <text:p>3399 Seeland</text:p>
          </table:table-cell>
          <table:table-cell office:value-type="string" calcext:value-type="string">
            <text:p>Hof im Heim</text:p>
          </table:table-cell>
          <table:table-cell table:number-columns-repeated="4"/>
        </table:table-row>
        <table:table-row table:style-name="ro1">
          <table:table-cell table:formula="of:=IF(NOT(ISERR(FIND(&quot; &quot;;TRIM([.I6]))));LEFT(TRIM([.I6]);FIND(&quot; &quot;;TRIM([.I6]))-1);&quot;&quot;)" office:value-type="string" office:string-value="3000" calcext:value-type="string">
            <text:p>3000</text:p>
          </table:table-cell>
          <table:table-cell table:formula="of:=IF(NOT(ISERR(FIND(&quot; &quot;;TRIM([.I6]))));RIGHT(TRIM([.I6]);LEN(TRIM([.I6]))-FIND(&quot; &quot;;TRIM([.I6])));&quot;&quot;)" office:value-type="string" office:string-value="Bern" calcext:value-type="string">
            <text:p>Bern</text:p>
          </table:table-cell>
          <table:table-cell table:formula="of:=IF(NOT(ISERR(FIND(&quot; &quot;;TRIM([.H6]))));LEFT(TRIM([.H6]);SEARCH(&quot;\s(?:.(?!\s))+$&quot;;TRIM([.H6])));&quot;&quot;)" office:value-type="string" office:string-value="Zusatz zur " calcext:value-type="string">
            <text:p>Zusatz zur </text:p>
          </table:table-cell>
          <table:table-cell table:formula="of:=IF(NOT(ISERR(FIND(&quot; &quot;;TRIM([.H6]))));RIGHT(TRIM([.H6]);LEN(TRIM([.H6]))-SEARCH(&quot;\s(?:.(?!\s))+$&quot;;TRIM([.H6])));&quot;&quot;)" office:value-type="string" office:string-value="Adresse" calcext:value-type="string">
            <text:p>Adres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Zusatz zur Adresse</text:p>
          </table:table-cell>
          <table:table-cell office:value-type="string" calcext:value-type="string">
            <text:p>3000 Bern</text:p>
          </table:table-cell>
          <table:table-cell office:value-type="string" calcext:value-type="string">
            <text:p>Familienbetrieb Zomz</text:p>
          </table:table-cell>
          <table:table-cell table:number-columns-repeated="4"/>
        </table:table-row>
        <table:table-row table:style-name="ro1">
          <table:table-cell table:formula="of:=IF(NOT(ISERR(FIND(&quot; &quot;;TRIM([.I7]))));LEFT(TRIM([.I7]);FIND(&quot; &quot;;TRIM([.I7]))-1);&quot;&quot;)" office:value-type="string" office:string-value="1000" calcext:value-type="string">
            <text:p>1000</text:p>
          </table:table-cell>
          <table:table-cell table:formula="of:=IF(NOT(ISERR(FIND(&quot; &quot;;TRIM([.I7]))));RIGHT(TRIM([.I7]);LEN(TRIM([.I7]))-FIND(&quot; &quot;;TRIM([.I7])));&quot;&quot;)" office:value-type="string" office:string-value="Lausanne" calcext:value-type="string">
            <text:p>Lausanne</text:p>
          </table:table-cell>
          <table:table-cell table:formula="of:=IF(NOT(ISERR(FIND(&quot; &quot;;TRIM([.H7]))));LEFT(TRIM([.H7]);SEARCH(&quot;\s(?:.(?!\s))+$&quot;;TRIM([.H7])));&quot;&quot;)" office:value-type="string" office:string-value="End der Strass " calcext:value-type="string">
            <text:p>End der Strass </text:p>
          </table:table-cell>
          <table:table-cell table:formula="of:=IF(NOT(ISERR(FIND(&quot; &quot;;TRIM([.H7]))));RIGHT(TRIM([.H7]);LEN(TRIM([.H7]))-SEARCH(&quot;\s(?:.(?!\s))+$&quot;;TRIM([.H7])));&quot;&quot;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d der Strass 1</text:p>
          </table:table-cell>
          <table:table-cell office:value-type="string" calcext:value-type="string">
            <text:p>1000 Lausanne</text:p>
          </table:table-cell>
          <table:table-cell office:value-type="string" calcext:value-type="string">
            <text:p>Die Einheimischen</text:p>
          </table:table-cell>
          <table:table-cell table:number-columns-repeated="4"/>
        </table:table-row>
        <table:table-row table:style-name="ro1">
          <table:table-cell table:formula="of:=IF(NOT(ISERR(FIND(&quot; &quot;;TRIM([.I8]))));LEFT(TRIM([.I8]);FIND(&quot; &quot;;TRIM([.I8]))-1);&quot;&quot;)">
            <text:p/>
          </table:table-cell>
          <table:table-cell table:formula="of:=IF(NOT(ISERR(FIND(&quot; &quot;;TRIM([.I8]))));RIGHT(TRIM([.I8]);LEN(TRIM([.I8]))-FIND(&quot; &quot;;TRIM([.I8])));&quot;&quot;)">
            <text:p/>
          </table:table-cell>
          <table:table-cell table:formula="of:=IF(NOT(ISERR(FIND(&quot; &quot;;TRIM([.H8]))));LEFT(TRIM([.H8]);SEARCH(&quot;\s(?:.(?!\s))+$&quot;;TRIM([.H8])));&quot;&quot;)">
            <text:p/>
          </table:table-cell>
          <table:table-cell table:formula="of:=IF(NOT(ISERR(FIND(&quot; &quot;;TRIM([.H8]))));RIGHT(TRIM([.H8]);LEN(TRIM([.H8]))-SEARCH(&quot;\s(?:.(?!\s))+$&quot;;TRIM([.H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]))));LEFT(TRIM([.I9]);FIND(&quot; &quot;;TRIM([.I9]))-1);&quot;&quot;)">
            <text:p/>
          </table:table-cell>
          <table:table-cell table:formula="of:=IF(NOT(ISERR(FIND(&quot; &quot;;TRIM([.I9]))));RIGHT(TRIM([.I9]);LEN(TRIM([.I9]))-FIND(&quot; &quot;;TRIM([.I9])));&quot;&quot;)">
            <text:p/>
          </table:table-cell>
          <table:table-cell table:formula="of:=IF(NOT(ISERR(FIND(&quot; &quot;;TRIM([.H9]))));LEFT(TRIM([.H9]);SEARCH(&quot;\s(?:.(?!\s))+$&quot;;TRIM([.H9])));&quot;&quot;)">
            <text:p/>
          </table:table-cell>
          <table:table-cell table:formula="of:=IF(NOT(ISERR(FIND(&quot; &quot;;TRIM([.H9]))));RIGHT(TRIM([.H9]);LEN(TRIM([.H9]))-SEARCH(&quot;\s(?:.(?!\s))+$&quot;;TRIM([.H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]))));LEFT(TRIM([.I10]);FIND(&quot; &quot;;TRIM([.I10]))-1);&quot;&quot;)">
            <text:p/>
          </table:table-cell>
          <table:table-cell table:formula="of:=IF(NOT(ISERR(FIND(&quot; &quot;;TRIM([.I10]))));RIGHT(TRIM([.I10]);LEN(TRIM([.I10]))-FIND(&quot; &quot;;TRIM([.I10])));&quot;&quot;)">
            <text:p/>
          </table:table-cell>
          <table:table-cell table:formula="of:=IF(NOT(ISERR(FIND(&quot; &quot;;TRIM([.H10]))));LEFT(TRIM([.H10]);SEARCH(&quot;\s(?:.(?!\s))+$&quot;;TRIM([.H10])));&quot;&quot;)">
            <text:p/>
          </table:table-cell>
          <table:table-cell table:formula="of:=IF(NOT(ISERR(FIND(&quot; &quot;;TRIM([.H10]))));RIGHT(TRIM([.H10]);LEN(TRIM([.H10]))-SEARCH(&quot;\s(?:.(?!\s))+$&quot;;TRIM([.H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]))));LEFT(TRIM([.I11]);FIND(&quot; &quot;;TRIM([.I11]))-1);&quot;&quot;)">
            <text:p/>
          </table:table-cell>
          <table:table-cell table:formula="of:=IF(NOT(ISERR(FIND(&quot; &quot;;TRIM([.I11]))));RIGHT(TRIM([.I11]);LEN(TRIM([.I11]))-FIND(&quot; &quot;;TRIM([.I11])));&quot;&quot;)">
            <text:p/>
          </table:table-cell>
          <table:table-cell table:formula="of:=IF(NOT(ISERR(FIND(&quot; &quot;;TRIM([.H11]))));LEFT(TRIM([.H11]);SEARCH(&quot;\s(?:.(?!\s))+$&quot;;TRIM([.H11])));&quot;&quot;)">
            <text:p/>
          </table:table-cell>
          <table:table-cell table:formula="of:=IF(NOT(ISERR(FIND(&quot; &quot;;TRIM([.H11]))));RIGHT(TRIM([.H11]);LEN(TRIM([.H11]))-SEARCH(&quot;\s(?:.(?!\s))+$&quot;;TRIM([.H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]))));LEFT(TRIM([.I12]);FIND(&quot; &quot;;TRIM([.I12]))-1);&quot;&quot;)">
            <text:p/>
          </table:table-cell>
          <table:table-cell table:formula="of:=IF(NOT(ISERR(FIND(&quot; &quot;;TRIM([.I12]))));RIGHT(TRIM([.I12]);LEN(TRIM([.I12]))-FIND(&quot; &quot;;TRIM([.I12])));&quot;&quot;)">
            <text:p/>
          </table:table-cell>
          <table:table-cell table:formula="of:=IF(NOT(ISERR(FIND(&quot; &quot;;TRIM([.H12]))));LEFT(TRIM([.H12]);SEARCH(&quot;\s(?:.(?!\s))+$&quot;;TRIM([.H12])));&quot;&quot;)">
            <text:p/>
          </table:table-cell>
          <table:table-cell table:formula="of:=IF(NOT(ISERR(FIND(&quot; &quot;;TRIM([.H12]))));RIGHT(TRIM([.H12]);LEN(TRIM([.H12]))-SEARCH(&quot;\s(?:.(?!\s))+$&quot;;TRIM([.H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]))));LEFT(TRIM([.I13]);FIND(&quot; &quot;;TRIM([.I13]))-1);&quot;&quot;)">
            <text:p/>
          </table:table-cell>
          <table:table-cell table:formula="of:=IF(NOT(ISERR(FIND(&quot; &quot;;TRIM([.I13]))));RIGHT(TRIM([.I13]);LEN(TRIM([.I13]))-FIND(&quot; &quot;;TRIM([.I13])));&quot;&quot;)">
            <text:p/>
          </table:table-cell>
          <table:table-cell table:formula="of:=IF(NOT(ISERR(FIND(&quot; &quot;;TRIM([.H13]))));LEFT(TRIM([.H13]);SEARCH(&quot;\s(?:.(?!\s))+$&quot;;TRIM([.H13])));&quot;&quot;)">
            <text:p/>
          </table:table-cell>
          <table:table-cell table:formula="of:=IF(NOT(ISERR(FIND(&quot; &quot;;TRIM([.H13]))));RIGHT(TRIM([.H13]);LEN(TRIM([.H13]))-SEARCH(&quot;\s(?:.(?!\s))+$&quot;;TRIM([.H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]))));LEFT(TRIM([.I14]);FIND(&quot; &quot;;TRIM([.I14]))-1);&quot;&quot;)">
            <text:p/>
          </table:table-cell>
          <table:table-cell table:formula="of:=IF(NOT(ISERR(FIND(&quot; &quot;;TRIM([.I14]))));RIGHT(TRIM([.I14]);LEN(TRIM([.I14]))-FIND(&quot; &quot;;TRIM([.I14])));&quot;&quot;)">
            <text:p/>
          </table:table-cell>
          <table:table-cell table:formula="of:=IF(NOT(ISERR(FIND(&quot; &quot;;TRIM([.H14]))));LEFT(TRIM([.H14]);SEARCH(&quot;\s(?:.(?!\s))+$&quot;;TRIM([.H14])));&quot;&quot;)">
            <text:p/>
          </table:table-cell>
          <table:table-cell table:formula="of:=IF(NOT(ISERR(FIND(&quot; &quot;;TRIM([.H14]))));RIGHT(TRIM([.H14]);LEN(TRIM([.H14]))-SEARCH(&quot;\s(?:.(?!\s))+$&quot;;TRIM([.H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]))));LEFT(TRIM([.I15]);FIND(&quot; &quot;;TRIM([.I15]))-1);&quot;&quot;)">
            <text:p/>
          </table:table-cell>
          <table:table-cell table:formula="of:=IF(NOT(ISERR(FIND(&quot; &quot;;TRIM([.I15]))));RIGHT(TRIM([.I15]);LEN(TRIM([.I15]))-FIND(&quot; &quot;;TRIM([.I15])));&quot;&quot;)">
            <text:p/>
          </table:table-cell>
          <table:table-cell table:formula="of:=IF(NOT(ISERR(FIND(&quot; &quot;;TRIM([.H15]))));LEFT(TRIM([.H15]);SEARCH(&quot;\s(?:.(?!\s))+$&quot;;TRIM([.H15])));&quot;&quot;)">
            <text:p/>
          </table:table-cell>
          <table:table-cell table:formula="of:=IF(NOT(ISERR(FIND(&quot; &quot;;TRIM([.H15]))));RIGHT(TRIM([.H15]);LEN(TRIM([.H15]))-SEARCH(&quot;\s(?:.(?!\s))+$&quot;;TRIM([.H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]))));LEFT(TRIM([.I16]);FIND(&quot; &quot;;TRIM([.I16]))-1);&quot;&quot;)">
            <text:p/>
          </table:table-cell>
          <table:table-cell table:formula="of:=IF(NOT(ISERR(FIND(&quot; &quot;;TRIM([.I16]))));RIGHT(TRIM([.I16]);LEN(TRIM([.I16]))-FIND(&quot; &quot;;TRIM([.I16])));&quot;&quot;)">
            <text:p/>
          </table:table-cell>
          <table:table-cell table:formula="of:=IF(NOT(ISERR(FIND(&quot; &quot;;TRIM([.H16]))));LEFT(TRIM([.H16]);SEARCH(&quot;\s(?:.(?!\s))+$&quot;;TRIM([.H16])));&quot;&quot;)">
            <text:p/>
          </table:table-cell>
          <table:table-cell table:formula="of:=IF(NOT(ISERR(FIND(&quot; &quot;;TRIM([.H16]))));RIGHT(TRIM([.H16]);LEN(TRIM([.H16]))-SEARCH(&quot;\s(?:.(?!\s))+$&quot;;TRIM([.H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]))));LEFT(TRIM([.I17]);FIND(&quot; &quot;;TRIM([.I17]))-1);&quot;&quot;)">
            <text:p/>
          </table:table-cell>
          <table:table-cell table:formula="of:=IF(NOT(ISERR(FIND(&quot; &quot;;TRIM([.I17]))));RIGHT(TRIM([.I17]);LEN(TRIM([.I17]))-FIND(&quot; &quot;;TRIM([.I17])));&quot;&quot;)">
            <text:p/>
          </table:table-cell>
          <table:table-cell table:formula="of:=IF(NOT(ISERR(FIND(&quot; &quot;;TRIM([.H17]))));LEFT(TRIM([.H17]);SEARCH(&quot;\s(?:.(?!\s))+$&quot;;TRIM([.H17])));&quot;&quot;)">
            <text:p/>
          </table:table-cell>
          <table:table-cell table:formula="of:=IF(NOT(ISERR(FIND(&quot; &quot;;TRIM([.H17]))));RIGHT(TRIM([.H17]);LEN(TRIM([.H17]))-SEARCH(&quot;\s(?:.(?!\s))+$&quot;;TRIM([.H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]))));LEFT(TRIM([.I18]);FIND(&quot; &quot;;TRIM([.I18]))-1);&quot;&quot;)">
            <text:p/>
          </table:table-cell>
          <table:table-cell table:formula="of:=IF(NOT(ISERR(FIND(&quot; &quot;;TRIM([.I18]))));RIGHT(TRIM([.I18]);LEN(TRIM([.I18]))-FIND(&quot; &quot;;TRIM([.I18])));&quot;&quot;)">
            <text:p/>
          </table:table-cell>
          <table:table-cell table:formula="of:=IF(NOT(ISERR(FIND(&quot; &quot;;TRIM([.H18]))));LEFT(TRIM([.H18]);SEARCH(&quot;\s(?:.(?!\s))+$&quot;;TRIM([.H18])));&quot;&quot;)">
            <text:p/>
          </table:table-cell>
          <table:table-cell table:formula="of:=IF(NOT(ISERR(FIND(&quot; &quot;;TRIM([.H18]))));RIGHT(TRIM([.H18]);LEN(TRIM([.H18]))-SEARCH(&quot;\s(?:.(?!\s))+$&quot;;TRIM([.H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]))));LEFT(TRIM([.I19]);FIND(&quot; &quot;;TRIM([.I19]))-1);&quot;&quot;)">
            <text:p/>
          </table:table-cell>
          <table:table-cell table:formula="of:=IF(NOT(ISERR(FIND(&quot; &quot;;TRIM([.I19]))));RIGHT(TRIM([.I19]);LEN(TRIM([.I19]))-FIND(&quot; &quot;;TRIM([.I19])));&quot;&quot;)">
            <text:p/>
          </table:table-cell>
          <table:table-cell table:formula="of:=IF(NOT(ISERR(FIND(&quot; &quot;;TRIM([.H19]))));LEFT(TRIM([.H19]);SEARCH(&quot;\s(?:.(?!\s))+$&quot;;TRIM([.H19])));&quot;&quot;)">
            <text:p/>
          </table:table-cell>
          <table:table-cell table:formula="of:=IF(NOT(ISERR(FIND(&quot; &quot;;TRIM([.H19]))));RIGHT(TRIM([.H19]);LEN(TRIM([.H19]))-SEARCH(&quot;\s(?:.(?!\s))+$&quot;;TRIM([.H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]))));LEFT(TRIM([.I20]);FIND(&quot; &quot;;TRIM([.I20]))-1);&quot;&quot;)">
            <text:p/>
          </table:table-cell>
          <table:table-cell table:formula="of:=IF(NOT(ISERR(FIND(&quot; &quot;;TRIM([.I20]))));RIGHT(TRIM([.I20]);LEN(TRIM([.I20]))-FIND(&quot; &quot;;TRIM([.I20])));&quot;&quot;)">
            <text:p/>
          </table:table-cell>
          <table:table-cell table:formula="of:=IF(NOT(ISERR(FIND(&quot; &quot;;TRIM([.H20]))));LEFT(TRIM([.H20]);SEARCH(&quot;\s(?:.(?!\s))+$&quot;;TRIM([.H20])));&quot;&quot;)">
            <text:p/>
          </table:table-cell>
          <table:table-cell table:formula="of:=IF(NOT(ISERR(FIND(&quot; &quot;;TRIM([.H20]))));RIGHT(TRIM([.H20]);LEN(TRIM([.H20]))-SEARCH(&quot;\s(?:.(?!\s))+$&quot;;TRIM([.H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]))));LEFT(TRIM([.I21]);FIND(&quot; &quot;;TRIM([.I21]))-1);&quot;&quot;)">
            <text:p/>
          </table:table-cell>
          <table:table-cell table:formula="of:=IF(NOT(ISERR(FIND(&quot; &quot;;TRIM([.I21]))));RIGHT(TRIM([.I21]);LEN(TRIM([.I21]))-FIND(&quot; &quot;;TRIM([.I21])));&quot;&quot;)">
            <text:p/>
          </table:table-cell>
          <table:table-cell table:formula="of:=IF(NOT(ISERR(FIND(&quot; &quot;;TRIM([.H21]))));LEFT(TRIM([.H21]);SEARCH(&quot;\s(?:.(?!\s))+$&quot;;TRIM([.H21])));&quot;&quot;)">
            <text:p/>
          </table:table-cell>
          <table:table-cell table:formula="of:=IF(NOT(ISERR(FIND(&quot; &quot;;TRIM([.H21]))));RIGHT(TRIM([.H21]);LEN(TRIM([.H21]))-SEARCH(&quot;\s(?:.(?!\s))+$&quot;;TRIM([.H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]))));LEFT(TRIM([.I22]);FIND(&quot; &quot;;TRIM([.I22]))-1);&quot;&quot;)">
            <text:p/>
          </table:table-cell>
          <table:table-cell table:formula="of:=IF(NOT(ISERR(FIND(&quot; &quot;;TRIM([.I22]))));RIGHT(TRIM([.I22]);LEN(TRIM([.I22]))-FIND(&quot; &quot;;TRIM([.I22])));&quot;&quot;)">
            <text:p/>
          </table:table-cell>
          <table:table-cell table:formula="of:=IF(NOT(ISERR(FIND(&quot; &quot;;TRIM([.H22]))));LEFT(TRIM([.H22]);SEARCH(&quot;\s(?:.(?!\s))+$&quot;;TRIM([.H22])));&quot;&quot;)">
            <text:p/>
          </table:table-cell>
          <table:table-cell table:formula="of:=IF(NOT(ISERR(FIND(&quot; &quot;;TRIM([.H22]))));RIGHT(TRIM([.H22]);LEN(TRIM([.H22]))-SEARCH(&quot;\s(?:.(?!\s))+$&quot;;TRIM([.H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]))));LEFT(TRIM([.I23]);FIND(&quot; &quot;;TRIM([.I23]))-1);&quot;&quot;)">
            <text:p/>
          </table:table-cell>
          <table:table-cell table:formula="of:=IF(NOT(ISERR(FIND(&quot; &quot;;TRIM([.I23]))));RIGHT(TRIM([.I23]);LEN(TRIM([.I23]))-FIND(&quot; &quot;;TRIM([.I23])));&quot;&quot;)">
            <text:p/>
          </table:table-cell>
          <table:table-cell table:formula="of:=IF(NOT(ISERR(FIND(&quot; &quot;;TRIM([.H23]))));LEFT(TRIM([.H23]);SEARCH(&quot;\s(?:.(?!\s))+$&quot;;TRIM([.H23])));&quot;&quot;)">
            <text:p/>
          </table:table-cell>
          <table:table-cell table:formula="of:=IF(NOT(ISERR(FIND(&quot; &quot;;TRIM([.H23]))));RIGHT(TRIM([.H23]);LEN(TRIM([.H23]))-SEARCH(&quot;\s(?:.(?!\s))+$&quot;;TRIM([.H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]))));LEFT(TRIM([.I24]);FIND(&quot; &quot;;TRIM([.I24]))-1);&quot;&quot;)">
            <text:p/>
          </table:table-cell>
          <table:table-cell table:formula="of:=IF(NOT(ISERR(FIND(&quot; &quot;;TRIM([.I24]))));RIGHT(TRIM([.I24]);LEN(TRIM([.I24]))-FIND(&quot; &quot;;TRIM([.I24])));&quot;&quot;)">
            <text:p/>
          </table:table-cell>
          <table:table-cell table:formula="of:=IF(NOT(ISERR(FIND(&quot; &quot;;TRIM([.H24]))));LEFT(TRIM([.H24]);SEARCH(&quot;\s(?:.(?!\s))+$&quot;;TRIM([.H24])));&quot;&quot;)">
            <text:p/>
          </table:table-cell>
          <table:table-cell table:formula="of:=IF(NOT(ISERR(FIND(&quot; &quot;;TRIM([.H24]))));RIGHT(TRIM([.H24]);LEN(TRIM([.H24]))-SEARCH(&quot;\s(?:.(?!\s))+$&quot;;TRIM([.H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]))));LEFT(TRIM([.I25]);FIND(&quot; &quot;;TRIM([.I25]))-1);&quot;&quot;)">
            <text:p/>
          </table:table-cell>
          <table:table-cell table:formula="of:=IF(NOT(ISERR(FIND(&quot; &quot;;TRIM([.I25]))));RIGHT(TRIM([.I25]);LEN(TRIM([.I25]))-FIND(&quot; &quot;;TRIM([.I25])));&quot;&quot;)">
            <text:p/>
          </table:table-cell>
          <table:table-cell table:formula="of:=IF(NOT(ISERR(FIND(&quot; &quot;;TRIM([.H25]))));LEFT(TRIM([.H25]);SEARCH(&quot;\s(?:.(?!\s))+$&quot;;TRIM([.H25])));&quot;&quot;)">
            <text:p/>
          </table:table-cell>
          <table:table-cell table:formula="of:=IF(NOT(ISERR(FIND(&quot; &quot;;TRIM([.H25]))));RIGHT(TRIM([.H25]);LEN(TRIM([.H25]))-SEARCH(&quot;\s(?:.(?!\s))+$&quot;;TRIM([.H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]))));LEFT(TRIM([.I26]);FIND(&quot; &quot;;TRIM([.I26]))-1);&quot;&quot;)">
            <text:p/>
          </table:table-cell>
          <table:table-cell table:formula="of:=IF(NOT(ISERR(FIND(&quot; &quot;;TRIM([.I26]))));RIGHT(TRIM([.I26]);LEN(TRIM([.I26]))-FIND(&quot; &quot;;TRIM([.I26])));&quot;&quot;)">
            <text:p/>
          </table:table-cell>
          <table:table-cell table:formula="of:=IF(NOT(ISERR(FIND(&quot; &quot;;TRIM([.H26]))));LEFT(TRIM([.H26]);SEARCH(&quot;\s(?:.(?!\s))+$&quot;;TRIM([.H26])));&quot;&quot;)">
            <text:p/>
          </table:table-cell>
          <table:table-cell table:formula="of:=IF(NOT(ISERR(FIND(&quot; &quot;;TRIM([.H26]))));RIGHT(TRIM([.H26]);LEN(TRIM([.H26]))-SEARCH(&quot;\s(?:.(?!\s))+$&quot;;TRIM([.H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]))));LEFT(TRIM([.I27]);FIND(&quot; &quot;;TRIM([.I27]))-1);&quot;&quot;)">
            <text:p/>
          </table:table-cell>
          <table:table-cell table:formula="of:=IF(NOT(ISERR(FIND(&quot; &quot;;TRIM([.I27]))));RIGHT(TRIM([.I27]);LEN(TRIM([.I27]))-FIND(&quot; &quot;;TRIM([.I27])));&quot;&quot;)">
            <text:p/>
          </table:table-cell>
          <table:table-cell table:formula="of:=IF(NOT(ISERR(FIND(&quot; &quot;;TRIM([.H27]))));LEFT(TRIM([.H27]);SEARCH(&quot;\s(?:.(?!\s))+$&quot;;TRIM([.H27])));&quot;&quot;)">
            <text:p/>
          </table:table-cell>
          <table:table-cell table:formula="of:=IF(NOT(ISERR(FIND(&quot; &quot;;TRIM([.H27]))));RIGHT(TRIM([.H27]);LEN(TRIM([.H27]))-SEARCH(&quot;\s(?:.(?!\s))+$&quot;;TRIM([.H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]))));LEFT(TRIM([.I28]);FIND(&quot; &quot;;TRIM([.I28]))-1);&quot;&quot;)">
            <text:p/>
          </table:table-cell>
          <table:table-cell table:formula="of:=IF(NOT(ISERR(FIND(&quot; &quot;;TRIM([.I28]))));RIGHT(TRIM([.I28]);LEN(TRIM([.I28]))-FIND(&quot; &quot;;TRIM([.I28])));&quot;&quot;)">
            <text:p/>
          </table:table-cell>
          <table:table-cell table:formula="of:=IF(NOT(ISERR(FIND(&quot; &quot;;TRIM([.H28]))));LEFT(TRIM([.H28]);SEARCH(&quot;\s(?:.(?!\s))+$&quot;;TRIM([.H28])));&quot;&quot;)">
            <text:p/>
          </table:table-cell>
          <table:table-cell table:formula="of:=IF(NOT(ISERR(FIND(&quot; &quot;;TRIM([.H28]))));RIGHT(TRIM([.H28]);LEN(TRIM([.H28]))-SEARCH(&quot;\s(?:.(?!\s))+$&quot;;TRIM([.H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]))));LEFT(TRIM([.I29]);FIND(&quot; &quot;;TRIM([.I29]))-1);&quot;&quot;)">
            <text:p/>
          </table:table-cell>
          <table:table-cell table:formula="of:=IF(NOT(ISERR(FIND(&quot; &quot;;TRIM([.I29]))));RIGHT(TRIM([.I29]);LEN(TRIM([.I29]))-FIND(&quot; &quot;;TRIM([.I29])));&quot;&quot;)">
            <text:p/>
          </table:table-cell>
          <table:table-cell table:formula="of:=IF(NOT(ISERR(FIND(&quot; &quot;;TRIM([.H29]))));LEFT(TRIM([.H29]);SEARCH(&quot;\s(?:.(?!\s))+$&quot;;TRIM([.H29])));&quot;&quot;)">
            <text:p/>
          </table:table-cell>
          <table:table-cell table:formula="of:=IF(NOT(ISERR(FIND(&quot; &quot;;TRIM([.H29]))));RIGHT(TRIM([.H29]);LEN(TRIM([.H29]))-SEARCH(&quot;\s(?:.(?!\s))+$&quot;;TRIM([.H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]))));LEFT(TRIM([.I30]);FIND(&quot; &quot;;TRIM([.I30]))-1);&quot;&quot;)">
            <text:p/>
          </table:table-cell>
          <table:table-cell table:formula="of:=IF(NOT(ISERR(FIND(&quot; &quot;;TRIM([.I30]))));RIGHT(TRIM([.I30]);LEN(TRIM([.I30]))-FIND(&quot; &quot;;TRIM([.I30])));&quot;&quot;)">
            <text:p/>
          </table:table-cell>
          <table:table-cell table:formula="of:=IF(NOT(ISERR(FIND(&quot; &quot;;TRIM([.H30]))));LEFT(TRIM([.H30]);SEARCH(&quot;\s(?:.(?!\s))+$&quot;;TRIM([.H30])));&quot;&quot;)">
            <text:p/>
          </table:table-cell>
          <table:table-cell table:formula="of:=IF(NOT(ISERR(FIND(&quot; &quot;;TRIM([.H30]))));RIGHT(TRIM([.H30]);LEN(TRIM([.H30]))-SEARCH(&quot;\s(?:.(?!\s))+$&quot;;TRIM([.H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]))));LEFT(TRIM([.I31]);FIND(&quot; &quot;;TRIM([.I31]))-1);&quot;&quot;)">
            <text:p/>
          </table:table-cell>
          <table:table-cell table:formula="of:=IF(NOT(ISERR(FIND(&quot; &quot;;TRIM([.I31]))));RIGHT(TRIM([.I31]);LEN(TRIM([.I31]))-FIND(&quot; &quot;;TRIM([.I31])));&quot;&quot;)">
            <text:p/>
          </table:table-cell>
          <table:table-cell table:formula="of:=IF(NOT(ISERR(FIND(&quot; &quot;;TRIM([.H31]))));LEFT(TRIM([.H31]);SEARCH(&quot;\s(?:.(?!\s))+$&quot;;TRIM([.H31])));&quot;&quot;)">
            <text:p/>
          </table:table-cell>
          <table:table-cell table:formula="of:=IF(NOT(ISERR(FIND(&quot; &quot;;TRIM([.H31]))));RIGHT(TRIM([.H31]);LEN(TRIM([.H31]))-SEARCH(&quot;\s(?:.(?!\s))+$&quot;;TRIM([.H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]))));LEFT(TRIM([.I32]);FIND(&quot; &quot;;TRIM([.I32]))-1);&quot;&quot;)">
            <text:p/>
          </table:table-cell>
          <table:table-cell table:formula="of:=IF(NOT(ISERR(FIND(&quot; &quot;;TRIM([.I32]))));RIGHT(TRIM([.I32]);LEN(TRIM([.I32]))-FIND(&quot; &quot;;TRIM([.I32])));&quot;&quot;)">
            <text:p/>
          </table:table-cell>
          <table:table-cell table:formula="of:=IF(NOT(ISERR(FIND(&quot; &quot;;TRIM([.H32]))));LEFT(TRIM([.H32]);SEARCH(&quot;\s(?:.(?!\s))+$&quot;;TRIM([.H32])));&quot;&quot;)">
            <text:p/>
          </table:table-cell>
          <table:table-cell table:formula="of:=IF(NOT(ISERR(FIND(&quot; &quot;;TRIM([.H32]))));RIGHT(TRIM([.H32]);LEN(TRIM([.H32]))-SEARCH(&quot;\s(?:.(?!\s))+$&quot;;TRIM([.H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]))));LEFT(TRIM([.I33]);FIND(&quot; &quot;;TRIM([.I33]))-1);&quot;&quot;)">
            <text:p/>
          </table:table-cell>
          <table:table-cell table:formula="of:=IF(NOT(ISERR(FIND(&quot; &quot;;TRIM([.I33]))));RIGHT(TRIM([.I33]);LEN(TRIM([.I33]))-FIND(&quot; &quot;;TRIM([.I33])));&quot;&quot;)">
            <text:p/>
          </table:table-cell>
          <table:table-cell table:formula="of:=IF(NOT(ISERR(FIND(&quot; &quot;;TRIM([.H33]))));LEFT(TRIM([.H33]);SEARCH(&quot;\s(?:.(?!\s))+$&quot;;TRIM([.H33])));&quot;&quot;)">
            <text:p/>
          </table:table-cell>
          <table:table-cell table:formula="of:=IF(NOT(ISERR(FIND(&quot; &quot;;TRIM([.H33]))));RIGHT(TRIM([.H33]);LEN(TRIM([.H33]))-SEARCH(&quot;\s(?:.(?!\s))+$&quot;;TRIM([.H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]))));LEFT(TRIM([.I34]);FIND(&quot; &quot;;TRIM([.I34]))-1);&quot;&quot;)">
            <text:p/>
          </table:table-cell>
          <table:table-cell table:formula="of:=IF(NOT(ISERR(FIND(&quot; &quot;;TRIM([.I34]))));RIGHT(TRIM([.I34]);LEN(TRIM([.I34]))-FIND(&quot; &quot;;TRIM([.I34])));&quot;&quot;)">
            <text:p/>
          </table:table-cell>
          <table:table-cell table:formula="of:=IF(NOT(ISERR(FIND(&quot; &quot;;TRIM([.H34]))));LEFT(TRIM([.H34]);SEARCH(&quot;\s(?:.(?!\s))+$&quot;;TRIM([.H34])));&quot;&quot;)">
            <text:p/>
          </table:table-cell>
          <table:table-cell table:formula="of:=IF(NOT(ISERR(FIND(&quot; &quot;;TRIM([.H34]))));RIGHT(TRIM([.H34]);LEN(TRIM([.H34]))-SEARCH(&quot;\s(?:.(?!\s))+$&quot;;TRIM([.H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]))));LEFT(TRIM([.I35]);FIND(&quot; &quot;;TRIM([.I35]))-1);&quot;&quot;)">
            <text:p/>
          </table:table-cell>
          <table:table-cell table:formula="of:=IF(NOT(ISERR(FIND(&quot; &quot;;TRIM([.I35]))));RIGHT(TRIM([.I35]);LEN(TRIM([.I35]))-FIND(&quot; &quot;;TRIM([.I35])));&quot;&quot;)">
            <text:p/>
          </table:table-cell>
          <table:table-cell table:formula="of:=IF(NOT(ISERR(FIND(&quot; &quot;;TRIM([.H35]))));LEFT(TRIM([.H35]);SEARCH(&quot;\s(?:.(?!\s))+$&quot;;TRIM([.H35])));&quot;&quot;)">
            <text:p/>
          </table:table-cell>
          <table:table-cell table:formula="of:=IF(NOT(ISERR(FIND(&quot; &quot;;TRIM([.H35]))));RIGHT(TRIM([.H35]);LEN(TRIM([.H35]))-SEARCH(&quot;\s(?:.(?!\s))+$&quot;;TRIM([.H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]))));LEFT(TRIM([.I36]);FIND(&quot; &quot;;TRIM([.I36]))-1);&quot;&quot;)">
            <text:p/>
          </table:table-cell>
          <table:table-cell table:formula="of:=IF(NOT(ISERR(FIND(&quot; &quot;;TRIM([.I36]))));RIGHT(TRIM([.I36]);LEN(TRIM([.I36]))-FIND(&quot; &quot;;TRIM([.I36])));&quot;&quot;)">
            <text:p/>
          </table:table-cell>
          <table:table-cell table:formula="of:=IF(NOT(ISERR(FIND(&quot; &quot;;TRIM([.H36]))));LEFT(TRIM([.H36]);SEARCH(&quot;\s(?:.(?!\s))+$&quot;;TRIM([.H36])));&quot;&quot;)">
            <text:p/>
          </table:table-cell>
          <table:table-cell table:formula="of:=IF(NOT(ISERR(FIND(&quot; &quot;;TRIM([.H36]))));RIGHT(TRIM([.H36]);LEN(TRIM([.H36]))-SEARCH(&quot;\s(?:.(?!\s))+$&quot;;TRIM([.H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]))));LEFT(TRIM([.I37]);FIND(&quot; &quot;;TRIM([.I37]))-1);&quot;&quot;)">
            <text:p/>
          </table:table-cell>
          <table:table-cell table:formula="of:=IF(NOT(ISERR(FIND(&quot; &quot;;TRIM([.I37]))));RIGHT(TRIM([.I37]);LEN(TRIM([.I37]))-FIND(&quot; &quot;;TRIM([.I37])));&quot;&quot;)">
            <text:p/>
          </table:table-cell>
          <table:table-cell table:formula="of:=IF(NOT(ISERR(FIND(&quot; &quot;;TRIM([.H37]))));LEFT(TRIM([.H37]);SEARCH(&quot;\s(?:.(?!\s))+$&quot;;TRIM([.H37])));&quot;&quot;)">
            <text:p/>
          </table:table-cell>
          <table:table-cell table:formula="of:=IF(NOT(ISERR(FIND(&quot; &quot;;TRIM([.H37]))));RIGHT(TRIM([.H37]);LEN(TRIM([.H37]))-SEARCH(&quot;\s(?:.(?!\s))+$&quot;;TRIM([.H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]))));LEFT(TRIM([.I38]);FIND(&quot; &quot;;TRIM([.I38]))-1);&quot;&quot;)">
            <text:p/>
          </table:table-cell>
          <table:table-cell table:formula="of:=IF(NOT(ISERR(FIND(&quot; &quot;;TRIM([.I38]))));RIGHT(TRIM([.I38]);LEN(TRIM([.I38]))-FIND(&quot; &quot;;TRIM([.I38])));&quot;&quot;)">
            <text:p/>
          </table:table-cell>
          <table:table-cell table:formula="of:=IF(NOT(ISERR(FIND(&quot; &quot;;TRIM([.H38]))));LEFT(TRIM([.H38]);SEARCH(&quot;\s(?:.(?!\s))+$&quot;;TRIM([.H38])));&quot;&quot;)">
            <text:p/>
          </table:table-cell>
          <table:table-cell table:formula="of:=IF(NOT(ISERR(FIND(&quot; &quot;;TRIM([.H38]))));RIGHT(TRIM([.H38]);LEN(TRIM([.H38]))-SEARCH(&quot;\s(?:.(?!\s))+$&quot;;TRIM([.H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]))));LEFT(TRIM([.I39]);FIND(&quot; &quot;;TRIM([.I39]))-1);&quot;&quot;)">
            <text:p/>
          </table:table-cell>
          <table:table-cell table:formula="of:=IF(NOT(ISERR(FIND(&quot; &quot;;TRIM([.I39]))));RIGHT(TRIM([.I39]);LEN(TRIM([.I39]))-FIND(&quot; &quot;;TRIM([.I39])));&quot;&quot;)">
            <text:p/>
          </table:table-cell>
          <table:table-cell table:formula="of:=IF(NOT(ISERR(FIND(&quot; &quot;;TRIM([.H39]))));LEFT(TRIM([.H39]);SEARCH(&quot;\s(?:.(?!\s))+$&quot;;TRIM([.H39])));&quot;&quot;)">
            <text:p/>
          </table:table-cell>
          <table:table-cell table:formula="of:=IF(NOT(ISERR(FIND(&quot; &quot;;TRIM([.H39]))));RIGHT(TRIM([.H39]);LEN(TRIM([.H39]))-SEARCH(&quot;\s(?:.(?!\s))+$&quot;;TRIM([.H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]))));LEFT(TRIM([.I40]);FIND(&quot; &quot;;TRIM([.I40]))-1);&quot;&quot;)">
            <text:p/>
          </table:table-cell>
          <table:table-cell table:formula="of:=IF(NOT(ISERR(FIND(&quot; &quot;;TRIM([.I40]))));RIGHT(TRIM([.I40]);LEN(TRIM([.I40]))-FIND(&quot; &quot;;TRIM([.I40])));&quot;&quot;)">
            <text:p/>
          </table:table-cell>
          <table:table-cell table:formula="of:=IF(NOT(ISERR(FIND(&quot; &quot;;TRIM([.H40]))));LEFT(TRIM([.H40]);SEARCH(&quot;\s(?:.(?!\s))+$&quot;;TRIM([.H40])));&quot;&quot;)">
            <text:p/>
          </table:table-cell>
          <table:table-cell table:formula="of:=IF(NOT(ISERR(FIND(&quot; &quot;;TRIM([.H40]))));RIGHT(TRIM([.H40]);LEN(TRIM([.H40]))-SEARCH(&quot;\s(?:.(?!\s))+$&quot;;TRIM([.H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]))));LEFT(TRIM([.I41]);FIND(&quot; &quot;;TRIM([.I41]))-1);&quot;&quot;)">
            <text:p/>
          </table:table-cell>
          <table:table-cell table:formula="of:=IF(NOT(ISERR(FIND(&quot; &quot;;TRIM([.I41]))));RIGHT(TRIM([.I41]);LEN(TRIM([.I41]))-FIND(&quot; &quot;;TRIM([.I41])));&quot;&quot;)">
            <text:p/>
          </table:table-cell>
          <table:table-cell table:formula="of:=IF(NOT(ISERR(FIND(&quot; &quot;;TRIM([.H41]))));LEFT(TRIM([.H41]);SEARCH(&quot;\s(?:.(?!\s))+$&quot;;TRIM([.H41])));&quot;&quot;)">
            <text:p/>
          </table:table-cell>
          <table:table-cell table:formula="of:=IF(NOT(ISERR(FIND(&quot; &quot;;TRIM([.H41]))));RIGHT(TRIM([.H41]);LEN(TRIM([.H41]))-SEARCH(&quot;\s(?:.(?!\s))+$&quot;;TRIM([.H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]))));LEFT(TRIM([.I42]);FIND(&quot; &quot;;TRIM([.I42]))-1);&quot;&quot;)">
            <text:p/>
          </table:table-cell>
          <table:table-cell table:formula="of:=IF(NOT(ISERR(FIND(&quot; &quot;;TRIM([.I42]))));RIGHT(TRIM([.I42]);LEN(TRIM([.I42]))-FIND(&quot; &quot;;TRIM([.I42])));&quot;&quot;)">
            <text:p/>
          </table:table-cell>
          <table:table-cell table:formula="of:=IF(NOT(ISERR(FIND(&quot; &quot;;TRIM([.H42]))));LEFT(TRIM([.H42]);SEARCH(&quot;\s(?:.(?!\s))+$&quot;;TRIM([.H42])));&quot;&quot;)">
            <text:p/>
          </table:table-cell>
          <table:table-cell table:formula="of:=IF(NOT(ISERR(FIND(&quot; &quot;;TRIM([.H42]))));RIGHT(TRIM([.H42]);LEN(TRIM([.H42]))-SEARCH(&quot;\s(?:.(?!\s))+$&quot;;TRIM([.H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]))));LEFT(TRIM([.I43]);FIND(&quot; &quot;;TRIM([.I43]))-1);&quot;&quot;)">
            <text:p/>
          </table:table-cell>
          <table:table-cell table:formula="of:=IF(NOT(ISERR(FIND(&quot; &quot;;TRIM([.I43]))));RIGHT(TRIM([.I43]);LEN(TRIM([.I43]))-FIND(&quot; &quot;;TRIM([.I43])));&quot;&quot;)">
            <text:p/>
          </table:table-cell>
          <table:table-cell table:formula="of:=IF(NOT(ISERR(FIND(&quot; &quot;;TRIM([.H43]))));LEFT(TRIM([.H43]);SEARCH(&quot;\s(?:.(?!\s))+$&quot;;TRIM([.H43])));&quot;&quot;)">
            <text:p/>
          </table:table-cell>
          <table:table-cell table:formula="of:=IF(NOT(ISERR(FIND(&quot; &quot;;TRIM([.H43]))));RIGHT(TRIM([.H43]);LEN(TRIM([.H43]))-SEARCH(&quot;\s(?:.(?!\s))+$&quot;;TRIM([.H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]))));LEFT(TRIM([.I44]);FIND(&quot; &quot;;TRIM([.I44]))-1);&quot;&quot;)">
            <text:p/>
          </table:table-cell>
          <table:table-cell table:formula="of:=IF(NOT(ISERR(FIND(&quot; &quot;;TRIM([.I44]))));RIGHT(TRIM([.I44]);LEN(TRIM([.I44]))-FIND(&quot; &quot;;TRIM([.I44])));&quot;&quot;)">
            <text:p/>
          </table:table-cell>
          <table:table-cell table:formula="of:=IF(NOT(ISERR(FIND(&quot; &quot;;TRIM([.H44]))));LEFT(TRIM([.H44]);SEARCH(&quot;\s(?:.(?!\s))+$&quot;;TRIM([.H44])));&quot;&quot;)">
            <text:p/>
          </table:table-cell>
          <table:table-cell table:formula="of:=IF(NOT(ISERR(FIND(&quot; &quot;;TRIM([.H44]))));RIGHT(TRIM([.H44]);LEN(TRIM([.H44]))-SEARCH(&quot;\s(?:.(?!\s))+$&quot;;TRIM([.H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]))));LEFT(TRIM([.I45]);FIND(&quot; &quot;;TRIM([.I45]))-1);&quot;&quot;)">
            <text:p/>
          </table:table-cell>
          <table:table-cell table:formula="of:=IF(NOT(ISERR(FIND(&quot; &quot;;TRIM([.I45]))));RIGHT(TRIM([.I45]);LEN(TRIM([.I45]))-FIND(&quot; &quot;;TRIM([.I45])));&quot;&quot;)">
            <text:p/>
          </table:table-cell>
          <table:table-cell table:formula="of:=IF(NOT(ISERR(FIND(&quot; &quot;;TRIM([.H45]))));LEFT(TRIM([.H45]);SEARCH(&quot;\s(?:.(?!\s))+$&quot;;TRIM([.H45])));&quot;&quot;)">
            <text:p/>
          </table:table-cell>
          <table:table-cell table:formula="of:=IF(NOT(ISERR(FIND(&quot; &quot;;TRIM([.H45]))));RIGHT(TRIM([.H45]);LEN(TRIM([.H45]))-SEARCH(&quot;\s(?:.(?!\s))+$&quot;;TRIM([.H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]))));LEFT(TRIM([.I46]);FIND(&quot; &quot;;TRIM([.I46]))-1);&quot;&quot;)">
            <text:p/>
          </table:table-cell>
          <table:table-cell table:formula="of:=IF(NOT(ISERR(FIND(&quot; &quot;;TRIM([.I46]))));RIGHT(TRIM([.I46]);LEN(TRIM([.I46]))-FIND(&quot; &quot;;TRIM([.I46])));&quot;&quot;)">
            <text:p/>
          </table:table-cell>
          <table:table-cell table:formula="of:=IF(NOT(ISERR(FIND(&quot; &quot;;TRIM([.H46]))));LEFT(TRIM([.H46]);SEARCH(&quot;\s(?:.(?!\s))+$&quot;;TRIM([.H46])));&quot;&quot;)">
            <text:p/>
          </table:table-cell>
          <table:table-cell table:formula="of:=IF(NOT(ISERR(FIND(&quot; &quot;;TRIM([.H46]))));RIGHT(TRIM([.H46]);LEN(TRIM([.H46]))-SEARCH(&quot;\s(?:.(?!\s))+$&quot;;TRIM([.H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]))));LEFT(TRIM([.I47]);FIND(&quot; &quot;;TRIM([.I47]))-1);&quot;&quot;)">
            <text:p/>
          </table:table-cell>
          <table:table-cell table:formula="of:=IF(NOT(ISERR(FIND(&quot; &quot;;TRIM([.I47]))));RIGHT(TRIM([.I47]);LEN(TRIM([.I47]))-FIND(&quot; &quot;;TRIM([.I47])));&quot;&quot;)">
            <text:p/>
          </table:table-cell>
          <table:table-cell table:formula="of:=IF(NOT(ISERR(FIND(&quot; &quot;;TRIM([.H47]))));LEFT(TRIM([.H47]);SEARCH(&quot;\s(?:.(?!\s))+$&quot;;TRIM([.H47])));&quot;&quot;)">
            <text:p/>
          </table:table-cell>
          <table:table-cell table:formula="of:=IF(NOT(ISERR(FIND(&quot; &quot;;TRIM([.H47]))));RIGHT(TRIM([.H47]);LEN(TRIM([.H47]))-SEARCH(&quot;\s(?:.(?!\s))+$&quot;;TRIM([.H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]))));LEFT(TRIM([.I48]);FIND(&quot; &quot;;TRIM([.I48]))-1);&quot;&quot;)">
            <text:p/>
          </table:table-cell>
          <table:table-cell table:formula="of:=IF(NOT(ISERR(FIND(&quot; &quot;;TRIM([.I48]))));RIGHT(TRIM([.I48]);LEN(TRIM([.I48]))-FIND(&quot; &quot;;TRIM([.I48])));&quot;&quot;)">
            <text:p/>
          </table:table-cell>
          <table:table-cell table:formula="of:=IF(NOT(ISERR(FIND(&quot; &quot;;TRIM([.H48]))));LEFT(TRIM([.H48]);SEARCH(&quot;\s(?:.(?!\s))+$&quot;;TRIM([.H48])));&quot;&quot;)">
            <text:p/>
          </table:table-cell>
          <table:table-cell table:formula="of:=IF(NOT(ISERR(FIND(&quot; &quot;;TRIM([.H48]))));RIGHT(TRIM([.H48]);LEN(TRIM([.H48]))-SEARCH(&quot;\s(?:.(?!\s))+$&quot;;TRIM([.H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]))));LEFT(TRIM([.I49]);FIND(&quot; &quot;;TRIM([.I49]))-1);&quot;&quot;)">
            <text:p/>
          </table:table-cell>
          <table:table-cell table:formula="of:=IF(NOT(ISERR(FIND(&quot; &quot;;TRIM([.I49]))));RIGHT(TRIM([.I49]);LEN(TRIM([.I49]))-FIND(&quot; &quot;;TRIM([.I49])));&quot;&quot;)">
            <text:p/>
          </table:table-cell>
          <table:table-cell table:formula="of:=IF(NOT(ISERR(FIND(&quot; &quot;;TRIM([.H49]))));LEFT(TRIM([.H49]);SEARCH(&quot;\s(?:.(?!\s))+$&quot;;TRIM([.H49])));&quot;&quot;)">
            <text:p/>
          </table:table-cell>
          <table:table-cell table:formula="of:=IF(NOT(ISERR(FIND(&quot; &quot;;TRIM([.H49]))));RIGHT(TRIM([.H49]);LEN(TRIM([.H49]))-SEARCH(&quot;\s(?:.(?!\s))+$&quot;;TRIM([.H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0]))));LEFT(TRIM([.I50]);FIND(&quot; &quot;;TRIM([.I50]))-1);&quot;&quot;)">
            <text:p/>
          </table:table-cell>
          <table:table-cell table:formula="of:=IF(NOT(ISERR(FIND(&quot; &quot;;TRIM([.I50]))));RIGHT(TRIM([.I50]);LEN(TRIM([.I50]))-FIND(&quot; &quot;;TRIM([.I50])));&quot;&quot;)">
            <text:p/>
          </table:table-cell>
          <table:table-cell table:formula="of:=IF(NOT(ISERR(FIND(&quot; &quot;;TRIM([.H50]))));LEFT(TRIM([.H50]);SEARCH(&quot;\s(?:.(?!\s))+$&quot;;TRIM([.H50])));&quot;&quot;)">
            <text:p/>
          </table:table-cell>
          <table:table-cell table:formula="of:=IF(NOT(ISERR(FIND(&quot; &quot;;TRIM([.H50]))));RIGHT(TRIM([.H50]);LEN(TRIM([.H50]))-SEARCH(&quot;\s(?:.(?!\s))+$&quot;;TRIM([.H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1]))));LEFT(TRIM([.I51]);FIND(&quot; &quot;;TRIM([.I51]))-1);&quot;&quot;)">
            <text:p/>
          </table:table-cell>
          <table:table-cell table:formula="of:=IF(NOT(ISERR(FIND(&quot; &quot;;TRIM([.I51]))));RIGHT(TRIM([.I51]);LEN(TRIM([.I51]))-FIND(&quot; &quot;;TRIM([.I51])));&quot;&quot;)">
            <text:p/>
          </table:table-cell>
          <table:table-cell table:formula="of:=IF(NOT(ISERR(FIND(&quot; &quot;;TRIM([.H51]))));LEFT(TRIM([.H51]);SEARCH(&quot;\s(?:.(?!\s))+$&quot;;TRIM([.H51])));&quot;&quot;)">
            <text:p/>
          </table:table-cell>
          <table:table-cell table:formula="of:=IF(NOT(ISERR(FIND(&quot; &quot;;TRIM([.H51]))));RIGHT(TRIM([.H51]);LEN(TRIM([.H51]))-SEARCH(&quot;\s(?:.(?!\s))+$&quot;;TRIM([.H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2]))));LEFT(TRIM([.I52]);FIND(&quot; &quot;;TRIM([.I52]))-1);&quot;&quot;)">
            <text:p/>
          </table:table-cell>
          <table:table-cell table:formula="of:=IF(NOT(ISERR(FIND(&quot; &quot;;TRIM([.I52]))));RIGHT(TRIM([.I52]);LEN(TRIM([.I52]))-FIND(&quot; &quot;;TRIM([.I52])));&quot;&quot;)">
            <text:p/>
          </table:table-cell>
          <table:table-cell table:formula="of:=IF(NOT(ISERR(FIND(&quot; &quot;;TRIM([.H52]))));LEFT(TRIM([.H52]);SEARCH(&quot;\s(?:.(?!\s))+$&quot;;TRIM([.H52])));&quot;&quot;)">
            <text:p/>
          </table:table-cell>
          <table:table-cell table:formula="of:=IF(NOT(ISERR(FIND(&quot; &quot;;TRIM([.H52]))));RIGHT(TRIM([.H52]);LEN(TRIM([.H52]))-SEARCH(&quot;\s(?:.(?!\s))+$&quot;;TRIM([.H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3]))));LEFT(TRIM([.I53]);FIND(&quot; &quot;;TRIM([.I53]))-1);&quot;&quot;)">
            <text:p/>
          </table:table-cell>
          <table:table-cell table:formula="of:=IF(NOT(ISERR(FIND(&quot; &quot;;TRIM([.I53]))));RIGHT(TRIM([.I53]);LEN(TRIM([.I53]))-FIND(&quot; &quot;;TRIM([.I53])));&quot;&quot;)">
            <text:p/>
          </table:table-cell>
          <table:table-cell table:formula="of:=IF(NOT(ISERR(FIND(&quot; &quot;;TRIM([.H53]))));LEFT(TRIM([.H53]);SEARCH(&quot;\s(?:.(?!\s))+$&quot;;TRIM([.H53])));&quot;&quot;)">
            <text:p/>
          </table:table-cell>
          <table:table-cell table:formula="of:=IF(NOT(ISERR(FIND(&quot; &quot;;TRIM([.H53]))));RIGHT(TRIM([.H53]);LEN(TRIM([.H53]))-SEARCH(&quot;\s(?:.(?!\s))+$&quot;;TRIM([.H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4]))));LEFT(TRIM([.I54]);FIND(&quot; &quot;;TRIM([.I54]))-1);&quot;&quot;)">
            <text:p/>
          </table:table-cell>
          <table:table-cell table:formula="of:=IF(NOT(ISERR(FIND(&quot; &quot;;TRIM([.I54]))));RIGHT(TRIM([.I54]);LEN(TRIM([.I54]))-FIND(&quot; &quot;;TRIM([.I54])));&quot;&quot;)">
            <text:p/>
          </table:table-cell>
          <table:table-cell table:formula="of:=IF(NOT(ISERR(FIND(&quot; &quot;;TRIM([.H54]))));LEFT(TRIM([.H54]);SEARCH(&quot;\s(?:.(?!\s))+$&quot;;TRIM([.H54])));&quot;&quot;)">
            <text:p/>
          </table:table-cell>
          <table:table-cell table:formula="of:=IF(NOT(ISERR(FIND(&quot; &quot;;TRIM([.H54]))));RIGHT(TRIM([.H54]);LEN(TRIM([.H54]))-SEARCH(&quot;\s(?:.(?!\s))+$&quot;;TRIM([.H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5]))));LEFT(TRIM([.I55]);FIND(&quot; &quot;;TRIM([.I55]))-1);&quot;&quot;)">
            <text:p/>
          </table:table-cell>
          <table:table-cell table:formula="of:=IF(NOT(ISERR(FIND(&quot; &quot;;TRIM([.I55]))));RIGHT(TRIM([.I55]);LEN(TRIM([.I55]))-FIND(&quot; &quot;;TRIM([.I55])));&quot;&quot;)">
            <text:p/>
          </table:table-cell>
          <table:table-cell table:formula="of:=IF(NOT(ISERR(FIND(&quot; &quot;;TRIM([.H55]))));LEFT(TRIM([.H55]);SEARCH(&quot;\s(?:.(?!\s))+$&quot;;TRIM([.H55])));&quot;&quot;)">
            <text:p/>
          </table:table-cell>
          <table:table-cell table:formula="of:=IF(NOT(ISERR(FIND(&quot; &quot;;TRIM([.H55]))));RIGHT(TRIM([.H55]);LEN(TRIM([.H55]))-SEARCH(&quot;\s(?:.(?!\s))+$&quot;;TRIM([.H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6]))));LEFT(TRIM([.I56]);FIND(&quot; &quot;;TRIM([.I56]))-1);&quot;&quot;)">
            <text:p/>
          </table:table-cell>
          <table:table-cell table:formula="of:=IF(NOT(ISERR(FIND(&quot; &quot;;TRIM([.I56]))));RIGHT(TRIM([.I56]);LEN(TRIM([.I56]))-FIND(&quot; &quot;;TRIM([.I56])));&quot;&quot;)">
            <text:p/>
          </table:table-cell>
          <table:table-cell table:formula="of:=IF(NOT(ISERR(FIND(&quot; &quot;;TRIM([.H56]))));LEFT(TRIM([.H56]);SEARCH(&quot;\s(?:.(?!\s))+$&quot;;TRIM([.H56])));&quot;&quot;)">
            <text:p/>
          </table:table-cell>
          <table:table-cell table:formula="of:=IF(NOT(ISERR(FIND(&quot; &quot;;TRIM([.H56]))));RIGHT(TRIM([.H56]);LEN(TRIM([.H56]))-SEARCH(&quot;\s(?:.(?!\s))+$&quot;;TRIM([.H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7]))));LEFT(TRIM([.I57]);FIND(&quot; &quot;;TRIM([.I57]))-1);&quot;&quot;)">
            <text:p/>
          </table:table-cell>
          <table:table-cell table:formula="of:=IF(NOT(ISERR(FIND(&quot; &quot;;TRIM([.I57]))));RIGHT(TRIM([.I57]);LEN(TRIM([.I57]))-FIND(&quot; &quot;;TRIM([.I57])));&quot;&quot;)">
            <text:p/>
          </table:table-cell>
          <table:table-cell table:formula="of:=IF(NOT(ISERR(FIND(&quot; &quot;;TRIM([.H57]))));LEFT(TRIM([.H57]);SEARCH(&quot;\s(?:.(?!\s))+$&quot;;TRIM([.H57])));&quot;&quot;)">
            <text:p/>
          </table:table-cell>
          <table:table-cell table:formula="of:=IF(NOT(ISERR(FIND(&quot; &quot;;TRIM([.H57]))));RIGHT(TRIM([.H57]);LEN(TRIM([.H57]))-SEARCH(&quot;\s(?:.(?!\s))+$&quot;;TRIM([.H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8]))));LEFT(TRIM([.I58]);FIND(&quot; &quot;;TRIM([.I58]))-1);&quot;&quot;)">
            <text:p/>
          </table:table-cell>
          <table:table-cell table:formula="of:=IF(NOT(ISERR(FIND(&quot; &quot;;TRIM([.I58]))));RIGHT(TRIM([.I58]);LEN(TRIM([.I58]))-FIND(&quot; &quot;;TRIM([.I58])));&quot;&quot;)">
            <text:p/>
          </table:table-cell>
          <table:table-cell table:formula="of:=IF(NOT(ISERR(FIND(&quot; &quot;;TRIM([.H58]))));LEFT(TRIM([.H58]);SEARCH(&quot;\s(?:.(?!\s))+$&quot;;TRIM([.H58])));&quot;&quot;)">
            <text:p/>
          </table:table-cell>
          <table:table-cell table:formula="of:=IF(NOT(ISERR(FIND(&quot; &quot;;TRIM([.H58]))));RIGHT(TRIM([.H58]);LEN(TRIM([.H58]))-SEARCH(&quot;\s(?:.(?!\s))+$&quot;;TRIM([.H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9]))));LEFT(TRIM([.I59]);FIND(&quot; &quot;;TRIM([.I59]))-1);&quot;&quot;)">
            <text:p/>
          </table:table-cell>
          <table:table-cell table:formula="of:=IF(NOT(ISERR(FIND(&quot; &quot;;TRIM([.I59]))));RIGHT(TRIM([.I59]);LEN(TRIM([.I59]))-FIND(&quot; &quot;;TRIM([.I59])));&quot;&quot;)">
            <text:p/>
          </table:table-cell>
          <table:table-cell table:formula="of:=IF(NOT(ISERR(FIND(&quot; &quot;;TRIM([.H59]))));LEFT(TRIM([.H59]);SEARCH(&quot;\s(?:.(?!\s))+$&quot;;TRIM([.H59])));&quot;&quot;)">
            <text:p/>
          </table:table-cell>
          <table:table-cell table:formula="of:=IF(NOT(ISERR(FIND(&quot; &quot;;TRIM([.H59]))));RIGHT(TRIM([.H59]);LEN(TRIM([.H59]))-SEARCH(&quot;\s(?:.(?!\s))+$&quot;;TRIM([.H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0]))));LEFT(TRIM([.I60]);FIND(&quot; &quot;;TRIM([.I60]))-1);&quot;&quot;)">
            <text:p/>
          </table:table-cell>
          <table:table-cell table:formula="of:=IF(NOT(ISERR(FIND(&quot; &quot;;TRIM([.I60]))));RIGHT(TRIM([.I60]);LEN(TRIM([.I60]))-FIND(&quot; &quot;;TRIM([.I60])));&quot;&quot;)">
            <text:p/>
          </table:table-cell>
          <table:table-cell table:formula="of:=IF(NOT(ISERR(FIND(&quot; &quot;;TRIM([.H60]))));LEFT(TRIM([.H60]);SEARCH(&quot;\s(?:.(?!\s))+$&quot;;TRIM([.H60])));&quot;&quot;)">
            <text:p/>
          </table:table-cell>
          <table:table-cell table:formula="of:=IF(NOT(ISERR(FIND(&quot; &quot;;TRIM([.H60]))));RIGHT(TRIM([.H60]);LEN(TRIM([.H60]))-SEARCH(&quot;\s(?:.(?!\s))+$&quot;;TRIM([.H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1]))));LEFT(TRIM([.I61]);FIND(&quot; &quot;;TRIM([.I61]))-1);&quot;&quot;)">
            <text:p/>
          </table:table-cell>
          <table:table-cell table:formula="of:=IF(NOT(ISERR(FIND(&quot; &quot;;TRIM([.I61]))));RIGHT(TRIM([.I61]);LEN(TRIM([.I61]))-FIND(&quot; &quot;;TRIM([.I61])));&quot;&quot;)">
            <text:p/>
          </table:table-cell>
          <table:table-cell table:formula="of:=IF(NOT(ISERR(FIND(&quot; &quot;;TRIM([.H61]))));LEFT(TRIM([.H61]);SEARCH(&quot;\s(?:.(?!\s))+$&quot;;TRIM([.H61])));&quot;&quot;)">
            <text:p/>
          </table:table-cell>
          <table:table-cell table:formula="of:=IF(NOT(ISERR(FIND(&quot; &quot;;TRIM([.H61]))));RIGHT(TRIM([.H61]);LEN(TRIM([.H61]))-SEARCH(&quot;\s(?:.(?!\s))+$&quot;;TRIM([.H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2]))));LEFT(TRIM([.I62]);FIND(&quot; &quot;;TRIM([.I62]))-1);&quot;&quot;)">
            <text:p/>
          </table:table-cell>
          <table:table-cell table:formula="of:=IF(NOT(ISERR(FIND(&quot; &quot;;TRIM([.I62]))));RIGHT(TRIM([.I62]);LEN(TRIM([.I62]))-FIND(&quot; &quot;;TRIM([.I62])));&quot;&quot;)">
            <text:p/>
          </table:table-cell>
          <table:table-cell table:formula="of:=IF(NOT(ISERR(FIND(&quot; &quot;;TRIM([.H62]))));LEFT(TRIM([.H62]);SEARCH(&quot;\s(?:.(?!\s))+$&quot;;TRIM([.H62])));&quot;&quot;)">
            <text:p/>
          </table:table-cell>
          <table:table-cell table:formula="of:=IF(NOT(ISERR(FIND(&quot; &quot;;TRIM([.H62]))));RIGHT(TRIM([.H62]);LEN(TRIM([.H62]))-SEARCH(&quot;\s(?:.(?!\s))+$&quot;;TRIM([.H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3]))));LEFT(TRIM([.I63]);FIND(&quot; &quot;;TRIM([.I63]))-1);&quot;&quot;)">
            <text:p/>
          </table:table-cell>
          <table:table-cell table:formula="of:=IF(NOT(ISERR(FIND(&quot; &quot;;TRIM([.I63]))));RIGHT(TRIM([.I63]);LEN(TRIM([.I63]))-FIND(&quot; &quot;;TRIM([.I63])));&quot;&quot;)">
            <text:p/>
          </table:table-cell>
          <table:table-cell table:formula="of:=IF(NOT(ISERR(FIND(&quot; &quot;;TRIM([.H63]))));LEFT(TRIM([.H63]);SEARCH(&quot;\s(?:.(?!\s))+$&quot;;TRIM([.H63])));&quot;&quot;)">
            <text:p/>
          </table:table-cell>
          <table:table-cell table:formula="of:=IF(NOT(ISERR(FIND(&quot; &quot;;TRIM([.H63]))));RIGHT(TRIM([.H63]);LEN(TRIM([.H63]))-SEARCH(&quot;\s(?:.(?!\s))+$&quot;;TRIM([.H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4]))));LEFT(TRIM([.I64]);FIND(&quot; &quot;;TRIM([.I64]))-1);&quot;&quot;)">
            <text:p/>
          </table:table-cell>
          <table:table-cell table:formula="of:=IF(NOT(ISERR(FIND(&quot; &quot;;TRIM([.I64]))));RIGHT(TRIM([.I64]);LEN(TRIM([.I64]))-FIND(&quot; &quot;;TRIM([.I64])));&quot;&quot;)">
            <text:p/>
          </table:table-cell>
          <table:table-cell table:formula="of:=IF(NOT(ISERR(FIND(&quot; &quot;;TRIM([.H64]))));LEFT(TRIM([.H64]);SEARCH(&quot;\s(?:.(?!\s))+$&quot;;TRIM([.H64])));&quot;&quot;)">
            <text:p/>
          </table:table-cell>
          <table:table-cell table:formula="of:=IF(NOT(ISERR(FIND(&quot; &quot;;TRIM([.H64]))));RIGHT(TRIM([.H64]);LEN(TRIM([.H64]))-SEARCH(&quot;\s(?:.(?!\s))+$&quot;;TRIM([.H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5]))));LEFT(TRIM([.I65]);FIND(&quot; &quot;;TRIM([.I65]))-1);&quot;&quot;)">
            <text:p/>
          </table:table-cell>
          <table:table-cell table:formula="of:=IF(NOT(ISERR(FIND(&quot; &quot;;TRIM([.I65]))));RIGHT(TRIM([.I65]);LEN(TRIM([.I65]))-FIND(&quot; &quot;;TRIM([.I65])));&quot;&quot;)">
            <text:p/>
          </table:table-cell>
          <table:table-cell table:formula="of:=IF(NOT(ISERR(FIND(&quot; &quot;;TRIM([.H65]))));LEFT(TRIM([.H65]);SEARCH(&quot;\s(?:.(?!\s))+$&quot;;TRIM([.H65])));&quot;&quot;)">
            <text:p/>
          </table:table-cell>
          <table:table-cell table:formula="of:=IF(NOT(ISERR(FIND(&quot; &quot;;TRIM([.H65]))));RIGHT(TRIM([.H65]);LEN(TRIM([.H65]))-SEARCH(&quot;\s(?:.(?!\s))+$&quot;;TRIM([.H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6]))));LEFT(TRIM([.I66]);FIND(&quot; &quot;;TRIM([.I66]))-1);&quot;&quot;)">
            <text:p/>
          </table:table-cell>
          <table:table-cell table:formula="of:=IF(NOT(ISERR(FIND(&quot; &quot;;TRIM([.I66]))));RIGHT(TRIM([.I66]);LEN(TRIM([.I66]))-FIND(&quot; &quot;;TRIM([.I66])));&quot;&quot;)">
            <text:p/>
          </table:table-cell>
          <table:table-cell table:formula="of:=IF(NOT(ISERR(FIND(&quot; &quot;;TRIM([.H66]))));LEFT(TRIM([.H66]);SEARCH(&quot;\s(?:.(?!\s))+$&quot;;TRIM([.H66])));&quot;&quot;)">
            <text:p/>
          </table:table-cell>
          <table:table-cell table:formula="of:=IF(NOT(ISERR(FIND(&quot; &quot;;TRIM([.H66]))));RIGHT(TRIM([.H66]);LEN(TRIM([.H66]))-SEARCH(&quot;\s(?:.(?!\s))+$&quot;;TRIM([.H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7]))));LEFT(TRIM([.I67]);FIND(&quot; &quot;;TRIM([.I67]))-1);&quot;&quot;)">
            <text:p/>
          </table:table-cell>
          <table:table-cell table:formula="of:=IF(NOT(ISERR(FIND(&quot; &quot;;TRIM([.I67]))));RIGHT(TRIM([.I67]);LEN(TRIM([.I67]))-FIND(&quot; &quot;;TRIM([.I67])));&quot;&quot;)">
            <text:p/>
          </table:table-cell>
          <table:table-cell table:formula="of:=IF(NOT(ISERR(FIND(&quot; &quot;;TRIM([.H67]))));LEFT(TRIM([.H67]);SEARCH(&quot;\s(?:.(?!\s))+$&quot;;TRIM([.H67])));&quot;&quot;)">
            <text:p/>
          </table:table-cell>
          <table:table-cell table:formula="of:=IF(NOT(ISERR(FIND(&quot; &quot;;TRIM([.H67]))));RIGHT(TRIM([.H67]);LEN(TRIM([.H67]))-SEARCH(&quot;\s(?:.(?!\s))+$&quot;;TRIM([.H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8]))));LEFT(TRIM([.I68]);FIND(&quot; &quot;;TRIM([.I68]))-1);&quot;&quot;)">
            <text:p/>
          </table:table-cell>
          <table:table-cell table:formula="of:=IF(NOT(ISERR(FIND(&quot; &quot;;TRIM([.I68]))));RIGHT(TRIM([.I68]);LEN(TRIM([.I68]))-FIND(&quot; &quot;;TRIM([.I68])));&quot;&quot;)">
            <text:p/>
          </table:table-cell>
          <table:table-cell table:formula="of:=IF(NOT(ISERR(FIND(&quot; &quot;;TRIM([.H68]))));LEFT(TRIM([.H68]);SEARCH(&quot;\s(?:.(?!\s))+$&quot;;TRIM([.H68])));&quot;&quot;)">
            <text:p/>
          </table:table-cell>
          <table:table-cell table:formula="of:=IF(NOT(ISERR(FIND(&quot; &quot;;TRIM([.H68]))));RIGHT(TRIM([.H68]);LEN(TRIM([.H68]))-SEARCH(&quot;\s(?:.(?!\s))+$&quot;;TRIM([.H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9]))));LEFT(TRIM([.I69]);FIND(&quot; &quot;;TRIM([.I69]))-1);&quot;&quot;)">
            <text:p/>
          </table:table-cell>
          <table:table-cell table:formula="of:=IF(NOT(ISERR(FIND(&quot; &quot;;TRIM([.I69]))));RIGHT(TRIM([.I69]);LEN(TRIM([.I69]))-FIND(&quot; &quot;;TRIM([.I69])));&quot;&quot;)">
            <text:p/>
          </table:table-cell>
          <table:table-cell table:formula="of:=IF(NOT(ISERR(FIND(&quot; &quot;;TRIM([.H69]))));LEFT(TRIM([.H69]);SEARCH(&quot;\s(?:.(?!\s))+$&quot;;TRIM([.H69])));&quot;&quot;)">
            <text:p/>
          </table:table-cell>
          <table:table-cell table:formula="of:=IF(NOT(ISERR(FIND(&quot; &quot;;TRIM([.H69]))));RIGHT(TRIM([.H69]);LEN(TRIM([.H69]))-SEARCH(&quot;\s(?:.(?!\s))+$&quot;;TRIM([.H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0]))));LEFT(TRIM([.I70]);FIND(&quot; &quot;;TRIM([.I70]))-1);&quot;&quot;)">
            <text:p/>
          </table:table-cell>
          <table:table-cell table:formula="of:=IF(NOT(ISERR(FIND(&quot; &quot;;TRIM([.I70]))));RIGHT(TRIM([.I70]);LEN(TRIM([.I70]))-FIND(&quot; &quot;;TRIM([.I70])));&quot;&quot;)">
            <text:p/>
          </table:table-cell>
          <table:table-cell table:formula="of:=IF(NOT(ISERR(FIND(&quot; &quot;;TRIM([.H70]))));LEFT(TRIM([.H70]);SEARCH(&quot;\s(?:.(?!\s))+$&quot;;TRIM([.H70])));&quot;&quot;)">
            <text:p/>
          </table:table-cell>
          <table:table-cell table:formula="of:=IF(NOT(ISERR(FIND(&quot; &quot;;TRIM([.H70]))));RIGHT(TRIM([.H70]);LEN(TRIM([.H70]))-SEARCH(&quot;\s(?:.(?!\s))+$&quot;;TRIM([.H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1]))));LEFT(TRIM([.I71]);FIND(&quot; &quot;;TRIM([.I71]))-1);&quot;&quot;)">
            <text:p/>
          </table:table-cell>
          <table:table-cell table:formula="of:=IF(NOT(ISERR(FIND(&quot; &quot;;TRIM([.I71]))));RIGHT(TRIM([.I71]);LEN(TRIM([.I71]))-FIND(&quot; &quot;;TRIM([.I71])));&quot;&quot;)">
            <text:p/>
          </table:table-cell>
          <table:table-cell table:formula="of:=IF(NOT(ISERR(FIND(&quot; &quot;;TRIM([.H71]))));LEFT(TRIM([.H71]);SEARCH(&quot;\s(?:.(?!\s))+$&quot;;TRIM([.H71])));&quot;&quot;)">
            <text:p/>
          </table:table-cell>
          <table:table-cell table:formula="of:=IF(NOT(ISERR(FIND(&quot; &quot;;TRIM([.H71]))));RIGHT(TRIM([.H71]);LEN(TRIM([.H71]))-SEARCH(&quot;\s(?:.(?!\s))+$&quot;;TRIM([.H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2]))));LEFT(TRIM([.I72]);FIND(&quot; &quot;;TRIM([.I72]))-1);&quot;&quot;)">
            <text:p/>
          </table:table-cell>
          <table:table-cell table:formula="of:=IF(NOT(ISERR(FIND(&quot; &quot;;TRIM([.I72]))));RIGHT(TRIM([.I72]);LEN(TRIM([.I72]))-FIND(&quot; &quot;;TRIM([.I72])));&quot;&quot;)">
            <text:p/>
          </table:table-cell>
          <table:table-cell table:formula="of:=IF(NOT(ISERR(FIND(&quot; &quot;;TRIM([.H72]))));LEFT(TRIM([.H72]);SEARCH(&quot;\s(?:.(?!\s))+$&quot;;TRIM([.H72])));&quot;&quot;)">
            <text:p/>
          </table:table-cell>
          <table:table-cell table:formula="of:=IF(NOT(ISERR(FIND(&quot; &quot;;TRIM([.H72]))));RIGHT(TRIM([.H72]);LEN(TRIM([.H72]))-SEARCH(&quot;\s(?:.(?!\s))+$&quot;;TRIM([.H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3]))));LEFT(TRIM([.I73]);FIND(&quot; &quot;;TRIM([.I73]))-1);&quot;&quot;)">
            <text:p/>
          </table:table-cell>
          <table:table-cell table:formula="of:=IF(NOT(ISERR(FIND(&quot; &quot;;TRIM([.I73]))));RIGHT(TRIM([.I73]);LEN(TRIM([.I73]))-FIND(&quot; &quot;;TRIM([.I73])));&quot;&quot;)">
            <text:p/>
          </table:table-cell>
          <table:table-cell table:formula="of:=IF(NOT(ISERR(FIND(&quot; &quot;;TRIM([.H73]))));LEFT(TRIM([.H73]);SEARCH(&quot;\s(?:.(?!\s))+$&quot;;TRIM([.H73])));&quot;&quot;)">
            <text:p/>
          </table:table-cell>
          <table:table-cell table:formula="of:=IF(NOT(ISERR(FIND(&quot; &quot;;TRIM([.H73]))));RIGHT(TRIM([.H73]);LEN(TRIM([.H73]))-SEARCH(&quot;\s(?:.(?!\s))+$&quot;;TRIM([.H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4]))));LEFT(TRIM([.I74]);FIND(&quot; &quot;;TRIM([.I74]))-1);&quot;&quot;)">
            <text:p/>
          </table:table-cell>
          <table:table-cell table:formula="of:=IF(NOT(ISERR(FIND(&quot; &quot;;TRIM([.I74]))));RIGHT(TRIM([.I74]);LEN(TRIM([.I74]))-FIND(&quot; &quot;;TRIM([.I74])));&quot;&quot;)">
            <text:p/>
          </table:table-cell>
          <table:table-cell table:formula="of:=IF(NOT(ISERR(FIND(&quot; &quot;;TRIM([.H74]))));LEFT(TRIM([.H74]);SEARCH(&quot;\s(?:.(?!\s))+$&quot;;TRIM([.H74])));&quot;&quot;)">
            <text:p/>
          </table:table-cell>
          <table:table-cell table:formula="of:=IF(NOT(ISERR(FIND(&quot; &quot;;TRIM([.H74]))));RIGHT(TRIM([.H74]);LEN(TRIM([.H74]))-SEARCH(&quot;\s(?:.(?!\s))+$&quot;;TRIM([.H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5]))));LEFT(TRIM([.I75]);FIND(&quot; &quot;;TRIM([.I75]))-1);&quot;&quot;)">
            <text:p/>
          </table:table-cell>
          <table:table-cell table:formula="of:=IF(NOT(ISERR(FIND(&quot; &quot;;TRIM([.I75]))));RIGHT(TRIM([.I75]);LEN(TRIM([.I75]))-FIND(&quot; &quot;;TRIM([.I75])));&quot;&quot;)">
            <text:p/>
          </table:table-cell>
          <table:table-cell table:formula="of:=IF(NOT(ISERR(FIND(&quot; &quot;;TRIM([.H75]))));LEFT(TRIM([.H75]);SEARCH(&quot;\s(?:.(?!\s))+$&quot;;TRIM([.H75])));&quot;&quot;)">
            <text:p/>
          </table:table-cell>
          <table:table-cell table:formula="of:=IF(NOT(ISERR(FIND(&quot; &quot;;TRIM([.H75]))));RIGHT(TRIM([.H75]);LEN(TRIM([.H75]))-SEARCH(&quot;\s(?:.(?!\s))+$&quot;;TRIM([.H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6]))));LEFT(TRIM([.I76]);FIND(&quot; &quot;;TRIM([.I76]))-1);&quot;&quot;)">
            <text:p/>
          </table:table-cell>
          <table:table-cell table:formula="of:=IF(NOT(ISERR(FIND(&quot; &quot;;TRIM([.I76]))));RIGHT(TRIM([.I76]);LEN(TRIM([.I76]))-FIND(&quot; &quot;;TRIM([.I76])));&quot;&quot;)">
            <text:p/>
          </table:table-cell>
          <table:table-cell table:formula="of:=IF(NOT(ISERR(FIND(&quot; &quot;;TRIM([.H76]))));LEFT(TRIM([.H76]);SEARCH(&quot;\s(?:.(?!\s))+$&quot;;TRIM([.H76])));&quot;&quot;)">
            <text:p/>
          </table:table-cell>
          <table:table-cell table:formula="of:=IF(NOT(ISERR(FIND(&quot; &quot;;TRIM([.H76]))));RIGHT(TRIM([.H76]);LEN(TRIM([.H76]))-SEARCH(&quot;\s(?:.(?!\s))+$&quot;;TRIM([.H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7]))));LEFT(TRIM([.I77]);FIND(&quot; &quot;;TRIM([.I77]))-1);&quot;&quot;)">
            <text:p/>
          </table:table-cell>
          <table:table-cell table:formula="of:=IF(NOT(ISERR(FIND(&quot; &quot;;TRIM([.I77]))));RIGHT(TRIM([.I77]);LEN(TRIM([.I77]))-FIND(&quot; &quot;;TRIM([.I77])));&quot;&quot;)">
            <text:p/>
          </table:table-cell>
          <table:table-cell table:formula="of:=IF(NOT(ISERR(FIND(&quot; &quot;;TRIM([.H77]))));LEFT(TRIM([.H77]);SEARCH(&quot;\s(?:.(?!\s))+$&quot;;TRIM([.H77])));&quot;&quot;)">
            <text:p/>
          </table:table-cell>
          <table:table-cell table:formula="of:=IF(NOT(ISERR(FIND(&quot; &quot;;TRIM([.H77]))));RIGHT(TRIM([.H77]);LEN(TRIM([.H77]))-SEARCH(&quot;\s(?:.(?!\s))+$&quot;;TRIM([.H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8]))));LEFT(TRIM([.I78]);FIND(&quot; &quot;;TRIM([.I78]))-1);&quot;&quot;)">
            <text:p/>
          </table:table-cell>
          <table:table-cell table:formula="of:=IF(NOT(ISERR(FIND(&quot; &quot;;TRIM([.I78]))));RIGHT(TRIM([.I78]);LEN(TRIM([.I78]))-FIND(&quot; &quot;;TRIM([.I78])));&quot;&quot;)">
            <text:p/>
          </table:table-cell>
          <table:table-cell table:formula="of:=IF(NOT(ISERR(FIND(&quot; &quot;;TRIM([.H78]))));LEFT(TRIM([.H78]);SEARCH(&quot;\s(?:.(?!\s))+$&quot;;TRIM([.H78])));&quot;&quot;)">
            <text:p/>
          </table:table-cell>
          <table:table-cell table:formula="of:=IF(NOT(ISERR(FIND(&quot; &quot;;TRIM([.H78]))));RIGHT(TRIM([.H78]);LEN(TRIM([.H78]))-SEARCH(&quot;\s(?:.(?!\s))+$&quot;;TRIM([.H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9]))));LEFT(TRIM([.I79]);FIND(&quot; &quot;;TRIM([.I79]))-1);&quot;&quot;)">
            <text:p/>
          </table:table-cell>
          <table:table-cell table:formula="of:=IF(NOT(ISERR(FIND(&quot; &quot;;TRIM([.I79]))));RIGHT(TRIM([.I79]);LEN(TRIM([.I79]))-FIND(&quot; &quot;;TRIM([.I79])));&quot;&quot;)">
            <text:p/>
          </table:table-cell>
          <table:table-cell table:formula="of:=IF(NOT(ISERR(FIND(&quot; &quot;;TRIM([.H79]))));LEFT(TRIM([.H79]);SEARCH(&quot;\s(?:.(?!\s))+$&quot;;TRIM([.H79])));&quot;&quot;)">
            <text:p/>
          </table:table-cell>
          <table:table-cell table:formula="of:=IF(NOT(ISERR(FIND(&quot; &quot;;TRIM([.H79]))));RIGHT(TRIM([.H79]);LEN(TRIM([.H79]))-SEARCH(&quot;\s(?:.(?!\s))+$&quot;;TRIM([.H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0]))));LEFT(TRIM([.I80]);FIND(&quot; &quot;;TRIM([.I80]))-1);&quot;&quot;)">
            <text:p/>
          </table:table-cell>
          <table:table-cell table:formula="of:=IF(NOT(ISERR(FIND(&quot; &quot;;TRIM([.I80]))));RIGHT(TRIM([.I80]);LEN(TRIM([.I80]))-FIND(&quot; &quot;;TRIM([.I80])));&quot;&quot;)">
            <text:p/>
          </table:table-cell>
          <table:table-cell table:formula="of:=IF(NOT(ISERR(FIND(&quot; &quot;;TRIM([.H80]))));LEFT(TRIM([.H80]);SEARCH(&quot;\s(?:.(?!\s))+$&quot;;TRIM([.H80])));&quot;&quot;)">
            <text:p/>
          </table:table-cell>
          <table:table-cell table:formula="of:=IF(NOT(ISERR(FIND(&quot; &quot;;TRIM([.H80]))));RIGHT(TRIM([.H80]);LEN(TRIM([.H80]))-SEARCH(&quot;\s(?:.(?!\s))+$&quot;;TRIM([.H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1]))));LEFT(TRIM([.I81]);FIND(&quot; &quot;;TRIM([.I81]))-1);&quot;&quot;)">
            <text:p/>
          </table:table-cell>
          <table:table-cell table:formula="of:=IF(NOT(ISERR(FIND(&quot; &quot;;TRIM([.I81]))));RIGHT(TRIM([.I81]);LEN(TRIM([.I81]))-FIND(&quot; &quot;;TRIM([.I81])));&quot;&quot;)">
            <text:p/>
          </table:table-cell>
          <table:table-cell table:formula="of:=IF(NOT(ISERR(FIND(&quot; &quot;;TRIM([.H81]))));LEFT(TRIM([.H81]);SEARCH(&quot;\s(?:.(?!\s))+$&quot;;TRIM([.H81])));&quot;&quot;)">
            <text:p/>
          </table:table-cell>
          <table:table-cell table:formula="of:=IF(NOT(ISERR(FIND(&quot; &quot;;TRIM([.H81]))));RIGHT(TRIM([.H81]);LEN(TRIM([.H81]))-SEARCH(&quot;\s(?:.(?!\s))+$&quot;;TRIM([.H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2]))));LEFT(TRIM([.I82]);FIND(&quot; &quot;;TRIM([.I82]))-1);&quot;&quot;)">
            <text:p/>
          </table:table-cell>
          <table:table-cell table:formula="of:=IF(NOT(ISERR(FIND(&quot; &quot;;TRIM([.I82]))));RIGHT(TRIM([.I82]);LEN(TRIM([.I82]))-FIND(&quot; &quot;;TRIM([.I82])));&quot;&quot;)">
            <text:p/>
          </table:table-cell>
          <table:table-cell table:formula="of:=IF(NOT(ISERR(FIND(&quot; &quot;;TRIM([.H82]))));LEFT(TRIM([.H82]);SEARCH(&quot;\s(?:.(?!\s))+$&quot;;TRIM([.H82])));&quot;&quot;)">
            <text:p/>
          </table:table-cell>
          <table:table-cell table:formula="of:=IF(NOT(ISERR(FIND(&quot; &quot;;TRIM([.H82]))));RIGHT(TRIM([.H82]);LEN(TRIM([.H82]))-SEARCH(&quot;\s(?:.(?!\s))+$&quot;;TRIM([.H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3]))));LEFT(TRIM([.I83]);FIND(&quot; &quot;;TRIM([.I83]))-1);&quot;&quot;)">
            <text:p/>
          </table:table-cell>
          <table:table-cell table:formula="of:=IF(NOT(ISERR(FIND(&quot; &quot;;TRIM([.I83]))));RIGHT(TRIM([.I83]);LEN(TRIM([.I83]))-FIND(&quot; &quot;;TRIM([.I83])));&quot;&quot;)">
            <text:p/>
          </table:table-cell>
          <table:table-cell table:formula="of:=IF(NOT(ISERR(FIND(&quot; &quot;;TRIM([.H83]))));LEFT(TRIM([.H83]);SEARCH(&quot;\s(?:.(?!\s))+$&quot;;TRIM([.H83])));&quot;&quot;)">
            <text:p/>
          </table:table-cell>
          <table:table-cell table:formula="of:=IF(NOT(ISERR(FIND(&quot; &quot;;TRIM([.H83]))));RIGHT(TRIM([.H83]);LEN(TRIM([.H83]))-SEARCH(&quot;\s(?:.(?!\s))+$&quot;;TRIM([.H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4]))));LEFT(TRIM([.I84]);FIND(&quot; &quot;;TRIM([.I84]))-1);&quot;&quot;)">
            <text:p/>
          </table:table-cell>
          <table:table-cell table:formula="of:=IF(NOT(ISERR(FIND(&quot; &quot;;TRIM([.I84]))));RIGHT(TRIM([.I84]);LEN(TRIM([.I84]))-FIND(&quot; &quot;;TRIM([.I84])));&quot;&quot;)">
            <text:p/>
          </table:table-cell>
          <table:table-cell table:formula="of:=IF(NOT(ISERR(FIND(&quot; &quot;;TRIM([.H84]))));LEFT(TRIM([.H84]);SEARCH(&quot;\s(?:.(?!\s))+$&quot;;TRIM([.H84])));&quot;&quot;)">
            <text:p/>
          </table:table-cell>
          <table:table-cell table:formula="of:=IF(NOT(ISERR(FIND(&quot; &quot;;TRIM([.H84]))));RIGHT(TRIM([.H84]);LEN(TRIM([.H84]))-SEARCH(&quot;\s(?:.(?!\s))+$&quot;;TRIM([.H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5]))));LEFT(TRIM([.I85]);FIND(&quot; &quot;;TRIM([.I85]))-1);&quot;&quot;)">
            <text:p/>
          </table:table-cell>
          <table:table-cell table:formula="of:=IF(NOT(ISERR(FIND(&quot; &quot;;TRIM([.I85]))));RIGHT(TRIM([.I85]);LEN(TRIM([.I85]))-FIND(&quot; &quot;;TRIM([.I85])));&quot;&quot;)">
            <text:p/>
          </table:table-cell>
          <table:table-cell table:formula="of:=IF(NOT(ISERR(FIND(&quot; &quot;;TRIM([.H85]))));LEFT(TRIM([.H85]);SEARCH(&quot;\s(?:.(?!\s))+$&quot;;TRIM([.H85])));&quot;&quot;)">
            <text:p/>
          </table:table-cell>
          <table:table-cell table:formula="of:=IF(NOT(ISERR(FIND(&quot; &quot;;TRIM([.H85]))));RIGHT(TRIM([.H85]);LEN(TRIM([.H85]))-SEARCH(&quot;\s(?:.(?!\s))+$&quot;;TRIM([.H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6]))));LEFT(TRIM([.I86]);FIND(&quot; &quot;;TRIM([.I86]))-1);&quot;&quot;)">
            <text:p/>
          </table:table-cell>
          <table:table-cell table:formula="of:=IF(NOT(ISERR(FIND(&quot; &quot;;TRIM([.I86]))));RIGHT(TRIM([.I86]);LEN(TRIM([.I86]))-FIND(&quot; &quot;;TRIM([.I86])));&quot;&quot;)">
            <text:p/>
          </table:table-cell>
          <table:table-cell table:formula="of:=IF(NOT(ISERR(FIND(&quot; &quot;;TRIM([.H86]))));LEFT(TRIM([.H86]);SEARCH(&quot;\s(?:.(?!\s))+$&quot;;TRIM([.H86])));&quot;&quot;)">
            <text:p/>
          </table:table-cell>
          <table:table-cell table:formula="of:=IF(NOT(ISERR(FIND(&quot; &quot;;TRIM([.H86]))));RIGHT(TRIM([.H86]);LEN(TRIM([.H86]))-SEARCH(&quot;\s(?:.(?!\s))+$&quot;;TRIM([.H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7]))));LEFT(TRIM([.I87]);FIND(&quot; &quot;;TRIM([.I87]))-1);&quot;&quot;)">
            <text:p/>
          </table:table-cell>
          <table:table-cell table:formula="of:=IF(NOT(ISERR(FIND(&quot; &quot;;TRIM([.I87]))));RIGHT(TRIM([.I87]);LEN(TRIM([.I87]))-FIND(&quot; &quot;;TRIM([.I87])));&quot;&quot;)">
            <text:p/>
          </table:table-cell>
          <table:table-cell table:formula="of:=IF(NOT(ISERR(FIND(&quot; &quot;;TRIM([.H87]))));LEFT(TRIM([.H87]);SEARCH(&quot;\s(?:.(?!\s))+$&quot;;TRIM([.H87])));&quot;&quot;)">
            <text:p/>
          </table:table-cell>
          <table:table-cell table:formula="of:=IF(NOT(ISERR(FIND(&quot; &quot;;TRIM([.H87]))));RIGHT(TRIM([.H87]);LEN(TRIM([.H87]))-SEARCH(&quot;\s(?:.(?!\s))+$&quot;;TRIM([.H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8]))));LEFT(TRIM([.I88]);FIND(&quot; &quot;;TRIM([.I88]))-1);&quot;&quot;)">
            <text:p/>
          </table:table-cell>
          <table:table-cell table:formula="of:=IF(NOT(ISERR(FIND(&quot; &quot;;TRIM([.I88]))));RIGHT(TRIM([.I88]);LEN(TRIM([.I88]))-FIND(&quot; &quot;;TRIM([.I88])));&quot;&quot;)">
            <text:p/>
          </table:table-cell>
          <table:table-cell table:formula="of:=IF(NOT(ISERR(FIND(&quot; &quot;;TRIM([.H88]))));LEFT(TRIM([.H88]);SEARCH(&quot;\s(?:.(?!\s))+$&quot;;TRIM([.H88])));&quot;&quot;)">
            <text:p/>
          </table:table-cell>
          <table:table-cell table:formula="of:=IF(NOT(ISERR(FIND(&quot; &quot;;TRIM([.H88]))));RIGHT(TRIM([.H88]);LEN(TRIM([.H88]))-SEARCH(&quot;\s(?:.(?!\s))+$&quot;;TRIM([.H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9]))));LEFT(TRIM([.I89]);FIND(&quot; &quot;;TRIM([.I89]))-1);&quot;&quot;)">
            <text:p/>
          </table:table-cell>
          <table:table-cell table:formula="of:=IF(NOT(ISERR(FIND(&quot; &quot;;TRIM([.I89]))));RIGHT(TRIM([.I89]);LEN(TRIM([.I89]))-FIND(&quot; &quot;;TRIM([.I89])));&quot;&quot;)">
            <text:p/>
          </table:table-cell>
          <table:table-cell table:formula="of:=IF(NOT(ISERR(FIND(&quot; &quot;;TRIM([.H89]))));LEFT(TRIM([.H89]);SEARCH(&quot;\s(?:.(?!\s))+$&quot;;TRIM([.H89])));&quot;&quot;)">
            <text:p/>
          </table:table-cell>
          <table:table-cell table:formula="of:=IF(NOT(ISERR(FIND(&quot; &quot;;TRIM([.H89]))));RIGHT(TRIM([.H89]);LEN(TRIM([.H89]))-SEARCH(&quot;\s(?:.(?!\s))+$&quot;;TRIM([.H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0]))));LEFT(TRIM([.I90]);FIND(&quot; &quot;;TRIM([.I90]))-1);&quot;&quot;)">
            <text:p/>
          </table:table-cell>
          <table:table-cell table:formula="of:=IF(NOT(ISERR(FIND(&quot; &quot;;TRIM([.I90]))));RIGHT(TRIM([.I90]);LEN(TRIM([.I90]))-FIND(&quot; &quot;;TRIM([.I90])));&quot;&quot;)">
            <text:p/>
          </table:table-cell>
          <table:table-cell table:formula="of:=IF(NOT(ISERR(FIND(&quot; &quot;;TRIM([.H90]))));LEFT(TRIM([.H90]);SEARCH(&quot;\s(?:.(?!\s))+$&quot;;TRIM([.H90])));&quot;&quot;)">
            <text:p/>
          </table:table-cell>
          <table:table-cell table:formula="of:=IF(NOT(ISERR(FIND(&quot; &quot;;TRIM([.H90]))));RIGHT(TRIM([.H90]);LEN(TRIM([.H90]))-SEARCH(&quot;\s(?:.(?!\s))+$&quot;;TRIM([.H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1]))));LEFT(TRIM([.I91]);FIND(&quot; &quot;;TRIM([.I91]))-1);&quot;&quot;)">
            <text:p/>
          </table:table-cell>
          <table:table-cell table:formula="of:=IF(NOT(ISERR(FIND(&quot; &quot;;TRIM([.I91]))));RIGHT(TRIM([.I91]);LEN(TRIM([.I91]))-FIND(&quot; &quot;;TRIM([.I91])));&quot;&quot;)">
            <text:p/>
          </table:table-cell>
          <table:table-cell table:formula="of:=IF(NOT(ISERR(FIND(&quot; &quot;;TRIM([.H91]))));LEFT(TRIM([.H91]);SEARCH(&quot;\s(?:.(?!\s))+$&quot;;TRIM([.H91])));&quot;&quot;)">
            <text:p/>
          </table:table-cell>
          <table:table-cell table:formula="of:=IF(NOT(ISERR(FIND(&quot; &quot;;TRIM([.H91]))));RIGHT(TRIM([.H91]);LEN(TRIM([.H91]))-SEARCH(&quot;\s(?:.(?!\s))+$&quot;;TRIM([.H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2]))));LEFT(TRIM([.I92]);FIND(&quot; &quot;;TRIM([.I92]))-1);&quot;&quot;)">
            <text:p/>
          </table:table-cell>
          <table:table-cell table:formula="of:=IF(NOT(ISERR(FIND(&quot; &quot;;TRIM([.I92]))));RIGHT(TRIM([.I92]);LEN(TRIM([.I92]))-FIND(&quot; &quot;;TRIM([.I92])));&quot;&quot;)">
            <text:p/>
          </table:table-cell>
          <table:table-cell table:formula="of:=IF(NOT(ISERR(FIND(&quot; &quot;;TRIM([.H92]))));LEFT(TRIM([.H92]);SEARCH(&quot;\s(?:.(?!\s))+$&quot;;TRIM([.H92])));&quot;&quot;)">
            <text:p/>
          </table:table-cell>
          <table:table-cell table:formula="of:=IF(NOT(ISERR(FIND(&quot; &quot;;TRIM([.H92]))));RIGHT(TRIM([.H92]);LEN(TRIM([.H92]))-SEARCH(&quot;\s(?:.(?!\s))+$&quot;;TRIM([.H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3]))));LEFT(TRIM([.I93]);FIND(&quot; &quot;;TRIM([.I93]))-1);&quot;&quot;)">
            <text:p/>
          </table:table-cell>
          <table:table-cell table:formula="of:=IF(NOT(ISERR(FIND(&quot; &quot;;TRIM([.I93]))));RIGHT(TRIM([.I93]);LEN(TRIM([.I93]))-FIND(&quot; &quot;;TRIM([.I93])));&quot;&quot;)">
            <text:p/>
          </table:table-cell>
          <table:table-cell table:formula="of:=IF(NOT(ISERR(FIND(&quot; &quot;;TRIM([.H93]))));LEFT(TRIM([.H93]);SEARCH(&quot;\s(?:.(?!\s))+$&quot;;TRIM([.H93])));&quot;&quot;)">
            <text:p/>
          </table:table-cell>
          <table:table-cell table:formula="of:=IF(NOT(ISERR(FIND(&quot; &quot;;TRIM([.H93]))));RIGHT(TRIM([.H93]);LEN(TRIM([.H93]))-SEARCH(&quot;\s(?:.(?!\s))+$&quot;;TRIM([.H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4]))));LEFT(TRIM([.I94]);FIND(&quot; &quot;;TRIM([.I94]))-1);&quot;&quot;)">
            <text:p/>
          </table:table-cell>
          <table:table-cell table:formula="of:=IF(NOT(ISERR(FIND(&quot; &quot;;TRIM([.I94]))));RIGHT(TRIM([.I94]);LEN(TRIM([.I94]))-FIND(&quot; &quot;;TRIM([.I94])));&quot;&quot;)">
            <text:p/>
          </table:table-cell>
          <table:table-cell table:formula="of:=IF(NOT(ISERR(FIND(&quot; &quot;;TRIM([.H94]))));LEFT(TRIM([.H94]);SEARCH(&quot;\s(?:.(?!\s))+$&quot;;TRIM([.H94])));&quot;&quot;)">
            <text:p/>
          </table:table-cell>
          <table:table-cell table:formula="of:=IF(NOT(ISERR(FIND(&quot; &quot;;TRIM([.H94]))));RIGHT(TRIM([.H94]);LEN(TRIM([.H94]))-SEARCH(&quot;\s(?:.(?!\s))+$&quot;;TRIM([.H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5]))));LEFT(TRIM([.I95]);FIND(&quot; &quot;;TRIM([.I95]))-1);&quot;&quot;)">
            <text:p/>
          </table:table-cell>
          <table:table-cell table:formula="of:=IF(NOT(ISERR(FIND(&quot; &quot;;TRIM([.I95]))));RIGHT(TRIM([.I95]);LEN(TRIM([.I95]))-FIND(&quot; &quot;;TRIM([.I95])));&quot;&quot;)">
            <text:p/>
          </table:table-cell>
          <table:table-cell table:formula="of:=IF(NOT(ISERR(FIND(&quot; &quot;;TRIM([.H95]))));LEFT(TRIM([.H95]);SEARCH(&quot;\s(?:.(?!\s))+$&quot;;TRIM([.H95])));&quot;&quot;)">
            <text:p/>
          </table:table-cell>
          <table:table-cell table:formula="of:=IF(NOT(ISERR(FIND(&quot; &quot;;TRIM([.H95]))));RIGHT(TRIM([.H95]);LEN(TRIM([.H95]))-SEARCH(&quot;\s(?:.(?!\s))+$&quot;;TRIM([.H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6]))));LEFT(TRIM([.I96]);FIND(&quot; &quot;;TRIM([.I96]))-1);&quot;&quot;)">
            <text:p/>
          </table:table-cell>
          <table:table-cell table:formula="of:=IF(NOT(ISERR(FIND(&quot; &quot;;TRIM([.I96]))));RIGHT(TRIM([.I96]);LEN(TRIM([.I96]))-FIND(&quot; &quot;;TRIM([.I96])));&quot;&quot;)">
            <text:p/>
          </table:table-cell>
          <table:table-cell table:formula="of:=IF(NOT(ISERR(FIND(&quot; &quot;;TRIM([.H96]))));LEFT(TRIM([.H96]);SEARCH(&quot;\s(?:.(?!\s))+$&quot;;TRIM([.H96])));&quot;&quot;)">
            <text:p/>
          </table:table-cell>
          <table:table-cell table:formula="of:=IF(NOT(ISERR(FIND(&quot; &quot;;TRIM([.H96]))));RIGHT(TRIM([.H96]);LEN(TRIM([.H96]))-SEARCH(&quot;\s(?:.(?!\s))+$&quot;;TRIM([.H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7]))));LEFT(TRIM([.I97]);FIND(&quot; &quot;;TRIM([.I97]))-1);&quot;&quot;)">
            <text:p/>
          </table:table-cell>
          <table:table-cell table:formula="of:=IF(NOT(ISERR(FIND(&quot; &quot;;TRIM([.I97]))));RIGHT(TRIM([.I97]);LEN(TRIM([.I97]))-FIND(&quot; &quot;;TRIM([.I97])));&quot;&quot;)">
            <text:p/>
          </table:table-cell>
          <table:table-cell table:formula="of:=IF(NOT(ISERR(FIND(&quot; &quot;;TRIM([.H97]))));LEFT(TRIM([.H97]);SEARCH(&quot;\s(?:.(?!\s))+$&quot;;TRIM([.H97])));&quot;&quot;)">
            <text:p/>
          </table:table-cell>
          <table:table-cell table:formula="of:=IF(NOT(ISERR(FIND(&quot; &quot;;TRIM([.H97]))));RIGHT(TRIM([.H97]);LEN(TRIM([.H97]))-SEARCH(&quot;\s(?:.(?!\s))+$&quot;;TRIM([.H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8]))));LEFT(TRIM([.I98]);FIND(&quot; &quot;;TRIM([.I98]))-1);&quot;&quot;)">
            <text:p/>
          </table:table-cell>
          <table:table-cell table:formula="of:=IF(NOT(ISERR(FIND(&quot; &quot;;TRIM([.I98]))));RIGHT(TRIM([.I98]);LEN(TRIM([.I98]))-FIND(&quot; &quot;;TRIM([.I98])));&quot;&quot;)">
            <text:p/>
          </table:table-cell>
          <table:table-cell table:formula="of:=IF(NOT(ISERR(FIND(&quot; &quot;;TRIM([.H98]))));LEFT(TRIM([.H98]);SEARCH(&quot;\s(?:.(?!\s))+$&quot;;TRIM([.H98])));&quot;&quot;)">
            <text:p/>
          </table:table-cell>
          <table:table-cell table:formula="of:=IF(NOT(ISERR(FIND(&quot; &quot;;TRIM([.H98]))));RIGHT(TRIM([.H98]);LEN(TRIM([.H98]))-SEARCH(&quot;\s(?:.(?!\s))+$&quot;;TRIM([.H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9]))));LEFT(TRIM([.I99]);FIND(&quot; &quot;;TRIM([.I99]))-1);&quot;&quot;)">
            <text:p/>
          </table:table-cell>
          <table:table-cell table:formula="of:=IF(NOT(ISERR(FIND(&quot; &quot;;TRIM([.I99]))));RIGHT(TRIM([.I99]);LEN(TRIM([.I99]))-FIND(&quot; &quot;;TRIM([.I99])));&quot;&quot;)">
            <text:p/>
          </table:table-cell>
          <table:table-cell table:formula="of:=IF(NOT(ISERR(FIND(&quot; &quot;;TRIM([.H99]))));LEFT(TRIM([.H99]);SEARCH(&quot;\s(?:.(?!\s))+$&quot;;TRIM([.H99])));&quot;&quot;)">
            <text:p/>
          </table:table-cell>
          <table:table-cell table:formula="of:=IF(NOT(ISERR(FIND(&quot; &quot;;TRIM([.H99]))));RIGHT(TRIM([.H99]);LEN(TRIM([.H99]))-SEARCH(&quot;\s(?:.(?!\s))+$&quot;;TRIM([.H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0]))));LEFT(TRIM([.I100]);FIND(&quot; &quot;;TRIM([.I100]))-1);&quot;&quot;)">
            <text:p/>
          </table:table-cell>
          <table:table-cell table:formula="of:=IF(NOT(ISERR(FIND(&quot; &quot;;TRIM([.I100]))));RIGHT(TRIM([.I100]);LEN(TRIM([.I100]))-FIND(&quot; &quot;;TRIM([.I100])));&quot;&quot;)">
            <text:p/>
          </table:table-cell>
          <table:table-cell table:formula="of:=IF(NOT(ISERR(FIND(&quot; &quot;;TRIM([.H100]))));LEFT(TRIM([.H100]);SEARCH(&quot;\s(?:.(?!\s))+$&quot;;TRIM([.H100])));&quot;&quot;)">
            <text:p/>
          </table:table-cell>
          <table:table-cell table:formula="of:=IF(NOT(ISERR(FIND(&quot; &quot;;TRIM([.H100]))));RIGHT(TRIM([.H100]);LEN(TRIM([.H100]))-SEARCH(&quot;\s(?:.(?!\s))+$&quot;;TRIM([.H1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1]))));LEFT(TRIM([.I101]);FIND(&quot; &quot;;TRIM([.I101]))-1);&quot;&quot;)">
            <text:p/>
          </table:table-cell>
          <table:table-cell table:formula="of:=IF(NOT(ISERR(FIND(&quot; &quot;;TRIM([.I101]))));RIGHT(TRIM([.I101]);LEN(TRIM([.I101]))-FIND(&quot; &quot;;TRIM([.I101])));&quot;&quot;)">
            <text:p/>
          </table:table-cell>
          <table:table-cell table:formula="of:=IF(NOT(ISERR(FIND(&quot; &quot;;TRIM([.H101]))));LEFT(TRIM([.H101]);SEARCH(&quot;\s(?:.(?!\s))+$&quot;;TRIM([.H101])));&quot;&quot;)">
            <text:p/>
          </table:table-cell>
          <table:table-cell table:formula="of:=IF(NOT(ISERR(FIND(&quot; &quot;;TRIM([.H101]))));RIGHT(TRIM([.H101]);LEN(TRIM([.H101]))-SEARCH(&quot;\s(?:.(?!\s))+$&quot;;TRIM([.H1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2]))));LEFT(TRIM([.I102]);FIND(&quot; &quot;;TRIM([.I102]))-1);&quot;&quot;)">
            <text:p/>
          </table:table-cell>
          <table:table-cell table:formula="of:=IF(NOT(ISERR(FIND(&quot; &quot;;TRIM([.I102]))));RIGHT(TRIM([.I102]);LEN(TRIM([.I102]))-FIND(&quot; &quot;;TRIM([.I102])));&quot;&quot;)">
            <text:p/>
          </table:table-cell>
          <table:table-cell table:formula="of:=IF(NOT(ISERR(FIND(&quot; &quot;;TRIM([.H102]))));LEFT(TRIM([.H102]);SEARCH(&quot;\s(?:.(?!\s))+$&quot;;TRIM([.H102])));&quot;&quot;)">
            <text:p/>
          </table:table-cell>
          <table:table-cell table:formula="of:=IF(NOT(ISERR(FIND(&quot; &quot;;TRIM([.H102]))));RIGHT(TRIM([.H102]);LEN(TRIM([.H102]))-SEARCH(&quot;\s(?:.(?!\s))+$&quot;;TRIM([.H1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3]))));LEFT(TRIM([.I103]);FIND(&quot; &quot;;TRIM([.I103]))-1);&quot;&quot;)">
            <text:p/>
          </table:table-cell>
          <table:table-cell table:formula="of:=IF(NOT(ISERR(FIND(&quot; &quot;;TRIM([.I103]))));RIGHT(TRIM([.I103]);LEN(TRIM([.I103]))-FIND(&quot; &quot;;TRIM([.I103])));&quot;&quot;)">
            <text:p/>
          </table:table-cell>
          <table:table-cell table:formula="of:=IF(NOT(ISERR(FIND(&quot; &quot;;TRIM([.H103]))));LEFT(TRIM([.H103]);SEARCH(&quot;\s(?:.(?!\s))+$&quot;;TRIM([.H103])));&quot;&quot;)">
            <text:p/>
          </table:table-cell>
          <table:table-cell table:formula="of:=IF(NOT(ISERR(FIND(&quot; &quot;;TRIM([.H103]))));RIGHT(TRIM([.H103]);LEN(TRIM([.H103]))-SEARCH(&quot;\s(?:.(?!\s))+$&quot;;TRIM([.H1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4]))));LEFT(TRIM([.I104]);FIND(&quot; &quot;;TRIM([.I104]))-1);&quot;&quot;)">
            <text:p/>
          </table:table-cell>
          <table:table-cell table:formula="of:=IF(NOT(ISERR(FIND(&quot; &quot;;TRIM([.I104]))));RIGHT(TRIM([.I104]);LEN(TRIM([.I104]))-FIND(&quot; &quot;;TRIM([.I104])));&quot;&quot;)">
            <text:p/>
          </table:table-cell>
          <table:table-cell table:formula="of:=IF(NOT(ISERR(FIND(&quot; &quot;;TRIM([.H104]))));LEFT(TRIM([.H104]);SEARCH(&quot;\s(?:.(?!\s))+$&quot;;TRIM([.H104])));&quot;&quot;)">
            <text:p/>
          </table:table-cell>
          <table:table-cell table:formula="of:=IF(NOT(ISERR(FIND(&quot; &quot;;TRIM([.H104]))));RIGHT(TRIM([.H104]);LEN(TRIM([.H104]))-SEARCH(&quot;\s(?:.(?!\s))+$&quot;;TRIM([.H1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5]))));LEFT(TRIM([.I105]);FIND(&quot; &quot;;TRIM([.I105]))-1);&quot;&quot;)">
            <text:p/>
          </table:table-cell>
          <table:table-cell table:formula="of:=IF(NOT(ISERR(FIND(&quot; &quot;;TRIM([.I105]))));RIGHT(TRIM([.I105]);LEN(TRIM([.I105]))-FIND(&quot; &quot;;TRIM([.I105])));&quot;&quot;)">
            <text:p/>
          </table:table-cell>
          <table:table-cell table:formula="of:=IF(NOT(ISERR(FIND(&quot; &quot;;TRIM([.H105]))));LEFT(TRIM([.H105]);SEARCH(&quot;\s(?:.(?!\s))+$&quot;;TRIM([.H105])));&quot;&quot;)">
            <text:p/>
          </table:table-cell>
          <table:table-cell table:formula="of:=IF(NOT(ISERR(FIND(&quot; &quot;;TRIM([.H105]))));RIGHT(TRIM([.H105]);LEN(TRIM([.H105]))-SEARCH(&quot;\s(?:.(?!\s))+$&quot;;TRIM([.H1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6]))));LEFT(TRIM([.I106]);FIND(&quot; &quot;;TRIM([.I106]))-1);&quot;&quot;)">
            <text:p/>
          </table:table-cell>
          <table:table-cell table:formula="of:=IF(NOT(ISERR(FIND(&quot; &quot;;TRIM([.I106]))));RIGHT(TRIM([.I106]);LEN(TRIM([.I106]))-FIND(&quot; &quot;;TRIM([.I106])));&quot;&quot;)">
            <text:p/>
          </table:table-cell>
          <table:table-cell table:formula="of:=IF(NOT(ISERR(FIND(&quot; &quot;;TRIM([.H106]))));LEFT(TRIM([.H106]);SEARCH(&quot;\s(?:.(?!\s))+$&quot;;TRIM([.H106])));&quot;&quot;)">
            <text:p/>
          </table:table-cell>
          <table:table-cell table:formula="of:=IF(NOT(ISERR(FIND(&quot; &quot;;TRIM([.H106]))));RIGHT(TRIM([.H106]);LEN(TRIM([.H106]))-SEARCH(&quot;\s(?:.(?!\s))+$&quot;;TRIM([.H1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7]))));LEFT(TRIM([.I107]);FIND(&quot; &quot;;TRIM([.I107]))-1);&quot;&quot;)">
            <text:p/>
          </table:table-cell>
          <table:table-cell table:formula="of:=IF(NOT(ISERR(FIND(&quot; &quot;;TRIM([.I107]))));RIGHT(TRIM([.I107]);LEN(TRIM([.I107]))-FIND(&quot; &quot;;TRIM([.I107])));&quot;&quot;)">
            <text:p/>
          </table:table-cell>
          <table:table-cell table:formula="of:=IF(NOT(ISERR(FIND(&quot; &quot;;TRIM([.H107]))));LEFT(TRIM([.H107]);SEARCH(&quot;\s(?:.(?!\s))+$&quot;;TRIM([.H107])));&quot;&quot;)">
            <text:p/>
          </table:table-cell>
          <table:table-cell table:formula="of:=IF(NOT(ISERR(FIND(&quot; &quot;;TRIM([.H107]))));RIGHT(TRIM([.H107]);LEN(TRIM([.H107]))-SEARCH(&quot;\s(?:.(?!\s))+$&quot;;TRIM([.H1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8]))));LEFT(TRIM([.I108]);FIND(&quot; &quot;;TRIM([.I108]))-1);&quot;&quot;)">
            <text:p/>
          </table:table-cell>
          <table:table-cell table:formula="of:=IF(NOT(ISERR(FIND(&quot; &quot;;TRIM([.I108]))));RIGHT(TRIM([.I108]);LEN(TRIM([.I108]))-FIND(&quot; &quot;;TRIM([.I108])));&quot;&quot;)">
            <text:p/>
          </table:table-cell>
          <table:table-cell table:formula="of:=IF(NOT(ISERR(FIND(&quot; &quot;;TRIM([.H108]))));LEFT(TRIM([.H108]);SEARCH(&quot;\s(?:.(?!\s))+$&quot;;TRIM([.H108])));&quot;&quot;)">
            <text:p/>
          </table:table-cell>
          <table:table-cell table:formula="of:=IF(NOT(ISERR(FIND(&quot; &quot;;TRIM([.H108]))));RIGHT(TRIM([.H108]);LEN(TRIM([.H108]))-SEARCH(&quot;\s(?:.(?!\s))+$&quot;;TRIM([.H1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9]))));LEFT(TRIM([.I109]);FIND(&quot; &quot;;TRIM([.I109]))-1);&quot;&quot;)">
            <text:p/>
          </table:table-cell>
          <table:table-cell table:formula="of:=IF(NOT(ISERR(FIND(&quot; &quot;;TRIM([.I109]))));RIGHT(TRIM([.I109]);LEN(TRIM([.I109]))-FIND(&quot; &quot;;TRIM([.I109])));&quot;&quot;)">
            <text:p/>
          </table:table-cell>
          <table:table-cell table:formula="of:=IF(NOT(ISERR(FIND(&quot; &quot;;TRIM([.H109]))));LEFT(TRIM([.H109]);SEARCH(&quot;\s(?:.(?!\s))+$&quot;;TRIM([.H109])));&quot;&quot;)">
            <text:p/>
          </table:table-cell>
          <table:table-cell table:formula="of:=IF(NOT(ISERR(FIND(&quot; &quot;;TRIM([.H109]))));RIGHT(TRIM([.H109]);LEN(TRIM([.H109]))-SEARCH(&quot;\s(?:.(?!\s))+$&quot;;TRIM([.H1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0]))));LEFT(TRIM([.I110]);FIND(&quot; &quot;;TRIM([.I110]))-1);&quot;&quot;)">
            <text:p/>
          </table:table-cell>
          <table:table-cell table:formula="of:=IF(NOT(ISERR(FIND(&quot; &quot;;TRIM([.I110]))));RIGHT(TRIM([.I110]);LEN(TRIM([.I110]))-FIND(&quot; &quot;;TRIM([.I110])));&quot;&quot;)">
            <text:p/>
          </table:table-cell>
          <table:table-cell table:formula="of:=IF(NOT(ISERR(FIND(&quot; &quot;;TRIM([.H110]))));LEFT(TRIM([.H110]);SEARCH(&quot;\s(?:.(?!\s))+$&quot;;TRIM([.H110])));&quot;&quot;)">
            <text:p/>
          </table:table-cell>
          <table:table-cell table:formula="of:=IF(NOT(ISERR(FIND(&quot; &quot;;TRIM([.H110]))));RIGHT(TRIM([.H110]);LEN(TRIM([.H110]))-SEARCH(&quot;\s(?:.(?!\s))+$&quot;;TRIM([.H1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1]))));LEFT(TRIM([.I111]);FIND(&quot; &quot;;TRIM([.I111]))-1);&quot;&quot;)">
            <text:p/>
          </table:table-cell>
          <table:table-cell table:formula="of:=IF(NOT(ISERR(FIND(&quot; &quot;;TRIM([.I111]))));RIGHT(TRIM([.I111]);LEN(TRIM([.I111]))-FIND(&quot; &quot;;TRIM([.I111])));&quot;&quot;)">
            <text:p/>
          </table:table-cell>
          <table:table-cell table:formula="of:=IF(NOT(ISERR(FIND(&quot; &quot;;TRIM([.H111]))));LEFT(TRIM([.H111]);SEARCH(&quot;\s(?:.(?!\s))+$&quot;;TRIM([.H111])));&quot;&quot;)">
            <text:p/>
          </table:table-cell>
          <table:table-cell table:formula="of:=IF(NOT(ISERR(FIND(&quot; &quot;;TRIM([.H111]))));RIGHT(TRIM([.H111]);LEN(TRIM([.H111]))-SEARCH(&quot;\s(?:.(?!\s))+$&quot;;TRIM([.H1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2]))));LEFT(TRIM([.I112]);FIND(&quot; &quot;;TRIM([.I112]))-1);&quot;&quot;)">
            <text:p/>
          </table:table-cell>
          <table:table-cell table:formula="of:=IF(NOT(ISERR(FIND(&quot; &quot;;TRIM([.I112]))));RIGHT(TRIM([.I112]);LEN(TRIM([.I112]))-FIND(&quot; &quot;;TRIM([.I112])));&quot;&quot;)">
            <text:p/>
          </table:table-cell>
          <table:table-cell table:formula="of:=IF(NOT(ISERR(FIND(&quot; &quot;;TRIM([.H112]))));LEFT(TRIM([.H112]);SEARCH(&quot;\s(?:.(?!\s))+$&quot;;TRIM([.H112])));&quot;&quot;)">
            <text:p/>
          </table:table-cell>
          <table:table-cell table:formula="of:=IF(NOT(ISERR(FIND(&quot; &quot;;TRIM([.H112]))));RIGHT(TRIM([.H112]);LEN(TRIM([.H112]))-SEARCH(&quot;\s(?:.(?!\s))+$&quot;;TRIM([.H1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3]))));LEFT(TRIM([.I113]);FIND(&quot; &quot;;TRIM([.I113]))-1);&quot;&quot;)">
            <text:p/>
          </table:table-cell>
          <table:table-cell table:formula="of:=IF(NOT(ISERR(FIND(&quot; &quot;;TRIM([.I113]))));RIGHT(TRIM([.I113]);LEN(TRIM([.I113]))-FIND(&quot; &quot;;TRIM([.I113])));&quot;&quot;)">
            <text:p/>
          </table:table-cell>
          <table:table-cell table:formula="of:=IF(NOT(ISERR(FIND(&quot; &quot;;TRIM([.H113]))));LEFT(TRIM([.H113]);SEARCH(&quot;\s(?:.(?!\s))+$&quot;;TRIM([.H113])));&quot;&quot;)">
            <text:p/>
          </table:table-cell>
          <table:table-cell table:formula="of:=IF(NOT(ISERR(FIND(&quot; &quot;;TRIM([.H113]))));RIGHT(TRIM([.H113]);LEN(TRIM([.H113]))-SEARCH(&quot;\s(?:.(?!\s))+$&quot;;TRIM([.H1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4]))));LEFT(TRIM([.I114]);FIND(&quot; &quot;;TRIM([.I114]))-1);&quot;&quot;)">
            <text:p/>
          </table:table-cell>
          <table:table-cell table:formula="of:=IF(NOT(ISERR(FIND(&quot; &quot;;TRIM([.I114]))));RIGHT(TRIM([.I114]);LEN(TRIM([.I114]))-FIND(&quot; &quot;;TRIM([.I114])));&quot;&quot;)">
            <text:p/>
          </table:table-cell>
          <table:table-cell table:formula="of:=IF(NOT(ISERR(FIND(&quot; &quot;;TRIM([.H114]))));LEFT(TRIM([.H114]);SEARCH(&quot;\s(?:.(?!\s))+$&quot;;TRIM([.H114])));&quot;&quot;)">
            <text:p/>
          </table:table-cell>
          <table:table-cell table:formula="of:=IF(NOT(ISERR(FIND(&quot; &quot;;TRIM([.H114]))));RIGHT(TRIM([.H114]);LEN(TRIM([.H114]))-SEARCH(&quot;\s(?:.(?!\s))+$&quot;;TRIM([.H1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5]))));LEFT(TRIM([.I115]);FIND(&quot; &quot;;TRIM([.I115]))-1);&quot;&quot;)">
            <text:p/>
          </table:table-cell>
          <table:table-cell table:formula="of:=IF(NOT(ISERR(FIND(&quot; &quot;;TRIM([.I115]))));RIGHT(TRIM([.I115]);LEN(TRIM([.I115]))-FIND(&quot; &quot;;TRIM([.I115])));&quot;&quot;)">
            <text:p/>
          </table:table-cell>
          <table:table-cell table:formula="of:=IF(NOT(ISERR(FIND(&quot; &quot;;TRIM([.H115]))));LEFT(TRIM([.H115]);SEARCH(&quot;\s(?:.(?!\s))+$&quot;;TRIM([.H115])));&quot;&quot;)">
            <text:p/>
          </table:table-cell>
          <table:table-cell table:formula="of:=IF(NOT(ISERR(FIND(&quot; &quot;;TRIM([.H115]))));RIGHT(TRIM([.H115]);LEN(TRIM([.H115]))-SEARCH(&quot;\s(?:.(?!\s))+$&quot;;TRIM([.H1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6]))));LEFT(TRIM([.I116]);FIND(&quot; &quot;;TRIM([.I116]))-1);&quot;&quot;)">
            <text:p/>
          </table:table-cell>
          <table:table-cell table:formula="of:=IF(NOT(ISERR(FIND(&quot; &quot;;TRIM([.I116]))));RIGHT(TRIM([.I116]);LEN(TRIM([.I116]))-FIND(&quot; &quot;;TRIM([.I116])));&quot;&quot;)">
            <text:p/>
          </table:table-cell>
          <table:table-cell table:formula="of:=IF(NOT(ISERR(FIND(&quot; &quot;;TRIM([.H116]))));LEFT(TRIM([.H116]);SEARCH(&quot;\s(?:.(?!\s))+$&quot;;TRIM([.H116])));&quot;&quot;)">
            <text:p/>
          </table:table-cell>
          <table:table-cell table:formula="of:=IF(NOT(ISERR(FIND(&quot; &quot;;TRIM([.H116]))));RIGHT(TRIM([.H116]);LEN(TRIM([.H116]))-SEARCH(&quot;\s(?:.(?!\s))+$&quot;;TRIM([.H1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7]))));LEFT(TRIM([.I117]);FIND(&quot; &quot;;TRIM([.I117]))-1);&quot;&quot;)">
            <text:p/>
          </table:table-cell>
          <table:table-cell table:formula="of:=IF(NOT(ISERR(FIND(&quot; &quot;;TRIM([.I117]))));RIGHT(TRIM([.I117]);LEN(TRIM([.I117]))-FIND(&quot; &quot;;TRIM([.I117])));&quot;&quot;)">
            <text:p/>
          </table:table-cell>
          <table:table-cell table:formula="of:=IF(NOT(ISERR(FIND(&quot; &quot;;TRIM([.H117]))));LEFT(TRIM([.H117]);SEARCH(&quot;\s(?:.(?!\s))+$&quot;;TRIM([.H117])));&quot;&quot;)">
            <text:p/>
          </table:table-cell>
          <table:table-cell table:formula="of:=IF(NOT(ISERR(FIND(&quot; &quot;;TRIM([.H117]))));RIGHT(TRIM([.H117]);LEN(TRIM([.H117]))-SEARCH(&quot;\s(?:.(?!\s))+$&quot;;TRIM([.H1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8]))));LEFT(TRIM([.I118]);FIND(&quot; &quot;;TRIM([.I118]))-1);&quot;&quot;)">
            <text:p/>
          </table:table-cell>
          <table:table-cell table:formula="of:=IF(NOT(ISERR(FIND(&quot; &quot;;TRIM([.I118]))));RIGHT(TRIM([.I118]);LEN(TRIM([.I118]))-FIND(&quot; &quot;;TRIM([.I118])));&quot;&quot;)">
            <text:p/>
          </table:table-cell>
          <table:table-cell table:formula="of:=IF(NOT(ISERR(FIND(&quot; &quot;;TRIM([.H118]))));LEFT(TRIM([.H118]);SEARCH(&quot;\s(?:.(?!\s))+$&quot;;TRIM([.H118])));&quot;&quot;)">
            <text:p/>
          </table:table-cell>
          <table:table-cell table:formula="of:=IF(NOT(ISERR(FIND(&quot; &quot;;TRIM([.H118]))));RIGHT(TRIM([.H118]);LEN(TRIM([.H118]))-SEARCH(&quot;\s(?:.(?!\s))+$&quot;;TRIM([.H1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9]))));LEFT(TRIM([.I119]);FIND(&quot; &quot;;TRIM([.I119]))-1);&quot;&quot;)">
            <text:p/>
          </table:table-cell>
          <table:table-cell table:formula="of:=IF(NOT(ISERR(FIND(&quot; &quot;;TRIM([.I119]))));RIGHT(TRIM([.I119]);LEN(TRIM([.I119]))-FIND(&quot; &quot;;TRIM([.I119])));&quot;&quot;)">
            <text:p/>
          </table:table-cell>
          <table:table-cell table:formula="of:=IF(NOT(ISERR(FIND(&quot; &quot;;TRIM([.H119]))));LEFT(TRIM([.H119]);SEARCH(&quot;\s(?:.(?!\s))+$&quot;;TRIM([.H119])));&quot;&quot;)">
            <text:p/>
          </table:table-cell>
          <table:table-cell table:formula="of:=IF(NOT(ISERR(FIND(&quot; &quot;;TRIM([.H119]))));RIGHT(TRIM([.H119]);LEN(TRIM([.H119]))-SEARCH(&quot;\s(?:.(?!\s))+$&quot;;TRIM([.H1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0]))));LEFT(TRIM([.I120]);FIND(&quot; &quot;;TRIM([.I120]))-1);&quot;&quot;)">
            <text:p/>
          </table:table-cell>
          <table:table-cell table:formula="of:=IF(NOT(ISERR(FIND(&quot; &quot;;TRIM([.I120]))));RIGHT(TRIM([.I120]);LEN(TRIM([.I120]))-FIND(&quot; &quot;;TRIM([.I120])));&quot;&quot;)">
            <text:p/>
          </table:table-cell>
          <table:table-cell table:formula="of:=IF(NOT(ISERR(FIND(&quot; &quot;;TRIM([.H120]))));LEFT(TRIM([.H120]);SEARCH(&quot;\s(?:.(?!\s))+$&quot;;TRIM([.H120])));&quot;&quot;)">
            <text:p/>
          </table:table-cell>
          <table:table-cell table:formula="of:=IF(NOT(ISERR(FIND(&quot; &quot;;TRIM([.H120]))));RIGHT(TRIM([.H120]);LEN(TRIM([.H120]))-SEARCH(&quot;\s(?:.(?!\s))+$&quot;;TRIM([.H1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1]))));LEFT(TRIM([.I121]);FIND(&quot; &quot;;TRIM([.I121]))-1);&quot;&quot;)">
            <text:p/>
          </table:table-cell>
          <table:table-cell table:formula="of:=IF(NOT(ISERR(FIND(&quot; &quot;;TRIM([.I121]))));RIGHT(TRIM([.I121]);LEN(TRIM([.I121]))-FIND(&quot; &quot;;TRIM([.I121])));&quot;&quot;)">
            <text:p/>
          </table:table-cell>
          <table:table-cell table:formula="of:=IF(NOT(ISERR(FIND(&quot; &quot;;TRIM([.H121]))));LEFT(TRIM([.H121]);SEARCH(&quot;\s(?:.(?!\s))+$&quot;;TRIM([.H121])));&quot;&quot;)">
            <text:p/>
          </table:table-cell>
          <table:table-cell table:formula="of:=IF(NOT(ISERR(FIND(&quot; &quot;;TRIM([.H121]))));RIGHT(TRIM([.H121]);LEN(TRIM([.H121]))-SEARCH(&quot;\s(?:.(?!\s))+$&quot;;TRIM([.H1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2]))));LEFT(TRIM([.I122]);FIND(&quot; &quot;;TRIM([.I122]))-1);&quot;&quot;)">
            <text:p/>
          </table:table-cell>
          <table:table-cell table:formula="of:=IF(NOT(ISERR(FIND(&quot; &quot;;TRIM([.I122]))));RIGHT(TRIM([.I122]);LEN(TRIM([.I122]))-FIND(&quot; &quot;;TRIM([.I122])));&quot;&quot;)">
            <text:p/>
          </table:table-cell>
          <table:table-cell table:formula="of:=IF(NOT(ISERR(FIND(&quot; &quot;;TRIM([.H122]))));LEFT(TRIM([.H122]);SEARCH(&quot;\s(?:.(?!\s))+$&quot;;TRIM([.H122])));&quot;&quot;)">
            <text:p/>
          </table:table-cell>
          <table:table-cell table:formula="of:=IF(NOT(ISERR(FIND(&quot; &quot;;TRIM([.H122]))));RIGHT(TRIM([.H122]);LEN(TRIM([.H122]))-SEARCH(&quot;\s(?:.(?!\s))+$&quot;;TRIM([.H1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3]))));LEFT(TRIM([.I123]);FIND(&quot; &quot;;TRIM([.I123]))-1);&quot;&quot;)">
            <text:p/>
          </table:table-cell>
          <table:table-cell table:formula="of:=IF(NOT(ISERR(FIND(&quot; &quot;;TRIM([.I123]))));RIGHT(TRIM([.I123]);LEN(TRIM([.I123]))-FIND(&quot; &quot;;TRIM([.I123])));&quot;&quot;)">
            <text:p/>
          </table:table-cell>
          <table:table-cell table:formula="of:=IF(NOT(ISERR(FIND(&quot; &quot;;TRIM([.H123]))));LEFT(TRIM([.H123]);SEARCH(&quot;\s(?:.(?!\s))+$&quot;;TRIM([.H123])));&quot;&quot;)">
            <text:p/>
          </table:table-cell>
          <table:table-cell table:formula="of:=IF(NOT(ISERR(FIND(&quot; &quot;;TRIM([.H123]))));RIGHT(TRIM([.H123]);LEN(TRIM([.H123]))-SEARCH(&quot;\s(?:.(?!\s))+$&quot;;TRIM([.H1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4]))));LEFT(TRIM([.I124]);FIND(&quot; &quot;;TRIM([.I124]))-1);&quot;&quot;)">
            <text:p/>
          </table:table-cell>
          <table:table-cell table:formula="of:=IF(NOT(ISERR(FIND(&quot; &quot;;TRIM([.I124]))));RIGHT(TRIM([.I124]);LEN(TRIM([.I124]))-FIND(&quot; &quot;;TRIM([.I124])));&quot;&quot;)">
            <text:p/>
          </table:table-cell>
          <table:table-cell table:formula="of:=IF(NOT(ISERR(FIND(&quot; &quot;;TRIM([.H124]))));LEFT(TRIM([.H124]);SEARCH(&quot;\s(?:.(?!\s))+$&quot;;TRIM([.H124])));&quot;&quot;)">
            <text:p/>
          </table:table-cell>
          <table:table-cell table:formula="of:=IF(NOT(ISERR(FIND(&quot; &quot;;TRIM([.H124]))));RIGHT(TRIM([.H124]);LEN(TRIM([.H124]))-SEARCH(&quot;\s(?:.(?!\s))+$&quot;;TRIM([.H1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5]))));LEFT(TRIM([.I125]);FIND(&quot; &quot;;TRIM([.I125]))-1);&quot;&quot;)">
            <text:p/>
          </table:table-cell>
          <table:table-cell table:formula="of:=IF(NOT(ISERR(FIND(&quot; &quot;;TRIM([.I125]))));RIGHT(TRIM([.I125]);LEN(TRIM([.I125]))-FIND(&quot; &quot;;TRIM([.I125])));&quot;&quot;)">
            <text:p/>
          </table:table-cell>
          <table:table-cell table:formula="of:=IF(NOT(ISERR(FIND(&quot; &quot;;TRIM([.H125]))));LEFT(TRIM([.H125]);SEARCH(&quot;\s(?:.(?!\s))+$&quot;;TRIM([.H125])));&quot;&quot;)">
            <text:p/>
          </table:table-cell>
          <table:table-cell table:formula="of:=IF(NOT(ISERR(FIND(&quot; &quot;;TRIM([.H125]))));RIGHT(TRIM([.H125]);LEN(TRIM([.H125]))-SEARCH(&quot;\s(?:.(?!\s))+$&quot;;TRIM([.H1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6]))));LEFT(TRIM([.I126]);FIND(&quot; &quot;;TRIM([.I126]))-1);&quot;&quot;)">
            <text:p/>
          </table:table-cell>
          <table:table-cell table:formula="of:=IF(NOT(ISERR(FIND(&quot; &quot;;TRIM([.I126]))));RIGHT(TRIM([.I126]);LEN(TRIM([.I126]))-FIND(&quot; &quot;;TRIM([.I126])));&quot;&quot;)">
            <text:p/>
          </table:table-cell>
          <table:table-cell table:formula="of:=IF(NOT(ISERR(FIND(&quot; &quot;;TRIM([.H126]))));LEFT(TRIM([.H126]);SEARCH(&quot;\s(?:.(?!\s))+$&quot;;TRIM([.H126])));&quot;&quot;)">
            <text:p/>
          </table:table-cell>
          <table:table-cell table:formula="of:=IF(NOT(ISERR(FIND(&quot; &quot;;TRIM([.H126]))));RIGHT(TRIM([.H126]);LEN(TRIM([.H126]))-SEARCH(&quot;\s(?:.(?!\s))+$&quot;;TRIM([.H1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7]))));LEFT(TRIM([.I127]);FIND(&quot; &quot;;TRIM([.I127]))-1);&quot;&quot;)">
            <text:p/>
          </table:table-cell>
          <table:table-cell table:formula="of:=IF(NOT(ISERR(FIND(&quot; &quot;;TRIM([.I127]))));RIGHT(TRIM([.I127]);LEN(TRIM([.I127]))-FIND(&quot; &quot;;TRIM([.I127])));&quot;&quot;)">
            <text:p/>
          </table:table-cell>
          <table:table-cell table:formula="of:=IF(NOT(ISERR(FIND(&quot; &quot;;TRIM([.H127]))));LEFT(TRIM([.H127]);SEARCH(&quot;\s(?:.(?!\s))+$&quot;;TRIM([.H127])));&quot;&quot;)">
            <text:p/>
          </table:table-cell>
          <table:table-cell table:formula="of:=IF(NOT(ISERR(FIND(&quot; &quot;;TRIM([.H127]))));RIGHT(TRIM([.H127]);LEN(TRIM([.H127]))-SEARCH(&quot;\s(?:.(?!\s))+$&quot;;TRIM([.H1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8]))));LEFT(TRIM([.I128]);FIND(&quot; &quot;;TRIM([.I128]))-1);&quot;&quot;)">
            <text:p/>
          </table:table-cell>
          <table:table-cell table:formula="of:=IF(NOT(ISERR(FIND(&quot; &quot;;TRIM([.I128]))));RIGHT(TRIM([.I128]);LEN(TRIM([.I128]))-FIND(&quot; &quot;;TRIM([.I128])));&quot;&quot;)">
            <text:p/>
          </table:table-cell>
          <table:table-cell table:formula="of:=IF(NOT(ISERR(FIND(&quot; &quot;;TRIM([.H128]))));LEFT(TRIM([.H128]);SEARCH(&quot;\s(?:.(?!\s))+$&quot;;TRIM([.H128])));&quot;&quot;)">
            <text:p/>
          </table:table-cell>
          <table:table-cell table:formula="of:=IF(NOT(ISERR(FIND(&quot; &quot;;TRIM([.H128]))));RIGHT(TRIM([.H128]);LEN(TRIM([.H128]))-SEARCH(&quot;\s(?:.(?!\s))+$&quot;;TRIM([.H1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9]))));LEFT(TRIM([.I129]);FIND(&quot; &quot;;TRIM([.I129]))-1);&quot;&quot;)">
            <text:p/>
          </table:table-cell>
          <table:table-cell table:formula="of:=IF(NOT(ISERR(FIND(&quot; &quot;;TRIM([.I129]))));RIGHT(TRIM([.I129]);LEN(TRIM([.I129]))-FIND(&quot; &quot;;TRIM([.I129])));&quot;&quot;)">
            <text:p/>
          </table:table-cell>
          <table:table-cell table:formula="of:=IF(NOT(ISERR(FIND(&quot; &quot;;TRIM([.H129]))));LEFT(TRIM([.H129]);SEARCH(&quot;\s(?:.(?!\s))+$&quot;;TRIM([.H129])));&quot;&quot;)">
            <text:p/>
          </table:table-cell>
          <table:table-cell table:formula="of:=IF(NOT(ISERR(FIND(&quot; &quot;;TRIM([.H129]))));RIGHT(TRIM([.H129]);LEN(TRIM([.H129]))-SEARCH(&quot;\s(?:.(?!\s))+$&quot;;TRIM([.H1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0]))));LEFT(TRIM([.I130]);FIND(&quot; &quot;;TRIM([.I130]))-1);&quot;&quot;)">
            <text:p/>
          </table:table-cell>
          <table:table-cell table:formula="of:=IF(NOT(ISERR(FIND(&quot; &quot;;TRIM([.I130]))));RIGHT(TRIM([.I130]);LEN(TRIM([.I130]))-FIND(&quot; &quot;;TRIM([.I130])));&quot;&quot;)">
            <text:p/>
          </table:table-cell>
          <table:table-cell table:formula="of:=IF(NOT(ISERR(FIND(&quot; &quot;;TRIM([.H130]))));LEFT(TRIM([.H130]);SEARCH(&quot;\s(?:.(?!\s))+$&quot;;TRIM([.H130])));&quot;&quot;)">
            <text:p/>
          </table:table-cell>
          <table:table-cell table:formula="of:=IF(NOT(ISERR(FIND(&quot; &quot;;TRIM([.H130]))));RIGHT(TRIM([.H130]);LEN(TRIM([.H130]))-SEARCH(&quot;\s(?:.(?!\s))+$&quot;;TRIM([.H1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1]))));LEFT(TRIM([.I131]);FIND(&quot; &quot;;TRIM([.I131]))-1);&quot;&quot;)">
            <text:p/>
          </table:table-cell>
          <table:table-cell table:formula="of:=IF(NOT(ISERR(FIND(&quot; &quot;;TRIM([.I131]))));RIGHT(TRIM([.I131]);LEN(TRIM([.I131]))-FIND(&quot; &quot;;TRIM([.I131])));&quot;&quot;)">
            <text:p/>
          </table:table-cell>
          <table:table-cell table:formula="of:=IF(NOT(ISERR(FIND(&quot; &quot;;TRIM([.H131]))));LEFT(TRIM([.H131]);SEARCH(&quot;\s(?:.(?!\s))+$&quot;;TRIM([.H131])));&quot;&quot;)">
            <text:p/>
          </table:table-cell>
          <table:table-cell table:formula="of:=IF(NOT(ISERR(FIND(&quot; &quot;;TRIM([.H131]))));RIGHT(TRIM([.H131]);LEN(TRIM([.H131]))-SEARCH(&quot;\s(?:.(?!\s))+$&quot;;TRIM([.H1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2]))));LEFT(TRIM([.I132]);FIND(&quot; &quot;;TRIM([.I132]))-1);&quot;&quot;)">
            <text:p/>
          </table:table-cell>
          <table:table-cell table:formula="of:=IF(NOT(ISERR(FIND(&quot; &quot;;TRIM([.I132]))));RIGHT(TRIM([.I132]);LEN(TRIM([.I132]))-FIND(&quot; &quot;;TRIM([.I132])));&quot;&quot;)">
            <text:p/>
          </table:table-cell>
          <table:table-cell table:formula="of:=IF(NOT(ISERR(FIND(&quot; &quot;;TRIM([.H132]))));LEFT(TRIM([.H132]);SEARCH(&quot;\s(?:.(?!\s))+$&quot;;TRIM([.H132])));&quot;&quot;)">
            <text:p/>
          </table:table-cell>
          <table:table-cell table:formula="of:=IF(NOT(ISERR(FIND(&quot; &quot;;TRIM([.H132]))));RIGHT(TRIM([.H132]);LEN(TRIM([.H132]))-SEARCH(&quot;\s(?:.(?!\s))+$&quot;;TRIM([.H1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3]))));LEFT(TRIM([.I133]);FIND(&quot; &quot;;TRIM([.I133]))-1);&quot;&quot;)">
            <text:p/>
          </table:table-cell>
          <table:table-cell table:formula="of:=IF(NOT(ISERR(FIND(&quot; &quot;;TRIM([.I133]))));RIGHT(TRIM([.I133]);LEN(TRIM([.I133]))-FIND(&quot; &quot;;TRIM([.I133])));&quot;&quot;)">
            <text:p/>
          </table:table-cell>
          <table:table-cell table:formula="of:=IF(NOT(ISERR(FIND(&quot; &quot;;TRIM([.H133]))));LEFT(TRIM([.H133]);SEARCH(&quot;\s(?:.(?!\s))+$&quot;;TRIM([.H133])));&quot;&quot;)">
            <text:p/>
          </table:table-cell>
          <table:table-cell table:formula="of:=IF(NOT(ISERR(FIND(&quot; &quot;;TRIM([.H133]))));RIGHT(TRIM([.H133]);LEN(TRIM([.H133]))-SEARCH(&quot;\s(?:.(?!\s))+$&quot;;TRIM([.H1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4]))));LEFT(TRIM([.I134]);FIND(&quot; &quot;;TRIM([.I134]))-1);&quot;&quot;)">
            <text:p/>
          </table:table-cell>
          <table:table-cell table:formula="of:=IF(NOT(ISERR(FIND(&quot; &quot;;TRIM([.I134]))));RIGHT(TRIM([.I134]);LEN(TRIM([.I134]))-FIND(&quot; &quot;;TRIM([.I134])));&quot;&quot;)">
            <text:p/>
          </table:table-cell>
          <table:table-cell table:formula="of:=IF(NOT(ISERR(FIND(&quot; &quot;;TRIM([.H134]))));LEFT(TRIM([.H134]);SEARCH(&quot;\s(?:.(?!\s))+$&quot;;TRIM([.H134])));&quot;&quot;)">
            <text:p/>
          </table:table-cell>
          <table:table-cell table:formula="of:=IF(NOT(ISERR(FIND(&quot; &quot;;TRIM([.H134]))));RIGHT(TRIM([.H134]);LEN(TRIM([.H134]))-SEARCH(&quot;\s(?:.(?!\s))+$&quot;;TRIM([.H1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5]))));LEFT(TRIM([.I135]);FIND(&quot; &quot;;TRIM([.I135]))-1);&quot;&quot;)">
            <text:p/>
          </table:table-cell>
          <table:table-cell table:formula="of:=IF(NOT(ISERR(FIND(&quot; &quot;;TRIM([.I135]))));RIGHT(TRIM([.I135]);LEN(TRIM([.I135]))-FIND(&quot; &quot;;TRIM([.I135])));&quot;&quot;)">
            <text:p/>
          </table:table-cell>
          <table:table-cell table:formula="of:=IF(NOT(ISERR(FIND(&quot; &quot;;TRIM([.H135]))));LEFT(TRIM([.H135]);SEARCH(&quot;\s(?:.(?!\s))+$&quot;;TRIM([.H135])));&quot;&quot;)">
            <text:p/>
          </table:table-cell>
          <table:table-cell table:formula="of:=IF(NOT(ISERR(FIND(&quot; &quot;;TRIM([.H135]))));RIGHT(TRIM([.H135]);LEN(TRIM([.H135]))-SEARCH(&quot;\s(?:.(?!\s))+$&quot;;TRIM([.H1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6]))));LEFT(TRIM([.I136]);FIND(&quot; &quot;;TRIM([.I136]))-1);&quot;&quot;)">
            <text:p/>
          </table:table-cell>
          <table:table-cell table:formula="of:=IF(NOT(ISERR(FIND(&quot; &quot;;TRIM([.I136]))));RIGHT(TRIM([.I136]);LEN(TRIM([.I136]))-FIND(&quot; &quot;;TRIM([.I136])));&quot;&quot;)">
            <text:p/>
          </table:table-cell>
          <table:table-cell table:formula="of:=IF(NOT(ISERR(FIND(&quot; &quot;;TRIM([.H136]))));LEFT(TRIM([.H136]);SEARCH(&quot;\s(?:.(?!\s))+$&quot;;TRIM([.H136])));&quot;&quot;)">
            <text:p/>
          </table:table-cell>
          <table:table-cell table:formula="of:=IF(NOT(ISERR(FIND(&quot; &quot;;TRIM([.H136]))));RIGHT(TRIM([.H136]);LEN(TRIM([.H136]))-SEARCH(&quot;\s(?:.(?!\s))+$&quot;;TRIM([.H1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7]))));LEFT(TRIM([.I137]);FIND(&quot; &quot;;TRIM([.I137]))-1);&quot;&quot;)">
            <text:p/>
          </table:table-cell>
          <table:table-cell table:formula="of:=IF(NOT(ISERR(FIND(&quot; &quot;;TRIM([.I137]))));RIGHT(TRIM([.I137]);LEN(TRIM([.I137]))-FIND(&quot; &quot;;TRIM([.I137])));&quot;&quot;)">
            <text:p/>
          </table:table-cell>
          <table:table-cell table:formula="of:=IF(NOT(ISERR(FIND(&quot; &quot;;TRIM([.H137]))));LEFT(TRIM([.H137]);SEARCH(&quot;\s(?:.(?!\s))+$&quot;;TRIM([.H137])));&quot;&quot;)">
            <text:p/>
          </table:table-cell>
          <table:table-cell table:formula="of:=IF(NOT(ISERR(FIND(&quot; &quot;;TRIM([.H137]))));RIGHT(TRIM([.H137]);LEN(TRIM([.H137]))-SEARCH(&quot;\s(?:.(?!\s))+$&quot;;TRIM([.H1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8]))));LEFT(TRIM([.I138]);FIND(&quot; &quot;;TRIM([.I138]))-1);&quot;&quot;)">
            <text:p/>
          </table:table-cell>
          <table:table-cell table:formula="of:=IF(NOT(ISERR(FIND(&quot; &quot;;TRIM([.I138]))));RIGHT(TRIM([.I138]);LEN(TRIM([.I138]))-FIND(&quot; &quot;;TRIM([.I138])));&quot;&quot;)">
            <text:p/>
          </table:table-cell>
          <table:table-cell table:formula="of:=IF(NOT(ISERR(FIND(&quot; &quot;;TRIM([.H138]))));LEFT(TRIM([.H138]);SEARCH(&quot;\s(?:.(?!\s))+$&quot;;TRIM([.H138])));&quot;&quot;)">
            <text:p/>
          </table:table-cell>
          <table:table-cell table:formula="of:=IF(NOT(ISERR(FIND(&quot; &quot;;TRIM([.H138]))));RIGHT(TRIM([.H138]);LEN(TRIM([.H138]))-SEARCH(&quot;\s(?:.(?!\s))+$&quot;;TRIM([.H1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9]))));LEFT(TRIM([.I139]);FIND(&quot; &quot;;TRIM([.I139]))-1);&quot;&quot;)">
            <text:p/>
          </table:table-cell>
          <table:table-cell table:formula="of:=IF(NOT(ISERR(FIND(&quot; &quot;;TRIM([.I139]))));RIGHT(TRIM([.I139]);LEN(TRIM([.I139]))-FIND(&quot; &quot;;TRIM([.I139])));&quot;&quot;)">
            <text:p/>
          </table:table-cell>
          <table:table-cell table:formula="of:=IF(NOT(ISERR(FIND(&quot; &quot;;TRIM([.H139]))));LEFT(TRIM([.H139]);SEARCH(&quot;\s(?:.(?!\s))+$&quot;;TRIM([.H139])));&quot;&quot;)">
            <text:p/>
          </table:table-cell>
          <table:table-cell table:formula="of:=IF(NOT(ISERR(FIND(&quot; &quot;;TRIM([.H139]))));RIGHT(TRIM([.H139]);LEN(TRIM([.H139]))-SEARCH(&quot;\s(?:.(?!\s))+$&quot;;TRIM([.H1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0]))));LEFT(TRIM([.I140]);FIND(&quot; &quot;;TRIM([.I140]))-1);&quot;&quot;)">
            <text:p/>
          </table:table-cell>
          <table:table-cell table:formula="of:=IF(NOT(ISERR(FIND(&quot; &quot;;TRIM([.I140]))));RIGHT(TRIM([.I140]);LEN(TRIM([.I140]))-FIND(&quot; &quot;;TRIM([.I140])));&quot;&quot;)">
            <text:p/>
          </table:table-cell>
          <table:table-cell table:formula="of:=IF(NOT(ISERR(FIND(&quot; &quot;;TRIM([.H140]))));LEFT(TRIM([.H140]);SEARCH(&quot;\s(?:.(?!\s))+$&quot;;TRIM([.H140])));&quot;&quot;)">
            <text:p/>
          </table:table-cell>
          <table:table-cell table:formula="of:=IF(NOT(ISERR(FIND(&quot; &quot;;TRIM([.H140]))));RIGHT(TRIM([.H140]);LEN(TRIM([.H140]))-SEARCH(&quot;\s(?:.(?!\s))+$&quot;;TRIM([.H1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1]))));LEFT(TRIM([.I141]);FIND(&quot; &quot;;TRIM([.I141]))-1);&quot;&quot;)">
            <text:p/>
          </table:table-cell>
          <table:table-cell table:formula="of:=IF(NOT(ISERR(FIND(&quot; &quot;;TRIM([.I141]))));RIGHT(TRIM([.I141]);LEN(TRIM([.I141]))-FIND(&quot; &quot;;TRIM([.I141])));&quot;&quot;)">
            <text:p/>
          </table:table-cell>
          <table:table-cell table:formula="of:=IF(NOT(ISERR(FIND(&quot; &quot;;TRIM([.H141]))));LEFT(TRIM([.H141]);SEARCH(&quot;\s(?:.(?!\s))+$&quot;;TRIM([.H141])));&quot;&quot;)">
            <text:p/>
          </table:table-cell>
          <table:table-cell table:formula="of:=IF(NOT(ISERR(FIND(&quot; &quot;;TRIM([.H141]))));RIGHT(TRIM([.H141]);LEN(TRIM([.H141]))-SEARCH(&quot;\s(?:.(?!\s))+$&quot;;TRIM([.H1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2]))));LEFT(TRIM([.I142]);FIND(&quot; &quot;;TRIM([.I142]))-1);&quot;&quot;)">
            <text:p/>
          </table:table-cell>
          <table:table-cell table:formula="of:=IF(NOT(ISERR(FIND(&quot; &quot;;TRIM([.I142]))));RIGHT(TRIM([.I142]);LEN(TRIM([.I142]))-FIND(&quot; &quot;;TRIM([.I142])));&quot;&quot;)">
            <text:p/>
          </table:table-cell>
          <table:table-cell table:formula="of:=IF(NOT(ISERR(FIND(&quot; &quot;;TRIM([.H142]))));LEFT(TRIM([.H142]);SEARCH(&quot;\s(?:.(?!\s))+$&quot;;TRIM([.H142])));&quot;&quot;)">
            <text:p/>
          </table:table-cell>
          <table:table-cell table:formula="of:=IF(NOT(ISERR(FIND(&quot; &quot;;TRIM([.H142]))));RIGHT(TRIM([.H142]);LEN(TRIM([.H142]))-SEARCH(&quot;\s(?:.(?!\s))+$&quot;;TRIM([.H1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3]))));LEFT(TRIM([.I143]);FIND(&quot; &quot;;TRIM([.I143]))-1);&quot;&quot;)">
            <text:p/>
          </table:table-cell>
          <table:table-cell table:formula="of:=IF(NOT(ISERR(FIND(&quot; &quot;;TRIM([.I143]))));RIGHT(TRIM([.I143]);LEN(TRIM([.I143]))-FIND(&quot; &quot;;TRIM([.I143])));&quot;&quot;)">
            <text:p/>
          </table:table-cell>
          <table:table-cell table:formula="of:=IF(NOT(ISERR(FIND(&quot; &quot;;TRIM([.H143]))));LEFT(TRIM([.H143]);SEARCH(&quot;\s(?:.(?!\s))+$&quot;;TRIM([.H143])));&quot;&quot;)">
            <text:p/>
          </table:table-cell>
          <table:table-cell table:formula="of:=IF(NOT(ISERR(FIND(&quot; &quot;;TRIM([.H143]))));RIGHT(TRIM([.H143]);LEN(TRIM([.H143]))-SEARCH(&quot;\s(?:.(?!\s))+$&quot;;TRIM([.H1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4]))));LEFT(TRIM([.I144]);FIND(&quot; &quot;;TRIM([.I144]))-1);&quot;&quot;)">
            <text:p/>
          </table:table-cell>
          <table:table-cell table:formula="of:=IF(NOT(ISERR(FIND(&quot; &quot;;TRIM([.I144]))));RIGHT(TRIM([.I144]);LEN(TRIM([.I144]))-FIND(&quot; &quot;;TRIM([.I144])));&quot;&quot;)">
            <text:p/>
          </table:table-cell>
          <table:table-cell table:formula="of:=IF(NOT(ISERR(FIND(&quot; &quot;;TRIM([.H144]))));LEFT(TRIM([.H144]);SEARCH(&quot;\s(?:.(?!\s))+$&quot;;TRIM([.H144])));&quot;&quot;)">
            <text:p/>
          </table:table-cell>
          <table:table-cell table:formula="of:=IF(NOT(ISERR(FIND(&quot; &quot;;TRIM([.H144]))));RIGHT(TRIM([.H144]);LEN(TRIM([.H144]))-SEARCH(&quot;\s(?:.(?!\s))+$&quot;;TRIM([.H1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5]))));LEFT(TRIM([.I145]);FIND(&quot; &quot;;TRIM([.I145]))-1);&quot;&quot;)">
            <text:p/>
          </table:table-cell>
          <table:table-cell table:formula="of:=IF(NOT(ISERR(FIND(&quot; &quot;;TRIM([.I145]))));RIGHT(TRIM([.I145]);LEN(TRIM([.I145]))-FIND(&quot; &quot;;TRIM([.I145])));&quot;&quot;)">
            <text:p/>
          </table:table-cell>
          <table:table-cell table:formula="of:=IF(NOT(ISERR(FIND(&quot; &quot;;TRIM([.H145]))));LEFT(TRIM([.H145]);SEARCH(&quot;\s(?:.(?!\s))+$&quot;;TRIM([.H145])));&quot;&quot;)">
            <text:p/>
          </table:table-cell>
          <table:table-cell table:formula="of:=IF(NOT(ISERR(FIND(&quot; &quot;;TRIM([.H145]))));RIGHT(TRIM([.H145]);LEN(TRIM([.H145]))-SEARCH(&quot;\s(?:.(?!\s))+$&quot;;TRIM([.H1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6]))));LEFT(TRIM([.I146]);FIND(&quot; &quot;;TRIM([.I146]))-1);&quot;&quot;)">
            <text:p/>
          </table:table-cell>
          <table:table-cell table:formula="of:=IF(NOT(ISERR(FIND(&quot; &quot;;TRIM([.I146]))));RIGHT(TRIM([.I146]);LEN(TRIM([.I146]))-FIND(&quot; &quot;;TRIM([.I146])));&quot;&quot;)">
            <text:p/>
          </table:table-cell>
          <table:table-cell table:formula="of:=IF(NOT(ISERR(FIND(&quot; &quot;;TRIM([.H146]))));LEFT(TRIM([.H146]);SEARCH(&quot;\s(?:.(?!\s))+$&quot;;TRIM([.H146])));&quot;&quot;)">
            <text:p/>
          </table:table-cell>
          <table:table-cell table:formula="of:=IF(NOT(ISERR(FIND(&quot; &quot;;TRIM([.H146]))));RIGHT(TRIM([.H146]);LEN(TRIM([.H146]))-SEARCH(&quot;\s(?:.(?!\s))+$&quot;;TRIM([.H1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7]))));LEFT(TRIM([.I147]);FIND(&quot; &quot;;TRIM([.I147]))-1);&quot;&quot;)">
            <text:p/>
          </table:table-cell>
          <table:table-cell table:formula="of:=IF(NOT(ISERR(FIND(&quot; &quot;;TRIM([.I147]))));RIGHT(TRIM([.I147]);LEN(TRIM([.I147]))-FIND(&quot; &quot;;TRIM([.I147])));&quot;&quot;)">
            <text:p/>
          </table:table-cell>
          <table:table-cell table:formula="of:=IF(NOT(ISERR(FIND(&quot; &quot;;TRIM([.H147]))));LEFT(TRIM([.H147]);SEARCH(&quot;\s(?:.(?!\s))+$&quot;;TRIM([.H147])));&quot;&quot;)">
            <text:p/>
          </table:table-cell>
          <table:table-cell table:formula="of:=IF(NOT(ISERR(FIND(&quot; &quot;;TRIM([.H147]))));RIGHT(TRIM([.H147]);LEN(TRIM([.H147]))-SEARCH(&quot;\s(?:.(?!\s))+$&quot;;TRIM([.H1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8]))));LEFT(TRIM([.I148]);FIND(&quot; &quot;;TRIM([.I148]))-1);&quot;&quot;)">
            <text:p/>
          </table:table-cell>
          <table:table-cell table:formula="of:=IF(NOT(ISERR(FIND(&quot; &quot;;TRIM([.I148]))));RIGHT(TRIM([.I148]);LEN(TRIM([.I148]))-FIND(&quot; &quot;;TRIM([.I148])));&quot;&quot;)">
            <text:p/>
          </table:table-cell>
          <table:table-cell table:formula="of:=IF(NOT(ISERR(FIND(&quot; &quot;;TRIM([.H148]))));LEFT(TRIM([.H148]);SEARCH(&quot;\s(?:.(?!\s))+$&quot;;TRIM([.H148])));&quot;&quot;)">
            <text:p/>
          </table:table-cell>
          <table:table-cell table:formula="of:=IF(NOT(ISERR(FIND(&quot; &quot;;TRIM([.H148]))));RIGHT(TRIM([.H148]);LEN(TRIM([.H148]))-SEARCH(&quot;\s(?:.(?!\s))+$&quot;;TRIM([.H1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9]))));LEFT(TRIM([.I149]);FIND(&quot; &quot;;TRIM([.I149]))-1);&quot;&quot;)">
            <text:p/>
          </table:table-cell>
          <table:table-cell table:formula="of:=IF(NOT(ISERR(FIND(&quot; &quot;;TRIM([.I149]))));RIGHT(TRIM([.I149]);LEN(TRIM([.I149]))-FIND(&quot; &quot;;TRIM([.I149])));&quot;&quot;)">
            <text:p/>
          </table:table-cell>
          <table:table-cell table:formula="of:=IF(NOT(ISERR(FIND(&quot; &quot;;TRIM([.H149]))));LEFT(TRIM([.H149]);SEARCH(&quot;\s(?:.(?!\s))+$&quot;;TRIM([.H149])));&quot;&quot;)">
            <text:p/>
          </table:table-cell>
          <table:table-cell table:formula="of:=IF(NOT(ISERR(FIND(&quot; &quot;;TRIM([.H149]))));RIGHT(TRIM([.H149]);LEN(TRIM([.H149]))-SEARCH(&quot;\s(?:.(?!\s))+$&quot;;TRIM([.H1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0]))));LEFT(TRIM([.I150]);FIND(&quot; &quot;;TRIM([.I150]))-1);&quot;&quot;)">
            <text:p/>
          </table:table-cell>
          <table:table-cell table:formula="of:=IF(NOT(ISERR(FIND(&quot; &quot;;TRIM([.I150]))));RIGHT(TRIM([.I150]);LEN(TRIM([.I150]))-FIND(&quot; &quot;;TRIM([.I150])));&quot;&quot;)">
            <text:p/>
          </table:table-cell>
          <table:table-cell table:formula="of:=IF(NOT(ISERR(FIND(&quot; &quot;;TRIM([.H150]))));LEFT(TRIM([.H150]);SEARCH(&quot;\s(?:.(?!\s))+$&quot;;TRIM([.H150])));&quot;&quot;)">
            <text:p/>
          </table:table-cell>
          <table:table-cell table:formula="of:=IF(NOT(ISERR(FIND(&quot; &quot;;TRIM([.H150]))));RIGHT(TRIM([.H150]);LEN(TRIM([.H150]))-SEARCH(&quot;\s(?:.(?!\s))+$&quot;;TRIM([.H1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1]))));LEFT(TRIM([.I151]);FIND(&quot; &quot;;TRIM([.I151]))-1);&quot;&quot;)">
            <text:p/>
          </table:table-cell>
          <table:table-cell table:formula="of:=IF(NOT(ISERR(FIND(&quot; &quot;;TRIM([.I151]))));RIGHT(TRIM([.I151]);LEN(TRIM([.I151]))-FIND(&quot; &quot;;TRIM([.I151])));&quot;&quot;)">
            <text:p/>
          </table:table-cell>
          <table:table-cell table:formula="of:=IF(NOT(ISERR(FIND(&quot; &quot;;TRIM([.H151]))));LEFT(TRIM([.H151]);SEARCH(&quot;\s(?:.(?!\s))+$&quot;;TRIM([.H151])));&quot;&quot;)">
            <text:p/>
          </table:table-cell>
          <table:table-cell table:formula="of:=IF(NOT(ISERR(FIND(&quot; &quot;;TRIM([.H151]))));RIGHT(TRIM([.H151]);LEN(TRIM([.H151]))-SEARCH(&quot;\s(?:.(?!\s))+$&quot;;TRIM([.H1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2]))));LEFT(TRIM([.I152]);FIND(&quot; &quot;;TRIM([.I152]))-1);&quot;&quot;)">
            <text:p/>
          </table:table-cell>
          <table:table-cell table:formula="of:=IF(NOT(ISERR(FIND(&quot; &quot;;TRIM([.I152]))));RIGHT(TRIM([.I152]);LEN(TRIM([.I152]))-FIND(&quot; &quot;;TRIM([.I152])));&quot;&quot;)">
            <text:p/>
          </table:table-cell>
          <table:table-cell table:formula="of:=IF(NOT(ISERR(FIND(&quot; &quot;;TRIM([.H152]))));LEFT(TRIM([.H152]);SEARCH(&quot;\s(?:.(?!\s))+$&quot;;TRIM([.H152])));&quot;&quot;)">
            <text:p/>
          </table:table-cell>
          <table:table-cell table:formula="of:=IF(NOT(ISERR(FIND(&quot; &quot;;TRIM([.H152]))));RIGHT(TRIM([.H152]);LEN(TRIM([.H152]))-SEARCH(&quot;\s(?:.(?!\s))+$&quot;;TRIM([.H1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3]))));LEFT(TRIM([.I153]);FIND(&quot; &quot;;TRIM([.I153]))-1);&quot;&quot;)">
            <text:p/>
          </table:table-cell>
          <table:table-cell table:formula="of:=IF(NOT(ISERR(FIND(&quot; &quot;;TRIM([.I153]))));RIGHT(TRIM([.I153]);LEN(TRIM([.I153]))-FIND(&quot; &quot;;TRIM([.I153])));&quot;&quot;)">
            <text:p/>
          </table:table-cell>
          <table:table-cell table:formula="of:=IF(NOT(ISERR(FIND(&quot; &quot;;TRIM([.H153]))));LEFT(TRIM([.H153]);SEARCH(&quot;\s(?:.(?!\s))+$&quot;;TRIM([.H153])));&quot;&quot;)">
            <text:p/>
          </table:table-cell>
          <table:table-cell table:formula="of:=IF(NOT(ISERR(FIND(&quot; &quot;;TRIM([.H153]))));RIGHT(TRIM([.H153]);LEN(TRIM([.H153]))-SEARCH(&quot;\s(?:.(?!\s))+$&quot;;TRIM([.H1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4]))));LEFT(TRIM([.I154]);FIND(&quot; &quot;;TRIM([.I154]))-1);&quot;&quot;)">
            <text:p/>
          </table:table-cell>
          <table:table-cell table:formula="of:=IF(NOT(ISERR(FIND(&quot; &quot;;TRIM([.I154]))));RIGHT(TRIM([.I154]);LEN(TRIM([.I154]))-FIND(&quot; &quot;;TRIM([.I154])));&quot;&quot;)">
            <text:p/>
          </table:table-cell>
          <table:table-cell table:formula="of:=IF(NOT(ISERR(FIND(&quot; &quot;;TRIM([.H154]))));LEFT(TRIM([.H154]);SEARCH(&quot;\s(?:.(?!\s))+$&quot;;TRIM([.H154])));&quot;&quot;)">
            <text:p/>
          </table:table-cell>
          <table:table-cell table:formula="of:=IF(NOT(ISERR(FIND(&quot; &quot;;TRIM([.H154]))));RIGHT(TRIM([.H154]);LEN(TRIM([.H154]))-SEARCH(&quot;\s(?:.(?!\s))+$&quot;;TRIM([.H1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5]))));LEFT(TRIM([.I155]);FIND(&quot; &quot;;TRIM([.I155]))-1);&quot;&quot;)">
            <text:p/>
          </table:table-cell>
          <table:table-cell table:formula="of:=IF(NOT(ISERR(FIND(&quot; &quot;;TRIM([.I155]))));RIGHT(TRIM([.I155]);LEN(TRIM([.I155]))-FIND(&quot; &quot;;TRIM([.I155])));&quot;&quot;)">
            <text:p/>
          </table:table-cell>
          <table:table-cell table:formula="of:=IF(NOT(ISERR(FIND(&quot; &quot;;TRIM([.H155]))));LEFT(TRIM([.H155]);SEARCH(&quot;\s(?:.(?!\s))+$&quot;;TRIM([.H155])));&quot;&quot;)">
            <text:p/>
          </table:table-cell>
          <table:table-cell table:formula="of:=IF(NOT(ISERR(FIND(&quot; &quot;;TRIM([.H155]))));RIGHT(TRIM([.H155]);LEN(TRIM([.H155]))-SEARCH(&quot;\s(?:.(?!\s))+$&quot;;TRIM([.H1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6]))));LEFT(TRIM([.I156]);FIND(&quot; &quot;;TRIM([.I156]))-1);&quot;&quot;)">
            <text:p/>
          </table:table-cell>
          <table:table-cell table:formula="of:=IF(NOT(ISERR(FIND(&quot; &quot;;TRIM([.I156]))));RIGHT(TRIM([.I156]);LEN(TRIM([.I156]))-FIND(&quot; &quot;;TRIM([.I156])));&quot;&quot;)">
            <text:p/>
          </table:table-cell>
          <table:table-cell table:formula="of:=IF(NOT(ISERR(FIND(&quot; &quot;;TRIM([.H156]))));LEFT(TRIM([.H156]);SEARCH(&quot;\s(?:.(?!\s))+$&quot;;TRIM([.H156])));&quot;&quot;)">
            <text:p/>
          </table:table-cell>
          <table:table-cell table:formula="of:=IF(NOT(ISERR(FIND(&quot; &quot;;TRIM([.H156]))));RIGHT(TRIM([.H156]);LEN(TRIM([.H156]))-SEARCH(&quot;\s(?:.(?!\s))+$&quot;;TRIM([.H1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7]))));LEFT(TRIM([.I157]);FIND(&quot; &quot;;TRIM([.I157]))-1);&quot;&quot;)">
            <text:p/>
          </table:table-cell>
          <table:table-cell table:formula="of:=IF(NOT(ISERR(FIND(&quot; &quot;;TRIM([.I157]))));RIGHT(TRIM([.I157]);LEN(TRIM([.I157]))-FIND(&quot; &quot;;TRIM([.I157])));&quot;&quot;)">
            <text:p/>
          </table:table-cell>
          <table:table-cell table:formula="of:=IF(NOT(ISERR(FIND(&quot; &quot;;TRIM([.H157]))));LEFT(TRIM([.H157]);SEARCH(&quot;\s(?:.(?!\s))+$&quot;;TRIM([.H157])));&quot;&quot;)">
            <text:p/>
          </table:table-cell>
          <table:table-cell table:formula="of:=IF(NOT(ISERR(FIND(&quot; &quot;;TRIM([.H157]))));RIGHT(TRIM([.H157]);LEN(TRIM([.H157]))-SEARCH(&quot;\s(?:.(?!\s))+$&quot;;TRIM([.H1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8]))));LEFT(TRIM([.I158]);FIND(&quot; &quot;;TRIM([.I158]))-1);&quot;&quot;)">
            <text:p/>
          </table:table-cell>
          <table:table-cell table:formula="of:=IF(NOT(ISERR(FIND(&quot; &quot;;TRIM([.I158]))));RIGHT(TRIM([.I158]);LEN(TRIM([.I158]))-FIND(&quot; &quot;;TRIM([.I158])));&quot;&quot;)">
            <text:p/>
          </table:table-cell>
          <table:table-cell table:formula="of:=IF(NOT(ISERR(FIND(&quot; &quot;;TRIM([.H158]))));LEFT(TRIM([.H158]);SEARCH(&quot;\s(?:.(?!\s))+$&quot;;TRIM([.H158])));&quot;&quot;)">
            <text:p/>
          </table:table-cell>
          <table:table-cell table:formula="of:=IF(NOT(ISERR(FIND(&quot; &quot;;TRIM([.H158]))));RIGHT(TRIM([.H158]);LEN(TRIM([.H158]))-SEARCH(&quot;\s(?:.(?!\s))+$&quot;;TRIM([.H1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9]))));LEFT(TRIM([.I159]);FIND(&quot; &quot;;TRIM([.I159]))-1);&quot;&quot;)">
            <text:p/>
          </table:table-cell>
          <table:table-cell table:formula="of:=IF(NOT(ISERR(FIND(&quot; &quot;;TRIM([.I159]))));RIGHT(TRIM([.I159]);LEN(TRIM([.I159]))-FIND(&quot; &quot;;TRIM([.I159])));&quot;&quot;)">
            <text:p/>
          </table:table-cell>
          <table:table-cell table:formula="of:=IF(NOT(ISERR(FIND(&quot; &quot;;TRIM([.H159]))));LEFT(TRIM([.H159]);SEARCH(&quot;\s(?:.(?!\s))+$&quot;;TRIM([.H159])));&quot;&quot;)">
            <text:p/>
          </table:table-cell>
          <table:table-cell table:formula="of:=IF(NOT(ISERR(FIND(&quot; &quot;;TRIM([.H159]))));RIGHT(TRIM([.H159]);LEN(TRIM([.H159]))-SEARCH(&quot;\s(?:.(?!\s))+$&quot;;TRIM([.H1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0]))));LEFT(TRIM([.I160]);FIND(&quot; &quot;;TRIM([.I160]))-1);&quot;&quot;)">
            <text:p/>
          </table:table-cell>
          <table:table-cell table:formula="of:=IF(NOT(ISERR(FIND(&quot; &quot;;TRIM([.I160]))));RIGHT(TRIM([.I160]);LEN(TRIM([.I160]))-FIND(&quot; &quot;;TRIM([.I160])));&quot;&quot;)">
            <text:p/>
          </table:table-cell>
          <table:table-cell table:formula="of:=IF(NOT(ISERR(FIND(&quot; &quot;;TRIM([.H160]))));LEFT(TRIM([.H160]);SEARCH(&quot;\s(?:.(?!\s))+$&quot;;TRIM([.H160])));&quot;&quot;)">
            <text:p/>
          </table:table-cell>
          <table:table-cell table:formula="of:=IF(NOT(ISERR(FIND(&quot; &quot;;TRIM([.H160]))));RIGHT(TRIM([.H160]);LEN(TRIM([.H160]))-SEARCH(&quot;\s(?:.(?!\s))+$&quot;;TRIM([.H1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1]))));LEFT(TRIM([.I161]);FIND(&quot; &quot;;TRIM([.I161]))-1);&quot;&quot;)">
            <text:p/>
          </table:table-cell>
          <table:table-cell table:formula="of:=IF(NOT(ISERR(FIND(&quot; &quot;;TRIM([.I161]))));RIGHT(TRIM([.I161]);LEN(TRIM([.I161]))-FIND(&quot; &quot;;TRIM([.I161])));&quot;&quot;)">
            <text:p/>
          </table:table-cell>
          <table:table-cell table:formula="of:=IF(NOT(ISERR(FIND(&quot; &quot;;TRIM([.H161]))));LEFT(TRIM([.H161]);SEARCH(&quot;\s(?:.(?!\s))+$&quot;;TRIM([.H161])));&quot;&quot;)">
            <text:p/>
          </table:table-cell>
          <table:table-cell table:formula="of:=IF(NOT(ISERR(FIND(&quot; &quot;;TRIM([.H161]))));RIGHT(TRIM([.H161]);LEN(TRIM([.H161]))-SEARCH(&quot;\s(?:.(?!\s))+$&quot;;TRIM([.H1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2]))));LEFT(TRIM([.I162]);FIND(&quot; &quot;;TRIM([.I162]))-1);&quot;&quot;)">
            <text:p/>
          </table:table-cell>
          <table:table-cell table:formula="of:=IF(NOT(ISERR(FIND(&quot; &quot;;TRIM([.I162]))));RIGHT(TRIM([.I162]);LEN(TRIM([.I162]))-FIND(&quot; &quot;;TRIM([.I162])));&quot;&quot;)">
            <text:p/>
          </table:table-cell>
          <table:table-cell table:formula="of:=IF(NOT(ISERR(FIND(&quot; &quot;;TRIM([.H162]))));LEFT(TRIM([.H162]);SEARCH(&quot;\s(?:.(?!\s))+$&quot;;TRIM([.H162])));&quot;&quot;)">
            <text:p/>
          </table:table-cell>
          <table:table-cell table:formula="of:=IF(NOT(ISERR(FIND(&quot; &quot;;TRIM([.H162]))));RIGHT(TRIM([.H162]);LEN(TRIM([.H162]))-SEARCH(&quot;\s(?:.(?!\s))+$&quot;;TRIM([.H1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3]))));LEFT(TRIM([.I163]);FIND(&quot; &quot;;TRIM([.I163]))-1);&quot;&quot;)">
            <text:p/>
          </table:table-cell>
          <table:table-cell table:formula="of:=IF(NOT(ISERR(FIND(&quot; &quot;;TRIM([.I163]))));RIGHT(TRIM([.I163]);LEN(TRIM([.I163]))-FIND(&quot; &quot;;TRIM([.I163])));&quot;&quot;)">
            <text:p/>
          </table:table-cell>
          <table:table-cell table:formula="of:=IF(NOT(ISERR(FIND(&quot; &quot;;TRIM([.H163]))));LEFT(TRIM([.H163]);SEARCH(&quot;\s(?:.(?!\s))+$&quot;;TRIM([.H163])));&quot;&quot;)">
            <text:p/>
          </table:table-cell>
          <table:table-cell table:formula="of:=IF(NOT(ISERR(FIND(&quot; &quot;;TRIM([.H163]))));RIGHT(TRIM([.H163]);LEN(TRIM([.H163]))-SEARCH(&quot;\s(?:.(?!\s))+$&quot;;TRIM([.H1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4]))));LEFT(TRIM([.I164]);FIND(&quot; &quot;;TRIM([.I164]))-1);&quot;&quot;)">
            <text:p/>
          </table:table-cell>
          <table:table-cell table:formula="of:=IF(NOT(ISERR(FIND(&quot; &quot;;TRIM([.I164]))));RIGHT(TRIM([.I164]);LEN(TRIM([.I164]))-FIND(&quot; &quot;;TRIM([.I164])));&quot;&quot;)">
            <text:p/>
          </table:table-cell>
          <table:table-cell table:formula="of:=IF(NOT(ISERR(FIND(&quot; &quot;;TRIM([.H164]))));LEFT(TRIM([.H164]);SEARCH(&quot;\s(?:.(?!\s))+$&quot;;TRIM([.H164])));&quot;&quot;)">
            <text:p/>
          </table:table-cell>
          <table:table-cell table:formula="of:=IF(NOT(ISERR(FIND(&quot; &quot;;TRIM([.H164]))));RIGHT(TRIM([.H164]);LEN(TRIM([.H164]))-SEARCH(&quot;\s(?:.(?!\s))+$&quot;;TRIM([.H1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5]))));LEFT(TRIM([.I165]);FIND(&quot; &quot;;TRIM([.I165]))-1);&quot;&quot;)">
            <text:p/>
          </table:table-cell>
          <table:table-cell table:formula="of:=IF(NOT(ISERR(FIND(&quot; &quot;;TRIM([.I165]))));RIGHT(TRIM([.I165]);LEN(TRIM([.I165]))-FIND(&quot; &quot;;TRIM([.I165])));&quot;&quot;)">
            <text:p/>
          </table:table-cell>
          <table:table-cell table:formula="of:=IF(NOT(ISERR(FIND(&quot; &quot;;TRIM([.H165]))));LEFT(TRIM([.H165]);SEARCH(&quot;\s(?:.(?!\s))+$&quot;;TRIM([.H165])));&quot;&quot;)">
            <text:p/>
          </table:table-cell>
          <table:table-cell table:formula="of:=IF(NOT(ISERR(FIND(&quot; &quot;;TRIM([.H165]))));RIGHT(TRIM([.H165]);LEN(TRIM([.H165]))-SEARCH(&quot;\s(?:.(?!\s))+$&quot;;TRIM([.H1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6]))));LEFT(TRIM([.I166]);FIND(&quot; &quot;;TRIM([.I166]))-1);&quot;&quot;)">
            <text:p/>
          </table:table-cell>
          <table:table-cell table:formula="of:=IF(NOT(ISERR(FIND(&quot; &quot;;TRIM([.I166]))));RIGHT(TRIM([.I166]);LEN(TRIM([.I166]))-FIND(&quot; &quot;;TRIM([.I166])));&quot;&quot;)">
            <text:p/>
          </table:table-cell>
          <table:table-cell table:formula="of:=IF(NOT(ISERR(FIND(&quot; &quot;;TRIM([.H166]))));LEFT(TRIM([.H166]);SEARCH(&quot;\s(?:.(?!\s))+$&quot;;TRIM([.H166])));&quot;&quot;)">
            <text:p/>
          </table:table-cell>
          <table:table-cell table:formula="of:=IF(NOT(ISERR(FIND(&quot; &quot;;TRIM([.H166]))));RIGHT(TRIM([.H166]);LEN(TRIM([.H166]))-SEARCH(&quot;\s(?:.(?!\s))+$&quot;;TRIM([.H1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7]))));LEFT(TRIM([.I167]);FIND(&quot; &quot;;TRIM([.I167]))-1);&quot;&quot;)">
            <text:p/>
          </table:table-cell>
          <table:table-cell table:formula="of:=IF(NOT(ISERR(FIND(&quot; &quot;;TRIM([.I167]))));RIGHT(TRIM([.I167]);LEN(TRIM([.I167]))-FIND(&quot; &quot;;TRIM([.I167])));&quot;&quot;)">
            <text:p/>
          </table:table-cell>
          <table:table-cell table:formula="of:=IF(NOT(ISERR(FIND(&quot; &quot;;TRIM([.H167]))));LEFT(TRIM([.H167]);SEARCH(&quot;\s(?:.(?!\s))+$&quot;;TRIM([.H167])));&quot;&quot;)">
            <text:p/>
          </table:table-cell>
          <table:table-cell table:formula="of:=IF(NOT(ISERR(FIND(&quot; &quot;;TRIM([.H167]))));RIGHT(TRIM([.H167]);LEN(TRIM([.H167]))-SEARCH(&quot;\s(?:.(?!\s))+$&quot;;TRIM([.H1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8]))));LEFT(TRIM([.I168]);FIND(&quot; &quot;;TRIM([.I168]))-1);&quot;&quot;)">
            <text:p/>
          </table:table-cell>
          <table:table-cell table:formula="of:=IF(NOT(ISERR(FIND(&quot; &quot;;TRIM([.I168]))));RIGHT(TRIM([.I168]);LEN(TRIM([.I168]))-FIND(&quot; &quot;;TRIM([.I168])));&quot;&quot;)">
            <text:p/>
          </table:table-cell>
          <table:table-cell table:formula="of:=IF(NOT(ISERR(FIND(&quot; &quot;;TRIM([.H168]))));LEFT(TRIM([.H168]);SEARCH(&quot;\s(?:.(?!\s))+$&quot;;TRIM([.H168])));&quot;&quot;)">
            <text:p/>
          </table:table-cell>
          <table:table-cell table:formula="of:=IF(NOT(ISERR(FIND(&quot; &quot;;TRIM([.H168]))));RIGHT(TRIM([.H168]);LEN(TRIM([.H168]))-SEARCH(&quot;\s(?:.(?!\s))+$&quot;;TRIM([.H1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9]))));LEFT(TRIM([.I169]);FIND(&quot; &quot;;TRIM([.I169]))-1);&quot;&quot;)">
            <text:p/>
          </table:table-cell>
          <table:table-cell table:formula="of:=IF(NOT(ISERR(FIND(&quot; &quot;;TRIM([.I169]))));RIGHT(TRIM([.I169]);LEN(TRIM([.I169]))-FIND(&quot; &quot;;TRIM([.I169])));&quot;&quot;)">
            <text:p/>
          </table:table-cell>
          <table:table-cell table:formula="of:=IF(NOT(ISERR(FIND(&quot; &quot;;TRIM([.H169]))));LEFT(TRIM([.H169]);SEARCH(&quot;\s(?:.(?!\s))+$&quot;;TRIM([.H169])));&quot;&quot;)">
            <text:p/>
          </table:table-cell>
          <table:table-cell table:formula="of:=IF(NOT(ISERR(FIND(&quot; &quot;;TRIM([.H169]))));RIGHT(TRIM([.H169]);LEN(TRIM([.H169]))-SEARCH(&quot;\s(?:.(?!\s))+$&quot;;TRIM([.H1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0]))));LEFT(TRIM([.I170]);FIND(&quot; &quot;;TRIM([.I170]))-1);&quot;&quot;)">
            <text:p/>
          </table:table-cell>
          <table:table-cell table:formula="of:=IF(NOT(ISERR(FIND(&quot; &quot;;TRIM([.I170]))));RIGHT(TRIM([.I170]);LEN(TRIM([.I170]))-FIND(&quot; &quot;;TRIM([.I170])));&quot;&quot;)">
            <text:p/>
          </table:table-cell>
          <table:table-cell table:formula="of:=IF(NOT(ISERR(FIND(&quot; &quot;;TRIM([.H170]))));LEFT(TRIM([.H170]);SEARCH(&quot;\s(?:.(?!\s))+$&quot;;TRIM([.H170])));&quot;&quot;)">
            <text:p/>
          </table:table-cell>
          <table:table-cell table:formula="of:=IF(NOT(ISERR(FIND(&quot; &quot;;TRIM([.H170]))));RIGHT(TRIM([.H170]);LEN(TRIM([.H170]))-SEARCH(&quot;\s(?:.(?!\s))+$&quot;;TRIM([.H1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1]))));LEFT(TRIM([.I171]);FIND(&quot; &quot;;TRIM([.I171]))-1);&quot;&quot;)">
            <text:p/>
          </table:table-cell>
          <table:table-cell table:formula="of:=IF(NOT(ISERR(FIND(&quot; &quot;;TRIM([.I171]))));RIGHT(TRIM([.I171]);LEN(TRIM([.I171]))-FIND(&quot; &quot;;TRIM([.I171])));&quot;&quot;)">
            <text:p/>
          </table:table-cell>
          <table:table-cell table:formula="of:=IF(NOT(ISERR(FIND(&quot; &quot;;TRIM([.H171]))));LEFT(TRIM([.H171]);SEARCH(&quot;\s(?:.(?!\s))+$&quot;;TRIM([.H171])));&quot;&quot;)">
            <text:p/>
          </table:table-cell>
          <table:table-cell table:formula="of:=IF(NOT(ISERR(FIND(&quot; &quot;;TRIM([.H171]))));RIGHT(TRIM([.H171]);LEN(TRIM([.H171]))-SEARCH(&quot;\s(?:.(?!\s))+$&quot;;TRIM([.H1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2]))));LEFT(TRIM([.I172]);FIND(&quot; &quot;;TRIM([.I172]))-1);&quot;&quot;)">
            <text:p/>
          </table:table-cell>
          <table:table-cell table:formula="of:=IF(NOT(ISERR(FIND(&quot; &quot;;TRIM([.I172]))));RIGHT(TRIM([.I172]);LEN(TRIM([.I172]))-FIND(&quot; &quot;;TRIM([.I172])));&quot;&quot;)">
            <text:p/>
          </table:table-cell>
          <table:table-cell table:formula="of:=IF(NOT(ISERR(FIND(&quot; &quot;;TRIM([.H172]))));LEFT(TRIM([.H172]);SEARCH(&quot;\s(?:.(?!\s))+$&quot;;TRIM([.H172])));&quot;&quot;)">
            <text:p/>
          </table:table-cell>
          <table:table-cell table:formula="of:=IF(NOT(ISERR(FIND(&quot; &quot;;TRIM([.H172]))));RIGHT(TRIM([.H172]);LEN(TRIM([.H172]))-SEARCH(&quot;\s(?:.(?!\s))+$&quot;;TRIM([.H1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3]))));LEFT(TRIM([.I173]);FIND(&quot; &quot;;TRIM([.I173]))-1);&quot;&quot;)">
            <text:p/>
          </table:table-cell>
          <table:table-cell table:formula="of:=IF(NOT(ISERR(FIND(&quot; &quot;;TRIM([.I173]))));RIGHT(TRIM([.I173]);LEN(TRIM([.I173]))-FIND(&quot; &quot;;TRIM([.I173])));&quot;&quot;)">
            <text:p/>
          </table:table-cell>
          <table:table-cell table:formula="of:=IF(NOT(ISERR(FIND(&quot; &quot;;TRIM([.H173]))));LEFT(TRIM([.H173]);SEARCH(&quot;\s(?:.(?!\s))+$&quot;;TRIM([.H173])));&quot;&quot;)">
            <text:p/>
          </table:table-cell>
          <table:table-cell table:formula="of:=IF(NOT(ISERR(FIND(&quot; &quot;;TRIM([.H173]))));RIGHT(TRIM([.H173]);LEN(TRIM([.H173]))-SEARCH(&quot;\s(?:.(?!\s))+$&quot;;TRIM([.H1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4]))));LEFT(TRIM([.I174]);FIND(&quot; &quot;;TRIM([.I174]))-1);&quot;&quot;)">
            <text:p/>
          </table:table-cell>
          <table:table-cell table:formula="of:=IF(NOT(ISERR(FIND(&quot; &quot;;TRIM([.I174]))));RIGHT(TRIM([.I174]);LEN(TRIM([.I174]))-FIND(&quot; &quot;;TRIM([.I174])));&quot;&quot;)">
            <text:p/>
          </table:table-cell>
          <table:table-cell table:formula="of:=IF(NOT(ISERR(FIND(&quot; &quot;;TRIM([.H174]))));LEFT(TRIM([.H174]);SEARCH(&quot;\s(?:.(?!\s))+$&quot;;TRIM([.H174])));&quot;&quot;)">
            <text:p/>
          </table:table-cell>
          <table:table-cell table:formula="of:=IF(NOT(ISERR(FIND(&quot; &quot;;TRIM([.H174]))));RIGHT(TRIM([.H174]);LEN(TRIM([.H174]))-SEARCH(&quot;\s(?:.(?!\s))+$&quot;;TRIM([.H1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5]))));LEFT(TRIM([.I175]);FIND(&quot; &quot;;TRIM([.I175]))-1);&quot;&quot;)">
            <text:p/>
          </table:table-cell>
          <table:table-cell table:formula="of:=IF(NOT(ISERR(FIND(&quot; &quot;;TRIM([.I175]))));RIGHT(TRIM([.I175]);LEN(TRIM([.I175]))-FIND(&quot; &quot;;TRIM([.I175])));&quot;&quot;)">
            <text:p/>
          </table:table-cell>
          <table:table-cell table:formula="of:=IF(NOT(ISERR(FIND(&quot; &quot;;TRIM([.H175]))));LEFT(TRIM([.H175]);SEARCH(&quot;\s(?:.(?!\s))+$&quot;;TRIM([.H175])));&quot;&quot;)">
            <text:p/>
          </table:table-cell>
          <table:table-cell table:formula="of:=IF(NOT(ISERR(FIND(&quot; &quot;;TRIM([.H175]))));RIGHT(TRIM([.H175]);LEN(TRIM([.H175]))-SEARCH(&quot;\s(?:.(?!\s))+$&quot;;TRIM([.H1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6]))));LEFT(TRIM([.I176]);FIND(&quot; &quot;;TRIM([.I176]))-1);&quot;&quot;)">
            <text:p/>
          </table:table-cell>
          <table:table-cell table:formula="of:=IF(NOT(ISERR(FIND(&quot; &quot;;TRIM([.I176]))));RIGHT(TRIM([.I176]);LEN(TRIM([.I176]))-FIND(&quot; &quot;;TRIM([.I176])));&quot;&quot;)">
            <text:p/>
          </table:table-cell>
          <table:table-cell table:formula="of:=IF(NOT(ISERR(FIND(&quot; &quot;;TRIM([.H176]))));LEFT(TRIM([.H176]);SEARCH(&quot;\s(?:.(?!\s))+$&quot;;TRIM([.H176])));&quot;&quot;)">
            <text:p/>
          </table:table-cell>
          <table:table-cell table:formula="of:=IF(NOT(ISERR(FIND(&quot; &quot;;TRIM([.H176]))));RIGHT(TRIM([.H176]);LEN(TRIM([.H176]))-SEARCH(&quot;\s(?:.(?!\s))+$&quot;;TRIM([.H1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7]))));LEFT(TRIM([.I177]);FIND(&quot; &quot;;TRIM([.I177]))-1);&quot;&quot;)">
            <text:p/>
          </table:table-cell>
          <table:table-cell table:formula="of:=IF(NOT(ISERR(FIND(&quot; &quot;;TRIM([.I177]))));RIGHT(TRIM([.I177]);LEN(TRIM([.I177]))-FIND(&quot; &quot;;TRIM([.I177])));&quot;&quot;)">
            <text:p/>
          </table:table-cell>
          <table:table-cell table:formula="of:=IF(NOT(ISERR(FIND(&quot; &quot;;TRIM([.H177]))));LEFT(TRIM([.H177]);SEARCH(&quot;\s(?:.(?!\s))+$&quot;;TRIM([.H177])));&quot;&quot;)">
            <text:p/>
          </table:table-cell>
          <table:table-cell table:formula="of:=IF(NOT(ISERR(FIND(&quot; &quot;;TRIM([.H177]))));RIGHT(TRIM([.H177]);LEN(TRIM([.H177]))-SEARCH(&quot;\s(?:.(?!\s))+$&quot;;TRIM([.H1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8]))));LEFT(TRIM([.I178]);FIND(&quot; &quot;;TRIM([.I178]))-1);&quot;&quot;)">
            <text:p/>
          </table:table-cell>
          <table:table-cell table:formula="of:=IF(NOT(ISERR(FIND(&quot; &quot;;TRIM([.I178]))));RIGHT(TRIM([.I178]);LEN(TRIM([.I178]))-FIND(&quot; &quot;;TRIM([.I178])));&quot;&quot;)">
            <text:p/>
          </table:table-cell>
          <table:table-cell table:formula="of:=IF(NOT(ISERR(FIND(&quot; &quot;;TRIM([.H178]))));LEFT(TRIM([.H178]);SEARCH(&quot;\s(?:.(?!\s))+$&quot;;TRIM([.H178])));&quot;&quot;)">
            <text:p/>
          </table:table-cell>
          <table:table-cell table:formula="of:=IF(NOT(ISERR(FIND(&quot; &quot;;TRIM([.H178]))));RIGHT(TRIM([.H178]);LEN(TRIM([.H178]))-SEARCH(&quot;\s(?:.(?!\s))+$&quot;;TRIM([.H1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9]))));LEFT(TRIM([.I179]);FIND(&quot; &quot;;TRIM([.I179]))-1);&quot;&quot;)">
            <text:p/>
          </table:table-cell>
          <table:table-cell table:formula="of:=IF(NOT(ISERR(FIND(&quot; &quot;;TRIM([.I179]))));RIGHT(TRIM([.I179]);LEN(TRIM([.I179]))-FIND(&quot; &quot;;TRIM([.I179])));&quot;&quot;)">
            <text:p/>
          </table:table-cell>
          <table:table-cell table:formula="of:=IF(NOT(ISERR(FIND(&quot; &quot;;TRIM([.H179]))));LEFT(TRIM([.H179]);SEARCH(&quot;\s(?:.(?!\s))+$&quot;;TRIM([.H179])));&quot;&quot;)">
            <text:p/>
          </table:table-cell>
          <table:table-cell table:formula="of:=IF(NOT(ISERR(FIND(&quot; &quot;;TRIM([.H179]))));RIGHT(TRIM([.H179]);LEN(TRIM([.H179]))-SEARCH(&quot;\s(?:.(?!\s))+$&quot;;TRIM([.H1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0]))));LEFT(TRIM([.I180]);FIND(&quot; &quot;;TRIM([.I180]))-1);&quot;&quot;)">
            <text:p/>
          </table:table-cell>
          <table:table-cell table:formula="of:=IF(NOT(ISERR(FIND(&quot; &quot;;TRIM([.I180]))));RIGHT(TRIM([.I180]);LEN(TRIM([.I180]))-FIND(&quot; &quot;;TRIM([.I180])));&quot;&quot;)">
            <text:p/>
          </table:table-cell>
          <table:table-cell table:formula="of:=IF(NOT(ISERR(FIND(&quot; &quot;;TRIM([.H180]))));LEFT(TRIM([.H180]);SEARCH(&quot;\s(?:.(?!\s))+$&quot;;TRIM([.H180])));&quot;&quot;)">
            <text:p/>
          </table:table-cell>
          <table:table-cell table:formula="of:=IF(NOT(ISERR(FIND(&quot; &quot;;TRIM([.H180]))));RIGHT(TRIM([.H180]);LEN(TRIM([.H180]))-SEARCH(&quot;\s(?:.(?!\s))+$&quot;;TRIM([.H1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1]))));LEFT(TRIM([.I181]);FIND(&quot; &quot;;TRIM([.I181]))-1);&quot;&quot;)">
            <text:p/>
          </table:table-cell>
          <table:table-cell table:formula="of:=IF(NOT(ISERR(FIND(&quot; &quot;;TRIM([.I181]))));RIGHT(TRIM([.I181]);LEN(TRIM([.I181]))-FIND(&quot; &quot;;TRIM([.I181])));&quot;&quot;)">
            <text:p/>
          </table:table-cell>
          <table:table-cell table:formula="of:=IF(NOT(ISERR(FIND(&quot; &quot;;TRIM([.H181]))));LEFT(TRIM([.H181]);SEARCH(&quot;\s(?:.(?!\s))+$&quot;;TRIM([.H181])));&quot;&quot;)">
            <text:p/>
          </table:table-cell>
          <table:table-cell table:formula="of:=IF(NOT(ISERR(FIND(&quot; &quot;;TRIM([.H181]))));RIGHT(TRIM([.H181]);LEN(TRIM([.H181]))-SEARCH(&quot;\s(?:.(?!\s))+$&quot;;TRIM([.H1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2]))));LEFT(TRIM([.I182]);FIND(&quot; &quot;;TRIM([.I182]))-1);&quot;&quot;)">
            <text:p/>
          </table:table-cell>
          <table:table-cell table:formula="of:=IF(NOT(ISERR(FIND(&quot; &quot;;TRIM([.I182]))));RIGHT(TRIM([.I182]);LEN(TRIM([.I182]))-FIND(&quot; &quot;;TRIM([.I182])));&quot;&quot;)">
            <text:p/>
          </table:table-cell>
          <table:table-cell table:formula="of:=IF(NOT(ISERR(FIND(&quot; &quot;;TRIM([.H182]))));LEFT(TRIM([.H182]);SEARCH(&quot;\s(?:.(?!\s))+$&quot;;TRIM([.H182])));&quot;&quot;)">
            <text:p/>
          </table:table-cell>
          <table:table-cell table:formula="of:=IF(NOT(ISERR(FIND(&quot; &quot;;TRIM([.H182]))));RIGHT(TRIM([.H182]);LEN(TRIM([.H182]))-SEARCH(&quot;\s(?:.(?!\s))+$&quot;;TRIM([.H1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3]))));LEFT(TRIM([.I183]);FIND(&quot; &quot;;TRIM([.I183]))-1);&quot;&quot;)">
            <text:p/>
          </table:table-cell>
          <table:table-cell table:formula="of:=IF(NOT(ISERR(FIND(&quot; &quot;;TRIM([.I183]))));RIGHT(TRIM([.I183]);LEN(TRIM([.I183]))-FIND(&quot; &quot;;TRIM([.I183])));&quot;&quot;)">
            <text:p/>
          </table:table-cell>
          <table:table-cell table:formula="of:=IF(NOT(ISERR(FIND(&quot; &quot;;TRIM([.H183]))));LEFT(TRIM([.H183]);SEARCH(&quot;\s(?:.(?!\s))+$&quot;;TRIM([.H183])));&quot;&quot;)">
            <text:p/>
          </table:table-cell>
          <table:table-cell table:formula="of:=IF(NOT(ISERR(FIND(&quot; &quot;;TRIM([.H183]))));RIGHT(TRIM([.H183]);LEN(TRIM([.H183]))-SEARCH(&quot;\s(?:.(?!\s))+$&quot;;TRIM([.H1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4]))));LEFT(TRIM([.I184]);FIND(&quot; &quot;;TRIM([.I184]))-1);&quot;&quot;)">
            <text:p/>
          </table:table-cell>
          <table:table-cell table:formula="of:=IF(NOT(ISERR(FIND(&quot; &quot;;TRIM([.I184]))));RIGHT(TRIM([.I184]);LEN(TRIM([.I184]))-FIND(&quot; &quot;;TRIM([.I184])));&quot;&quot;)">
            <text:p/>
          </table:table-cell>
          <table:table-cell table:formula="of:=IF(NOT(ISERR(FIND(&quot; &quot;;TRIM([.H184]))));LEFT(TRIM([.H184]);SEARCH(&quot;\s(?:.(?!\s))+$&quot;;TRIM([.H184])));&quot;&quot;)">
            <text:p/>
          </table:table-cell>
          <table:table-cell table:formula="of:=IF(NOT(ISERR(FIND(&quot; &quot;;TRIM([.H184]))));RIGHT(TRIM([.H184]);LEN(TRIM([.H184]))-SEARCH(&quot;\s(?:.(?!\s))+$&quot;;TRIM([.H1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5]))));LEFT(TRIM([.I185]);FIND(&quot; &quot;;TRIM([.I185]))-1);&quot;&quot;)">
            <text:p/>
          </table:table-cell>
          <table:table-cell table:formula="of:=IF(NOT(ISERR(FIND(&quot; &quot;;TRIM([.I185]))));RIGHT(TRIM([.I185]);LEN(TRIM([.I185]))-FIND(&quot; &quot;;TRIM([.I185])));&quot;&quot;)">
            <text:p/>
          </table:table-cell>
          <table:table-cell table:formula="of:=IF(NOT(ISERR(FIND(&quot; &quot;;TRIM([.H185]))));LEFT(TRIM([.H185]);SEARCH(&quot;\s(?:.(?!\s))+$&quot;;TRIM([.H185])));&quot;&quot;)">
            <text:p/>
          </table:table-cell>
          <table:table-cell table:formula="of:=IF(NOT(ISERR(FIND(&quot; &quot;;TRIM([.H185]))));RIGHT(TRIM([.H185]);LEN(TRIM([.H185]))-SEARCH(&quot;\s(?:.(?!\s))+$&quot;;TRIM([.H1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6]))));LEFT(TRIM([.I186]);FIND(&quot; &quot;;TRIM([.I186]))-1);&quot;&quot;)">
            <text:p/>
          </table:table-cell>
          <table:table-cell table:formula="of:=IF(NOT(ISERR(FIND(&quot; &quot;;TRIM([.I186]))));RIGHT(TRIM([.I186]);LEN(TRIM([.I186]))-FIND(&quot; &quot;;TRIM([.I186])));&quot;&quot;)">
            <text:p/>
          </table:table-cell>
          <table:table-cell table:formula="of:=IF(NOT(ISERR(FIND(&quot; &quot;;TRIM([.H186]))));LEFT(TRIM([.H186]);SEARCH(&quot;\s(?:.(?!\s))+$&quot;;TRIM([.H186])));&quot;&quot;)">
            <text:p/>
          </table:table-cell>
          <table:table-cell table:formula="of:=IF(NOT(ISERR(FIND(&quot; &quot;;TRIM([.H186]))));RIGHT(TRIM([.H186]);LEN(TRIM([.H186]))-SEARCH(&quot;\s(?:.(?!\s))+$&quot;;TRIM([.H1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7]))));LEFT(TRIM([.I187]);FIND(&quot; &quot;;TRIM([.I187]))-1);&quot;&quot;)">
            <text:p/>
          </table:table-cell>
          <table:table-cell table:formula="of:=IF(NOT(ISERR(FIND(&quot; &quot;;TRIM([.I187]))));RIGHT(TRIM([.I187]);LEN(TRIM([.I187]))-FIND(&quot; &quot;;TRIM([.I187])));&quot;&quot;)">
            <text:p/>
          </table:table-cell>
          <table:table-cell table:formula="of:=IF(NOT(ISERR(FIND(&quot; &quot;;TRIM([.H187]))));LEFT(TRIM([.H187]);SEARCH(&quot;\s(?:.(?!\s))+$&quot;;TRIM([.H187])));&quot;&quot;)">
            <text:p/>
          </table:table-cell>
          <table:table-cell table:formula="of:=IF(NOT(ISERR(FIND(&quot; &quot;;TRIM([.H187]))));RIGHT(TRIM([.H187]);LEN(TRIM([.H187]))-SEARCH(&quot;\s(?:.(?!\s))+$&quot;;TRIM([.H1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8]))));LEFT(TRIM([.I188]);FIND(&quot; &quot;;TRIM([.I188]))-1);&quot;&quot;)">
            <text:p/>
          </table:table-cell>
          <table:table-cell table:formula="of:=IF(NOT(ISERR(FIND(&quot; &quot;;TRIM([.I188]))));RIGHT(TRIM([.I188]);LEN(TRIM([.I188]))-FIND(&quot; &quot;;TRIM([.I188])));&quot;&quot;)">
            <text:p/>
          </table:table-cell>
          <table:table-cell table:formula="of:=IF(NOT(ISERR(FIND(&quot; &quot;;TRIM([.H188]))));LEFT(TRIM([.H188]);SEARCH(&quot;\s(?:.(?!\s))+$&quot;;TRIM([.H188])));&quot;&quot;)">
            <text:p/>
          </table:table-cell>
          <table:table-cell table:formula="of:=IF(NOT(ISERR(FIND(&quot; &quot;;TRIM([.H188]))));RIGHT(TRIM([.H188]);LEN(TRIM([.H188]))-SEARCH(&quot;\s(?:.(?!\s))+$&quot;;TRIM([.H1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9]))));LEFT(TRIM([.I189]);FIND(&quot; &quot;;TRIM([.I189]))-1);&quot;&quot;)">
            <text:p/>
          </table:table-cell>
          <table:table-cell table:formula="of:=IF(NOT(ISERR(FIND(&quot; &quot;;TRIM([.I189]))));RIGHT(TRIM([.I189]);LEN(TRIM([.I189]))-FIND(&quot; &quot;;TRIM([.I189])));&quot;&quot;)">
            <text:p/>
          </table:table-cell>
          <table:table-cell table:formula="of:=IF(NOT(ISERR(FIND(&quot; &quot;;TRIM([.H189]))));LEFT(TRIM([.H189]);SEARCH(&quot;\s(?:.(?!\s))+$&quot;;TRIM([.H189])));&quot;&quot;)">
            <text:p/>
          </table:table-cell>
          <table:table-cell table:formula="of:=IF(NOT(ISERR(FIND(&quot; &quot;;TRIM([.H189]))));RIGHT(TRIM([.H189]);LEN(TRIM([.H189]))-SEARCH(&quot;\s(?:.(?!\s))+$&quot;;TRIM([.H1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0]))));LEFT(TRIM([.I190]);FIND(&quot; &quot;;TRIM([.I190]))-1);&quot;&quot;)">
            <text:p/>
          </table:table-cell>
          <table:table-cell table:formula="of:=IF(NOT(ISERR(FIND(&quot; &quot;;TRIM([.I190]))));RIGHT(TRIM([.I190]);LEN(TRIM([.I190]))-FIND(&quot; &quot;;TRIM([.I190])));&quot;&quot;)">
            <text:p/>
          </table:table-cell>
          <table:table-cell table:formula="of:=IF(NOT(ISERR(FIND(&quot; &quot;;TRIM([.H190]))));LEFT(TRIM([.H190]);SEARCH(&quot;\s(?:.(?!\s))+$&quot;;TRIM([.H190])));&quot;&quot;)">
            <text:p/>
          </table:table-cell>
          <table:table-cell table:formula="of:=IF(NOT(ISERR(FIND(&quot; &quot;;TRIM([.H190]))));RIGHT(TRIM([.H190]);LEN(TRIM([.H190]))-SEARCH(&quot;\s(?:.(?!\s))+$&quot;;TRIM([.H1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1]))));LEFT(TRIM([.I191]);FIND(&quot; &quot;;TRIM([.I191]))-1);&quot;&quot;)">
            <text:p/>
          </table:table-cell>
          <table:table-cell table:formula="of:=IF(NOT(ISERR(FIND(&quot; &quot;;TRIM([.I191]))));RIGHT(TRIM([.I191]);LEN(TRIM([.I191]))-FIND(&quot; &quot;;TRIM([.I191])));&quot;&quot;)">
            <text:p/>
          </table:table-cell>
          <table:table-cell table:formula="of:=IF(NOT(ISERR(FIND(&quot; &quot;;TRIM([.H191]))));LEFT(TRIM([.H191]);SEARCH(&quot;\s(?:.(?!\s))+$&quot;;TRIM([.H191])));&quot;&quot;)">
            <text:p/>
          </table:table-cell>
          <table:table-cell table:formula="of:=IF(NOT(ISERR(FIND(&quot; &quot;;TRIM([.H191]))));RIGHT(TRIM([.H191]);LEN(TRIM([.H191]))-SEARCH(&quot;\s(?:.(?!\s))+$&quot;;TRIM([.H1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2]))));LEFT(TRIM([.I192]);FIND(&quot; &quot;;TRIM([.I192]))-1);&quot;&quot;)">
            <text:p/>
          </table:table-cell>
          <table:table-cell table:formula="of:=IF(NOT(ISERR(FIND(&quot; &quot;;TRIM([.I192]))));RIGHT(TRIM([.I192]);LEN(TRIM([.I192]))-FIND(&quot; &quot;;TRIM([.I192])));&quot;&quot;)">
            <text:p/>
          </table:table-cell>
          <table:table-cell table:formula="of:=IF(NOT(ISERR(FIND(&quot; &quot;;TRIM([.H192]))));LEFT(TRIM([.H192]);SEARCH(&quot;\s(?:.(?!\s))+$&quot;;TRIM([.H192])));&quot;&quot;)">
            <text:p/>
          </table:table-cell>
          <table:table-cell table:formula="of:=IF(NOT(ISERR(FIND(&quot; &quot;;TRIM([.H192]))));RIGHT(TRIM([.H192]);LEN(TRIM([.H192]))-SEARCH(&quot;\s(?:.(?!\s))+$&quot;;TRIM([.H1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3]))));LEFT(TRIM([.I193]);FIND(&quot; &quot;;TRIM([.I193]))-1);&quot;&quot;)">
            <text:p/>
          </table:table-cell>
          <table:table-cell table:formula="of:=IF(NOT(ISERR(FIND(&quot; &quot;;TRIM([.I193]))));RIGHT(TRIM([.I193]);LEN(TRIM([.I193]))-FIND(&quot; &quot;;TRIM([.I193])));&quot;&quot;)">
            <text:p/>
          </table:table-cell>
          <table:table-cell table:formula="of:=IF(NOT(ISERR(FIND(&quot; &quot;;TRIM([.H193]))));LEFT(TRIM([.H193]);SEARCH(&quot;\s(?:.(?!\s))+$&quot;;TRIM([.H193])));&quot;&quot;)">
            <text:p/>
          </table:table-cell>
          <table:table-cell table:formula="of:=IF(NOT(ISERR(FIND(&quot; &quot;;TRIM([.H193]))));RIGHT(TRIM([.H193]);LEN(TRIM([.H193]))-SEARCH(&quot;\s(?:.(?!\s))+$&quot;;TRIM([.H1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4]))));LEFT(TRIM([.I194]);FIND(&quot; &quot;;TRIM([.I194]))-1);&quot;&quot;)">
            <text:p/>
          </table:table-cell>
          <table:table-cell table:formula="of:=IF(NOT(ISERR(FIND(&quot; &quot;;TRIM([.I194]))));RIGHT(TRIM([.I194]);LEN(TRIM([.I194]))-FIND(&quot; &quot;;TRIM([.I194])));&quot;&quot;)">
            <text:p/>
          </table:table-cell>
          <table:table-cell table:formula="of:=IF(NOT(ISERR(FIND(&quot; &quot;;TRIM([.H194]))));LEFT(TRIM([.H194]);SEARCH(&quot;\s(?:.(?!\s))+$&quot;;TRIM([.H194])));&quot;&quot;)">
            <text:p/>
          </table:table-cell>
          <table:table-cell table:formula="of:=IF(NOT(ISERR(FIND(&quot; &quot;;TRIM([.H194]))));RIGHT(TRIM([.H194]);LEN(TRIM([.H194]))-SEARCH(&quot;\s(?:.(?!\s))+$&quot;;TRIM([.H1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5]))));LEFT(TRIM([.I195]);FIND(&quot; &quot;;TRIM([.I195]))-1);&quot;&quot;)">
            <text:p/>
          </table:table-cell>
          <table:table-cell table:formula="of:=IF(NOT(ISERR(FIND(&quot; &quot;;TRIM([.I195]))));RIGHT(TRIM([.I195]);LEN(TRIM([.I195]))-FIND(&quot; &quot;;TRIM([.I195])));&quot;&quot;)">
            <text:p/>
          </table:table-cell>
          <table:table-cell table:formula="of:=IF(NOT(ISERR(FIND(&quot; &quot;;TRIM([.H195]))));LEFT(TRIM([.H195]);SEARCH(&quot;\s(?:.(?!\s))+$&quot;;TRIM([.H195])));&quot;&quot;)">
            <text:p/>
          </table:table-cell>
          <table:table-cell table:formula="of:=IF(NOT(ISERR(FIND(&quot; &quot;;TRIM([.H195]))));RIGHT(TRIM([.H195]);LEN(TRIM([.H195]))-SEARCH(&quot;\s(?:.(?!\s))+$&quot;;TRIM([.H1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6]))));LEFT(TRIM([.I196]);FIND(&quot; &quot;;TRIM([.I196]))-1);&quot;&quot;)">
            <text:p/>
          </table:table-cell>
          <table:table-cell table:formula="of:=IF(NOT(ISERR(FIND(&quot; &quot;;TRIM([.I196]))));RIGHT(TRIM([.I196]);LEN(TRIM([.I196]))-FIND(&quot; &quot;;TRIM([.I196])));&quot;&quot;)">
            <text:p/>
          </table:table-cell>
          <table:table-cell table:formula="of:=IF(NOT(ISERR(FIND(&quot; &quot;;TRIM([.H196]))));LEFT(TRIM([.H196]);SEARCH(&quot;\s(?:.(?!\s))+$&quot;;TRIM([.H196])));&quot;&quot;)">
            <text:p/>
          </table:table-cell>
          <table:table-cell table:formula="of:=IF(NOT(ISERR(FIND(&quot; &quot;;TRIM([.H196]))));RIGHT(TRIM([.H196]);LEN(TRIM([.H196]))-SEARCH(&quot;\s(?:.(?!\s))+$&quot;;TRIM([.H1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7]))));LEFT(TRIM([.I197]);FIND(&quot; &quot;;TRIM([.I197]))-1);&quot;&quot;)">
            <text:p/>
          </table:table-cell>
          <table:table-cell table:formula="of:=IF(NOT(ISERR(FIND(&quot; &quot;;TRIM([.I197]))));RIGHT(TRIM([.I197]);LEN(TRIM([.I197]))-FIND(&quot; &quot;;TRIM([.I197])));&quot;&quot;)">
            <text:p/>
          </table:table-cell>
          <table:table-cell table:formula="of:=IF(NOT(ISERR(FIND(&quot; &quot;;TRIM([.H197]))));LEFT(TRIM([.H197]);SEARCH(&quot;\s(?:.(?!\s))+$&quot;;TRIM([.H197])));&quot;&quot;)">
            <text:p/>
          </table:table-cell>
          <table:table-cell table:formula="of:=IF(NOT(ISERR(FIND(&quot; &quot;;TRIM([.H197]))));RIGHT(TRIM([.H197]);LEN(TRIM([.H197]))-SEARCH(&quot;\s(?:.(?!\s))+$&quot;;TRIM([.H1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8]))));LEFT(TRIM([.I198]);FIND(&quot; &quot;;TRIM([.I198]))-1);&quot;&quot;)">
            <text:p/>
          </table:table-cell>
          <table:table-cell table:formula="of:=IF(NOT(ISERR(FIND(&quot; &quot;;TRIM([.I198]))));RIGHT(TRIM([.I198]);LEN(TRIM([.I198]))-FIND(&quot; &quot;;TRIM([.I198])));&quot;&quot;)">
            <text:p/>
          </table:table-cell>
          <table:table-cell table:formula="of:=IF(NOT(ISERR(FIND(&quot; &quot;;TRIM([.H198]))));LEFT(TRIM([.H198]);SEARCH(&quot;\s(?:.(?!\s))+$&quot;;TRIM([.H198])));&quot;&quot;)">
            <text:p/>
          </table:table-cell>
          <table:table-cell table:formula="of:=IF(NOT(ISERR(FIND(&quot; &quot;;TRIM([.H198]))));RIGHT(TRIM([.H198]);LEN(TRIM([.H198]))-SEARCH(&quot;\s(?:.(?!\s))+$&quot;;TRIM([.H1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9]))));LEFT(TRIM([.I199]);FIND(&quot; &quot;;TRIM([.I199]))-1);&quot;&quot;)">
            <text:p/>
          </table:table-cell>
          <table:table-cell table:formula="of:=IF(NOT(ISERR(FIND(&quot; &quot;;TRIM([.I199]))));RIGHT(TRIM([.I199]);LEN(TRIM([.I199]))-FIND(&quot; &quot;;TRIM([.I199])));&quot;&quot;)">
            <text:p/>
          </table:table-cell>
          <table:table-cell table:formula="of:=IF(NOT(ISERR(FIND(&quot; &quot;;TRIM([.H199]))));LEFT(TRIM([.H199]);SEARCH(&quot;\s(?:.(?!\s))+$&quot;;TRIM([.H199])));&quot;&quot;)">
            <text:p/>
          </table:table-cell>
          <table:table-cell table:formula="of:=IF(NOT(ISERR(FIND(&quot; &quot;;TRIM([.H199]))));RIGHT(TRIM([.H199]);LEN(TRIM([.H199]))-SEARCH(&quot;\s(?:.(?!\s))+$&quot;;TRIM([.H1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0]))));LEFT(TRIM([.I200]);FIND(&quot; &quot;;TRIM([.I200]))-1);&quot;&quot;)">
            <text:p/>
          </table:table-cell>
          <table:table-cell table:formula="of:=IF(NOT(ISERR(FIND(&quot; &quot;;TRIM([.I200]))));RIGHT(TRIM([.I200]);LEN(TRIM([.I200]))-FIND(&quot; &quot;;TRIM([.I200])));&quot;&quot;)">
            <text:p/>
          </table:table-cell>
          <table:table-cell table:formula="of:=IF(NOT(ISERR(FIND(&quot; &quot;;TRIM([.H200]))));LEFT(TRIM([.H200]);SEARCH(&quot;\s(?:.(?!\s))+$&quot;;TRIM([.H200])));&quot;&quot;)">
            <text:p/>
          </table:table-cell>
          <table:table-cell table:formula="of:=IF(NOT(ISERR(FIND(&quot; &quot;;TRIM([.H200]))));RIGHT(TRIM([.H200]);LEN(TRIM([.H200]))-SEARCH(&quot;\s(?:.(?!\s))+$&quot;;TRIM([.H2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1]))));LEFT(TRIM([.I201]);FIND(&quot; &quot;;TRIM([.I201]))-1);&quot;&quot;)">
            <text:p/>
          </table:table-cell>
          <table:table-cell table:formula="of:=IF(NOT(ISERR(FIND(&quot; &quot;;TRIM([.I201]))));RIGHT(TRIM([.I201]);LEN(TRIM([.I201]))-FIND(&quot; &quot;;TRIM([.I201])));&quot;&quot;)">
            <text:p/>
          </table:table-cell>
          <table:table-cell table:formula="of:=IF(NOT(ISERR(FIND(&quot; &quot;;TRIM([.H201]))));LEFT(TRIM([.H201]);SEARCH(&quot;\s(?:.(?!\s))+$&quot;;TRIM([.H201])));&quot;&quot;)">
            <text:p/>
          </table:table-cell>
          <table:table-cell table:formula="of:=IF(NOT(ISERR(FIND(&quot; &quot;;TRIM([.H201]))));RIGHT(TRIM([.H201]);LEN(TRIM([.H201]))-SEARCH(&quot;\s(?:.(?!\s))+$&quot;;TRIM([.H2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2]))));LEFT(TRIM([.I202]);FIND(&quot; &quot;;TRIM([.I202]))-1);&quot;&quot;)">
            <text:p/>
          </table:table-cell>
          <table:table-cell table:formula="of:=IF(NOT(ISERR(FIND(&quot; &quot;;TRIM([.I202]))));RIGHT(TRIM([.I202]);LEN(TRIM([.I202]))-FIND(&quot; &quot;;TRIM([.I202])));&quot;&quot;)">
            <text:p/>
          </table:table-cell>
          <table:table-cell table:formula="of:=IF(NOT(ISERR(FIND(&quot; &quot;;TRIM([.H202]))));LEFT(TRIM([.H202]);SEARCH(&quot;\s(?:.(?!\s))+$&quot;;TRIM([.H202])));&quot;&quot;)">
            <text:p/>
          </table:table-cell>
          <table:table-cell table:formula="of:=IF(NOT(ISERR(FIND(&quot; &quot;;TRIM([.H202]))));RIGHT(TRIM([.H202]);LEN(TRIM([.H202]))-SEARCH(&quot;\s(?:.(?!\s))+$&quot;;TRIM([.H2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3]))));LEFT(TRIM([.I203]);FIND(&quot; &quot;;TRIM([.I203]))-1);&quot;&quot;)">
            <text:p/>
          </table:table-cell>
          <table:table-cell table:formula="of:=IF(NOT(ISERR(FIND(&quot; &quot;;TRIM([.I203]))));RIGHT(TRIM([.I203]);LEN(TRIM([.I203]))-FIND(&quot; &quot;;TRIM([.I203])));&quot;&quot;)">
            <text:p/>
          </table:table-cell>
          <table:table-cell table:formula="of:=IF(NOT(ISERR(FIND(&quot; &quot;;TRIM([.H203]))));LEFT(TRIM([.H203]);SEARCH(&quot;\s(?:.(?!\s))+$&quot;;TRIM([.H203])));&quot;&quot;)">
            <text:p/>
          </table:table-cell>
          <table:table-cell table:formula="of:=IF(NOT(ISERR(FIND(&quot; &quot;;TRIM([.H203]))));RIGHT(TRIM([.H203]);LEN(TRIM([.H203]))-SEARCH(&quot;\s(?:.(?!\s))+$&quot;;TRIM([.H2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4]))));LEFT(TRIM([.I204]);FIND(&quot; &quot;;TRIM([.I204]))-1);&quot;&quot;)">
            <text:p/>
          </table:table-cell>
          <table:table-cell table:formula="of:=IF(NOT(ISERR(FIND(&quot; &quot;;TRIM([.I204]))));RIGHT(TRIM([.I204]);LEN(TRIM([.I204]))-FIND(&quot; &quot;;TRIM([.I204])));&quot;&quot;)">
            <text:p/>
          </table:table-cell>
          <table:table-cell table:formula="of:=IF(NOT(ISERR(FIND(&quot; &quot;;TRIM([.H204]))));LEFT(TRIM([.H204]);SEARCH(&quot;\s(?:.(?!\s))+$&quot;;TRIM([.H204])));&quot;&quot;)">
            <text:p/>
          </table:table-cell>
          <table:table-cell table:formula="of:=IF(NOT(ISERR(FIND(&quot; &quot;;TRIM([.H204]))));RIGHT(TRIM([.H204]);LEN(TRIM([.H204]))-SEARCH(&quot;\s(?:.(?!\s))+$&quot;;TRIM([.H2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5]))));LEFT(TRIM([.I205]);FIND(&quot; &quot;;TRIM([.I205]))-1);&quot;&quot;)">
            <text:p/>
          </table:table-cell>
          <table:table-cell table:formula="of:=IF(NOT(ISERR(FIND(&quot; &quot;;TRIM([.I205]))));RIGHT(TRIM([.I205]);LEN(TRIM([.I205]))-FIND(&quot; &quot;;TRIM([.I205])));&quot;&quot;)">
            <text:p/>
          </table:table-cell>
          <table:table-cell table:formula="of:=IF(NOT(ISERR(FIND(&quot; &quot;;TRIM([.H205]))));LEFT(TRIM([.H205]);SEARCH(&quot;\s(?:.(?!\s))+$&quot;;TRIM([.H205])));&quot;&quot;)">
            <text:p/>
          </table:table-cell>
          <table:table-cell table:formula="of:=IF(NOT(ISERR(FIND(&quot; &quot;;TRIM([.H205]))));RIGHT(TRIM([.H205]);LEN(TRIM([.H205]))-SEARCH(&quot;\s(?:.(?!\s))+$&quot;;TRIM([.H2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6]))));LEFT(TRIM([.I206]);FIND(&quot; &quot;;TRIM([.I206]))-1);&quot;&quot;)">
            <text:p/>
          </table:table-cell>
          <table:table-cell table:formula="of:=IF(NOT(ISERR(FIND(&quot; &quot;;TRIM([.I206]))));RIGHT(TRIM([.I206]);LEN(TRIM([.I206]))-FIND(&quot; &quot;;TRIM([.I206])));&quot;&quot;)">
            <text:p/>
          </table:table-cell>
          <table:table-cell table:formula="of:=IF(NOT(ISERR(FIND(&quot; &quot;;TRIM([.H206]))));LEFT(TRIM([.H206]);SEARCH(&quot;\s(?:.(?!\s))+$&quot;;TRIM([.H206])));&quot;&quot;)">
            <text:p/>
          </table:table-cell>
          <table:table-cell table:formula="of:=IF(NOT(ISERR(FIND(&quot; &quot;;TRIM([.H206]))));RIGHT(TRIM([.H206]);LEN(TRIM([.H206]))-SEARCH(&quot;\s(?:.(?!\s))+$&quot;;TRIM([.H2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7]))));LEFT(TRIM([.I207]);FIND(&quot; &quot;;TRIM([.I207]))-1);&quot;&quot;)">
            <text:p/>
          </table:table-cell>
          <table:table-cell table:formula="of:=IF(NOT(ISERR(FIND(&quot; &quot;;TRIM([.I207]))));RIGHT(TRIM([.I207]);LEN(TRIM([.I207]))-FIND(&quot; &quot;;TRIM([.I207])));&quot;&quot;)">
            <text:p/>
          </table:table-cell>
          <table:table-cell table:formula="of:=IF(NOT(ISERR(FIND(&quot; &quot;;TRIM([.H207]))));LEFT(TRIM([.H207]);SEARCH(&quot;\s(?:.(?!\s))+$&quot;;TRIM([.H207])));&quot;&quot;)">
            <text:p/>
          </table:table-cell>
          <table:table-cell table:formula="of:=IF(NOT(ISERR(FIND(&quot; &quot;;TRIM([.H207]))));RIGHT(TRIM([.H207]);LEN(TRIM([.H207]))-SEARCH(&quot;\s(?:.(?!\s))+$&quot;;TRIM([.H2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8]))));LEFT(TRIM([.I208]);FIND(&quot; &quot;;TRIM([.I208]))-1);&quot;&quot;)">
            <text:p/>
          </table:table-cell>
          <table:table-cell table:formula="of:=IF(NOT(ISERR(FIND(&quot; &quot;;TRIM([.I208]))));RIGHT(TRIM([.I208]);LEN(TRIM([.I208]))-FIND(&quot; &quot;;TRIM([.I208])));&quot;&quot;)">
            <text:p/>
          </table:table-cell>
          <table:table-cell table:formula="of:=IF(NOT(ISERR(FIND(&quot; &quot;;TRIM([.H208]))));LEFT(TRIM([.H208]);SEARCH(&quot;\s(?:.(?!\s))+$&quot;;TRIM([.H208])));&quot;&quot;)">
            <text:p/>
          </table:table-cell>
          <table:table-cell table:formula="of:=IF(NOT(ISERR(FIND(&quot; &quot;;TRIM([.H208]))));RIGHT(TRIM([.H208]);LEN(TRIM([.H208]))-SEARCH(&quot;\s(?:.(?!\s))+$&quot;;TRIM([.H2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9]))));LEFT(TRIM([.I209]);FIND(&quot; &quot;;TRIM([.I209]))-1);&quot;&quot;)">
            <text:p/>
          </table:table-cell>
          <table:table-cell table:formula="of:=IF(NOT(ISERR(FIND(&quot; &quot;;TRIM([.I209]))));RIGHT(TRIM([.I209]);LEN(TRIM([.I209]))-FIND(&quot; &quot;;TRIM([.I209])));&quot;&quot;)">
            <text:p/>
          </table:table-cell>
          <table:table-cell table:formula="of:=IF(NOT(ISERR(FIND(&quot; &quot;;TRIM([.H209]))));LEFT(TRIM([.H209]);SEARCH(&quot;\s(?:.(?!\s))+$&quot;;TRIM([.H209])));&quot;&quot;)">
            <text:p/>
          </table:table-cell>
          <table:table-cell table:formula="of:=IF(NOT(ISERR(FIND(&quot; &quot;;TRIM([.H209]))));RIGHT(TRIM([.H209]);LEN(TRIM([.H209]))-SEARCH(&quot;\s(?:.(?!\s))+$&quot;;TRIM([.H2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0]))));LEFT(TRIM([.I210]);FIND(&quot; &quot;;TRIM([.I210]))-1);&quot;&quot;)">
            <text:p/>
          </table:table-cell>
          <table:table-cell table:formula="of:=IF(NOT(ISERR(FIND(&quot; &quot;;TRIM([.I210]))));RIGHT(TRIM([.I210]);LEN(TRIM([.I210]))-FIND(&quot; &quot;;TRIM([.I210])));&quot;&quot;)">
            <text:p/>
          </table:table-cell>
          <table:table-cell table:formula="of:=IF(NOT(ISERR(FIND(&quot; &quot;;TRIM([.H210]))));LEFT(TRIM([.H210]);SEARCH(&quot;\s(?:.(?!\s))+$&quot;;TRIM([.H210])));&quot;&quot;)">
            <text:p/>
          </table:table-cell>
          <table:table-cell table:formula="of:=IF(NOT(ISERR(FIND(&quot; &quot;;TRIM([.H210]))));RIGHT(TRIM([.H210]);LEN(TRIM([.H210]))-SEARCH(&quot;\s(?:.(?!\s))+$&quot;;TRIM([.H2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1]))));LEFT(TRIM([.I211]);FIND(&quot; &quot;;TRIM([.I211]))-1);&quot;&quot;)">
            <text:p/>
          </table:table-cell>
          <table:table-cell table:formula="of:=IF(NOT(ISERR(FIND(&quot; &quot;;TRIM([.I211]))));RIGHT(TRIM([.I211]);LEN(TRIM([.I211]))-FIND(&quot; &quot;;TRIM([.I211])));&quot;&quot;)">
            <text:p/>
          </table:table-cell>
          <table:table-cell table:formula="of:=IF(NOT(ISERR(FIND(&quot; &quot;;TRIM([.H211]))));LEFT(TRIM([.H211]);SEARCH(&quot;\s(?:.(?!\s))+$&quot;;TRIM([.H211])));&quot;&quot;)">
            <text:p/>
          </table:table-cell>
          <table:table-cell table:formula="of:=IF(NOT(ISERR(FIND(&quot; &quot;;TRIM([.H211]))));RIGHT(TRIM([.H211]);LEN(TRIM([.H211]))-SEARCH(&quot;\s(?:.(?!\s))+$&quot;;TRIM([.H2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2]))));LEFT(TRIM([.I212]);FIND(&quot; &quot;;TRIM([.I212]))-1);&quot;&quot;)">
            <text:p/>
          </table:table-cell>
          <table:table-cell table:formula="of:=IF(NOT(ISERR(FIND(&quot; &quot;;TRIM([.I212]))));RIGHT(TRIM([.I212]);LEN(TRIM([.I212]))-FIND(&quot; &quot;;TRIM([.I212])));&quot;&quot;)">
            <text:p/>
          </table:table-cell>
          <table:table-cell table:formula="of:=IF(NOT(ISERR(FIND(&quot; &quot;;TRIM([.H212]))));LEFT(TRIM([.H212]);SEARCH(&quot;\s(?:.(?!\s))+$&quot;;TRIM([.H212])));&quot;&quot;)">
            <text:p/>
          </table:table-cell>
          <table:table-cell table:formula="of:=IF(NOT(ISERR(FIND(&quot; &quot;;TRIM([.H212]))));RIGHT(TRIM([.H212]);LEN(TRIM([.H212]))-SEARCH(&quot;\s(?:.(?!\s))+$&quot;;TRIM([.H2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3]))));LEFT(TRIM([.I213]);FIND(&quot; &quot;;TRIM([.I213]))-1);&quot;&quot;)">
            <text:p/>
          </table:table-cell>
          <table:table-cell table:formula="of:=IF(NOT(ISERR(FIND(&quot; &quot;;TRIM([.I213]))));RIGHT(TRIM([.I213]);LEN(TRIM([.I213]))-FIND(&quot; &quot;;TRIM([.I213])));&quot;&quot;)">
            <text:p/>
          </table:table-cell>
          <table:table-cell table:formula="of:=IF(NOT(ISERR(FIND(&quot; &quot;;TRIM([.H213]))));LEFT(TRIM([.H213]);SEARCH(&quot;\s(?:.(?!\s))+$&quot;;TRIM([.H213])));&quot;&quot;)">
            <text:p/>
          </table:table-cell>
          <table:table-cell table:formula="of:=IF(NOT(ISERR(FIND(&quot; &quot;;TRIM([.H213]))));RIGHT(TRIM([.H213]);LEN(TRIM([.H213]))-SEARCH(&quot;\s(?:.(?!\s))+$&quot;;TRIM([.H2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4]))));LEFT(TRIM([.I214]);FIND(&quot; &quot;;TRIM([.I214]))-1);&quot;&quot;)">
            <text:p/>
          </table:table-cell>
          <table:table-cell table:formula="of:=IF(NOT(ISERR(FIND(&quot; &quot;;TRIM([.I214]))));RIGHT(TRIM([.I214]);LEN(TRIM([.I214]))-FIND(&quot; &quot;;TRIM([.I214])));&quot;&quot;)">
            <text:p/>
          </table:table-cell>
          <table:table-cell table:formula="of:=IF(NOT(ISERR(FIND(&quot; &quot;;TRIM([.H214]))));LEFT(TRIM([.H214]);SEARCH(&quot;\s(?:.(?!\s))+$&quot;;TRIM([.H214])));&quot;&quot;)">
            <text:p/>
          </table:table-cell>
          <table:table-cell table:formula="of:=IF(NOT(ISERR(FIND(&quot; &quot;;TRIM([.H214]))));RIGHT(TRIM([.H214]);LEN(TRIM([.H214]))-SEARCH(&quot;\s(?:.(?!\s))+$&quot;;TRIM([.H2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5]))));LEFT(TRIM([.I215]);FIND(&quot; &quot;;TRIM([.I215]))-1);&quot;&quot;)">
            <text:p/>
          </table:table-cell>
          <table:table-cell table:formula="of:=IF(NOT(ISERR(FIND(&quot; &quot;;TRIM([.I215]))));RIGHT(TRIM([.I215]);LEN(TRIM([.I215]))-FIND(&quot; &quot;;TRIM([.I215])));&quot;&quot;)">
            <text:p/>
          </table:table-cell>
          <table:table-cell table:formula="of:=IF(NOT(ISERR(FIND(&quot; &quot;;TRIM([.H215]))));LEFT(TRIM([.H215]);SEARCH(&quot;\s(?:.(?!\s))+$&quot;;TRIM([.H215])));&quot;&quot;)">
            <text:p/>
          </table:table-cell>
          <table:table-cell table:formula="of:=IF(NOT(ISERR(FIND(&quot; &quot;;TRIM([.H215]))));RIGHT(TRIM([.H215]);LEN(TRIM([.H215]))-SEARCH(&quot;\s(?:.(?!\s))+$&quot;;TRIM([.H2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6]))));LEFT(TRIM([.I216]);FIND(&quot; &quot;;TRIM([.I216]))-1);&quot;&quot;)">
            <text:p/>
          </table:table-cell>
          <table:table-cell table:formula="of:=IF(NOT(ISERR(FIND(&quot; &quot;;TRIM([.I216]))));RIGHT(TRIM([.I216]);LEN(TRIM([.I216]))-FIND(&quot; &quot;;TRIM([.I216])));&quot;&quot;)">
            <text:p/>
          </table:table-cell>
          <table:table-cell table:formula="of:=IF(NOT(ISERR(FIND(&quot; &quot;;TRIM([.H216]))));LEFT(TRIM([.H216]);SEARCH(&quot;\s(?:.(?!\s))+$&quot;;TRIM([.H216])));&quot;&quot;)">
            <text:p/>
          </table:table-cell>
          <table:table-cell table:formula="of:=IF(NOT(ISERR(FIND(&quot; &quot;;TRIM([.H216]))));RIGHT(TRIM([.H216]);LEN(TRIM([.H216]))-SEARCH(&quot;\s(?:.(?!\s))+$&quot;;TRIM([.H2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7]))));LEFT(TRIM([.I217]);FIND(&quot; &quot;;TRIM([.I217]))-1);&quot;&quot;)">
            <text:p/>
          </table:table-cell>
          <table:table-cell table:formula="of:=IF(NOT(ISERR(FIND(&quot; &quot;;TRIM([.I217]))));RIGHT(TRIM([.I217]);LEN(TRIM([.I217]))-FIND(&quot; &quot;;TRIM([.I217])));&quot;&quot;)">
            <text:p/>
          </table:table-cell>
          <table:table-cell table:formula="of:=IF(NOT(ISERR(FIND(&quot; &quot;;TRIM([.H217]))));LEFT(TRIM([.H217]);SEARCH(&quot;\s(?:.(?!\s))+$&quot;;TRIM([.H217])));&quot;&quot;)">
            <text:p/>
          </table:table-cell>
          <table:table-cell table:formula="of:=IF(NOT(ISERR(FIND(&quot; &quot;;TRIM([.H217]))));RIGHT(TRIM([.H217]);LEN(TRIM([.H217]))-SEARCH(&quot;\s(?:.(?!\s))+$&quot;;TRIM([.H2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8]))));LEFT(TRIM([.I218]);FIND(&quot; &quot;;TRIM([.I218]))-1);&quot;&quot;)">
            <text:p/>
          </table:table-cell>
          <table:table-cell table:formula="of:=IF(NOT(ISERR(FIND(&quot; &quot;;TRIM([.I218]))));RIGHT(TRIM([.I218]);LEN(TRIM([.I218]))-FIND(&quot; &quot;;TRIM([.I218])));&quot;&quot;)">
            <text:p/>
          </table:table-cell>
          <table:table-cell table:formula="of:=IF(NOT(ISERR(FIND(&quot; &quot;;TRIM([.H218]))));LEFT(TRIM([.H218]);SEARCH(&quot;\s(?:.(?!\s))+$&quot;;TRIM([.H218])));&quot;&quot;)">
            <text:p/>
          </table:table-cell>
          <table:table-cell table:formula="of:=IF(NOT(ISERR(FIND(&quot; &quot;;TRIM([.H218]))));RIGHT(TRIM([.H218]);LEN(TRIM([.H218]))-SEARCH(&quot;\s(?:.(?!\s))+$&quot;;TRIM([.H2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9]))));LEFT(TRIM([.I219]);FIND(&quot; &quot;;TRIM([.I219]))-1);&quot;&quot;)">
            <text:p/>
          </table:table-cell>
          <table:table-cell table:formula="of:=IF(NOT(ISERR(FIND(&quot; &quot;;TRIM([.I219]))));RIGHT(TRIM([.I219]);LEN(TRIM([.I219]))-FIND(&quot; &quot;;TRIM([.I219])));&quot;&quot;)">
            <text:p/>
          </table:table-cell>
          <table:table-cell table:formula="of:=IF(NOT(ISERR(FIND(&quot; &quot;;TRIM([.H219]))));LEFT(TRIM([.H219]);SEARCH(&quot;\s(?:.(?!\s))+$&quot;;TRIM([.H219])));&quot;&quot;)">
            <text:p/>
          </table:table-cell>
          <table:table-cell table:formula="of:=IF(NOT(ISERR(FIND(&quot; &quot;;TRIM([.H219]))));RIGHT(TRIM([.H219]);LEN(TRIM([.H219]))-SEARCH(&quot;\s(?:.(?!\s))+$&quot;;TRIM([.H2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0]))));LEFT(TRIM([.I220]);FIND(&quot; &quot;;TRIM([.I220]))-1);&quot;&quot;)">
            <text:p/>
          </table:table-cell>
          <table:table-cell table:formula="of:=IF(NOT(ISERR(FIND(&quot; &quot;;TRIM([.I220]))));RIGHT(TRIM([.I220]);LEN(TRIM([.I220]))-FIND(&quot; &quot;;TRIM([.I220])));&quot;&quot;)">
            <text:p/>
          </table:table-cell>
          <table:table-cell table:formula="of:=IF(NOT(ISERR(FIND(&quot; &quot;;TRIM([.H220]))));LEFT(TRIM([.H220]);SEARCH(&quot;\s(?:.(?!\s))+$&quot;;TRIM([.H220])));&quot;&quot;)">
            <text:p/>
          </table:table-cell>
          <table:table-cell table:formula="of:=IF(NOT(ISERR(FIND(&quot; &quot;;TRIM([.H220]))));RIGHT(TRIM([.H220]);LEN(TRIM([.H220]))-SEARCH(&quot;\s(?:.(?!\s))+$&quot;;TRIM([.H2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1]))));LEFT(TRIM([.I221]);FIND(&quot; &quot;;TRIM([.I221]))-1);&quot;&quot;)">
            <text:p/>
          </table:table-cell>
          <table:table-cell table:formula="of:=IF(NOT(ISERR(FIND(&quot; &quot;;TRIM([.I221]))));RIGHT(TRIM([.I221]);LEN(TRIM([.I221]))-FIND(&quot; &quot;;TRIM([.I221])));&quot;&quot;)">
            <text:p/>
          </table:table-cell>
          <table:table-cell table:formula="of:=IF(NOT(ISERR(FIND(&quot; &quot;;TRIM([.H221]))));LEFT(TRIM([.H221]);SEARCH(&quot;\s(?:.(?!\s))+$&quot;;TRIM([.H221])));&quot;&quot;)">
            <text:p/>
          </table:table-cell>
          <table:table-cell table:formula="of:=IF(NOT(ISERR(FIND(&quot; &quot;;TRIM([.H221]))));RIGHT(TRIM([.H221]);LEN(TRIM([.H221]))-SEARCH(&quot;\s(?:.(?!\s))+$&quot;;TRIM([.H2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2]))));LEFT(TRIM([.I222]);FIND(&quot; &quot;;TRIM([.I222]))-1);&quot;&quot;)">
            <text:p/>
          </table:table-cell>
          <table:table-cell table:formula="of:=IF(NOT(ISERR(FIND(&quot; &quot;;TRIM([.I222]))));RIGHT(TRIM([.I222]);LEN(TRIM([.I222]))-FIND(&quot; &quot;;TRIM([.I222])));&quot;&quot;)">
            <text:p/>
          </table:table-cell>
          <table:table-cell table:formula="of:=IF(NOT(ISERR(FIND(&quot; &quot;;TRIM([.H222]))));LEFT(TRIM([.H222]);SEARCH(&quot;\s(?:.(?!\s))+$&quot;;TRIM([.H222])));&quot;&quot;)">
            <text:p/>
          </table:table-cell>
          <table:table-cell table:formula="of:=IF(NOT(ISERR(FIND(&quot; &quot;;TRIM([.H222]))));RIGHT(TRIM([.H222]);LEN(TRIM([.H222]))-SEARCH(&quot;\s(?:.(?!\s))+$&quot;;TRIM([.H2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3]))));LEFT(TRIM([.I223]);FIND(&quot; &quot;;TRIM([.I223]))-1);&quot;&quot;)">
            <text:p/>
          </table:table-cell>
          <table:table-cell table:formula="of:=IF(NOT(ISERR(FIND(&quot; &quot;;TRIM([.I223]))));RIGHT(TRIM([.I223]);LEN(TRIM([.I223]))-FIND(&quot; &quot;;TRIM([.I223])));&quot;&quot;)">
            <text:p/>
          </table:table-cell>
          <table:table-cell table:formula="of:=IF(NOT(ISERR(FIND(&quot; &quot;;TRIM([.H223]))));LEFT(TRIM([.H223]);SEARCH(&quot;\s(?:.(?!\s))+$&quot;;TRIM([.H223])));&quot;&quot;)">
            <text:p/>
          </table:table-cell>
          <table:table-cell table:formula="of:=IF(NOT(ISERR(FIND(&quot; &quot;;TRIM([.H223]))));RIGHT(TRIM([.H223]);LEN(TRIM([.H223]))-SEARCH(&quot;\s(?:.(?!\s))+$&quot;;TRIM([.H2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4]))));LEFT(TRIM([.I224]);FIND(&quot; &quot;;TRIM([.I224]))-1);&quot;&quot;)">
            <text:p/>
          </table:table-cell>
          <table:table-cell table:formula="of:=IF(NOT(ISERR(FIND(&quot; &quot;;TRIM([.I224]))));RIGHT(TRIM([.I224]);LEN(TRIM([.I224]))-FIND(&quot; &quot;;TRIM([.I224])));&quot;&quot;)">
            <text:p/>
          </table:table-cell>
          <table:table-cell table:formula="of:=IF(NOT(ISERR(FIND(&quot; &quot;;TRIM([.H224]))));LEFT(TRIM([.H224]);SEARCH(&quot;\s(?:.(?!\s))+$&quot;;TRIM([.H224])));&quot;&quot;)">
            <text:p/>
          </table:table-cell>
          <table:table-cell table:formula="of:=IF(NOT(ISERR(FIND(&quot; &quot;;TRIM([.H224]))));RIGHT(TRIM([.H224]);LEN(TRIM([.H224]))-SEARCH(&quot;\s(?:.(?!\s))+$&quot;;TRIM([.H2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5]))));LEFT(TRIM([.I225]);FIND(&quot; &quot;;TRIM([.I225]))-1);&quot;&quot;)">
            <text:p/>
          </table:table-cell>
          <table:table-cell table:formula="of:=IF(NOT(ISERR(FIND(&quot; &quot;;TRIM([.I225]))));RIGHT(TRIM([.I225]);LEN(TRIM([.I225]))-FIND(&quot; &quot;;TRIM([.I225])));&quot;&quot;)">
            <text:p/>
          </table:table-cell>
          <table:table-cell table:formula="of:=IF(NOT(ISERR(FIND(&quot; &quot;;TRIM([.H225]))));LEFT(TRIM([.H225]);SEARCH(&quot;\s(?:.(?!\s))+$&quot;;TRIM([.H225])));&quot;&quot;)">
            <text:p/>
          </table:table-cell>
          <table:table-cell table:formula="of:=IF(NOT(ISERR(FIND(&quot; &quot;;TRIM([.H225]))));RIGHT(TRIM([.H225]);LEN(TRIM([.H225]))-SEARCH(&quot;\s(?:.(?!\s))+$&quot;;TRIM([.H2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6]))));LEFT(TRIM([.I226]);FIND(&quot; &quot;;TRIM([.I226]))-1);&quot;&quot;)">
            <text:p/>
          </table:table-cell>
          <table:table-cell table:formula="of:=IF(NOT(ISERR(FIND(&quot; &quot;;TRIM([.I226]))));RIGHT(TRIM([.I226]);LEN(TRIM([.I226]))-FIND(&quot; &quot;;TRIM([.I226])));&quot;&quot;)">
            <text:p/>
          </table:table-cell>
          <table:table-cell table:formula="of:=IF(NOT(ISERR(FIND(&quot; &quot;;TRIM([.H226]))));LEFT(TRIM([.H226]);SEARCH(&quot;\s(?:.(?!\s))+$&quot;;TRIM([.H226])));&quot;&quot;)">
            <text:p/>
          </table:table-cell>
          <table:table-cell table:formula="of:=IF(NOT(ISERR(FIND(&quot; &quot;;TRIM([.H226]))));RIGHT(TRIM([.H226]);LEN(TRIM([.H226]))-SEARCH(&quot;\s(?:.(?!\s))+$&quot;;TRIM([.H2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7]))));LEFT(TRIM([.I227]);FIND(&quot; &quot;;TRIM([.I227]))-1);&quot;&quot;)">
            <text:p/>
          </table:table-cell>
          <table:table-cell table:formula="of:=IF(NOT(ISERR(FIND(&quot; &quot;;TRIM([.I227]))));RIGHT(TRIM([.I227]);LEN(TRIM([.I227]))-FIND(&quot; &quot;;TRIM([.I227])));&quot;&quot;)">
            <text:p/>
          </table:table-cell>
          <table:table-cell table:formula="of:=IF(NOT(ISERR(FIND(&quot; &quot;;TRIM([.H227]))));LEFT(TRIM([.H227]);SEARCH(&quot;\s(?:.(?!\s))+$&quot;;TRIM([.H227])));&quot;&quot;)">
            <text:p/>
          </table:table-cell>
          <table:table-cell table:formula="of:=IF(NOT(ISERR(FIND(&quot; &quot;;TRIM([.H227]))));RIGHT(TRIM([.H227]);LEN(TRIM([.H227]))-SEARCH(&quot;\s(?:.(?!\s))+$&quot;;TRIM([.H2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8]))));LEFT(TRIM([.I228]);FIND(&quot; &quot;;TRIM([.I228]))-1);&quot;&quot;)">
            <text:p/>
          </table:table-cell>
          <table:table-cell table:formula="of:=IF(NOT(ISERR(FIND(&quot; &quot;;TRIM([.I228]))));RIGHT(TRIM([.I228]);LEN(TRIM([.I228]))-FIND(&quot; &quot;;TRIM([.I228])));&quot;&quot;)">
            <text:p/>
          </table:table-cell>
          <table:table-cell table:formula="of:=IF(NOT(ISERR(FIND(&quot; &quot;;TRIM([.H228]))));LEFT(TRIM([.H228]);SEARCH(&quot;\s(?:.(?!\s))+$&quot;;TRIM([.H228])));&quot;&quot;)">
            <text:p/>
          </table:table-cell>
          <table:table-cell table:formula="of:=IF(NOT(ISERR(FIND(&quot; &quot;;TRIM([.H228]))));RIGHT(TRIM([.H228]);LEN(TRIM([.H228]))-SEARCH(&quot;\s(?:.(?!\s))+$&quot;;TRIM([.H2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9]))));LEFT(TRIM([.I229]);FIND(&quot; &quot;;TRIM([.I229]))-1);&quot;&quot;)">
            <text:p/>
          </table:table-cell>
          <table:table-cell table:formula="of:=IF(NOT(ISERR(FIND(&quot; &quot;;TRIM([.I229]))));RIGHT(TRIM([.I229]);LEN(TRIM([.I229]))-FIND(&quot; &quot;;TRIM([.I229])));&quot;&quot;)">
            <text:p/>
          </table:table-cell>
          <table:table-cell table:formula="of:=IF(NOT(ISERR(FIND(&quot; &quot;;TRIM([.H229]))));LEFT(TRIM([.H229]);SEARCH(&quot;\s(?:.(?!\s))+$&quot;;TRIM([.H229])));&quot;&quot;)">
            <text:p/>
          </table:table-cell>
          <table:table-cell table:formula="of:=IF(NOT(ISERR(FIND(&quot; &quot;;TRIM([.H229]))));RIGHT(TRIM([.H229]);LEN(TRIM([.H229]))-SEARCH(&quot;\s(?:.(?!\s))+$&quot;;TRIM([.H2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0]))));LEFT(TRIM([.I230]);FIND(&quot; &quot;;TRIM([.I230]))-1);&quot;&quot;)">
            <text:p/>
          </table:table-cell>
          <table:table-cell table:formula="of:=IF(NOT(ISERR(FIND(&quot; &quot;;TRIM([.I230]))));RIGHT(TRIM([.I230]);LEN(TRIM([.I230]))-FIND(&quot; &quot;;TRIM([.I230])));&quot;&quot;)">
            <text:p/>
          </table:table-cell>
          <table:table-cell table:formula="of:=IF(NOT(ISERR(FIND(&quot; &quot;;TRIM([.H230]))));LEFT(TRIM([.H230]);SEARCH(&quot;\s(?:.(?!\s))+$&quot;;TRIM([.H230])));&quot;&quot;)">
            <text:p/>
          </table:table-cell>
          <table:table-cell table:formula="of:=IF(NOT(ISERR(FIND(&quot; &quot;;TRIM([.H230]))));RIGHT(TRIM([.H230]);LEN(TRIM([.H230]))-SEARCH(&quot;\s(?:.(?!\s))+$&quot;;TRIM([.H2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1]))));LEFT(TRIM([.I231]);FIND(&quot; &quot;;TRIM([.I231]))-1);&quot;&quot;)">
            <text:p/>
          </table:table-cell>
          <table:table-cell table:formula="of:=IF(NOT(ISERR(FIND(&quot; &quot;;TRIM([.I231]))));RIGHT(TRIM([.I231]);LEN(TRIM([.I231]))-FIND(&quot; &quot;;TRIM([.I231])));&quot;&quot;)">
            <text:p/>
          </table:table-cell>
          <table:table-cell table:formula="of:=IF(NOT(ISERR(FIND(&quot; &quot;;TRIM([.H231]))));LEFT(TRIM([.H231]);SEARCH(&quot;\s(?:.(?!\s))+$&quot;;TRIM([.H231])));&quot;&quot;)">
            <text:p/>
          </table:table-cell>
          <table:table-cell table:formula="of:=IF(NOT(ISERR(FIND(&quot; &quot;;TRIM([.H231]))));RIGHT(TRIM([.H231]);LEN(TRIM([.H231]))-SEARCH(&quot;\s(?:.(?!\s))+$&quot;;TRIM([.H2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2]))));LEFT(TRIM([.I232]);FIND(&quot; &quot;;TRIM([.I232]))-1);&quot;&quot;)">
            <text:p/>
          </table:table-cell>
          <table:table-cell table:formula="of:=IF(NOT(ISERR(FIND(&quot; &quot;;TRIM([.I232]))));RIGHT(TRIM([.I232]);LEN(TRIM([.I232]))-FIND(&quot; &quot;;TRIM([.I232])));&quot;&quot;)">
            <text:p/>
          </table:table-cell>
          <table:table-cell table:formula="of:=IF(NOT(ISERR(FIND(&quot; &quot;;TRIM([.H232]))));LEFT(TRIM([.H232]);SEARCH(&quot;\s(?:.(?!\s))+$&quot;;TRIM([.H232])));&quot;&quot;)">
            <text:p/>
          </table:table-cell>
          <table:table-cell table:formula="of:=IF(NOT(ISERR(FIND(&quot; &quot;;TRIM([.H232]))));RIGHT(TRIM([.H232]);LEN(TRIM([.H232]))-SEARCH(&quot;\s(?:.(?!\s))+$&quot;;TRIM([.H2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3]))));LEFT(TRIM([.I233]);FIND(&quot; &quot;;TRIM([.I233]))-1);&quot;&quot;)">
            <text:p/>
          </table:table-cell>
          <table:table-cell table:formula="of:=IF(NOT(ISERR(FIND(&quot; &quot;;TRIM([.I233]))));RIGHT(TRIM([.I233]);LEN(TRIM([.I233]))-FIND(&quot; &quot;;TRIM([.I233])));&quot;&quot;)">
            <text:p/>
          </table:table-cell>
          <table:table-cell table:formula="of:=IF(NOT(ISERR(FIND(&quot; &quot;;TRIM([.H233]))));LEFT(TRIM([.H233]);SEARCH(&quot;\s(?:.(?!\s))+$&quot;;TRIM([.H233])));&quot;&quot;)">
            <text:p/>
          </table:table-cell>
          <table:table-cell table:formula="of:=IF(NOT(ISERR(FIND(&quot; &quot;;TRIM([.H233]))));RIGHT(TRIM([.H233]);LEN(TRIM([.H233]))-SEARCH(&quot;\s(?:.(?!\s))+$&quot;;TRIM([.H2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4]))));LEFT(TRIM([.I234]);FIND(&quot; &quot;;TRIM([.I234]))-1);&quot;&quot;)">
            <text:p/>
          </table:table-cell>
          <table:table-cell table:formula="of:=IF(NOT(ISERR(FIND(&quot; &quot;;TRIM([.I234]))));RIGHT(TRIM([.I234]);LEN(TRIM([.I234]))-FIND(&quot; &quot;;TRIM([.I234])));&quot;&quot;)">
            <text:p/>
          </table:table-cell>
          <table:table-cell table:formula="of:=IF(NOT(ISERR(FIND(&quot; &quot;;TRIM([.H234]))));LEFT(TRIM([.H234]);SEARCH(&quot;\s(?:.(?!\s))+$&quot;;TRIM([.H234])));&quot;&quot;)">
            <text:p/>
          </table:table-cell>
          <table:table-cell table:formula="of:=IF(NOT(ISERR(FIND(&quot; &quot;;TRIM([.H234]))));RIGHT(TRIM([.H234]);LEN(TRIM([.H234]))-SEARCH(&quot;\s(?:.(?!\s))+$&quot;;TRIM([.H2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5]))));LEFT(TRIM([.I235]);FIND(&quot; &quot;;TRIM([.I235]))-1);&quot;&quot;)">
            <text:p/>
          </table:table-cell>
          <table:table-cell table:formula="of:=IF(NOT(ISERR(FIND(&quot; &quot;;TRIM([.I235]))));RIGHT(TRIM([.I235]);LEN(TRIM([.I235]))-FIND(&quot; &quot;;TRIM([.I235])));&quot;&quot;)">
            <text:p/>
          </table:table-cell>
          <table:table-cell table:formula="of:=IF(NOT(ISERR(FIND(&quot; &quot;;TRIM([.H235]))));LEFT(TRIM([.H235]);SEARCH(&quot;\s(?:.(?!\s))+$&quot;;TRIM([.H235])));&quot;&quot;)">
            <text:p/>
          </table:table-cell>
          <table:table-cell table:formula="of:=IF(NOT(ISERR(FIND(&quot; &quot;;TRIM([.H235]))));RIGHT(TRIM([.H235]);LEN(TRIM([.H235]))-SEARCH(&quot;\s(?:.(?!\s))+$&quot;;TRIM([.H2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6]))));LEFT(TRIM([.I236]);FIND(&quot; &quot;;TRIM([.I236]))-1);&quot;&quot;)">
            <text:p/>
          </table:table-cell>
          <table:table-cell table:formula="of:=IF(NOT(ISERR(FIND(&quot; &quot;;TRIM([.I236]))));RIGHT(TRIM([.I236]);LEN(TRIM([.I236]))-FIND(&quot; &quot;;TRIM([.I236])));&quot;&quot;)">
            <text:p/>
          </table:table-cell>
          <table:table-cell table:formula="of:=IF(NOT(ISERR(FIND(&quot; &quot;;TRIM([.H236]))));LEFT(TRIM([.H236]);SEARCH(&quot;\s(?:.(?!\s))+$&quot;;TRIM([.H236])));&quot;&quot;)">
            <text:p/>
          </table:table-cell>
          <table:table-cell table:formula="of:=IF(NOT(ISERR(FIND(&quot; &quot;;TRIM([.H236]))));RIGHT(TRIM([.H236]);LEN(TRIM([.H236]))-SEARCH(&quot;\s(?:.(?!\s))+$&quot;;TRIM([.H2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7]))));LEFT(TRIM([.I237]);FIND(&quot; &quot;;TRIM([.I237]))-1);&quot;&quot;)">
            <text:p/>
          </table:table-cell>
          <table:table-cell table:formula="of:=IF(NOT(ISERR(FIND(&quot; &quot;;TRIM([.I237]))));RIGHT(TRIM([.I237]);LEN(TRIM([.I237]))-FIND(&quot; &quot;;TRIM([.I237])));&quot;&quot;)">
            <text:p/>
          </table:table-cell>
          <table:table-cell table:formula="of:=IF(NOT(ISERR(FIND(&quot; &quot;;TRIM([.H237]))));LEFT(TRIM([.H237]);SEARCH(&quot;\s(?:.(?!\s))+$&quot;;TRIM([.H237])));&quot;&quot;)">
            <text:p/>
          </table:table-cell>
          <table:table-cell table:formula="of:=IF(NOT(ISERR(FIND(&quot; &quot;;TRIM([.H237]))));RIGHT(TRIM([.H237]);LEN(TRIM([.H237]))-SEARCH(&quot;\s(?:.(?!\s))+$&quot;;TRIM([.H2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8]))));LEFT(TRIM([.I238]);FIND(&quot; &quot;;TRIM([.I238]))-1);&quot;&quot;)">
            <text:p/>
          </table:table-cell>
          <table:table-cell table:formula="of:=IF(NOT(ISERR(FIND(&quot; &quot;;TRIM([.I238]))));RIGHT(TRIM([.I238]);LEN(TRIM([.I238]))-FIND(&quot; &quot;;TRIM([.I238])));&quot;&quot;)">
            <text:p/>
          </table:table-cell>
          <table:table-cell table:formula="of:=IF(NOT(ISERR(FIND(&quot; &quot;;TRIM([.H238]))));LEFT(TRIM([.H238]);SEARCH(&quot;\s(?:.(?!\s))+$&quot;;TRIM([.H238])));&quot;&quot;)">
            <text:p/>
          </table:table-cell>
          <table:table-cell table:formula="of:=IF(NOT(ISERR(FIND(&quot; &quot;;TRIM([.H238]))));RIGHT(TRIM([.H238]);LEN(TRIM([.H238]))-SEARCH(&quot;\s(?:.(?!\s))+$&quot;;TRIM([.H2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9]))));LEFT(TRIM([.I239]);FIND(&quot; &quot;;TRIM([.I239]))-1);&quot;&quot;)">
            <text:p/>
          </table:table-cell>
          <table:table-cell table:formula="of:=IF(NOT(ISERR(FIND(&quot; &quot;;TRIM([.I239]))));RIGHT(TRIM([.I239]);LEN(TRIM([.I239]))-FIND(&quot; &quot;;TRIM([.I239])));&quot;&quot;)">
            <text:p/>
          </table:table-cell>
          <table:table-cell table:formula="of:=IF(NOT(ISERR(FIND(&quot; &quot;;TRIM([.H239]))));LEFT(TRIM([.H239]);SEARCH(&quot;\s(?:.(?!\s))+$&quot;;TRIM([.H239])));&quot;&quot;)">
            <text:p/>
          </table:table-cell>
          <table:table-cell table:formula="of:=IF(NOT(ISERR(FIND(&quot; &quot;;TRIM([.H239]))));RIGHT(TRIM([.H239]);LEN(TRIM([.H239]))-SEARCH(&quot;\s(?:.(?!\s))+$&quot;;TRIM([.H2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0]))));LEFT(TRIM([.I240]);FIND(&quot; &quot;;TRIM([.I240]))-1);&quot;&quot;)">
            <text:p/>
          </table:table-cell>
          <table:table-cell table:formula="of:=IF(NOT(ISERR(FIND(&quot; &quot;;TRIM([.I240]))));RIGHT(TRIM([.I240]);LEN(TRIM([.I240]))-FIND(&quot; &quot;;TRIM([.I240])));&quot;&quot;)">
            <text:p/>
          </table:table-cell>
          <table:table-cell table:formula="of:=IF(NOT(ISERR(FIND(&quot; &quot;;TRIM([.H240]))));LEFT(TRIM([.H240]);SEARCH(&quot;\s(?:.(?!\s))+$&quot;;TRIM([.H240])));&quot;&quot;)">
            <text:p/>
          </table:table-cell>
          <table:table-cell table:formula="of:=IF(NOT(ISERR(FIND(&quot; &quot;;TRIM([.H240]))));RIGHT(TRIM([.H240]);LEN(TRIM([.H240]))-SEARCH(&quot;\s(?:.(?!\s))+$&quot;;TRIM([.H2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1]))));LEFT(TRIM([.I241]);FIND(&quot; &quot;;TRIM([.I241]))-1);&quot;&quot;)">
            <text:p/>
          </table:table-cell>
          <table:table-cell table:formula="of:=IF(NOT(ISERR(FIND(&quot; &quot;;TRIM([.I241]))));RIGHT(TRIM([.I241]);LEN(TRIM([.I241]))-FIND(&quot; &quot;;TRIM([.I241])));&quot;&quot;)">
            <text:p/>
          </table:table-cell>
          <table:table-cell table:formula="of:=IF(NOT(ISERR(FIND(&quot; &quot;;TRIM([.H241]))));LEFT(TRIM([.H241]);SEARCH(&quot;\s(?:.(?!\s))+$&quot;;TRIM([.H241])));&quot;&quot;)">
            <text:p/>
          </table:table-cell>
          <table:table-cell table:formula="of:=IF(NOT(ISERR(FIND(&quot; &quot;;TRIM([.H241]))));RIGHT(TRIM([.H241]);LEN(TRIM([.H241]))-SEARCH(&quot;\s(?:.(?!\s))+$&quot;;TRIM([.H2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2]))));LEFT(TRIM([.I242]);FIND(&quot; &quot;;TRIM([.I242]))-1);&quot;&quot;)">
            <text:p/>
          </table:table-cell>
          <table:table-cell table:formula="of:=IF(NOT(ISERR(FIND(&quot; &quot;;TRIM([.I242]))));RIGHT(TRIM([.I242]);LEN(TRIM([.I242]))-FIND(&quot; &quot;;TRIM([.I242])));&quot;&quot;)">
            <text:p/>
          </table:table-cell>
          <table:table-cell table:formula="of:=IF(NOT(ISERR(FIND(&quot; &quot;;TRIM([.H242]))));LEFT(TRIM([.H242]);SEARCH(&quot;\s(?:.(?!\s))+$&quot;;TRIM([.H242])));&quot;&quot;)">
            <text:p/>
          </table:table-cell>
          <table:table-cell table:formula="of:=IF(NOT(ISERR(FIND(&quot; &quot;;TRIM([.H242]))));RIGHT(TRIM([.H242]);LEN(TRIM([.H242]))-SEARCH(&quot;\s(?:.(?!\s))+$&quot;;TRIM([.H2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3]))));LEFT(TRIM([.I243]);FIND(&quot; &quot;;TRIM([.I243]))-1);&quot;&quot;)">
            <text:p/>
          </table:table-cell>
          <table:table-cell table:formula="of:=IF(NOT(ISERR(FIND(&quot; &quot;;TRIM([.I243]))));RIGHT(TRIM([.I243]);LEN(TRIM([.I243]))-FIND(&quot; &quot;;TRIM([.I243])));&quot;&quot;)">
            <text:p/>
          </table:table-cell>
          <table:table-cell table:formula="of:=IF(NOT(ISERR(FIND(&quot; &quot;;TRIM([.H243]))));LEFT(TRIM([.H243]);SEARCH(&quot;\s(?:.(?!\s))+$&quot;;TRIM([.H243])));&quot;&quot;)">
            <text:p/>
          </table:table-cell>
          <table:table-cell table:formula="of:=IF(NOT(ISERR(FIND(&quot; &quot;;TRIM([.H243]))));RIGHT(TRIM([.H243]);LEN(TRIM([.H243]))-SEARCH(&quot;\s(?:.(?!\s))+$&quot;;TRIM([.H2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4]))));LEFT(TRIM([.I244]);FIND(&quot; &quot;;TRIM([.I244]))-1);&quot;&quot;)">
            <text:p/>
          </table:table-cell>
          <table:table-cell table:formula="of:=IF(NOT(ISERR(FIND(&quot; &quot;;TRIM([.I244]))));RIGHT(TRIM([.I244]);LEN(TRIM([.I244]))-FIND(&quot; &quot;;TRIM([.I244])));&quot;&quot;)">
            <text:p/>
          </table:table-cell>
          <table:table-cell table:formula="of:=IF(NOT(ISERR(FIND(&quot; &quot;;TRIM([.H244]))));LEFT(TRIM([.H244]);SEARCH(&quot;\s(?:.(?!\s))+$&quot;;TRIM([.H244])));&quot;&quot;)">
            <text:p/>
          </table:table-cell>
          <table:table-cell table:formula="of:=IF(NOT(ISERR(FIND(&quot; &quot;;TRIM([.H244]))));RIGHT(TRIM([.H244]);LEN(TRIM([.H244]))-SEARCH(&quot;\s(?:.(?!\s))+$&quot;;TRIM([.H2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5]))));LEFT(TRIM([.I245]);FIND(&quot; &quot;;TRIM([.I245]))-1);&quot;&quot;)">
            <text:p/>
          </table:table-cell>
          <table:table-cell table:formula="of:=IF(NOT(ISERR(FIND(&quot; &quot;;TRIM([.I245]))));RIGHT(TRIM([.I245]);LEN(TRIM([.I245]))-FIND(&quot; &quot;;TRIM([.I245])));&quot;&quot;)">
            <text:p/>
          </table:table-cell>
          <table:table-cell table:formula="of:=IF(NOT(ISERR(FIND(&quot; &quot;;TRIM([.H245]))));LEFT(TRIM([.H245]);SEARCH(&quot;\s(?:.(?!\s))+$&quot;;TRIM([.H245])));&quot;&quot;)">
            <text:p/>
          </table:table-cell>
          <table:table-cell table:formula="of:=IF(NOT(ISERR(FIND(&quot; &quot;;TRIM([.H245]))));RIGHT(TRIM([.H245]);LEN(TRIM([.H245]))-SEARCH(&quot;\s(?:.(?!\s))+$&quot;;TRIM([.H2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6]))));LEFT(TRIM([.I246]);FIND(&quot; &quot;;TRIM([.I246]))-1);&quot;&quot;)">
            <text:p/>
          </table:table-cell>
          <table:table-cell table:formula="of:=IF(NOT(ISERR(FIND(&quot; &quot;;TRIM([.I246]))));RIGHT(TRIM([.I246]);LEN(TRIM([.I246]))-FIND(&quot; &quot;;TRIM([.I246])));&quot;&quot;)">
            <text:p/>
          </table:table-cell>
          <table:table-cell table:formula="of:=IF(NOT(ISERR(FIND(&quot; &quot;;TRIM([.H246]))));LEFT(TRIM([.H246]);SEARCH(&quot;\s(?:.(?!\s))+$&quot;;TRIM([.H246])));&quot;&quot;)">
            <text:p/>
          </table:table-cell>
          <table:table-cell table:formula="of:=IF(NOT(ISERR(FIND(&quot; &quot;;TRIM([.H246]))));RIGHT(TRIM([.H246]);LEN(TRIM([.H246]))-SEARCH(&quot;\s(?:.(?!\s))+$&quot;;TRIM([.H2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7]))));LEFT(TRIM([.I247]);FIND(&quot; &quot;;TRIM([.I247]))-1);&quot;&quot;)">
            <text:p/>
          </table:table-cell>
          <table:table-cell table:formula="of:=IF(NOT(ISERR(FIND(&quot; &quot;;TRIM([.I247]))));RIGHT(TRIM([.I247]);LEN(TRIM([.I247]))-FIND(&quot; &quot;;TRIM([.I247])));&quot;&quot;)">
            <text:p/>
          </table:table-cell>
          <table:table-cell table:formula="of:=IF(NOT(ISERR(FIND(&quot; &quot;;TRIM([.H247]))));LEFT(TRIM([.H247]);SEARCH(&quot;\s(?:.(?!\s))+$&quot;;TRIM([.H247])));&quot;&quot;)">
            <text:p/>
          </table:table-cell>
          <table:table-cell table:formula="of:=IF(NOT(ISERR(FIND(&quot; &quot;;TRIM([.H247]))));RIGHT(TRIM([.H247]);LEN(TRIM([.H247]))-SEARCH(&quot;\s(?:.(?!\s))+$&quot;;TRIM([.H2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8]))));LEFT(TRIM([.I248]);FIND(&quot; &quot;;TRIM([.I248]))-1);&quot;&quot;)">
            <text:p/>
          </table:table-cell>
          <table:table-cell table:formula="of:=IF(NOT(ISERR(FIND(&quot; &quot;;TRIM([.I248]))));RIGHT(TRIM([.I248]);LEN(TRIM([.I248]))-FIND(&quot; &quot;;TRIM([.I248])));&quot;&quot;)">
            <text:p/>
          </table:table-cell>
          <table:table-cell table:formula="of:=IF(NOT(ISERR(FIND(&quot; &quot;;TRIM([.H248]))));LEFT(TRIM([.H248]);SEARCH(&quot;\s(?:.(?!\s))+$&quot;;TRIM([.H248])));&quot;&quot;)">
            <text:p/>
          </table:table-cell>
          <table:table-cell table:formula="of:=IF(NOT(ISERR(FIND(&quot; &quot;;TRIM([.H248]))));RIGHT(TRIM([.H248]);LEN(TRIM([.H248]))-SEARCH(&quot;\s(?:.(?!\s))+$&quot;;TRIM([.H2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9]))));LEFT(TRIM([.I249]);FIND(&quot; &quot;;TRIM([.I249]))-1);&quot;&quot;)">
            <text:p/>
          </table:table-cell>
          <table:table-cell table:formula="of:=IF(NOT(ISERR(FIND(&quot; &quot;;TRIM([.I249]))));RIGHT(TRIM([.I249]);LEN(TRIM([.I249]))-FIND(&quot; &quot;;TRIM([.I249])));&quot;&quot;)">
            <text:p/>
          </table:table-cell>
          <table:table-cell table:formula="of:=IF(NOT(ISERR(FIND(&quot; &quot;;TRIM([.H249]))));LEFT(TRIM([.H249]);SEARCH(&quot;\s(?:.(?!\s))+$&quot;;TRIM([.H249])));&quot;&quot;)">
            <text:p/>
          </table:table-cell>
          <table:table-cell table:formula="of:=IF(NOT(ISERR(FIND(&quot; &quot;;TRIM([.H249]))));RIGHT(TRIM([.H249]);LEN(TRIM([.H249]))-SEARCH(&quot;\s(?:.(?!\s))+$&quot;;TRIM([.H2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0]))));LEFT(TRIM([.I250]);FIND(&quot; &quot;;TRIM([.I250]))-1);&quot;&quot;)">
            <text:p/>
          </table:table-cell>
          <table:table-cell table:formula="of:=IF(NOT(ISERR(FIND(&quot; &quot;;TRIM([.I250]))));RIGHT(TRIM([.I250]);LEN(TRIM([.I250]))-FIND(&quot; &quot;;TRIM([.I250])));&quot;&quot;)">
            <text:p/>
          </table:table-cell>
          <table:table-cell table:formula="of:=IF(NOT(ISERR(FIND(&quot; &quot;;TRIM([.H250]))));LEFT(TRIM([.H250]);SEARCH(&quot;\s(?:.(?!\s))+$&quot;;TRIM([.H250])));&quot;&quot;)">
            <text:p/>
          </table:table-cell>
          <table:table-cell table:formula="of:=IF(NOT(ISERR(FIND(&quot; &quot;;TRIM([.H250]))));RIGHT(TRIM([.H250]);LEN(TRIM([.H250]))-SEARCH(&quot;\s(?:.(?!\s))+$&quot;;TRIM([.H2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1]))));LEFT(TRIM([.I251]);FIND(&quot; &quot;;TRIM([.I251]))-1);&quot;&quot;)">
            <text:p/>
          </table:table-cell>
          <table:table-cell table:formula="of:=IF(NOT(ISERR(FIND(&quot; &quot;;TRIM([.I251]))));RIGHT(TRIM([.I251]);LEN(TRIM([.I251]))-FIND(&quot; &quot;;TRIM([.I251])));&quot;&quot;)">
            <text:p/>
          </table:table-cell>
          <table:table-cell table:formula="of:=IF(NOT(ISERR(FIND(&quot; &quot;;TRIM([.H251]))));LEFT(TRIM([.H251]);SEARCH(&quot;\s(?:.(?!\s))+$&quot;;TRIM([.H251])));&quot;&quot;)">
            <text:p/>
          </table:table-cell>
          <table:table-cell table:formula="of:=IF(NOT(ISERR(FIND(&quot; &quot;;TRIM([.H251]))));RIGHT(TRIM([.H251]);LEN(TRIM([.H251]))-SEARCH(&quot;\s(?:.(?!\s))+$&quot;;TRIM([.H2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2]))));LEFT(TRIM([.I252]);FIND(&quot; &quot;;TRIM([.I252]))-1);&quot;&quot;)">
            <text:p/>
          </table:table-cell>
          <table:table-cell table:formula="of:=IF(NOT(ISERR(FIND(&quot; &quot;;TRIM([.I252]))));RIGHT(TRIM([.I252]);LEN(TRIM([.I252]))-FIND(&quot; &quot;;TRIM([.I252])));&quot;&quot;)">
            <text:p/>
          </table:table-cell>
          <table:table-cell table:formula="of:=IF(NOT(ISERR(FIND(&quot; &quot;;TRIM([.H252]))));LEFT(TRIM([.H252]);SEARCH(&quot;\s(?:.(?!\s))+$&quot;;TRIM([.H252])));&quot;&quot;)">
            <text:p/>
          </table:table-cell>
          <table:table-cell table:formula="of:=IF(NOT(ISERR(FIND(&quot; &quot;;TRIM([.H252]))));RIGHT(TRIM([.H252]);LEN(TRIM([.H252]))-SEARCH(&quot;\s(?:.(?!\s))+$&quot;;TRIM([.H2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3]))));LEFT(TRIM([.I253]);FIND(&quot; &quot;;TRIM([.I253]))-1);&quot;&quot;)">
            <text:p/>
          </table:table-cell>
          <table:table-cell table:formula="of:=IF(NOT(ISERR(FIND(&quot; &quot;;TRIM([.I253]))));RIGHT(TRIM([.I253]);LEN(TRIM([.I253]))-FIND(&quot; &quot;;TRIM([.I253])));&quot;&quot;)">
            <text:p/>
          </table:table-cell>
          <table:table-cell table:formula="of:=IF(NOT(ISERR(FIND(&quot; &quot;;TRIM([.H253]))));LEFT(TRIM([.H253]);SEARCH(&quot;\s(?:.(?!\s))+$&quot;;TRIM([.H253])));&quot;&quot;)">
            <text:p/>
          </table:table-cell>
          <table:table-cell table:formula="of:=IF(NOT(ISERR(FIND(&quot; &quot;;TRIM([.H253]))));RIGHT(TRIM([.H253]);LEN(TRIM([.H253]))-SEARCH(&quot;\s(?:.(?!\s))+$&quot;;TRIM([.H2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4]))));LEFT(TRIM([.I254]);FIND(&quot; &quot;;TRIM([.I254]))-1);&quot;&quot;)">
            <text:p/>
          </table:table-cell>
          <table:table-cell table:formula="of:=IF(NOT(ISERR(FIND(&quot; &quot;;TRIM([.I254]))));RIGHT(TRIM([.I254]);LEN(TRIM([.I254]))-FIND(&quot; &quot;;TRIM([.I254])));&quot;&quot;)">
            <text:p/>
          </table:table-cell>
          <table:table-cell table:formula="of:=IF(NOT(ISERR(FIND(&quot; &quot;;TRIM([.H254]))));LEFT(TRIM([.H254]);SEARCH(&quot;\s(?:.(?!\s))+$&quot;;TRIM([.H254])));&quot;&quot;)">
            <text:p/>
          </table:table-cell>
          <table:table-cell table:formula="of:=IF(NOT(ISERR(FIND(&quot; &quot;;TRIM([.H254]))));RIGHT(TRIM([.H254]);LEN(TRIM([.H254]))-SEARCH(&quot;\s(?:.(?!\s))+$&quot;;TRIM([.H2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5]))));LEFT(TRIM([.I255]);FIND(&quot; &quot;;TRIM([.I255]))-1);&quot;&quot;)">
            <text:p/>
          </table:table-cell>
          <table:table-cell table:formula="of:=IF(NOT(ISERR(FIND(&quot; &quot;;TRIM([.I255]))));RIGHT(TRIM([.I255]);LEN(TRIM([.I255]))-FIND(&quot; &quot;;TRIM([.I255])));&quot;&quot;)">
            <text:p/>
          </table:table-cell>
          <table:table-cell table:formula="of:=IF(NOT(ISERR(FIND(&quot; &quot;;TRIM([.H255]))));LEFT(TRIM([.H255]);SEARCH(&quot;\s(?:.(?!\s))+$&quot;;TRIM([.H255])));&quot;&quot;)">
            <text:p/>
          </table:table-cell>
          <table:table-cell table:formula="of:=IF(NOT(ISERR(FIND(&quot; &quot;;TRIM([.H255]))));RIGHT(TRIM([.H255]);LEN(TRIM([.H255]))-SEARCH(&quot;\s(?:.(?!\s))+$&quot;;TRIM([.H2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6]))));LEFT(TRIM([.I256]);FIND(&quot; &quot;;TRIM([.I256]))-1);&quot;&quot;)">
            <text:p/>
          </table:table-cell>
          <table:table-cell table:formula="of:=IF(NOT(ISERR(FIND(&quot; &quot;;TRIM([.I256]))));RIGHT(TRIM([.I256]);LEN(TRIM([.I256]))-FIND(&quot; &quot;;TRIM([.I256])));&quot;&quot;)">
            <text:p/>
          </table:table-cell>
          <table:table-cell table:formula="of:=IF(NOT(ISERR(FIND(&quot; &quot;;TRIM([.H256]))));LEFT(TRIM([.H256]);SEARCH(&quot;\s(?:.(?!\s))+$&quot;;TRIM([.H256])));&quot;&quot;)">
            <text:p/>
          </table:table-cell>
          <table:table-cell table:formula="of:=IF(NOT(ISERR(FIND(&quot; &quot;;TRIM([.H256]))));RIGHT(TRIM([.H256]);LEN(TRIM([.H256]))-SEARCH(&quot;\s(?:.(?!\s))+$&quot;;TRIM([.H2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7]))));LEFT(TRIM([.I257]);FIND(&quot; &quot;;TRIM([.I257]))-1);&quot;&quot;)">
            <text:p/>
          </table:table-cell>
          <table:table-cell table:formula="of:=IF(NOT(ISERR(FIND(&quot; &quot;;TRIM([.I257]))));RIGHT(TRIM([.I257]);LEN(TRIM([.I257]))-FIND(&quot; &quot;;TRIM([.I257])));&quot;&quot;)">
            <text:p/>
          </table:table-cell>
          <table:table-cell table:formula="of:=IF(NOT(ISERR(FIND(&quot; &quot;;TRIM([.H257]))));LEFT(TRIM([.H257]);SEARCH(&quot;\s(?:.(?!\s))+$&quot;;TRIM([.H257])));&quot;&quot;)">
            <text:p/>
          </table:table-cell>
          <table:table-cell table:formula="of:=IF(NOT(ISERR(FIND(&quot; &quot;;TRIM([.H257]))));RIGHT(TRIM([.H257]);LEN(TRIM([.H257]))-SEARCH(&quot;\s(?:.(?!\s))+$&quot;;TRIM([.H2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8]))));LEFT(TRIM([.I258]);FIND(&quot; &quot;;TRIM([.I258]))-1);&quot;&quot;)">
            <text:p/>
          </table:table-cell>
          <table:table-cell table:formula="of:=IF(NOT(ISERR(FIND(&quot; &quot;;TRIM([.I258]))));RIGHT(TRIM([.I258]);LEN(TRIM([.I258]))-FIND(&quot; &quot;;TRIM([.I258])));&quot;&quot;)">
            <text:p/>
          </table:table-cell>
          <table:table-cell table:formula="of:=IF(NOT(ISERR(FIND(&quot; &quot;;TRIM([.H258]))));LEFT(TRIM([.H258]);SEARCH(&quot;\s(?:.(?!\s))+$&quot;;TRIM([.H258])));&quot;&quot;)">
            <text:p/>
          </table:table-cell>
          <table:table-cell table:formula="of:=IF(NOT(ISERR(FIND(&quot; &quot;;TRIM([.H258]))));RIGHT(TRIM([.H258]);LEN(TRIM([.H258]))-SEARCH(&quot;\s(?:.(?!\s))+$&quot;;TRIM([.H2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9]))));LEFT(TRIM([.I259]);FIND(&quot; &quot;;TRIM([.I259]))-1);&quot;&quot;)">
            <text:p/>
          </table:table-cell>
          <table:table-cell table:formula="of:=IF(NOT(ISERR(FIND(&quot; &quot;;TRIM([.I259]))));RIGHT(TRIM([.I259]);LEN(TRIM([.I259]))-FIND(&quot; &quot;;TRIM([.I259])));&quot;&quot;)">
            <text:p/>
          </table:table-cell>
          <table:table-cell table:formula="of:=IF(NOT(ISERR(FIND(&quot; &quot;;TRIM([.H259]))));LEFT(TRIM([.H259]);SEARCH(&quot;\s(?:.(?!\s))+$&quot;;TRIM([.H259])));&quot;&quot;)">
            <text:p/>
          </table:table-cell>
          <table:table-cell table:formula="of:=IF(NOT(ISERR(FIND(&quot; &quot;;TRIM([.H259]))));RIGHT(TRIM([.H259]);LEN(TRIM([.H259]))-SEARCH(&quot;\s(?:.(?!\s))+$&quot;;TRIM([.H2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0]))));LEFT(TRIM([.I260]);FIND(&quot; &quot;;TRIM([.I260]))-1);&quot;&quot;)">
            <text:p/>
          </table:table-cell>
          <table:table-cell table:formula="of:=IF(NOT(ISERR(FIND(&quot; &quot;;TRIM([.I260]))));RIGHT(TRIM([.I260]);LEN(TRIM([.I260]))-FIND(&quot; &quot;;TRIM([.I260])));&quot;&quot;)">
            <text:p/>
          </table:table-cell>
          <table:table-cell table:formula="of:=IF(NOT(ISERR(FIND(&quot; &quot;;TRIM([.H260]))));LEFT(TRIM([.H260]);SEARCH(&quot;\s(?:.(?!\s))+$&quot;;TRIM([.H260])));&quot;&quot;)">
            <text:p/>
          </table:table-cell>
          <table:table-cell table:formula="of:=IF(NOT(ISERR(FIND(&quot; &quot;;TRIM([.H260]))));RIGHT(TRIM([.H260]);LEN(TRIM([.H260]))-SEARCH(&quot;\s(?:.(?!\s))+$&quot;;TRIM([.H2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1]))));LEFT(TRIM([.I261]);FIND(&quot; &quot;;TRIM([.I261]))-1);&quot;&quot;)">
            <text:p/>
          </table:table-cell>
          <table:table-cell table:formula="of:=IF(NOT(ISERR(FIND(&quot; &quot;;TRIM([.I261]))));RIGHT(TRIM([.I261]);LEN(TRIM([.I261]))-FIND(&quot; &quot;;TRIM([.I261])));&quot;&quot;)">
            <text:p/>
          </table:table-cell>
          <table:table-cell table:formula="of:=IF(NOT(ISERR(FIND(&quot; &quot;;TRIM([.H261]))));LEFT(TRIM([.H261]);SEARCH(&quot;\s(?:.(?!\s))+$&quot;;TRIM([.H261])));&quot;&quot;)">
            <text:p/>
          </table:table-cell>
          <table:table-cell table:formula="of:=IF(NOT(ISERR(FIND(&quot; &quot;;TRIM([.H261]))));RIGHT(TRIM([.H261]);LEN(TRIM([.H261]))-SEARCH(&quot;\s(?:.(?!\s))+$&quot;;TRIM([.H2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2]))));LEFT(TRIM([.I262]);FIND(&quot; &quot;;TRIM([.I262]))-1);&quot;&quot;)">
            <text:p/>
          </table:table-cell>
          <table:table-cell table:formula="of:=IF(NOT(ISERR(FIND(&quot; &quot;;TRIM([.I262]))));RIGHT(TRIM([.I262]);LEN(TRIM([.I262]))-FIND(&quot; &quot;;TRIM([.I262])));&quot;&quot;)">
            <text:p/>
          </table:table-cell>
          <table:table-cell table:formula="of:=IF(NOT(ISERR(FIND(&quot; &quot;;TRIM([.H262]))));LEFT(TRIM([.H262]);SEARCH(&quot;\s(?:.(?!\s))+$&quot;;TRIM([.H262])));&quot;&quot;)">
            <text:p/>
          </table:table-cell>
          <table:table-cell table:formula="of:=IF(NOT(ISERR(FIND(&quot; &quot;;TRIM([.H262]))));RIGHT(TRIM([.H262]);LEN(TRIM([.H262]))-SEARCH(&quot;\s(?:.(?!\s))+$&quot;;TRIM([.H2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3]))));LEFT(TRIM([.I263]);FIND(&quot; &quot;;TRIM([.I263]))-1);&quot;&quot;)">
            <text:p/>
          </table:table-cell>
          <table:table-cell table:formula="of:=IF(NOT(ISERR(FIND(&quot; &quot;;TRIM([.I263]))));RIGHT(TRIM([.I263]);LEN(TRIM([.I263]))-FIND(&quot; &quot;;TRIM([.I263])));&quot;&quot;)">
            <text:p/>
          </table:table-cell>
          <table:table-cell table:formula="of:=IF(NOT(ISERR(FIND(&quot; &quot;;TRIM([.H263]))));LEFT(TRIM([.H263]);SEARCH(&quot;\s(?:.(?!\s))+$&quot;;TRIM([.H263])));&quot;&quot;)">
            <text:p/>
          </table:table-cell>
          <table:table-cell table:formula="of:=IF(NOT(ISERR(FIND(&quot; &quot;;TRIM([.H263]))));RIGHT(TRIM([.H263]);LEN(TRIM([.H263]))-SEARCH(&quot;\s(?:.(?!\s))+$&quot;;TRIM([.H2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4]))));LEFT(TRIM([.I264]);FIND(&quot; &quot;;TRIM([.I264]))-1);&quot;&quot;)">
            <text:p/>
          </table:table-cell>
          <table:table-cell table:formula="of:=IF(NOT(ISERR(FIND(&quot; &quot;;TRIM([.I264]))));RIGHT(TRIM([.I264]);LEN(TRIM([.I264]))-FIND(&quot; &quot;;TRIM([.I264])));&quot;&quot;)">
            <text:p/>
          </table:table-cell>
          <table:table-cell table:formula="of:=IF(NOT(ISERR(FIND(&quot; &quot;;TRIM([.H264]))));LEFT(TRIM([.H264]);SEARCH(&quot;\s(?:.(?!\s))+$&quot;;TRIM([.H264])));&quot;&quot;)">
            <text:p/>
          </table:table-cell>
          <table:table-cell table:formula="of:=IF(NOT(ISERR(FIND(&quot; &quot;;TRIM([.H264]))));RIGHT(TRIM([.H264]);LEN(TRIM([.H264]))-SEARCH(&quot;\s(?:.(?!\s))+$&quot;;TRIM([.H2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5]))));LEFT(TRIM([.I265]);FIND(&quot; &quot;;TRIM([.I265]))-1);&quot;&quot;)">
            <text:p/>
          </table:table-cell>
          <table:table-cell table:formula="of:=IF(NOT(ISERR(FIND(&quot; &quot;;TRIM([.I265]))));RIGHT(TRIM([.I265]);LEN(TRIM([.I265]))-FIND(&quot; &quot;;TRIM([.I265])));&quot;&quot;)">
            <text:p/>
          </table:table-cell>
          <table:table-cell table:formula="of:=IF(NOT(ISERR(FIND(&quot; &quot;;TRIM([.H265]))));LEFT(TRIM([.H265]);SEARCH(&quot;\s(?:.(?!\s))+$&quot;;TRIM([.H265])));&quot;&quot;)">
            <text:p/>
          </table:table-cell>
          <table:table-cell table:formula="of:=IF(NOT(ISERR(FIND(&quot; &quot;;TRIM([.H265]))));RIGHT(TRIM([.H265]);LEN(TRIM([.H265]))-SEARCH(&quot;\s(?:.(?!\s))+$&quot;;TRIM([.H2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6]))));LEFT(TRIM([.I266]);FIND(&quot; &quot;;TRIM([.I266]))-1);&quot;&quot;)">
            <text:p/>
          </table:table-cell>
          <table:table-cell table:formula="of:=IF(NOT(ISERR(FIND(&quot; &quot;;TRIM([.I266]))));RIGHT(TRIM([.I266]);LEN(TRIM([.I266]))-FIND(&quot; &quot;;TRIM([.I266])));&quot;&quot;)">
            <text:p/>
          </table:table-cell>
          <table:table-cell table:formula="of:=IF(NOT(ISERR(FIND(&quot; &quot;;TRIM([.H266]))));LEFT(TRIM([.H266]);SEARCH(&quot;\s(?:.(?!\s))+$&quot;;TRIM([.H266])));&quot;&quot;)">
            <text:p/>
          </table:table-cell>
          <table:table-cell table:formula="of:=IF(NOT(ISERR(FIND(&quot; &quot;;TRIM([.H266]))));RIGHT(TRIM([.H266]);LEN(TRIM([.H266]))-SEARCH(&quot;\s(?:.(?!\s))+$&quot;;TRIM([.H2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7]))));LEFT(TRIM([.I267]);FIND(&quot; &quot;;TRIM([.I267]))-1);&quot;&quot;)">
            <text:p/>
          </table:table-cell>
          <table:table-cell table:formula="of:=IF(NOT(ISERR(FIND(&quot; &quot;;TRIM([.I267]))));RIGHT(TRIM([.I267]);LEN(TRIM([.I267]))-FIND(&quot; &quot;;TRIM([.I267])));&quot;&quot;)">
            <text:p/>
          </table:table-cell>
          <table:table-cell table:formula="of:=IF(NOT(ISERR(FIND(&quot; &quot;;TRIM([.H267]))));LEFT(TRIM([.H267]);SEARCH(&quot;\s(?:.(?!\s))+$&quot;;TRIM([.H267])));&quot;&quot;)">
            <text:p/>
          </table:table-cell>
          <table:table-cell table:formula="of:=IF(NOT(ISERR(FIND(&quot; &quot;;TRIM([.H267]))));RIGHT(TRIM([.H267]);LEN(TRIM([.H267]))-SEARCH(&quot;\s(?:.(?!\s))+$&quot;;TRIM([.H2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8]))));LEFT(TRIM([.I268]);FIND(&quot; &quot;;TRIM([.I268]))-1);&quot;&quot;)">
            <text:p/>
          </table:table-cell>
          <table:table-cell table:formula="of:=IF(NOT(ISERR(FIND(&quot; &quot;;TRIM([.I268]))));RIGHT(TRIM([.I268]);LEN(TRIM([.I268]))-FIND(&quot; &quot;;TRIM([.I268])));&quot;&quot;)">
            <text:p/>
          </table:table-cell>
          <table:table-cell table:formula="of:=IF(NOT(ISERR(FIND(&quot; &quot;;TRIM([.H268]))));LEFT(TRIM([.H268]);SEARCH(&quot;\s(?:.(?!\s))+$&quot;;TRIM([.H268])));&quot;&quot;)">
            <text:p/>
          </table:table-cell>
          <table:table-cell table:formula="of:=IF(NOT(ISERR(FIND(&quot; &quot;;TRIM([.H268]))));RIGHT(TRIM([.H268]);LEN(TRIM([.H268]))-SEARCH(&quot;\s(?:.(?!\s))+$&quot;;TRIM([.H2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9]))));LEFT(TRIM([.I269]);FIND(&quot; &quot;;TRIM([.I269]))-1);&quot;&quot;)">
            <text:p/>
          </table:table-cell>
          <table:table-cell table:formula="of:=IF(NOT(ISERR(FIND(&quot; &quot;;TRIM([.I269]))));RIGHT(TRIM([.I269]);LEN(TRIM([.I269]))-FIND(&quot; &quot;;TRIM([.I269])));&quot;&quot;)">
            <text:p/>
          </table:table-cell>
          <table:table-cell table:formula="of:=IF(NOT(ISERR(FIND(&quot; &quot;;TRIM([.H269]))));LEFT(TRIM([.H269]);SEARCH(&quot;\s(?:.(?!\s))+$&quot;;TRIM([.H269])));&quot;&quot;)">
            <text:p/>
          </table:table-cell>
          <table:table-cell table:formula="of:=IF(NOT(ISERR(FIND(&quot; &quot;;TRIM([.H269]))));RIGHT(TRIM([.H269]);LEN(TRIM([.H269]))-SEARCH(&quot;\s(?:.(?!\s))+$&quot;;TRIM([.H2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0]))));LEFT(TRIM([.I270]);FIND(&quot; &quot;;TRIM([.I270]))-1);&quot;&quot;)">
            <text:p/>
          </table:table-cell>
          <table:table-cell table:formula="of:=IF(NOT(ISERR(FIND(&quot; &quot;;TRIM([.I270]))));RIGHT(TRIM([.I270]);LEN(TRIM([.I270]))-FIND(&quot; &quot;;TRIM([.I270])));&quot;&quot;)">
            <text:p/>
          </table:table-cell>
          <table:table-cell table:formula="of:=IF(NOT(ISERR(FIND(&quot; &quot;;TRIM([.H270]))));LEFT(TRIM([.H270]);SEARCH(&quot;\s(?:.(?!\s))+$&quot;;TRIM([.H270])));&quot;&quot;)">
            <text:p/>
          </table:table-cell>
          <table:table-cell table:formula="of:=IF(NOT(ISERR(FIND(&quot; &quot;;TRIM([.H270]))));RIGHT(TRIM([.H270]);LEN(TRIM([.H270]))-SEARCH(&quot;\s(?:.(?!\s))+$&quot;;TRIM([.H2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1]))));LEFT(TRIM([.I271]);FIND(&quot; &quot;;TRIM([.I271]))-1);&quot;&quot;)">
            <text:p/>
          </table:table-cell>
          <table:table-cell table:formula="of:=IF(NOT(ISERR(FIND(&quot; &quot;;TRIM([.I271]))));RIGHT(TRIM([.I271]);LEN(TRIM([.I271]))-FIND(&quot; &quot;;TRIM([.I271])));&quot;&quot;)">
            <text:p/>
          </table:table-cell>
          <table:table-cell table:formula="of:=IF(NOT(ISERR(FIND(&quot; &quot;;TRIM([.H271]))));LEFT(TRIM([.H271]);SEARCH(&quot;\s(?:.(?!\s))+$&quot;;TRIM([.H271])));&quot;&quot;)">
            <text:p/>
          </table:table-cell>
          <table:table-cell table:formula="of:=IF(NOT(ISERR(FIND(&quot; &quot;;TRIM([.H271]))));RIGHT(TRIM([.H271]);LEN(TRIM([.H271]))-SEARCH(&quot;\s(?:.(?!\s))+$&quot;;TRIM([.H2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2]))));LEFT(TRIM([.I272]);FIND(&quot; &quot;;TRIM([.I272]))-1);&quot;&quot;)">
            <text:p/>
          </table:table-cell>
          <table:table-cell table:formula="of:=IF(NOT(ISERR(FIND(&quot; &quot;;TRIM([.I272]))));RIGHT(TRIM([.I272]);LEN(TRIM([.I272]))-FIND(&quot; &quot;;TRIM([.I272])));&quot;&quot;)">
            <text:p/>
          </table:table-cell>
          <table:table-cell table:formula="of:=IF(NOT(ISERR(FIND(&quot; &quot;;TRIM([.H272]))));LEFT(TRIM([.H272]);SEARCH(&quot;\s(?:.(?!\s))+$&quot;;TRIM([.H272])));&quot;&quot;)">
            <text:p/>
          </table:table-cell>
          <table:table-cell table:formula="of:=IF(NOT(ISERR(FIND(&quot; &quot;;TRIM([.H272]))));RIGHT(TRIM([.H272]);LEN(TRIM([.H272]))-SEARCH(&quot;\s(?:.(?!\s))+$&quot;;TRIM([.H2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3]))));LEFT(TRIM([.I273]);FIND(&quot; &quot;;TRIM([.I273]))-1);&quot;&quot;)">
            <text:p/>
          </table:table-cell>
          <table:table-cell table:formula="of:=IF(NOT(ISERR(FIND(&quot; &quot;;TRIM([.I273]))));RIGHT(TRIM([.I273]);LEN(TRIM([.I273]))-FIND(&quot; &quot;;TRIM([.I273])));&quot;&quot;)">
            <text:p/>
          </table:table-cell>
          <table:table-cell table:formula="of:=IF(NOT(ISERR(FIND(&quot; &quot;;TRIM([.H273]))));LEFT(TRIM([.H273]);SEARCH(&quot;\s(?:.(?!\s))+$&quot;;TRIM([.H273])));&quot;&quot;)">
            <text:p/>
          </table:table-cell>
          <table:table-cell table:formula="of:=IF(NOT(ISERR(FIND(&quot; &quot;;TRIM([.H273]))));RIGHT(TRIM([.H273]);LEN(TRIM([.H273]))-SEARCH(&quot;\s(?:.(?!\s))+$&quot;;TRIM([.H2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4]))));LEFT(TRIM([.I274]);FIND(&quot; &quot;;TRIM([.I274]))-1);&quot;&quot;)">
            <text:p/>
          </table:table-cell>
          <table:table-cell table:formula="of:=IF(NOT(ISERR(FIND(&quot; &quot;;TRIM([.I274]))));RIGHT(TRIM([.I274]);LEN(TRIM([.I274]))-FIND(&quot; &quot;;TRIM([.I274])));&quot;&quot;)">
            <text:p/>
          </table:table-cell>
          <table:table-cell table:formula="of:=IF(NOT(ISERR(FIND(&quot; &quot;;TRIM([.H274]))));LEFT(TRIM([.H274]);SEARCH(&quot;\s(?:.(?!\s))+$&quot;;TRIM([.H274])));&quot;&quot;)">
            <text:p/>
          </table:table-cell>
          <table:table-cell table:formula="of:=IF(NOT(ISERR(FIND(&quot; &quot;;TRIM([.H274]))));RIGHT(TRIM([.H274]);LEN(TRIM([.H274]))-SEARCH(&quot;\s(?:.(?!\s))+$&quot;;TRIM([.H2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5]))));LEFT(TRIM([.I275]);FIND(&quot; &quot;;TRIM([.I275]))-1);&quot;&quot;)">
            <text:p/>
          </table:table-cell>
          <table:table-cell table:formula="of:=IF(NOT(ISERR(FIND(&quot; &quot;;TRIM([.I275]))));RIGHT(TRIM([.I275]);LEN(TRIM([.I275]))-FIND(&quot; &quot;;TRIM([.I275])));&quot;&quot;)">
            <text:p/>
          </table:table-cell>
          <table:table-cell table:formula="of:=IF(NOT(ISERR(FIND(&quot; &quot;;TRIM([.H275]))));LEFT(TRIM([.H275]);SEARCH(&quot;\s(?:.(?!\s))+$&quot;;TRIM([.H275])));&quot;&quot;)">
            <text:p/>
          </table:table-cell>
          <table:table-cell table:formula="of:=IF(NOT(ISERR(FIND(&quot; &quot;;TRIM([.H275]))));RIGHT(TRIM([.H275]);LEN(TRIM([.H275]))-SEARCH(&quot;\s(?:.(?!\s))+$&quot;;TRIM([.H2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6]))));LEFT(TRIM([.I276]);FIND(&quot; &quot;;TRIM([.I276]))-1);&quot;&quot;)">
            <text:p/>
          </table:table-cell>
          <table:table-cell table:formula="of:=IF(NOT(ISERR(FIND(&quot; &quot;;TRIM([.I276]))));RIGHT(TRIM([.I276]);LEN(TRIM([.I276]))-FIND(&quot; &quot;;TRIM([.I276])));&quot;&quot;)">
            <text:p/>
          </table:table-cell>
          <table:table-cell table:formula="of:=IF(NOT(ISERR(FIND(&quot; &quot;;TRIM([.H276]))));LEFT(TRIM([.H276]);SEARCH(&quot;\s(?:.(?!\s))+$&quot;;TRIM([.H276])));&quot;&quot;)">
            <text:p/>
          </table:table-cell>
          <table:table-cell table:formula="of:=IF(NOT(ISERR(FIND(&quot; &quot;;TRIM([.H276]))));RIGHT(TRIM([.H276]);LEN(TRIM([.H276]))-SEARCH(&quot;\s(?:.(?!\s))+$&quot;;TRIM([.H2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7]))));LEFT(TRIM([.I277]);FIND(&quot; &quot;;TRIM([.I277]))-1);&quot;&quot;)">
            <text:p/>
          </table:table-cell>
          <table:table-cell table:formula="of:=IF(NOT(ISERR(FIND(&quot; &quot;;TRIM([.I277]))));RIGHT(TRIM([.I277]);LEN(TRIM([.I277]))-FIND(&quot; &quot;;TRIM([.I277])));&quot;&quot;)">
            <text:p/>
          </table:table-cell>
          <table:table-cell table:formula="of:=IF(NOT(ISERR(FIND(&quot; &quot;;TRIM([.H277]))));LEFT(TRIM([.H277]);SEARCH(&quot;\s(?:.(?!\s))+$&quot;;TRIM([.H277])));&quot;&quot;)">
            <text:p/>
          </table:table-cell>
          <table:table-cell table:formula="of:=IF(NOT(ISERR(FIND(&quot; &quot;;TRIM([.H277]))));RIGHT(TRIM([.H277]);LEN(TRIM([.H277]))-SEARCH(&quot;\s(?:.(?!\s))+$&quot;;TRIM([.H2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8]))));LEFT(TRIM([.I278]);FIND(&quot; &quot;;TRIM([.I278]))-1);&quot;&quot;)">
            <text:p/>
          </table:table-cell>
          <table:table-cell table:formula="of:=IF(NOT(ISERR(FIND(&quot; &quot;;TRIM([.I278]))));RIGHT(TRIM([.I278]);LEN(TRIM([.I278]))-FIND(&quot; &quot;;TRIM([.I278])));&quot;&quot;)">
            <text:p/>
          </table:table-cell>
          <table:table-cell table:formula="of:=IF(NOT(ISERR(FIND(&quot; &quot;;TRIM([.H278]))));LEFT(TRIM([.H278]);SEARCH(&quot;\s(?:.(?!\s))+$&quot;;TRIM([.H278])));&quot;&quot;)">
            <text:p/>
          </table:table-cell>
          <table:table-cell table:formula="of:=IF(NOT(ISERR(FIND(&quot; &quot;;TRIM([.H278]))));RIGHT(TRIM([.H278]);LEN(TRIM([.H278]))-SEARCH(&quot;\s(?:.(?!\s))+$&quot;;TRIM([.H2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9]))));LEFT(TRIM([.I279]);FIND(&quot; &quot;;TRIM([.I279]))-1);&quot;&quot;)">
            <text:p/>
          </table:table-cell>
          <table:table-cell table:formula="of:=IF(NOT(ISERR(FIND(&quot; &quot;;TRIM([.I279]))));RIGHT(TRIM([.I279]);LEN(TRIM([.I279]))-FIND(&quot; &quot;;TRIM([.I279])));&quot;&quot;)">
            <text:p/>
          </table:table-cell>
          <table:table-cell table:formula="of:=IF(NOT(ISERR(FIND(&quot; &quot;;TRIM([.H279]))));LEFT(TRIM([.H279]);SEARCH(&quot;\s(?:.(?!\s))+$&quot;;TRIM([.H279])));&quot;&quot;)">
            <text:p/>
          </table:table-cell>
          <table:table-cell table:formula="of:=IF(NOT(ISERR(FIND(&quot; &quot;;TRIM([.H279]))));RIGHT(TRIM([.H279]);LEN(TRIM([.H279]))-SEARCH(&quot;\s(?:.(?!\s))+$&quot;;TRIM([.H2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0]))));LEFT(TRIM([.I280]);FIND(&quot; &quot;;TRIM([.I280]))-1);&quot;&quot;)">
            <text:p/>
          </table:table-cell>
          <table:table-cell table:formula="of:=IF(NOT(ISERR(FIND(&quot; &quot;;TRIM([.I280]))));RIGHT(TRIM([.I280]);LEN(TRIM([.I280]))-FIND(&quot; &quot;;TRIM([.I280])));&quot;&quot;)">
            <text:p/>
          </table:table-cell>
          <table:table-cell table:formula="of:=IF(NOT(ISERR(FIND(&quot; &quot;;TRIM([.H280]))));LEFT(TRIM([.H280]);SEARCH(&quot;\s(?:.(?!\s))+$&quot;;TRIM([.H280])));&quot;&quot;)">
            <text:p/>
          </table:table-cell>
          <table:table-cell table:formula="of:=IF(NOT(ISERR(FIND(&quot; &quot;;TRIM([.H280]))));RIGHT(TRIM([.H280]);LEN(TRIM([.H280]))-SEARCH(&quot;\s(?:.(?!\s))+$&quot;;TRIM([.H2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1]))));LEFT(TRIM([.I281]);FIND(&quot; &quot;;TRIM([.I281]))-1);&quot;&quot;)">
            <text:p/>
          </table:table-cell>
          <table:table-cell table:formula="of:=IF(NOT(ISERR(FIND(&quot; &quot;;TRIM([.I281]))));RIGHT(TRIM([.I281]);LEN(TRIM([.I281]))-FIND(&quot; &quot;;TRIM([.I281])));&quot;&quot;)">
            <text:p/>
          </table:table-cell>
          <table:table-cell table:formula="of:=IF(NOT(ISERR(FIND(&quot; &quot;;TRIM([.H281]))));LEFT(TRIM([.H281]);SEARCH(&quot;\s(?:.(?!\s))+$&quot;;TRIM([.H281])));&quot;&quot;)">
            <text:p/>
          </table:table-cell>
          <table:table-cell table:formula="of:=IF(NOT(ISERR(FIND(&quot; &quot;;TRIM([.H281]))));RIGHT(TRIM([.H281]);LEN(TRIM([.H281]))-SEARCH(&quot;\s(?:.(?!\s))+$&quot;;TRIM([.H2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2]))));LEFT(TRIM([.I282]);FIND(&quot; &quot;;TRIM([.I282]))-1);&quot;&quot;)">
            <text:p/>
          </table:table-cell>
          <table:table-cell table:formula="of:=IF(NOT(ISERR(FIND(&quot; &quot;;TRIM([.I282]))));RIGHT(TRIM([.I282]);LEN(TRIM([.I282]))-FIND(&quot; &quot;;TRIM([.I282])));&quot;&quot;)">
            <text:p/>
          </table:table-cell>
          <table:table-cell table:formula="of:=IF(NOT(ISERR(FIND(&quot; &quot;;TRIM([.H282]))));LEFT(TRIM([.H282]);SEARCH(&quot;\s(?:.(?!\s))+$&quot;;TRIM([.H282])));&quot;&quot;)">
            <text:p/>
          </table:table-cell>
          <table:table-cell table:formula="of:=IF(NOT(ISERR(FIND(&quot; &quot;;TRIM([.H282]))));RIGHT(TRIM([.H282]);LEN(TRIM([.H282]))-SEARCH(&quot;\s(?:.(?!\s))+$&quot;;TRIM([.H2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3]))));LEFT(TRIM([.I283]);FIND(&quot; &quot;;TRIM([.I283]))-1);&quot;&quot;)">
            <text:p/>
          </table:table-cell>
          <table:table-cell table:formula="of:=IF(NOT(ISERR(FIND(&quot; &quot;;TRIM([.I283]))));RIGHT(TRIM([.I283]);LEN(TRIM([.I283]))-FIND(&quot; &quot;;TRIM([.I283])));&quot;&quot;)">
            <text:p/>
          </table:table-cell>
          <table:table-cell table:formula="of:=IF(NOT(ISERR(FIND(&quot; &quot;;TRIM([.H283]))));LEFT(TRIM([.H283]);SEARCH(&quot;\s(?:.(?!\s))+$&quot;;TRIM([.H283])));&quot;&quot;)">
            <text:p/>
          </table:table-cell>
          <table:table-cell table:formula="of:=IF(NOT(ISERR(FIND(&quot; &quot;;TRIM([.H283]))));RIGHT(TRIM([.H283]);LEN(TRIM([.H283]))-SEARCH(&quot;\s(?:.(?!\s))+$&quot;;TRIM([.H2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4]))));LEFT(TRIM([.I284]);FIND(&quot; &quot;;TRIM([.I284]))-1);&quot;&quot;)">
            <text:p/>
          </table:table-cell>
          <table:table-cell table:formula="of:=IF(NOT(ISERR(FIND(&quot; &quot;;TRIM([.I284]))));RIGHT(TRIM([.I284]);LEN(TRIM([.I284]))-FIND(&quot; &quot;;TRIM([.I284])));&quot;&quot;)">
            <text:p/>
          </table:table-cell>
          <table:table-cell table:formula="of:=IF(NOT(ISERR(FIND(&quot; &quot;;TRIM([.H284]))));LEFT(TRIM([.H284]);SEARCH(&quot;\s(?:.(?!\s))+$&quot;;TRIM([.H284])));&quot;&quot;)">
            <text:p/>
          </table:table-cell>
          <table:table-cell table:formula="of:=IF(NOT(ISERR(FIND(&quot; &quot;;TRIM([.H284]))));RIGHT(TRIM([.H284]);LEN(TRIM([.H284]))-SEARCH(&quot;\s(?:.(?!\s))+$&quot;;TRIM([.H2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5]))));LEFT(TRIM([.I285]);FIND(&quot; &quot;;TRIM([.I285]))-1);&quot;&quot;)">
            <text:p/>
          </table:table-cell>
          <table:table-cell table:formula="of:=IF(NOT(ISERR(FIND(&quot; &quot;;TRIM([.I285]))));RIGHT(TRIM([.I285]);LEN(TRIM([.I285]))-FIND(&quot; &quot;;TRIM([.I285])));&quot;&quot;)">
            <text:p/>
          </table:table-cell>
          <table:table-cell table:formula="of:=IF(NOT(ISERR(FIND(&quot; &quot;;TRIM([.H285]))));LEFT(TRIM([.H285]);SEARCH(&quot;\s(?:.(?!\s))+$&quot;;TRIM([.H285])));&quot;&quot;)">
            <text:p/>
          </table:table-cell>
          <table:table-cell table:formula="of:=IF(NOT(ISERR(FIND(&quot; &quot;;TRIM([.H285]))));RIGHT(TRIM([.H285]);LEN(TRIM([.H285]))-SEARCH(&quot;\s(?:.(?!\s))+$&quot;;TRIM([.H2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6]))));LEFT(TRIM([.I286]);FIND(&quot; &quot;;TRIM([.I286]))-1);&quot;&quot;)">
            <text:p/>
          </table:table-cell>
          <table:table-cell table:formula="of:=IF(NOT(ISERR(FIND(&quot; &quot;;TRIM([.I286]))));RIGHT(TRIM([.I286]);LEN(TRIM([.I286]))-FIND(&quot; &quot;;TRIM([.I286])));&quot;&quot;)">
            <text:p/>
          </table:table-cell>
          <table:table-cell table:formula="of:=IF(NOT(ISERR(FIND(&quot; &quot;;TRIM([.H286]))));LEFT(TRIM([.H286]);SEARCH(&quot;\s(?:.(?!\s))+$&quot;;TRIM([.H286])));&quot;&quot;)">
            <text:p/>
          </table:table-cell>
          <table:table-cell table:formula="of:=IF(NOT(ISERR(FIND(&quot; &quot;;TRIM([.H286]))));RIGHT(TRIM([.H286]);LEN(TRIM([.H286]))-SEARCH(&quot;\s(?:.(?!\s))+$&quot;;TRIM([.H2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7]))));LEFT(TRIM([.I287]);FIND(&quot; &quot;;TRIM([.I287]))-1);&quot;&quot;)">
            <text:p/>
          </table:table-cell>
          <table:table-cell table:formula="of:=IF(NOT(ISERR(FIND(&quot; &quot;;TRIM([.I287]))));RIGHT(TRIM([.I287]);LEN(TRIM([.I287]))-FIND(&quot; &quot;;TRIM([.I287])));&quot;&quot;)">
            <text:p/>
          </table:table-cell>
          <table:table-cell table:formula="of:=IF(NOT(ISERR(FIND(&quot; &quot;;TRIM([.H287]))));LEFT(TRIM([.H287]);SEARCH(&quot;\s(?:.(?!\s))+$&quot;;TRIM([.H287])));&quot;&quot;)">
            <text:p/>
          </table:table-cell>
          <table:table-cell table:formula="of:=IF(NOT(ISERR(FIND(&quot; &quot;;TRIM([.H287]))));RIGHT(TRIM([.H287]);LEN(TRIM([.H287]))-SEARCH(&quot;\s(?:.(?!\s))+$&quot;;TRIM([.H2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8]))));LEFT(TRIM([.I288]);FIND(&quot; &quot;;TRIM([.I288]))-1);&quot;&quot;)">
            <text:p/>
          </table:table-cell>
          <table:table-cell table:formula="of:=IF(NOT(ISERR(FIND(&quot; &quot;;TRIM([.I288]))));RIGHT(TRIM([.I288]);LEN(TRIM([.I288]))-FIND(&quot; &quot;;TRIM([.I288])));&quot;&quot;)">
            <text:p/>
          </table:table-cell>
          <table:table-cell table:formula="of:=IF(NOT(ISERR(FIND(&quot; &quot;;TRIM([.H288]))));LEFT(TRIM([.H288]);SEARCH(&quot;\s(?:.(?!\s))+$&quot;;TRIM([.H288])));&quot;&quot;)">
            <text:p/>
          </table:table-cell>
          <table:table-cell table:formula="of:=IF(NOT(ISERR(FIND(&quot; &quot;;TRIM([.H288]))));RIGHT(TRIM([.H288]);LEN(TRIM([.H288]))-SEARCH(&quot;\s(?:.(?!\s))+$&quot;;TRIM([.H2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9]))));LEFT(TRIM([.I289]);FIND(&quot; &quot;;TRIM([.I289]))-1);&quot;&quot;)">
            <text:p/>
          </table:table-cell>
          <table:table-cell table:formula="of:=IF(NOT(ISERR(FIND(&quot; &quot;;TRIM([.I289]))));RIGHT(TRIM([.I289]);LEN(TRIM([.I289]))-FIND(&quot; &quot;;TRIM([.I289])));&quot;&quot;)">
            <text:p/>
          </table:table-cell>
          <table:table-cell table:formula="of:=IF(NOT(ISERR(FIND(&quot; &quot;;TRIM([.H289]))));LEFT(TRIM([.H289]);SEARCH(&quot;\s(?:.(?!\s))+$&quot;;TRIM([.H289])));&quot;&quot;)">
            <text:p/>
          </table:table-cell>
          <table:table-cell table:formula="of:=IF(NOT(ISERR(FIND(&quot; &quot;;TRIM([.H289]))));RIGHT(TRIM([.H289]);LEN(TRIM([.H289]))-SEARCH(&quot;\s(?:.(?!\s))+$&quot;;TRIM([.H2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0]))));LEFT(TRIM([.I290]);FIND(&quot; &quot;;TRIM([.I290]))-1);&quot;&quot;)">
            <text:p/>
          </table:table-cell>
          <table:table-cell table:formula="of:=IF(NOT(ISERR(FIND(&quot; &quot;;TRIM([.I290]))));RIGHT(TRIM([.I290]);LEN(TRIM([.I290]))-FIND(&quot; &quot;;TRIM([.I290])));&quot;&quot;)">
            <text:p/>
          </table:table-cell>
          <table:table-cell table:formula="of:=IF(NOT(ISERR(FIND(&quot; &quot;;TRIM([.H290]))));LEFT(TRIM([.H290]);SEARCH(&quot;\s(?:.(?!\s))+$&quot;;TRIM([.H290])));&quot;&quot;)">
            <text:p/>
          </table:table-cell>
          <table:table-cell table:formula="of:=IF(NOT(ISERR(FIND(&quot; &quot;;TRIM([.H290]))));RIGHT(TRIM([.H290]);LEN(TRIM([.H290]))-SEARCH(&quot;\s(?:.(?!\s))+$&quot;;TRIM([.H2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1]))));LEFT(TRIM([.I291]);FIND(&quot; &quot;;TRIM([.I291]))-1);&quot;&quot;)">
            <text:p/>
          </table:table-cell>
          <table:table-cell table:formula="of:=IF(NOT(ISERR(FIND(&quot; &quot;;TRIM([.I291]))));RIGHT(TRIM([.I291]);LEN(TRIM([.I291]))-FIND(&quot; &quot;;TRIM([.I291])));&quot;&quot;)">
            <text:p/>
          </table:table-cell>
          <table:table-cell table:formula="of:=IF(NOT(ISERR(FIND(&quot; &quot;;TRIM([.H291]))));LEFT(TRIM([.H291]);SEARCH(&quot;\s(?:.(?!\s))+$&quot;;TRIM([.H291])));&quot;&quot;)">
            <text:p/>
          </table:table-cell>
          <table:table-cell table:formula="of:=IF(NOT(ISERR(FIND(&quot; &quot;;TRIM([.H291]))));RIGHT(TRIM([.H291]);LEN(TRIM([.H291]))-SEARCH(&quot;\s(?:.(?!\s))+$&quot;;TRIM([.H2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2]))));LEFT(TRIM([.I292]);FIND(&quot; &quot;;TRIM([.I292]))-1);&quot;&quot;)">
            <text:p/>
          </table:table-cell>
          <table:table-cell table:formula="of:=IF(NOT(ISERR(FIND(&quot; &quot;;TRIM([.I292]))));RIGHT(TRIM([.I292]);LEN(TRIM([.I292]))-FIND(&quot; &quot;;TRIM([.I292])));&quot;&quot;)">
            <text:p/>
          </table:table-cell>
          <table:table-cell table:formula="of:=IF(NOT(ISERR(FIND(&quot; &quot;;TRIM([.H292]))));LEFT(TRIM([.H292]);SEARCH(&quot;\s(?:.(?!\s))+$&quot;;TRIM([.H292])));&quot;&quot;)">
            <text:p/>
          </table:table-cell>
          <table:table-cell table:formula="of:=IF(NOT(ISERR(FIND(&quot; &quot;;TRIM([.H292]))));RIGHT(TRIM([.H292]);LEN(TRIM([.H292]))-SEARCH(&quot;\s(?:.(?!\s))+$&quot;;TRIM([.H2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3]))));LEFT(TRIM([.I293]);FIND(&quot; &quot;;TRIM([.I293]))-1);&quot;&quot;)">
            <text:p/>
          </table:table-cell>
          <table:table-cell table:formula="of:=IF(NOT(ISERR(FIND(&quot; &quot;;TRIM([.I293]))));RIGHT(TRIM([.I293]);LEN(TRIM([.I293]))-FIND(&quot; &quot;;TRIM([.I293])));&quot;&quot;)">
            <text:p/>
          </table:table-cell>
          <table:table-cell table:formula="of:=IF(NOT(ISERR(FIND(&quot; &quot;;TRIM([.H293]))));LEFT(TRIM([.H293]);SEARCH(&quot;\s(?:.(?!\s))+$&quot;;TRIM([.H293])));&quot;&quot;)">
            <text:p/>
          </table:table-cell>
          <table:table-cell table:formula="of:=IF(NOT(ISERR(FIND(&quot; &quot;;TRIM([.H293]))));RIGHT(TRIM([.H293]);LEN(TRIM([.H293]))-SEARCH(&quot;\s(?:.(?!\s))+$&quot;;TRIM([.H2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4]))));LEFT(TRIM([.I294]);FIND(&quot; &quot;;TRIM([.I294]))-1);&quot;&quot;)">
            <text:p/>
          </table:table-cell>
          <table:table-cell table:formula="of:=IF(NOT(ISERR(FIND(&quot; &quot;;TRIM([.I294]))));RIGHT(TRIM([.I294]);LEN(TRIM([.I294]))-FIND(&quot; &quot;;TRIM([.I294])));&quot;&quot;)">
            <text:p/>
          </table:table-cell>
          <table:table-cell table:formula="of:=IF(NOT(ISERR(FIND(&quot; &quot;;TRIM([.H294]))));LEFT(TRIM([.H294]);SEARCH(&quot;\s(?:.(?!\s))+$&quot;;TRIM([.H294])));&quot;&quot;)">
            <text:p/>
          </table:table-cell>
          <table:table-cell table:formula="of:=IF(NOT(ISERR(FIND(&quot; &quot;;TRIM([.H294]))));RIGHT(TRIM([.H294]);LEN(TRIM([.H294]))-SEARCH(&quot;\s(?:.(?!\s))+$&quot;;TRIM([.H2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5]))));LEFT(TRIM([.I295]);FIND(&quot; &quot;;TRIM([.I295]))-1);&quot;&quot;)">
            <text:p/>
          </table:table-cell>
          <table:table-cell table:formula="of:=IF(NOT(ISERR(FIND(&quot; &quot;;TRIM([.I295]))));RIGHT(TRIM([.I295]);LEN(TRIM([.I295]))-FIND(&quot; &quot;;TRIM([.I295])));&quot;&quot;)">
            <text:p/>
          </table:table-cell>
          <table:table-cell table:formula="of:=IF(NOT(ISERR(FIND(&quot; &quot;;TRIM([.H295]))));LEFT(TRIM([.H295]);SEARCH(&quot;\s(?:.(?!\s))+$&quot;;TRIM([.H295])));&quot;&quot;)">
            <text:p/>
          </table:table-cell>
          <table:table-cell table:formula="of:=IF(NOT(ISERR(FIND(&quot; &quot;;TRIM([.H295]))));RIGHT(TRIM([.H295]);LEN(TRIM([.H295]))-SEARCH(&quot;\s(?:.(?!\s))+$&quot;;TRIM([.H2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6]))));LEFT(TRIM([.I296]);FIND(&quot; &quot;;TRIM([.I296]))-1);&quot;&quot;)">
            <text:p/>
          </table:table-cell>
          <table:table-cell table:formula="of:=IF(NOT(ISERR(FIND(&quot; &quot;;TRIM([.I296]))));RIGHT(TRIM([.I296]);LEN(TRIM([.I296]))-FIND(&quot; &quot;;TRIM([.I296])));&quot;&quot;)">
            <text:p/>
          </table:table-cell>
          <table:table-cell table:formula="of:=IF(NOT(ISERR(FIND(&quot; &quot;;TRIM([.H296]))));LEFT(TRIM([.H296]);SEARCH(&quot;\s(?:.(?!\s))+$&quot;;TRIM([.H296])));&quot;&quot;)">
            <text:p/>
          </table:table-cell>
          <table:table-cell table:formula="of:=IF(NOT(ISERR(FIND(&quot; &quot;;TRIM([.H296]))));RIGHT(TRIM([.H296]);LEN(TRIM([.H296]))-SEARCH(&quot;\s(?:.(?!\s))+$&quot;;TRIM([.H2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7]))));LEFT(TRIM([.I297]);FIND(&quot; &quot;;TRIM([.I297]))-1);&quot;&quot;)">
            <text:p/>
          </table:table-cell>
          <table:table-cell table:formula="of:=IF(NOT(ISERR(FIND(&quot; &quot;;TRIM([.I297]))));RIGHT(TRIM([.I297]);LEN(TRIM([.I297]))-FIND(&quot; &quot;;TRIM([.I297])));&quot;&quot;)">
            <text:p/>
          </table:table-cell>
          <table:table-cell table:formula="of:=IF(NOT(ISERR(FIND(&quot; &quot;;TRIM([.H297]))));LEFT(TRIM([.H297]);SEARCH(&quot;\s(?:.(?!\s))+$&quot;;TRIM([.H297])));&quot;&quot;)">
            <text:p/>
          </table:table-cell>
          <table:table-cell table:formula="of:=IF(NOT(ISERR(FIND(&quot; &quot;;TRIM([.H297]))));RIGHT(TRIM([.H297]);LEN(TRIM([.H297]))-SEARCH(&quot;\s(?:.(?!\s))+$&quot;;TRIM([.H2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8]))));LEFT(TRIM([.I298]);FIND(&quot; &quot;;TRIM([.I298]))-1);&quot;&quot;)">
            <text:p/>
          </table:table-cell>
          <table:table-cell table:formula="of:=IF(NOT(ISERR(FIND(&quot; &quot;;TRIM([.I298]))));RIGHT(TRIM([.I298]);LEN(TRIM([.I298]))-FIND(&quot; &quot;;TRIM([.I298])));&quot;&quot;)">
            <text:p/>
          </table:table-cell>
          <table:table-cell table:formula="of:=IF(NOT(ISERR(FIND(&quot; &quot;;TRIM([.H298]))));LEFT(TRIM([.H298]);SEARCH(&quot;\s(?:.(?!\s))+$&quot;;TRIM([.H298])));&quot;&quot;)">
            <text:p/>
          </table:table-cell>
          <table:table-cell table:formula="of:=IF(NOT(ISERR(FIND(&quot; &quot;;TRIM([.H298]))));RIGHT(TRIM([.H298]);LEN(TRIM([.H298]))-SEARCH(&quot;\s(?:.(?!\s))+$&quot;;TRIM([.H2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9]))));LEFT(TRIM([.I299]);FIND(&quot; &quot;;TRIM([.I299]))-1);&quot;&quot;)">
            <text:p/>
          </table:table-cell>
          <table:table-cell table:formula="of:=IF(NOT(ISERR(FIND(&quot; &quot;;TRIM([.I299]))));RIGHT(TRIM([.I299]);LEN(TRIM([.I299]))-FIND(&quot; &quot;;TRIM([.I299])));&quot;&quot;)">
            <text:p/>
          </table:table-cell>
          <table:table-cell table:formula="of:=IF(NOT(ISERR(FIND(&quot; &quot;;TRIM([.H299]))));LEFT(TRIM([.H299]);SEARCH(&quot;\s(?:.(?!\s))+$&quot;;TRIM([.H299])));&quot;&quot;)">
            <text:p/>
          </table:table-cell>
          <table:table-cell table:formula="of:=IF(NOT(ISERR(FIND(&quot; &quot;;TRIM([.H299]))));RIGHT(TRIM([.H299]);LEN(TRIM([.H299]))-SEARCH(&quot;\s(?:.(?!\s))+$&quot;;TRIM([.H2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0]))));LEFT(TRIM([.I300]);FIND(&quot; &quot;;TRIM([.I300]))-1);&quot;&quot;)">
            <text:p/>
          </table:table-cell>
          <table:table-cell table:formula="of:=IF(NOT(ISERR(FIND(&quot; &quot;;TRIM([.I300]))));RIGHT(TRIM([.I300]);LEN(TRIM([.I300]))-FIND(&quot; &quot;;TRIM([.I300])));&quot;&quot;)">
            <text:p/>
          </table:table-cell>
          <table:table-cell table:formula="of:=IF(NOT(ISERR(FIND(&quot; &quot;;TRIM([.H300]))));LEFT(TRIM([.H300]);SEARCH(&quot;\s(?:.(?!\s))+$&quot;;TRIM([.H300])));&quot;&quot;)">
            <text:p/>
          </table:table-cell>
          <table:table-cell table:formula="of:=IF(NOT(ISERR(FIND(&quot; &quot;;TRIM([.H300]))));RIGHT(TRIM([.H300]);LEN(TRIM([.H300]))-SEARCH(&quot;\s(?:.(?!\s))+$&quot;;TRIM([.H3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1]))));LEFT(TRIM([.I301]);FIND(&quot; &quot;;TRIM([.I301]))-1);&quot;&quot;)">
            <text:p/>
          </table:table-cell>
          <table:table-cell table:formula="of:=IF(NOT(ISERR(FIND(&quot; &quot;;TRIM([.I301]))));RIGHT(TRIM([.I301]);LEN(TRIM([.I301]))-FIND(&quot; &quot;;TRIM([.I301])));&quot;&quot;)">
            <text:p/>
          </table:table-cell>
          <table:table-cell table:formula="of:=IF(NOT(ISERR(FIND(&quot; &quot;;TRIM([.H301]))));LEFT(TRIM([.H301]);SEARCH(&quot;\s(?:.(?!\s))+$&quot;;TRIM([.H301])));&quot;&quot;)">
            <text:p/>
          </table:table-cell>
          <table:table-cell table:formula="of:=IF(NOT(ISERR(FIND(&quot; &quot;;TRIM([.H301]))));RIGHT(TRIM([.H301]);LEN(TRIM([.H301]))-SEARCH(&quot;\s(?:.(?!\s))+$&quot;;TRIM([.H3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2]))));LEFT(TRIM([.I302]);FIND(&quot; &quot;;TRIM([.I302]))-1);&quot;&quot;)">
            <text:p/>
          </table:table-cell>
          <table:table-cell table:formula="of:=IF(NOT(ISERR(FIND(&quot; &quot;;TRIM([.I302]))));RIGHT(TRIM([.I302]);LEN(TRIM([.I302]))-FIND(&quot; &quot;;TRIM([.I302])));&quot;&quot;)">
            <text:p/>
          </table:table-cell>
          <table:table-cell table:formula="of:=IF(NOT(ISERR(FIND(&quot; &quot;;TRIM([.H302]))));LEFT(TRIM([.H302]);SEARCH(&quot;\s(?:.(?!\s))+$&quot;;TRIM([.H302])));&quot;&quot;)">
            <text:p/>
          </table:table-cell>
          <table:table-cell table:formula="of:=IF(NOT(ISERR(FIND(&quot; &quot;;TRIM([.H302]))));RIGHT(TRIM([.H302]);LEN(TRIM([.H302]))-SEARCH(&quot;\s(?:.(?!\s))+$&quot;;TRIM([.H3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3]))));LEFT(TRIM([.I303]);FIND(&quot; &quot;;TRIM([.I303]))-1);&quot;&quot;)">
            <text:p/>
          </table:table-cell>
          <table:table-cell table:formula="of:=IF(NOT(ISERR(FIND(&quot; &quot;;TRIM([.I303]))));RIGHT(TRIM([.I303]);LEN(TRIM([.I303]))-FIND(&quot; &quot;;TRIM([.I303])));&quot;&quot;)">
            <text:p/>
          </table:table-cell>
          <table:table-cell table:formula="of:=IF(NOT(ISERR(FIND(&quot; &quot;;TRIM([.H303]))));LEFT(TRIM([.H303]);SEARCH(&quot;\s(?:.(?!\s))+$&quot;;TRIM([.H303])));&quot;&quot;)">
            <text:p/>
          </table:table-cell>
          <table:table-cell table:formula="of:=IF(NOT(ISERR(FIND(&quot; &quot;;TRIM([.H303]))));RIGHT(TRIM([.H303]);LEN(TRIM([.H303]))-SEARCH(&quot;\s(?:.(?!\s))+$&quot;;TRIM([.H3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4]))));LEFT(TRIM([.I304]);FIND(&quot; &quot;;TRIM([.I304]))-1);&quot;&quot;)">
            <text:p/>
          </table:table-cell>
          <table:table-cell table:formula="of:=IF(NOT(ISERR(FIND(&quot; &quot;;TRIM([.I304]))));RIGHT(TRIM([.I304]);LEN(TRIM([.I304]))-FIND(&quot; &quot;;TRIM([.I304])));&quot;&quot;)">
            <text:p/>
          </table:table-cell>
          <table:table-cell table:formula="of:=IF(NOT(ISERR(FIND(&quot; &quot;;TRIM([.H304]))));LEFT(TRIM([.H304]);SEARCH(&quot;\s(?:.(?!\s))+$&quot;;TRIM([.H304])));&quot;&quot;)">
            <text:p/>
          </table:table-cell>
          <table:table-cell table:formula="of:=IF(NOT(ISERR(FIND(&quot; &quot;;TRIM([.H304]))));RIGHT(TRIM([.H304]);LEN(TRIM([.H304]))-SEARCH(&quot;\s(?:.(?!\s))+$&quot;;TRIM([.H3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5]))));LEFT(TRIM([.I305]);FIND(&quot; &quot;;TRIM([.I305]))-1);&quot;&quot;)">
            <text:p/>
          </table:table-cell>
          <table:table-cell table:formula="of:=IF(NOT(ISERR(FIND(&quot; &quot;;TRIM([.I305]))));RIGHT(TRIM([.I305]);LEN(TRIM([.I305]))-FIND(&quot; &quot;;TRIM([.I305])));&quot;&quot;)">
            <text:p/>
          </table:table-cell>
          <table:table-cell table:formula="of:=IF(NOT(ISERR(FIND(&quot; &quot;;TRIM([.H305]))));LEFT(TRIM([.H305]);SEARCH(&quot;\s(?:.(?!\s))+$&quot;;TRIM([.H305])));&quot;&quot;)">
            <text:p/>
          </table:table-cell>
          <table:table-cell table:formula="of:=IF(NOT(ISERR(FIND(&quot; &quot;;TRIM([.H305]))));RIGHT(TRIM([.H305]);LEN(TRIM([.H305]))-SEARCH(&quot;\s(?:.(?!\s))+$&quot;;TRIM([.H3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6]))));LEFT(TRIM([.I306]);FIND(&quot; &quot;;TRIM([.I306]))-1);&quot;&quot;)">
            <text:p/>
          </table:table-cell>
          <table:table-cell table:formula="of:=IF(NOT(ISERR(FIND(&quot; &quot;;TRIM([.I306]))));RIGHT(TRIM([.I306]);LEN(TRIM([.I306]))-FIND(&quot; &quot;;TRIM([.I306])));&quot;&quot;)">
            <text:p/>
          </table:table-cell>
          <table:table-cell table:formula="of:=IF(NOT(ISERR(FIND(&quot; &quot;;TRIM([.H306]))));LEFT(TRIM([.H306]);SEARCH(&quot;\s(?:.(?!\s))+$&quot;;TRIM([.H306])));&quot;&quot;)">
            <text:p/>
          </table:table-cell>
          <table:table-cell table:formula="of:=IF(NOT(ISERR(FIND(&quot; &quot;;TRIM([.H306]))));RIGHT(TRIM([.H306]);LEN(TRIM([.H306]))-SEARCH(&quot;\s(?:.(?!\s))+$&quot;;TRIM([.H3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7]))));LEFT(TRIM([.I307]);FIND(&quot; &quot;;TRIM([.I307]))-1);&quot;&quot;)">
            <text:p/>
          </table:table-cell>
          <table:table-cell table:formula="of:=IF(NOT(ISERR(FIND(&quot; &quot;;TRIM([.I307]))));RIGHT(TRIM([.I307]);LEN(TRIM([.I307]))-FIND(&quot; &quot;;TRIM([.I307])));&quot;&quot;)">
            <text:p/>
          </table:table-cell>
          <table:table-cell table:formula="of:=IF(NOT(ISERR(FIND(&quot; &quot;;TRIM([.H307]))));LEFT(TRIM([.H307]);SEARCH(&quot;\s(?:.(?!\s))+$&quot;;TRIM([.H307])));&quot;&quot;)">
            <text:p/>
          </table:table-cell>
          <table:table-cell table:formula="of:=IF(NOT(ISERR(FIND(&quot; &quot;;TRIM([.H307]))));RIGHT(TRIM([.H307]);LEN(TRIM([.H307]))-SEARCH(&quot;\s(?:.(?!\s))+$&quot;;TRIM([.H3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8]))));LEFT(TRIM([.I308]);FIND(&quot; &quot;;TRIM([.I308]))-1);&quot;&quot;)">
            <text:p/>
          </table:table-cell>
          <table:table-cell table:formula="of:=IF(NOT(ISERR(FIND(&quot; &quot;;TRIM([.I308]))));RIGHT(TRIM([.I308]);LEN(TRIM([.I308]))-FIND(&quot; &quot;;TRIM([.I308])));&quot;&quot;)">
            <text:p/>
          </table:table-cell>
          <table:table-cell table:formula="of:=IF(NOT(ISERR(FIND(&quot; &quot;;TRIM([.H308]))));LEFT(TRIM([.H308]);SEARCH(&quot;\s(?:.(?!\s))+$&quot;;TRIM([.H308])));&quot;&quot;)">
            <text:p/>
          </table:table-cell>
          <table:table-cell table:formula="of:=IF(NOT(ISERR(FIND(&quot; &quot;;TRIM([.H308]))));RIGHT(TRIM([.H308]);LEN(TRIM([.H308]))-SEARCH(&quot;\s(?:.(?!\s))+$&quot;;TRIM([.H3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9]))));LEFT(TRIM([.I309]);FIND(&quot; &quot;;TRIM([.I309]))-1);&quot;&quot;)">
            <text:p/>
          </table:table-cell>
          <table:table-cell table:formula="of:=IF(NOT(ISERR(FIND(&quot; &quot;;TRIM([.I309]))));RIGHT(TRIM([.I309]);LEN(TRIM([.I309]))-FIND(&quot; &quot;;TRIM([.I309])));&quot;&quot;)">
            <text:p/>
          </table:table-cell>
          <table:table-cell table:formula="of:=IF(NOT(ISERR(FIND(&quot; &quot;;TRIM([.H309]))));LEFT(TRIM([.H309]);SEARCH(&quot;\s(?:.(?!\s))+$&quot;;TRIM([.H309])));&quot;&quot;)">
            <text:p/>
          </table:table-cell>
          <table:table-cell table:formula="of:=IF(NOT(ISERR(FIND(&quot; &quot;;TRIM([.H309]))));RIGHT(TRIM([.H309]);LEN(TRIM([.H309]))-SEARCH(&quot;\s(?:.(?!\s))+$&quot;;TRIM([.H3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0]))));LEFT(TRIM([.I310]);FIND(&quot; &quot;;TRIM([.I310]))-1);&quot;&quot;)">
            <text:p/>
          </table:table-cell>
          <table:table-cell table:formula="of:=IF(NOT(ISERR(FIND(&quot; &quot;;TRIM([.I310]))));RIGHT(TRIM([.I310]);LEN(TRIM([.I310]))-FIND(&quot; &quot;;TRIM([.I310])));&quot;&quot;)">
            <text:p/>
          </table:table-cell>
          <table:table-cell table:formula="of:=IF(NOT(ISERR(FIND(&quot; &quot;;TRIM([.H310]))));LEFT(TRIM([.H310]);SEARCH(&quot;\s(?:.(?!\s))+$&quot;;TRIM([.H310])));&quot;&quot;)">
            <text:p/>
          </table:table-cell>
          <table:table-cell table:formula="of:=IF(NOT(ISERR(FIND(&quot; &quot;;TRIM([.H310]))));RIGHT(TRIM([.H310]);LEN(TRIM([.H310]))-SEARCH(&quot;\s(?:.(?!\s))+$&quot;;TRIM([.H3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1]))));LEFT(TRIM([.I311]);FIND(&quot; &quot;;TRIM([.I311]))-1);&quot;&quot;)">
            <text:p/>
          </table:table-cell>
          <table:table-cell table:formula="of:=IF(NOT(ISERR(FIND(&quot; &quot;;TRIM([.I311]))));RIGHT(TRIM([.I311]);LEN(TRIM([.I311]))-FIND(&quot; &quot;;TRIM([.I311])));&quot;&quot;)">
            <text:p/>
          </table:table-cell>
          <table:table-cell table:formula="of:=IF(NOT(ISERR(FIND(&quot; &quot;;TRIM([.H311]))));LEFT(TRIM([.H311]);SEARCH(&quot;\s(?:.(?!\s))+$&quot;;TRIM([.H311])));&quot;&quot;)">
            <text:p/>
          </table:table-cell>
          <table:table-cell table:formula="of:=IF(NOT(ISERR(FIND(&quot; &quot;;TRIM([.H311]))));RIGHT(TRIM([.H311]);LEN(TRIM([.H311]))-SEARCH(&quot;\s(?:.(?!\s))+$&quot;;TRIM([.H3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2]))));LEFT(TRIM([.I312]);FIND(&quot; &quot;;TRIM([.I312]))-1);&quot;&quot;)">
            <text:p/>
          </table:table-cell>
          <table:table-cell table:formula="of:=IF(NOT(ISERR(FIND(&quot; &quot;;TRIM([.I312]))));RIGHT(TRIM([.I312]);LEN(TRIM([.I312]))-FIND(&quot; &quot;;TRIM([.I312])));&quot;&quot;)">
            <text:p/>
          </table:table-cell>
          <table:table-cell table:formula="of:=IF(NOT(ISERR(FIND(&quot; &quot;;TRIM([.H312]))));LEFT(TRIM([.H312]);SEARCH(&quot;\s(?:.(?!\s))+$&quot;;TRIM([.H312])));&quot;&quot;)">
            <text:p/>
          </table:table-cell>
          <table:table-cell table:formula="of:=IF(NOT(ISERR(FIND(&quot; &quot;;TRIM([.H312]))));RIGHT(TRIM([.H312]);LEN(TRIM([.H312]))-SEARCH(&quot;\s(?:.(?!\s))+$&quot;;TRIM([.H3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3]))));LEFT(TRIM([.I313]);FIND(&quot; &quot;;TRIM([.I313]))-1);&quot;&quot;)">
            <text:p/>
          </table:table-cell>
          <table:table-cell table:formula="of:=IF(NOT(ISERR(FIND(&quot; &quot;;TRIM([.I313]))));RIGHT(TRIM([.I313]);LEN(TRIM([.I313]))-FIND(&quot; &quot;;TRIM([.I313])));&quot;&quot;)">
            <text:p/>
          </table:table-cell>
          <table:table-cell table:formula="of:=IF(NOT(ISERR(FIND(&quot; &quot;;TRIM([.H313]))));LEFT(TRIM([.H313]);SEARCH(&quot;\s(?:.(?!\s))+$&quot;;TRIM([.H313])));&quot;&quot;)">
            <text:p/>
          </table:table-cell>
          <table:table-cell table:formula="of:=IF(NOT(ISERR(FIND(&quot; &quot;;TRIM([.H313]))));RIGHT(TRIM([.H313]);LEN(TRIM([.H313]))-SEARCH(&quot;\s(?:.(?!\s))+$&quot;;TRIM([.H3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4]))));LEFT(TRIM([.I314]);FIND(&quot; &quot;;TRIM([.I314]))-1);&quot;&quot;)">
            <text:p/>
          </table:table-cell>
          <table:table-cell table:formula="of:=IF(NOT(ISERR(FIND(&quot; &quot;;TRIM([.I314]))));RIGHT(TRIM([.I314]);LEN(TRIM([.I314]))-FIND(&quot; &quot;;TRIM([.I314])));&quot;&quot;)">
            <text:p/>
          </table:table-cell>
          <table:table-cell table:formula="of:=IF(NOT(ISERR(FIND(&quot; &quot;;TRIM([.H314]))));LEFT(TRIM([.H314]);SEARCH(&quot;\s(?:.(?!\s))+$&quot;;TRIM([.H314])));&quot;&quot;)">
            <text:p/>
          </table:table-cell>
          <table:table-cell table:formula="of:=IF(NOT(ISERR(FIND(&quot; &quot;;TRIM([.H314]))));RIGHT(TRIM([.H314]);LEN(TRIM([.H314]))-SEARCH(&quot;\s(?:.(?!\s))+$&quot;;TRIM([.H3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5]))));LEFT(TRIM([.I315]);FIND(&quot; &quot;;TRIM([.I315]))-1);&quot;&quot;)">
            <text:p/>
          </table:table-cell>
          <table:table-cell table:formula="of:=IF(NOT(ISERR(FIND(&quot; &quot;;TRIM([.I315]))));RIGHT(TRIM([.I315]);LEN(TRIM([.I315]))-FIND(&quot; &quot;;TRIM([.I315])));&quot;&quot;)">
            <text:p/>
          </table:table-cell>
          <table:table-cell table:formula="of:=IF(NOT(ISERR(FIND(&quot; &quot;;TRIM([.H315]))));LEFT(TRIM([.H315]);SEARCH(&quot;\s(?:.(?!\s))+$&quot;;TRIM([.H315])));&quot;&quot;)">
            <text:p/>
          </table:table-cell>
          <table:table-cell table:formula="of:=IF(NOT(ISERR(FIND(&quot; &quot;;TRIM([.H315]))));RIGHT(TRIM([.H315]);LEN(TRIM([.H315]))-SEARCH(&quot;\s(?:.(?!\s))+$&quot;;TRIM([.H3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6]))));LEFT(TRIM([.I316]);FIND(&quot; &quot;;TRIM([.I316]))-1);&quot;&quot;)">
            <text:p/>
          </table:table-cell>
          <table:table-cell table:formula="of:=IF(NOT(ISERR(FIND(&quot; &quot;;TRIM([.I316]))));RIGHT(TRIM([.I316]);LEN(TRIM([.I316]))-FIND(&quot; &quot;;TRIM([.I316])));&quot;&quot;)">
            <text:p/>
          </table:table-cell>
          <table:table-cell table:formula="of:=IF(NOT(ISERR(FIND(&quot; &quot;;TRIM([.H316]))));LEFT(TRIM([.H316]);SEARCH(&quot;\s(?:.(?!\s))+$&quot;;TRIM([.H316])));&quot;&quot;)">
            <text:p/>
          </table:table-cell>
          <table:table-cell table:formula="of:=IF(NOT(ISERR(FIND(&quot; &quot;;TRIM([.H316]))));RIGHT(TRIM([.H316]);LEN(TRIM([.H316]))-SEARCH(&quot;\s(?:.(?!\s))+$&quot;;TRIM([.H3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7]))));LEFT(TRIM([.I317]);FIND(&quot; &quot;;TRIM([.I317]))-1);&quot;&quot;)">
            <text:p/>
          </table:table-cell>
          <table:table-cell table:formula="of:=IF(NOT(ISERR(FIND(&quot; &quot;;TRIM([.I317]))));RIGHT(TRIM([.I317]);LEN(TRIM([.I317]))-FIND(&quot; &quot;;TRIM([.I317])));&quot;&quot;)">
            <text:p/>
          </table:table-cell>
          <table:table-cell table:formula="of:=IF(NOT(ISERR(FIND(&quot; &quot;;TRIM([.H317]))));LEFT(TRIM([.H317]);SEARCH(&quot;\s(?:.(?!\s))+$&quot;;TRIM([.H317])));&quot;&quot;)">
            <text:p/>
          </table:table-cell>
          <table:table-cell table:formula="of:=IF(NOT(ISERR(FIND(&quot; &quot;;TRIM([.H317]))));RIGHT(TRIM([.H317]);LEN(TRIM([.H317]))-SEARCH(&quot;\s(?:.(?!\s))+$&quot;;TRIM([.H3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8]))));LEFT(TRIM([.I318]);FIND(&quot; &quot;;TRIM([.I318]))-1);&quot;&quot;)">
            <text:p/>
          </table:table-cell>
          <table:table-cell table:formula="of:=IF(NOT(ISERR(FIND(&quot; &quot;;TRIM([.I318]))));RIGHT(TRIM([.I318]);LEN(TRIM([.I318]))-FIND(&quot; &quot;;TRIM([.I318])));&quot;&quot;)">
            <text:p/>
          </table:table-cell>
          <table:table-cell table:formula="of:=IF(NOT(ISERR(FIND(&quot; &quot;;TRIM([.H318]))));LEFT(TRIM([.H318]);SEARCH(&quot;\s(?:.(?!\s))+$&quot;;TRIM([.H318])));&quot;&quot;)">
            <text:p/>
          </table:table-cell>
          <table:table-cell table:formula="of:=IF(NOT(ISERR(FIND(&quot; &quot;;TRIM([.H318]))));RIGHT(TRIM([.H318]);LEN(TRIM([.H318]))-SEARCH(&quot;\s(?:.(?!\s))+$&quot;;TRIM([.H3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9]))));LEFT(TRIM([.I319]);FIND(&quot; &quot;;TRIM([.I319]))-1);&quot;&quot;)">
            <text:p/>
          </table:table-cell>
          <table:table-cell table:formula="of:=IF(NOT(ISERR(FIND(&quot; &quot;;TRIM([.I319]))));RIGHT(TRIM([.I319]);LEN(TRIM([.I319]))-FIND(&quot; &quot;;TRIM([.I319])));&quot;&quot;)">
            <text:p/>
          </table:table-cell>
          <table:table-cell table:formula="of:=IF(NOT(ISERR(FIND(&quot; &quot;;TRIM([.H319]))));LEFT(TRIM([.H319]);SEARCH(&quot;\s(?:.(?!\s))+$&quot;;TRIM([.H319])));&quot;&quot;)">
            <text:p/>
          </table:table-cell>
          <table:table-cell table:formula="of:=IF(NOT(ISERR(FIND(&quot; &quot;;TRIM([.H319]))));RIGHT(TRIM([.H319]);LEN(TRIM([.H319]))-SEARCH(&quot;\s(?:.(?!\s))+$&quot;;TRIM([.H3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0]))));LEFT(TRIM([.I320]);FIND(&quot; &quot;;TRIM([.I320]))-1);&quot;&quot;)">
            <text:p/>
          </table:table-cell>
          <table:table-cell table:formula="of:=IF(NOT(ISERR(FIND(&quot; &quot;;TRIM([.I320]))));RIGHT(TRIM([.I320]);LEN(TRIM([.I320]))-FIND(&quot; &quot;;TRIM([.I320])));&quot;&quot;)">
            <text:p/>
          </table:table-cell>
          <table:table-cell table:formula="of:=IF(NOT(ISERR(FIND(&quot; &quot;;TRIM([.H320]))));LEFT(TRIM([.H320]);SEARCH(&quot;\s(?:.(?!\s))+$&quot;;TRIM([.H320])));&quot;&quot;)">
            <text:p/>
          </table:table-cell>
          <table:table-cell table:formula="of:=IF(NOT(ISERR(FIND(&quot; &quot;;TRIM([.H320]))));RIGHT(TRIM([.H320]);LEN(TRIM([.H320]))-SEARCH(&quot;\s(?:.(?!\s))+$&quot;;TRIM([.H3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1]))));LEFT(TRIM([.I321]);FIND(&quot; &quot;;TRIM([.I321]))-1);&quot;&quot;)">
            <text:p/>
          </table:table-cell>
          <table:table-cell table:formula="of:=IF(NOT(ISERR(FIND(&quot; &quot;;TRIM([.I321]))));RIGHT(TRIM([.I321]);LEN(TRIM([.I321]))-FIND(&quot; &quot;;TRIM([.I321])));&quot;&quot;)">
            <text:p/>
          </table:table-cell>
          <table:table-cell table:formula="of:=IF(NOT(ISERR(FIND(&quot; &quot;;TRIM([.H321]))));LEFT(TRIM([.H321]);SEARCH(&quot;\s(?:.(?!\s))+$&quot;;TRIM([.H321])));&quot;&quot;)">
            <text:p/>
          </table:table-cell>
          <table:table-cell table:formula="of:=IF(NOT(ISERR(FIND(&quot; &quot;;TRIM([.H321]))));RIGHT(TRIM([.H321]);LEN(TRIM([.H321]))-SEARCH(&quot;\s(?:.(?!\s))+$&quot;;TRIM([.H3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2]))));LEFT(TRIM([.I322]);FIND(&quot; &quot;;TRIM([.I322]))-1);&quot;&quot;)">
            <text:p/>
          </table:table-cell>
          <table:table-cell table:formula="of:=IF(NOT(ISERR(FIND(&quot; &quot;;TRIM([.I322]))));RIGHT(TRIM([.I322]);LEN(TRIM([.I322]))-FIND(&quot; &quot;;TRIM([.I322])));&quot;&quot;)">
            <text:p/>
          </table:table-cell>
          <table:table-cell table:formula="of:=IF(NOT(ISERR(FIND(&quot; &quot;;TRIM([.H322]))));LEFT(TRIM([.H322]);SEARCH(&quot;\s(?:.(?!\s))+$&quot;;TRIM([.H322])));&quot;&quot;)">
            <text:p/>
          </table:table-cell>
          <table:table-cell table:formula="of:=IF(NOT(ISERR(FIND(&quot; &quot;;TRIM([.H322]))));RIGHT(TRIM([.H322]);LEN(TRIM([.H322]))-SEARCH(&quot;\s(?:.(?!\s))+$&quot;;TRIM([.H3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3]))));LEFT(TRIM([.I323]);FIND(&quot; &quot;;TRIM([.I323]))-1);&quot;&quot;)">
            <text:p/>
          </table:table-cell>
          <table:table-cell table:formula="of:=IF(NOT(ISERR(FIND(&quot; &quot;;TRIM([.I323]))));RIGHT(TRIM([.I323]);LEN(TRIM([.I323]))-FIND(&quot; &quot;;TRIM([.I323])));&quot;&quot;)">
            <text:p/>
          </table:table-cell>
          <table:table-cell table:formula="of:=IF(NOT(ISERR(FIND(&quot; &quot;;TRIM([.H323]))));LEFT(TRIM([.H323]);SEARCH(&quot;\s(?:.(?!\s))+$&quot;;TRIM([.H323])));&quot;&quot;)">
            <text:p/>
          </table:table-cell>
          <table:table-cell table:formula="of:=IF(NOT(ISERR(FIND(&quot; &quot;;TRIM([.H323]))));RIGHT(TRIM([.H323]);LEN(TRIM([.H323]))-SEARCH(&quot;\s(?:.(?!\s))+$&quot;;TRIM([.H3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4]))));LEFT(TRIM([.I324]);FIND(&quot; &quot;;TRIM([.I324]))-1);&quot;&quot;)">
            <text:p/>
          </table:table-cell>
          <table:table-cell table:formula="of:=IF(NOT(ISERR(FIND(&quot; &quot;;TRIM([.I324]))));RIGHT(TRIM([.I324]);LEN(TRIM([.I324]))-FIND(&quot; &quot;;TRIM([.I324])));&quot;&quot;)">
            <text:p/>
          </table:table-cell>
          <table:table-cell table:formula="of:=IF(NOT(ISERR(FIND(&quot; &quot;;TRIM([.H324]))));LEFT(TRIM([.H324]);SEARCH(&quot;\s(?:.(?!\s))+$&quot;;TRIM([.H324])));&quot;&quot;)">
            <text:p/>
          </table:table-cell>
          <table:table-cell table:formula="of:=IF(NOT(ISERR(FIND(&quot; &quot;;TRIM([.H324]))));RIGHT(TRIM([.H324]);LEN(TRIM([.H324]))-SEARCH(&quot;\s(?:.(?!\s))+$&quot;;TRIM([.H3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5]))));LEFT(TRIM([.I325]);FIND(&quot; &quot;;TRIM([.I325]))-1);&quot;&quot;)">
            <text:p/>
          </table:table-cell>
          <table:table-cell table:formula="of:=IF(NOT(ISERR(FIND(&quot; &quot;;TRIM([.I325]))));RIGHT(TRIM([.I325]);LEN(TRIM([.I325]))-FIND(&quot; &quot;;TRIM([.I325])));&quot;&quot;)">
            <text:p/>
          </table:table-cell>
          <table:table-cell table:formula="of:=IF(NOT(ISERR(FIND(&quot; &quot;;TRIM([.H325]))));LEFT(TRIM([.H325]);SEARCH(&quot;\s(?:.(?!\s))+$&quot;;TRIM([.H325])));&quot;&quot;)">
            <text:p/>
          </table:table-cell>
          <table:table-cell table:formula="of:=IF(NOT(ISERR(FIND(&quot; &quot;;TRIM([.H325]))));RIGHT(TRIM([.H325]);LEN(TRIM([.H325]))-SEARCH(&quot;\s(?:.(?!\s))+$&quot;;TRIM([.H3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6]))));LEFT(TRIM([.I326]);FIND(&quot; &quot;;TRIM([.I326]))-1);&quot;&quot;)">
            <text:p/>
          </table:table-cell>
          <table:table-cell table:formula="of:=IF(NOT(ISERR(FIND(&quot; &quot;;TRIM([.I326]))));RIGHT(TRIM([.I326]);LEN(TRIM([.I326]))-FIND(&quot; &quot;;TRIM([.I326])));&quot;&quot;)">
            <text:p/>
          </table:table-cell>
          <table:table-cell table:formula="of:=IF(NOT(ISERR(FIND(&quot; &quot;;TRIM([.H326]))));LEFT(TRIM([.H326]);SEARCH(&quot;\s(?:.(?!\s))+$&quot;;TRIM([.H326])));&quot;&quot;)">
            <text:p/>
          </table:table-cell>
          <table:table-cell table:formula="of:=IF(NOT(ISERR(FIND(&quot; &quot;;TRIM([.H326]))));RIGHT(TRIM([.H326]);LEN(TRIM([.H326]))-SEARCH(&quot;\s(?:.(?!\s))+$&quot;;TRIM([.H3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7]))));LEFT(TRIM([.I327]);FIND(&quot; &quot;;TRIM([.I327]))-1);&quot;&quot;)">
            <text:p/>
          </table:table-cell>
          <table:table-cell table:formula="of:=IF(NOT(ISERR(FIND(&quot; &quot;;TRIM([.I327]))));RIGHT(TRIM([.I327]);LEN(TRIM([.I327]))-FIND(&quot; &quot;;TRIM([.I327])));&quot;&quot;)">
            <text:p/>
          </table:table-cell>
          <table:table-cell table:formula="of:=IF(NOT(ISERR(FIND(&quot; &quot;;TRIM([.H327]))));LEFT(TRIM([.H327]);SEARCH(&quot;\s(?:.(?!\s))+$&quot;;TRIM([.H327])));&quot;&quot;)">
            <text:p/>
          </table:table-cell>
          <table:table-cell table:formula="of:=IF(NOT(ISERR(FIND(&quot; &quot;;TRIM([.H327]))));RIGHT(TRIM([.H327]);LEN(TRIM([.H327]))-SEARCH(&quot;\s(?:.(?!\s))+$&quot;;TRIM([.H3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8]))));LEFT(TRIM([.I328]);FIND(&quot; &quot;;TRIM([.I328]))-1);&quot;&quot;)">
            <text:p/>
          </table:table-cell>
          <table:table-cell table:formula="of:=IF(NOT(ISERR(FIND(&quot; &quot;;TRIM([.I328]))));RIGHT(TRIM([.I328]);LEN(TRIM([.I328]))-FIND(&quot; &quot;;TRIM([.I328])));&quot;&quot;)">
            <text:p/>
          </table:table-cell>
          <table:table-cell table:formula="of:=IF(NOT(ISERR(FIND(&quot; &quot;;TRIM([.H328]))));LEFT(TRIM([.H328]);SEARCH(&quot;\s(?:.(?!\s))+$&quot;;TRIM([.H328])));&quot;&quot;)">
            <text:p/>
          </table:table-cell>
          <table:table-cell table:formula="of:=IF(NOT(ISERR(FIND(&quot; &quot;;TRIM([.H328]))));RIGHT(TRIM([.H328]);LEN(TRIM([.H328]))-SEARCH(&quot;\s(?:.(?!\s))+$&quot;;TRIM([.H3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9]))));LEFT(TRIM([.I329]);FIND(&quot; &quot;;TRIM([.I329]))-1);&quot;&quot;)">
            <text:p/>
          </table:table-cell>
          <table:table-cell table:formula="of:=IF(NOT(ISERR(FIND(&quot; &quot;;TRIM([.I329]))));RIGHT(TRIM([.I329]);LEN(TRIM([.I329]))-FIND(&quot; &quot;;TRIM([.I329])));&quot;&quot;)">
            <text:p/>
          </table:table-cell>
          <table:table-cell table:formula="of:=IF(NOT(ISERR(FIND(&quot; &quot;;TRIM([.H329]))));LEFT(TRIM([.H329]);SEARCH(&quot;\s(?:.(?!\s))+$&quot;;TRIM([.H329])));&quot;&quot;)">
            <text:p/>
          </table:table-cell>
          <table:table-cell table:formula="of:=IF(NOT(ISERR(FIND(&quot; &quot;;TRIM([.H329]))));RIGHT(TRIM([.H329]);LEN(TRIM([.H329]))-SEARCH(&quot;\s(?:.(?!\s))+$&quot;;TRIM([.H3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0]))));LEFT(TRIM([.I330]);FIND(&quot; &quot;;TRIM([.I330]))-1);&quot;&quot;)">
            <text:p/>
          </table:table-cell>
          <table:table-cell table:formula="of:=IF(NOT(ISERR(FIND(&quot; &quot;;TRIM([.I330]))));RIGHT(TRIM([.I330]);LEN(TRIM([.I330]))-FIND(&quot; &quot;;TRIM([.I330])));&quot;&quot;)">
            <text:p/>
          </table:table-cell>
          <table:table-cell table:formula="of:=IF(NOT(ISERR(FIND(&quot; &quot;;TRIM([.H330]))));LEFT(TRIM([.H330]);SEARCH(&quot;\s(?:.(?!\s))+$&quot;;TRIM([.H330])));&quot;&quot;)">
            <text:p/>
          </table:table-cell>
          <table:table-cell table:formula="of:=IF(NOT(ISERR(FIND(&quot; &quot;;TRIM([.H330]))));RIGHT(TRIM([.H330]);LEN(TRIM([.H330]))-SEARCH(&quot;\s(?:.(?!\s))+$&quot;;TRIM([.H3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1]))));LEFT(TRIM([.I331]);FIND(&quot; &quot;;TRIM([.I331]))-1);&quot;&quot;)">
            <text:p/>
          </table:table-cell>
          <table:table-cell table:formula="of:=IF(NOT(ISERR(FIND(&quot; &quot;;TRIM([.I331]))));RIGHT(TRIM([.I331]);LEN(TRIM([.I331]))-FIND(&quot; &quot;;TRIM([.I331])));&quot;&quot;)">
            <text:p/>
          </table:table-cell>
          <table:table-cell table:formula="of:=IF(NOT(ISERR(FIND(&quot; &quot;;TRIM([.H331]))));LEFT(TRIM([.H331]);SEARCH(&quot;\s(?:.(?!\s))+$&quot;;TRIM([.H331])));&quot;&quot;)">
            <text:p/>
          </table:table-cell>
          <table:table-cell table:formula="of:=IF(NOT(ISERR(FIND(&quot; &quot;;TRIM([.H331]))));RIGHT(TRIM([.H331]);LEN(TRIM([.H331]))-SEARCH(&quot;\s(?:.(?!\s))+$&quot;;TRIM([.H3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2]))));LEFT(TRIM([.I332]);FIND(&quot; &quot;;TRIM([.I332]))-1);&quot;&quot;)">
            <text:p/>
          </table:table-cell>
          <table:table-cell table:formula="of:=IF(NOT(ISERR(FIND(&quot; &quot;;TRIM([.I332]))));RIGHT(TRIM([.I332]);LEN(TRIM([.I332]))-FIND(&quot; &quot;;TRIM([.I332])));&quot;&quot;)">
            <text:p/>
          </table:table-cell>
          <table:table-cell table:formula="of:=IF(NOT(ISERR(FIND(&quot; &quot;;TRIM([.H332]))));LEFT(TRIM([.H332]);SEARCH(&quot;\s(?:.(?!\s))+$&quot;;TRIM([.H332])));&quot;&quot;)">
            <text:p/>
          </table:table-cell>
          <table:table-cell table:formula="of:=IF(NOT(ISERR(FIND(&quot; &quot;;TRIM([.H332]))));RIGHT(TRIM([.H332]);LEN(TRIM([.H332]))-SEARCH(&quot;\s(?:.(?!\s))+$&quot;;TRIM([.H3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3]))));LEFT(TRIM([.I333]);FIND(&quot; &quot;;TRIM([.I333]))-1);&quot;&quot;)">
            <text:p/>
          </table:table-cell>
          <table:table-cell table:formula="of:=IF(NOT(ISERR(FIND(&quot; &quot;;TRIM([.I333]))));RIGHT(TRIM([.I333]);LEN(TRIM([.I333]))-FIND(&quot; &quot;;TRIM([.I333])));&quot;&quot;)">
            <text:p/>
          </table:table-cell>
          <table:table-cell table:formula="of:=IF(NOT(ISERR(FIND(&quot; &quot;;TRIM([.H333]))));LEFT(TRIM([.H333]);SEARCH(&quot;\s(?:.(?!\s))+$&quot;;TRIM([.H333])));&quot;&quot;)">
            <text:p/>
          </table:table-cell>
          <table:table-cell table:formula="of:=IF(NOT(ISERR(FIND(&quot; &quot;;TRIM([.H333]))));RIGHT(TRIM([.H333]);LEN(TRIM([.H333]))-SEARCH(&quot;\s(?:.(?!\s))+$&quot;;TRIM([.H3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4]))));LEFT(TRIM([.I334]);FIND(&quot; &quot;;TRIM([.I334]))-1);&quot;&quot;)">
            <text:p/>
          </table:table-cell>
          <table:table-cell table:formula="of:=IF(NOT(ISERR(FIND(&quot; &quot;;TRIM([.I334]))));RIGHT(TRIM([.I334]);LEN(TRIM([.I334]))-FIND(&quot; &quot;;TRIM([.I334])));&quot;&quot;)">
            <text:p/>
          </table:table-cell>
          <table:table-cell table:formula="of:=IF(NOT(ISERR(FIND(&quot; &quot;;TRIM([.H334]))));LEFT(TRIM([.H334]);SEARCH(&quot;\s(?:.(?!\s))+$&quot;;TRIM([.H334])));&quot;&quot;)">
            <text:p/>
          </table:table-cell>
          <table:table-cell table:formula="of:=IF(NOT(ISERR(FIND(&quot; &quot;;TRIM([.H334]))));RIGHT(TRIM([.H334]);LEN(TRIM([.H334]))-SEARCH(&quot;\s(?:.(?!\s))+$&quot;;TRIM([.H3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5]))));LEFT(TRIM([.I335]);FIND(&quot; &quot;;TRIM([.I335]))-1);&quot;&quot;)">
            <text:p/>
          </table:table-cell>
          <table:table-cell table:formula="of:=IF(NOT(ISERR(FIND(&quot; &quot;;TRIM([.I335]))));RIGHT(TRIM([.I335]);LEN(TRIM([.I335]))-FIND(&quot; &quot;;TRIM([.I335])));&quot;&quot;)">
            <text:p/>
          </table:table-cell>
          <table:table-cell table:formula="of:=IF(NOT(ISERR(FIND(&quot; &quot;;TRIM([.H335]))));LEFT(TRIM([.H335]);SEARCH(&quot;\s(?:.(?!\s))+$&quot;;TRIM([.H335])));&quot;&quot;)">
            <text:p/>
          </table:table-cell>
          <table:table-cell table:formula="of:=IF(NOT(ISERR(FIND(&quot; &quot;;TRIM([.H335]))));RIGHT(TRIM([.H335]);LEN(TRIM([.H335]))-SEARCH(&quot;\s(?:.(?!\s))+$&quot;;TRIM([.H3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6]))));LEFT(TRIM([.I336]);FIND(&quot; &quot;;TRIM([.I336]))-1);&quot;&quot;)">
            <text:p/>
          </table:table-cell>
          <table:table-cell table:formula="of:=IF(NOT(ISERR(FIND(&quot; &quot;;TRIM([.I336]))));RIGHT(TRIM([.I336]);LEN(TRIM([.I336]))-FIND(&quot; &quot;;TRIM([.I336])));&quot;&quot;)">
            <text:p/>
          </table:table-cell>
          <table:table-cell table:formula="of:=IF(NOT(ISERR(FIND(&quot; &quot;;TRIM([.H336]))));LEFT(TRIM([.H336]);SEARCH(&quot;\s(?:.(?!\s))+$&quot;;TRIM([.H336])));&quot;&quot;)">
            <text:p/>
          </table:table-cell>
          <table:table-cell table:formula="of:=IF(NOT(ISERR(FIND(&quot; &quot;;TRIM([.H336]))));RIGHT(TRIM([.H336]);LEN(TRIM([.H336]))-SEARCH(&quot;\s(?:.(?!\s))+$&quot;;TRIM([.H3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7]))));LEFT(TRIM([.I337]);FIND(&quot; &quot;;TRIM([.I337]))-1);&quot;&quot;)">
            <text:p/>
          </table:table-cell>
          <table:table-cell table:formula="of:=IF(NOT(ISERR(FIND(&quot; &quot;;TRIM([.I337]))));RIGHT(TRIM([.I337]);LEN(TRIM([.I337]))-FIND(&quot; &quot;;TRIM([.I337])));&quot;&quot;)">
            <text:p/>
          </table:table-cell>
          <table:table-cell table:formula="of:=IF(NOT(ISERR(FIND(&quot; &quot;;TRIM([.H337]))));LEFT(TRIM([.H337]);SEARCH(&quot;\s(?:.(?!\s))+$&quot;;TRIM([.H337])));&quot;&quot;)">
            <text:p/>
          </table:table-cell>
          <table:table-cell table:formula="of:=IF(NOT(ISERR(FIND(&quot; &quot;;TRIM([.H337]))));RIGHT(TRIM([.H337]);LEN(TRIM([.H337]))-SEARCH(&quot;\s(?:.(?!\s))+$&quot;;TRIM([.H3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8]))));LEFT(TRIM([.I338]);FIND(&quot; &quot;;TRIM([.I338]))-1);&quot;&quot;)">
            <text:p/>
          </table:table-cell>
          <table:table-cell table:formula="of:=IF(NOT(ISERR(FIND(&quot; &quot;;TRIM([.I338]))));RIGHT(TRIM([.I338]);LEN(TRIM([.I338]))-FIND(&quot; &quot;;TRIM([.I338])));&quot;&quot;)">
            <text:p/>
          </table:table-cell>
          <table:table-cell table:formula="of:=IF(NOT(ISERR(FIND(&quot; &quot;;TRIM([.H338]))));LEFT(TRIM([.H338]);SEARCH(&quot;\s(?:.(?!\s))+$&quot;;TRIM([.H338])));&quot;&quot;)">
            <text:p/>
          </table:table-cell>
          <table:table-cell table:formula="of:=IF(NOT(ISERR(FIND(&quot; &quot;;TRIM([.H338]))));RIGHT(TRIM([.H338]);LEN(TRIM([.H338]))-SEARCH(&quot;\s(?:.(?!\s))+$&quot;;TRIM([.H3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9]))));LEFT(TRIM([.I339]);FIND(&quot; &quot;;TRIM([.I339]))-1);&quot;&quot;)">
            <text:p/>
          </table:table-cell>
          <table:table-cell table:formula="of:=IF(NOT(ISERR(FIND(&quot; &quot;;TRIM([.I339]))));RIGHT(TRIM([.I339]);LEN(TRIM([.I339]))-FIND(&quot; &quot;;TRIM([.I339])));&quot;&quot;)">
            <text:p/>
          </table:table-cell>
          <table:table-cell table:formula="of:=IF(NOT(ISERR(FIND(&quot; &quot;;TRIM([.H339]))));LEFT(TRIM([.H339]);SEARCH(&quot;\s(?:.(?!\s))+$&quot;;TRIM([.H339])));&quot;&quot;)">
            <text:p/>
          </table:table-cell>
          <table:table-cell table:formula="of:=IF(NOT(ISERR(FIND(&quot; &quot;;TRIM([.H339]))));RIGHT(TRIM([.H339]);LEN(TRIM([.H339]))-SEARCH(&quot;\s(?:.(?!\s))+$&quot;;TRIM([.H3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0]))));LEFT(TRIM([.I340]);FIND(&quot; &quot;;TRIM([.I340]))-1);&quot;&quot;)">
            <text:p/>
          </table:table-cell>
          <table:table-cell table:formula="of:=IF(NOT(ISERR(FIND(&quot; &quot;;TRIM([.I340]))));RIGHT(TRIM([.I340]);LEN(TRIM([.I340]))-FIND(&quot; &quot;;TRIM([.I340])));&quot;&quot;)">
            <text:p/>
          </table:table-cell>
          <table:table-cell table:formula="of:=IF(NOT(ISERR(FIND(&quot; &quot;;TRIM([.H340]))));LEFT(TRIM([.H340]);SEARCH(&quot;\s(?:.(?!\s))+$&quot;;TRIM([.H340])));&quot;&quot;)">
            <text:p/>
          </table:table-cell>
          <table:table-cell table:formula="of:=IF(NOT(ISERR(FIND(&quot; &quot;;TRIM([.H340]))));RIGHT(TRIM([.H340]);LEN(TRIM([.H340]))-SEARCH(&quot;\s(?:.(?!\s))+$&quot;;TRIM([.H3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1]))));LEFT(TRIM([.I341]);FIND(&quot; &quot;;TRIM([.I341]))-1);&quot;&quot;)">
            <text:p/>
          </table:table-cell>
          <table:table-cell table:formula="of:=IF(NOT(ISERR(FIND(&quot; &quot;;TRIM([.I341]))));RIGHT(TRIM([.I341]);LEN(TRIM([.I341]))-FIND(&quot; &quot;;TRIM([.I341])));&quot;&quot;)">
            <text:p/>
          </table:table-cell>
          <table:table-cell table:formula="of:=IF(NOT(ISERR(FIND(&quot; &quot;;TRIM([.H341]))));LEFT(TRIM([.H341]);SEARCH(&quot;\s(?:.(?!\s))+$&quot;;TRIM([.H341])));&quot;&quot;)">
            <text:p/>
          </table:table-cell>
          <table:table-cell table:formula="of:=IF(NOT(ISERR(FIND(&quot; &quot;;TRIM([.H341]))));RIGHT(TRIM([.H341]);LEN(TRIM([.H341]))-SEARCH(&quot;\s(?:.(?!\s))+$&quot;;TRIM([.H3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2]))));LEFT(TRIM([.I342]);FIND(&quot; &quot;;TRIM([.I342]))-1);&quot;&quot;)">
            <text:p/>
          </table:table-cell>
          <table:table-cell table:formula="of:=IF(NOT(ISERR(FIND(&quot; &quot;;TRIM([.I342]))));RIGHT(TRIM([.I342]);LEN(TRIM([.I342]))-FIND(&quot; &quot;;TRIM([.I342])));&quot;&quot;)">
            <text:p/>
          </table:table-cell>
          <table:table-cell table:formula="of:=IF(NOT(ISERR(FIND(&quot; &quot;;TRIM([.H342]))));LEFT(TRIM([.H342]);SEARCH(&quot;\s(?:.(?!\s))+$&quot;;TRIM([.H342])));&quot;&quot;)">
            <text:p/>
          </table:table-cell>
          <table:table-cell table:formula="of:=IF(NOT(ISERR(FIND(&quot; &quot;;TRIM([.H342]))));RIGHT(TRIM([.H342]);LEN(TRIM([.H342]))-SEARCH(&quot;\s(?:.(?!\s))+$&quot;;TRIM([.H3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3]))));LEFT(TRIM([.I343]);FIND(&quot; &quot;;TRIM([.I343]))-1);&quot;&quot;)">
            <text:p/>
          </table:table-cell>
          <table:table-cell table:formula="of:=IF(NOT(ISERR(FIND(&quot; &quot;;TRIM([.I343]))));RIGHT(TRIM([.I343]);LEN(TRIM([.I343]))-FIND(&quot; &quot;;TRIM([.I343])));&quot;&quot;)">
            <text:p/>
          </table:table-cell>
          <table:table-cell table:formula="of:=IF(NOT(ISERR(FIND(&quot; &quot;;TRIM([.H343]))));LEFT(TRIM([.H343]);SEARCH(&quot;\s(?:.(?!\s))+$&quot;;TRIM([.H343])));&quot;&quot;)">
            <text:p/>
          </table:table-cell>
          <table:table-cell table:formula="of:=IF(NOT(ISERR(FIND(&quot; &quot;;TRIM([.H343]))));RIGHT(TRIM([.H343]);LEN(TRIM([.H343]))-SEARCH(&quot;\s(?:.(?!\s))+$&quot;;TRIM([.H3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4]))));LEFT(TRIM([.I344]);FIND(&quot; &quot;;TRIM([.I344]))-1);&quot;&quot;)">
            <text:p/>
          </table:table-cell>
          <table:table-cell table:formula="of:=IF(NOT(ISERR(FIND(&quot; &quot;;TRIM([.I344]))));RIGHT(TRIM([.I344]);LEN(TRIM([.I344]))-FIND(&quot; &quot;;TRIM([.I344])));&quot;&quot;)">
            <text:p/>
          </table:table-cell>
          <table:table-cell table:formula="of:=IF(NOT(ISERR(FIND(&quot; &quot;;TRIM([.H344]))));LEFT(TRIM([.H344]);SEARCH(&quot;\s(?:.(?!\s))+$&quot;;TRIM([.H344])));&quot;&quot;)">
            <text:p/>
          </table:table-cell>
          <table:table-cell table:formula="of:=IF(NOT(ISERR(FIND(&quot; &quot;;TRIM([.H344]))));RIGHT(TRIM([.H344]);LEN(TRIM([.H344]))-SEARCH(&quot;\s(?:.(?!\s))+$&quot;;TRIM([.H3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5]))));LEFT(TRIM([.I345]);FIND(&quot; &quot;;TRIM([.I345]))-1);&quot;&quot;)">
            <text:p/>
          </table:table-cell>
          <table:table-cell table:formula="of:=IF(NOT(ISERR(FIND(&quot; &quot;;TRIM([.I345]))));RIGHT(TRIM([.I345]);LEN(TRIM([.I345]))-FIND(&quot; &quot;;TRIM([.I345])));&quot;&quot;)">
            <text:p/>
          </table:table-cell>
          <table:table-cell table:formula="of:=IF(NOT(ISERR(FIND(&quot; &quot;;TRIM([.H345]))));LEFT(TRIM([.H345]);SEARCH(&quot;\s(?:.(?!\s))+$&quot;;TRIM([.H345])));&quot;&quot;)">
            <text:p/>
          </table:table-cell>
          <table:table-cell table:formula="of:=IF(NOT(ISERR(FIND(&quot; &quot;;TRIM([.H345]))));RIGHT(TRIM([.H345]);LEN(TRIM([.H345]))-SEARCH(&quot;\s(?:.(?!\s))+$&quot;;TRIM([.H3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6]))));LEFT(TRIM([.I346]);FIND(&quot; &quot;;TRIM([.I346]))-1);&quot;&quot;)">
            <text:p/>
          </table:table-cell>
          <table:table-cell table:formula="of:=IF(NOT(ISERR(FIND(&quot; &quot;;TRIM([.I346]))));RIGHT(TRIM([.I346]);LEN(TRIM([.I346]))-FIND(&quot; &quot;;TRIM([.I346])));&quot;&quot;)">
            <text:p/>
          </table:table-cell>
          <table:table-cell table:formula="of:=IF(NOT(ISERR(FIND(&quot; &quot;;TRIM([.H346]))));LEFT(TRIM([.H346]);SEARCH(&quot;\s(?:.(?!\s))+$&quot;;TRIM([.H346])));&quot;&quot;)">
            <text:p/>
          </table:table-cell>
          <table:table-cell table:formula="of:=IF(NOT(ISERR(FIND(&quot; &quot;;TRIM([.H346]))));RIGHT(TRIM([.H346]);LEN(TRIM([.H346]))-SEARCH(&quot;\s(?:.(?!\s))+$&quot;;TRIM([.H3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7]))));LEFT(TRIM([.I347]);FIND(&quot; &quot;;TRIM([.I347]))-1);&quot;&quot;)">
            <text:p/>
          </table:table-cell>
          <table:table-cell table:formula="of:=IF(NOT(ISERR(FIND(&quot; &quot;;TRIM([.I347]))));RIGHT(TRIM([.I347]);LEN(TRIM([.I347]))-FIND(&quot; &quot;;TRIM([.I347])));&quot;&quot;)">
            <text:p/>
          </table:table-cell>
          <table:table-cell table:formula="of:=IF(NOT(ISERR(FIND(&quot; &quot;;TRIM([.H347]))));LEFT(TRIM([.H347]);SEARCH(&quot;\s(?:.(?!\s))+$&quot;;TRIM([.H347])));&quot;&quot;)">
            <text:p/>
          </table:table-cell>
          <table:table-cell table:formula="of:=IF(NOT(ISERR(FIND(&quot; &quot;;TRIM([.H347]))));RIGHT(TRIM([.H347]);LEN(TRIM([.H347]))-SEARCH(&quot;\s(?:.(?!\s))+$&quot;;TRIM([.H3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8]))));LEFT(TRIM([.I348]);FIND(&quot; &quot;;TRIM([.I348]))-1);&quot;&quot;)">
            <text:p/>
          </table:table-cell>
          <table:table-cell table:formula="of:=IF(NOT(ISERR(FIND(&quot; &quot;;TRIM([.I348]))));RIGHT(TRIM([.I348]);LEN(TRIM([.I348]))-FIND(&quot; &quot;;TRIM([.I348])));&quot;&quot;)">
            <text:p/>
          </table:table-cell>
          <table:table-cell table:formula="of:=IF(NOT(ISERR(FIND(&quot; &quot;;TRIM([.H348]))));LEFT(TRIM([.H348]);SEARCH(&quot;\s(?:.(?!\s))+$&quot;;TRIM([.H348])));&quot;&quot;)">
            <text:p/>
          </table:table-cell>
          <table:table-cell table:formula="of:=IF(NOT(ISERR(FIND(&quot; &quot;;TRIM([.H348]))));RIGHT(TRIM([.H348]);LEN(TRIM([.H348]))-SEARCH(&quot;\s(?:.(?!\s))+$&quot;;TRIM([.H3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9]))));LEFT(TRIM([.I349]);FIND(&quot; &quot;;TRIM([.I349]))-1);&quot;&quot;)">
            <text:p/>
          </table:table-cell>
          <table:table-cell table:formula="of:=IF(NOT(ISERR(FIND(&quot; &quot;;TRIM([.I349]))));RIGHT(TRIM([.I349]);LEN(TRIM([.I349]))-FIND(&quot; &quot;;TRIM([.I349])));&quot;&quot;)">
            <text:p/>
          </table:table-cell>
          <table:table-cell table:formula="of:=IF(NOT(ISERR(FIND(&quot; &quot;;TRIM([.H349]))));LEFT(TRIM([.H349]);SEARCH(&quot;\s(?:.(?!\s))+$&quot;;TRIM([.H349])));&quot;&quot;)">
            <text:p/>
          </table:table-cell>
          <table:table-cell table:formula="of:=IF(NOT(ISERR(FIND(&quot; &quot;;TRIM([.H349]))));RIGHT(TRIM([.H349]);LEN(TRIM([.H349]))-SEARCH(&quot;\s(?:.(?!\s))+$&quot;;TRIM([.H3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0]))));LEFT(TRIM([.I350]);FIND(&quot; &quot;;TRIM([.I350]))-1);&quot;&quot;)">
            <text:p/>
          </table:table-cell>
          <table:table-cell table:formula="of:=IF(NOT(ISERR(FIND(&quot; &quot;;TRIM([.I350]))));RIGHT(TRIM([.I350]);LEN(TRIM([.I350]))-FIND(&quot; &quot;;TRIM([.I350])));&quot;&quot;)">
            <text:p/>
          </table:table-cell>
          <table:table-cell table:formula="of:=IF(NOT(ISERR(FIND(&quot; &quot;;TRIM([.H350]))));LEFT(TRIM([.H350]);SEARCH(&quot;\s(?:.(?!\s))+$&quot;;TRIM([.H350])));&quot;&quot;)">
            <text:p/>
          </table:table-cell>
          <table:table-cell table:formula="of:=IF(NOT(ISERR(FIND(&quot; &quot;;TRIM([.H350]))));RIGHT(TRIM([.H350]);LEN(TRIM([.H350]))-SEARCH(&quot;\s(?:.(?!\s))+$&quot;;TRIM([.H3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1]))));LEFT(TRIM([.I351]);FIND(&quot; &quot;;TRIM([.I351]))-1);&quot;&quot;)">
            <text:p/>
          </table:table-cell>
          <table:table-cell table:formula="of:=IF(NOT(ISERR(FIND(&quot; &quot;;TRIM([.I351]))));RIGHT(TRIM([.I351]);LEN(TRIM([.I351]))-FIND(&quot; &quot;;TRIM([.I351])));&quot;&quot;)">
            <text:p/>
          </table:table-cell>
          <table:table-cell table:formula="of:=IF(NOT(ISERR(FIND(&quot; &quot;;TRIM([.H351]))));LEFT(TRIM([.H351]);SEARCH(&quot;\s(?:.(?!\s))+$&quot;;TRIM([.H351])));&quot;&quot;)">
            <text:p/>
          </table:table-cell>
          <table:table-cell table:formula="of:=IF(NOT(ISERR(FIND(&quot; &quot;;TRIM([.H351]))));RIGHT(TRIM([.H351]);LEN(TRIM([.H351]))-SEARCH(&quot;\s(?:.(?!\s))+$&quot;;TRIM([.H3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2]))));LEFT(TRIM([.I352]);FIND(&quot; &quot;;TRIM([.I352]))-1);&quot;&quot;)">
            <text:p/>
          </table:table-cell>
          <table:table-cell table:formula="of:=IF(NOT(ISERR(FIND(&quot; &quot;;TRIM([.I352]))));RIGHT(TRIM([.I352]);LEN(TRIM([.I352]))-FIND(&quot; &quot;;TRIM([.I352])));&quot;&quot;)">
            <text:p/>
          </table:table-cell>
          <table:table-cell table:formula="of:=IF(NOT(ISERR(FIND(&quot; &quot;;TRIM([.H352]))));LEFT(TRIM([.H352]);SEARCH(&quot;\s(?:.(?!\s))+$&quot;;TRIM([.H352])));&quot;&quot;)">
            <text:p/>
          </table:table-cell>
          <table:table-cell table:formula="of:=IF(NOT(ISERR(FIND(&quot; &quot;;TRIM([.H352]))));RIGHT(TRIM([.H352]);LEN(TRIM([.H352]))-SEARCH(&quot;\s(?:.(?!\s))+$&quot;;TRIM([.H3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3]))));LEFT(TRIM([.I353]);FIND(&quot; &quot;;TRIM([.I353]))-1);&quot;&quot;)">
            <text:p/>
          </table:table-cell>
          <table:table-cell table:formula="of:=IF(NOT(ISERR(FIND(&quot; &quot;;TRIM([.I353]))));RIGHT(TRIM([.I353]);LEN(TRIM([.I353]))-FIND(&quot; &quot;;TRIM([.I353])));&quot;&quot;)">
            <text:p/>
          </table:table-cell>
          <table:table-cell table:formula="of:=IF(NOT(ISERR(FIND(&quot; &quot;;TRIM([.H353]))));LEFT(TRIM([.H353]);SEARCH(&quot;\s(?:.(?!\s))+$&quot;;TRIM([.H353])));&quot;&quot;)">
            <text:p/>
          </table:table-cell>
          <table:table-cell table:formula="of:=IF(NOT(ISERR(FIND(&quot; &quot;;TRIM([.H353]))));RIGHT(TRIM([.H353]);LEN(TRIM([.H353]))-SEARCH(&quot;\s(?:.(?!\s))+$&quot;;TRIM([.H3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4]))));LEFT(TRIM([.I354]);FIND(&quot; &quot;;TRIM([.I354]))-1);&quot;&quot;)">
            <text:p/>
          </table:table-cell>
          <table:table-cell table:formula="of:=IF(NOT(ISERR(FIND(&quot; &quot;;TRIM([.I354]))));RIGHT(TRIM([.I354]);LEN(TRIM([.I354]))-FIND(&quot; &quot;;TRIM([.I354])));&quot;&quot;)">
            <text:p/>
          </table:table-cell>
          <table:table-cell table:formula="of:=IF(NOT(ISERR(FIND(&quot; &quot;;TRIM([.H354]))));LEFT(TRIM([.H354]);SEARCH(&quot;\s(?:.(?!\s))+$&quot;;TRIM([.H354])));&quot;&quot;)">
            <text:p/>
          </table:table-cell>
          <table:table-cell table:formula="of:=IF(NOT(ISERR(FIND(&quot; &quot;;TRIM([.H354]))));RIGHT(TRIM([.H354]);LEN(TRIM([.H354]))-SEARCH(&quot;\s(?:.(?!\s))+$&quot;;TRIM([.H3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5]))));LEFT(TRIM([.I355]);FIND(&quot; &quot;;TRIM([.I355]))-1);&quot;&quot;)">
            <text:p/>
          </table:table-cell>
          <table:table-cell table:formula="of:=IF(NOT(ISERR(FIND(&quot; &quot;;TRIM([.I355]))));RIGHT(TRIM([.I355]);LEN(TRIM([.I355]))-FIND(&quot; &quot;;TRIM([.I355])));&quot;&quot;)">
            <text:p/>
          </table:table-cell>
          <table:table-cell table:formula="of:=IF(NOT(ISERR(FIND(&quot; &quot;;TRIM([.H355]))));LEFT(TRIM([.H355]);SEARCH(&quot;\s(?:.(?!\s))+$&quot;;TRIM([.H355])));&quot;&quot;)">
            <text:p/>
          </table:table-cell>
          <table:table-cell table:formula="of:=IF(NOT(ISERR(FIND(&quot; &quot;;TRIM([.H355]))));RIGHT(TRIM([.H355]);LEN(TRIM([.H355]))-SEARCH(&quot;\s(?:.(?!\s))+$&quot;;TRIM([.H3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6]))));LEFT(TRIM([.I356]);FIND(&quot; &quot;;TRIM([.I356]))-1);&quot;&quot;)">
            <text:p/>
          </table:table-cell>
          <table:table-cell table:formula="of:=IF(NOT(ISERR(FIND(&quot; &quot;;TRIM([.I356]))));RIGHT(TRIM([.I356]);LEN(TRIM([.I356]))-FIND(&quot; &quot;;TRIM([.I356])));&quot;&quot;)">
            <text:p/>
          </table:table-cell>
          <table:table-cell table:formula="of:=IF(NOT(ISERR(FIND(&quot; &quot;;TRIM([.H356]))));LEFT(TRIM([.H356]);SEARCH(&quot;\s(?:.(?!\s))+$&quot;;TRIM([.H356])));&quot;&quot;)">
            <text:p/>
          </table:table-cell>
          <table:table-cell table:formula="of:=IF(NOT(ISERR(FIND(&quot; &quot;;TRIM([.H356]))));RIGHT(TRIM([.H356]);LEN(TRIM([.H356]))-SEARCH(&quot;\s(?:.(?!\s))+$&quot;;TRIM([.H3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7]))));LEFT(TRIM([.I357]);FIND(&quot; &quot;;TRIM([.I357]))-1);&quot;&quot;)">
            <text:p/>
          </table:table-cell>
          <table:table-cell table:formula="of:=IF(NOT(ISERR(FIND(&quot; &quot;;TRIM([.I357]))));RIGHT(TRIM([.I357]);LEN(TRIM([.I357]))-FIND(&quot; &quot;;TRIM([.I357])));&quot;&quot;)">
            <text:p/>
          </table:table-cell>
          <table:table-cell table:formula="of:=IF(NOT(ISERR(FIND(&quot; &quot;;TRIM([.H357]))));LEFT(TRIM([.H357]);SEARCH(&quot;\s(?:.(?!\s))+$&quot;;TRIM([.H357])));&quot;&quot;)">
            <text:p/>
          </table:table-cell>
          <table:table-cell table:formula="of:=IF(NOT(ISERR(FIND(&quot; &quot;;TRIM([.H357]))));RIGHT(TRIM([.H357]);LEN(TRIM([.H357]))-SEARCH(&quot;\s(?:.(?!\s))+$&quot;;TRIM([.H3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8]))));LEFT(TRIM([.I358]);FIND(&quot; &quot;;TRIM([.I358]))-1);&quot;&quot;)">
            <text:p/>
          </table:table-cell>
          <table:table-cell table:formula="of:=IF(NOT(ISERR(FIND(&quot; &quot;;TRIM([.I358]))));RIGHT(TRIM([.I358]);LEN(TRIM([.I358]))-FIND(&quot; &quot;;TRIM([.I358])));&quot;&quot;)">
            <text:p/>
          </table:table-cell>
          <table:table-cell table:formula="of:=IF(NOT(ISERR(FIND(&quot; &quot;;TRIM([.H358]))));LEFT(TRIM([.H358]);SEARCH(&quot;\s(?:.(?!\s))+$&quot;;TRIM([.H358])));&quot;&quot;)">
            <text:p/>
          </table:table-cell>
          <table:table-cell table:formula="of:=IF(NOT(ISERR(FIND(&quot; &quot;;TRIM([.H358]))));RIGHT(TRIM([.H358]);LEN(TRIM([.H358]))-SEARCH(&quot;\s(?:.(?!\s))+$&quot;;TRIM([.H3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9]))));LEFT(TRIM([.I359]);FIND(&quot; &quot;;TRIM([.I359]))-1);&quot;&quot;)">
            <text:p/>
          </table:table-cell>
          <table:table-cell table:formula="of:=IF(NOT(ISERR(FIND(&quot; &quot;;TRIM([.I359]))));RIGHT(TRIM([.I359]);LEN(TRIM([.I359]))-FIND(&quot; &quot;;TRIM([.I359])));&quot;&quot;)">
            <text:p/>
          </table:table-cell>
          <table:table-cell table:formula="of:=IF(NOT(ISERR(FIND(&quot; &quot;;TRIM([.H359]))));LEFT(TRIM([.H359]);SEARCH(&quot;\s(?:.(?!\s))+$&quot;;TRIM([.H359])));&quot;&quot;)">
            <text:p/>
          </table:table-cell>
          <table:table-cell table:formula="of:=IF(NOT(ISERR(FIND(&quot; &quot;;TRIM([.H359]))));RIGHT(TRIM([.H359]);LEN(TRIM([.H359]))-SEARCH(&quot;\s(?:.(?!\s))+$&quot;;TRIM([.H3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0]))));LEFT(TRIM([.I360]);FIND(&quot; &quot;;TRIM([.I360]))-1);&quot;&quot;)">
            <text:p/>
          </table:table-cell>
          <table:table-cell table:formula="of:=IF(NOT(ISERR(FIND(&quot; &quot;;TRIM([.I360]))));RIGHT(TRIM([.I360]);LEN(TRIM([.I360]))-FIND(&quot; &quot;;TRIM([.I360])));&quot;&quot;)">
            <text:p/>
          </table:table-cell>
          <table:table-cell table:formula="of:=IF(NOT(ISERR(FIND(&quot; &quot;;TRIM([.H360]))));LEFT(TRIM([.H360]);SEARCH(&quot;\s(?:.(?!\s))+$&quot;;TRIM([.H360])));&quot;&quot;)">
            <text:p/>
          </table:table-cell>
          <table:table-cell table:formula="of:=IF(NOT(ISERR(FIND(&quot; &quot;;TRIM([.H360]))));RIGHT(TRIM([.H360]);LEN(TRIM([.H360]))-SEARCH(&quot;\s(?:.(?!\s))+$&quot;;TRIM([.H3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1]))));LEFT(TRIM([.I361]);FIND(&quot; &quot;;TRIM([.I361]))-1);&quot;&quot;)">
            <text:p/>
          </table:table-cell>
          <table:table-cell table:formula="of:=IF(NOT(ISERR(FIND(&quot; &quot;;TRIM([.I361]))));RIGHT(TRIM([.I361]);LEN(TRIM([.I361]))-FIND(&quot; &quot;;TRIM([.I361])));&quot;&quot;)">
            <text:p/>
          </table:table-cell>
          <table:table-cell table:formula="of:=IF(NOT(ISERR(FIND(&quot; &quot;;TRIM([.H361]))));LEFT(TRIM([.H361]);SEARCH(&quot;\s(?:.(?!\s))+$&quot;;TRIM([.H361])));&quot;&quot;)">
            <text:p/>
          </table:table-cell>
          <table:table-cell table:formula="of:=IF(NOT(ISERR(FIND(&quot; &quot;;TRIM([.H361]))));RIGHT(TRIM([.H361]);LEN(TRIM([.H361]))-SEARCH(&quot;\s(?:.(?!\s))+$&quot;;TRIM([.H3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2]))));LEFT(TRIM([.I362]);FIND(&quot; &quot;;TRIM([.I362]))-1);&quot;&quot;)">
            <text:p/>
          </table:table-cell>
          <table:table-cell table:formula="of:=IF(NOT(ISERR(FIND(&quot; &quot;;TRIM([.I362]))));RIGHT(TRIM([.I362]);LEN(TRIM([.I362]))-FIND(&quot; &quot;;TRIM([.I362])));&quot;&quot;)">
            <text:p/>
          </table:table-cell>
          <table:table-cell table:formula="of:=IF(NOT(ISERR(FIND(&quot; &quot;;TRIM([.H362]))));LEFT(TRIM([.H362]);SEARCH(&quot;\s(?:.(?!\s))+$&quot;;TRIM([.H362])));&quot;&quot;)">
            <text:p/>
          </table:table-cell>
          <table:table-cell table:formula="of:=IF(NOT(ISERR(FIND(&quot; &quot;;TRIM([.H362]))));RIGHT(TRIM([.H362]);LEN(TRIM([.H362]))-SEARCH(&quot;\s(?:.(?!\s))+$&quot;;TRIM([.H3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3]))));LEFT(TRIM([.I363]);FIND(&quot; &quot;;TRIM([.I363]))-1);&quot;&quot;)">
            <text:p/>
          </table:table-cell>
          <table:table-cell table:formula="of:=IF(NOT(ISERR(FIND(&quot; &quot;;TRIM([.I363]))));RIGHT(TRIM([.I363]);LEN(TRIM([.I363]))-FIND(&quot; &quot;;TRIM([.I363])));&quot;&quot;)">
            <text:p/>
          </table:table-cell>
          <table:table-cell table:formula="of:=IF(NOT(ISERR(FIND(&quot; &quot;;TRIM([.H363]))));LEFT(TRIM([.H363]);SEARCH(&quot;\s(?:.(?!\s))+$&quot;;TRIM([.H363])));&quot;&quot;)">
            <text:p/>
          </table:table-cell>
          <table:table-cell table:formula="of:=IF(NOT(ISERR(FIND(&quot; &quot;;TRIM([.H363]))));RIGHT(TRIM([.H363]);LEN(TRIM([.H363]))-SEARCH(&quot;\s(?:.(?!\s))+$&quot;;TRIM([.H3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4]))));LEFT(TRIM([.I364]);FIND(&quot; &quot;;TRIM([.I364]))-1);&quot;&quot;)">
            <text:p/>
          </table:table-cell>
          <table:table-cell table:formula="of:=IF(NOT(ISERR(FIND(&quot; &quot;;TRIM([.I364]))));RIGHT(TRIM([.I364]);LEN(TRIM([.I364]))-FIND(&quot; &quot;;TRIM([.I364])));&quot;&quot;)">
            <text:p/>
          </table:table-cell>
          <table:table-cell table:formula="of:=IF(NOT(ISERR(FIND(&quot; &quot;;TRIM([.H364]))));LEFT(TRIM([.H364]);SEARCH(&quot;\s(?:.(?!\s))+$&quot;;TRIM([.H364])));&quot;&quot;)">
            <text:p/>
          </table:table-cell>
          <table:table-cell table:formula="of:=IF(NOT(ISERR(FIND(&quot; &quot;;TRIM([.H364]))));RIGHT(TRIM([.H364]);LEN(TRIM([.H364]))-SEARCH(&quot;\s(?:.(?!\s))+$&quot;;TRIM([.H3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5]))));LEFT(TRIM([.I365]);FIND(&quot; &quot;;TRIM([.I365]))-1);&quot;&quot;)">
            <text:p/>
          </table:table-cell>
          <table:table-cell table:formula="of:=IF(NOT(ISERR(FIND(&quot; &quot;;TRIM([.I365]))));RIGHT(TRIM([.I365]);LEN(TRIM([.I365]))-FIND(&quot; &quot;;TRIM([.I365])));&quot;&quot;)">
            <text:p/>
          </table:table-cell>
          <table:table-cell table:formula="of:=IF(NOT(ISERR(FIND(&quot; &quot;;TRIM([.H365]))));LEFT(TRIM([.H365]);SEARCH(&quot;\s(?:.(?!\s))+$&quot;;TRIM([.H365])));&quot;&quot;)">
            <text:p/>
          </table:table-cell>
          <table:table-cell table:formula="of:=IF(NOT(ISERR(FIND(&quot; &quot;;TRIM([.H365]))));RIGHT(TRIM([.H365]);LEN(TRIM([.H365]))-SEARCH(&quot;\s(?:.(?!\s))+$&quot;;TRIM([.H3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6]))));LEFT(TRIM([.I366]);FIND(&quot; &quot;;TRIM([.I366]))-1);&quot;&quot;)">
            <text:p/>
          </table:table-cell>
          <table:table-cell table:formula="of:=IF(NOT(ISERR(FIND(&quot; &quot;;TRIM([.I366]))));RIGHT(TRIM([.I366]);LEN(TRIM([.I366]))-FIND(&quot; &quot;;TRIM([.I366])));&quot;&quot;)">
            <text:p/>
          </table:table-cell>
          <table:table-cell table:formula="of:=IF(NOT(ISERR(FIND(&quot; &quot;;TRIM([.H366]))));LEFT(TRIM([.H366]);SEARCH(&quot;\s(?:.(?!\s))+$&quot;;TRIM([.H366])));&quot;&quot;)">
            <text:p/>
          </table:table-cell>
          <table:table-cell table:formula="of:=IF(NOT(ISERR(FIND(&quot; &quot;;TRIM([.H366]))));RIGHT(TRIM([.H366]);LEN(TRIM([.H366]))-SEARCH(&quot;\s(?:.(?!\s))+$&quot;;TRIM([.H3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7]))));LEFT(TRIM([.I367]);FIND(&quot; &quot;;TRIM([.I367]))-1);&quot;&quot;)">
            <text:p/>
          </table:table-cell>
          <table:table-cell table:formula="of:=IF(NOT(ISERR(FIND(&quot; &quot;;TRIM([.I367]))));RIGHT(TRIM([.I367]);LEN(TRIM([.I367]))-FIND(&quot; &quot;;TRIM([.I367])));&quot;&quot;)">
            <text:p/>
          </table:table-cell>
          <table:table-cell table:formula="of:=IF(NOT(ISERR(FIND(&quot; &quot;;TRIM([.H367]))));LEFT(TRIM([.H367]);SEARCH(&quot;\s(?:.(?!\s))+$&quot;;TRIM([.H367])));&quot;&quot;)">
            <text:p/>
          </table:table-cell>
          <table:table-cell table:formula="of:=IF(NOT(ISERR(FIND(&quot; &quot;;TRIM([.H367]))));RIGHT(TRIM([.H367]);LEN(TRIM([.H367]))-SEARCH(&quot;\s(?:.(?!\s))+$&quot;;TRIM([.H3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8]))));LEFT(TRIM([.I368]);FIND(&quot; &quot;;TRIM([.I368]))-1);&quot;&quot;)">
            <text:p/>
          </table:table-cell>
          <table:table-cell table:formula="of:=IF(NOT(ISERR(FIND(&quot; &quot;;TRIM([.I368]))));RIGHT(TRIM([.I368]);LEN(TRIM([.I368]))-FIND(&quot; &quot;;TRIM([.I368])));&quot;&quot;)">
            <text:p/>
          </table:table-cell>
          <table:table-cell table:formula="of:=IF(NOT(ISERR(FIND(&quot; &quot;;TRIM([.H368]))));LEFT(TRIM([.H368]);SEARCH(&quot;\s(?:.(?!\s))+$&quot;;TRIM([.H368])));&quot;&quot;)">
            <text:p/>
          </table:table-cell>
          <table:table-cell table:formula="of:=IF(NOT(ISERR(FIND(&quot; &quot;;TRIM([.H368]))));RIGHT(TRIM([.H368]);LEN(TRIM([.H368]))-SEARCH(&quot;\s(?:.(?!\s))+$&quot;;TRIM([.H3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9]))));LEFT(TRIM([.I369]);FIND(&quot; &quot;;TRIM([.I369]))-1);&quot;&quot;)">
            <text:p/>
          </table:table-cell>
          <table:table-cell table:formula="of:=IF(NOT(ISERR(FIND(&quot; &quot;;TRIM([.I369]))));RIGHT(TRIM([.I369]);LEN(TRIM([.I369]))-FIND(&quot; &quot;;TRIM([.I369])));&quot;&quot;)">
            <text:p/>
          </table:table-cell>
          <table:table-cell table:formula="of:=IF(NOT(ISERR(FIND(&quot; &quot;;TRIM([.H369]))));LEFT(TRIM([.H369]);SEARCH(&quot;\s(?:.(?!\s))+$&quot;;TRIM([.H369])));&quot;&quot;)">
            <text:p/>
          </table:table-cell>
          <table:table-cell table:formula="of:=IF(NOT(ISERR(FIND(&quot; &quot;;TRIM([.H369]))));RIGHT(TRIM([.H369]);LEN(TRIM([.H369]))-SEARCH(&quot;\s(?:.(?!\s))+$&quot;;TRIM([.H3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0]))));LEFT(TRIM([.I370]);FIND(&quot; &quot;;TRIM([.I370]))-1);&quot;&quot;)">
            <text:p/>
          </table:table-cell>
          <table:table-cell table:formula="of:=IF(NOT(ISERR(FIND(&quot; &quot;;TRIM([.I370]))));RIGHT(TRIM([.I370]);LEN(TRIM([.I370]))-FIND(&quot; &quot;;TRIM([.I370])));&quot;&quot;)">
            <text:p/>
          </table:table-cell>
          <table:table-cell table:formula="of:=IF(NOT(ISERR(FIND(&quot; &quot;;TRIM([.H370]))));LEFT(TRIM([.H370]);SEARCH(&quot;\s(?:.(?!\s))+$&quot;;TRIM([.H370])));&quot;&quot;)">
            <text:p/>
          </table:table-cell>
          <table:table-cell table:formula="of:=IF(NOT(ISERR(FIND(&quot; &quot;;TRIM([.H370]))));RIGHT(TRIM([.H370]);LEN(TRIM([.H370]))-SEARCH(&quot;\s(?:.(?!\s))+$&quot;;TRIM([.H3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1]))));LEFT(TRIM([.I371]);FIND(&quot; &quot;;TRIM([.I371]))-1);&quot;&quot;)">
            <text:p/>
          </table:table-cell>
          <table:table-cell table:formula="of:=IF(NOT(ISERR(FIND(&quot; &quot;;TRIM([.I371]))));RIGHT(TRIM([.I371]);LEN(TRIM([.I371]))-FIND(&quot; &quot;;TRIM([.I371])));&quot;&quot;)">
            <text:p/>
          </table:table-cell>
          <table:table-cell table:formula="of:=IF(NOT(ISERR(FIND(&quot; &quot;;TRIM([.H371]))));LEFT(TRIM([.H371]);SEARCH(&quot;\s(?:.(?!\s))+$&quot;;TRIM([.H371])));&quot;&quot;)">
            <text:p/>
          </table:table-cell>
          <table:table-cell table:formula="of:=IF(NOT(ISERR(FIND(&quot; &quot;;TRIM([.H371]))));RIGHT(TRIM([.H371]);LEN(TRIM([.H371]))-SEARCH(&quot;\s(?:.(?!\s))+$&quot;;TRIM([.H3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2]))));LEFT(TRIM([.I372]);FIND(&quot; &quot;;TRIM([.I372]))-1);&quot;&quot;)">
            <text:p/>
          </table:table-cell>
          <table:table-cell table:formula="of:=IF(NOT(ISERR(FIND(&quot; &quot;;TRIM([.I372]))));RIGHT(TRIM([.I372]);LEN(TRIM([.I372]))-FIND(&quot; &quot;;TRIM([.I372])));&quot;&quot;)">
            <text:p/>
          </table:table-cell>
          <table:table-cell table:formula="of:=IF(NOT(ISERR(FIND(&quot; &quot;;TRIM([.H372]))));LEFT(TRIM([.H372]);SEARCH(&quot;\s(?:.(?!\s))+$&quot;;TRIM([.H372])));&quot;&quot;)">
            <text:p/>
          </table:table-cell>
          <table:table-cell table:formula="of:=IF(NOT(ISERR(FIND(&quot; &quot;;TRIM([.H372]))));RIGHT(TRIM([.H372]);LEN(TRIM([.H372]))-SEARCH(&quot;\s(?:.(?!\s))+$&quot;;TRIM([.H3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3]))));LEFT(TRIM([.I373]);FIND(&quot; &quot;;TRIM([.I373]))-1);&quot;&quot;)">
            <text:p/>
          </table:table-cell>
          <table:table-cell table:formula="of:=IF(NOT(ISERR(FIND(&quot; &quot;;TRIM([.I373]))));RIGHT(TRIM([.I373]);LEN(TRIM([.I373]))-FIND(&quot; &quot;;TRIM([.I373])));&quot;&quot;)">
            <text:p/>
          </table:table-cell>
          <table:table-cell table:formula="of:=IF(NOT(ISERR(FIND(&quot; &quot;;TRIM([.H373]))));LEFT(TRIM([.H373]);SEARCH(&quot;\s(?:.(?!\s))+$&quot;;TRIM([.H373])));&quot;&quot;)">
            <text:p/>
          </table:table-cell>
          <table:table-cell table:formula="of:=IF(NOT(ISERR(FIND(&quot; &quot;;TRIM([.H373]))));RIGHT(TRIM([.H373]);LEN(TRIM([.H373]))-SEARCH(&quot;\s(?:.(?!\s))+$&quot;;TRIM([.H3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4]))));LEFT(TRIM([.I374]);FIND(&quot; &quot;;TRIM([.I374]))-1);&quot;&quot;)">
            <text:p/>
          </table:table-cell>
          <table:table-cell table:formula="of:=IF(NOT(ISERR(FIND(&quot; &quot;;TRIM([.I374]))));RIGHT(TRIM([.I374]);LEN(TRIM([.I374]))-FIND(&quot; &quot;;TRIM([.I374])));&quot;&quot;)">
            <text:p/>
          </table:table-cell>
          <table:table-cell table:formula="of:=IF(NOT(ISERR(FIND(&quot; &quot;;TRIM([.H374]))));LEFT(TRIM([.H374]);SEARCH(&quot;\s(?:.(?!\s))+$&quot;;TRIM([.H374])));&quot;&quot;)">
            <text:p/>
          </table:table-cell>
          <table:table-cell table:formula="of:=IF(NOT(ISERR(FIND(&quot; &quot;;TRIM([.H374]))));RIGHT(TRIM([.H374]);LEN(TRIM([.H374]))-SEARCH(&quot;\s(?:.(?!\s))+$&quot;;TRIM([.H3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5]))));LEFT(TRIM([.I375]);FIND(&quot; &quot;;TRIM([.I375]))-1);&quot;&quot;)">
            <text:p/>
          </table:table-cell>
          <table:table-cell table:formula="of:=IF(NOT(ISERR(FIND(&quot; &quot;;TRIM([.I375]))));RIGHT(TRIM([.I375]);LEN(TRIM([.I375]))-FIND(&quot; &quot;;TRIM([.I375])));&quot;&quot;)">
            <text:p/>
          </table:table-cell>
          <table:table-cell table:formula="of:=IF(NOT(ISERR(FIND(&quot; &quot;;TRIM([.H375]))));LEFT(TRIM([.H375]);SEARCH(&quot;\s(?:.(?!\s))+$&quot;;TRIM([.H375])));&quot;&quot;)">
            <text:p/>
          </table:table-cell>
          <table:table-cell table:formula="of:=IF(NOT(ISERR(FIND(&quot; &quot;;TRIM([.H375]))));RIGHT(TRIM([.H375]);LEN(TRIM([.H375]))-SEARCH(&quot;\s(?:.(?!\s))+$&quot;;TRIM([.H3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6]))));LEFT(TRIM([.I376]);FIND(&quot; &quot;;TRIM([.I376]))-1);&quot;&quot;)">
            <text:p/>
          </table:table-cell>
          <table:table-cell table:formula="of:=IF(NOT(ISERR(FIND(&quot; &quot;;TRIM([.I376]))));RIGHT(TRIM([.I376]);LEN(TRIM([.I376]))-FIND(&quot; &quot;;TRIM([.I376])));&quot;&quot;)">
            <text:p/>
          </table:table-cell>
          <table:table-cell table:formula="of:=IF(NOT(ISERR(FIND(&quot; &quot;;TRIM([.H376]))));LEFT(TRIM([.H376]);SEARCH(&quot;\s(?:.(?!\s))+$&quot;;TRIM([.H376])));&quot;&quot;)">
            <text:p/>
          </table:table-cell>
          <table:table-cell table:formula="of:=IF(NOT(ISERR(FIND(&quot; &quot;;TRIM([.H376]))));RIGHT(TRIM([.H376]);LEN(TRIM([.H376]))-SEARCH(&quot;\s(?:.(?!\s))+$&quot;;TRIM([.H3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7]))));LEFT(TRIM([.I377]);FIND(&quot; &quot;;TRIM([.I377]))-1);&quot;&quot;)">
            <text:p/>
          </table:table-cell>
          <table:table-cell table:formula="of:=IF(NOT(ISERR(FIND(&quot; &quot;;TRIM([.I377]))));RIGHT(TRIM([.I377]);LEN(TRIM([.I377]))-FIND(&quot; &quot;;TRIM([.I377])));&quot;&quot;)">
            <text:p/>
          </table:table-cell>
          <table:table-cell table:formula="of:=IF(NOT(ISERR(FIND(&quot; &quot;;TRIM([.H377]))));LEFT(TRIM([.H377]);SEARCH(&quot;\s(?:.(?!\s))+$&quot;;TRIM([.H377])));&quot;&quot;)">
            <text:p/>
          </table:table-cell>
          <table:table-cell table:formula="of:=IF(NOT(ISERR(FIND(&quot; &quot;;TRIM([.H377]))));RIGHT(TRIM([.H377]);LEN(TRIM([.H377]))-SEARCH(&quot;\s(?:.(?!\s))+$&quot;;TRIM([.H3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8]))));LEFT(TRIM([.I378]);FIND(&quot; &quot;;TRIM([.I378]))-1);&quot;&quot;)">
            <text:p/>
          </table:table-cell>
          <table:table-cell table:formula="of:=IF(NOT(ISERR(FIND(&quot; &quot;;TRIM([.I378]))));RIGHT(TRIM([.I378]);LEN(TRIM([.I378]))-FIND(&quot; &quot;;TRIM([.I378])));&quot;&quot;)">
            <text:p/>
          </table:table-cell>
          <table:table-cell table:formula="of:=IF(NOT(ISERR(FIND(&quot; &quot;;TRIM([.H378]))));LEFT(TRIM([.H378]);SEARCH(&quot;\s(?:.(?!\s))+$&quot;;TRIM([.H378])));&quot;&quot;)">
            <text:p/>
          </table:table-cell>
          <table:table-cell table:formula="of:=IF(NOT(ISERR(FIND(&quot; &quot;;TRIM([.H378]))));RIGHT(TRIM([.H378]);LEN(TRIM([.H378]))-SEARCH(&quot;\s(?:.(?!\s))+$&quot;;TRIM([.H3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9]))));LEFT(TRIM([.I379]);FIND(&quot; &quot;;TRIM([.I379]))-1);&quot;&quot;)">
            <text:p/>
          </table:table-cell>
          <table:table-cell table:formula="of:=IF(NOT(ISERR(FIND(&quot; &quot;;TRIM([.I379]))));RIGHT(TRIM([.I379]);LEN(TRIM([.I379]))-FIND(&quot; &quot;;TRIM([.I379])));&quot;&quot;)">
            <text:p/>
          </table:table-cell>
          <table:table-cell table:formula="of:=IF(NOT(ISERR(FIND(&quot; &quot;;TRIM([.H379]))));LEFT(TRIM([.H379]);SEARCH(&quot;\s(?:.(?!\s))+$&quot;;TRIM([.H379])));&quot;&quot;)">
            <text:p/>
          </table:table-cell>
          <table:table-cell table:formula="of:=IF(NOT(ISERR(FIND(&quot; &quot;;TRIM([.H379]))));RIGHT(TRIM([.H379]);LEN(TRIM([.H379]))-SEARCH(&quot;\s(?:.(?!\s))+$&quot;;TRIM([.H3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0]))));LEFT(TRIM([.I380]);FIND(&quot; &quot;;TRIM([.I380]))-1);&quot;&quot;)">
            <text:p/>
          </table:table-cell>
          <table:table-cell table:formula="of:=IF(NOT(ISERR(FIND(&quot; &quot;;TRIM([.I380]))));RIGHT(TRIM([.I380]);LEN(TRIM([.I380]))-FIND(&quot; &quot;;TRIM([.I380])));&quot;&quot;)">
            <text:p/>
          </table:table-cell>
          <table:table-cell table:formula="of:=IF(NOT(ISERR(FIND(&quot; &quot;;TRIM([.H380]))));LEFT(TRIM([.H380]);SEARCH(&quot;\s(?:.(?!\s))+$&quot;;TRIM([.H380])));&quot;&quot;)">
            <text:p/>
          </table:table-cell>
          <table:table-cell table:formula="of:=IF(NOT(ISERR(FIND(&quot; &quot;;TRIM([.H380]))));RIGHT(TRIM([.H380]);LEN(TRIM([.H380]))-SEARCH(&quot;\s(?:.(?!\s))+$&quot;;TRIM([.H3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1]))));LEFT(TRIM([.I381]);FIND(&quot; &quot;;TRIM([.I381]))-1);&quot;&quot;)">
            <text:p/>
          </table:table-cell>
          <table:table-cell table:formula="of:=IF(NOT(ISERR(FIND(&quot; &quot;;TRIM([.I381]))));RIGHT(TRIM([.I381]);LEN(TRIM([.I381]))-FIND(&quot; &quot;;TRIM([.I381])));&quot;&quot;)">
            <text:p/>
          </table:table-cell>
          <table:table-cell table:formula="of:=IF(NOT(ISERR(FIND(&quot; &quot;;TRIM([.H381]))));LEFT(TRIM([.H381]);SEARCH(&quot;\s(?:.(?!\s))+$&quot;;TRIM([.H381])));&quot;&quot;)">
            <text:p/>
          </table:table-cell>
          <table:table-cell table:formula="of:=IF(NOT(ISERR(FIND(&quot; &quot;;TRIM([.H381]))));RIGHT(TRIM([.H381]);LEN(TRIM([.H381]))-SEARCH(&quot;\s(?:.(?!\s))+$&quot;;TRIM([.H3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2]))));LEFT(TRIM([.I382]);FIND(&quot; &quot;;TRIM([.I382]))-1);&quot;&quot;)">
            <text:p/>
          </table:table-cell>
          <table:table-cell table:formula="of:=IF(NOT(ISERR(FIND(&quot; &quot;;TRIM([.I382]))));RIGHT(TRIM([.I382]);LEN(TRIM([.I382]))-FIND(&quot; &quot;;TRIM([.I382])));&quot;&quot;)">
            <text:p/>
          </table:table-cell>
          <table:table-cell table:formula="of:=IF(NOT(ISERR(FIND(&quot; &quot;;TRIM([.H382]))));LEFT(TRIM([.H382]);SEARCH(&quot;\s(?:.(?!\s))+$&quot;;TRIM([.H382])));&quot;&quot;)">
            <text:p/>
          </table:table-cell>
          <table:table-cell table:formula="of:=IF(NOT(ISERR(FIND(&quot; &quot;;TRIM([.H382]))));RIGHT(TRIM([.H382]);LEN(TRIM([.H382]))-SEARCH(&quot;\s(?:.(?!\s))+$&quot;;TRIM([.H3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3]))));LEFT(TRIM([.I383]);FIND(&quot; &quot;;TRIM([.I383]))-1);&quot;&quot;)">
            <text:p/>
          </table:table-cell>
          <table:table-cell table:formula="of:=IF(NOT(ISERR(FIND(&quot; &quot;;TRIM([.I383]))));RIGHT(TRIM([.I383]);LEN(TRIM([.I383]))-FIND(&quot; &quot;;TRIM([.I383])));&quot;&quot;)">
            <text:p/>
          </table:table-cell>
          <table:table-cell table:formula="of:=IF(NOT(ISERR(FIND(&quot; &quot;;TRIM([.H383]))));LEFT(TRIM([.H383]);SEARCH(&quot;\s(?:.(?!\s))+$&quot;;TRIM([.H383])));&quot;&quot;)">
            <text:p/>
          </table:table-cell>
          <table:table-cell table:formula="of:=IF(NOT(ISERR(FIND(&quot; &quot;;TRIM([.H383]))));RIGHT(TRIM([.H383]);LEN(TRIM([.H383]))-SEARCH(&quot;\s(?:.(?!\s))+$&quot;;TRIM([.H3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4]))));LEFT(TRIM([.I384]);FIND(&quot; &quot;;TRIM([.I384]))-1);&quot;&quot;)">
            <text:p/>
          </table:table-cell>
          <table:table-cell table:formula="of:=IF(NOT(ISERR(FIND(&quot; &quot;;TRIM([.I384]))));RIGHT(TRIM([.I384]);LEN(TRIM([.I384]))-FIND(&quot; &quot;;TRIM([.I384])));&quot;&quot;)">
            <text:p/>
          </table:table-cell>
          <table:table-cell table:formula="of:=IF(NOT(ISERR(FIND(&quot; &quot;;TRIM([.H384]))));LEFT(TRIM([.H384]);SEARCH(&quot;\s(?:.(?!\s))+$&quot;;TRIM([.H384])));&quot;&quot;)">
            <text:p/>
          </table:table-cell>
          <table:table-cell table:formula="of:=IF(NOT(ISERR(FIND(&quot; &quot;;TRIM([.H384]))));RIGHT(TRIM([.H384]);LEN(TRIM([.H384]))-SEARCH(&quot;\s(?:.(?!\s))+$&quot;;TRIM([.H3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5]))));LEFT(TRIM([.I385]);FIND(&quot; &quot;;TRIM([.I385]))-1);&quot;&quot;)">
            <text:p/>
          </table:table-cell>
          <table:table-cell table:formula="of:=IF(NOT(ISERR(FIND(&quot; &quot;;TRIM([.I385]))));RIGHT(TRIM([.I385]);LEN(TRIM([.I385]))-FIND(&quot; &quot;;TRIM([.I385])));&quot;&quot;)">
            <text:p/>
          </table:table-cell>
          <table:table-cell table:formula="of:=IF(NOT(ISERR(FIND(&quot; &quot;;TRIM([.H385]))));LEFT(TRIM([.H385]);SEARCH(&quot;\s(?:.(?!\s))+$&quot;;TRIM([.H385])));&quot;&quot;)">
            <text:p/>
          </table:table-cell>
          <table:table-cell table:formula="of:=IF(NOT(ISERR(FIND(&quot; &quot;;TRIM([.H385]))));RIGHT(TRIM([.H385]);LEN(TRIM([.H385]))-SEARCH(&quot;\s(?:.(?!\s))+$&quot;;TRIM([.H3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6]))));LEFT(TRIM([.I386]);FIND(&quot; &quot;;TRIM([.I386]))-1);&quot;&quot;)">
            <text:p/>
          </table:table-cell>
          <table:table-cell table:formula="of:=IF(NOT(ISERR(FIND(&quot; &quot;;TRIM([.I386]))));RIGHT(TRIM([.I386]);LEN(TRIM([.I386]))-FIND(&quot; &quot;;TRIM([.I386])));&quot;&quot;)">
            <text:p/>
          </table:table-cell>
          <table:table-cell table:formula="of:=IF(NOT(ISERR(FIND(&quot; &quot;;TRIM([.H386]))));LEFT(TRIM([.H386]);SEARCH(&quot;\s(?:.(?!\s))+$&quot;;TRIM([.H386])));&quot;&quot;)">
            <text:p/>
          </table:table-cell>
          <table:table-cell table:formula="of:=IF(NOT(ISERR(FIND(&quot; &quot;;TRIM([.H386]))));RIGHT(TRIM([.H386]);LEN(TRIM([.H386]))-SEARCH(&quot;\s(?:.(?!\s))+$&quot;;TRIM([.H3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7]))));LEFT(TRIM([.I387]);FIND(&quot; &quot;;TRIM([.I387]))-1);&quot;&quot;)">
            <text:p/>
          </table:table-cell>
          <table:table-cell table:formula="of:=IF(NOT(ISERR(FIND(&quot; &quot;;TRIM([.I387]))));RIGHT(TRIM([.I387]);LEN(TRIM([.I387]))-FIND(&quot; &quot;;TRIM([.I387])));&quot;&quot;)">
            <text:p/>
          </table:table-cell>
          <table:table-cell table:formula="of:=IF(NOT(ISERR(FIND(&quot; &quot;;TRIM([.H387]))));LEFT(TRIM([.H387]);SEARCH(&quot;\s(?:.(?!\s))+$&quot;;TRIM([.H387])));&quot;&quot;)">
            <text:p/>
          </table:table-cell>
          <table:table-cell table:formula="of:=IF(NOT(ISERR(FIND(&quot; &quot;;TRIM([.H387]))));RIGHT(TRIM([.H387]);LEN(TRIM([.H387]))-SEARCH(&quot;\s(?:.(?!\s))+$&quot;;TRIM([.H3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8]))));LEFT(TRIM([.I388]);FIND(&quot; &quot;;TRIM([.I388]))-1);&quot;&quot;)">
            <text:p/>
          </table:table-cell>
          <table:table-cell table:formula="of:=IF(NOT(ISERR(FIND(&quot; &quot;;TRIM([.I388]))));RIGHT(TRIM([.I388]);LEN(TRIM([.I388]))-FIND(&quot; &quot;;TRIM([.I388])));&quot;&quot;)">
            <text:p/>
          </table:table-cell>
          <table:table-cell table:formula="of:=IF(NOT(ISERR(FIND(&quot; &quot;;TRIM([.H388]))));LEFT(TRIM([.H388]);SEARCH(&quot;\s(?:.(?!\s))+$&quot;;TRIM([.H388])));&quot;&quot;)">
            <text:p/>
          </table:table-cell>
          <table:table-cell table:formula="of:=IF(NOT(ISERR(FIND(&quot; &quot;;TRIM([.H388]))));RIGHT(TRIM([.H388]);LEN(TRIM([.H388]))-SEARCH(&quot;\s(?:.(?!\s))+$&quot;;TRIM([.H3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9]))));LEFT(TRIM([.I389]);FIND(&quot; &quot;;TRIM([.I389]))-1);&quot;&quot;)">
            <text:p/>
          </table:table-cell>
          <table:table-cell table:formula="of:=IF(NOT(ISERR(FIND(&quot; &quot;;TRIM([.I389]))));RIGHT(TRIM([.I389]);LEN(TRIM([.I389]))-FIND(&quot; &quot;;TRIM([.I389])));&quot;&quot;)">
            <text:p/>
          </table:table-cell>
          <table:table-cell table:formula="of:=IF(NOT(ISERR(FIND(&quot; &quot;;TRIM([.H389]))));LEFT(TRIM([.H389]);SEARCH(&quot;\s(?:.(?!\s))+$&quot;;TRIM([.H389])));&quot;&quot;)">
            <text:p/>
          </table:table-cell>
          <table:table-cell table:formula="of:=IF(NOT(ISERR(FIND(&quot; &quot;;TRIM([.H389]))));RIGHT(TRIM([.H389]);LEN(TRIM([.H389]))-SEARCH(&quot;\s(?:.(?!\s))+$&quot;;TRIM([.H3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0]))));LEFT(TRIM([.I390]);FIND(&quot; &quot;;TRIM([.I390]))-1);&quot;&quot;)">
            <text:p/>
          </table:table-cell>
          <table:table-cell table:formula="of:=IF(NOT(ISERR(FIND(&quot; &quot;;TRIM([.I390]))));RIGHT(TRIM([.I390]);LEN(TRIM([.I390]))-FIND(&quot; &quot;;TRIM([.I390])));&quot;&quot;)">
            <text:p/>
          </table:table-cell>
          <table:table-cell table:formula="of:=IF(NOT(ISERR(FIND(&quot; &quot;;TRIM([.H390]))));LEFT(TRIM([.H390]);SEARCH(&quot;\s(?:.(?!\s))+$&quot;;TRIM([.H390])));&quot;&quot;)">
            <text:p/>
          </table:table-cell>
          <table:table-cell table:formula="of:=IF(NOT(ISERR(FIND(&quot; &quot;;TRIM([.H390]))));RIGHT(TRIM([.H390]);LEN(TRIM([.H390]))-SEARCH(&quot;\s(?:.(?!\s))+$&quot;;TRIM([.H3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1]))));LEFT(TRIM([.I391]);FIND(&quot; &quot;;TRIM([.I391]))-1);&quot;&quot;)">
            <text:p/>
          </table:table-cell>
          <table:table-cell table:formula="of:=IF(NOT(ISERR(FIND(&quot; &quot;;TRIM([.I391]))));RIGHT(TRIM([.I391]);LEN(TRIM([.I391]))-FIND(&quot; &quot;;TRIM([.I391])));&quot;&quot;)">
            <text:p/>
          </table:table-cell>
          <table:table-cell table:formula="of:=IF(NOT(ISERR(FIND(&quot; &quot;;TRIM([.H391]))));LEFT(TRIM([.H391]);SEARCH(&quot;\s(?:.(?!\s))+$&quot;;TRIM([.H391])));&quot;&quot;)">
            <text:p/>
          </table:table-cell>
          <table:table-cell table:formula="of:=IF(NOT(ISERR(FIND(&quot; &quot;;TRIM([.H391]))));RIGHT(TRIM([.H391]);LEN(TRIM([.H391]))-SEARCH(&quot;\s(?:.(?!\s))+$&quot;;TRIM([.H3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2]))));LEFT(TRIM([.I392]);FIND(&quot; &quot;;TRIM([.I392]))-1);&quot;&quot;)">
            <text:p/>
          </table:table-cell>
          <table:table-cell table:formula="of:=IF(NOT(ISERR(FIND(&quot; &quot;;TRIM([.I392]))));RIGHT(TRIM([.I392]);LEN(TRIM([.I392]))-FIND(&quot; &quot;;TRIM([.I392])));&quot;&quot;)">
            <text:p/>
          </table:table-cell>
          <table:table-cell table:formula="of:=IF(NOT(ISERR(FIND(&quot; &quot;;TRIM([.H392]))));LEFT(TRIM([.H392]);SEARCH(&quot;\s(?:.(?!\s))+$&quot;;TRIM([.H392])));&quot;&quot;)">
            <text:p/>
          </table:table-cell>
          <table:table-cell table:formula="of:=IF(NOT(ISERR(FIND(&quot; &quot;;TRIM([.H392]))));RIGHT(TRIM([.H392]);LEN(TRIM([.H392]))-SEARCH(&quot;\s(?:.(?!\s))+$&quot;;TRIM([.H3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3]))));LEFT(TRIM([.I393]);FIND(&quot; &quot;;TRIM([.I393]))-1);&quot;&quot;)">
            <text:p/>
          </table:table-cell>
          <table:table-cell table:formula="of:=IF(NOT(ISERR(FIND(&quot; &quot;;TRIM([.I393]))));RIGHT(TRIM([.I393]);LEN(TRIM([.I393]))-FIND(&quot; &quot;;TRIM([.I393])));&quot;&quot;)">
            <text:p/>
          </table:table-cell>
          <table:table-cell table:formula="of:=IF(NOT(ISERR(FIND(&quot; &quot;;TRIM([.H393]))));LEFT(TRIM([.H393]);SEARCH(&quot;\s(?:.(?!\s))+$&quot;;TRIM([.H393])));&quot;&quot;)">
            <text:p/>
          </table:table-cell>
          <table:table-cell table:formula="of:=IF(NOT(ISERR(FIND(&quot; &quot;;TRIM([.H393]))));RIGHT(TRIM([.H393]);LEN(TRIM([.H393]))-SEARCH(&quot;\s(?:.(?!\s))+$&quot;;TRIM([.H3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4]))));LEFT(TRIM([.I394]);FIND(&quot; &quot;;TRIM([.I394]))-1);&quot;&quot;)">
            <text:p/>
          </table:table-cell>
          <table:table-cell table:formula="of:=IF(NOT(ISERR(FIND(&quot; &quot;;TRIM([.I394]))));RIGHT(TRIM([.I394]);LEN(TRIM([.I394]))-FIND(&quot; &quot;;TRIM([.I394])));&quot;&quot;)">
            <text:p/>
          </table:table-cell>
          <table:table-cell table:formula="of:=IF(NOT(ISERR(FIND(&quot; &quot;;TRIM([.H394]))));LEFT(TRIM([.H394]);SEARCH(&quot;\s(?:.(?!\s))+$&quot;;TRIM([.H394])));&quot;&quot;)">
            <text:p/>
          </table:table-cell>
          <table:table-cell table:formula="of:=IF(NOT(ISERR(FIND(&quot; &quot;;TRIM([.H394]))));RIGHT(TRIM([.H394]);LEN(TRIM([.H394]))-SEARCH(&quot;\s(?:.(?!\s))+$&quot;;TRIM([.H3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5]))));LEFT(TRIM([.I395]);FIND(&quot; &quot;;TRIM([.I395]))-1);&quot;&quot;)">
            <text:p/>
          </table:table-cell>
          <table:table-cell table:formula="of:=IF(NOT(ISERR(FIND(&quot; &quot;;TRIM([.I395]))));RIGHT(TRIM([.I395]);LEN(TRIM([.I395]))-FIND(&quot; &quot;;TRIM([.I395])));&quot;&quot;)">
            <text:p/>
          </table:table-cell>
          <table:table-cell table:formula="of:=IF(NOT(ISERR(FIND(&quot; &quot;;TRIM([.H395]))));LEFT(TRIM([.H395]);SEARCH(&quot;\s(?:.(?!\s))+$&quot;;TRIM([.H395])));&quot;&quot;)">
            <text:p/>
          </table:table-cell>
          <table:table-cell table:formula="of:=IF(NOT(ISERR(FIND(&quot; &quot;;TRIM([.H395]))));RIGHT(TRIM([.H395]);LEN(TRIM([.H395]))-SEARCH(&quot;\s(?:.(?!\s))+$&quot;;TRIM([.H3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6]))));LEFT(TRIM([.I396]);FIND(&quot; &quot;;TRIM([.I396]))-1);&quot;&quot;)">
            <text:p/>
          </table:table-cell>
          <table:table-cell table:formula="of:=IF(NOT(ISERR(FIND(&quot; &quot;;TRIM([.I396]))));RIGHT(TRIM([.I396]);LEN(TRIM([.I396]))-FIND(&quot; &quot;;TRIM([.I396])));&quot;&quot;)">
            <text:p/>
          </table:table-cell>
          <table:table-cell table:formula="of:=IF(NOT(ISERR(FIND(&quot; &quot;;TRIM([.H396]))));LEFT(TRIM([.H396]);SEARCH(&quot;\s(?:.(?!\s))+$&quot;;TRIM([.H396])));&quot;&quot;)">
            <text:p/>
          </table:table-cell>
          <table:table-cell table:formula="of:=IF(NOT(ISERR(FIND(&quot; &quot;;TRIM([.H396]))));RIGHT(TRIM([.H396]);LEN(TRIM([.H396]))-SEARCH(&quot;\s(?:.(?!\s))+$&quot;;TRIM([.H3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7]))));LEFT(TRIM([.I397]);FIND(&quot; &quot;;TRIM([.I397]))-1);&quot;&quot;)">
            <text:p/>
          </table:table-cell>
          <table:table-cell table:formula="of:=IF(NOT(ISERR(FIND(&quot; &quot;;TRIM([.I397]))));RIGHT(TRIM([.I397]);LEN(TRIM([.I397]))-FIND(&quot; &quot;;TRIM([.I397])));&quot;&quot;)">
            <text:p/>
          </table:table-cell>
          <table:table-cell table:formula="of:=IF(NOT(ISERR(FIND(&quot; &quot;;TRIM([.H397]))));LEFT(TRIM([.H397]);SEARCH(&quot;\s(?:.(?!\s))+$&quot;;TRIM([.H397])));&quot;&quot;)">
            <text:p/>
          </table:table-cell>
          <table:table-cell table:formula="of:=IF(NOT(ISERR(FIND(&quot; &quot;;TRIM([.H397]))));RIGHT(TRIM([.H397]);LEN(TRIM([.H397]))-SEARCH(&quot;\s(?:.(?!\s))+$&quot;;TRIM([.H3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8]))));LEFT(TRIM([.I398]);FIND(&quot; &quot;;TRIM([.I398]))-1);&quot;&quot;)">
            <text:p/>
          </table:table-cell>
          <table:table-cell table:formula="of:=IF(NOT(ISERR(FIND(&quot; &quot;;TRIM([.I398]))));RIGHT(TRIM([.I398]);LEN(TRIM([.I398]))-FIND(&quot; &quot;;TRIM([.I398])));&quot;&quot;)">
            <text:p/>
          </table:table-cell>
          <table:table-cell table:formula="of:=IF(NOT(ISERR(FIND(&quot; &quot;;TRIM([.H398]))));LEFT(TRIM([.H398]);SEARCH(&quot;\s(?:.(?!\s))+$&quot;;TRIM([.H398])));&quot;&quot;)">
            <text:p/>
          </table:table-cell>
          <table:table-cell table:formula="of:=IF(NOT(ISERR(FIND(&quot; &quot;;TRIM([.H398]))));RIGHT(TRIM([.H398]);LEN(TRIM([.H398]))-SEARCH(&quot;\s(?:.(?!\s))+$&quot;;TRIM([.H3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9]))));LEFT(TRIM([.I399]);FIND(&quot; &quot;;TRIM([.I399]))-1);&quot;&quot;)">
            <text:p/>
          </table:table-cell>
          <table:table-cell table:formula="of:=IF(NOT(ISERR(FIND(&quot; &quot;;TRIM([.I399]))));RIGHT(TRIM([.I399]);LEN(TRIM([.I399]))-FIND(&quot; &quot;;TRIM([.I399])));&quot;&quot;)">
            <text:p/>
          </table:table-cell>
          <table:table-cell table:formula="of:=IF(NOT(ISERR(FIND(&quot; &quot;;TRIM([.H399]))));LEFT(TRIM([.H399]);SEARCH(&quot;\s(?:.(?!\s))+$&quot;;TRIM([.H399])));&quot;&quot;)">
            <text:p/>
          </table:table-cell>
          <table:table-cell table:formula="of:=IF(NOT(ISERR(FIND(&quot; &quot;;TRIM([.H399]))));RIGHT(TRIM([.H399]);LEN(TRIM([.H399]))-SEARCH(&quot;\s(?:.(?!\s))+$&quot;;TRIM([.H3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0]))));LEFT(TRIM([.I400]);FIND(&quot; &quot;;TRIM([.I400]))-1);&quot;&quot;)">
            <text:p/>
          </table:table-cell>
          <table:table-cell table:formula="of:=IF(NOT(ISERR(FIND(&quot; &quot;;TRIM([.I400]))));RIGHT(TRIM([.I400]);LEN(TRIM([.I400]))-FIND(&quot; &quot;;TRIM([.I400])));&quot;&quot;)">
            <text:p/>
          </table:table-cell>
          <table:table-cell table:formula="of:=IF(NOT(ISERR(FIND(&quot; &quot;;TRIM([.H400]))));LEFT(TRIM([.H400]);SEARCH(&quot;\s(?:.(?!\s))+$&quot;;TRIM([.H400])));&quot;&quot;)">
            <text:p/>
          </table:table-cell>
          <table:table-cell table:formula="of:=IF(NOT(ISERR(FIND(&quot; &quot;;TRIM([.H400]))));RIGHT(TRIM([.H400]);LEN(TRIM([.H400]))-SEARCH(&quot;\s(?:.(?!\s))+$&quot;;TRIM([.H4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1]))));LEFT(TRIM([.I401]);FIND(&quot; &quot;;TRIM([.I401]))-1);&quot;&quot;)">
            <text:p/>
          </table:table-cell>
          <table:table-cell table:formula="of:=IF(NOT(ISERR(FIND(&quot; &quot;;TRIM([.I401]))));RIGHT(TRIM([.I401]);LEN(TRIM([.I401]))-FIND(&quot; &quot;;TRIM([.I401])));&quot;&quot;)">
            <text:p/>
          </table:table-cell>
          <table:table-cell table:formula="of:=IF(NOT(ISERR(FIND(&quot; &quot;;TRIM([.H401]))));LEFT(TRIM([.H401]);SEARCH(&quot;\s(?:.(?!\s))+$&quot;;TRIM([.H401])));&quot;&quot;)">
            <text:p/>
          </table:table-cell>
          <table:table-cell table:formula="of:=IF(NOT(ISERR(FIND(&quot; &quot;;TRIM([.H401]))));RIGHT(TRIM([.H401]);LEN(TRIM([.H401]))-SEARCH(&quot;\s(?:.(?!\s))+$&quot;;TRIM([.H4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2]))));LEFT(TRIM([.I402]);FIND(&quot; &quot;;TRIM([.I402]))-1);&quot;&quot;)">
            <text:p/>
          </table:table-cell>
          <table:table-cell table:formula="of:=IF(NOT(ISERR(FIND(&quot; &quot;;TRIM([.I402]))));RIGHT(TRIM([.I402]);LEN(TRIM([.I402]))-FIND(&quot; &quot;;TRIM([.I402])));&quot;&quot;)">
            <text:p/>
          </table:table-cell>
          <table:table-cell table:formula="of:=IF(NOT(ISERR(FIND(&quot; &quot;;TRIM([.H402]))));LEFT(TRIM([.H402]);SEARCH(&quot;\s(?:.(?!\s))+$&quot;;TRIM([.H402])));&quot;&quot;)">
            <text:p/>
          </table:table-cell>
          <table:table-cell table:formula="of:=IF(NOT(ISERR(FIND(&quot; &quot;;TRIM([.H402]))));RIGHT(TRIM([.H402]);LEN(TRIM([.H402]))-SEARCH(&quot;\s(?:.(?!\s))+$&quot;;TRIM([.H4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3]))));LEFT(TRIM([.I403]);FIND(&quot; &quot;;TRIM([.I403]))-1);&quot;&quot;)">
            <text:p/>
          </table:table-cell>
          <table:table-cell table:formula="of:=IF(NOT(ISERR(FIND(&quot; &quot;;TRIM([.I403]))));RIGHT(TRIM([.I403]);LEN(TRIM([.I403]))-FIND(&quot; &quot;;TRIM([.I403])));&quot;&quot;)">
            <text:p/>
          </table:table-cell>
          <table:table-cell table:formula="of:=IF(NOT(ISERR(FIND(&quot; &quot;;TRIM([.H403]))));LEFT(TRIM([.H403]);SEARCH(&quot;\s(?:.(?!\s))+$&quot;;TRIM([.H403])));&quot;&quot;)">
            <text:p/>
          </table:table-cell>
          <table:table-cell table:formula="of:=IF(NOT(ISERR(FIND(&quot; &quot;;TRIM([.H403]))));RIGHT(TRIM([.H403]);LEN(TRIM([.H403]))-SEARCH(&quot;\s(?:.(?!\s))+$&quot;;TRIM([.H4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4]))));LEFT(TRIM([.I404]);FIND(&quot; &quot;;TRIM([.I404]))-1);&quot;&quot;)">
            <text:p/>
          </table:table-cell>
          <table:table-cell table:formula="of:=IF(NOT(ISERR(FIND(&quot; &quot;;TRIM([.I404]))));RIGHT(TRIM([.I404]);LEN(TRIM([.I404]))-FIND(&quot; &quot;;TRIM([.I404])));&quot;&quot;)">
            <text:p/>
          </table:table-cell>
          <table:table-cell table:formula="of:=IF(NOT(ISERR(FIND(&quot; &quot;;TRIM([.H404]))));LEFT(TRIM([.H404]);SEARCH(&quot;\s(?:.(?!\s))+$&quot;;TRIM([.H404])));&quot;&quot;)">
            <text:p/>
          </table:table-cell>
          <table:table-cell table:formula="of:=IF(NOT(ISERR(FIND(&quot; &quot;;TRIM([.H404]))));RIGHT(TRIM([.H404]);LEN(TRIM([.H404]))-SEARCH(&quot;\s(?:.(?!\s))+$&quot;;TRIM([.H4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5]))));LEFT(TRIM([.I405]);FIND(&quot; &quot;;TRIM([.I405]))-1);&quot;&quot;)">
            <text:p/>
          </table:table-cell>
          <table:table-cell table:formula="of:=IF(NOT(ISERR(FIND(&quot; &quot;;TRIM([.I405]))));RIGHT(TRIM([.I405]);LEN(TRIM([.I405]))-FIND(&quot; &quot;;TRIM([.I405])));&quot;&quot;)">
            <text:p/>
          </table:table-cell>
          <table:table-cell table:formula="of:=IF(NOT(ISERR(FIND(&quot; &quot;;TRIM([.H405]))));LEFT(TRIM([.H405]);SEARCH(&quot;\s(?:.(?!\s))+$&quot;;TRIM([.H405])));&quot;&quot;)">
            <text:p/>
          </table:table-cell>
          <table:table-cell table:formula="of:=IF(NOT(ISERR(FIND(&quot; &quot;;TRIM([.H405]))));RIGHT(TRIM([.H405]);LEN(TRIM([.H405]))-SEARCH(&quot;\s(?:.(?!\s))+$&quot;;TRIM([.H4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6]))));LEFT(TRIM([.I406]);FIND(&quot; &quot;;TRIM([.I406]))-1);&quot;&quot;)">
            <text:p/>
          </table:table-cell>
          <table:table-cell table:formula="of:=IF(NOT(ISERR(FIND(&quot; &quot;;TRIM([.I406]))));RIGHT(TRIM([.I406]);LEN(TRIM([.I406]))-FIND(&quot; &quot;;TRIM([.I406])));&quot;&quot;)">
            <text:p/>
          </table:table-cell>
          <table:table-cell table:formula="of:=IF(NOT(ISERR(FIND(&quot; &quot;;TRIM([.H406]))));LEFT(TRIM([.H406]);SEARCH(&quot;\s(?:.(?!\s))+$&quot;;TRIM([.H406])));&quot;&quot;)">
            <text:p/>
          </table:table-cell>
          <table:table-cell table:formula="of:=IF(NOT(ISERR(FIND(&quot; &quot;;TRIM([.H406]))));RIGHT(TRIM([.H406]);LEN(TRIM([.H406]))-SEARCH(&quot;\s(?:.(?!\s))+$&quot;;TRIM([.H4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7]))));LEFT(TRIM([.I407]);FIND(&quot; &quot;;TRIM([.I407]))-1);&quot;&quot;)">
            <text:p/>
          </table:table-cell>
          <table:table-cell table:formula="of:=IF(NOT(ISERR(FIND(&quot; &quot;;TRIM([.I407]))));RIGHT(TRIM([.I407]);LEN(TRIM([.I407]))-FIND(&quot; &quot;;TRIM([.I407])));&quot;&quot;)">
            <text:p/>
          </table:table-cell>
          <table:table-cell table:formula="of:=IF(NOT(ISERR(FIND(&quot; &quot;;TRIM([.H407]))));LEFT(TRIM([.H407]);SEARCH(&quot;\s(?:.(?!\s))+$&quot;;TRIM([.H407])));&quot;&quot;)">
            <text:p/>
          </table:table-cell>
          <table:table-cell table:formula="of:=IF(NOT(ISERR(FIND(&quot; &quot;;TRIM([.H407]))));RIGHT(TRIM([.H407]);LEN(TRIM([.H407]))-SEARCH(&quot;\s(?:.(?!\s))+$&quot;;TRIM([.H4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8]))));LEFT(TRIM([.I408]);FIND(&quot; &quot;;TRIM([.I408]))-1);&quot;&quot;)">
            <text:p/>
          </table:table-cell>
          <table:table-cell table:formula="of:=IF(NOT(ISERR(FIND(&quot; &quot;;TRIM([.I408]))));RIGHT(TRIM([.I408]);LEN(TRIM([.I408]))-FIND(&quot; &quot;;TRIM([.I408])));&quot;&quot;)">
            <text:p/>
          </table:table-cell>
          <table:table-cell table:formula="of:=IF(NOT(ISERR(FIND(&quot; &quot;;TRIM([.H408]))));LEFT(TRIM([.H408]);SEARCH(&quot;\s(?:.(?!\s))+$&quot;;TRIM([.H408])));&quot;&quot;)">
            <text:p/>
          </table:table-cell>
          <table:table-cell table:formula="of:=IF(NOT(ISERR(FIND(&quot; &quot;;TRIM([.H408]))));RIGHT(TRIM([.H408]);LEN(TRIM([.H408]))-SEARCH(&quot;\s(?:.(?!\s))+$&quot;;TRIM([.H4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9]))));LEFT(TRIM([.I409]);FIND(&quot; &quot;;TRIM([.I409]))-1);&quot;&quot;)">
            <text:p/>
          </table:table-cell>
          <table:table-cell table:formula="of:=IF(NOT(ISERR(FIND(&quot; &quot;;TRIM([.I409]))));RIGHT(TRIM([.I409]);LEN(TRIM([.I409]))-FIND(&quot; &quot;;TRIM([.I409])));&quot;&quot;)">
            <text:p/>
          </table:table-cell>
          <table:table-cell table:formula="of:=IF(NOT(ISERR(FIND(&quot; &quot;;TRIM([.H409]))));LEFT(TRIM([.H409]);SEARCH(&quot;\s(?:.(?!\s))+$&quot;;TRIM([.H409])));&quot;&quot;)">
            <text:p/>
          </table:table-cell>
          <table:table-cell table:formula="of:=IF(NOT(ISERR(FIND(&quot; &quot;;TRIM([.H409]))));RIGHT(TRIM([.H409]);LEN(TRIM([.H409]))-SEARCH(&quot;\s(?:.(?!\s))+$&quot;;TRIM([.H4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0]))));LEFT(TRIM([.I410]);FIND(&quot; &quot;;TRIM([.I410]))-1);&quot;&quot;)">
            <text:p/>
          </table:table-cell>
          <table:table-cell table:formula="of:=IF(NOT(ISERR(FIND(&quot; &quot;;TRIM([.I410]))));RIGHT(TRIM([.I410]);LEN(TRIM([.I410]))-FIND(&quot; &quot;;TRIM([.I410])));&quot;&quot;)">
            <text:p/>
          </table:table-cell>
          <table:table-cell table:formula="of:=IF(NOT(ISERR(FIND(&quot; &quot;;TRIM([.H410]))));LEFT(TRIM([.H410]);SEARCH(&quot;\s(?:.(?!\s))+$&quot;;TRIM([.H410])));&quot;&quot;)">
            <text:p/>
          </table:table-cell>
          <table:table-cell table:formula="of:=IF(NOT(ISERR(FIND(&quot; &quot;;TRIM([.H410]))));RIGHT(TRIM([.H410]);LEN(TRIM([.H410]))-SEARCH(&quot;\s(?:.(?!\s))+$&quot;;TRIM([.H4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1]))));LEFT(TRIM([.I411]);FIND(&quot; &quot;;TRIM([.I411]))-1);&quot;&quot;)">
            <text:p/>
          </table:table-cell>
          <table:table-cell table:formula="of:=IF(NOT(ISERR(FIND(&quot; &quot;;TRIM([.I411]))));RIGHT(TRIM([.I411]);LEN(TRIM([.I411]))-FIND(&quot; &quot;;TRIM([.I411])));&quot;&quot;)">
            <text:p/>
          </table:table-cell>
          <table:table-cell table:formula="of:=IF(NOT(ISERR(FIND(&quot; &quot;;TRIM([.H411]))));LEFT(TRIM([.H411]);SEARCH(&quot;\s(?:.(?!\s))+$&quot;;TRIM([.H411])));&quot;&quot;)">
            <text:p/>
          </table:table-cell>
          <table:table-cell table:formula="of:=IF(NOT(ISERR(FIND(&quot; &quot;;TRIM([.H411]))));RIGHT(TRIM([.H411]);LEN(TRIM([.H411]))-SEARCH(&quot;\s(?:.(?!\s))+$&quot;;TRIM([.H4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2]))));LEFT(TRIM([.I412]);FIND(&quot; &quot;;TRIM([.I412]))-1);&quot;&quot;)">
            <text:p/>
          </table:table-cell>
          <table:table-cell table:formula="of:=IF(NOT(ISERR(FIND(&quot; &quot;;TRIM([.I412]))));RIGHT(TRIM([.I412]);LEN(TRIM([.I412]))-FIND(&quot; &quot;;TRIM([.I412])));&quot;&quot;)">
            <text:p/>
          </table:table-cell>
          <table:table-cell table:formula="of:=IF(NOT(ISERR(FIND(&quot; &quot;;TRIM([.H412]))));LEFT(TRIM([.H412]);SEARCH(&quot;\s(?:.(?!\s))+$&quot;;TRIM([.H412])));&quot;&quot;)">
            <text:p/>
          </table:table-cell>
          <table:table-cell table:formula="of:=IF(NOT(ISERR(FIND(&quot; &quot;;TRIM([.H412]))));RIGHT(TRIM([.H412]);LEN(TRIM([.H412]))-SEARCH(&quot;\s(?:.(?!\s))+$&quot;;TRIM([.H4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3]))));LEFT(TRIM([.I413]);FIND(&quot; &quot;;TRIM([.I413]))-1);&quot;&quot;)">
            <text:p/>
          </table:table-cell>
          <table:table-cell table:formula="of:=IF(NOT(ISERR(FIND(&quot; &quot;;TRIM([.I413]))));RIGHT(TRIM([.I413]);LEN(TRIM([.I413]))-FIND(&quot; &quot;;TRIM([.I413])));&quot;&quot;)">
            <text:p/>
          </table:table-cell>
          <table:table-cell table:formula="of:=IF(NOT(ISERR(FIND(&quot; &quot;;TRIM([.H413]))));LEFT(TRIM([.H413]);SEARCH(&quot;\s(?:.(?!\s))+$&quot;;TRIM([.H413])));&quot;&quot;)">
            <text:p/>
          </table:table-cell>
          <table:table-cell table:formula="of:=IF(NOT(ISERR(FIND(&quot; &quot;;TRIM([.H413]))));RIGHT(TRIM([.H413]);LEN(TRIM([.H413]))-SEARCH(&quot;\s(?:.(?!\s))+$&quot;;TRIM([.H4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4]))));LEFT(TRIM([.I414]);FIND(&quot; &quot;;TRIM([.I414]))-1);&quot;&quot;)">
            <text:p/>
          </table:table-cell>
          <table:table-cell table:formula="of:=IF(NOT(ISERR(FIND(&quot; &quot;;TRIM([.I414]))));RIGHT(TRIM([.I414]);LEN(TRIM([.I414]))-FIND(&quot; &quot;;TRIM([.I414])));&quot;&quot;)">
            <text:p/>
          </table:table-cell>
          <table:table-cell table:formula="of:=IF(NOT(ISERR(FIND(&quot; &quot;;TRIM([.H414]))));LEFT(TRIM([.H414]);SEARCH(&quot;\s(?:.(?!\s))+$&quot;;TRIM([.H414])));&quot;&quot;)">
            <text:p/>
          </table:table-cell>
          <table:table-cell table:formula="of:=IF(NOT(ISERR(FIND(&quot; &quot;;TRIM([.H414]))));RIGHT(TRIM([.H414]);LEN(TRIM([.H414]))-SEARCH(&quot;\s(?:.(?!\s))+$&quot;;TRIM([.H4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5]))));LEFT(TRIM([.I415]);FIND(&quot; &quot;;TRIM([.I415]))-1);&quot;&quot;)">
            <text:p/>
          </table:table-cell>
          <table:table-cell table:formula="of:=IF(NOT(ISERR(FIND(&quot; &quot;;TRIM([.I415]))));RIGHT(TRIM([.I415]);LEN(TRIM([.I415]))-FIND(&quot; &quot;;TRIM([.I415])));&quot;&quot;)">
            <text:p/>
          </table:table-cell>
          <table:table-cell table:formula="of:=IF(NOT(ISERR(FIND(&quot; &quot;;TRIM([.H415]))));LEFT(TRIM([.H415]);SEARCH(&quot;\s(?:.(?!\s))+$&quot;;TRIM([.H415])));&quot;&quot;)">
            <text:p/>
          </table:table-cell>
          <table:table-cell table:formula="of:=IF(NOT(ISERR(FIND(&quot; &quot;;TRIM([.H415]))));RIGHT(TRIM([.H415]);LEN(TRIM([.H415]))-SEARCH(&quot;\s(?:.(?!\s))+$&quot;;TRIM([.H4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6]))));LEFT(TRIM([.I416]);FIND(&quot; &quot;;TRIM([.I416]))-1);&quot;&quot;)">
            <text:p/>
          </table:table-cell>
          <table:table-cell table:formula="of:=IF(NOT(ISERR(FIND(&quot; &quot;;TRIM([.I416]))));RIGHT(TRIM([.I416]);LEN(TRIM([.I416]))-FIND(&quot; &quot;;TRIM([.I416])));&quot;&quot;)">
            <text:p/>
          </table:table-cell>
          <table:table-cell table:formula="of:=IF(NOT(ISERR(FIND(&quot; &quot;;TRIM([.H416]))));LEFT(TRIM([.H416]);SEARCH(&quot;\s(?:.(?!\s))+$&quot;;TRIM([.H416])));&quot;&quot;)">
            <text:p/>
          </table:table-cell>
          <table:table-cell table:formula="of:=IF(NOT(ISERR(FIND(&quot; &quot;;TRIM([.H416]))));RIGHT(TRIM([.H416]);LEN(TRIM([.H416]))-SEARCH(&quot;\s(?:.(?!\s))+$&quot;;TRIM([.H4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7]))));LEFT(TRIM([.I417]);FIND(&quot; &quot;;TRIM([.I417]))-1);&quot;&quot;)">
            <text:p/>
          </table:table-cell>
          <table:table-cell table:formula="of:=IF(NOT(ISERR(FIND(&quot; &quot;;TRIM([.I417]))));RIGHT(TRIM([.I417]);LEN(TRIM([.I417]))-FIND(&quot; &quot;;TRIM([.I417])));&quot;&quot;)">
            <text:p/>
          </table:table-cell>
          <table:table-cell table:formula="of:=IF(NOT(ISERR(FIND(&quot; &quot;;TRIM([.H417]))));LEFT(TRIM([.H417]);SEARCH(&quot;\s(?:.(?!\s))+$&quot;;TRIM([.H417])));&quot;&quot;)">
            <text:p/>
          </table:table-cell>
          <table:table-cell table:formula="of:=IF(NOT(ISERR(FIND(&quot; &quot;;TRIM([.H417]))));RIGHT(TRIM([.H417]);LEN(TRIM([.H417]))-SEARCH(&quot;\s(?:.(?!\s))+$&quot;;TRIM([.H4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8]))));LEFT(TRIM([.I418]);FIND(&quot; &quot;;TRIM([.I418]))-1);&quot;&quot;)">
            <text:p/>
          </table:table-cell>
          <table:table-cell table:formula="of:=IF(NOT(ISERR(FIND(&quot; &quot;;TRIM([.I418]))));RIGHT(TRIM([.I418]);LEN(TRIM([.I418]))-FIND(&quot; &quot;;TRIM([.I418])));&quot;&quot;)">
            <text:p/>
          </table:table-cell>
          <table:table-cell table:formula="of:=IF(NOT(ISERR(FIND(&quot; &quot;;TRIM([.H418]))));LEFT(TRIM([.H418]);SEARCH(&quot;\s(?:.(?!\s))+$&quot;;TRIM([.H418])));&quot;&quot;)">
            <text:p/>
          </table:table-cell>
          <table:table-cell table:formula="of:=IF(NOT(ISERR(FIND(&quot; &quot;;TRIM([.H418]))));RIGHT(TRIM([.H418]);LEN(TRIM([.H418]))-SEARCH(&quot;\s(?:.(?!\s))+$&quot;;TRIM([.H4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9]))));LEFT(TRIM([.I419]);FIND(&quot; &quot;;TRIM([.I419]))-1);&quot;&quot;)">
            <text:p/>
          </table:table-cell>
          <table:table-cell table:formula="of:=IF(NOT(ISERR(FIND(&quot; &quot;;TRIM([.I419]))));RIGHT(TRIM([.I419]);LEN(TRIM([.I419]))-FIND(&quot; &quot;;TRIM([.I419])));&quot;&quot;)">
            <text:p/>
          </table:table-cell>
          <table:table-cell table:formula="of:=IF(NOT(ISERR(FIND(&quot; &quot;;TRIM([.H419]))));LEFT(TRIM([.H419]);SEARCH(&quot;\s(?:.(?!\s))+$&quot;;TRIM([.H419])));&quot;&quot;)">
            <text:p/>
          </table:table-cell>
          <table:table-cell table:formula="of:=IF(NOT(ISERR(FIND(&quot; &quot;;TRIM([.H419]))));RIGHT(TRIM([.H419]);LEN(TRIM([.H419]))-SEARCH(&quot;\s(?:.(?!\s))+$&quot;;TRIM([.H4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0]))));LEFT(TRIM([.I420]);FIND(&quot; &quot;;TRIM([.I420]))-1);&quot;&quot;)">
            <text:p/>
          </table:table-cell>
          <table:table-cell table:formula="of:=IF(NOT(ISERR(FIND(&quot; &quot;;TRIM([.I420]))));RIGHT(TRIM([.I420]);LEN(TRIM([.I420]))-FIND(&quot; &quot;;TRIM([.I420])));&quot;&quot;)">
            <text:p/>
          </table:table-cell>
          <table:table-cell table:formula="of:=IF(NOT(ISERR(FIND(&quot; &quot;;TRIM([.H420]))));LEFT(TRIM([.H420]);SEARCH(&quot;\s(?:.(?!\s))+$&quot;;TRIM([.H420])));&quot;&quot;)">
            <text:p/>
          </table:table-cell>
          <table:table-cell table:formula="of:=IF(NOT(ISERR(FIND(&quot; &quot;;TRIM([.H420]))));RIGHT(TRIM([.H420]);LEN(TRIM([.H420]))-SEARCH(&quot;\s(?:.(?!\s))+$&quot;;TRIM([.H4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1]))));LEFT(TRIM([.I421]);FIND(&quot; &quot;;TRIM([.I421]))-1);&quot;&quot;)">
            <text:p/>
          </table:table-cell>
          <table:table-cell table:formula="of:=IF(NOT(ISERR(FIND(&quot; &quot;;TRIM([.I421]))));RIGHT(TRIM([.I421]);LEN(TRIM([.I421]))-FIND(&quot; &quot;;TRIM([.I421])));&quot;&quot;)">
            <text:p/>
          </table:table-cell>
          <table:table-cell table:formula="of:=IF(NOT(ISERR(FIND(&quot; &quot;;TRIM([.H421]))));LEFT(TRIM([.H421]);SEARCH(&quot;\s(?:.(?!\s))+$&quot;;TRIM([.H421])));&quot;&quot;)">
            <text:p/>
          </table:table-cell>
          <table:table-cell table:formula="of:=IF(NOT(ISERR(FIND(&quot; &quot;;TRIM([.H421]))));RIGHT(TRIM([.H421]);LEN(TRIM([.H421]))-SEARCH(&quot;\s(?:.(?!\s))+$&quot;;TRIM([.H4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2]))));LEFT(TRIM([.I422]);FIND(&quot; &quot;;TRIM([.I422]))-1);&quot;&quot;)">
            <text:p/>
          </table:table-cell>
          <table:table-cell table:formula="of:=IF(NOT(ISERR(FIND(&quot; &quot;;TRIM([.I422]))));RIGHT(TRIM([.I422]);LEN(TRIM([.I422]))-FIND(&quot; &quot;;TRIM([.I422])));&quot;&quot;)">
            <text:p/>
          </table:table-cell>
          <table:table-cell table:formula="of:=IF(NOT(ISERR(FIND(&quot; &quot;;TRIM([.H422]))));LEFT(TRIM([.H422]);SEARCH(&quot;\s(?:.(?!\s))+$&quot;;TRIM([.H422])));&quot;&quot;)">
            <text:p/>
          </table:table-cell>
          <table:table-cell table:formula="of:=IF(NOT(ISERR(FIND(&quot; &quot;;TRIM([.H422]))));RIGHT(TRIM([.H422]);LEN(TRIM([.H422]))-SEARCH(&quot;\s(?:.(?!\s))+$&quot;;TRIM([.H4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3]))));LEFT(TRIM([.I423]);FIND(&quot; &quot;;TRIM([.I423]))-1);&quot;&quot;)">
            <text:p/>
          </table:table-cell>
          <table:table-cell table:formula="of:=IF(NOT(ISERR(FIND(&quot; &quot;;TRIM([.I423]))));RIGHT(TRIM([.I423]);LEN(TRIM([.I423]))-FIND(&quot; &quot;;TRIM([.I423])));&quot;&quot;)">
            <text:p/>
          </table:table-cell>
          <table:table-cell table:formula="of:=IF(NOT(ISERR(FIND(&quot; &quot;;TRIM([.H423]))));LEFT(TRIM([.H423]);SEARCH(&quot;\s(?:.(?!\s))+$&quot;;TRIM([.H423])));&quot;&quot;)">
            <text:p/>
          </table:table-cell>
          <table:table-cell table:formula="of:=IF(NOT(ISERR(FIND(&quot; &quot;;TRIM([.H423]))));RIGHT(TRIM([.H423]);LEN(TRIM([.H423]))-SEARCH(&quot;\s(?:.(?!\s))+$&quot;;TRIM([.H4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4]))));LEFT(TRIM([.I424]);FIND(&quot; &quot;;TRIM([.I424]))-1);&quot;&quot;)">
            <text:p/>
          </table:table-cell>
          <table:table-cell table:formula="of:=IF(NOT(ISERR(FIND(&quot; &quot;;TRIM([.I424]))));RIGHT(TRIM([.I424]);LEN(TRIM([.I424]))-FIND(&quot; &quot;;TRIM([.I424])));&quot;&quot;)">
            <text:p/>
          </table:table-cell>
          <table:table-cell table:formula="of:=IF(NOT(ISERR(FIND(&quot; &quot;;TRIM([.H424]))));LEFT(TRIM([.H424]);SEARCH(&quot;\s(?:.(?!\s))+$&quot;;TRIM([.H424])));&quot;&quot;)">
            <text:p/>
          </table:table-cell>
          <table:table-cell table:formula="of:=IF(NOT(ISERR(FIND(&quot; &quot;;TRIM([.H424]))));RIGHT(TRIM([.H424]);LEN(TRIM([.H424]))-SEARCH(&quot;\s(?:.(?!\s))+$&quot;;TRIM([.H4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5]))));LEFT(TRIM([.I425]);FIND(&quot; &quot;;TRIM([.I425]))-1);&quot;&quot;)">
            <text:p/>
          </table:table-cell>
          <table:table-cell table:formula="of:=IF(NOT(ISERR(FIND(&quot; &quot;;TRIM([.I425]))));RIGHT(TRIM([.I425]);LEN(TRIM([.I425]))-FIND(&quot; &quot;;TRIM([.I425])));&quot;&quot;)">
            <text:p/>
          </table:table-cell>
          <table:table-cell table:formula="of:=IF(NOT(ISERR(FIND(&quot; &quot;;TRIM([.H425]))));LEFT(TRIM([.H425]);SEARCH(&quot;\s(?:.(?!\s))+$&quot;;TRIM([.H425])));&quot;&quot;)">
            <text:p/>
          </table:table-cell>
          <table:table-cell table:formula="of:=IF(NOT(ISERR(FIND(&quot; &quot;;TRIM([.H425]))));RIGHT(TRIM([.H425]);LEN(TRIM([.H425]))-SEARCH(&quot;\s(?:.(?!\s))+$&quot;;TRIM([.H4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6]))));LEFT(TRIM([.I426]);FIND(&quot; &quot;;TRIM([.I426]))-1);&quot;&quot;)">
            <text:p/>
          </table:table-cell>
          <table:table-cell table:formula="of:=IF(NOT(ISERR(FIND(&quot; &quot;;TRIM([.I426]))));RIGHT(TRIM([.I426]);LEN(TRIM([.I426]))-FIND(&quot; &quot;;TRIM([.I426])));&quot;&quot;)">
            <text:p/>
          </table:table-cell>
          <table:table-cell table:formula="of:=IF(NOT(ISERR(FIND(&quot; &quot;;TRIM([.H426]))));LEFT(TRIM([.H426]);SEARCH(&quot;\s(?:.(?!\s))+$&quot;;TRIM([.H426])));&quot;&quot;)">
            <text:p/>
          </table:table-cell>
          <table:table-cell table:formula="of:=IF(NOT(ISERR(FIND(&quot; &quot;;TRIM([.H426]))));RIGHT(TRIM([.H426]);LEN(TRIM([.H426]))-SEARCH(&quot;\s(?:.(?!\s))+$&quot;;TRIM([.H4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7]))));LEFT(TRIM([.I427]);FIND(&quot; &quot;;TRIM([.I427]))-1);&quot;&quot;)">
            <text:p/>
          </table:table-cell>
          <table:table-cell table:formula="of:=IF(NOT(ISERR(FIND(&quot; &quot;;TRIM([.I427]))));RIGHT(TRIM([.I427]);LEN(TRIM([.I427]))-FIND(&quot; &quot;;TRIM([.I427])));&quot;&quot;)">
            <text:p/>
          </table:table-cell>
          <table:table-cell table:formula="of:=IF(NOT(ISERR(FIND(&quot; &quot;;TRIM([.H427]))));LEFT(TRIM([.H427]);SEARCH(&quot;\s(?:.(?!\s))+$&quot;;TRIM([.H427])));&quot;&quot;)">
            <text:p/>
          </table:table-cell>
          <table:table-cell table:formula="of:=IF(NOT(ISERR(FIND(&quot; &quot;;TRIM([.H427]))));RIGHT(TRIM([.H427]);LEN(TRIM([.H427]))-SEARCH(&quot;\s(?:.(?!\s))+$&quot;;TRIM([.H4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8]))));LEFT(TRIM([.I428]);FIND(&quot; &quot;;TRIM([.I428]))-1);&quot;&quot;)">
            <text:p/>
          </table:table-cell>
          <table:table-cell table:formula="of:=IF(NOT(ISERR(FIND(&quot; &quot;;TRIM([.I428]))));RIGHT(TRIM([.I428]);LEN(TRIM([.I428]))-FIND(&quot; &quot;;TRIM([.I428])));&quot;&quot;)">
            <text:p/>
          </table:table-cell>
          <table:table-cell table:formula="of:=IF(NOT(ISERR(FIND(&quot; &quot;;TRIM([.H428]))));LEFT(TRIM([.H428]);SEARCH(&quot;\s(?:.(?!\s))+$&quot;;TRIM([.H428])));&quot;&quot;)">
            <text:p/>
          </table:table-cell>
          <table:table-cell table:formula="of:=IF(NOT(ISERR(FIND(&quot; &quot;;TRIM([.H428]))));RIGHT(TRIM([.H428]);LEN(TRIM([.H428]))-SEARCH(&quot;\s(?:.(?!\s))+$&quot;;TRIM([.H4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9]))));LEFT(TRIM([.I429]);FIND(&quot; &quot;;TRIM([.I429]))-1);&quot;&quot;)">
            <text:p/>
          </table:table-cell>
          <table:table-cell table:formula="of:=IF(NOT(ISERR(FIND(&quot; &quot;;TRIM([.I429]))));RIGHT(TRIM([.I429]);LEN(TRIM([.I429]))-FIND(&quot; &quot;;TRIM([.I429])));&quot;&quot;)">
            <text:p/>
          </table:table-cell>
          <table:table-cell table:formula="of:=IF(NOT(ISERR(FIND(&quot; &quot;;TRIM([.H429]))));LEFT(TRIM([.H429]);SEARCH(&quot;\s(?:.(?!\s))+$&quot;;TRIM([.H429])));&quot;&quot;)">
            <text:p/>
          </table:table-cell>
          <table:table-cell table:formula="of:=IF(NOT(ISERR(FIND(&quot; &quot;;TRIM([.H429]))));RIGHT(TRIM([.H429]);LEN(TRIM([.H429]))-SEARCH(&quot;\s(?:.(?!\s))+$&quot;;TRIM([.H4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0]))));LEFT(TRIM([.I430]);FIND(&quot; &quot;;TRIM([.I430]))-1);&quot;&quot;)">
            <text:p/>
          </table:table-cell>
          <table:table-cell table:formula="of:=IF(NOT(ISERR(FIND(&quot; &quot;;TRIM([.I430]))));RIGHT(TRIM([.I430]);LEN(TRIM([.I430]))-FIND(&quot; &quot;;TRIM([.I430])));&quot;&quot;)">
            <text:p/>
          </table:table-cell>
          <table:table-cell table:formula="of:=IF(NOT(ISERR(FIND(&quot; &quot;;TRIM([.H430]))));LEFT(TRIM([.H430]);SEARCH(&quot;\s(?:.(?!\s))+$&quot;;TRIM([.H430])));&quot;&quot;)">
            <text:p/>
          </table:table-cell>
          <table:table-cell table:formula="of:=IF(NOT(ISERR(FIND(&quot; &quot;;TRIM([.H430]))));RIGHT(TRIM([.H430]);LEN(TRIM([.H430]))-SEARCH(&quot;\s(?:.(?!\s))+$&quot;;TRIM([.H4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1]))));LEFT(TRIM([.I431]);FIND(&quot; &quot;;TRIM([.I431]))-1);&quot;&quot;)">
            <text:p/>
          </table:table-cell>
          <table:table-cell table:formula="of:=IF(NOT(ISERR(FIND(&quot; &quot;;TRIM([.I431]))));RIGHT(TRIM([.I431]);LEN(TRIM([.I431]))-FIND(&quot; &quot;;TRIM([.I431])));&quot;&quot;)">
            <text:p/>
          </table:table-cell>
          <table:table-cell table:formula="of:=IF(NOT(ISERR(FIND(&quot; &quot;;TRIM([.H431]))));LEFT(TRIM([.H431]);SEARCH(&quot;\s(?:.(?!\s))+$&quot;;TRIM([.H431])));&quot;&quot;)">
            <text:p/>
          </table:table-cell>
          <table:table-cell table:formula="of:=IF(NOT(ISERR(FIND(&quot; &quot;;TRIM([.H431]))));RIGHT(TRIM([.H431]);LEN(TRIM([.H431]))-SEARCH(&quot;\s(?:.(?!\s))+$&quot;;TRIM([.H4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2]))));LEFT(TRIM([.I432]);FIND(&quot; &quot;;TRIM([.I432]))-1);&quot;&quot;)">
            <text:p/>
          </table:table-cell>
          <table:table-cell table:formula="of:=IF(NOT(ISERR(FIND(&quot; &quot;;TRIM([.I432]))));RIGHT(TRIM([.I432]);LEN(TRIM([.I432]))-FIND(&quot; &quot;;TRIM([.I432])));&quot;&quot;)">
            <text:p/>
          </table:table-cell>
          <table:table-cell table:formula="of:=IF(NOT(ISERR(FIND(&quot; &quot;;TRIM([.H432]))));LEFT(TRIM([.H432]);SEARCH(&quot;\s(?:.(?!\s))+$&quot;;TRIM([.H432])));&quot;&quot;)">
            <text:p/>
          </table:table-cell>
          <table:table-cell table:formula="of:=IF(NOT(ISERR(FIND(&quot; &quot;;TRIM([.H432]))));RIGHT(TRIM([.H432]);LEN(TRIM([.H432]))-SEARCH(&quot;\s(?:.(?!\s))+$&quot;;TRIM([.H4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3]))));LEFT(TRIM([.I433]);FIND(&quot; &quot;;TRIM([.I433]))-1);&quot;&quot;)">
            <text:p/>
          </table:table-cell>
          <table:table-cell table:formula="of:=IF(NOT(ISERR(FIND(&quot; &quot;;TRIM([.I433]))));RIGHT(TRIM([.I433]);LEN(TRIM([.I433]))-FIND(&quot; &quot;;TRIM([.I433])));&quot;&quot;)">
            <text:p/>
          </table:table-cell>
          <table:table-cell table:formula="of:=IF(NOT(ISERR(FIND(&quot; &quot;;TRIM([.H433]))));LEFT(TRIM([.H433]);SEARCH(&quot;\s(?:.(?!\s))+$&quot;;TRIM([.H433])));&quot;&quot;)">
            <text:p/>
          </table:table-cell>
          <table:table-cell table:formula="of:=IF(NOT(ISERR(FIND(&quot; &quot;;TRIM([.H433]))));RIGHT(TRIM([.H433]);LEN(TRIM([.H433]))-SEARCH(&quot;\s(?:.(?!\s))+$&quot;;TRIM([.H4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4]))));LEFT(TRIM([.I434]);FIND(&quot; &quot;;TRIM([.I434]))-1);&quot;&quot;)">
            <text:p/>
          </table:table-cell>
          <table:table-cell table:formula="of:=IF(NOT(ISERR(FIND(&quot; &quot;;TRIM([.I434]))));RIGHT(TRIM([.I434]);LEN(TRIM([.I434]))-FIND(&quot; &quot;;TRIM([.I434])));&quot;&quot;)">
            <text:p/>
          </table:table-cell>
          <table:table-cell table:formula="of:=IF(NOT(ISERR(FIND(&quot; &quot;;TRIM([.H434]))));LEFT(TRIM([.H434]);SEARCH(&quot;\s(?:.(?!\s))+$&quot;;TRIM([.H434])));&quot;&quot;)">
            <text:p/>
          </table:table-cell>
          <table:table-cell table:formula="of:=IF(NOT(ISERR(FIND(&quot; &quot;;TRIM([.H434]))));RIGHT(TRIM([.H434]);LEN(TRIM([.H434]))-SEARCH(&quot;\s(?:.(?!\s))+$&quot;;TRIM([.H4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5]))));LEFT(TRIM([.I435]);FIND(&quot; &quot;;TRIM([.I435]))-1);&quot;&quot;)">
            <text:p/>
          </table:table-cell>
          <table:table-cell table:formula="of:=IF(NOT(ISERR(FIND(&quot; &quot;;TRIM([.I435]))));RIGHT(TRIM([.I435]);LEN(TRIM([.I435]))-FIND(&quot; &quot;;TRIM([.I435])));&quot;&quot;)">
            <text:p/>
          </table:table-cell>
          <table:table-cell table:formula="of:=IF(NOT(ISERR(FIND(&quot; &quot;;TRIM([.H435]))));LEFT(TRIM([.H435]);SEARCH(&quot;\s(?:.(?!\s))+$&quot;;TRIM([.H435])));&quot;&quot;)">
            <text:p/>
          </table:table-cell>
          <table:table-cell table:formula="of:=IF(NOT(ISERR(FIND(&quot; &quot;;TRIM([.H435]))));RIGHT(TRIM([.H435]);LEN(TRIM([.H435]))-SEARCH(&quot;\s(?:.(?!\s))+$&quot;;TRIM([.H4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6]))));LEFT(TRIM([.I436]);FIND(&quot; &quot;;TRIM([.I436]))-1);&quot;&quot;)">
            <text:p/>
          </table:table-cell>
          <table:table-cell table:formula="of:=IF(NOT(ISERR(FIND(&quot; &quot;;TRIM([.I436]))));RIGHT(TRIM([.I436]);LEN(TRIM([.I436]))-FIND(&quot; &quot;;TRIM([.I436])));&quot;&quot;)">
            <text:p/>
          </table:table-cell>
          <table:table-cell table:formula="of:=IF(NOT(ISERR(FIND(&quot; &quot;;TRIM([.H436]))));LEFT(TRIM([.H436]);SEARCH(&quot;\s(?:.(?!\s))+$&quot;;TRIM([.H436])));&quot;&quot;)">
            <text:p/>
          </table:table-cell>
          <table:table-cell table:formula="of:=IF(NOT(ISERR(FIND(&quot; &quot;;TRIM([.H436]))));RIGHT(TRIM([.H436]);LEN(TRIM([.H436]))-SEARCH(&quot;\s(?:.(?!\s))+$&quot;;TRIM([.H4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7]))));LEFT(TRIM([.I437]);FIND(&quot; &quot;;TRIM([.I437]))-1);&quot;&quot;)">
            <text:p/>
          </table:table-cell>
          <table:table-cell table:formula="of:=IF(NOT(ISERR(FIND(&quot; &quot;;TRIM([.I437]))));RIGHT(TRIM([.I437]);LEN(TRIM([.I437]))-FIND(&quot; &quot;;TRIM([.I437])));&quot;&quot;)">
            <text:p/>
          </table:table-cell>
          <table:table-cell table:formula="of:=IF(NOT(ISERR(FIND(&quot; &quot;;TRIM([.H437]))));LEFT(TRIM([.H437]);SEARCH(&quot;\s(?:.(?!\s))+$&quot;;TRIM([.H437])));&quot;&quot;)">
            <text:p/>
          </table:table-cell>
          <table:table-cell table:formula="of:=IF(NOT(ISERR(FIND(&quot; &quot;;TRIM([.H437]))));RIGHT(TRIM([.H437]);LEN(TRIM([.H437]))-SEARCH(&quot;\s(?:.(?!\s))+$&quot;;TRIM([.H4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8]))));LEFT(TRIM([.I438]);FIND(&quot; &quot;;TRIM([.I438]))-1);&quot;&quot;)">
            <text:p/>
          </table:table-cell>
          <table:table-cell table:formula="of:=IF(NOT(ISERR(FIND(&quot; &quot;;TRIM([.I438]))));RIGHT(TRIM([.I438]);LEN(TRIM([.I438]))-FIND(&quot; &quot;;TRIM([.I438])));&quot;&quot;)">
            <text:p/>
          </table:table-cell>
          <table:table-cell table:formula="of:=IF(NOT(ISERR(FIND(&quot; &quot;;TRIM([.H438]))));LEFT(TRIM([.H438]);SEARCH(&quot;\s(?:.(?!\s))+$&quot;;TRIM([.H438])));&quot;&quot;)">
            <text:p/>
          </table:table-cell>
          <table:table-cell table:formula="of:=IF(NOT(ISERR(FIND(&quot; &quot;;TRIM([.H438]))));RIGHT(TRIM([.H438]);LEN(TRIM([.H438]))-SEARCH(&quot;\s(?:.(?!\s))+$&quot;;TRIM([.H4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9]))));LEFT(TRIM([.I439]);FIND(&quot; &quot;;TRIM([.I439]))-1);&quot;&quot;)">
            <text:p/>
          </table:table-cell>
          <table:table-cell table:formula="of:=IF(NOT(ISERR(FIND(&quot; &quot;;TRIM([.I439]))));RIGHT(TRIM([.I439]);LEN(TRIM([.I439]))-FIND(&quot; &quot;;TRIM([.I439])));&quot;&quot;)">
            <text:p/>
          </table:table-cell>
          <table:table-cell table:formula="of:=IF(NOT(ISERR(FIND(&quot; &quot;;TRIM([.H439]))));LEFT(TRIM([.H439]);SEARCH(&quot;\s(?:.(?!\s))+$&quot;;TRIM([.H439])));&quot;&quot;)">
            <text:p/>
          </table:table-cell>
          <table:table-cell table:formula="of:=IF(NOT(ISERR(FIND(&quot; &quot;;TRIM([.H439]))));RIGHT(TRIM([.H439]);LEN(TRIM([.H439]))-SEARCH(&quot;\s(?:.(?!\s))+$&quot;;TRIM([.H4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0]))));LEFT(TRIM([.I440]);FIND(&quot; &quot;;TRIM([.I440]))-1);&quot;&quot;)">
            <text:p/>
          </table:table-cell>
          <table:table-cell table:formula="of:=IF(NOT(ISERR(FIND(&quot; &quot;;TRIM([.I440]))));RIGHT(TRIM([.I440]);LEN(TRIM([.I440]))-FIND(&quot; &quot;;TRIM([.I440])));&quot;&quot;)">
            <text:p/>
          </table:table-cell>
          <table:table-cell table:formula="of:=IF(NOT(ISERR(FIND(&quot; &quot;;TRIM([.H440]))));LEFT(TRIM([.H440]);SEARCH(&quot;\s(?:.(?!\s))+$&quot;;TRIM([.H440])));&quot;&quot;)">
            <text:p/>
          </table:table-cell>
          <table:table-cell table:formula="of:=IF(NOT(ISERR(FIND(&quot; &quot;;TRIM([.H440]))));RIGHT(TRIM([.H440]);LEN(TRIM([.H440]))-SEARCH(&quot;\s(?:.(?!\s))+$&quot;;TRIM([.H4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1]))));LEFT(TRIM([.I441]);FIND(&quot; &quot;;TRIM([.I441]))-1);&quot;&quot;)">
            <text:p/>
          </table:table-cell>
          <table:table-cell table:formula="of:=IF(NOT(ISERR(FIND(&quot; &quot;;TRIM([.I441]))));RIGHT(TRIM([.I441]);LEN(TRIM([.I441]))-FIND(&quot; &quot;;TRIM([.I441])));&quot;&quot;)">
            <text:p/>
          </table:table-cell>
          <table:table-cell table:formula="of:=IF(NOT(ISERR(FIND(&quot; &quot;;TRIM([.H441]))));LEFT(TRIM([.H441]);SEARCH(&quot;\s(?:.(?!\s))+$&quot;;TRIM([.H441])));&quot;&quot;)">
            <text:p/>
          </table:table-cell>
          <table:table-cell table:formula="of:=IF(NOT(ISERR(FIND(&quot; &quot;;TRIM([.H441]))));RIGHT(TRIM([.H441]);LEN(TRIM([.H441]))-SEARCH(&quot;\s(?:.(?!\s))+$&quot;;TRIM([.H4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2]))));LEFT(TRIM([.I442]);FIND(&quot; &quot;;TRIM([.I442]))-1);&quot;&quot;)">
            <text:p/>
          </table:table-cell>
          <table:table-cell table:formula="of:=IF(NOT(ISERR(FIND(&quot; &quot;;TRIM([.I442]))));RIGHT(TRIM([.I442]);LEN(TRIM([.I442]))-FIND(&quot; &quot;;TRIM([.I442])));&quot;&quot;)">
            <text:p/>
          </table:table-cell>
          <table:table-cell table:formula="of:=IF(NOT(ISERR(FIND(&quot; &quot;;TRIM([.H442]))));LEFT(TRIM([.H442]);SEARCH(&quot;\s(?:.(?!\s))+$&quot;;TRIM([.H442])));&quot;&quot;)">
            <text:p/>
          </table:table-cell>
          <table:table-cell table:formula="of:=IF(NOT(ISERR(FIND(&quot; &quot;;TRIM([.H442]))));RIGHT(TRIM([.H442]);LEN(TRIM([.H442]))-SEARCH(&quot;\s(?:.(?!\s))+$&quot;;TRIM([.H4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3]))));LEFT(TRIM([.I443]);FIND(&quot; &quot;;TRIM([.I443]))-1);&quot;&quot;)">
            <text:p/>
          </table:table-cell>
          <table:table-cell table:formula="of:=IF(NOT(ISERR(FIND(&quot; &quot;;TRIM([.I443]))));RIGHT(TRIM([.I443]);LEN(TRIM([.I443]))-FIND(&quot; &quot;;TRIM([.I443])));&quot;&quot;)">
            <text:p/>
          </table:table-cell>
          <table:table-cell table:formula="of:=IF(NOT(ISERR(FIND(&quot; &quot;;TRIM([.H443]))));LEFT(TRIM([.H443]);SEARCH(&quot;\s(?:.(?!\s))+$&quot;;TRIM([.H443])));&quot;&quot;)">
            <text:p/>
          </table:table-cell>
          <table:table-cell table:formula="of:=IF(NOT(ISERR(FIND(&quot; &quot;;TRIM([.H443]))));RIGHT(TRIM([.H443]);LEN(TRIM([.H443]))-SEARCH(&quot;\s(?:.(?!\s))+$&quot;;TRIM([.H4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4]))));LEFT(TRIM([.I444]);FIND(&quot; &quot;;TRIM([.I444]))-1);&quot;&quot;)">
            <text:p/>
          </table:table-cell>
          <table:table-cell table:formula="of:=IF(NOT(ISERR(FIND(&quot; &quot;;TRIM([.I444]))));RIGHT(TRIM([.I444]);LEN(TRIM([.I444]))-FIND(&quot; &quot;;TRIM([.I444])));&quot;&quot;)">
            <text:p/>
          </table:table-cell>
          <table:table-cell table:formula="of:=IF(NOT(ISERR(FIND(&quot; &quot;;TRIM([.H444]))));LEFT(TRIM([.H444]);SEARCH(&quot;\s(?:.(?!\s))+$&quot;;TRIM([.H444])));&quot;&quot;)">
            <text:p/>
          </table:table-cell>
          <table:table-cell table:formula="of:=IF(NOT(ISERR(FIND(&quot; &quot;;TRIM([.H444]))));RIGHT(TRIM([.H444]);LEN(TRIM([.H444]))-SEARCH(&quot;\s(?:.(?!\s))+$&quot;;TRIM([.H4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5]))));LEFT(TRIM([.I445]);FIND(&quot; &quot;;TRIM([.I445]))-1);&quot;&quot;)">
            <text:p/>
          </table:table-cell>
          <table:table-cell table:formula="of:=IF(NOT(ISERR(FIND(&quot; &quot;;TRIM([.I445]))));RIGHT(TRIM([.I445]);LEN(TRIM([.I445]))-FIND(&quot; &quot;;TRIM([.I445])));&quot;&quot;)">
            <text:p/>
          </table:table-cell>
          <table:table-cell table:formula="of:=IF(NOT(ISERR(FIND(&quot; &quot;;TRIM([.H445]))));LEFT(TRIM([.H445]);SEARCH(&quot;\s(?:.(?!\s))+$&quot;;TRIM([.H445])));&quot;&quot;)">
            <text:p/>
          </table:table-cell>
          <table:table-cell table:formula="of:=IF(NOT(ISERR(FIND(&quot; &quot;;TRIM([.H445]))));RIGHT(TRIM([.H445]);LEN(TRIM([.H445]))-SEARCH(&quot;\s(?:.(?!\s))+$&quot;;TRIM([.H4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6]))));LEFT(TRIM([.I446]);FIND(&quot; &quot;;TRIM([.I446]))-1);&quot;&quot;)">
            <text:p/>
          </table:table-cell>
          <table:table-cell table:formula="of:=IF(NOT(ISERR(FIND(&quot; &quot;;TRIM([.I446]))));RIGHT(TRIM([.I446]);LEN(TRIM([.I446]))-FIND(&quot; &quot;;TRIM([.I446])));&quot;&quot;)">
            <text:p/>
          </table:table-cell>
          <table:table-cell table:formula="of:=IF(NOT(ISERR(FIND(&quot; &quot;;TRIM([.H446]))));LEFT(TRIM([.H446]);SEARCH(&quot;\s(?:.(?!\s))+$&quot;;TRIM([.H446])));&quot;&quot;)">
            <text:p/>
          </table:table-cell>
          <table:table-cell table:formula="of:=IF(NOT(ISERR(FIND(&quot; &quot;;TRIM([.H446]))));RIGHT(TRIM([.H446]);LEN(TRIM([.H446]))-SEARCH(&quot;\s(?:.(?!\s))+$&quot;;TRIM([.H4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7]))));LEFT(TRIM([.I447]);FIND(&quot; &quot;;TRIM([.I447]))-1);&quot;&quot;)">
            <text:p/>
          </table:table-cell>
          <table:table-cell table:formula="of:=IF(NOT(ISERR(FIND(&quot; &quot;;TRIM([.I447]))));RIGHT(TRIM([.I447]);LEN(TRIM([.I447]))-FIND(&quot; &quot;;TRIM([.I447])));&quot;&quot;)">
            <text:p/>
          </table:table-cell>
          <table:table-cell table:formula="of:=IF(NOT(ISERR(FIND(&quot; &quot;;TRIM([.H447]))));LEFT(TRIM([.H447]);SEARCH(&quot;\s(?:.(?!\s))+$&quot;;TRIM([.H447])));&quot;&quot;)">
            <text:p/>
          </table:table-cell>
          <table:table-cell table:formula="of:=IF(NOT(ISERR(FIND(&quot; &quot;;TRIM([.H447]))));RIGHT(TRIM([.H447]);LEN(TRIM([.H447]))-SEARCH(&quot;\s(?:.(?!\s))+$&quot;;TRIM([.H4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8]))));LEFT(TRIM([.I448]);FIND(&quot; &quot;;TRIM([.I448]))-1);&quot;&quot;)">
            <text:p/>
          </table:table-cell>
          <table:table-cell table:formula="of:=IF(NOT(ISERR(FIND(&quot; &quot;;TRIM([.I448]))));RIGHT(TRIM([.I448]);LEN(TRIM([.I448]))-FIND(&quot; &quot;;TRIM([.I448])));&quot;&quot;)">
            <text:p/>
          </table:table-cell>
          <table:table-cell table:formula="of:=IF(NOT(ISERR(FIND(&quot; &quot;;TRIM([.H448]))));LEFT(TRIM([.H448]);SEARCH(&quot;\s(?:.(?!\s))+$&quot;;TRIM([.H448])));&quot;&quot;)">
            <text:p/>
          </table:table-cell>
          <table:table-cell table:formula="of:=IF(NOT(ISERR(FIND(&quot; &quot;;TRIM([.H448]))));RIGHT(TRIM([.H448]);LEN(TRIM([.H448]))-SEARCH(&quot;\s(?:.(?!\s))+$&quot;;TRIM([.H4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9]))));LEFT(TRIM([.I449]);FIND(&quot; &quot;;TRIM([.I449]))-1);&quot;&quot;)">
            <text:p/>
          </table:table-cell>
          <table:table-cell table:formula="of:=IF(NOT(ISERR(FIND(&quot; &quot;;TRIM([.I449]))));RIGHT(TRIM([.I449]);LEN(TRIM([.I449]))-FIND(&quot; &quot;;TRIM([.I449])));&quot;&quot;)">
            <text:p/>
          </table:table-cell>
          <table:table-cell table:formula="of:=IF(NOT(ISERR(FIND(&quot; &quot;;TRIM([.H449]))));LEFT(TRIM([.H449]);SEARCH(&quot;\s(?:.(?!\s))+$&quot;;TRIM([.H449])));&quot;&quot;)">
            <text:p/>
          </table:table-cell>
          <table:table-cell table:formula="of:=IF(NOT(ISERR(FIND(&quot; &quot;;TRIM([.H449]))));RIGHT(TRIM([.H449]);LEN(TRIM([.H449]))-SEARCH(&quot;\s(?:.(?!\s))+$&quot;;TRIM([.H4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0]))));LEFT(TRIM([.I450]);FIND(&quot; &quot;;TRIM([.I450]))-1);&quot;&quot;)">
            <text:p/>
          </table:table-cell>
          <table:table-cell table:formula="of:=IF(NOT(ISERR(FIND(&quot; &quot;;TRIM([.I450]))));RIGHT(TRIM([.I450]);LEN(TRIM([.I450]))-FIND(&quot; &quot;;TRIM([.I450])));&quot;&quot;)">
            <text:p/>
          </table:table-cell>
          <table:table-cell table:formula="of:=IF(NOT(ISERR(FIND(&quot; &quot;;TRIM([.H450]))));LEFT(TRIM([.H450]);SEARCH(&quot;\s(?:.(?!\s))+$&quot;;TRIM([.H450])));&quot;&quot;)">
            <text:p/>
          </table:table-cell>
          <table:table-cell table:formula="of:=IF(NOT(ISERR(FIND(&quot; &quot;;TRIM([.H450]))));RIGHT(TRIM([.H450]);LEN(TRIM([.H450]))-SEARCH(&quot;\s(?:.(?!\s))+$&quot;;TRIM([.H4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1]))));LEFT(TRIM([.I451]);FIND(&quot; &quot;;TRIM([.I451]))-1);&quot;&quot;)">
            <text:p/>
          </table:table-cell>
          <table:table-cell table:formula="of:=IF(NOT(ISERR(FIND(&quot; &quot;;TRIM([.I451]))));RIGHT(TRIM([.I451]);LEN(TRIM([.I451]))-FIND(&quot; &quot;;TRIM([.I451])));&quot;&quot;)">
            <text:p/>
          </table:table-cell>
          <table:table-cell table:formula="of:=IF(NOT(ISERR(FIND(&quot; &quot;;TRIM([.H451]))));LEFT(TRIM([.H451]);SEARCH(&quot;\s(?:.(?!\s))+$&quot;;TRIM([.H451])));&quot;&quot;)">
            <text:p/>
          </table:table-cell>
          <table:table-cell table:formula="of:=IF(NOT(ISERR(FIND(&quot; &quot;;TRIM([.H451]))));RIGHT(TRIM([.H451]);LEN(TRIM([.H451]))-SEARCH(&quot;\s(?:.(?!\s))+$&quot;;TRIM([.H4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2]))));LEFT(TRIM([.I452]);FIND(&quot; &quot;;TRIM([.I452]))-1);&quot;&quot;)">
            <text:p/>
          </table:table-cell>
          <table:table-cell table:formula="of:=IF(NOT(ISERR(FIND(&quot; &quot;;TRIM([.I452]))));RIGHT(TRIM([.I452]);LEN(TRIM([.I452]))-FIND(&quot; &quot;;TRIM([.I452])));&quot;&quot;)">
            <text:p/>
          </table:table-cell>
          <table:table-cell table:formula="of:=IF(NOT(ISERR(FIND(&quot; &quot;;TRIM([.H452]))));LEFT(TRIM([.H452]);SEARCH(&quot;\s(?:.(?!\s))+$&quot;;TRIM([.H452])));&quot;&quot;)">
            <text:p/>
          </table:table-cell>
          <table:table-cell table:formula="of:=IF(NOT(ISERR(FIND(&quot; &quot;;TRIM([.H452]))));RIGHT(TRIM([.H452]);LEN(TRIM([.H452]))-SEARCH(&quot;\s(?:.(?!\s))+$&quot;;TRIM([.H4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3]))));LEFT(TRIM([.I453]);FIND(&quot; &quot;;TRIM([.I453]))-1);&quot;&quot;)">
            <text:p/>
          </table:table-cell>
          <table:table-cell table:formula="of:=IF(NOT(ISERR(FIND(&quot; &quot;;TRIM([.I453]))));RIGHT(TRIM([.I453]);LEN(TRIM([.I453]))-FIND(&quot; &quot;;TRIM([.I453])));&quot;&quot;)">
            <text:p/>
          </table:table-cell>
          <table:table-cell table:formula="of:=IF(NOT(ISERR(FIND(&quot; &quot;;TRIM([.H453]))));LEFT(TRIM([.H453]);SEARCH(&quot;\s(?:.(?!\s))+$&quot;;TRIM([.H453])));&quot;&quot;)">
            <text:p/>
          </table:table-cell>
          <table:table-cell table:formula="of:=IF(NOT(ISERR(FIND(&quot; &quot;;TRIM([.H453]))));RIGHT(TRIM([.H453]);LEN(TRIM([.H453]))-SEARCH(&quot;\s(?:.(?!\s))+$&quot;;TRIM([.H4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4]))));LEFT(TRIM([.I454]);FIND(&quot; &quot;;TRIM([.I454]))-1);&quot;&quot;)">
            <text:p/>
          </table:table-cell>
          <table:table-cell table:formula="of:=IF(NOT(ISERR(FIND(&quot; &quot;;TRIM([.I454]))));RIGHT(TRIM([.I454]);LEN(TRIM([.I454]))-FIND(&quot; &quot;;TRIM([.I454])));&quot;&quot;)">
            <text:p/>
          </table:table-cell>
          <table:table-cell table:formula="of:=IF(NOT(ISERR(FIND(&quot; &quot;;TRIM([.H454]))));LEFT(TRIM([.H454]);SEARCH(&quot;\s(?:.(?!\s))+$&quot;;TRIM([.H454])));&quot;&quot;)">
            <text:p/>
          </table:table-cell>
          <table:table-cell table:formula="of:=IF(NOT(ISERR(FIND(&quot; &quot;;TRIM([.H454]))));RIGHT(TRIM([.H454]);LEN(TRIM([.H454]))-SEARCH(&quot;\s(?:.(?!\s))+$&quot;;TRIM([.H4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5]))));LEFT(TRIM([.I455]);FIND(&quot; &quot;;TRIM([.I455]))-1);&quot;&quot;)">
            <text:p/>
          </table:table-cell>
          <table:table-cell table:formula="of:=IF(NOT(ISERR(FIND(&quot; &quot;;TRIM([.I455]))));RIGHT(TRIM([.I455]);LEN(TRIM([.I455]))-FIND(&quot; &quot;;TRIM([.I455])));&quot;&quot;)">
            <text:p/>
          </table:table-cell>
          <table:table-cell table:formula="of:=IF(NOT(ISERR(FIND(&quot; &quot;;TRIM([.H455]))));LEFT(TRIM([.H455]);SEARCH(&quot;\s(?:.(?!\s))+$&quot;;TRIM([.H455])));&quot;&quot;)">
            <text:p/>
          </table:table-cell>
          <table:table-cell table:formula="of:=IF(NOT(ISERR(FIND(&quot; &quot;;TRIM([.H455]))));RIGHT(TRIM([.H455]);LEN(TRIM([.H455]))-SEARCH(&quot;\s(?:.(?!\s))+$&quot;;TRIM([.H4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6]))));LEFT(TRIM([.I456]);FIND(&quot; &quot;;TRIM([.I456]))-1);&quot;&quot;)">
            <text:p/>
          </table:table-cell>
          <table:table-cell table:formula="of:=IF(NOT(ISERR(FIND(&quot; &quot;;TRIM([.I456]))));RIGHT(TRIM([.I456]);LEN(TRIM([.I456]))-FIND(&quot; &quot;;TRIM([.I456])));&quot;&quot;)">
            <text:p/>
          </table:table-cell>
          <table:table-cell table:formula="of:=IF(NOT(ISERR(FIND(&quot; &quot;;TRIM([.H456]))));LEFT(TRIM([.H456]);SEARCH(&quot;\s(?:.(?!\s))+$&quot;;TRIM([.H456])));&quot;&quot;)">
            <text:p/>
          </table:table-cell>
          <table:table-cell table:formula="of:=IF(NOT(ISERR(FIND(&quot; &quot;;TRIM([.H456]))));RIGHT(TRIM([.H456]);LEN(TRIM([.H456]))-SEARCH(&quot;\s(?:.(?!\s))+$&quot;;TRIM([.H4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7]))));LEFT(TRIM([.I457]);FIND(&quot; &quot;;TRIM([.I457]))-1);&quot;&quot;)">
            <text:p/>
          </table:table-cell>
          <table:table-cell table:formula="of:=IF(NOT(ISERR(FIND(&quot; &quot;;TRIM([.I457]))));RIGHT(TRIM([.I457]);LEN(TRIM([.I457]))-FIND(&quot; &quot;;TRIM([.I457])));&quot;&quot;)">
            <text:p/>
          </table:table-cell>
          <table:table-cell table:formula="of:=IF(NOT(ISERR(FIND(&quot; &quot;;TRIM([.H457]))));LEFT(TRIM([.H457]);SEARCH(&quot;\s(?:.(?!\s))+$&quot;;TRIM([.H457])));&quot;&quot;)">
            <text:p/>
          </table:table-cell>
          <table:table-cell table:formula="of:=IF(NOT(ISERR(FIND(&quot; &quot;;TRIM([.H457]))));RIGHT(TRIM([.H457]);LEN(TRIM([.H457]))-SEARCH(&quot;\s(?:.(?!\s))+$&quot;;TRIM([.H4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8]))));LEFT(TRIM([.I458]);FIND(&quot; &quot;;TRIM([.I458]))-1);&quot;&quot;)">
            <text:p/>
          </table:table-cell>
          <table:table-cell table:formula="of:=IF(NOT(ISERR(FIND(&quot; &quot;;TRIM([.I458]))));RIGHT(TRIM([.I458]);LEN(TRIM([.I458]))-FIND(&quot; &quot;;TRIM([.I458])));&quot;&quot;)">
            <text:p/>
          </table:table-cell>
          <table:table-cell table:formula="of:=IF(NOT(ISERR(FIND(&quot; &quot;;TRIM([.H458]))));LEFT(TRIM([.H458]);SEARCH(&quot;\s(?:.(?!\s))+$&quot;;TRIM([.H458])));&quot;&quot;)">
            <text:p/>
          </table:table-cell>
          <table:table-cell table:formula="of:=IF(NOT(ISERR(FIND(&quot; &quot;;TRIM([.H458]))));RIGHT(TRIM([.H458]);LEN(TRIM([.H458]))-SEARCH(&quot;\s(?:.(?!\s))+$&quot;;TRIM([.H4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9]))));LEFT(TRIM([.I459]);FIND(&quot; &quot;;TRIM([.I459]))-1);&quot;&quot;)">
            <text:p/>
          </table:table-cell>
          <table:table-cell table:formula="of:=IF(NOT(ISERR(FIND(&quot; &quot;;TRIM([.I459]))));RIGHT(TRIM([.I459]);LEN(TRIM([.I459]))-FIND(&quot; &quot;;TRIM([.I459])));&quot;&quot;)">
            <text:p/>
          </table:table-cell>
          <table:table-cell table:formula="of:=IF(NOT(ISERR(FIND(&quot; &quot;;TRIM([.H459]))));LEFT(TRIM([.H459]);SEARCH(&quot;\s(?:.(?!\s))+$&quot;;TRIM([.H459])));&quot;&quot;)">
            <text:p/>
          </table:table-cell>
          <table:table-cell table:formula="of:=IF(NOT(ISERR(FIND(&quot; &quot;;TRIM([.H459]))));RIGHT(TRIM([.H459]);LEN(TRIM([.H459]))-SEARCH(&quot;\s(?:.(?!\s))+$&quot;;TRIM([.H4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0]))));LEFT(TRIM([.I460]);FIND(&quot; &quot;;TRIM([.I460]))-1);&quot;&quot;)">
            <text:p/>
          </table:table-cell>
          <table:table-cell table:formula="of:=IF(NOT(ISERR(FIND(&quot; &quot;;TRIM([.I460]))));RIGHT(TRIM([.I460]);LEN(TRIM([.I460]))-FIND(&quot; &quot;;TRIM([.I460])));&quot;&quot;)">
            <text:p/>
          </table:table-cell>
          <table:table-cell table:formula="of:=IF(NOT(ISERR(FIND(&quot; &quot;;TRIM([.H460]))));LEFT(TRIM([.H460]);SEARCH(&quot;\s(?:.(?!\s))+$&quot;;TRIM([.H460])));&quot;&quot;)">
            <text:p/>
          </table:table-cell>
          <table:table-cell table:formula="of:=IF(NOT(ISERR(FIND(&quot; &quot;;TRIM([.H460]))));RIGHT(TRIM([.H460]);LEN(TRIM([.H460]))-SEARCH(&quot;\s(?:.(?!\s))+$&quot;;TRIM([.H4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1]))));LEFT(TRIM([.I461]);FIND(&quot; &quot;;TRIM([.I461]))-1);&quot;&quot;)">
            <text:p/>
          </table:table-cell>
          <table:table-cell table:formula="of:=IF(NOT(ISERR(FIND(&quot; &quot;;TRIM([.I461]))));RIGHT(TRIM([.I461]);LEN(TRIM([.I461]))-FIND(&quot; &quot;;TRIM([.I461])));&quot;&quot;)">
            <text:p/>
          </table:table-cell>
          <table:table-cell table:formula="of:=IF(NOT(ISERR(FIND(&quot; &quot;;TRIM([.H461]))));LEFT(TRIM([.H461]);SEARCH(&quot;\s(?:.(?!\s))+$&quot;;TRIM([.H461])));&quot;&quot;)">
            <text:p/>
          </table:table-cell>
          <table:table-cell table:formula="of:=IF(NOT(ISERR(FIND(&quot; &quot;;TRIM([.H461]))));RIGHT(TRIM([.H461]);LEN(TRIM([.H461]))-SEARCH(&quot;\s(?:.(?!\s))+$&quot;;TRIM([.H4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2]))));LEFT(TRIM([.I462]);FIND(&quot; &quot;;TRIM([.I462]))-1);&quot;&quot;)">
            <text:p/>
          </table:table-cell>
          <table:table-cell table:formula="of:=IF(NOT(ISERR(FIND(&quot; &quot;;TRIM([.I462]))));RIGHT(TRIM([.I462]);LEN(TRIM([.I462]))-FIND(&quot; &quot;;TRIM([.I462])));&quot;&quot;)">
            <text:p/>
          </table:table-cell>
          <table:table-cell table:formula="of:=IF(NOT(ISERR(FIND(&quot; &quot;;TRIM([.H462]))));LEFT(TRIM([.H462]);SEARCH(&quot;\s(?:.(?!\s))+$&quot;;TRIM([.H462])));&quot;&quot;)">
            <text:p/>
          </table:table-cell>
          <table:table-cell table:formula="of:=IF(NOT(ISERR(FIND(&quot; &quot;;TRIM([.H462]))));RIGHT(TRIM([.H462]);LEN(TRIM([.H462]))-SEARCH(&quot;\s(?:.(?!\s))+$&quot;;TRIM([.H4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3]))));LEFT(TRIM([.I463]);FIND(&quot; &quot;;TRIM([.I463]))-1);&quot;&quot;)">
            <text:p/>
          </table:table-cell>
          <table:table-cell table:formula="of:=IF(NOT(ISERR(FIND(&quot; &quot;;TRIM([.I463]))));RIGHT(TRIM([.I463]);LEN(TRIM([.I463]))-FIND(&quot; &quot;;TRIM([.I463])));&quot;&quot;)">
            <text:p/>
          </table:table-cell>
          <table:table-cell table:formula="of:=IF(NOT(ISERR(FIND(&quot; &quot;;TRIM([.H463]))));LEFT(TRIM([.H463]);SEARCH(&quot;\s(?:.(?!\s))+$&quot;;TRIM([.H463])));&quot;&quot;)">
            <text:p/>
          </table:table-cell>
          <table:table-cell table:formula="of:=IF(NOT(ISERR(FIND(&quot; &quot;;TRIM([.H463]))));RIGHT(TRIM([.H463]);LEN(TRIM([.H463]))-SEARCH(&quot;\s(?:.(?!\s))+$&quot;;TRIM([.H4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4]))));LEFT(TRIM([.I464]);FIND(&quot; &quot;;TRIM([.I464]))-1);&quot;&quot;)">
            <text:p/>
          </table:table-cell>
          <table:table-cell table:formula="of:=IF(NOT(ISERR(FIND(&quot; &quot;;TRIM([.I464]))));RIGHT(TRIM([.I464]);LEN(TRIM([.I464]))-FIND(&quot; &quot;;TRIM([.I464])));&quot;&quot;)">
            <text:p/>
          </table:table-cell>
          <table:table-cell table:formula="of:=IF(NOT(ISERR(FIND(&quot; &quot;;TRIM([.H464]))));LEFT(TRIM([.H464]);SEARCH(&quot;\s(?:.(?!\s))+$&quot;;TRIM([.H464])));&quot;&quot;)">
            <text:p/>
          </table:table-cell>
          <table:table-cell table:formula="of:=IF(NOT(ISERR(FIND(&quot; &quot;;TRIM([.H464]))));RIGHT(TRIM([.H464]);LEN(TRIM([.H464]))-SEARCH(&quot;\s(?:.(?!\s))+$&quot;;TRIM([.H4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5]))));LEFT(TRIM([.I465]);FIND(&quot; &quot;;TRIM([.I465]))-1);&quot;&quot;)">
            <text:p/>
          </table:table-cell>
          <table:table-cell table:formula="of:=IF(NOT(ISERR(FIND(&quot; &quot;;TRIM([.I465]))));RIGHT(TRIM([.I465]);LEN(TRIM([.I465]))-FIND(&quot; &quot;;TRIM([.I465])));&quot;&quot;)">
            <text:p/>
          </table:table-cell>
          <table:table-cell table:formula="of:=IF(NOT(ISERR(FIND(&quot; &quot;;TRIM([.H465]))));LEFT(TRIM([.H465]);SEARCH(&quot;\s(?:.(?!\s))+$&quot;;TRIM([.H465])));&quot;&quot;)">
            <text:p/>
          </table:table-cell>
          <table:table-cell table:formula="of:=IF(NOT(ISERR(FIND(&quot; &quot;;TRIM([.H465]))));RIGHT(TRIM([.H465]);LEN(TRIM([.H465]))-SEARCH(&quot;\s(?:.(?!\s))+$&quot;;TRIM([.H4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6]))));LEFT(TRIM([.I466]);FIND(&quot; &quot;;TRIM([.I466]))-1);&quot;&quot;)">
            <text:p/>
          </table:table-cell>
          <table:table-cell table:formula="of:=IF(NOT(ISERR(FIND(&quot; &quot;;TRIM([.I466]))));RIGHT(TRIM([.I466]);LEN(TRIM([.I466]))-FIND(&quot; &quot;;TRIM([.I466])));&quot;&quot;)">
            <text:p/>
          </table:table-cell>
          <table:table-cell table:formula="of:=IF(NOT(ISERR(FIND(&quot; &quot;;TRIM([.H466]))));LEFT(TRIM([.H466]);SEARCH(&quot;\s(?:.(?!\s))+$&quot;;TRIM([.H466])));&quot;&quot;)">
            <text:p/>
          </table:table-cell>
          <table:table-cell table:formula="of:=IF(NOT(ISERR(FIND(&quot; &quot;;TRIM([.H466]))));RIGHT(TRIM([.H466]);LEN(TRIM([.H466]))-SEARCH(&quot;\s(?:.(?!\s))+$&quot;;TRIM([.H4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7]))));LEFT(TRIM([.I467]);FIND(&quot; &quot;;TRIM([.I467]))-1);&quot;&quot;)">
            <text:p/>
          </table:table-cell>
          <table:table-cell table:formula="of:=IF(NOT(ISERR(FIND(&quot; &quot;;TRIM([.I467]))));RIGHT(TRIM([.I467]);LEN(TRIM([.I467]))-FIND(&quot; &quot;;TRIM([.I467])));&quot;&quot;)">
            <text:p/>
          </table:table-cell>
          <table:table-cell table:formula="of:=IF(NOT(ISERR(FIND(&quot; &quot;;TRIM([.H467]))));LEFT(TRIM([.H467]);SEARCH(&quot;\s(?:.(?!\s))+$&quot;;TRIM([.H467])));&quot;&quot;)">
            <text:p/>
          </table:table-cell>
          <table:table-cell table:formula="of:=IF(NOT(ISERR(FIND(&quot; &quot;;TRIM([.H467]))));RIGHT(TRIM([.H467]);LEN(TRIM([.H467]))-SEARCH(&quot;\s(?:.(?!\s))+$&quot;;TRIM([.H4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8]))));LEFT(TRIM([.I468]);FIND(&quot; &quot;;TRIM([.I468]))-1);&quot;&quot;)">
            <text:p/>
          </table:table-cell>
          <table:table-cell table:formula="of:=IF(NOT(ISERR(FIND(&quot; &quot;;TRIM([.I468]))));RIGHT(TRIM([.I468]);LEN(TRIM([.I468]))-FIND(&quot; &quot;;TRIM([.I468])));&quot;&quot;)">
            <text:p/>
          </table:table-cell>
          <table:table-cell table:formula="of:=IF(NOT(ISERR(FIND(&quot; &quot;;TRIM([.H468]))));LEFT(TRIM([.H468]);SEARCH(&quot;\s(?:.(?!\s))+$&quot;;TRIM([.H468])));&quot;&quot;)">
            <text:p/>
          </table:table-cell>
          <table:table-cell table:formula="of:=IF(NOT(ISERR(FIND(&quot; &quot;;TRIM([.H468]))));RIGHT(TRIM([.H468]);LEN(TRIM([.H468]))-SEARCH(&quot;\s(?:.(?!\s))+$&quot;;TRIM([.H4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9]))));LEFT(TRIM([.I469]);FIND(&quot; &quot;;TRIM([.I469]))-1);&quot;&quot;)">
            <text:p/>
          </table:table-cell>
          <table:table-cell table:formula="of:=IF(NOT(ISERR(FIND(&quot; &quot;;TRIM([.I469]))));RIGHT(TRIM([.I469]);LEN(TRIM([.I469]))-FIND(&quot; &quot;;TRIM([.I469])));&quot;&quot;)">
            <text:p/>
          </table:table-cell>
          <table:table-cell table:formula="of:=IF(NOT(ISERR(FIND(&quot; &quot;;TRIM([.H469]))));LEFT(TRIM([.H469]);SEARCH(&quot;\s(?:.(?!\s))+$&quot;;TRIM([.H469])));&quot;&quot;)">
            <text:p/>
          </table:table-cell>
          <table:table-cell table:formula="of:=IF(NOT(ISERR(FIND(&quot; &quot;;TRIM([.H469]))));RIGHT(TRIM([.H469]);LEN(TRIM([.H469]))-SEARCH(&quot;\s(?:.(?!\s))+$&quot;;TRIM([.H4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0]))));LEFT(TRIM([.I470]);FIND(&quot; &quot;;TRIM([.I470]))-1);&quot;&quot;)">
            <text:p/>
          </table:table-cell>
          <table:table-cell table:formula="of:=IF(NOT(ISERR(FIND(&quot; &quot;;TRIM([.I470]))));RIGHT(TRIM([.I470]);LEN(TRIM([.I470]))-FIND(&quot; &quot;;TRIM([.I470])));&quot;&quot;)">
            <text:p/>
          </table:table-cell>
          <table:table-cell table:formula="of:=IF(NOT(ISERR(FIND(&quot; &quot;;TRIM([.H470]))));LEFT(TRIM([.H470]);SEARCH(&quot;\s(?:.(?!\s))+$&quot;;TRIM([.H470])));&quot;&quot;)">
            <text:p/>
          </table:table-cell>
          <table:table-cell table:formula="of:=IF(NOT(ISERR(FIND(&quot; &quot;;TRIM([.H470]))));RIGHT(TRIM([.H470]);LEN(TRIM([.H470]))-SEARCH(&quot;\s(?:.(?!\s))+$&quot;;TRIM([.H4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1]))));LEFT(TRIM([.I471]);FIND(&quot; &quot;;TRIM([.I471]))-1);&quot;&quot;)">
            <text:p/>
          </table:table-cell>
          <table:table-cell table:formula="of:=IF(NOT(ISERR(FIND(&quot; &quot;;TRIM([.I471]))));RIGHT(TRIM([.I471]);LEN(TRIM([.I471]))-FIND(&quot; &quot;;TRIM([.I471])));&quot;&quot;)">
            <text:p/>
          </table:table-cell>
          <table:table-cell table:formula="of:=IF(NOT(ISERR(FIND(&quot; &quot;;TRIM([.H471]))));LEFT(TRIM([.H471]);SEARCH(&quot;\s(?:.(?!\s))+$&quot;;TRIM([.H471])));&quot;&quot;)">
            <text:p/>
          </table:table-cell>
          <table:table-cell table:formula="of:=IF(NOT(ISERR(FIND(&quot; &quot;;TRIM([.H471]))));RIGHT(TRIM([.H471]);LEN(TRIM([.H471]))-SEARCH(&quot;\s(?:.(?!\s))+$&quot;;TRIM([.H4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2]))));LEFT(TRIM([.I472]);FIND(&quot; &quot;;TRIM([.I472]))-1);&quot;&quot;)">
            <text:p/>
          </table:table-cell>
          <table:table-cell table:formula="of:=IF(NOT(ISERR(FIND(&quot; &quot;;TRIM([.I472]))));RIGHT(TRIM([.I472]);LEN(TRIM([.I472]))-FIND(&quot; &quot;;TRIM([.I472])));&quot;&quot;)">
            <text:p/>
          </table:table-cell>
          <table:table-cell table:formula="of:=IF(NOT(ISERR(FIND(&quot; &quot;;TRIM([.H472]))));LEFT(TRIM([.H472]);SEARCH(&quot;\s(?:.(?!\s))+$&quot;;TRIM([.H472])));&quot;&quot;)">
            <text:p/>
          </table:table-cell>
          <table:table-cell table:formula="of:=IF(NOT(ISERR(FIND(&quot; &quot;;TRIM([.H472]))));RIGHT(TRIM([.H472]);LEN(TRIM([.H472]))-SEARCH(&quot;\s(?:.(?!\s))+$&quot;;TRIM([.H4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3]))));LEFT(TRIM([.I473]);FIND(&quot; &quot;;TRIM([.I473]))-1);&quot;&quot;)">
            <text:p/>
          </table:table-cell>
          <table:table-cell table:formula="of:=IF(NOT(ISERR(FIND(&quot; &quot;;TRIM([.I473]))));RIGHT(TRIM([.I473]);LEN(TRIM([.I473]))-FIND(&quot; &quot;;TRIM([.I473])));&quot;&quot;)">
            <text:p/>
          </table:table-cell>
          <table:table-cell table:formula="of:=IF(NOT(ISERR(FIND(&quot; &quot;;TRIM([.H473]))));LEFT(TRIM([.H473]);SEARCH(&quot;\s(?:.(?!\s))+$&quot;;TRIM([.H473])));&quot;&quot;)">
            <text:p/>
          </table:table-cell>
          <table:table-cell table:formula="of:=IF(NOT(ISERR(FIND(&quot; &quot;;TRIM([.H473]))));RIGHT(TRIM([.H473]);LEN(TRIM([.H473]))-SEARCH(&quot;\s(?:.(?!\s))+$&quot;;TRIM([.H4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4]))));LEFT(TRIM([.I474]);FIND(&quot; &quot;;TRIM([.I474]))-1);&quot;&quot;)">
            <text:p/>
          </table:table-cell>
          <table:table-cell table:formula="of:=IF(NOT(ISERR(FIND(&quot; &quot;;TRIM([.I474]))));RIGHT(TRIM([.I474]);LEN(TRIM([.I474]))-FIND(&quot; &quot;;TRIM([.I474])));&quot;&quot;)">
            <text:p/>
          </table:table-cell>
          <table:table-cell table:formula="of:=IF(NOT(ISERR(FIND(&quot; &quot;;TRIM([.H474]))));LEFT(TRIM([.H474]);SEARCH(&quot;\s(?:.(?!\s))+$&quot;;TRIM([.H474])));&quot;&quot;)">
            <text:p/>
          </table:table-cell>
          <table:table-cell table:formula="of:=IF(NOT(ISERR(FIND(&quot; &quot;;TRIM([.H474]))));RIGHT(TRIM([.H474]);LEN(TRIM([.H474]))-SEARCH(&quot;\s(?:.(?!\s))+$&quot;;TRIM([.H4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5]))));LEFT(TRIM([.I475]);FIND(&quot; &quot;;TRIM([.I475]))-1);&quot;&quot;)">
            <text:p/>
          </table:table-cell>
          <table:table-cell table:formula="of:=IF(NOT(ISERR(FIND(&quot; &quot;;TRIM([.I475]))));RIGHT(TRIM([.I475]);LEN(TRIM([.I475]))-FIND(&quot; &quot;;TRIM([.I475])));&quot;&quot;)">
            <text:p/>
          </table:table-cell>
          <table:table-cell table:formula="of:=IF(NOT(ISERR(FIND(&quot; &quot;;TRIM([.H475]))));LEFT(TRIM([.H475]);SEARCH(&quot;\s(?:.(?!\s))+$&quot;;TRIM([.H475])));&quot;&quot;)">
            <text:p/>
          </table:table-cell>
          <table:table-cell table:formula="of:=IF(NOT(ISERR(FIND(&quot; &quot;;TRIM([.H475]))));RIGHT(TRIM([.H475]);LEN(TRIM([.H475]))-SEARCH(&quot;\s(?:.(?!\s))+$&quot;;TRIM([.H4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6]))));LEFT(TRIM([.I476]);FIND(&quot; &quot;;TRIM([.I476]))-1);&quot;&quot;)">
            <text:p/>
          </table:table-cell>
          <table:table-cell table:formula="of:=IF(NOT(ISERR(FIND(&quot; &quot;;TRIM([.I476]))));RIGHT(TRIM([.I476]);LEN(TRIM([.I476]))-FIND(&quot; &quot;;TRIM([.I476])));&quot;&quot;)">
            <text:p/>
          </table:table-cell>
          <table:table-cell table:formula="of:=IF(NOT(ISERR(FIND(&quot; &quot;;TRIM([.H476]))));LEFT(TRIM([.H476]);SEARCH(&quot;\s(?:.(?!\s))+$&quot;;TRIM([.H476])));&quot;&quot;)">
            <text:p/>
          </table:table-cell>
          <table:table-cell table:formula="of:=IF(NOT(ISERR(FIND(&quot; &quot;;TRIM([.H476]))));RIGHT(TRIM([.H476]);LEN(TRIM([.H476]))-SEARCH(&quot;\s(?:.(?!\s))+$&quot;;TRIM([.H4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7]))));LEFT(TRIM([.I477]);FIND(&quot; &quot;;TRIM([.I477]))-1);&quot;&quot;)">
            <text:p/>
          </table:table-cell>
          <table:table-cell table:formula="of:=IF(NOT(ISERR(FIND(&quot; &quot;;TRIM([.I477]))));RIGHT(TRIM([.I477]);LEN(TRIM([.I477]))-FIND(&quot; &quot;;TRIM([.I477])));&quot;&quot;)">
            <text:p/>
          </table:table-cell>
          <table:table-cell table:formula="of:=IF(NOT(ISERR(FIND(&quot; &quot;;TRIM([.H477]))));LEFT(TRIM([.H477]);SEARCH(&quot;\s(?:.(?!\s))+$&quot;;TRIM([.H477])));&quot;&quot;)">
            <text:p/>
          </table:table-cell>
          <table:table-cell table:formula="of:=IF(NOT(ISERR(FIND(&quot; &quot;;TRIM([.H477]))));RIGHT(TRIM([.H477]);LEN(TRIM([.H477]))-SEARCH(&quot;\s(?:.(?!\s))+$&quot;;TRIM([.H4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8]))));LEFT(TRIM([.I478]);FIND(&quot; &quot;;TRIM([.I478]))-1);&quot;&quot;)">
            <text:p/>
          </table:table-cell>
          <table:table-cell table:formula="of:=IF(NOT(ISERR(FIND(&quot; &quot;;TRIM([.I478]))));RIGHT(TRIM([.I478]);LEN(TRIM([.I478]))-FIND(&quot; &quot;;TRIM([.I478])));&quot;&quot;)">
            <text:p/>
          </table:table-cell>
          <table:table-cell table:formula="of:=IF(NOT(ISERR(FIND(&quot; &quot;;TRIM([.H478]))));LEFT(TRIM([.H478]);SEARCH(&quot;\s(?:.(?!\s))+$&quot;;TRIM([.H478])));&quot;&quot;)">
            <text:p/>
          </table:table-cell>
          <table:table-cell table:formula="of:=IF(NOT(ISERR(FIND(&quot; &quot;;TRIM([.H478]))));RIGHT(TRIM([.H478]);LEN(TRIM([.H478]))-SEARCH(&quot;\s(?:.(?!\s))+$&quot;;TRIM([.H4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9]))));LEFT(TRIM([.I479]);FIND(&quot; &quot;;TRIM([.I479]))-1);&quot;&quot;)">
            <text:p/>
          </table:table-cell>
          <table:table-cell table:formula="of:=IF(NOT(ISERR(FIND(&quot; &quot;;TRIM([.I479]))));RIGHT(TRIM([.I479]);LEN(TRIM([.I479]))-FIND(&quot; &quot;;TRIM([.I479])));&quot;&quot;)">
            <text:p/>
          </table:table-cell>
          <table:table-cell table:formula="of:=IF(NOT(ISERR(FIND(&quot; &quot;;TRIM([.H479]))));LEFT(TRIM([.H479]);SEARCH(&quot;\s(?:.(?!\s))+$&quot;;TRIM([.H479])));&quot;&quot;)">
            <text:p/>
          </table:table-cell>
          <table:table-cell table:formula="of:=IF(NOT(ISERR(FIND(&quot; &quot;;TRIM([.H479]))));RIGHT(TRIM([.H479]);LEN(TRIM([.H479]))-SEARCH(&quot;\s(?:.(?!\s))+$&quot;;TRIM([.H4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0]))));LEFT(TRIM([.I480]);FIND(&quot; &quot;;TRIM([.I480]))-1);&quot;&quot;)">
            <text:p/>
          </table:table-cell>
          <table:table-cell table:formula="of:=IF(NOT(ISERR(FIND(&quot; &quot;;TRIM([.I480]))));RIGHT(TRIM([.I480]);LEN(TRIM([.I480]))-FIND(&quot; &quot;;TRIM([.I480])));&quot;&quot;)">
            <text:p/>
          </table:table-cell>
          <table:table-cell table:formula="of:=IF(NOT(ISERR(FIND(&quot; &quot;;TRIM([.H480]))));LEFT(TRIM([.H480]);SEARCH(&quot;\s(?:.(?!\s))+$&quot;;TRIM([.H480])));&quot;&quot;)">
            <text:p/>
          </table:table-cell>
          <table:table-cell table:formula="of:=IF(NOT(ISERR(FIND(&quot; &quot;;TRIM([.H480]))));RIGHT(TRIM([.H480]);LEN(TRIM([.H480]))-SEARCH(&quot;\s(?:.(?!\s))+$&quot;;TRIM([.H4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1]))));LEFT(TRIM([.I481]);FIND(&quot; &quot;;TRIM([.I481]))-1);&quot;&quot;)">
            <text:p/>
          </table:table-cell>
          <table:table-cell table:formula="of:=IF(NOT(ISERR(FIND(&quot; &quot;;TRIM([.I481]))));RIGHT(TRIM([.I481]);LEN(TRIM([.I481]))-FIND(&quot; &quot;;TRIM([.I481])));&quot;&quot;)">
            <text:p/>
          </table:table-cell>
          <table:table-cell table:formula="of:=IF(NOT(ISERR(FIND(&quot; &quot;;TRIM([.H481]))));LEFT(TRIM([.H481]);SEARCH(&quot;\s(?:.(?!\s))+$&quot;;TRIM([.H481])));&quot;&quot;)">
            <text:p/>
          </table:table-cell>
          <table:table-cell table:formula="of:=IF(NOT(ISERR(FIND(&quot; &quot;;TRIM([.H481]))));RIGHT(TRIM([.H481]);LEN(TRIM([.H481]))-SEARCH(&quot;\s(?:.(?!\s))+$&quot;;TRIM([.H4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2]))));LEFT(TRIM([.I482]);FIND(&quot; &quot;;TRIM([.I482]))-1);&quot;&quot;)">
            <text:p/>
          </table:table-cell>
          <table:table-cell table:formula="of:=IF(NOT(ISERR(FIND(&quot; &quot;;TRIM([.I482]))));RIGHT(TRIM([.I482]);LEN(TRIM([.I482]))-FIND(&quot; &quot;;TRIM([.I482])));&quot;&quot;)">
            <text:p/>
          </table:table-cell>
          <table:table-cell table:formula="of:=IF(NOT(ISERR(FIND(&quot; &quot;;TRIM([.H482]))));LEFT(TRIM([.H482]);SEARCH(&quot;\s(?:.(?!\s))+$&quot;;TRIM([.H482])));&quot;&quot;)">
            <text:p/>
          </table:table-cell>
          <table:table-cell table:formula="of:=IF(NOT(ISERR(FIND(&quot; &quot;;TRIM([.H482]))));RIGHT(TRIM([.H482]);LEN(TRIM([.H482]))-SEARCH(&quot;\s(?:.(?!\s))+$&quot;;TRIM([.H4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3]))));LEFT(TRIM([.I483]);FIND(&quot; &quot;;TRIM([.I483]))-1);&quot;&quot;)">
            <text:p/>
          </table:table-cell>
          <table:table-cell table:formula="of:=IF(NOT(ISERR(FIND(&quot; &quot;;TRIM([.I483]))));RIGHT(TRIM([.I483]);LEN(TRIM([.I483]))-FIND(&quot; &quot;;TRIM([.I483])));&quot;&quot;)">
            <text:p/>
          </table:table-cell>
          <table:table-cell table:formula="of:=IF(NOT(ISERR(FIND(&quot; &quot;;TRIM([.H483]))));LEFT(TRIM([.H483]);SEARCH(&quot;\s(?:.(?!\s))+$&quot;;TRIM([.H483])));&quot;&quot;)">
            <text:p/>
          </table:table-cell>
          <table:table-cell table:formula="of:=IF(NOT(ISERR(FIND(&quot; &quot;;TRIM([.H483]))));RIGHT(TRIM([.H483]);LEN(TRIM([.H483]))-SEARCH(&quot;\s(?:.(?!\s))+$&quot;;TRIM([.H4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4]))));LEFT(TRIM([.I484]);FIND(&quot; &quot;;TRIM([.I484]))-1);&quot;&quot;)">
            <text:p/>
          </table:table-cell>
          <table:table-cell table:formula="of:=IF(NOT(ISERR(FIND(&quot; &quot;;TRIM([.I484]))));RIGHT(TRIM([.I484]);LEN(TRIM([.I484]))-FIND(&quot; &quot;;TRIM([.I484])));&quot;&quot;)">
            <text:p/>
          </table:table-cell>
          <table:table-cell table:formula="of:=IF(NOT(ISERR(FIND(&quot; &quot;;TRIM([.H484]))));LEFT(TRIM([.H484]);SEARCH(&quot;\s(?:.(?!\s))+$&quot;;TRIM([.H484])));&quot;&quot;)">
            <text:p/>
          </table:table-cell>
          <table:table-cell table:formula="of:=IF(NOT(ISERR(FIND(&quot; &quot;;TRIM([.H484]))));RIGHT(TRIM([.H484]);LEN(TRIM([.H484]))-SEARCH(&quot;\s(?:.(?!\s))+$&quot;;TRIM([.H4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5]))));LEFT(TRIM([.I485]);FIND(&quot; &quot;;TRIM([.I485]))-1);&quot;&quot;)">
            <text:p/>
          </table:table-cell>
          <table:table-cell table:formula="of:=IF(NOT(ISERR(FIND(&quot; &quot;;TRIM([.I485]))));RIGHT(TRIM([.I485]);LEN(TRIM([.I485]))-FIND(&quot; &quot;;TRIM([.I485])));&quot;&quot;)">
            <text:p/>
          </table:table-cell>
          <table:table-cell table:formula="of:=IF(NOT(ISERR(FIND(&quot; &quot;;TRIM([.H485]))));LEFT(TRIM([.H485]);SEARCH(&quot;\s(?:.(?!\s))+$&quot;;TRIM([.H485])));&quot;&quot;)">
            <text:p/>
          </table:table-cell>
          <table:table-cell table:formula="of:=IF(NOT(ISERR(FIND(&quot; &quot;;TRIM([.H485]))));RIGHT(TRIM([.H485]);LEN(TRIM([.H485]))-SEARCH(&quot;\s(?:.(?!\s))+$&quot;;TRIM([.H4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6]))));LEFT(TRIM([.I486]);FIND(&quot; &quot;;TRIM([.I486]))-1);&quot;&quot;)">
            <text:p/>
          </table:table-cell>
          <table:table-cell table:formula="of:=IF(NOT(ISERR(FIND(&quot; &quot;;TRIM([.I486]))));RIGHT(TRIM([.I486]);LEN(TRIM([.I486]))-FIND(&quot; &quot;;TRIM([.I486])));&quot;&quot;)">
            <text:p/>
          </table:table-cell>
          <table:table-cell table:formula="of:=IF(NOT(ISERR(FIND(&quot; &quot;;TRIM([.H486]))));LEFT(TRIM([.H486]);SEARCH(&quot;\s(?:.(?!\s))+$&quot;;TRIM([.H486])));&quot;&quot;)">
            <text:p/>
          </table:table-cell>
          <table:table-cell table:formula="of:=IF(NOT(ISERR(FIND(&quot; &quot;;TRIM([.H486]))));RIGHT(TRIM([.H486]);LEN(TRIM([.H486]))-SEARCH(&quot;\s(?:.(?!\s))+$&quot;;TRIM([.H4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7]))));LEFT(TRIM([.I487]);FIND(&quot; &quot;;TRIM([.I487]))-1);&quot;&quot;)">
            <text:p/>
          </table:table-cell>
          <table:table-cell table:formula="of:=IF(NOT(ISERR(FIND(&quot; &quot;;TRIM([.I487]))));RIGHT(TRIM([.I487]);LEN(TRIM([.I487]))-FIND(&quot; &quot;;TRIM([.I487])));&quot;&quot;)">
            <text:p/>
          </table:table-cell>
          <table:table-cell table:formula="of:=IF(NOT(ISERR(FIND(&quot; &quot;;TRIM([.H487]))));LEFT(TRIM([.H487]);SEARCH(&quot;\s(?:.(?!\s))+$&quot;;TRIM([.H487])));&quot;&quot;)">
            <text:p/>
          </table:table-cell>
          <table:table-cell table:formula="of:=IF(NOT(ISERR(FIND(&quot; &quot;;TRIM([.H487]))));RIGHT(TRIM([.H487]);LEN(TRIM([.H487]))-SEARCH(&quot;\s(?:.(?!\s))+$&quot;;TRIM([.H4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8]))));LEFT(TRIM([.I488]);FIND(&quot; &quot;;TRIM([.I488]))-1);&quot;&quot;)">
            <text:p/>
          </table:table-cell>
          <table:table-cell table:formula="of:=IF(NOT(ISERR(FIND(&quot; &quot;;TRIM([.I488]))));RIGHT(TRIM([.I488]);LEN(TRIM([.I488]))-FIND(&quot; &quot;;TRIM([.I488])));&quot;&quot;)">
            <text:p/>
          </table:table-cell>
          <table:table-cell table:formula="of:=IF(NOT(ISERR(FIND(&quot; &quot;;TRIM([.H488]))));LEFT(TRIM([.H488]);SEARCH(&quot;\s(?:.(?!\s))+$&quot;;TRIM([.H488])));&quot;&quot;)">
            <text:p/>
          </table:table-cell>
          <table:table-cell table:formula="of:=IF(NOT(ISERR(FIND(&quot; &quot;;TRIM([.H488]))));RIGHT(TRIM([.H488]);LEN(TRIM([.H488]))-SEARCH(&quot;\s(?:.(?!\s))+$&quot;;TRIM([.H4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9]))));LEFT(TRIM([.I489]);FIND(&quot; &quot;;TRIM([.I489]))-1);&quot;&quot;)">
            <text:p/>
          </table:table-cell>
          <table:table-cell table:formula="of:=IF(NOT(ISERR(FIND(&quot; &quot;;TRIM([.I489]))));RIGHT(TRIM([.I489]);LEN(TRIM([.I489]))-FIND(&quot; &quot;;TRIM([.I489])));&quot;&quot;)">
            <text:p/>
          </table:table-cell>
          <table:table-cell table:formula="of:=IF(NOT(ISERR(FIND(&quot; &quot;;TRIM([.H489]))));LEFT(TRIM([.H489]);SEARCH(&quot;\s(?:.(?!\s))+$&quot;;TRIM([.H489])));&quot;&quot;)">
            <text:p/>
          </table:table-cell>
          <table:table-cell table:formula="of:=IF(NOT(ISERR(FIND(&quot; &quot;;TRIM([.H489]))));RIGHT(TRIM([.H489]);LEN(TRIM([.H489]))-SEARCH(&quot;\s(?:.(?!\s))+$&quot;;TRIM([.H4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0]))));LEFT(TRIM([.I490]);FIND(&quot; &quot;;TRIM([.I490]))-1);&quot;&quot;)">
            <text:p/>
          </table:table-cell>
          <table:table-cell table:formula="of:=IF(NOT(ISERR(FIND(&quot; &quot;;TRIM([.I490]))));RIGHT(TRIM([.I490]);LEN(TRIM([.I490]))-FIND(&quot; &quot;;TRIM([.I490])));&quot;&quot;)">
            <text:p/>
          </table:table-cell>
          <table:table-cell table:formula="of:=IF(NOT(ISERR(FIND(&quot; &quot;;TRIM([.H490]))));LEFT(TRIM([.H490]);SEARCH(&quot;\s(?:.(?!\s))+$&quot;;TRIM([.H490])));&quot;&quot;)">
            <text:p/>
          </table:table-cell>
          <table:table-cell table:formula="of:=IF(NOT(ISERR(FIND(&quot; &quot;;TRIM([.H490]))));RIGHT(TRIM([.H490]);LEN(TRIM([.H490]))-SEARCH(&quot;\s(?:.(?!\s))+$&quot;;TRIM([.H4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1]))));LEFT(TRIM([.I491]);FIND(&quot; &quot;;TRIM([.I491]))-1);&quot;&quot;)">
            <text:p/>
          </table:table-cell>
          <table:table-cell table:formula="of:=IF(NOT(ISERR(FIND(&quot; &quot;;TRIM([.I491]))));RIGHT(TRIM([.I491]);LEN(TRIM([.I491]))-FIND(&quot; &quot;;TRIM([.I491])));&quot;&quot;)">
            <text:p/>
          </table:table-cell>
          <table:table-cell table:formula="of:=IF(NOT(ISERR(FIND(&quot; &quot;;TRIM([.H491]))));LEFT(TRIM([.H491]);SEARCH(&quot;\s(?:.(?!\s))+$&quot;;TRIM([.H491])));&quot;&quot;)">
            <text:p/>
          </table:table-cell>
          <table:table-cell table:formula="of:=IF(NOT(ISERR(FIND(&quot; &quot;;TRIM([.H491]))));RIGHT(TRIM([.H491]);LEN(TRIM([.H491]))-SEARCH(&quot;\s(?:.(?!\s))+$&quot;;TRIM([.H4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2]))));LEFT(TRIM([.I492]);FIND(&quot; &quot;;TRIM([.I492]))-1);&quot;&quot;)">
            <text:p/>
          </table:table-cell>
          <table:table-cell table:formula="of:=IF(NOT(ISERR(FIND(&quot; &quot;;TRIM([.I492]))));RIGHT(TRIM([.I492]);LEN(TRIM([.I492]))-FIND(&quot; &quot;;TRIM([.I492])));&quot;&quot;)">
            <text:p/>
          </table:table-cell>
          <table:table-cell table:formula="of:=IF(NOT(ISERR(FIND(&quot; &quot;;TRIM([.H492]))));LEFT(TRIM([.H492]);SEARCH(&quot;\s(?:.(?!\s))+$&quot;;TRIM([.H492])));&quot;&quot;)">
            <text:p/>
          </table:table-cell>
          <table:table-cell table:formula="of:=IF(NOT(ISERR(FIND(&quot; &quot;;TRIM([.H492]))));RIGHT(TRIM([.H492]);LEN(TRIM([.H492]))-SEARCH(&quot;\s(?:.(?!\s))+$&quot;;TRIM([.H4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3]))));LEFT(TRIM([.I493]);FIND(&quot; &quot;;TRIM([.I493]))-1);&quot;&quot;)">
            <text:p/>
          </table:table-cell>
          <table:table-cell table:formula="of:=IF(NOT(ISERR(FIND(&quot; &quot;;TRIM([.I493]))));RIGHT(TRIM([.I493]);LEN(TRIM([.I493]))-FIND(&quot; &quot;;TRIM([.I493])));&quot;&quot;)">
            <text:p/>
          </table:table-cell>
          <table:table-cell table:formula="of:=IF(NOT(ISERR(FIND(&quot; &quot;;TRIM([.H493]))));LEFT(TRIM([.H493]);SEARCH(&quot;\s(?:.(?!\s))+$&quot;;TRIM([.H493])));&quot;&quot;)">
            <text:p/>
          </table:table-cell>
          <table:table-cell table:formula="of:=IF(NOT(ISERR(FIND(&quot; &quot;;TRIM([.H493]))));RIGHT(TRIM([.H493]);LEN(TRIM([.H493]))-SEARCH(&quot;\s(?:.(?!\s))+$&quot;;TRIM([.H4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4]))));LEFT(TRIM([.I494]);FIND(&quot; &quot;;TRIM([.I494]))-1);&quot;&quot;)">
            <text:p/>
          </table:table-cell>
          <table:table-cell table:formula="of:=IF(NOT(ISERR(FIND(&quot; &quot;;TRIM([.I494]))));RIGHT(TRIM([.I494]);LEN(TRIM([.I494]))-FIND(&quot; &quot;;TRIM([.I494])));&quot;&quot;)">
            <text:p/>
          </table:table-cell>
          <table:table-cell table:formula="of:=IF(NOT(ISERR(FIND(&quot; &quot;;TRIM([.H494]))));LEFT(TRIM([.H494]);SEARCH(&quot;\s(?:.(?!\s))+$&quot;;TRIM([.H494])));&quot;&quot;)">
            <text:p/>
          </table:table-cell>
          <table:table-cell table:formula="of:=IF(NOT(ISERR(FIND(&quot; &quot;;TRIM([.H494]))));RIGHT(TRIM([.H494]);LEN(TRIM([.H494]))-SEARCH(&quot;\s(?:.(?!\s))+$&quot;;TRIM([.H4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5]))));LEFT(TRIM([.I495]);FIND(&quot; &quot;;TRIM([.I495]))-1);&quot;&quot;)">
            <text:p/>
          </table:table-cell>
          <table:table-cell table:formula="of:=IF(NOT(ISERR(FIND(&quot; &quot;;TRIM([.I495]))));RIGHT(TRIM([.I495]);LEN(TRIM([.I495]))-FIND(&quot; &quot;;TRIM([.I495])));&quot;&quot;)">
            <text:p/>
          </table:table-cell>
          <table:table-cell table:formula="of:=IF(NOT(ISERR(FIND(&quot; &quot;;TRIM([.H495]))));LEFT(TRIM([.H495]);SEARCH(&quot;\s(?:.(?!\s))+$&quot;;TRIM([.H495])));&quot;&quot;)">
            <text:p/>
          </table:table-cell>
          <table:table-cell table:formula="of:=IF(NOT(ISERR(FIND(&quot; &quot;;TRIM([.H495]))));RIGHT(TRIM([.H495]);LEN(TRIM([.H495]))-SEARCH(&quot;\s(?:.(?!\s))+$&quot;;TRIM([.H4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6]))));LEFT(TRIM([.I496]);FIND(&quot; &quot;;TRIM([.I496]))-1);&quot;&quot;)">
            <text:p/>
          </table:table-cell>
          <table:table-cell table:formula="of:=IF(NOT(ISERR(FIND(&quot; &quot;;TRIM([.I496]))));RIGHT(TRIM([.I496]);LEN(TRIM([.I496]))-FIND(&quot; &quot;;TRIM([.I496])));&quot;&quot;)">
            <text:p/>
          </table:table-cell>
          <table:table-cell table:formula="of:=IF(NOT(ISERR(FIND(&quot; &quot;;TRIM([.H496]))));LEFT(TRIM([.H496]);SEARCH(&quot;\s(?:.(?!\s))+$&quot;;TRIM([.H496])));&quot;&quot;)">
            <text:p/>
          </table:table-cell>
          <table:table-cell table:formula="of:=IF(NOT(ISERR(FIND(&quot; &quot;;TRIM([.H496]))));RIGHT(TRIM([.H496]);LEN(TRIM([.H496]))-SEARCH(&quot;\s(?:.(?!\s))+$&quot;;TRIM([.H4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7]))));LEFT(TRIM([.I497]);FIND(&quot; &quot;;TRIM([.I497]))-1);&quot;&quot;)">
            <text:p/>
          </table:table-cell>
          <table:table-cell table:formula="of:=IF(NOT(ISERR(FIND(&quot; &quot;;TRIM([.I497]))));RIGHT(TRIM([.I497]);LEN(TRIM([.I497]))-FIND(&quot; &quot;;TRIM([.I497])));&quot;&quot;)">
            <text:p/>
          </table:table-cell>
          <table:table-cell table:formula="of:=IF(NOT(ISERR(FIND(&quot; &quot;;TRIM([.H497]))));LEFT(TRIM([.H497]);SEARCH(&quot;\s(?:.(?!\s))+$&quot;;TRIM([.H497])));&quot;&quot;)">
            <text:p/>
          </table:table-cell>
          <table:table-cell table:formula="of:=IF(NOT(ISERR(FIND(&quot; &quot;;TRIM([.H497]))));RIGHT(TRIM([.H497]);LEN(TRIM([.H497]))-SEARCH(&quot;\s(?:.(?!\s))+$&quot;;TRIM([.H4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8]))));LEFT(TRIM([.I498]);FIND(&quot; &quot;;TRIM([.I498]))-1);&quot;&quot;)">
            <text:p/>
          </table:table-cell>
          <table:table-cell table:formula="of:=IF(NOT(ISERR(FIND(&quot; &quot;;TRIM([.I498]))));RIGHT(TRIM([.I498]);LEN(TRIM([.I498]))-FIND(&quot; &quot;;TRIM([.I498])));&quot;&quot;)">
            <text:p/>
          </table:table-cell>
          <table:table-cell table:formula="of:=IF(NOT(ISERR(FIND(&quot; &quot;;TRIM([.H498]))));LEFT(TRIM([.H498]);SEARCH(&quot;\s(?:.(?!\s))+$&quot;;TRIM([.H498])));&quot;&quot;)">
            <text:p/>
          </table:table-cell>
          <table:table-cell table:formula="of:=IF(NOT(ISERR(FIND(&quot; &quot;;TRIM([.H498]))));RIGHT(TRIM([.H498]);LEN(TRIM([.H498]))-SEARCH(&quot;\s(?:.(?!\s))+$&quot;;TRIM([.H4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9]))));LEFT(TRIM([.I499]);FIND(&quot; &quot;;TRIM([.I499]))-1);&quot;&quot;)">
            <text:p/>
          </table:table-cell>
          <table:table-cell table:formula="of:=IF(NOT(ISERR(FIND(&quot; &quot;;TRIM([.I499]))));RIGHT(TRIM([.I499]);LEN(TRIM([.I499]))-FIND(&quot; &quot;;TRIM([.I499])));&quot;&quot;)">
            <text:p/>
          </table:table-cell>
          <table:table-cell table:formula="of:=IF(NOT(ISERR(FIND(&quot; &quot;;TRIM([.H499]))));LEFT(TRIM([.H499]);SEARCH(&quot;\s(?:.(?!\s))+$&quot;;TRIM([.H499])));&quot;&quot;)">
            <text:p/>
          </table:table-cell>
          <table:table-cell table:formula="of:=IF(NOT(ISERR(FIND(&quot; &quot;;TRIM([.H499]))));RIGHT(TRIM([.H499]);LEN(TRIM([.H499]))-SEARCH(&quot;\s(?:.(?!\s))+$&quot;;TRIM([.H4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00]))));LEFT(TRIM([.I500]);FIND(&quot; &quot;;TRIM([.I500]))-1);&quot;&quot;)">
            <text:p/>
          </table:table-cell>
          <table:table-cell table:formula="of:=IF(NOT(ISERR(FIND(&quot; &quot;;TRIM([.I500]))));RIGHT(TRIM([.I500]);LEN(TRIM([.I500]))-FIND(&quot; &quot;;TRIM([.I500])));&quot;&quot;)">
            <text:p/>
          </table:table-cell>
          <table:table-cell table:formula="of:=IF(NOT(ISERR(FIND(&quot; &quot;;TRIM([.H500]))));LEFT(TRIM([.H500]);SEARCH(&quot;\s(?:.(?!\s))+$&quot;;TRIM([.H500])));&quot;&quot;)">
            <text:p/>
          </table:table-cell>
          <table:table-cell table:formula="of:=IF(NOT(ISERR(FIND(&quot; &quot;;TRIM([.H500]))));RIGHT(TRIM([.H500]);LEN(TRIM([.H500]))-SEARCH(&quot;\s(?:.(?!\s))+$&quot;;TRIM([.H500])));&quot;&quot;)">
            <text:p/>
          </table:table-cell>
          <table:table-cell table:number-columns-repeated="10"/>
        </table:table-row>
        <table:table-row table:style-name="ro1" table:number-rows-repeated="104807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Abos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personName</text:p>
          </table:table-cell>
          <table:table-cell office:value-type="string" calcext:value-type="string">
            <text:p>personVornam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7"/>
        </table:table-row>
      </table:table>
      <table:named-expressions/>
      <table:database-ranges>
        <table:database-range table:name="Import1" table:target-range-address="Personen.E1:Personen.P431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A1:Abotyp.F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D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E1:Produzenten.J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G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07:33:28.590963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02T07:33:31.529718630</dc:date>
    <dc:creator>Mike Toggweiler</dc:creator>
    <meta:editing-duration>PT1H44M10S</meta:editing-duration>
    <meta:editing-cycles>31</meta:editing-cycles>
    <meta:generator>LibreOffice/4.4.6.3$Linux_X86_64 LibreOffice_project/40m0$Build-3</meta:generator>
    <meta:document-statistic meta:table-count="9" meta:cell-count="6937" meta:object-count="0"/>
  </office:meta>
</office:document-meta>
</file>